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9cm" fo:min-width="1.399cm"/>
    </style:style>
    <style:style style:name="gr9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65cm" fo:min-width="0.5cm"/>
    </style:style>
    <style:style style:name="gr10" style:family="graphic" style:parent-style-name="standard">
      <style:graphic-properties svg:stroke-color="#3465af" draw:fill="solid" draw:fill-color="#ffffcc" draw:textarea-horizontal-align="justify" draw:textarea-vertical-align="middle" draw:auto-grow-height="false" fo:min-height="0.65cm" fo:min-width="0.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 style:list-style-name="L1">
      <style:graphic-properties draw:stroke="solid" svg:stroke-width="0cm" svg:stroke-color="#3465af" draw:marker-start-width="0.2cm" draw:marker-start-center="false" draw:marker-end-width="0.2cm" draw:marker-end-center="false" draw:fill="solid" draw:fill-color="#ffffcc" draw:textarea-horizontal-align="justify" draw:textarea-vertical-align="middle" draw:auto-grow-height="false" fo:min-height="0.65cm" fo:min-width="0.5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cc99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cc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8" style:family="paragraph">
      <loext:graphic-properties draw:fill="none" draw:fill-color="#ffffcc"/>
      <style:paragraph-properties fo:text-align="center"/>
    </style:style>
    <style:style style:name="P9" style:family="paragraph">
      <loext:graphic-properties draw:fill="solid" draw:fill-color="#729fc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bold" style:letter-kerning="true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bold" style:letter-kerning="true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1cm" svg:height="0.9cm" svg:x="104.8cm" svg:y="89.59cm">
          <text:p text:style-name="P1"><text:span text:style-name="T1">AND</text:span></text:p>
          <text:p text:style-name="P1"><text:span text:style-name="T1">447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5.29cm" svg:y1="91.692cm" svg:x2="105.3cm" svg:y2="90.49cm" draw:start-shape="id1" draw:start-glue-point="0" draw:end-shape="id2" draw:end-glue-point="2" svg:d="M105290 91692l10-1202" svg:viewBox="0 0 11 1203">
          <text:p/>
        </draw:connector>
        <draw:custom-shape draw:style-name="gr1" draw:text-style-name="P2" xml:id="id4" draw:id="id4" draw:layer="layout" svg:width="1cm" svg:height="0.9cm" svg:x="105.9cm" svg:y="89.59cm">
          <text:p text:style-name="P1"><text:span text:style-name="T1">NAND</text:span></text:p>
          <text:p text:style-name="P1"><text:span text:style-name="T1">43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6.4cm" svg:y1="91.671cm" svg:x2="106.4cm" svg:y2="90.49cm" draw:start-shape="id3" draw:start-glue-point="0" draw:end-shape="id4" draw:end-glue-point="2" svg:d="M106400 91671v-1181" svg:viewBox="0 0 1 1182">
          <text:p/>
        </draw:connector>
        <draw:custom-shape draw:style-name="gr1" draw:text-style-name="P2" xml:id="id633" draw:id="id633" draw:layer="layout" svg:width="1cm" svg:height="0.9cm" svg:x="75.3cm" svg:y="13.1cm">
          <text:p text:style-name="P1"><text:span text:style-name="T1">3-NAND</text:span></text:p>
          <text:p text:style-name="P1"><text:span text:style-name="T1">357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9" draw:id="id819" draw:layer="layout" svg:width="1cm" svg:height="0.9cm" svg:x="119cm" svg:y="122.76cm">
          <text:p text:style-name="P1"><text:span text:style-name="T1">NAND</text:span></text:p>
          <text:p text:style-name="P1"><text:span text:style-name="T1">497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8" draw:id="id818" draw:layer="layout" svg:width="1cm" svg:height="0.9cm" svg:x="117.9cm" svg:y="120.673cm">
          <text:p text:style-name="P1"><text:span text:style-name="T1">NOT</text:span></text:p>
          <text:p text:style-name="P1"><text:span text:style-name="T1">486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60" draw:id="id760" draw:layer="layout" svg:width="1cm" svg:height="0.9cm" svg:x="98.889cm" svg:y="42.275cm">
          <text:p text:style-name="P1"><text:span text:style-name="T1">NOT</text:span></text:p>
          <text:p text:style-name="P1"><text:span text:style-name="T1">2_17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49" draw:id="id749" draw:layer="layout" svg:width="1cm" svg:height="0.9cm" svg:x="99.3cm" svg:y="91.6cm">
          <text:p text:style-name="P1"><text:span text:style-name="T1">NOT</text:span></text:p>
          <text:p text:style-name="P1"><text:span text:style-name="T1">43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55" draw:id="id555" draw:layer="layout" svg:width="1cm" svg:height="0.9cm" svg:x="89.4cm" svg:y="89.935cm">
          <text:p text:style-name="P1"><text:span text:style-name="T1">OR</text:span></text:p>
          <text:p text:style-name="P1"><text:span text:style-name="T1">456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3" draw:id="id653" draw:layer="layout" svg:width="1cm" svg:height="0.9cm" svg:x="59.8cm" svg:y="12.9cm">
          <text:p text:style-name="P1"><text:span text:style-name="T1">NAND</text:span></text:p>
          <text:p text:style-name="P1"><text:span text:style-name="T1">32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7" draw:id="id667" draw:layer="layout" svg:width="1cm" svg:height="0.9cm" svg:x="75.3cm" svg:y="14.6cm">
          <text:p text:style-name="P1"><text:span text:style-name="T1">NOR</text:span></text:p>
          <text:p text:style-name="P1"><text:span text:style-name="T1">357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7" draw:id="id627" draw:layer="layout" svg:width="1cm" svg:height="0.9cm" svg:x="120.1cm" svg:y="116.66cm">
          <text:p text:style-name="P1"><text:span text:style-name="T1">NOT</text:span></text:p>
          <text:p text:style-name="P1"><text:span text:style-name="T1">405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0" draw:id="id530" draw:layer="layout" svg:width="1cm" svg:height="0.9cm" svg:x="103.7cm" svg:y="70.5cm">
          <text:p text:style-name="P1"><text:span text:style-name="T1">NAND</text:span></text:p>
          <text:p text:style-name="P1"><text:span text:style-name="T1">48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75" draw:id="id575" draw:layer="layout" svg:width="1cm" svg:height="0.9cm" svg:x="113.6cm" svg:y="74.7cm">
          <text:p text:style-name="P1"><text:span text:style-name="T1">NOT</text:span></text:p>
          <text:p text:style-name="P1"><text:span text:style-name="T1">438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0" draw:id="id560" draw:layer="layout" svg:width="2.1cm" svg:height="0.9cm" svg:x="121.4cm" svg:y="62.537cm">
          <text:p text:style-name="P1"><text:span text:style-name="T1">DFF (mclk)</text:span></text:p>
          <text:p text:style-name="P1"><text:span text:style-name="T1">417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7" draw:id="id547" draw:layer="layout" svg:width="2.1cm" svg:height="0.9cm" svg:x="110.4cm" svg:y="62.453cm">
          <text:p text:style-name="P1"><text:span text:style-name="T1">DFF (mclk)</text:span></text:p>
          <text:p text:style-name="P1"><text:span text:style-name="T1">496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4" draw:id="id404" draw:layer="layout" svg:width="1cm" svg:height="0.9cm" svg:x="48cm" svg:y="25.5cm">
          <text:p text:style-name="P1"><text:span text:style-name="T1">AND</text:span></text:p>
          <text:p text:style-name="P1"><text:span text:style-name="T1">33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9" draw:id="id539" draw:layer="layout" svg:width="1cm" svg:height="0.9cm" svg:x="106.5cm" svg:y="66.253cm">
          <text:p text:style-name="P1"><text:span text:style-name="T1">NAND</text:span></text:p>
          <text:p text:style-name="P1"><text:span text:style-name="T1">46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77" draw:id="id477" draw:layer="layout" svg:width="1cm" svg:height="0.9cm" svg:x="123.4cm" svg:y="35.314cm">
          <text:p text:style-name="P1"><text:span text:style-name="T1">NOT</text:span></text:p>
          <text:p text:style-name="P1"><text:span text:style-name="T1">48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08" draw:id="id508" draw:layer="layout" svg:width="2.1cm" svg:height="0.9cm" svg:x="97.2cm" svg:y="62.4cm">
          <text:p text:style-name="P1"><text:span text:style-name="T1">DFF (mclk)</text:span></text:p>
          <text:p text:style-name="P1"><text:span text:style-name="T1">495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8" draw:id="id478" draw:layer="layout" svg:width="2.1cm" svg:height="0.9cm" svg:x="16.2cm" svg:y="118.8cm">
          <text:p text:style-name="P1"><text:span text:style-name="T1">DFF(mclk)</text:span></text:p>
          <text:p text:style-name="P1"><text:span text:style-name="T1">496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0" draw:id="id470" draw:layer="layout" svg:width="2.1cm" svg:height="0.9cm" svg:x="121.7cm" svg:y="118.5cm">
          <text:p text:style-name="P1"><text:span text:style-name="T1">DFFR(mclk,/res)</text:span></text:p>
          <text:p text:style-name="P1"><text:span text:style-name="T1">477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3" draw:id="id403" draw:layer="layout" svg:width="1cm" svg:height="0.9cm" svg:x="46.9cm" svg:y="25.5cm">
          <text:p text:style-name="P1"><text:span text:style-name="T1">AND</text:span></text:p>
          <text:p text:style-name="P1"><text:span text:style-name="T1">376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1" draw:id="id451" draw:layer="layout" svg:width="1cm" svg:height="0.9cm" svg:x="46.9cm" svg:y="27.4cm">
          <text:p text:style-name="P1"><text:span text:style-name="T1">NOT</text:span></text:p>
          <text:p text:style-name="P1"><text:span text:style-name="T1">376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9" draw:id="id389" draw:layer="layout" svg:width="1cm" svg:height="0.9cm" svg:x="127.093cm" svg:y="122.458cm">
          <text:p text:style-name="P1"><text:span text:style-name="T1">NAND</text:span></text:p>
          <text:p text:style-name="P1"><text:span text:style-name="T1">406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8" draw:id="id388" draw:layer="layout" svg:width="1cm" svg:height="0.9cm" svg:x="40.8cm" svg:y="22.298cm">
          <text:p text:style-name="P1"><text:span text:style-name="T1">3-NAND</text:span></text:p>
          <text:p text:style-name="P1"><text:span text:style-name="T1">37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0" draw:id="id390" draw:layer="layout" svg:width="1cm" svg:height="0.9cm" svg:x="47.1cm" svg:y="103.699cm">
          <text:p text:style-name="P1"><text:span text:style-name="T1">NOT</text:span></text:p>
          <text:p text:style-name="P1"><text:span text:style-name="T1">406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7" draw:id="id317" draw:layer="layout" svg:width="1cm" svg:height="0.9cm" svg:x="12.3cm" svg:y="80.685cm">
          <text:p text:style-name="P1"><text:span text:style-name="T1">NAND</text:span></text:p>
          <text:p text:style-name="P1"><text:span text:style-name="T1">49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2" draw:id="id72" draw:layer="layout" svg:width="1cm" svg:height="0.9cm" svg:x="19.1cm" svg:y="59.5cm">
          <text:p text:style-name="P1"><text:span text:style-name="T1">AND</text:span></text:p>
          <text:p text:style-name="P1"><text:span text:style-name="T1">47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8" draw:id="id8" draw:layer="layout" svg:width="2.1cm" svg:height="0.9cm" svg:x="123.764cm" svg:y="40.318cm">
          <text:p text:style-name="P1"><text:span text:style-name="T1">DFFR (mclk)</text:span></text:p>
          <text:p text:style-name="P1"><text:span text:style-name="T1">49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cm" svg:height="0.9cm" svg:x="124.314cm" svg:y="47.38cm">
          <text:p text:style-name="P1"><text:span text:style-name="T1">NAND</text:span></text:p>
          <text:p text:style-name="P1"><text:span text:style-name="T1">4614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25.334cm" svg:y1="50.3cm" svg:x2="124.814cm" svg:y2="48.28cm" draw:end-shape="id5" draw:end-glue-point="2" svg:d="M125334 50300l-520-2020" svg:viewBox="0 0 521 2021">
          <text:p text:style-name="P1"><text:span text:style-name="T2">ch0_3</text:span></text:p>
        </draw:connector>
        <draw:connector draw:style-name="gr4" draw:text-style-name="P5" draw:layer="layout" draw:type="line" svg:x1="124.355cm" svg:y1="49.665cm" svg:x2="124.814cm" svg:y2="48.28cm" draw:end-shape="id5" draw:end-glue-point="2" svg:d="M124355 49665l459-1385" svg:viewBox="0 0 460 1386">
          <text:p text:style-name="P1"><text:span text:style-name="T2">/ch1_0</text:span></text:p>
        </draw:connector>
        <draw:custom-shape draw:style-name="gr1" draw:text-style-name="P2" xml:id="id6" draw:id="id6" draw:layer="layout" svg:width="1cm" svg:height="0.9cm" svg:x="123.2cm" svg:y="44.886cm">
          <text:p text:style-name="P1"><text:span text:style-name="T1">OR (mclk)</text:span></text:p>
          <text:p text:style-name="P1"><text:span text:style-name="T1">4513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4.814cm" svg:y1="47.38cm" svg:x2="123.7cm" svg:y2="45.786cm" draw:start-shape="id5" draw:start-glue-point="0" draw:end-shape="id6" draw:end-glue-point="2" svg:d="M124814 47380l-1114-1594" svg:viewBox="0 0 1115 1595">
          <text:p/>
        </draw:connector>
        <draw:connector draw:style-name="gr2" draw:text-style-name="P3" draw:layer="layout" draw:type="line" svg:x1="124.814cm" svg:y1="47.38cm" svg:x2="124.8cm" svg:y2="45.824cm" draw:start-shape="id5" draw:start-glue-point="0" draw:end-shape="id7" draw:end-glue-point="2" svg:d="M124814 47380l-14-1556" svg:viewBox="0 0 15 1557">
          <text:p/>
        </draw:connector>
        <draw:connector draw:style-name="gr4" draw:text-style-name="P5" draw:layer="layout" draw:type="line" svg:x1="123.7cm" svg:y1="44.886cm" svg:x2="123.726cm" svg:y2="43.218cm" draw:start-shape="id6" draw:start-glue-point="0" svg:d="M123700 44886l26-1668" svg:viewBox="0 0 27 1669">
          <text:p text:style-name="P1"><text:span text:style-name="T2">clk36</text:span></text:p>
        </draw:connector>
        <draw:custom-shape draw:style-name="gr1" draw:text-style-name="P2" xml:id="id7" draw:id="id7" draw:layer="layout" svg:width="1cm" svg:height="0.9cm" svg:x="124.3cm" svg:y="44.924cm">
          <text:p text:style-name="P1"><text:span text:style-name="T1">NOR</text:span></text:p>
          <text:p text:style-name="P1"><text:span text:style-name="T1">45123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3.773cm" svg:y1="42.495cm" svg:x2="124.814cm" svg:y2="41.218cm" draw:end-shape="id8" draw:end-glue-point="2" svg:d="M123773 42495l1041-1277" svg:viewBox="0 0 1042 1278">
          <text:p text:style-name="P1"><text:span text:style-name="T2">c8/~res</text:span></text:p>
        </draw:connector>
        <draw:connector draw:style-name="gr4" draw:text-style-name="P5" draw:layer="layout" draw:type="line" svg:x1="125.914cm" svg:y1="47.433cm" svg:x2="124.8cm" svg:y2="45.824cm" draw:end-shape="id7" draw:end-glue-point="2" svg:d="M125914 47433l-1114-1609" svg:viewBox="0 0 1115 1610">
          <text:p text:style-name="P1"><text:span text:style-name="T2">ac5_d_nfull</text:span></text:p>
        </draw:connector>
        <draw:custom-shape draw:style-name="gr1" draw:text-style-name="P2" xml:id="id9" draw:id="id9" draw:layer="layout" svg:width="1cm" svg:height="0.9cm" svg:x="124.3cm" svg:y="43.118cm">
          <text:p text:style-name="P1"><text:span text:style-name="T1">BUF</text:span></text:p>
          <text:p text:style-name="P1"><text:span text:style-name="T1">4512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4.8cm" svg:y1="44.924cm" svg:x2="124.8cm" svg:y2="44.018cm" draw:start-shape="id7" draw:start-glue-point="0" draw:end-shape="id9" draw:end-glue-point="2" svg:d="M124800 44924v-906" svg:viewBox="0 0 1 907">
          <text:p/>
        </draw:connector>
        <draw:connector draw:style-name="gr2" draw:text-style-name="P3" draw:layer="layout" draw:type="line" svg:x1="124.8cm" svg:y1="43.118cm" svg:x2="124.814cm" svg:y2="41.218cm" draw:start-shape="id9" draw:start-glue-point="0" draw:end-shape="id8" draw:end-glue-point="2" svg:d="M124800 43118l14-1900" svg:viewBox="0 0 15 1901">
          <text:p/>
        </draw:connector>
        <draw:connector draw:style-name="gr2" draw:text-style-name="P3" draw:layer="layout" draw:type="line" svg:x1="124.814cm" svg:y1="40.318cm" svg:x2="124.8cm" svg:y2="39.357cm" draw:start-shape="id8" draw:start-glue-point="0" draw:end-shape="id10" draw:end-glue-point="2" svg:d="M124814 40318l-14-961" svg:viewBox="0 0 15 962">
          <text:p/>
        </draw:connector>
        <draw:custom-shape draw:style-name="gr1" draw:text-style-name="P2" xml:id="id10" draw:id="id10" draw:layer="layout" svg:width="1cm" svg:height="0.9cm" svg:x="124.3cm" svg:y="38.457cm">
          <text:p text:style-name="P1"><text:span text:style-name="T1">NOT</text:span></text:p>
          <text:p text:style-name="P1"><text:span text:style-name="T1">48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24.8cm" svg:y1="38.457cm" svg:x2="124.801cm" svg:y2="37.168cm" draw:start-shape="id10" draw:start-glue-point="0" svg:d="M124800 38457l1-1289" svg:viewBox="0 0 2 1290">
          <text:p text:style-name="P1"><text:span text:style-name="T2">clk38</text:span></text:p>
        </draw:connector>
        <draw:custom-shape draw:style-name="gr1" draw:text-style-name="P2" xml:id="id11" draw:id="id11" draw:layer="layout" svg:width="1cm" svg:height="0.9cm" svg:x="125.4cm" svg:y="37.118cm">
          <text:p text:style-name="P1"><text:span text:style-name="T1">NOT</text:span></text:p>
          <text:p text:style-name="P1"><text:span text:style-name="T1">47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24.8cm" svg:y1="38.457cm" svg:x2="125.9cm" svg:y2="38.018cm" draw:start-shape="id10" draw:start-glue-point="0" draw:end-shape="id11" draw:end-glue-point="2" svg:d="M124800 38457l1100-439" svg:viewBox="0 0 1101 440">
          <text:p/>
        </draw:connector>
        <draw:custom-shape draw:style-name="gr3" draw:text-style-name="P4" xml:id="id155" draw:id="id155" draw:layer="layout" svg:width="2.1cm" svg:height="0.9cm" svg:x="45.1cm" svg:y="44.183cm">
          <text:p text:style-name="P1"><text:span text:style-name="T1">DFF (mclk)</text:span></text:p>
          <text:p text:style-name="P1"><text:span text:style-name="T1">53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1" draw:id="id101" draw:layer="layout" svg:width="1cm" svg:height="0.9cm" svg:x="45.6cm" svg:y="46.383cm">
          <text:p text:style-name="P1"><text:span text:style-name="T1">AND</text:span></text:p>
          <text:p text:style-name="P1"><text:span text:style-name="T1">53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9" draw:id="id79" draw:layer="layout" svg:width="2.1cm" svg:height="0.9cm" svg:x="26.3cm" svg:y="44.175cm">
          <text:p text:style-name="P1"><text:span text:style-name="T1">DFF (mclk)</text:span></text:p>
          <text:p text:style-name="P1"><text:span text:style-name="T1">489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1cm" svg:height="0.9cm" svg:x="33.386cm" svg:y="45.942cm">
          <text:p text:style-name="P1"><text:span text:style-name="T1">NAND</text:span></text:p>
          <text:p text:style-name="P1"><text:span text:style-name="T1">46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1cm" svg:height="0.9cm" svg:x="43.6cm" svg:y="50.389cm">
          <text:p text:style-name="P1"><text:span text:style-name="T1">NAND</text:span></text:p>
          <text:p text:style-name="P1"><text:span text:style-name="T1">529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cm" svg:height="0.9cm" svg:x="50.7cm" svg:y="56.47cm">
          <text:p text:style-name="P1"><text:span text:style-name="T1">NOT</text:span></text:p>
          <text:p text:style-name="P1"><text:span text:style-name="T1">529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2.869cm" svg:y1="52.473cm" svg:x2="44.1cm" svg:y2="51.289cm" draw:end-shape="id12" draw:end-glue-point="2" svg:d="M42869 52473l1231-1184" svg:viewBox="0 0 1232 1185">
          <text:p text:style-name="P1"><text:span text:style-name="T2">/stages_empty</text:span></text:p>
        </draw:connector>
        <draw:connector draw:style-name="gr4" draw:text-style-name="P3" draw:layer="layout" draw:type="line" svg:x1="51.199cm" svg:y1="58.7cm" svg:x2="51.2cm" svg:y2="57.37cm" draw:end-shape="id13" draw:end-glue-point="2" svg:d="M51199 58700l1-1330" svg:viewBox="0 0 2 1331">
          <text:p text:style-name="P1"><text:span text:style-name="T2">/stages_empty</text:span></text:p>
        </draw:connector>
        <draw:custom-shape draw:style-name="gr3" draw:text-style-name="P4" xml:id="id59" draw:id="id59" draw:layer="layout" svg:width="2.1cm" svg:height="0.9cm" svg:x="6.015cm" svg:y="44.061cm">
          <text:p text:style-name="P1"><text:span text:style-name="T1">DFF (mclk)</text:span></text:p>
          <text:p text:style-name="P1"><text:span text:style-name="T1">441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cm" svg:height="0.9cm" svg:x="17.804cm" svg:y="51.591cm">
          <text:p text:style-name="P1"><text:span text:style-name="T1">NOT</text:span></text:p>
          <text:p text:style-name="P1"><text:span text:style-name="T1">45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8.298cm" svg:y1="53.941cm" svg:x2="18.304cm" svg:y2="52.491cm" draw:end-shape="id14" draw:end-glue-point="2" svg:d="M18298 53941l6-1450" svg:viewBox="0 0 7 1451">
          <text:p text:style-name="P1"><text:span text:style-name="T2">c3</text:span></text:p>
        </draw:connector>
        <draw:custom-shape draw:style-name="gr1" draw:text-style-name="P2" xml:id="id15" draw:id="id15" draw:layer="layout" svg:width="1cm" svg:height="0.9cm" svg:x="24.1cm" svg:y="53.883cm">
          <text:p text:style-name="P1"><text:span text:style-name="T1">NAND</text:span></text:p>
          <text:p text:style-name="P1"><text:span text:style-name="T1">4510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4.528cm" svg:y1="56.335cm" svg:x2="24.6cm" svg:y2="54.783cm" draw:end-shape="id15" draw:end-glue-point="2" svg:d="M24528 56335l72-1552" svg:viewBox="0 0 73 1553">
          <text:p text:style-name="P1"><text:span text:style-name="T2">c3</text:span></text:p>
        </draw:connector>
        <draw:custom-shape draw:style-name="gr1" draw:text-style-name="P2" xml:id="id16" draw:id="id16" draw:layer="layout" svg:width="1cm" svg:height="0.9cm" svg:x="17.804cm" svg:y="49.682cm">
          <text:p text:style-name="P1"><text:span text:style-name="T1">NAND</text:span></text:p>
          <text:p text:style-name="P1"><text:span text:style-name="T1">4510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304cm" svg:y1="51.591cm" svg:x2="18.304cm" svg:y2="50.582cm" draw:start-shape="id14" draw:start-glue-point="0" draw:end-shape="id16" draw:end-glue-point="2" svg:d="M18304 51591v-1009" svg:viewBox="0 0 1 1010">
          <text:p/>
        </draw:connector>
        <draw:custom-shape draw:style-name="gr1" draw:text-style-name="P2" xml:id="id17" draw:id="id17" draw:layer="layout" svg:width="1cm" svg:height="0.9cm" svg:x="6.612cm" svg:y="47.872cm">
          <text:p text:style-name="P1"><text:span text:style-name="T1">IMUX</text:span></text:p>
          <text:p text:style-name="P1"><text:span text:style-name="T1">4510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.156cm" svg:y1="50.709cm" svg:x2="7.112cm" svg:y2="48.772cm" draw:end-shape="id17" draw:end-glue-point="2" svg:d="M7156 50709l-44-1937" svg:viewBox="0 0 45 1938">
          <text:p text:style-name="P1"><text:span text:style-name="T2">c3/b</text:span></text:p>
        </draw:connector>
        <draw:custom-shape draw:style-name="gr1" draw:text-style-name="P2" xml:id="id18" draw:id="id18" draw:layer="layout" svg:width="1cm" svg:height="0.9cm" svg:x="7.307cm" svg:y="49.972cm">
          <text:p text:style-name="P1"><text:span text:style-name="T1">3-NAND</text:span></text:p>
          <text:p text:style-name="P1"><text:span text:style-name="T1">4510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.982cm" svg:y1="52.058cm" svg:x2="7.807cm" svg:y2="50.872cm" draw:end-shape="id18" draw:end-glue-point="2" svg:d="M6982 52058l825-1186" svg:viewBox="0 0 826 1187">
          <text:p text:style-name="P1"><text:span text:style-name="T2">c3</text:span></text:p>
        </draw:connector>
        <draw:custom-shape draw:style-name="gr1" draw:text-style-name="P2" xml:id="id19" draw:id="id19" draw:layer="layout" svg:width="1cm" svg:height="0.9cm" svg:x="23.6cm" svg:y="48.428cm">
          <text:p text:style-name="P1"><text:span text:style-name="T1">NAND</text:span></text:p>
          <text:p text:style-name="P1"><text:span text:style-name="T1">45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4.558cm" svg:y1="50.84cm" svg:x2="24.1cm" svg:y2="49.328cm" draw:end-shape="id19" draw:end-glue-point="2" svg:d="M24558 50840l-458-1512" svg:viewBox="0 0 459 1513">
          <text:p text:style-name="P1"><text:span text:style-name="T2">c7</text:span></text:p>
        </draw:connector>
        <draw:custom-shape draw:style-name="gr3" draw:text-style-name="P4" xml:id="id26" draw:id="id26" draw:layer="layout" svg:width="2.1cm" svg:height="0.9cm" svg:x="23.1cm" svg:y="44.242cm">
          <text:p text:style-name="P1"><text:span text:style-name="T1">DFF (mclk)</text:span></text:p>
          <text:p text:style-name="P1"><text:span text:style-name="T1">441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1cm" svg:height="0.9cm" svg:x="30.7cm" svg:y="42.5cm">
          <text:p text:style-name="P1"><text:span text:style-name="T1">NOT</text:span></text:p>
          <text:p text:style-name="P1"><text:span text:style-name="T1">50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2" draw:id="id22" draw:layer="layout" svg:width="2.1cm" svg:height="0.9cm" svg:x="29.4cm" svg:y="44.109cm">
          <text:p text:style-name="P1"><text:span text:style-name="T1">DFF (mclk)</text:span></text:p>
          <text:p text:style-name="P1"><text:span text:style-name="T1">499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cm" svg:height="0.9cm" svg:x="31.541cm" svg:y="51.209cm">
          <text:p text:style-name="P1"><text:span text:style-name="T1">AND</text:span></text:p>
          <text:p text:style-name="P1"><text:span text:style-name="T1">47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31.646cm" svg:y1="53.553cm" svg:x2="32.041cm" svg:y2="52.109cm" draw:end-shape="id20" draw:end-glue-point="2" svg:d="M31646 53553l395-1444" svg:viewBox="0 0 396 1445">
          <text:p text:style-name="P1"><text:span text:style-name="T2">c8</text:span></text:p>
        </draw:connector>
        <draw:custom-shape draw:style-name="gr1" draw:text-style-name="P2" xml:id="id21" draw:id="id21" draw:layer="layout" svg:width="1cm" svg:height="0.9cm" svg:x="29.9cm" svg:y="46.309cm">
          <text:p text:style-name="P1"><text:span text:style-name="T1">NAND</text:span></text:p>
          <text:p text:style-name="P1"><text:span text:style-name="T1">47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0.4cm" svg:y1="46.309cm" svg:x2="30.45cm" svg:y2="45.009cm" draw:start-shape="id21" draw:start-glue-point="0" draw:end-shape="id22" draw:end-glue-point="2" svg:d="M30400 46309l50-1300" svg:viewBox="0 0 51 1301">
          <text:p/>
        </draw:connector>
        <draw:custom-shape draw:style-name="gr1" draw:text-style-name="P2" xml:id="id23" draw:id="id23" draw:layer="layout" svg:width="1cm" svg:height="0.9cm" svg:x="51.9cm" svg:y="54.576cm">
          <text:p text:style-name="P1"><text:span text:style-name="T1">NAND</text:span></text:p>
          <text:p text:style-name="P1"><text:span text:style-name="T1">529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1.2cm" svg:y1="56.47cm" svg:x2="52.4cm" svg:y2="55.476cm" draw:start-shape="id13" draw:start-glue-point="0" draw:end-shape="id23" draw:end-glue-point="2" svg:d="M51200 56470l1200-994" svg:viewBox="0 0 1201 995">
          <text:p/>
        </draw:connector>
        <draw:custom-shape draw:style-name="gr1" draw:text-style-name="P2" xml:id="id24" draw:id="id24" draw:layer="layout" svg:width="1cm" svg:height="0.9cm" svg:x="45.6cm" svg:y="48.483cm">
          <text:p text:style-name="P1"><text:span text:style-name="T1">NAND</text:span></text:p>
          <text:p text:style-name="P1"><text:span text:style-name="T1">529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4.1cm" svg:y1="50.389cm" svg:x2="46.1cm" svg:y2="49.383cm" draw:start-shape="id12" draw:start-glue-point="0" draw:end-shape="id24" draw:end-glue-point="2" svg:d="M44100 50389l2000-1006" svg:viewBox="0 0 2001 1007">
          <text:p/>
        </draw:connector>
        <draw:custom-shape draw:style-name="gr1" draw:text-style-name="P2" xml:id="id40" draw:id="id40" draw:layer="layout" svg:width="1cm" svg:height="0.9cm" svg:x="21cm" svg:y="42.482cm">
          <text:p text:style-name="P1"><text:span text:style-name="T1">NOT</text:span></text:p>
          <text:p text:style-name="P1"><text:span text:style-name="T1">45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5cm" svg:y1="50.893cm" svg:x2="24.1cm" svg:y2="49.328cm" draw:end-shape="id19" draw:end-glue-point="2" svg:d="M23500 50893l600-1565" svg:viewBox="0 0 601 1566">
          <text:p text:style-name="P1"><text:span text:style-name="T2">/c5</text:span></text:p>
        </draw:connector>
        <draw:connector draw:style-name="gr4" draw:text-style-name="P5" draw:layer="layout" draw:type="line" svg:x1="8.404cm" svg:y1="52.114cm" svg:x2="7.807cm" svg:y2="50.872cm" draw:end-shape="id18" draw:end-glue-point="2" svg:d="M8404 52114l-597-1242" svg:viewBox="0 0 598 1243">
          <text:p text:style-name="P1"><text:span text:style-name="T2">/c5</text:span></text:p>
        </draw:connector>
        <draw:custom-shape draw:style-name="gr1" draw:text-style-name="P2" xml:id="id25" draw:id="id25" draw:layer="layout" svg:width="1cm" svg:height="0.9cm" svg:x="23.6cm" svg:y="46.328cm">
          <text:p text:style-name="P1"><text:span text:style-name="T1">3-NAND</text:span></text:p>
          <text:p text:style-name="P1"><text:span text:style-name="T1">45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4.1cm" svg:y1="46.328cm" svg:x2="24.15cm" svg:y2="45.142cm" draw:start-shape="id25" draw:start-glue-point="0" draw:end-shape="id26" svg:d="M24100 46328l50-1186" svg:viewBox="0 0 51 1187">
          <text:p/>
        </draw:connector>
        <draw:connector draw:style-name="gr2" draw:text-style-name="P3" draw:layer="layout" draw:type="line" svg:x1="24.1cm" svg:y1="48.428cm" svg:x2="24.1cm" svg:y2="47.228cm" draw:start-shape="id19" draw:start-glue-point="0" draw:end-shape="id25" draw:end-glue-point="2" svg:d="M24100 48428v-1200" svg:viewBox="0 0 1 1201">
          <text:p/>
        </draw:connector>
        <draw:connector draw:style-name="gr4" draw:text-style-name="P5" draw:layer="layout" draw:type="line" svg:x1="7.807cm" svg:y1="49.972cm" svg:x2="7.112cm" svg:y2="48.772cm" draw:start-shape="id18" draw:start-glue-point="0" draw:end-shape="id17" draw:end-glue-point="2" svg:d="M7807 49972l-695-1200" svg:viewBox="0 0 696 1201">
          <text:p text:style-name="P1"><text:span text:style-name="T2">c</text:span></text:p>
        </draw:connector>
        <draw:custom-shape draw:style-name="gr1" draw:text-style-name="P2" xml:id="id36" draw:id="id36" draw:layer="layout" svg:width="1cm" svg:height="0.9cm" svg:x="17.304cm" svg:y="42.282cm">
          <text:p text:style-name="P1"><text:span text:style-name="T1">NOT</text:span></text:p>
          <text:p text:style-name="P1"><text:span text:style-name="T1">461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2.6cm" svg:y1="53.583cm" svg:x2="32.041cm" svg:y2="52.109cm" draw:end-shape="id20" draw:end-glue-point="2" svg:d="M32600 53583l-559-1474" svg:viewBox="0 0 560 1475">
          <text:p text:style-name="P1"><text:span text:style-name="T2">/c4</text:span></text:p>
        </draw:connector>
        <draw:custom-shape draw:style-name="gr1" draw:text-style-name="P2" xml:id="id27" draw:id="id27" draw:layer="layout" svg:width="1cm" svg:height="0.9cm" svg:x="26.8cm" svg:y="49.783cm">
          <text:p text:style-name="P1"><text:span text:style-name="T1">AND</text:span></text:p>
          <text:p text:style-name="P1"><text:span text:style-name="T1">46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7.206cm" svg:y1="52.3cm" svg:x2="27.3cm" svg:y2="50.683cm" draw:end-shape="id27" draw:end-glue-point="2" svg:d="M27206 52300l94-1617" svg:viewBox="0 0 95 1618">
          <text:p text:style-name="P1"><text:span text:style-name="T2">/c4</text:span></text:p>
        </draw:connector>
        <draw:connector draw:style-name="gr4" draw:text-style-name="P5" draw:layer="layout" draw:type="line" svg:x1="7.778cm" svg:y1="52.842cm" svg:x2="7.807cm" svg:y2="50.872cm" draw:end-shape="id18" draw:end-glue-point="2" svg:d="M7778 52842l29-1970" svg:viewBox="0 0 30 1971">
          <text:p text:style-name="P1"><text:span text:style-name="T2">/c4</text:span></text:p>
        </draw:connector>
        <draw:custom-shape draw:style-name="gr1" draw:text-style-name="P2" xml:id="id28" draw:id="id28" draw:layer="layout" svg:width="1cm" svg:height="0.9cm" svg:x="29.8cm" svg:y="49.309cm">
          <text:p text:style-name="P1"><text:span text:style-name="T1">3-NAND</text:span></text:p>
          <text:p text:style-name="P1"><text:span text:style-name="T1">4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2.041cm" svg:y1="51.209cm" svg:x2="30.3cm" svg:y2="50.209cm" draw:start-shape="id20" draw:start-glue-point="0" draw:end-shape="id28" draw:end-glue-point="2" svg:d="M32041 51209l-1741-1000" svg:viewBox="0 0 1742 1001">
          <text:p/>
        </draw:connector>
        <draw:custom-shape draw:style-name="gr1" draw:text-style-name="P2" xml:id="id30" draw:id="id30" draw:layer="layout" svg:width="1cm" svg:height="0.9cm" svg:x="28.2cm" svg:y="51.283cm">
          <text:p text:style-name="P1"><text:span text:style-name="T1">AND</text:span></text:p>
          <text:p text:style-name="P1"><text:span text:style-name="T1">46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9" draw:id="id29" draw:layer="layout" svg:width="1cm" svg:height="0.9cm" svg:x="27.9cm" svg:y="53.602cm">
          <text:p text:style-name="P1"><text:span text:style-name="T1">NAND</text:span></text:p>
          <text:p text:style-name="P1"><text:span text:style-name="T1">46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8.4cm" svg:y1="53.602cm" svg:x2="27.3cm" svg:y2="50.683cm" draw:start-shape="id29" draw:start-glue-point="0" draw:end-shape="id27" draw:end-glue-point="2" svg:d="M28400 53602l-1100-2919" svg:viewBox="0 0 1101 2920">
          <text:p/>
        </draw:connector>
        <draw:connector draw:style-name="gr2" draw:text-style-name="P3" draw:layer="layout" draw:type="line" svg:x1="28.4cm" svg:y1="53.602cm" svg:x2="28.7cm" svg:y2="52.183cm" draw:start-shape="id29" draw:start-glue-point="0" draw:end-shape="id30" draw:end-glue-point="2" svg:d="M28400 53602l300-1419" svg:viewBox="0 0 301 1420">
          <text:p/>
        </draw:connector>
        <draw:custom-shape draw:style-name="gr1" draw:text-style-name="P2" xml:id="id31" draw:id="id31" draw:layer="layout" svg:width="1cm" svg:height="0.9cm" svg:x="26.8cm" svg:y="47.983cm">
          <text:p text:style-name="P1"><text:span text:style-name="T1">3-NAND</text:span></text:p>
          <text:p text:style-name="P1"><text:span text:style-name="T1">47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7.3cm" svg:y1="49.783cm" svg:x2="27.3cm" svg:y2="48.883cm" draw:start-shape="id27" draw:start-glue-point="0" draw:end-shape="id31" draw:end-glue-point="2" svg:d="M27300 49783v-900" svg:viewBox="0 0 1 901">
          <text:p/>
        </draw:connector>
        <draw:custom-shape draw:style-name="gr1" draw:text-style-name="P2" xml:id="id32" draw:id="id32" draw:layer="layout" svg:width="1cm" svg:height="0.9cm" svg:x="26.824cm" svg:y="45.975cm">
          <text:p text:style-name="P1"><text:span text:style-name="T1">AND</text:span></text:p>
          <text:p text:style-name="P1"><text:span text:style-name="T1">47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7.3cm" svg:y1="47.983cm" svg:x2="27.324cm" svg:y2="46.875cm" draw:start-shape="id31" draw:start-glue-point="0" draw:end-shape="id32" draw:end-glue-point="2" svg:d="M27300 47983l24-1108" svg:viewBox="0 0 25 1109">
          <text:p/>
        </draw:connector>
        <draw:connector draw:style-name="gr2" draw:text-style-name="P3" draw:layer="layout" draw:type="line" svg:x1="24.6cm" svg:y1="53.883cm" svg:x2="28.7cm" svg:y2="52.183cm" draw:start-shape="id15" draw:start-glue-point="0" draw:end-shape="id30" draw:end-glue-point="2" svg:d="M24600 53883l4100-1700" svg:viewBox="0 0 4101 1701">
          <text:p/>
        </draw:connector>
        <draw:custom-shape draw:style-name="gr1" draw:text-style-name="P2" xml:id="id33" draw:id="id33" draw:layer="layout" svg:width="1cm" svg:height="0.9cm" svg:x="28.1cm" svg:y="49.783cm">
          <text:p text:style-name="P1"><text:span text:style-name="T1">AND</text:span></text:p>
          <text:p text:style-name="P1"><text:span text:style-name="T1">46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4.6cm" svg:y1="53.883cm" svg:x2="28.6cm" svg:y2="50.683cm" draw:start-shape="id15" draw:start-glue-point="0" draw:end-shape="id33" draw:end-glue-point="2" svg:d="M24600 53883l4000-3200" svg:viewBox="0 0 4001 3201">
          <text:p/>
        </draw:connector>
        <draw:connector draw:style-name="gr2" draw:text-style-name="P3" draw:layer="layout" draw:type="line" svg:x1="28.7cm" svg:y1="51.283cm" svg:x2="30.3cm" svg:y2="50.209cm" draw:start-shape="id30" draw:start-glue-point="0" draw:end-shape="id28" draw:end-glue-point="2" svg:d="M28700 51283l1600-1074" svg:viewBox="0 0 1601 1075">
          <text:p/>
        </draw:connector>
        <draw:connector draw:style-name="gr2" draw:text-style-name="P3" draw:layer="layout" draw:type="line" svg:x1="28.6cm" svg:y1="49.783cm" svg:x2="27.3cm" svg:y2="48.883cm" draw:start-shape="id33" draw:start-glue-point="0" draw:end-shape="id31" draw:end-glue-point="2" svg:d="M28600 49783l-1300-900" svg:viewBox="0 0 1301 901">
          <text:p/>
        </draw:connector>
        <draw:custom-shape draw:style-name="gr1" draw:text-style-name="P2" xml:id="id34" draw:id="id34" draw:layer="layout" svg:width="1cm" svg:height="0.9cm" svg:x="29.8cm" svg:y="51.283cm">
          <text:p text:style-name="P1"><text:span text:style-name="T1">NAND</text:span></text:p>
          <text:p text:style-name="P1"><text:span text:style-name="T1">46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0.3cm" svg:y1="51.283cm" svg:x2="28.6cm" svg:y2="50.683cm" draw:start-shape="id34" draw:start-glue-point="0" draw:end-shape="id33" draw:end-glue-point="2" svg:d="M30300 51283l-1700-600" svg:viewBox="0 0 1701 601">
          <text:p/>
        </draw:connector>
        <draw:connector draw:style-name="gr2" draw:text-style-name="P3" draw:layer="layout" draw:type="line" svg:x1="30.3cm" svg:y1="51.283cm" svg:x2="30.3cm" svg:y2="50.209cm" draw:start-shape="id34" draw:start-glue-point="0" draw:end-shape="id28" draw:end-glue-point="2" svg:d="M30300 51283v-1074" svg:viewBox="0 0 1 1075">
          <text:p/>
        </draw:connector>
        <draw:connector draw:style-name="gr2" draw:text-style-name="P3" draw:layer="layout" draw:type="line" svg:x1="30.3cm" svg:y1="49.309cm" svg:x2="30.4cm" svg:y2="47.209cm" draw:start-shape="id28" draw:start-glue-point="0" draw:end-shape="id21" draw:end-glue-point="2" svg:d="M30300 49309l100-2100" svg:viewBox="0 0 101 2101">
          <text:p/>
        </draw:connector>
        <draw:custom-shape draw:style-name="gr3" draw:text-style-name="P4" xml:id="id35" draw:id="id35" draw:layer="layout" svg:width="2.1cm" svg:height="0.9cm" svg:x="16.704cm" svg:y="44.082cm">
          <text:p text:style-name="P1"><text:span text:style-name="T1">DFF (mclk)</text:span></text:p>
          <text:p text:style-name="P1"><text:span text:style-name="T1">4611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7.754cm" svg:y1="44.082cm" svg:x2="17.804cm" svg:y2="43.182cm" draw:start-shape="id35" draw:start-glue-point="0" draw:end-shape="id36" draw:end-glue-point="2" svg:d="M17754 44082l50-900" svg:viewBox="0 0 51 901">
          <text:p/>
        </draw:connector>
        <draw:custom-shape draw:style-name="gr1" draw:text-style-name="P2" xml:id="id37" draw:id="id37" draw:layer="layout" svg:width="1cm" svg:height="0.9cm" svg:x="17.304cm" svg:y="45.982cm">
          <text:p text:style-name="P1"><text:span text:style-name="T1">AND</text:span></text:p>
          <text:p text:style-name="P1"><text:span text:style-name="T1">461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7.804cm" svg:y1="45.982cm" svg:x2="17.754cm" svg:y2="44.982cm" draw:start-shape="id37" draw:start-glue-point="0" draw:end-shape="id35" svg:d="M17804 45982l-50-1000" svg:viewBox="0 0 51 1001">
          <text:p/>
        </draw:connector>
        <draw:custom-shape draw:style-name="gr1" draw:text-style-name="P2" xml:id="id38" draw:id="id38" draw:layer="layout" svg:width="1cm" svg:height="0.9cm" svg:x="17.304cm" svg:y="47.982cm">
          <text:p text:style-name="P1"><text:span text:style-name="T1">NAND</text:span></text:p>
          <text:p text:style-name="P1"><text:span text:style-name="T1">46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7.804cm" svg:y1="47.982cm" svg:x2="17.804cm" svg:y2="46.882cm" draw:start-shape="id38" draw:start-glue-point="0" draw:end-shape="id37" draw:end-glue-point="2" svg:d="M17804 47982v-1100" svg:viewBox="0 0 1 1101">
          <text:p/>
        </draw:connector>
        <draw:custom-shape draw:style-name="gr3" draw:text-style-name="P4" xml:id="id39" draw:id="id39" draw:layer="layout" svg:width="2.1cm" svg:height="0.9cm" svg:x="19.6cm" svg:y="44.163cm">
          <text:p text:style-name="P1"><text:span text:style-name="T1">DFF (mclk)</text:span></text:p>
          <text:p text:style-name="P1"><text:span text:style-name="T1">459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1.182cm" svg:y1="53.133cm" svg:x2="30.3cm" svg:y2="52.183cm" draw:end-shape="id34" draw:end-glue-point="2" svg:d="M31182 53133l-882-950" svg:viewBox="0 0 883 951">
          <text:p text:style-name="P1"><text:span text:style-name="T2">c5</text:span></text:p>
        </draw:connector>
        <draw:connector draw:style-name="gr2" draw:text-style-name="P3" draw:layer="layout" draw:type="line" svg:x1="20.65cm" svg:y1="44.163cm" svg:x2="21.5cm" svg:y2="43.382cm" draw:start-shape="id39" draw:start-glue-point="0" draw:end-shape="id40" draw:end-glue-point="2" svg:d="M20650 44163l850-781" svg:viewBox="0 0 851 782">
          <text:p/>
        </draw:connector>
        <draw:custom-shape draw:style-name="gr1" draw:text-style-name="P2" xml:id="id41" draw:id="id41" draw:layer="layout" svg:width="1cm" svg:height="0.9cm" svg:x="33.295cm" svg:y="50.442cm">
          <text:p text:style-name="P1"><text:span text:style-name="T1">IMUX</text:span></text:p>
          <text:p text:style-name="P1"><text:span text:style-name="T1">45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4.736cm" svg:y1="52.822cm" svg:x2="33.795cm" svg:y2="51.342cm" draw:end-shape="id41" draw:end-glue-point="2" svg:d="M34736 52822l-941-1480" svg:viewBox="0 0 942 1481">
          <text:p text:style-name="P1"><text:span text:style-name="T2">c5/a</text:span></text:p>
        </draw:connector>
        <draw:custom-shape draw:style-name="gr1" draw:text-style-name="P2" xml:id="id42" draw:id="id42" draw:layer="layout" svg:width="1cm" svg:height="0.9cm" svg:x="20.1cm" svg:y="49.809cm">
          <text:p text:style-name="P1"><text:span text:style-name="T1">NAND</text:span></text:p>
          <text:p text:style-name="P1"><text:span text:style-name="T1">45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0.552cm" svg:y1="52.154cm" svg:x2="20.6cm" svg:y2="50.709cm" draw:end-shape="id42" draw:end-glue-point="2" svg:d="M20552 52154l48-1445" svg:viewBox="0 0 49 1446">
          <text:p text:style-name="P1"><text:span text:style-name="T2">c5</text:span></text:p>
        </draw:connector>
        <draw:custom-shape draw:style-name="gr1" draw:text-style-name="P2" xml:id="id43" draw:id="id43" draw:layer="layout" svg:width="1cm" svg:height="0.9cm" svg:x="22.1cm" svg:y="48.428cm">
          <text:p text:style-name="P1"><text:span text:style-name="T1">NAND</text:span></text:p>
          <text:p text:style-name="P1"><text:span text:style-name="T1">45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2.6cm" svg:y1="48.428cm" svg:x2="24.1cm" svg:y2="47.228cm" draw:start-shape="id43" draw:start-glue-point="0" draw:end-shape="id25" draw:end-glue-point="2" svg:d="M22600 48428l1500-1200" svg:viewBox="0 0 1501 1201">
          <text:p/>
        </draw:connector>
        <draw:custom-shape draw:style-name="gr1" draw:text-style-name="P2" xml:id="id44" draw:id="id44" draw:layer="layout" svg:width="1cm" svg:height="0.9cm" svg:x="29.8cm" svg:y="53.583cm">
          <text:p text:style-name="P1"><text:span text:style-name="T1">NOT</text:span></text:p>
          <text:p text:style-name="P1"><text:span text:style-name="T1">461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0.3cm" svg:y1="53.583cm" svg:x2="30.3cm" svg:y2="52.183cm" draw:start-shape="id44" draw:start-glue-point="0" draw:end-shape="id34" draw:end-glue-point="2" svg:d="M30300 53583v-1400" svg:viewBox="0 0 1 1401">
          <text:p/>
        </draw:connector>
        <draw:connector draw:style-name="gr4" draw:text-style-name="P5" draw:layer="layout" draw:type="line" svg:x1="18.881cm" svg:y1="47.969cm" svg:x2="17.804cm" svg:y2="46.882cm" draw:end-shape="id37" draw:end-glue-point="2" svg:d="M18881 47969l-1077-1087" svg:viewBox="0 0 1078 1088">
          <text:p text:style-name="P1"><text:span text:style-name="T2">/res</text:span></text:p>
        </draw:connector>
        <draw:connector draw:style-name="gr4" draw:text-style-name="P5" draw:layer="layout" draw:type="line" svg:x1="25.41cm" svg:y1="48.41cm" svg:x2="24.1cm" svg:y2="47.228cm" draw:end-shape="id25" draw:end-glue-point="2" svg:d="M25410 48410l-1310-1182" svg:viewBox="0 0 1311 1183">
          <text:p text:style-name="P1"><text:span text:style-name="T2">/res</text:span></text:p>
        </draw:connector>
        <draw:custom-shape draw:style-name="gr1" draw:text-style-name="P2" xml:id="id45" draw:id="id45" draw:layer="layout" svg:width="1cm" svg:height="0.9cm" svg:x="6.615cm" svg:y="45.959cm">
          <text:p text:style-name="P1"><text:span text:style-name="T1">AND</text:span></text:p>
          <text:p text:style-name="P1"><text:span text:style-name="T1">45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8.259cm" svg:y1="47.656cm" svg:x2="7.115cm" svg:y2="46.859cm" draw:end-shape="id45" draw:end-glue-point="2" svg:d="M8259 47656l-1144-797" svg:viewBox="0 0 1145 798">
          <text:p text:style-name="P1"><text:span text:style-name="T2">/res</text:span></text:p>
        </draw:connector>
        <draw:custom-shape draw:style-name="gr1" draw:text-style-name="P2" xml:id="id46" draw:id="id46" draw:layer="layout" svg:width="1cm" svg:height="0.9cm" svg:x="102.489cm" svg:y="45.675cm">
          <text:p text:style-name="P1"><text:span text:style-name="T1">NAND</text:span></text:p>
          <text:p text:style-name="P1"><text:span text:style-name="T1">42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4.1cm" svg:y1="47.452cm" svg:x2="102.989cm" svg:y2="46.575cm" draw:end-shape="id46" draw:end-glue-point="2" svg:d="M104100 47452l-1111-877" svg:viewBox="0 0 1112 878">
          <text:p text:style-name="P1"><text:span text:style-name="T2">/res</text:span></text:p>
        </draw:connector>
        <draw:custom-shape draw:style-name="gr1" draw:text-style-name="P2" xml:id="id47" draw:id="id47" draw:layer="layout" svg:width="1cm" svg:height="0.9cm" svg:x="100.364cm" svg:y="47.442cm">
          <text:p text:style-name="P1"><text:span text:style-name="T1">3-AND</text:span></text:p>
          <text:p text:style-name="P1"><text:span text:style-name="T1">41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8" draw:id="id48" draw:layer="layout" svg:width="1cm" svg:height="0.9cm" svg:x="98.189cm" svg:y="47.375cm">
          <text:p text:style-name="P1"><text:span text:style-name="T1">3-AND</text:span></text:p>
          <text:p text:style-name="P1"><text:span text:style-name="T1">41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1.745cm" svg:y1="49.344cm" svg:x2="100.864cm" svg:y2="48.342cm" draw:end-shape="id47" draw:end-glue-point="2" svg:d="M101745 49344l-881-1002" svg:viewBox="0 0 882 1003">
          <text:p text:style-name="P1"><text:span text:style-name="T2">/res</text:span></text:p>
        </draw:connector>
        <draw:connector draw:style-name="gr4" draw:text-style-name="P5" draw:layer="layout" draw:type="line" svg:x1="99.569cm" svg:y1="49.063cm" svg:x2="98.689cm" svg:y2="48.275cm" draw:end-shape="id48" draw:end-glue-point="2" svg:d="M99569 49063l-880-788" svg:viewBox="0 0 881 789">
          <text:p text:style-name="P1"><text:span text:style-name="T2">/res</text:span></text:p>
        </draw:connector>
        <draw:custom-shape draw:style-name="gr1" draw:text-style-name="P2" xml:id="id49" draw:id="id49" draw:layer="layout" svg:width="1cm" svg:height="0.9cm" svg:x="113.134cm" svg:y="64.4cm">
          <text:p text:style-name="P1"><text:span text:style-name="T1">AND</text:span></text:p>
          <text:p text:style-name="P1"><text:span text:style-name="T1">44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4.9cm" svg:y1="66.22cm" svg:x2="113.634cm" svg:y2="65.3cm" draw:end-shape="id49" draw:end-glue-point="2" svg:d="M114900 66220l-1266-920" svg:viewBox="0 0 1267 921">
          <text:p text:style-name="P1"><text:span text:style-name="T2">/res</text:span></text:p>
        </draw:connector>
        <draw:custom-shape draw:style-name="gr1" draw:text-style-name="P2" xml:id="id50" draw:id="id50" draw:layer="layout" svg:width="1cm" svg:height="0.9cm" svg:x="20.1cm" svg:y="46.463cm">
          <text:p text:style-name="P1"><text:span text:style-name="T1">3-NAND</text:span></text:p>
          <text:p text:style-name="P1"><text:span text:style-name="T1">45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9.301cm" svg:y1="48.635cm" svg:x2="20.6cm" svg:y2="47.363cm" draw:end-shape="id50" draw:end-glue-point="2" svg:d="M19301 48635l1299-1272" svg:viewBox="0 0 1300 1273">
          <text:p text:style-name="P1"><text:span text:style-name="T2">/res</text:span></text:p>
        </draw:connector>
        <draw:custom-shape draw:style-name="gr1" draw:text-style-name="P2" xml:id="id51" draw:id="id51" draw:layer="layout" svg:width="1cm" svg:height="0.9cm" svg:x="10.104cm" svg:y="45.921cm">
          <text:p text:style-name="P1"><text:span text:style-name="T1">AND</text:span></text:p>
          <text:p text:style-name="P1"><text:span text:style-name="T1">46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.757cm" svg:y1="47.906cm" svg:x2="10.604cm" svg:y2="46.821cm" draw:end-shape="id51" draw:end-glue-point="2" svg:d="M11757 47906l-1153-1085" svg:viewBox="0 0 1154 1086">
          <text:p text:style-name="P1"><text:span text:style-name="T2">/res</text:span></text:p>
        </draw:connector>
        <draw:connector draw:style-name="gr4" draw:text-style-name="P5" draw:layer="layout" draw:type="line" svg:x1="28.4cm" svg:y1="47.842cm" svg:x2="27.324cm" svg:y2="46.875cm" draw:end-shape="id32" draw:end-glue-point="2" svg:d="M28400 47842l-1076-967" svg:viewBox="0 0 1077 968">
          <text:p text:style-name="P1"><text:span text:style-name="T2">/res</text:span></text:p>
        </draw:connector>
        <draw:connector draw:style-name="gr4" draw:text-style-name="P5" draw:layer="layout" draw:type="line" svg:x1="35.03cm" svg:y1="48.016cm" svg:x2="33.886cm" svg:y2="46.842cm" draw:end-shape="id52" draw:end-glue-point="2" svg:d="M35030 48016l-1144-1174" svg:viewBox="0 0 1145 1175">
          <text:p text:style-name="P1"><text:span text:style-name="T2">/res</text:span></text:p>
        </draw:connector>
        <draw:custom-shape draw:style-name="gr1" draw:text-style-name="P2" xml:id="id124" draw:id="id124" draw:layer="layout" svg:width="1cm" svg:height="0.9cm" svg:x="77.2cm" svg:y="46.264cm">
          <text:p text:style-name="P1"><text:span text:style-name="T1">AND</text:span></text:p>
          <text:p text:style-name="P1"><text:span text:style-name="T1">48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6.754cm" svg:y1="108.083cm" svg:x2="66.75cm" svg:y2="106.798cm" draw:end-shape="id53" draw:end-glue-point="2" svg:d="M66754 108083l-4-1285" svg:viewBox="0 0 5 1286">
          <text:p text:style-name="P1"><text:span text:style-name="T2">command0</text:span></text:p>
        </draw:connector>
        <draw:custom-shape draw:style-name="gr1" draw:text-style-name="P2" xml:id="id77" draw:id="id77" draw:layer="layout" svg:width="1cm" svg:height="0.9cm" svg:x="14.7cm" svg:y="113.7cm">
          <text:p text:style-name="P1"><text:span text:style-name="T1">NOT</text:span></text:p>
          <text:p text:style-name="P1"><text:span text:style-name="T1">43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1.3cm" svg:y1="56.583cm" svg:x2="24.6cm" svg:y2="54.783cm" draw:start-shape="id54" draw:start-glue-point="0" draw:end-shape="id15" draw:end-glue-point="2" svg:d="M21300 56583l3300-1800" svg:viewBox="0 0 3301 1801">
          <text:p/>
        </draw:connector>
        <draw:connector draw:style-name="gr2" draw:text-style-name="P3" draw:layer="layout" draw:type="line" svg:x1="21.3cm" svg:y1="56.583cm" svg:x2="18.304cm" svg:y2="50.582cm" draw:start-shape="id54" draw:start-glue-point="0" draw:end-shape="id16" draw:end-glue-point="2" svg:d="M21300 56583l-2996-6001" svg:viewBox="0 0 2997 6002">
          <text:p/>
        </draw:connector>
        <draw:custom-shape draw:style-name="gr1" draw:text-style-name="P2" xml:id="id54" draw:id="id54" draw:layer="layout" svg:width="1cm" svg:height="0.9cm" svg:x="20.8cm" svg:y="56.583cm">
          <text:p text:style-name="P1"><text:span text:style-name="T1">AND</text:span></text:p>
          <text:p text:style-name="P1"><text:span text:style-name="T1">47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2.6cm" svg:y1="48.428cm" svg:x2="20.6cm" svg:y2="47.363cm" draw:start-shape="id43" draw:start-glue-point="0" draw:end-shape="id50" draw:end-glue-point="2" svg:d="M22600 48428l-2000-1065" svg:viewBox="0 0 2001 1066">
          <text:p/>
        </draw:connector>
        <draw:connector draw:style-name="gr2" draw:text-style-name="P3" draw:layer="layout" draw:type="line" svg:x1="20.6cm" svg:y1="49.809cm" svg:x2="20.6cm" svg:y2="47.363cm" draw:start-shape="id42" draw:start-glue-point="0" draw:end-shape="id50" draw:end-glue-point="2" svg:d="M20600 49809v-2446" svg:viewBox="0 0 1 2447">
          <text:p/>
        </draw:connector>
        <draw:connector draw:style-name="gr2" draw:text-style-name="P3" draw:layer="layout" draw:type="line" svg:x1="20.6cm" svg:y1="46.463cm" svg:x2="20.65cm" svg:y2="45.063cm" draw:start-shape="id50" draw:start-glue-point="0" draw:end-shape="id39" draw:end-glue-point="2" svg:d="M20600 46463l50-1400" svg:viewBox="0 0 51 1401">
          <text:p/>
        </draw:connector>
        <draw:custom-shape draw:style-name="gr1" draw:text-style-name="P2" xml:id="id55" draw:id="id55" draw:layer="layout" svg:width="1cm" svg:height="0.9cm" svg:x="26.559cm" svg:y="55.183cm">
          <text:p text:style-name="P1"><text:span text:style-name="T1">AND</text:span></text:p>
          <text:p text:style-name="P1"><text:span text:style-name="T1">45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7.059cm" svg:y1="55.183cm" svg:x2="22.6cm" svg:y2="49.328cm" draw:start-shape="id55" draw:start-glue-point="0" draw:end-shape="id43" draw:end-glue-point="2" svg:d="M27059 55183l-4459-5855" svg:viewBox="0 0 4460 5856">
          <text:p/>
        </draw:connector>
        <draw:connector draw:style-name="gr2" draw:text-style-name="P3" draw:layer="layout" draw:type="line" svg:x1="27.059cm" svg:y1="55.183cm" svg:x2="28.4cm" svg:y2="54.502cm" draw:start-shape="id55" draw:start-glue-point="0" draw:end-shape="id29" draw:end-glue-point="2" svg:d="M27059 55183l1341-681" svg:viewBox="0 0 1342 682">
          <text:p/>
        </draw:connector>
        <draw:connector draw:style-name="gr2" draw:text-style-name="P3" draw:layer="layout" draw:type="line" svg:x1="18.304cm" svg:y1="49.682cm" svg:x2="17.804cm" svg:y2="48.882cm" draw:start-shape="id16" draw:start-glue-point="0" draw:end-shape="id38" draw:end-glue-point="2" svg:d="M18304 49682l-500-800" svg:viewBox="0 0 501 801">
          <text:p/>
        </draw:connector>
        <draw:custom-shape draw:style-name="gr1" draw:text-style-name="P2" xml:id="id56" draw:id="id56" draw:layer="layout" svg:width="1cm" svg:height="0.9cm" svg:x="29.8cm" svg:y="56.2cm">
          <text:p text:style-name="P1"><text:span text:style-name="T1">NAND</text:span></text:p>
          <text:p text:style-name="P1"><text:span text:style-name="T1">46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0.3cm" svg:y1="56.2cm" svg:x2="30.3cm" svg:y2="54.483cm" draw:start-shape="id56" draw:start-glue-point="0" draw:end-shape="id44" draw:end-glue-point="2" svg:d="M30300 56200v-1717" svg:viewBox="0 0 1 1718">
          <text:p/>
        </draw:connector>
        <draw:connector draw:style-name="gr4" draw:text-style-name="P5" draw:layer="layout" draw:type="line" svg:x1="30.3cm" svg:y1="56.2cm" svg:x2="33.795cm" svg:y2="51.342cm" draw:start-shape="id56" draw:start-glue-point="0" draw:end-shape="id41" draw:end-glue-point="2" svg:d="M30300 56200l3495-4858" svg:viewBox="0 0 3496 4859">
          <text:p text:style-name="P1"><text:span text:style-name="T2">c</text:span></text:p>
        </draw:connector>
        <draw:connector draw:style-name="gr2" draw:text-style-name="P3" draw:layer="layout" draw:type="line" svg:x1="30.3cm" svg:y1="56.2cm" svg:x2="20.6cm" svg:y2="50.709cm" draw:start-shape="id56" draw:start-glue-point="0" draw:end-shape="id42" draw:end-glue-point="2" svg:d="M30300 56200l-9700-5491" svg:viewBox="0 0 9701 5492">
          <text:p/>
        </draw:connector>
        <draw:custom-shape draw:style-name="gr1" draw:text-style-name="P2" xml:id="id57" draw:id="id57" draw:layer="layout" svg:width="1cm" svg:height="0.9cm" svg:x="26.559cm" svg:y="56.983cm">
          <text:p text:style-name="P1"><text:span text:style-name="T1">NOT</text:span></text:p>
          <text:p text:style-name="P1"><text:span text:style-name="T1">46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7.059cm" svg:y1="56.983cm" svg:x2="27.059cm" svg:y2="56.083cm" draw:start-shape="id57" draw:start-glue-point="0" draw:end-shape="id55" draw:end-glue-point="2" svg:d="M27059 56983v-900" svg:viewBox="0 0 1 901">
          <text:p/>
        </draw:connector>
        <draw:custom-shape draw:style-name="gr3" draw:text-style-name="P4" xml:id="id58" draw:id="id58" draw:layer="layout" svg:width="2.1cm" svg:height="0.9cm" svg:x="9.504cm" svg:y="44.021cm">
          <text:p text:style-name="P1"><text:span text:style-name="T1">DFF (mclk)</text:span></text:p>
          <text:p text:style-name="P1"><text:span text:style-name="T1">4610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604cm" svg:y1="45.921cm" svg:x2="10.554cm" svg:y2="44.921cm" draw:start-shape="id51" draw:start-glue-point="0" draw:end-shape="id58" draw:end-glue-point="2" svg:d="M10604 45921l-50-1000" svg:viewBox="0 0 51 1001">
          <text:p/>
        </draw:connector>
        <draw:connector draw:style-name="gr4" draw:text-style-name="P5" draw:layer="layout" draw:type="line" svg:x1="7.065cm" svg:y1="44.061cm" svg:x2="7.849cm" svg:y2="43.105cm" draw:start-shape="id59" draw:start-glue-point="0" svg:d="M7065 44061l784-956" svg:viewBox="0 0 785 957">
          <text:p text:style-name="P1"><text:span text:style-name="T2">unit05_a_sel</text:span></text:p>
        </draw:connector>
        <draw:custom-shape draw:style-name="gr3" draw:text-style-name="P4" xml:id="id76" draw:id="id76" draw:layer="layout" svg:width="2.1cm" svg:height="0.9cm" svg:x="13.104cm" svg:y="44.021cm">
          <text:p text:style-name="P1"><text:span text:style-name="T1">DFF (mclk)</text:span></text:p>
          <text:p text:style-name="P1"><text:span text:style-name="T1">477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8.3cm" svg:y1="56.993cm" svg:x2="27.059cm" svg:y2="56.083cm" draw:end-shape="id55" draw:end-glue-point="2" svg:d="M28300 56993l-1241-910" svg:viewBox="0 0 1242 911">
          <text:p text:style-name="P1"><text:span text:style-name="T2">c2</text:span></text:p>
        </draw:connector>
        <draw:custom-shape draw:style-name="gr1" draw:text-style-name="P2" xml:id="id60" draw:id="id60" draw:layer="layout" svg:width="1cm" svg:height="0.9cm" svg:x="33.295cm" svg:y="48.242cm">
          <text:p text:style-name="P1"><text:span text:style-name="T1">MUX</text:span></text:p>
          <text:p text:style-name="P1"><text:span text:style-name="T1">45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2.756cm" svg:y1="50.367cm" svg:x2="33.795cm" svg:y2="49.142cm" draw:end-shape="id60" draw:end-glue-point="2" svg:d="M32756 50367l1039-1225" svg:viewBox="0 0 1040 1226">
          <text:p text:style-name="P1"><text:span text:style-name="T2">c2/a</text:span></text:p>
        </draw:connector>
        <draw:custom-shape draw:style-name="gr1" draw:text-style-name="P2" xml:id="id61" draw:id="id61" draw:layer="layout" svg:width="1cm" svg:height="0.9cm" svg:x="5.969cm" svg:y="49.972cm">
          <text:p text:style-name="P1"><text:span text:style-name="T1">3-NOR</text:span></text:p>
          <text:p text:style-name="P1"><text:span text:style-name="T1">46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.044cm" svg:y1="52.03cm" svg:x2="6.469cm" svg:y2="50.872cm" draw:end-shape="id61" draw:end-glue-point="2" svg:d="M7044 52030l-575-1158" svg:viewBox="0 0 576 1159">
          <text:p text:style-name="P1"><text:span text:style-name="T2">c2</text:span></text:p>
        </draw:connector>
        <draw:custom-shape draw:style-name="gr1" draw:text-style-name="P2" xml:id="id62" draw:id="id62" draw:layer="layout" svg:width="1cm" svg:height="0.9cm" svg:x="12.004cm" svg:y="52.844cm">
          <text:p text:style-name="P1"><text:span text:style-name="T1">NAND</text:span></text:p>
          <text:p text:style-name="P1"><text:span text:style-name="T1">48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2.497cm" svg:y1="55.158cm" svg:x2="12.504cm" svg:y2="53.744cm" draw:end-shape="id62" draw:end-glue-point="2" svg:d="M12497 55158l7-1414" svg:viewBox="0 0 8 1415">
          <text:p text:style-name="P1"><text:span text:style-name="T2">c2</text:span></text:p>
        </draw:connector>
        <draw:custom-shape draw:style-name="gr3" draw:text-style-name="P4" xml:id="id64" draw:id="id64" draw:layer="layout" svg:width="2.1cm" svg:height="0.9cm" svg:x="32.83cm" svg:y="44.142cm">
          <text:p text:style-name="P1"><text:span text:style-name="T1">DFF (mclk)</text:span></text:p>
          <text:p text:style-name="P1"><text:span text:style-name="T1">461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" draw:id="id63" draw:layer="layout" svg:width="1cm" svg:height="0.9cm" svg:x="3.8cm" svg:y="99.171cm">
          <text:p text:style-name="P1"><text:span text:style-name="T1">OR (mclk, ground)</text:span></text:p>
          <text:p text:style-name="P1"><text:span text:style-name="T1">44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.8cm" svg:y1="99.621cm" svg:x2="7.185cm" svg:y2="99.696cm" draw:start-shape="id63" draw:start-glue-point="1" svg:d="M4800 99621l2385 75" svg:viewBox="0 0 2386 76">
          <text:p text:style-name="P1"><text:span text:style-name="T2">mclk</text:span></text:p>
        </draw:connector>
        <draw:connector draw:style-name="gr4" draw:text-style-name="P5" draw:layer="layout" draw:type="line" svg:x1="33.795cm" svg:y1="50.442cm" svg:x2="33.795cm" svg:y2="49.142cm" draw:start-shape="id41" draw:start-glue-point="0" draw:end-shape="id60" draw:end-glue-point="2" svg:d="M33795 50442v-1300" svg:viewBox="0 0 1 1301">
          <text:p text:style-name="P1"><text:span text:style-name="T2">c</text:span></text:p>
        </draw:connector>
        <draw:connector draw:style-name="gr2" draw:text-style-name="P3" draw:layer="layout" draw:type="line" svg:x1="33.795cm" svg:y1="48.242cm" svg:x2="33.886cm" svg:y2="46.842cm" draw:start-shape="id60" draw:start-glue-point="0" draw:end-shape="id52" draw:end-glue-point="2" svg:d="M33795 48242l91-1400" svg:viewBox="0 0 92 1401">
          <text:p/>
        </draw:connector>
        <draw:connector draw:style-name="gr2" draw:text-style-name="P3" draw:layer="layout" draw:type="line" svg:x1="33.886cm" svg:y1="45.942cm" svg:x2="33.88cm" svg:y2="45.042cm" draw:start-shape="id52" draw:start-glue-point="0" draw:end-shape="id64" draw:end-glue-point="2" svg:d="M33886 45942l-6-900" svg:viewBox="0 0 7 901">
          <text:p/>
        </draw:connector>
        <draw:connector draw:style-name="gr2" draw:text-style-name="P3" draw:layer="layout" draw:type="line" svg:x1="7.112cm" svg:y1="47.872cm" svg:x2="7.115cm" svg:y2="46.859cm" draw:start-shape="id17" draw:start-glue-point="0" draw:end-shape="id45" draw:end-glue-point="2" svg:d="M7112 47872l3-1013" svg:viewBox="0 0 4 1014">
          <text:p/>
        </draw:connector>
        <draw:connector draw:style-name="gr2" draw:text-style-name="P3" draw:layer="layout" draw:type="line" svg:x1="7.115cm" svg:y1="45.959cm" svg:x2="7.065cm" svg:y2="44.961cm" draw:start-shape="id45" draw:start-glue-point="0" draw:end-shape="id59" draw:end-glue-point="2" svg:d="M7115 45959l-50-998" svg:viewBox="0 0 51 999">
          <text:p/>
        </draw:connector>
        <draw:connector draw:style-name="gr4" draw:text-style-name="P5" draw:layer="layout" draw:type="line" svg:x1="6.469cm" svg:y1="49.972cm" svg:x2="7.112cm" svg:y2="48.772cm" draw:start-shape="id61" draw:start-glue-point="0" draw:end-shape="id17" draw:end-glue-point="2" svg:d="M6469 49972l643-1200" svg:viewBox="0 0 644 1201">
          <text:p text:style-name="P1"><text:span text:style-name="T2">a</text:span></text:p>
        </draw:connector>
        <draw:connector draw:style-name="gr2" draw:text-style-name="P3" draw:layer="layout" draw:type="line" svg:x1="17.204cm" svg:y1="49.682cm" svg:x2="17.804cm" svg:y2="48.882cm" draw:start-shape="id65" draw:start-glue-point="0" draw:end-shape="id38" draw:end-glue-point="2" svg:d="M17204 49682l600-800" svg:viewBox="0 0 601 801">
          <text:p/>
        </draw:connector>
        <draw:custom-shape draw:style-name="gr1" draw:text-style-name="P2" xml:id="id65" draw:id="id65" draw:layer="layout" svg:width="1cm" svg:height="0.9cm" svg:x="16.704cm" svg:y="49.682cm">
          <text:p text:style-name="P1"><text:span text:style-name="T1">NAND</text:span></text:p>
          <text:p text:style-name="P1"><text:span text:style-name="T1">48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2.4cm" svg:y1="58.909cm" svg:x2="27.059cm" svg:y2="57.883cm" draw:start-shape="id66" draw:start-glue-point="0" draw:end-shape="id57" draw:end-glue-point="2" svg:d="M22400 58909l4659-1026" svg:viewBox="0 0 4660 1027">
          <text:p/>
        </draw:connector>
        <draw:connector draw:style-name="gr2" draw:text-style-name="P3" draw:layer="layout" draw:type="line" svg:x1="22.4cm" svg:y1="58.909cm" svg:x2="12.504cm" svg:y2="53.744cm" draw:start-shape="id66" draw:start-glue-point="0" draw:end-shape="id62" draw:end-glue-point="2" svg:d="M22400 58909l-9896-5165" svg:viewBox="0 0 9897 5166">
          <text:p/>
        </draw:connector>
        <draw:custom-shape draw:style-name="gr1" draw:text-style-name="P2" xml:id="id66" draw:id="id66" draw:layer="layout" svg:width="1cm" svg:height="0.9cm" svg:x="21.9cm" svg:y="58.909cm">
          <text:p text:style-name="P1"><text:span text:style-name="T1">NAND</text:span></text:p>
          <text:p text:style-name="P1"><text:span text:style-name="T1">49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7" draw:id="id67" draw:layer="layout" svg:width="1cm" svg:height="0.9cm" svg:x="9.389cm" svg:y="53.3cm">
          <text:p text:style-name="P1"><text:span text:style-name="T1">AND</text:span></text:p>
          <text:p text:style-name="P1"><text:span text:style-name="T1">47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8.459cm" svg:y1="55.207cm" svg:x2="9.889cm" svg:y2="54.2cm" draw:end-shape="id67" draw:end-glue-point="2" svg:d="M8459 55207l1430-1007" svg:viewBox="0 0 1431 1008">
          <text:p text:style-name="P1"><text:span text:style-name="T2">c1</text:span></text:p>
        </draw:connector>
        <draw:custom-shape draw:style-name="gr1" draw:text-style-name="P2" xml:id="id68" draw:id="id68" draw:layer="layout" svg:width="1cm" svg:height="0.9cm" svg:x="13.104cm" svg:y="52.844cm">
          <text:p text:style-name="P1"><text:span text:style-name="T1">NAND</text:span></text:p>
          <text:p text:style-name="P1"><text:span text:style-name="T1">47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3.692cm" svg:y1="55.174cm" svg:x2="13.604cm" svg:y2="53.744cm" draw:end-shape="id68" draw:end-glue-point="2" svg:d="M13692 55174l-88-1430" svg:viewBox="0 0 89 1431">
          <text:p text:style-name="P1"><text:span text:style-name="T2">c1</text:span></text:p>
        </draw:connector>
        <draw:connector draw:style-name="gr4" draw:text-style-name="P5" draw:layer="layout" draw:type="line" svg:x1="5.8cm" svg:y1="52.03cm" svg:x2="6.469cm" svg:y2="50.872cm" draw:end-shape="id61" draw:end-glue-point="2" svg:d="M5800 52030l669-1158" svg:viewBox="0 0 670 1159">
          <text:p text:style-name="P1"><text:span text:style-name="T2">c1</text:span></text:p>
        </draw:connector>
        <draw:custom-shape draw:style-name="gr1" draw:text-style-name="P2" xml:id="id69" draw:id="id69" draw:layer="layout" svg:width="1cm" svg:height="0.9cm" svg:x="10.104cm" svg:y="47.708cm">
          <text:p text:style-name="P1"><text:span text:style-name="T1">NAND</text:span></text:p>
          <text:p text:style-name="P1"><text:span text:style-name="T1">47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.604cm" svg:y1="47.708cm" svg:x2="10.604cm" svg:y2="46.821cm" draw:start-shape="id69" draw:start-glue-point="0" draw:end-shape="id51" draw:end-glue-point="2" svg:d="M10604 47708v-887" svg:viewBox="0 0 1 888">
          <text:p/>
        </draw:connector>
        <draw:custom-shape draw:style-name="gr1" draw:text-style-name="P2" xml:id="id70" draw:id="id70" draw:layer="layout" svg:width="1cm" svg:height="0.9cm" svg:x="9.404cm" svg:y="49.508cm">
          <text:p text:style-name="P1"><text:span text:style-name="T1">NAND</text:span></text:p>
          <text:p text:style-name="P1"><text:span text:style-name="T1">47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.904cm" svg:y1="49.508cm" svg:x2="10.604cm" svg:y2="48.608cm" draw:start-shape="id70" draw:start-glue-point="0" draw:end-shape="id69" draw:end-glue-point="2" svg:d="M9904 49508l700-900" svg:viewBox="0 0 701 901">
          <text:p/>
        </draw:connector>
        <draw:custom-shape draw:style-name="gr1" draw:text-style-name="P2" xml:id="id71" draw:id="id71" draw:layer="layout" svg:width="1cm" svg:height="0.9cm" svg:x="10.604cm" svg:y="49.508cm">
          <text:p text:style-name="P1"><text:span text:style-name="T1">NAND</text:span></text:p>
          <text:p text:style-name="P1"><text:span text:style-name="T1">47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.104cm" svg:y1="49.508cm" svg:x2="10.604cm" svg:y2="48.608cm" draw:start-shape="id71" draw:start-glue-point="0" draw:end-shape="id69" draw:end-glue-point="2" svg:d="M11104 49508l-500-900" svg:viewBox="0 0 501 901">
          <text:p/>
        </draw:connector>
        <draw:connector draw:style-name="gr2" draw:text-style-name="P3" draw:layer="layout" draw:type="line" svg:x1="9.889cm" svg:y1="53.3cm" svg:x2="19.6cm" svg:y2="60.4cm" draw:start-shape="id67" draw:start-glue-point="0" draw:end-shape="id72" draw:end-glue-point="2" svg:d="M9889 53300l9711 7100" svg:viewBox="0 0 9712 7101">
          <text:p/>
        </draw:connector>
        <draw:custom-shape draw:style-name="gr1" draw:text-style-name="P2" xml:id="id73" draw:id="id73" draw:layer="layout" svg:width="1cm" svg:height="0.9cm" svg:x="13.104cm" svg:y="49.967cm">
          <text:p text:style-name="P1"><text:span text:style-name="T1">NAND</text:span></text:p>
          <text:p text:style-name="P1"><text:span text:style-name="T1">48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3.604cm" svg:y1="52.844cm" svg:x2="13.604cm" svg:y2="50.867cm" draw:start-shape="id68" draw:start-glue-point="0" draw:end-shape="id73" draw:end-glue-point="2" svg:d="M13604 52844v-1977" svg:viewBox="0 0 1 1978">
          <text:p/>
        </draw:connector>
        <draw:custom-shape draw:style-name="gr1" draw:text-style-name="P2" xml:id="id74" draw:id="id74" draw:layer="layout" svg:width="1cm" svg:height="0.9cm" svg:x="13.704cm" svg:y="47.921cm">
          <text:p text:style-name="P1"><text:span text:style-name="T1">OR</text:span></text:p>
          <text:p text:style-name="P1"><text:span text:style-name="T1">48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3.604cm" svg:y1="49.967cm" svg:x2="14.204cm" svg:y2="48.821cm" draw:start-shape="id73" draw:start-glue-point="0" draw:end-shape="id74" draw:end-glue-point="2" svg:d="M13604 49967l600-1146" svg:viewBox="0 0 601 1147">
          <text:p/>
        </draw:connector>
        <draw:custom-shape draw:style-name="gr1" draw:text-style-name="P2" xml:id="id75" draw:id="id75" draw:layer="layout" svg:width="1cm" svg:height="0.9cm" svg:x="13.704cm" svg:y="46.021cm">
          <text:p text:style-name="P1"><text:span text:style-name="T1">AND</text:span></text:p>
          <text:p text:style-name="P1"><text:span text:style-name="T1">48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4.204cm" svg:y1="47.921cm" svg:x2="14.204cm" svg:y2="46.921cm" draw:start-shape="id74" draw:start-glue-point="0" draw:end-shape="id75" draw:end-glue-point="2" svg:d="M14204 47921v-1000" svg:viewBox="0 0 1 1001">
          <text:p/>
        </draw:connector>
        <draw:connector draw:style-name="gr2" draw:text-style-name="P3" draw:layer="layout" draw:type="line" svg:x1="14.204cm" svg:y1="46.021cm" svg:x2="14.154cm" svg:y2="44.921cm" draw:start-shape="id75" draw:start-glue-point="0" draw:end-shape="id76" draw:end-glue-point="2" svg:d="M14204 46021l-50-1100" svg:viewBox="0 0 51 1101">
          <text:p/>
        </draw:connector>
        <draw:connector draw:style-name="gr4" draw:text-style-name="P5" draw:layer="layout" draw:type="line" svg:x1="10.554cm" svg:y1="44.021cm" svg:x2="10.592cm" svg:y2="42.615cm" draw:start-shape="id58" draw:start-glue-point="0" svg:d="M10554 44021l38-1406" svg:viewBox="0 0 39 1407">
          <text:p text:style-name="P1"><text:span text:style-name="T2">c1</text:span></text:p>
        </draw:connector>
        <draw:connector draw:style-name="gr4" draw:text-style-name="P5" draw:layer="layout" draw:type="line" svg:x1="15.2cm" svg:y1="113.7cm" svg:x2="15.145cm" svg:y2="111.892cm" draw:start-shape="id77" draw:start-glue-point="0" svg:d="M15200 113700l-55-1808" svg:viewBox="0 0 56 1809">
          <text:p text:style-name="P1"><text:span text:style-name="T2">/res</text:span></text:p>
        </draw:connector>
        <draw:connector draw:style-name="gr4" draw:text-style-name="P5" draw:layer="layout" draw:type="line" svg:x1="14.154cm" svg:y1="44.021cm" svg:x2="14.112cm" svg:y2="42.72cm" draw:start-shape="id76" draw:start-glue-point="0" svg:d="M14154 44021l-42-1301" svg:viewBox="0 0 43 1302">
          <text:p text:style-name="P1"><text:span text:style-name="T2">c2</text:span></text:p>
        </draw:connector>
        <draw:connector draw:style-name="gr4" draw:text-style-name="P5" draw:layer="layout" draw:type="line" svg:x1="7.065cm" svg:y1="44.061cm" svg:x2="7.051cm" svg:y2="42.655cm" draw:start-shape="id59" draw:start-glue-point="0" svg:d="M7065 44061l-14-1406" svg:viewBox="0 0 15 1407">
          <text:p text:style-name="P1"><text:span text:style-name="T2">c3</text:span></text:p>
        </draw:connector>
        <draw:connector draw:style-name="gr4" draw:text-style-name="P5" draw:layer="layout" draw:type="line" svg:x1="17.804cm" svg:y1="42.282cm" svg:x2="17.814cm" svg:y2="40.739cm" draw:start-shape="id36" draw:start-glue-point="0" svg:d="M17804 42282l10-1543" svg:viewBox="0 0 11 1544">
          <text:p text:style-name="P1"><text:span text:style-name="T2">/c4</text:span></text:p>
        </draw:connector>
        <draw:connector draw:style-name="gr4" draw:text-style-name="P5" draw:layer="layout" draw:type="line" svg:x1="20.65cm" svg:y1="44.163cm" svg:x2="20.73cm" svg:y2="42.738cm" draw:start-shape="id39" draw:start-glue-point="0" svg:d="M20650 44163l80-1425" svg:viewBox="0 0 81 1426">
          <text:p text:style-name="P1"><text:span text:style-name="T2">c5</text:span></text:p>
        </draw:connector>
        <draw:connector draw:style-name="gr4" draw:text-style-name="P5" draw:layer="layout" draw:type="line" svg:x1="21.5cm" svg:y1="42.482cm" svg:x2="21.555cm" svg:y2="40.823cm" draw:start-shape="id40" draw:start-glue-point="0" svg:d="M21500 42482l55-1659" svg:viewBox="0 0 56 1660">
          <text:p text:style-name="P1"><text:span text:style-name="T2">/c5</text:span></text:p>
        </draw:connector>
        <draw:connector draw:style-name="gr4" draw:text-style-name="P5" draw:layer="layout" draw:type="line" svg:x1="33.88cm" svg:y1="44.142cm" svg:x2="33.889cm" svg:y2="42.583cm" draw:start-shape="id64" draw:start-glue-point="0" svg:d="M33880 44142l9-1559" svg:viewBox="0 0 10 1560">
          <text:p text:style-name="P1"><text:span text:style-name="T2">c6</text:span></text:p>
        </draw:connector>
        <draw:connector draw:style-name="gr4" draw:text-style-name="P5" draw:layer="layout" draw:type="line" svg:x1="33.695cm" svg:y1="53.261cm" svg:x2="33.795cm" svg:y2="51.342cm" draw:end-shape="id41" draw:end-glue-point="2" svg:d="M33695 53261l100-1919" svg:viewBox="0 0 101 1920">
          <text:p text:style-name="P1"><text:span text:style-name="T2">c6/b</text:span></text:p>
        </draw:connector>
        <draw:connector draw:style-name="gr4" draw:text-style-name="P5" draw:layer="layout" draw:type="line" svg:x1="24.15cm" svg:y1="44.242cm" svg:x2="24.193cm" svg:y2="42.483cm" draw:start-shape="id26" draw:start-glue-point="0" svg:d="M24150 44242l43-1759" svg:viewBox="0 0 44 1760">
          <text:p text:style-name="P1"><text:span text:style-name="T2">c7</text:span></text:p>
        </draw:connector>
        <draw:connector draw:style-name="gr4" draw:text-style-name="P5" draw:layer="layout" draw:type="line" svg:x1="30.45cm" svg:y1="44.109cm" svg:x2="30.468cm" svg:y2="42.258cm" draw:start-shape="id22" draw:start-glue-point="0" svg:d="M30450 44109l18-1851" svg:viewBox="0 0 19 1852">
          <text:p text:style-name="P1"><text:span text:style-name="T2">c8</text:span></text:p>
        </draw:connector>
        <draw:connector draw:style-name="gr2" draw:text-style-name="P3" draw:layer="layout" draw:type="line" svg:x1="30.45cm" svg:y1="44.109cm" svg:x2="31.2cm" svg:y2="43.4cm" draw:start-shape="id22" draw:start-glue-point="0" draw:end-shape="id78" draw:end-glue-point="2" svg:d="M30450 44109l750-709" svg:viewBox="0 0 751 710">
          <text:p/>
        </draw:connector>
        <draw:connector draw:style-name="gr4" draw:text-style-name="P5" draw:layer="layout" draw:type="line" svg:x1="31.2cm" svg:y1="42.5cm" svg:x2="31.214cm" svg:y2="40.774cm" draw:start-shape="id78" draw:start-glue-point="0" svg:d="M31200 42500l14-1726" svg:viewBox="0 0 15 1727">
          <text:p text:style-name="P1"><text:span text:style-name="T2">/c8</text:span></text:p>
        </draw:connector>
        <draw:connector draw:style-name="gr2" draw:text-style-name="P3" draw:layer="layout" draw:type="line" svg:x1="27.324cm" svg:y1="45.975cm" svg:x2="27.35cm" svg:y2="45.075cm" draw:start-shape="id32" draw:start-glue-point="0" draw:end-shape="id79" draw:end-glue-point="2" svg:d="M27324 45975l26-900" svg:viewBox="0 0 27 901">
          <text:p/>
        </draw:connector>
        <draw:custom-shape draw:style-name="gr1" draw:text-style-name="P2" xml:id="id80" draw:id="id80" draw:layer="layout" svg:width="1cm" svg:height="0.9cm" svg:x="17.456cm" svg:y="54.558cm">
          <text:p text:style-name="P1"><text:span text:style-name="T1">3-AND</text:span></text:p>
          <text:p text:style-name="P1"><text:span text:style-name="T1">48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7.4cm" svg:y1="56.516cm" svg:x2="17.956cm" svg:y2="55.458cm" draw:end-shape="id80" draw:end-glue-point="2" svg:d="M17400 56516l556-1058" svg:viewBox="0 0 557 1059">
          <text:p text:style-name="P1"><text:span text:style-name="T2">c9</text:span></text:p>
        </draw:connector>
        <draw:custom-shape draw:style-name="gr1" draw:text-style-name="P2" xml:id="id81" draw:id="id81" draw:layer="layout" svg:width="1cm" svg:height="0.9cm" svg:x="25.5cm" svg:y="49.783cm">
          <text:p text:style-name="P1"><text:span text:style-name="T1">3-NAND</text:span></text:p>
          <text:p text:style-name="P1"><text:span text:style-name="T1">48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5.99cm" svg:y1="51.981cm" svg:x2="26cm" svg:y2="50.683cm" draw:end-shape="id81" draw:end-glue-point="2" svg:d="M25990 51981l10-1298" svg:viewBox="0 0 11 1299">
          <text:p text:style-name="P1"><text:span text:style-name="T2">c9</text:span></text:p>
        </draw:connector>
        <draw:custom-shape draw:style-name="gr1" draw:text-style-name="P2" xml:id="id82" draw:id="id82" draw:layer="layout" svg:width="1cm" svg:height="0.9cm" svg:x="31.3cm" svg:y="48.177cm">
          <text:p text:style-name="P1"><text:span text:style-name="T1">NOR</text:span></text:p>
          <text:p text:style-name="P1"><text:span text:style-name="T1">47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2.504cm" svg:y1="50.033cm" svg:x2="31.8cm" svg:y2="49.077cm" draw:end-shape="id82" draw:end-glue-point="2" svg:d="M32504 50033l-704-956" svg:viewBox="0 0 705 957">
          <text:p text:style-name="P1"><text:span text:style-name="T2">c9</text:span></text:p>
        </draw:connector>
        <draw:connector draw:style-name="gr4" draw:text-style-name="P5" draw:layer="layout" draw:type="line" svg:x1="27.35cm" svg:y1="44.175cm" svg:x2="27.289cm" svg:y2="42.483cm" draw:start-shape="id79" draw:start-glue-point="0" svg:d="M27350 44175l-61-1692" svg:viewBox="0 0 62 1693">
          <text:p text:style-name="P1"><text:span text:style-name="T2">c9</text:span></text:p>
        </draw:connector>
        <draw:connector draw:style-name="gr4" draw:text-style-name="P5" draw:layer="layout" draw:type="line" svg:x1="11.675cm" svg:y1="51.695cm" svg:x2="11.104cm" svg:y2="50.408cm" draw:end-shape="id71" draw:end-glue-point="2" svg:d="M11675 51695l-571-1287" svg:viewBox="0 0 572 1288">
          <text:p text:style-name="P1"><text:span text:style-name="T2">c9</text:span></text:p>
        </draw:connector>
        <draw:connector draw:style-name="gr2" draw:text-style-name="P3" draw:layer="layout" draw:type="line" svg:x1="31.8cm" svg:y1="48.177cm" svg:x2="30.4cm" svg:y2="47.209cm" draw:start-shape="id82" draw:start-glue-point="0" draw:end-shape="id21" draw:end-glue-point="2" svg:d="M31800 48177l-1400-968" svg:viewBox="0 0 1401 969">
          <text:p/>
        </draw:connector>
        <draw:connector draw:style-name="gr2" draw:text-style-name="P3" draw:layer="layout" draw:type="line" svg:x1="17.956cm" svg:y1="54.558cm" svg:x2="17.204cm" svg:y2="50.582cm" draw:start-shape="id80" draw:start-glue-point="0" draw:end-shape="id65" draw:end-glue-point="2" svg:d="M17956 54558l-752-3976" svg:viewBox="0 0 753 3977">
          <text:p/>
        </draw:connector>
        <draw:custom-shape draw:style-name="gr1" draw:text-style-name="P2" xml:id="id83" draw:id="id83" draw:layer="layout" svg:width="1cm" svg:height="0.9cm" svg:x="14.204cm" svg:y="52.844cm">
          <text:p text:style-name="P1"><text:span text:style-name="T1">NAND</text:span></text:p>
          <text:p text:style-name="P1"><text:span text:style-name="T1">48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7.956cm" svg:y1="54.558cm" svg:x2="14.704cm" svg:y2="53.744cm" draw:start-shape="id80" draw:start-glue-point="0" draw:end-shape="id83" draw:end-glue-point="2" svg:d="M17956 54558l-3252-814" svg:viewBox="0 0 3253 815">
          <text:p/>
        </draw:connector>
        <draw:custom-shape draw:style-name="gr1" draw:text-style-name="P2" xml:id="id84" draw:id="id84" draw:layer="layout" svg:width="1cm" svg:height="0.9cm" svg:x="14.204cm" svg:y="49.967cm">
          <text:p text:style-name="P1"><text:span text:style-name="T1">NAND</text:span></text:p>
          <text:p text:style-name="P1"><text:span text:style-name="T1">48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4.704cm" svg:y1="52.844cm" svg:x2="14.704cm" svg:y2="50.867cm" draw:start-shape="id83" draw:start-glue-point="0" draw:end-shape="id84" draw:end-glue-point="2" svg:d="M14704 52844v-1977" svg:viewBox="0 0 1 1978">
          <text:p/>
        </draw:connector>
        <draw:connector draw:style-name="gr2" draw:text-style-name="P3" draw:layer="layout" draw:type="line" svg:x1="14.704cm" svg:y1="49.967cm" svg:x2="14.204cm" svg:y2="48.821cm" draw:start-shape="id84" draw:start-glue-point="0" draw:end-shape="id74" draw:end-glue-point="2" svg:d="M14704 49967l-500-1146" svg:viewBox="0 0 501 1147">
          <text:p/>
        </draw:connector>
        <draw:connector draw:style-name="gr2" draw:text-style-name="P3" draw:layer="layout" draw:type="line" svg:x1="26cm" svg:y1="49.783cm" svg:x2="27.3cm" svg:y2="48.883cm" draw:start-shape="id81" draw:start-glue-point="0" draw:end-shape="id31" draw:end-glue-point="2" svg:d="M26000 49783l1300-900" svg:viewBox="0 0 1301 901">
          <text:p/>
        </draw:connector>
        <draw:connector draw:style-name="gr2" draw:text-style-name="P3" draw:layer="layout" draw:type="line" svg:x1="12.504cm" svg:y1="52.844cm" svg:x2="13.604cm" svg:y2="50.867cm" draw:start-shape="id62" draw:start-glue-point="0" draw:end-shape="id73" draw:end-glue-point="2" svg:d="M12504 52844l1100-1977" svg:viewBox="0 0 1101 1978">
          <text:p/>
        </draw:connector>
        <draw:custom-shape draw:style-name="gr1" draw:text-style-name="P2" xml:id="id85" draw:id="id85" draw:layer="layout" svg:width="1cm" svg:height="0.9cm" svg:x="35.13cm" svg:y="50.522cm">
          <text:p text:style-name="P1"><text:span text:style-name="T1">NAND</text:span></text:p>
          <text:p text:style-name="P1"><text:span text:style-name="T1">45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6.4cm" svg:y1="52.657cm" svg:x2="35.63cm" svg:y2="51.422cm" draw:end-shape="id85" draw:end-glue-point="2" svg:d="M36400 52657l-770-1235" svg:viewBox="0 0 771 1236">
          <text:p text:style-name="P1"><text:span text:style-name="T2">d1</text:span></text:p>
        </draw:connector>
        <draw:connector draw:style-name="gr4" draw:text-style-name="P5" draw:layer="layout" draw:type="line" svg:x1="22.314cm" svg:y1="50.897cm" svg:x2="22.6cm" svg:y2="49.328cm" draw:end-shape="id43" draw:end-glue-point="2" svg:d="M22314 50897l286-1569" svg:viewBox="0 0 287 1570">
          <text:p text:style-name="P1"><text:span text:style-name="T2">d1</text:span></text:p>
        </draw:connector>
        <draw:custom-shape draw:style-name="gr1" draw:text-style-name="P2" xml:id="id87" draw:id="id87" draw:layer="layout" svg:width="1cm" svg:height="0.9cm" svg:x="39.8cm" svg:y="42.209cm">
          <text:p text:style-name="P1"><text:span text:style-name="T1">NOT</text:span></text:p>
          <text:p text:style-name="P1"><text:span text:style-name="T1">46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9.25cm" svg:y1="44.209cm" svg:x2="40.3cm" svg:y2="43.109cm" draw:start-shape="id86" draw:start-glue-point="0" draw:end-shape="id87" draw:end-glue-point="2" svg:d="M39250 44209l1050-1100" svg:viewBox="0 0 1051 1101">
          <text:p/>
        </draw:connector>
        <draw:connector draw:style-name="gr4" draw:text-style-name="P5" draw:layer="layout" draw:type="line" svg:x1="28.37cm" svg:y1="55.978cm" svg:x2="28.4cm" svg:y2="54.502cm" draw:end-shape="id29" draw:end-glue-point="2" svg:d="M28370 55978l30-1476" svg:viewBox="0 0 31 1477">
          <text:p text:style-name="P1"><text:span text:style-name="T2">/d1</text:span></text:p>
        </draw:connector>
        <draw:custom-shape draw:style-name="gr1" draw:text-style-name="P2" xml:id="id88" draw:id="id88" draw:layer="layout" svg:width="1cm" svg:height="0.9cm" svg:x="9.408cm" svg:y="57.241cm">
          <text:p text:style-name="P1"><text:span text:style-name="T1">NAND</text:span></text:p>
          <text:p text:style-name="P1"><text:span text:style-name="T1">47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.908cm" svg:y1="57.241cm" svg:x2="13.604cm" svg:y2="53.744cm" draw:start-shape="id88" draw:start-glue-point="0" draw:end-shape="id68" draw:end-glue-point="2" svg:d="M9908 57241l3696-3497" svg:viewBox="0 0 3697 3498">
          <text:p/>
        </draw:connector>
        <draw:custom-shape draw:style-name="gr1" draw:text-style-name="P2" xml:id="id89" draw:id="id89" draw:layer="layout" svg:width="1cm" svg:height="0.9cm" svg:x="9.389cm" svg:y="55.2cm">
          <text:p text:style-name="P1"><text:span text:style-name="T1">NOT</text:span></text:p>
          <text:p text:style-name="P1"><text:span text:style-name="T1">47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.908cm" svg:y1="57.241cm" svg:x2="9.889cm" svg:y2="56.1cm" draw:start-shape="id88" draw:start-glue-point="0" draw:end-shape="id89" draw:end-glue-point="2" svg:d="M9908 57241l-19-1141" svg:viewBox="0 0 20 1142">
          <text:p/>
        </draw:connector>
        <draw:connector draw:style-name="gr2" draw:text-style-name="P3" draw:layer="layout" draw:type="line" svg:x1="9.889cm" svg:y1="55.2cm" svg:x2="9.889cm" svg:y2="54.2cm" draw:start-shape="id89" draw:start-glue-point="0" draw:end-shape="id67" draw:end-glue-point="2" svg:d="M9889 55200v-1000" svg:viewBox="0 0 1 1001">
          <text:p/>
        </draw:connector>
        <draw:connector draw:style-name="gr4" draw:text-style-name="P5" draw:layer="layout" draw:type="line" svg:x1="10.8cm" svg:y1="59.445cm" svg:x2="9.908cm" svg:y2="58.141cm" draw:end-shape="id88" draw:end-glue-point="2" svg:d="M10800 59445l-892-1304" svg:viewBox="0 0 893 1305">
          <text:p text:style-name="P1"><text:span text:style-name="T2">/d1</text:span></text:p>
        </draw:connector>
        <draw:custom-shape draw:style-name="gr1" draw:text-style-name="P2" xml:id="id90" draw:id="id90" draw:layer="layout" svg:width="1cm" svg:height="0.9cm" svg:x="21.4cm" svg:y="60.626cm">
          <text:p text:style-name="P1"><text:span text:style-name="T1">NAND</text:span></text:p>
          <text:p text:style-name="P1"><text:span text:style-name="T1">49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1.929cm" svg:y1="63cm" svg:x2="21.9cm" svg:y2="61.526cm" draw:end-shape="id90" draw:end-glue-point="2" svg:d="M21929 63000l-29-1474" svg:viewBox="0 0 30 1475">
          <text:p text:style-name="P1"><text:span text:style-name="T2">d1</text:span></text:p>
        </draw:connector>
        <draw:custom-shape draw:style-name="gr3" draw:text-style-name="P4" xml:id="id86" draw:id="id86" draw:layer="layout" svg:width="2.1cm" svg:height="0.9cm" svg:x="38.2cm" svg:y="44.209cm">
          <text:p text:style-name="P1"><text:span text:style-name="T1">DFF (mclk)</text:span></text:p>
          <text:p text:style-name="P1"><text:span text:style-name="T1">518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1" draw:id="id91" draw:layer="layout" svg:width="1cm" svg:height="0.9cm" svg:x="38.875cm" svg:y="48.109cm">
          <text:p text:style-name="P1"><text:span text:style-name="T1">IMUX</text:span></text:p>
          <text:p text:style-name="P1"><text:span text:style-name="T1">5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8.5cm" svg:y1="50.327cm" svg:x2="39.375cm" svg:y2="49.009cm" draw:end-shape="id91" draw:end-glue-point="2" svg:d="M38500 50327l875-1318" svg:viewBox="0 0 876 1319">
          <text:p text:style-name="P1"><text:span text:style-name="T2">d1/b</text:span></text:p>
        </draw:connector>
        <draw:connector draw:style-name="gr4" draw:text-style-name="P5" draw:layer="layout" draw:type="line" svg:x1="15.548cm" svg:y1="47.852cm" svg:x2="14.204cm" svg:y2="46.921cm" draw:end-shape="id75" draw:end-glue-point="2" svg:d="M15548 47852l-1344-931" svg:viewBox="0 0 1345 932">
          <text:p text:style-name="P1"><text:span text:style-name="T2">/res</text:span></text:p>
        </draw:connector>
        <draw:custom-shape draw:style-name="gr1" draw:text-style-name="P2" xml:id="id92" draw:id="id92" draw:layer="layout" svg:width="1cm" svg:height="0.9cm" svg:x="59.89cm" svg:y="48.061cm">
          <text:p text:style-name="P1"><text:span text:style-name="T1">3-NAND</text:span></text:p>
          <text:p text:style-name="P1"><text:span text:style-name="T1">49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1.384cm" svg:y1="50.006cm" svg:x2="60.39cm" svg:y2="48.961cm" draw:end-shape="id92" draw:end-glue-point="2" svg:d="M61384 50006l-994-1045" svg:viewBox="0 0 995 1046">
          <text:p text:style-name="P1"><text:span text:style-name="T2">/res</text:span></text:p>
        </draw:connector>
        <draw:custom-shape draw:style-name="gr1" draw:text-style-name="P2" xml:id="id93" draw:id="id93" draw:layer="layout" svg:width="1cm" svg:height="0.9cm" svg:x="70.2cm" svg:y="46.356cm">
          <text:p text:style-name="P1"><text:span text:style-name="T1">AND</text:span></text:p>
          <text:p text:style-name="P1"><text:span text:style-name="T1">50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1.695cm" svg:y1="48.352cm" svg:x2="70.7cm" svg:y2="47.256cm" draw:end-shape="id93" draw:end-glue-point="2" svg:d="M71695 48352l-995-1096" svg:viewBox="0 0 996 1097">
          <text:p text:style-name="P1"><text:span text:style-name="T2">/res</text:span></text:p>
        </draw:connector>
        <draw:custom-shape draw:style-name="gr1" draw:text-style-name="P2" xml:id="id94" draw:id="id94" draw:layer="layout" svg:width="1cm" svg:height="0.9cm" svg:x="66.555cm" svg:y="46.381cm">
          <text:p text:style-name="P1"><text:span text:style-name="T1">AND</text:span></text:p>
          <text:p text:style-name="P1"><text:span text:style-name="T1">52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8.1cm" svg:y1="48.316cm" svg:x2="67.055cm" svg:y2="47.281cm" draw:end-shape="id94" draw:end-glue-point="2" svg:d="M68100 48316l-1045-1035" svg:viewBox="0 0 1046 1036">
          <text:p text:style-name="P1"><text:span text:style-name="T2">/res</text:span></text:p>
        </draw:connector>
        <draw:custom-shape draw:style-name="gr1" draw:text-style-name="P2" xml:id="id95" draw:id="id95" draw:layer="layout" svg:width="1cm" svg:height="0.9cm" svg:x="73.688cm" svg:y="46.501cm">
          <text:p text:style-name="P1"><text:span text:style-name="T1">NAND</text:span></text:p>
          <text:p text:style-name="P1"><text:span text:style-name="T1">51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75.4cm" svg:y1="48.417cm" svg:x2="74.188cm" svg:y2="47.401cm" draw:end-shape="id95" draw:end-glue-point="2" svg:d="M75400 48417l-1212-1016" svg:viewBox="0 0 1213 1017">
          <text:p text:style-name="P1"><text:span text:style-name="T2">/res</text:span></text:p>
        </draw:connector>
        <draw:custom-shape draw:style-name="gr1" draw:text-style-name="P2" xml:id="id96" draw:id="id96" draw:layer="layout" svg:width="1cm" svg:height="0.9cm" svg:x="54.6cm" svg:y="48.43cm">
          <text:p text:style-name="P1"><text:span text:style-name="T1">AND</text:span></text:p>
          <text:p text:style-name="P1"><text:span text:style-name="T1">52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5.113cm" svg:y1="50.8cm" svg:x2="55.1cm" svg:y2="49.33cm" draw:end-shape="id96" draw:end-glue-point="2" svg:d="M55113 50800l-13-1470" svg:viewBox="0 0 14 1471">
          <text:p text:style-name="P1"><text:span text:style-name="T2">/res</text:span></text:p>
        </draw:connector>
        <draw:custom-shape draw:style-name="gr1" draw:text-style-name="P2" xml:id="id97" draw:id="id97" draw:layer="layout" svg:width="1cm" svg:height="0.9cm" svg:x="38.8cm" svg:y="46.172cm">
          <text:p text:style-name="P1"><text:span text:style-name="T1">NAND</text:span></text:p>
          <text:p text:style-name="P1"><text:span text:style-name="T1">5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0.231cm" svg:y1="48.079cm" svg:x2="39.3cm" svg:y2="47.072cm" draw:end-shape="id97" draw:end-glue-point="2" svg:d="M40231 48079l-931-1007" svg:viewBox="0 0 932 1008">
          <text:p text:style-name="P1"><text:span text:style-name="T2">/res</text:span></text:p>
        </draw:connector>
        <draw:custom-shape draw:style-name="gr1" draw:text-style-name="P2" xml:id="id98" draw:id="id98" draw:layer="layout" svg:width="1cm" svg:height="0.9cm" svg:x="52.6cm" svg:y="46.348cm">
          <text:p text:style-name="P1"><text:span text:style-name="T1">3-NAND</text:span></text:p>
          <text:p text:style-name="P1"><text:span text:style-name="T1">50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4.219cm" svg:y1="48.332cm" svg:x2="53.1cm" svg:y2="47.248cm" draw:end-shape="id98" draw:end-glue-point="2" svg:d="M54219 48332l-1119-1084" svg:viewBox="0 0 1120 1085">
          <text:p text:style-name="P1"><text:span text:style-name="T2">/res</text:span></text:p>
        </draw:connector>
        <draw:custom-shape draw:style-name="gr1" draw:text-style-name="P2" xml:id="id99" draw:id="id99" draw:layer="layout" svg:width="1cm" svg:height="0.9cm" svg:x="62.885cm" svg:y="46.261cm">
          <text:p text:style-name="P1"><text:span text:style-name="T1">AND</text:span></text:p>
          <text:p text:style-name="P1"><text:span text:style-name="T1">49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4.5cm" svg:y1="48.289cm" svg:x2="63.385cm" svg:y2="47.161cm" draw:end-shape="id99" draw:end-glue-point="2" svg:d="M64500 48289l-1115-1128" svg:viewBox="0 0 1116 1129">
          <text:p text:style-name="P1"><text:span text:style-name="T2">/res</text:span></text:p>
        </draw:connector>
        <draw:custom-shape draw:style-name="gr1" draw:text-style-name="P2" xml:id="id100" draw:id="id100" draw:layer="layout" svg:width="1cm" svg:height="0.9cm" svg:x="49.2cm" svg:y="46.483cm">
          <text:p text:style-name="P1"><text:span text:style-name="T1">AND</text:span></text:p>
          <text:p text:style-name="P1"><text:span text:style-name="T1">51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0.618cm" svg:y1="48.606cm" svg:x2="49.7cm" svg:y2="47.383cm" draw:end-shape="id100" draw:end-glue-point="2" svg:d="M50618 48606l-918-1223" svg:viewBox="0 0 919 1224">
          <text:p text:style-name="P1"><text:span text:style-name="T2">/res</text:span></text:p>
        </draw:connector>
        <draw:connector draw:style-name="gr4" draw:text-style-name="P5" draw:layer="layout" draw:type="line" svg:x1="47.17cm" svg:y1="48.146cm" svg:x2="46.1cm" svg:y2="47.283cm" draw:end-shape="id101" draw:end-glue-point="2" svg:d="M47170 48146l-1070-863" svg:viewBox="0 0 1071 864">
          <text:p text:style-name="P1"><text:span text:style-name="T2">/res</text:span></text:p>
        </draw:connector>
        <draw:custom-shape draw:style-name="gr1" draw:text-style-name="P2" xml:id="id102" draw:id="id102" draw:layer="layout" svg:width="1cm" svg:height="0.9cm" svg:x="55.572cm" svg:y="118.4cm">
          <text:p text:style-name="P1"><text:span text:style-name="T1">NAND</text:span></text:p>
          <text:p text:style-name="P1"><text:span text:style-name="T1">52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6.917cm" svg:y1="120.2cm" svg:x2="56.072cm" svg:y2="119.3cm" draw:end-shape="id102" draw:end-glue-point="2" svg:d="M56917 120200l-845-900" svg:viewBox="0 0 846 901">
          <text:p text:style-name="P1"><text:span text:style-name="T2">/res</text:span></text:p>
        </draw:connector>
        <draw:custom-shape draw:style-name="gr1" draw:text-style-name="P2" xml:id="id103" draw:id="id103" draw:layer="layout" svg:width="1cm" svg:height="0.9cm" svg:x="53.372cm" svg:y="118.438cm">
          <text:p text:style-name="P1"><text:span text:style-name="T1">3-AND</text:span></text:p>
          <text:p text:style-name="P1"><text:span text:style-name="T1">51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4" draw:id="id104" draw:layer="layout" svg:width="1cm" svg:height="0.9cm" svg:x="51.172cm" svg:y="118.406cm">
          <text:p text:style-name="P1"><text:span text:style-name="T1">3-AND</text:span></text:p>
          <text:p text:style-name="P1"><text:span text:style-name="T1">50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4.893cm" svg:y1="120.147cm" svg:x2="53.872cm" svg:y2="119.338cm" draw:end-shape="id103" draw:end-glue-point="2" svg:d="M54893 120147l-1021-809" svg:viewBox="0 0 1022 810">
          <text:p text:style-name="P1"><text:span text:style-name="T2">/res</text:span></text:p>
        </draw:connector>
        <draw:connector draw:style-name="gr4" draw:text-style-name="P5" draw:layer="layout" draw:type="line" svg:x1="52.802cm" svg:y1="120.16cm" svg:x2="51.672cm" svg:y2="119.306cm" draw:end-shape="id104" draw:end-glue-point="2" svg:d="M52802 120160l-1130-854" svg:viewBox="0 0 1131 855">
          <text:p text:style-name="P1"><text:span text:style-name="T2">/res</text:span></text:p>
        </draw:connector>
        <draw:custom-shape draw:style-name="gr3" draw:text-style-name="P4" xml:id="id149" draw:id="id149" draw:layer="layout" svg:width="2.1cm" svg:height="0.9cm" svg:x="62.3cm" svg:y="44.161cm">
          <text:p text:style-name="P1"><text:span text:style-name="T1">DFF (mclk)</text:span></text:p>
          <text:p text:style-name="P1"><text:span text:style-name="T1">509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3" draw:id="id143" draw:layer="layout" svg:width="2.1cm" svg:height="0.9cm" svg:x="48.6cm" svg:y="44.183cm">
          <text:p text:style-name="P1"><text:span text:style-name="T1">DFF (mclk)</text:span></text:p>
          <text:p text:style-name="P1"><text:span text:style-name="T1">529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3" draw:id="id113" draw:layer="layout" svg:width="2.1cm" svg:height="0.9cm" svg:x="52cm" svg:y="44.148cm">
          <text:p text:style-name="P1"><text:span text:style-name="T1">DFF (mclk)</text:span></text:p>
          <text:p text:style-name="P1"><text:span text:style-name="T1">529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6" draw:id="id106" draw:layer="layout" svg:width="2.1cm" svg:height="0.9cm" svg:x="55.3cm" svg:y="44.126cm">
          <text:p text:style-name="P1"><text:span text:style-name="T1">DFF (mclk)</text:span></text:p>
          <text:p text:style-name="P1"><text:span text:style-name="T1">529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2" draw:id="id112" draw:layer="layout" svg:width="2.1cm" svg:height="0.9cm" svg:x="41.6cm" svg:y="44.22cm">
          <text:p text:style-name="P1"><text:span text:style-name="T1">DFF mclk)</text:span></text:p>
          <text:p text:style-name="P1"><text:span text:style-name="T1">517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1" draw:id="id121" draw:layer="layout" svg:width="2.1cm" svg:height="0.9cm" svg:x="69.6cm" svg:y="44.164cm">
          <text:p text:style-name="P1"><text:span text:style-name="T1">DFF (mclk)</text:span></text:p>
          <text:p text:style-name="P1"><text:span text:style-name="T1">507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8" draw:id="id148" draw:layer="layout" svg:width="2.1cm" svg:height="0.9cm" svg:x="58.7cm" svg:y="44.161cm">
          <text:p text:style-name="P1"><text:span text:style-name="T1">DFF (mclk)</text:span></text:p>
          <text:p text:style-name="P1"><text:span text:style-name="T1">498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5" draw:id="id125" draw:layer="layout" svg:width="2.1cm" svg:height="0.9cm" svg:x="76.6cm" svg:y="44.164cm">
          <text:p text:style-name="P1"><text:span text:style-name="T1">DFF (mclk)</text:span></text:p>
          <text:p text:style-name="P1"><text:span text:style-name="T1">486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5" draw:id="id135" draw:layer="layout" svg:width="2.1cm" svg:height="0.9cm" svg:x="73.1cm" svg:y="44.201cm">
          <text:p text:style-name="P1"><text:span text:style-name="T1">DFF (mclk)</text:span></text:p>
          <text:p text:style-name="P1"><text:span text:style-name="T1">516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8" draw:id="id128" draw:layer="layout" svg:width="2.1cm" svg:height="0.9cm" svg:x="66cm" svg:y="44.181cm">
          <text:p text:style-name="P1"><text:span text:style-name="T1">DFF (mclk)</text:span></text:p>
          <text:p text:style-name="P1"><text:span text:style-name="T1">528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5" draw:id="id105" draw:layer="layout" svg:width="1cm" svg:height="0.9cm" svg:x="3.8cm" svg:y="100.2cm">
          <text:p text:style-name="P1"><text:span text:style-name="T1">OR (mclk, ground)</text:span></text:p>
          <text:p text:style-name="P1"><text:span text:style-name="T1">54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.8cm" svg:y1="100.65cm" svg:x2="7.184cm" svg:y2="100.662cm" draw:start-shape="id105" draw:start-glue-point="1" svg:d="M4800 100650l2384 12" svg:viewBox="0 0 2385 13">
          <text:p text:style-name="P1"><text:span text:style-name="T2">mclk</text:span></text:p>
        </draw:connector>
        <draw:connector draw:style-name="gr4" draw:text-style-name="P5" draw:layer="layout" draw:type="line" svg:x1="39.25cm" svg:y1="44.209cm" svg:x2="39.199cm" svg:y2="42.444cm" draw:start-shape="id86" draw:start-glue-point="0" svg:d="M39250 44209l-51-1765" svg:viewBox="0 0 52 1766">
          <text:p text:style-name="P1"><text:span text:style-name="T2">d1</text:span></text:p>
        </draw:connector>
        <draw:connector draw:style-name="gr4" draw:text-style-name="P5" draw:layer="layout" draw:type="line" svg:x1="40.3cm" svg:y1="42.209cm" svg:x2="40.249cm" svg:y2="40.509cm" draw:start-shape="id87" draw:start-glue-point="0" svg:d="M40300 42209l-51-1700" svg:viewBox="0 0 52 1701">
          <text:p text:style-name="P1"><text:span text:style-name="T2">/d1</text:span></text:p>
        </draw:connector>
        <draw:connector draw:style-name="gr2" draw:text-style-name="P3" draw:layer="layout" draw:type="line" svg:x1="21.9cm" svg:y1="60.626cm" svg:x2="22.4cm" svg:y2="59.809cm" draw:start-shape="id90" draw:start-glue-point="0" draw:end-shape="id66" draw:end-glue-point="2" svg:d="M21900 60626l500-817" svg:viewBox="0 0 501 818">
          <text:p/>
        </draw:connector>
        <draw:connector draw:style-name="gr2" draw:text-style-name="P3" draw:layer="layout" draw:type="line" svg:x1="39.375cm" svg:y1="48.109cm" svg:x2="39.3cm" svg:y2="47.072cm" draw:start-shape="id91" draw:start-glue-point="0" draw:end-shape="id97" draw:end-glue-point="2" svg:d="M39375 48109l-75-1037" svg:viewBox="0 0 76 1038">
          <text:p/>
        </draw:connector>
        <draw:connector draw:style-name="gr2" draw:text-style-name="P3" draw:layer="layout" draw:type="line" svg:x1="39.3cm" svg:y1="46.172cm" svg:x2="39.25cm" svg:y2="45.109cm" draw:start-shape="id97" draw:start-glue-point="0" draw:end-shape="id86" draw:end-glue-point="2" svg:d="M39300 46172l-50-1063" svg:viewBox="0 0 51 1064">
          <text:p/>
        </draw:connector>
        <draw:connector draw:style-name="gr4" draw:text-style-name="P5" draw:layer="layout" draw:type="line" svg:x1="35.63cm" svg:y1="50.522cm" svg:x2="33.795cm" svg:y2="49.142cm" draw:start-shape="id85" draw:start-glue-point="0" draw:end-shape="id60" draw:end-glue-point="2" svg:d="M35630 50522l-1835-1380" svg:viewBox="0 0 1836 1381">
          <text:p text:style-name="P1"><text:span text:style-name="T2">b</text:span></text:p>
        </draw:connector>
        <draw:connector draw:style-name="gr4" draw:text-style-name="P5" draw:layer="layout" draw:type="line" svg:x1="56.35cm" svg:y1="44.126cm" svg:x2="56.402cm" svg:y2="42.383cm" draw:start-shape="id106" draw:start-glue-point="0" svg:d="M56350 44126l52-1743" svg:viewBox="0 0 53 1744">
          <text:p text:style-name="P1"><text:span text:style-name="T2">d2</text:span></text:p>
        </draw:connector>
        <draw:custom-shape draw:style-name="gr1" draw:text-style-name="P2" xml:id="id107" draw:id="id107" draw:layer="layout" svg:width="1cm" svg:height="0.9cm" svg:x="42.2cm" svg:y="46.42cm">
          <text:p text:style-name="P1"><text:span text:style-name="T1">AND</text:span></text:p>
          <text:p text:style-name="P1"><text:span text:style-name="T1">5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2.71cm" svg:y1="48.699cm" svg:x2="42.7cm" svg:y2="47.32cm" draw:end-shape="id107" draw:end-glue-point="2" svg:d="M42710 48699l-10-1379" svg:viewBox="0 0 11 1380">
          <text:p text:style-name="P1"><text:span text:style-name="T2">d2</text:span></text:p>
        </draw:connector>
        <draw:custom-shape draw:style-name="gr1" draw:text-style-name="P2" xml:id="id108" draw:id="id108" draw:layer="layout" svg:width="1cm" svg:height="0.9cm" svg:x="56.5cm" svg:y="52.1cm">
          <text:p text:style-name="P1"><text:span text:style-name="T1">NAND</text:span></text:p>
          <text:p text:style-name="P1"><text:span text:style-name="T1">50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6.982cm" svg:y1="54.263cm" svg:x2="57cm" svg:y2="53cm" draw:end-shape="id108" draw:end-glue-point="2" svg:d="M56982 54263l18-1263" svg:viewBox="0 0 19 1264">
          <text:p text:style-name="P1"><text:span text:style-name="T2">d2</text:span></text:p>
        </draw:connector>
        <draw:connector draw:style-name="gr4" draw:text-style-name="P5" draw:layer="layout" draw:type="line" svg:x1="40.352cm" svg:y1="50.274cm" svg:x2="39.375cm" svg:y2="49.009cm" draw:end-shape="id91" draw:end-glue-point="2" svg:d="M40352 50274l-977-1265" svg:viewBox="0 0 978 1266">
          <text:p text:style-name="P1"><text:span text:style-name="T2">d2/a</text:span></text:p>
        </draw:connector>
        <draw:custom-shape draw:style-name="gr1" draw:text-style-name="P2" xml:id="id109" draw:id="id109" draw:layer="layout" svg:width="1cm" svg:height="0.9cm" svg:x="52.6cm" svg:y="48.325cm">
          <text:p text:style-name="P1"><text:span text:style-name="T1">IMUX</text:span></text:p>
          <text:p text:style-name="P1"><text:span text:style-name="T1">50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2.943cm" svg:y1="51.064cm" svg:x2="53.1cm" svg:y2="49.225cm" draw:end-shape="id109" draw:end-glue-point="2" svg:d="M52943 51064l157-1839" svg:viewBox="0 0 158 1840">
          <text:p text:style-name="P1"><text:span text:style-name="T2">d2/a</text:span></text:p>
        </draw:connector>
        <draw:custom-shape draw:style-name="gr1" draw:text-style-name="P2" xml:id="id110" draw:id="id110" draw:layer="layout" svg:width="1cm" svg:height="0.9cm" svg:x="57.2cm" svg:y="48.483cm">
          <text:p text:style-name="P1"><text:span text:style-name="T1">AND</text:span></text:p>
          <text:p text:style-name="P1"><text:span text:style-name="T1">5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7cm" svg:y1="52.1cm" svg:x2="57.7cm" svg:y2="49.383cm" draw:start-shape="id108" draw:start-glue-point="0" draw:end-shape="id110" draw:end-glue-point="2" svg:d="M57000 52100l700-2717" svg:viewBox="0 0 701 2718">
          <text:p/>
        </draw:connector>
        <draw:custom-shape draw:style-name="gr1" draw:text-style-name="P2" xml:id="id111" draw:id="id111" draw:layer="layout" svg:width="1cm" svg:height="0.9cm" svg:x="55.9cm" svg:y="46.206cm">
          <text:p text:style-name="P1"><text:span text:style-name="T1">3-NAND</text:span></text:p>
          <text:p text:style-name="P1"><text:span text:style-name="T1">5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7.7cm" svg:y1="48.483cm" svg:x2="56.4cm" svg:y2="47.106cm" draw:start-shape="id110" draw:start-glue-point="0" draw:end-shape="id111" draw:end-glue-point="2" svg:d="M57700 48483l-1300-1377" svg:viewBox="0 0 1301 1378">
          <text:p/>
        </draw:connector>
        <draw:connector draw:style-name="gr2" draw:text-style-name="P3" draw:layer="layout" draw:type="line" svg:x1="56.4cm" svg:y1="46.206cm" svg:x2="56.35cm" svg:y2="45.026cm" draw:start-shape="id111" draw:start-glue-point="0" draw:end-shape="id106" draw:end-glue-point="2" svg:d="M56400 46206l-50-1180" svg:viewBox="0 0 51 1181">
          <text:p/>
        </draw:connector>
        <draw:connector draw:style-name="gr2" draw:text-style-name="P3" draw:layer="layout" draw:type="line" svg:x1="42.7cm" svg:y1="46.42cm" svg:x2="42.65cm" svg:y2="45.12cm" draw:start-shape="id107" draw:start-glue-point="0" draw:end-shape="id112" draw:end-glue-point="2" svg:d="M42700 46420l-50-1300" svg:viewBox="0 0 51 1301">
          <text:p/>
        </draw:connector>
        <draw:connector draw:style-name="gr2" draw:text-style-name="P3" draw:layer="layout" draw:type="line" svg:x1="53.1cm" svg:y1="48.325cm" svg:x2="53.1cm" svg:y2="47.248cm" draw:start-shape="id109" draw:start-glue-point="0" draw:end-shape="id98" draw:end-glue-point="2" svg:d="M53100 48325v-1077" svg:viewBox="0 0 1 1078">
          <text:p/>
        </draw:connector>
        <draw:connector draw:style-name="gr2" draw:text-style-name="P3" draw:layer="layout" draw:type="line" svg:x1="53.1cm" svg:y1="46.348cm" svg:x2="53.05cm" svg:y2="45.048cm" draw:start-shape="id98" draw:start-glue-point="0" draw:end-shape="id113" draw:end-glue-point="2" svg:d="M53100 46348l-50-1300" svg:viewBox="0 0 51 1301">
          <text:p/>
        </draw:connector>
        <draw:custom-shape draw:style-name="gr1" draw:text-style-name="P2" xml:id="id114" draw:id="id114" draw:layer="layout" svg:width="1cm" svg:height="0.9cm" svg:x="70.1cm" svg:y="57.832cm">
          <text:p text:style-name="P1"><text:span text:style-name="T1">NAND</text:span></text:p>
          <text:p text:style-name="P1"><text:span text:style-name="T1">51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0.609cm" svg:y1="60.101cm" svg:x2="70.6cm" svg:y2="58.732cm" draw:end-shape="id114" draw:end-glue-point="2" svg:d="M70609 60101l-9-1369" svg:viewBox="0 0 10 1370">
          <text:p text:style-name="P1"><text:span text:style-name="T2">d3</text:span></text:p>
        </draw:connector>
        <draw:custom-shape draw:style-name="gr1" draw:text-style-name="P2" xml:id="id115" draw:id="id115" draw:layer="layout" svg:width="1cm" svg:height="0.9cm" svg:x="57.6cm" svg:y="52.1cm">
          <text:p text:style-name="P1"><text:span text:style-name="T1">NAND</text:span></text:p>
          <text:p text:style-name="P1"><text:span text:style-name="T1">51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8.082cm" svg:y1="54.283cm" svg:x2="58.1cm" svg:y2="53cm" draw:end-shape="id115" draw:end-glue-point="2" svg:d="M58082 54283l18-1283" svg:viewBox="0 0 19 1284">
          <text:p text:style-name="P1"><text:span text:style-name="T2">d3</text:span></text:p>
        </draw:connector>
        <draw:connector draw:style-name="gr4" draw:text-style-name="P5" draw:layer="layout" draw:type="line" svg:x1="42.65cm" svg:y1="44.22cm" svg:x2="42.599cm" svg:y2="42.455cm" draw:start-shape="id112" draw:start-glue-point="0" svg:d="M42650 44220l-51-1765" svg:viewBox="0 0 52 1766">
          <text:p text:style-name="P1"><text:span text:style-name="T2">d3</text:span></text:p>
        </draw:connector>
        <draw:connector draw:style-name="gr2" draw:text-style-name="P3" draw:layer="layout" draw:type="line" svg:x1="58.1cm" svg:y1="52.1cm" svg:x2="57.7cm" svg:y2="49.383cm" draw:start-shape="id115" draw:start-glue-point="0" draw:end-shape="id110" draw:end-glue-point="2" svg:d="M58100 52100l-400-2717" svg:viewBox="0 0 401 2718">
          <text:p/>
        </draw:connector>
        <draw:custom-shape draw:style-name="gr1" draw:text-style-name="P2" xml:id="id116" draw:id="id116" draw:layer="layout" svg:width="1cm" svg:height="0.9cm" svg:x="70.2cm" svg:y="52.584cm">
          <text:p text:style-name="P1"><text:span text:style-name="T1">NOT</text:span></text:p>
          <text:p text:style-name="P1"><text:span text:style-name="T1">51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0.6cm" svg:y1="57.832cm" svg:x2="70.7cm" svg:y2="53.484cm" draw:start-shape="id114" draw:start-glue-point="0" draw:end-shape="id116" draw:end-glue-point="2" svg:d="M70600 57832l100-4348" svg:viewBox="0 0 101 4349">
          <text:p/>
        </draw:connector>
        <draw:custom-shape draw:style-name="gr1" draw:text-style-name="P2" xml:id="id117" draw:id="id117" draw:layer="layout" svg:width="1cm" svg:height="0.9cm" svg:x="77.2cm" svg:y="52.584cm">
          <text:p text:style-name="P1"><text:span text:style-name="T1">AND</text:span></text:p>
          <text:p text:style-name="P1"><text:span text:style-name="T1">51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0.6cm" svg:y1="57.832cm" svg:x2="77.7cm" svg:y2="53.484cm" draw:start-shape="id114" draw:start-glue-point="0" draw:end-shape="id117" draw:end-glue-point="2" svg:d="M70600 57832l7100-4348" svg:viewBox="0 0 7101 4349">
          <text:p/>
        </draw:connector>
        <draw:custom-shape draw:style-name="gr1" draw:text-style-name="P2" xml:id="id118" draw:id="id118" draw:layer="layout" svg:width="1cm" svg:height="0.9cm" svg:x="67.6cm" svg:y="52.6cm">
          <text:p text:style-name="P1"><text:span text:style-name="T1">OR</text:span></text:p>
          <text:p text:style-name="P1"><text:span text:style-name="T1">51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0.6cm" svg:y1="57.832cm" svg:x2="68.1cm" svg:y2="53.5cm" draw:start-shape="id114" draw:start-glue-point="0" draw:end-shape="id118" draw:end-glue-point="2" svg:d="M70600 57832l-2500-4332" svg:viewBox="0 0 2501 4333">
          <text:p/>
        </draw:connector>
        <draw:custom-shape draw:style-name="gr1" draw:text-style-name="P2" xml:id="id119" draw:id="id119" draw:layer="layout" svg:width="1cm" svg:height="0.9cm" svg:x="70.2cm" svg:y="50.356cm">
          <text:p text:style-name="P1"><text:span text:style-name="T1">NAND</text:span></text:p>
          <text:p text:style-name="P1"><text:span text:style-name="T1">51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0.7cm" svg:y1="52.584cm" svg:x2="70.7cm" svg:y2="51.256cm" draw:start-shape="id116" draw:start-glue-point="0" draw:end-shape="id119" draw:end-glue-point="2" svg:d="M70700 52584v-1328" svg:viewBox="0 0 1 1329">
          <text:p/>
        </draw:connector>
        <draw:custom-shape draw:style-name="gr1" draw:text-style-name="P2" xml:id="id120" draw:id="id120" draw:layer="layout" svg:width="1cm" svg:height="0.9cm" svg:x="70.2cm" svg:y="48.356cm">
          <text:p text:style-name="P1"><text:span text:style-name="T1">3-NAND</text:span></text:p>
          <text:p text:style-name="P1"><text:span text:style-name="T1">50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0.7cm" svg:y1="50.356cm" svg:x2="70.7cm" svg:y2="49.256cm" draw:start-shape="id119" draw:start-glue-point="0" draw:end-shape="id120" draw:end-glue-point="2" svg:d="M70700 50356v-1100" svg:viewBox="0 0 1 1101">
          <text:p/>
        </draw:connector>
        <draw:connector draw:style-name="gr2" draw:text-style-name="P3" draw:layer="layout" draw:type="line" svg:x1="70.7cm" svg:y1="48.356cm" svg:x2="70.7cm" svg:y2="47.256cm" draw:start-shape="id120" draw:start-glue-point="0" draw:end-shape="id93" draw:end-glue-point="2" svg:d="M70700 48356v-1100" svg:viewBox="0 0 1 1101">
          <text:p/>
        </draw:connector>
        <draw:connector draw:style-name="gr2" draw:text-style-name="P3" draw:layer="layout" draw:type="line" svg:x1="70.7cm" svg:y1="46.356cm" svg:x2="70.65cm" svg:y2="45.064cm" draw:start-shape="id93" draw:start-glue-point="0" draw:end-shape="id121" draw:end-glue-point="2" svg:d="M70700 46356l-50-1292" svg:viewBox="0 0 51 1293">
          <text:p/>
        </draw:connector>
        <draw:custom-shape draw:style-name="gr1" draw:text-style-name="P2" xml:id="id122" draw:id="id122" draw:layer="layout" svg:width="1cm" svg:height="0.9cm" svg:x="77.2cm" svg:y="50.464cm">
          <text:p text:style-name="P1"><text:span text:style-name="T1">IMUX</text:span></text:p>
          <text:p text:style-name="P1"><text:span text:style-name="T1">49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7.7cm" svg:y1="52.584cm" svg:x2="77.7cm" svg:y2="51.364cm" draw:start-shape="id117" draw:start-glue-point="0" draw:end-shape="id122" draw:end-glue-point="2" svg:d="M77700 52584v-1220" svg:viewBox="0 0 1 1221">
          <text:p text:style-name="P1"><text:span text:style-name="T2">a</text:span></text:p>
        </draw:connector>
        <draw:custom-shape draw:style-name="gr1" draw:text-style-name="P2" xml:id="id123" draw:id="id123" draw:layer="layout" svg:width="1cm" svg:height="0.9cm" svg:x="77.206cm" svg:y="48.157cm">
          <text:p text:style-name="P1"><text:span text:style-name="T1">IMUX</text:span></text:p>
          <text:p text:style-name="P1"><text:span text:style-name="T1">49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7.7cm" svg:y1="50.464cm" svg:x2="77.706cm" svg:y2="49.057cm" draw:start-shape="id122" draw:start-glue-point="0" draw:end-shape="id123" draw:end-glue-point="2" svg:d="M77700 50464l6-1407" svg:viewBox="0 0 7 1408">
          <text:p text:style-name="P1"><text:span text:style-name="T2">b</text:span></text:p>
        </draw:connector>
        <draw:connector draw:style-name="gr2" draw:text-style-name="P3" draw:layer="layout" draw:type="line" svg:x1="77.706cm" svg:y1="48.157cm" svg:x2="77.7cm" svg:y2="47.164cm" draw:start-shape="id123" draw:start-glue-point="0" draw:end-shape="id124" draw:end-glue-point="2" svg:d="M77706 48157l-6-993" svg:viewBox="0 0 7 994">
          <text:p/>
        </draw:connector>
        <draw:connector draw:style-name="gr2" draw:text-style-name="P3" draw:layer="layout" draw:type="line" svg:x1="77.7cm" svg:y1="46.264cm" svg:x2="77.65cm" svg:y2="45.064cm" draw:start-shape="id124" draw:start-glue-point="0" draw:end-shape="id125" draw:end-glue-point="2" svg:d="M77700 46264l-50-1200" svg:viewBox="0 0 51 1201">
          <text:p/>
        </draw:connector>
        <draw:custom-shape draw:style-name="gr1" draw:text-style-name="P2" xml:id="id126" draw:id="id126" draw:layer="layout" svg:width="1cm" svg:height="0.9cm" svg:x="67.1cm" svg:y="50.38cm">
          <text:p text:style-name="P1"><text:span text:style-name="T1">NAND</text:span></text:p>
          <text:p text:style-name="P1"><text:span text:style-name="T1">52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8.1cm" svg:y1="52.6cm" svg:x2="67.6cm" svg:y2="51.28cm" draw:start-shape="id118" draw:start-glue-point="0" draw:end-shape="id126" draw:end-glue-point="2" svg:d="M68100 52600l-500-1320" svg:viewBox="0 0 501 1321">
          <text:p/>
        </draw:connector>
        <draw:custom-shape draw:style-name="gr1" draw:text-style-name="P2" xml:id="id127" draw:id="id127" draw:layer="layout" svg:width="1cm" svg:height="0.9cm" svg:x="66.555cm" svg:y="48.181cm">
          <text:p text:style-name="P1"><text:span text:style-name="T1">OR</text:span></text:p>
          <text:p text:style-name="P1"><text:span text:style-name="T1">52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7.6cm" svg:y1="50.38cm" svg:x2="67.055cm" svg:y2="49.081cm" draw:start-shape="id126" draw:start-glue-point="0" draw:end-shape="id127" draw:end-glue-point="2" svg:d="M67600 50380l-545-1299" svg:viewBox="0 0 546 1300">
          <text:p/>
        </draw:connector>
        <draw:connector draw:style-name="gr2" draw:text-style-name="P3" draw:layer="layout" draw:type="line" svg:x1="67.055cm" svg:y1="48.181cm" svg:x2="67.055cm" svg:y2="47.281cm" draw:start-shape="id127" draw:start-glue-point="0" draw:end-shape="id94" draw:end-glue-point="2" svg:d="M67055 48181v-900" svg:viewBox="0 0 1 901">
          <text:p/>
        </draw:connector>
        <draw:connector draw:style-name="gr2" draw:text-style-name="P3" draw:layer="layout" draw:type="line" svg:x1="67.055cm" svg:y1="46.381cm" svg:x2="67.05cm" svg:y2="45.081cm" draw:start-shape="id94" draw:start-glue-point="0" draw:end-shape="id128" draw:end-glue-point="2" svg:d="M67055 46381l-5-1300" svg:viewBox="0 0 6 1301">
          <text:p/>
        </draw:connector>
        <draw:connector draw:style-name="gr4" draw:text-style-name="P5" draw:layer="layout" draw:type="line" svg:x1="53.05cm" svg:y1="44.148cm" svg:x2="53cm" svg:y2="42.383cm" draw:start-shape="id113" draw:start-glue-point="0" svg:d="M53050 44148l-50-1765" svg:viewBox="0 0 51 1766">
          <text:p text:style-name="P1"><text:span text:style-name="T2">d4</text:span></text:p>
        </draw:connector>
        <draw:connector draw:style-name="gr4" draw:text-style-name="P5" draw:layer="layout" draw:type="line" svg:x1="54.054cm" svg:y1="50.615cm" svg:x2="53.1cm" svg:y2="49.225cm" draw:end-shape="id109" draw:end-glue-point="2" svg:d="M54054 50615l-954-1390" svg:viewBox="0 0 955 1391">
          <text:p text:style-name="P1"><text:span text:style-name="T2">d4/b</text:span></text:p>
        </draw:connector>
        <draw:custom-shape draw:style-name="gr1" draw:text-style-name="P2" xml:id="id129" draw:id="id129" draw:layer="layout" svg:width="1cm" svg:height="0.9cm" svg:x="8.908cm" svg:y="58.941cm">
          <text:p text:style-name="P1"><text:span text:style-name="T1">NAND</text:span></text:p>
          <text:p text:style-name="P1"><text:span text:style-name="T1">47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8.889cm" svg:y1="61.076cm" svg:x2="9.408cm" svg:y2="59.841cm" draw:end-shape="id129" draw:end-glue-point="2" svg:d="M8889 61076l519-1235" svg:viewBox="0 0 520 1236">
          <text:p text:style-name="P1"><text:span text:style-name="T2">d4</text:span></text:p>
        </draw:connector>
        <draw:connector draw:style-name="gr2" draw:text-style-name="P3" draw:layer="layout" draw:type="line" svg:x1="9.408cm" svg:y1="58.941cm" svg:x2="9.908cm" svg:y2="58.141cm" draw:start-shape="id129" draw:start-glue-point="0" draw:end-shape="id88" draw:end-glue-point="2" svg:d="M9408 58941l500-800" svg:viewBox="0 0 501 801">
          <text:p/>
        </draw:connector>
        <draw:connector draw:style-name="gr4" draw:text-style-name="P5" draw:layer="layout" draw:type="line" svg:x1="70.65cm" svg:y1="44.164cm" svg:x2="70.595cm" svg:y2="42.561cm" draw:start-shape="id121" draw:start-glue-point="0" svg:d="M70650 44164l-55-1603" svg:viewBox="0 0 56 1604">
          <text:p text:style-name="P1"><text:span text:style-name="T2">d5</text:span></text:p>
        </draw:connector>
        <draw:custom-shape draw:style-name="gr1" draw:text-style-name="P2" xml:id="id130" draw:id="id130" draw:layer="layout" svg:width="1cm" svg:height="0.9cm" svg:x="61.3cm" svg:y="52.1cm">
          <text:p text:style-name="P1"><text:span text:style-name="T1">3-NAND</text:span></text:p>
          <text:p text:style-name="P1"><text:span text:style-name="T1">48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1" draw:id="id131" draw:layer="layout" svg:width="1cm" svg:height="0.9cm" svg:x="53.7cm" svg:y="53.561cm">
          <text:p text:style-name="P1"><text:span text:style-name="T1">AND</text:span></text:p>
          <text:p text:style-name="P1"><text:span text:style-name="T1">48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2" draw:id="id132" draw:layer="layout" svg:width="1cm" svg:height="0.9cm" svg:x="72cm" svg:y="54.501cm">
          <text:p text:style-name="P1"><text:span text:style-name="T1">AND</text:span></text:p>
          <text:p text:style-name="P1"><text:span text:style-name="T1">48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1.799cm" svg:y1="54.572cm" svg:x2="61.8cm" svg:y2="53cm" draw:end-shape="id130" draw:end-glue-point="2" svg:d="M61799 54572l1-1572" svg:viewBox="0 0 2 1573">
          <text:p text:style-name="P1"><text:span text:style-name="T2">d5</text:span></text:p>
        </draw:connector>
        <draw:connector draw:style-name="gr4" draw:text-style-name="P5" draw:layer="layout" draw:type="line" svg:x1="54.2cm" svg:y1="56.161cm" svg:x2="54.2cm" svg:y2="54.461cm" draw:end-shape="id131" draw:end-glue-point="2" svg:d="M54200 56161v-1700" svg:viewBox="0 0 1 1701">
          <text:p text:style-name="P1"><text:span text:style-name="T2">d5</text:span></text:p>
        </draw:connector>
        <draw:connector draw:style-name="gr4" draw:text-style-name="P5" draw:layer="layout" draw:type="line" svg:x1="72.43cm" svg:y1="56.634cm" svg:x2="72.5cm" svg:y2="55.401cm" draw:end-shape="id132" draw:end-glue-point="2" svg:d="M72430 56634l70-1233" svg:viewBox="0 0 71 1234">
          <text:p text:style-name="P1"><text:span text:style-name="T2">d5</text:span></text:p>
        </draw:connector>
        <draw:custom-shape draw:style-name="gr1" draw:text-style-name="P2" xml:id="id133" draw:id="id133" draw:layer="layout" svg:width="1cm" svg:height="0.9cm" svg:x="79.6cm" svg:y="52.597cm">
          <text:p text:style-name="P1"><text:span text:style-name="T1">NOT</text:span></text:p>
          <text:p text:style-name="P1"><text:span text:style-name="T1">49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80.102cm" svg:y1="54.8cm" svg:x2="80.1cm" svg:y2="53.497cm" draw:end-shape="id133" draw:end-glue-point="2" svg:d="M80102 54800l-2-1303" svg:viewBox="0 0 3 1304">
          <text:p text:style-name="P1"><text:span text:style-name="T2">d5</text:span></text:p>
        </draw:connector>
        <draw:custom-shape draw:style-name="gr1" draw:text-style-name="P2" xml:id="id134" draw:id="id134" draw:layer="layout" svg:width="1cm" svg:height="0.9cm" svg:x="73.704cm" svg:y="48.401cm">
          <text:p text:style-name="P1"><text:span text:style-name="T1">IMUX</text:span></text:p>
          <text:p text:style-name="P1"><text:span text:style-name="T1">51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5.433cm" svg:y1="50.165cm" svg:x2="74.204cm" svg:y2="49.301cm" draw:end-shape="id134" draw:end-glue-point="2" svg:d="M75433 50165l-1229-864" svg:viewBox="0 0 1230 865">
          <text:p text:style-name="P1"><text:span text:style-name="T2">d5/a</text:span></text:p>
        </draw:connector>
        <draw:connector draw:style-name="gr2" draw:text-style-name="P3" draw:layer="layout" draw:type="line" svg:x1="74.204cm" svg:y1="48.401cm" svg:x2="74.188cm" svg:y2="47.401cm" draw:start-shape="id134" draw:start-glue-point="0" draw:end-shape="id95" draw:end-glue-point="2" svg:d="M74204 48401l-16-1000" svg:viewBox="0 0 17 1001">
          <text:p/>
        </draw:connector>
        <draw:connector draw:style-name="gr2" draw:text-style-name="P3" draw:layer="layout" draw:type="line" svg:x1="74.188cm" svg:y1="46.501cm" svg:x2="74.15cm" svg:y2="45.101cm" draw:start-shape="id95" draw:start-glue-point="0" draw:end-shape="id135" draw:end-glue-point="2" svg:d="M74188 46501l-38-1400" svg:viewBox="0 0 39 1401">
          <text:p/>
        </draw:connector>
        <draw:custom-shape draw:style-name="gr1" draw:text-style-name="P2" xml:id="id136" draw:id="id136" draw:layer="layout" svg:width="1cm" svg:height="0.9cm" svg:x="79.6cm" svg:y="50.463cm">
          <text:p text:style-name="P1"><text:span text:style-name="T1">NAND</text:span></text:p>
          <text:p text:style-name="P1"><text:span text:style-name="T1">49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80.1cm" svg:y1="52.597cm" svg:x2="80.1cm" svg:y2="51.363cm" draw:start-shape="id133" draw:start-glue-point="0" draw:end-shape="id136" draw:end-glue-point="2" svg:d="M80100 52597v-1234" svg:viewBox="0 0 1 1235">
          <text:p/>
        </draw:connector>
        <draw:connector draw:style-name="gr4" draw:text-style-name="P5" draw:layer="layout" draw:type="line" svg:x1="80.1cm" svg:y1="50.463cm" svg:x2="77.706cm" svg:y2="49.057cm" draw:start-shape="id136" draw:start-glue-point="0" draw:end-shape="id123" draw:end-glue-point="2" svg:d="M80100 50463l-2394-1406" svg:viewBox="0 0 2395 1407">
          <text:p text:style-name="P1"><text:span text:style-name="T2">a</text:span></text:p>
        </draw:connector>
        <draw:custom-shape draw:style-name="gr1" draw:text-style-name="P2" xml:id="id137" draw:id="id137" draw:layer="layout" svg:width="1cm" svg:height="0.9cm" svg:x="72.1cm" svg:y="50.4cm">
          <text:p text:style-name="P1"><text:span text:style-name="T1">NAND</text:span></text:p>
          <text:p text:style-name="P1"><text:span text:style-name="T1">50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2.5cm" svg:y1="54.501cm" svg:x2="72.6cm" svg:y2="51.3cm" draw:start-shape="id132" draw:start-glue-point="0" draw:end-shape="id137" draw:end-glue-point="2" svg:d="M72500 54501l100-3201" svg:viewBox="0 0 101 3202">
          <text:p/>
        </draw:connector>
        <draw:custom-shape draw:style-name="gr1" draw:text-style-name="P2" xml:id="id138" draw:id="id138" draw:layer="layout" svg:width="1cm" svg:height="0.9cm" svg:x="75cm" svg:y="52.9cm">
          <text:p text:style-name="P1"><text:span text:style-name="T1">3-AND</text:span></text:p>
          <text:p text:style-name="P1"><text:span text:style-name="T1">49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2.5cm" svg:y1="54.501cm" svg:x2="75.5cm" svg:y2="53.8cm" draw:start-shape="id132" draw:start-glue-point="0" draw:end-shape="id138" draw:end-glue-point="2" svg:d="M72500 54501l3000-701" svg:viewBox="0 0 3001 702">
          <text:p/>
        </draw:connector>
        <draw:custom-shape draw:style-name="gr1" draw:text-style-name="P2" xml:id="id139" draw:id="id139" draw:layer="layout" svg:width="1cm" svg:height="0.9cm" svg:x="75.8cm" svg:y="50.464cm">
          <text:p text:style-name="P1"><text:span text:style-name="T1">IMUX</text:span></text:p>
          <text:p text:style-name="P1"><text:span text:style-name="T1">49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5.5cm" svg:y1="52.9cm" svg:x2="76.3cm" svg:y2="51.364cm" draw:start-shape="id138" draw:start-glue-point="0" draw:end-shape="id139" draw:end-glue-point="2" svg:d="M75500 52900l800-1536" svg:viewBox="0 0 801 1537">
          <text:p text:style-name="P1"><text:span text:style-name="T2">c</text:span></text:p>
        </draw:connector>
        <draw:connector draw:style-name="gr4" draw:text-style-name="P5" draw:layer="layout" draw:type="line" svg:x1="76.3cm" svg:y1="50.464cm" svg:x2="77.706cm" svg:y2="49.057cm" draw:start-shape="id139" draw:start-glue-point="0" draw:end-shape="id123" draw:end-glue-point="2" svg:d="M76300 50464l1406-1407" svg:viewBox="0 0 1407 1408">
          <text:p text:style-name="P1"><text:span text:style-name="T2">c</text:span></text:p>
        </draw:connector>
        <draw:connector draw:style-name="gr4" draw:text-style-name="P5" draw:layer="layout" draw:type="line" svg:x1="72.6cm" svg:y1="50.4cm" svg:x2="74.204cm" svg:y2="49.301cm" draw:start-shape="id137" draw:start-glue-point="0" draw:end-shape="id134" draw:end-glue-point="2" svg:d="M72600 50400l1604-1099" svg:viewBox="0 0 1605 1100">
          <text:p text:style-name="P1"><text:span text:style-name="T2">c</text:span></text:p>
        </draw:connector>
        <draw:connector draw:style-name="gr2" draw:text-style-name="P3" draw:layer="layout" draw:type="line" svg:x1="72.6cm" svg:y1="50.4cm" svg:x2="70.7cm" svg:y2="49.256cm" draw:start-shape="id137" draw:start-glue-point="0" draw:end-shape="id120" draw:end-glue-point="2" svg:d="M72600 50400l-1900-1144" svg:viewBox="0 0 1901 1145">
          <text:p/>
        </draw:connector>
        <draw:custom-shape draw:style-name="gr1" draw:text-style-name="P2" xml:id="id140" draw:id="id140" draw:layer="layout" svg:width="1cm" svg:height="0.9cm" svg:x="51.7cm" svg:y="52cm">
          <text:p text:style-name="P1"><text:span text:style-name="T1">NAND</text:span></text:p>
          <text:p text:style-name="P1"><text:span text:style-name="T1">48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1" draw:id="id141" draw:layer="layout" svg:width="1cm" svg:height="0.9cm" svg:x="55.9cm" svg:y="50.483cm">
          <text:p text:style-name="P1"><text:span text:style-name="T1">NAND</text:span></text:p>
          <text:p text:style-name="P1"><text:span text:style-name="T1">48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4.2cm" svg:y1="53.561cm" svg:x2="52.2cm" svg:y2="52.9cm" draw:start-shape="id131" draw:start-glue-point="0" draw:end-shape="id140" draw:end-glue-point="2" svg:d="M54200 53561l-2000-661" svg:viewBox="0 0 2001 662">
          <text:p/>
        </draw:connector>
        <draw:connector draw:style-name="gr2" draw:text-style-name="P3" draw:layer="layout" draw:type="line" svg:x1="54.2cm" svg:y1="53.561cm" svg:x2="56.4cm" svg:y2="51.383cm" draw:start-shape="id131" draw:start-glue-point="0" draw:end-shape="id141" draw:end-glue-point="2" svg:d="M54200 53561l2200-2178" svg:viewBox="0 0 2201 2179">
          <text:p/>
        </draw:connector>
        <draw:connector draw:style-name="gr2" draw:text-style-name="P3" draw:layer="layout" draw:type="line" svg:x1="52.2cm" svg:y1="52cm" svg:x2="53.1cm" svg:y2="47.248cm" draw:start-shape="id140" draw:start-glue-point="0" draw:end-shape="id98" draw:end-glue-point="2" svg:d="M52200 52000l900-4752" svg:viewBox="0 0 901 4753">
          <text:p/>
        </draw:connector>
        <draw:custom-shape draw:style-name="gr1" draw:text-style-name="P2" xml:id="id142" draw:id="id142" draw:layer="layout" svg:width="1cm" svg:height="0.9cm" svg:x="49.2cm" svg:y="48.383cm">
          <text:p text:style-name="P1"><text:span text:style-name="T1">NAND</text:span></text:p>
          <text:p text:style-name="P1"><text:span text:style-name="T1">51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2.2cm" svg:y1="52cm" svg:x2="49.7cm" svg:y2="49.283cm" draw:start-shape="id140" draw:start-glue-point="0" draw:end-shape="id142" draw:end-glue-point="2" svg:d="M52200 52000l-2500-2717" svg:viewBox="0 0 2501 2718">
          <text:p/>
        </draw:connector>
        <draw:connector draw:style-name="gr2" draw:text-style-name="P3" draw:layer="layout" draw:type="line" svg:x1="49.7cm" svg:y1="48.383cm" svg:x2="49.7cm" svg:y2="47.383cm" draw:start-shape="id142" draw:start-glue-point="0" draw:end-shape="id100" draw:end-glue-point="2" svg:d="M49700 48383v-1000" svg:viewBox="0 0 1 1001">
          <text:p/>
        </draw:connector>
        <draw:connector draw:style-name="gr2" draw:text-style-name="P3" draw:layer="layout" draw:type="line" svg:x1="49.7cm" svg:y1="46.483cm" svg:x2="49.65cm" svg:y2="45.083cm" draw:start-shape="id100" draw:start-glue-point="0" draw:end-shape="id143" draw:end-glue-point="2" svg:d="M49700 46483l-50-1400" svg:viewBox="0 0 51 1401">
          <text:p/>
        </draw:connector>
        <draw:custom-shape draw:style-name="gr1" draw:text-style-name="P2" xml:id="id144" draw:id="id144" draw:layer="layout" svg:width="1cm" svg:height="0.9cm" svg:x="55.9cm" svg:y="48.443cm">
          <text:p text:style-name="P1"><text:span text:style-name="T1">AND</text:span></text:p>
          <text:p text:style-name="P1"><text:span text:style-name="T1">50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6.4cm" svg:y1="50.483cm" svg:x2="56.4cm" svg:y2="49.343cm" draw:start-shape="id141" draw:start-glue-point="0" draw:end-shape="id144" draw:end-glue-point="2" svg:d="M56400 50483v-1140" svg:viewBox="0 0 1 1141">
          <text:p/>
        </draw:connector>
        <draw:connector draw:style-name="gr2" draw:text-style-name="P3" draw:layer="layout" draw:type="line" svg:x1="56.4cm" svg:y1="48.443cm" svg:x2="56.4cm" svg:y2="47.106cm" draw:start-shape="id144" draw:start-glue-point="0" draw:end-shape="id111" draw:end-glue-point="2" svg:d="M56400 48443v-1337" svg:viewBox="0 0 1 1338">
          <text:p/>
        </draw:connector>
        <draw:custom-shape draw:style-name="gr1" draw:text-style-name="P2" xml:id="id145" draw:id="id145" draw:layer="layout" svg:width="1cm" svg:height="0.9cm" svg:x="59.89cm" svg:y="50.161cm">
          <text:p text:style-name="P1"><text:span text:style-name="T1">3-NAND</text:span></text:p>
          <text:p text:style-name="P1"><text:span text:style-name="T1">48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1.8cm" svg:y1="52.1cm" svg:x2="60.39cm" svg:y2="51.061cm" draw:start-shape="id130" draw:start-glue-point="0" draw:end-shape="id145" draw:end-glue-point="2" svg:d="M61800 52100l-1410-1039" svg:viewBox="0 0 1411 1040">
          <text:p/>
        </draw:connector>
        <draw:custom-shape draw:style-name="gr1" draw:text-style-name="P2" xml:id="id146" draw:id="id146" draw:layer="layout" svg:width="1cm" svg:height="0.9cm" svg:x="62.9cm" svg:y="48.389cm">
          <text:p text:style-name="P1"><text:span text:style-name="T1">NAND</text:span></text:p>
          <text:p text:style-name="P1"><text:span text:style-name="T1">49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1.8cm" svg:y1="52.1cm" svg:x2="63.4cm" svg:y2="49.289cm" draw:start-shape="id130" draw:start-glue-point="0" draw:end-shape="id146" draw:end-glue-point="2" svg:d="M61800 52100l1600-2811" svg:viewBox="0 0 1601 2812">
          <text:p/>
        </draw:connector>
        <draw:connector draw:style-name="gr2" draw:text-style-name="P3" draw:layer="layout" draw:type="line" svg:x1="60.39cm" svg:y1="50.161cm" svg:x2="60.39cm" svg:y2="48.961cm" draw:start-shape="id145" draw:start-glue-point="0" draw:end-shape="id92" draw:end-glue-point="2" svg:d="M60390 50161v-1200" svg:viewBox="0 0 1 1201">
          <text:p/>
        </draw:connector>
        <draw:custom-shape draw:style-name="gr1" draw:text-style-name="P2" xml:id="id147" draw:id="id147" draw:layer="layout" svg:width="1cm" svg:height="0.9cm" svg:x="59.29cm" svg:y="46.261cm">
          <text:p text:style-name="P1"><text:span text:style-name="T1">NOR</text:span></text:p>
          <text:p text:style-name="P1"><text:span text:style-name="T1">49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0.39cm" svg:y1="48.061cm" svg:x2="59.79cm" svg:y2="47.161cm" draw:start-shape="id92" draw:start-glue-point="0" draw:end-shape="id147" draw:end-glue-point="2" svg:d="M60390 48061l-600-900" svg:viewBox="0 0 601 901">
          <text:p/>
        </draw:connector>
        <draw:connector draw:style-name="gr2" draw:text-style-name="P3" draw:layer="layout" draw:type="line" svg:x1="59.79cm" svg:y1="46.261cm" svg:x2="59.75cm" svg:y2="45.061cm" draw:start-shape="id147" draw:start-glue-point="0" draw:end-shape="id148" draw:end-glue-point="2" svg:d="M59790 46261l-40-1200" svg:viewBox="0 0 41 1201">
          <text:p/>
        </draw:connector>
        <draw:connector draw:style-name="gr2" draw:text-style-name="P3" draw:layer="layout" draw:type="line" svg:x1="63.4cm" svg:y1="48.389cm" svg:x2="63.385cm" svg:y2="47.161cm" draw:start-shape="id146" draw:start-glue-point="0" draw:end-shape="id99" draw:end-glue-point="2" svg:d="M63400 48389l-15-1228" svg:viewBox="0 0 16 1229">
          <text:p/>
        </draw:connector>
        <draw:connector draw:style-name="gr2" draw:text-style-name="P3" draw:layer="layout" draw:type="line" svg:x1="63.385cm" svg:y1="46.261cm" svg:x2="63.35cm" svg:y2="45.061cm" draw:start-shape="id99" draw:start-glue-point="0" draw:end-shape="id149" draw:end-glue-point="2" svg:d="M63385 46261l-35-1200" svg:viewBox="0 0 36 1201">
          <text:p/>
        </draw:connector>
        <draw:connector draw:style-name="gr4" draw:text-style-name="P5" draw:layer="layout" draw:type="line" svg:x1="49.65cm" svg:y1="44.183cm" svg:x2="49.636cm" svg:y2="42.46cm" draw:start-shape="id143" draw:start-glue-point="0" svg:d="M49650 44183l-14-1723" svg:viewBox="0 0 15 1724">
          <text:p text:style-name="P1"><text:span text:style-name="T2">d6</text:span></text:p>
        </draw:connector>
        <draw:custom-shape draw:style-name="gr1" draw:text-style-name="P2" xml:id="id150" draw:id="id150" draw:layer="layout" svg:width="1cm" svg:height="0.9cm" svg:x="58.7cm" svg:y="52.1cm">
          <text:p text:style-name="P1"><text:span text:style-name="T1">NAND</text:span></text:p>
          <text:p text:style-name="P1"><text:span text:style-name="T1">51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9.161cm" svg:y1="54.398cm" svg:x2="59.2cm" svg:y2="53cm" draw:end-shape="id150" svg:d="M59161 54398l39-1398" svg:viewBox="0 0 40 1399">
          <text:p text:style-name="P1"><text:span text:style-name="T2">d6</text:span></text:p>
        </draw:connector>
        <draw:custom-shape draw:style-name="gr1" draw:text-style-name="P2" xml:id="id151" draw:id="id151" draw:layer="layout" svg:width="1cm" svg:height="0.9cm" svg:x="45.6cm" svg:y="52.183cm">
          <text:p text:style-name="P1"><text:span text:style-name="T1">AND</text:span></text:p>
          <text:p text:style-name="P1"><text:span text:style-name="T1">51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6.1cm" svg:y1="54.783cm" svg:x2="46.1cm" svg:y2="53.083cm" draw:end-shape="id151" svg:d="M46100 54783v-1700" svg:viewBox="0 0 1 1701">
          <text:p text:style-name="P1"><text:span text:style-name="T2">d6</text:span></text:p>
        </draw:connector>
        <draw:connector draw:style-name="gr2" draw:text-style-name="P3" draw:layer="layout" draw:type="line" svg:x1="59.2cm" svg:y1="52.1cm" svg:x2="56.4cm" svg:y2="49.343cm" draw:start-shape="id150" draw:start-glue-point="0" draw:end-shape="id144" draw:end-glue-point="2" svg:d="M59200 52100l-2800-2757" svg:viewBox="0 0 2801 2758">
          <text:p/>
        </draw:connector>
        <draw:custom-shape draw:style-name="gr1" draw:text-style-name="P2" xml:id="id152" draw:id="id152" draw:layer="layout" svg:width="1cm" svg:height="0.9cm" svg:x="58.7cm" svg:y="48.061cm">
          <text:p text:style-name="P1"><text:span text:style-name="T1">NAND</text:span></text:p>
          <text:p text:style-name="P1"><text:span text:style-name="T1">4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9.2cm" svg:y1="52.1cm" svg:x2="59.2cm" svg:y2="48.961cm" draw:start-shape="id150" draw:start-glue-point="0" draw:end-shape="id152" draw:end-glue-point="2" svg:d="M59200 52100v-3139" svg:viewBox="0 0 1 3140">
          <text:p/>
        </draw:connector>
        <draw:connector draw:style-name="gr2" draw:text-style-name="P3" draw:layer="layout" draw:type="line" svg:x1="59.2cm" svg:y1="48.061cm" svg:x2="59.79cm" svg:y2="47.161cm" draw:start-shape="id152" draw:start-glue-point="0" draw:end-shape="id147" draw:end-glue-point="2" svg:d="M59200 48061l590-900" svg:viewBox="0 0 591 901">
          <text:p/>
        </draw:connector>
        <draw:custom-shape draw:style-name="gr1" draw:text-style-name="P2" xml:id="id153" draw:id="id153" draw:layer="layout" svg:width="1cm" svg:height="0.9cm" svg:x="48.5cm" svg:y="50.572cm">
          <text:p text:style-name="P1"><text:span text:style-name="T1">NAND</text:span></text:p>
          <text:p text:style-name="P1"><text:span text:style-name="T1">51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4" draw:id="id154" draw:layer="layout" svg:width="1cm" svg:height="0.9cm" svg:x="45.6cm" svg:y="50.283cm">
          <text:p text:style-name="P1"><text:span text:style-name="T1">NAND</text:span></text:p>
          <text:p text:style-name="P1"><text:span text:style-name="T1">51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6.1cm" svg:y1="52.183cm" svg:x2="49cm" svg:y2="51.472cm" draw:start-shape="id151" draw:start-glue-point="0" draw:end-shape="id153" draw:end-glue-point="2" svg:d="M46100 52183l2900-711" svg:viewBox="0 0 2901 712">
          <text:p/>
        </draw:connector>
        <draw:connector draw:style-name="gr2" draw:text-style-name="P3" draw:layer="layout" draw:type="line" svg:x1="46.1cm" svg:y1="52.183cm" svg:x2="46.1cm" svg:y2="51.183cm" draw:start-shape="id151" draw:start-glue-point="0" draw:end-shape="id154" draw:end-glue-point="2" svg:d="M46100 52183v-1000" svg:viewBox="0 0 1 1001">
          <text:p/>
        </draw:connector>
        <draw:connector draw:style-name="gr2" draw:text-style-name="P3" draw:layer="layout" draw:type="line" svg:x1="49cm" svg:y1="50.572cm" svg:x2="49.7cm" svg:y2="49.283cm" draw:start-shape="id153" draw:start-glue-point="0" draw:end-shape="id142" draw:end-glue-point="2" svg:d="M49000 50572l700-1289" svg:viewBox="0 0 701 1290">
          <text:p/>
        </draw:connector>
        <draw:connector draw:style-name="gr2" draw:text-style-name="P3" draw:layer="layout" draw:type="line" svg:x1="46.1cm" svg:y1="50.283cm" svg:x2="46.1cm" svg:y2="49.383cm" draw:start-shape="id154" draw:start-glue-point="0" draw:end-shape="id24" draw:end-glue-point="2" svg:d="M46100 50283v-900" svg:viewBox="0 0 1 901">
          <text:p/>
        </draw:connector>
        <draw:connector draw:style-name="gr2" draw:text-style-name="P3" draw:layer="layout" draw:type="line" svg:x1="46.1cm" svg:y1="48.483cm" svg:x2="46.1cm" svg:y2="47.283cm" draw:start-shape="id24" draw:start-glue-point="0" draw:end-shape="id101" draw:end-glue-point="2" svg:d="M46100 48483v-1200" svg:viewBox="0 0 1 1201">
          <text:p/>
        </draw:connector>
        <draw:connector draw:style-name="gr2" draw:text-style-name="P3" draw:layer="layout" draw:type="line" svg:x1="46.1cm" svg:y1="46.383cm" svg:x2="46.15cm" svg:y2="45.083cm" draw:start-shape="id101" draw:start-glue-point="0" draw:end-shape="id155" draw:end-glue-point="2" svg:d="M46100 46383l50-1300" svg:viewBox="0 0 51 1301">
          <text:p/>
        </draw:connector>
        <draw:connector draw:style-name="gr4" draw:text-style-name="P5" draw:layer="layout" draw:type="line" svg:x1="46.15cm" svg:y1="44.183cm" svg:x2="46.149cm" svg:y2="42.431cm" draw:start-shape="id155" draw:start-glue-point="0" svg:d="M46150 44183l-1-1752" svg:viewBox="0 0 2 1753">
          <text:p text:style-name="P1"><text:span text:style-name="T2">d7</text:span></text:p>
        </draw:connector>
        <draw:connector draw:style-name="gr4" draw:text-style-name="P7" draw:layer="layout" draw:type="line" svg:x1="44.972cm" svg:y1="52.499cm" svg:x2="44.1cm" svg:y2="51.289cm" draw:end-shape="id12" draw:end-glue-point="2" svg:d="M44972 52499l-872-1210" svg:viewBox="0 0 873 1211">
          <text:p text:style-name="P1"><text:span text:style-name="T3">d7</text:span></text:p>
        </draw:connector>
        <draw:connector draw:style-name="gr4" draw:text-style-name="P7" draw:layer="layout" draw:type="line" svg:x1="52.374cm" svg:y1="57.07cm" svg:x2="52.4cm" svg:y2="55.476cm" draw:end-shape="id23" draw:end-glue-point="2" svg:d="M52374 57070l26-1594" svg:viewBox="0 0 27 1595">
          <text:p text:style-name="P1"><text:span text:style-name="T3">d7</text:span></text:p>
        </draw:connector>
        <draw:connector draw:style-name="gr2" draw:text-style-name="P3" draw:layer="layout" draw:type="line" svg:x1="52.4cm" svg:y1="54.576cm" svg:x2="55.1cm" svg:y2="49.33cm" draw:start-shape="id23" draw:start-glue-point="0" draw:end-shape="id96" draw:end-glue-point="2" svg:d="M52400 54576l2700-5246" svg:viewBox="0 0 2701 5247">
          <text:p/>
        </draw:connector>
        <draw:connector draw:style-name="gr2" draw:text-style-name="P3" draw:layer="layout" draw:type="line" svg:x1="55.1cm" svg:y1="48.43cm" svg:x2="56.4cm" svg:y2="47.106cm" draw:start-shape="id96" draw:start-glue-point="0" draw:end-shape="id111" draw:end-glue-point="2" svg:d="M55100 48430l1300-1324" svg:viewBox="0 0 1301 1325">
          <text:p/>
        </draw:connector>
        <draw:connector draw:style-name="gr4" draw:text-style-name="P5" draw:layer="layout" draw:type="line" svg:x1="59.75cm" svg:y1="44.161cm" svg:x2="59.749cm" svg:y2="42.458cm" draw:start-shape="id148" draw:start-glue-point="0" svg:d="M59750 44161l-1-1703" svg:viewBox="0 0 2 1704">
          <text:p text:style-name="P1"><text:span text:style-name="T2">d8</text:span></text:p>
          <text:p text:style-name="P1"><text:span text:style-name="T2">Data-In Fifo Full</text:span></text:p>
        </draw:connector>
        <draw:custom-shape draw:style-name="gr1" draw:text-style-name="P2" xml:id="id156" draw:id="id156" draw:layer="layout" svg:width="1cm" svg:height="0.9cm" svg:x="59.905cm" svg:y="52.1cm">
          <text:p text:style-name="P1"><text:span text:style-name="T1">NOT</text:span></text:p>
          <text:p text:style-name="P1"><text:span text:style-name="T1">48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0.377cm" svg:y1="54.383cm" svg:x2="60.405cm" svg:y2="53cm" draw:end-shape="id156" draw:end-glue-point="2" svg:d="M60377 54383l28-1383" svg:viewBox="0 0 29 1384">
          <text:p text:style-name="P1"><text:span text:style-name="T2">d8</text:span></text:p>
        </draw:connector>
        <draw:connector draw:style-name="gr2" draw:text-style-name="P3" draw:layer="layout" draw:type="line" svg:x1="60.405cm" svg:y1="52.1cm" svg:x2="60.39cm" svg:y2="51.061cm" draw:start-shape="id156" draw:start-glue-point="0" draw:end-shape="id145" draw:end-glue-point="2" svg:d="M60405 52100l-15-1039" svg:viewBox="0 0 16 1040">
          <text:p/>
        </draw:connector>
        <draw:custom-shape draw:style-name="gr1" draw:text-style-name="P2" xml:id="id157" draw:id="id157" draw:layer="layout" svg:width="1cm" svg:height="0.9cm" svg:x="105.9cm" svg:y="68.6cm">
          <text:p text:style-name="P1"><text:span text:style-name="T1">NAND</text:span></text:p>
          <text:p text:style-name="P1"><text:span text:style-name="T1">47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6.879cm" svg:y1="70.947cm" svg:x2="106.4cm" svg:y2="69.5cm" draw:end-shape="id157" draw:end-glue-point="2" svg:d="M106879 70947l-479-1447" svg:viewBox="0 0 480 1448">
          <text:p text:style-name="P1"><text:span text:style-name="T2">c6</text:span></text:p>
        </draw:connector>
        <draw:custom-shape draw:style-name="gr1" draw:text-style-name="P2" xml:id="id158" draw:id="id158" draw:layer="layout" svg:width="1cm" svg:height="0.9cm" svg:x="110.255cm" svg:y="71.099cm">
          <text:p text:style-name="P1"><text:span text:style-name="T1">NAND</text:span></text:p>
          <text:p text:style-name="P1"><text:span text:style-name="T1">47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0.374cm" svg:y1="73.4cm" svg:x2="110.755cm" svg:y2="71.999cm" draw:end-shape="id158" draw:end-glue-point="2" svg:d="M110374 73400l381-1401" svg:viewBox="0 0 382 1402">
          <text:p text:style-name="P1"><text:span text:style-name="T2">c6</text:span></text:p>
        </draw:connector>
        <draw:custom-shape draw:style-name="gr1" draw:text-style-name="P2" xml:id="id159" draw:id="id159" draw:layer="layout" svg:width="1cm" svg:height="0.9cm" svg:x="34.1cm" svg:y="42.6cm">
          <text:p text:style-name="P1"><text:span text:style-name="T1">NOT</text:span></text:p>
          <text:p text:style-name="P1"><text:span text:style-name="T1">47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draw:type="line" svg:x1="33.88cm" svg:y1="44.142cm" svg:x2="34.6cm" svg:y2="43.5cm" draw:start-shape="id64" draw:start-glue-point="0" draw:end-shape="id159" draw:end-glue-point="2" svg:d="M33880 44142l720-642" svg:viewBox="0 0 721 643">
          <text:p/>
        </draw:connector>
        <draw:custom-shape draw:style-name="gr1" draw:text-style-name="P2" xml:id="id160" draw:id="id160" draw:layer="layout" svg:width="1cm" svg:height="0.9cm" svg:x="112.5cm" svg:y="72.974cm">
          <text:p text:style-name="P1"><text:span text:style-name="T1">AND</text:span></text:p>
          <text:p text:style-name="P1"><text:span text:style-name="T1">46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2.521cm" svg:y1="75.1cm" svg:x2="113cm" svg:y2="73.874cm" draw:end-shape="id160" draw:end-glue-point="2" svg:d="M112521 75100l479-1226" svg:viewBox="0 0 480 1227">
          <text:p text:style-name="P1"><text:span text:style-name="T2">c6</text:span></text:p>
        </draw:connector>
        <draw:custom-shape draw:style-name="gr1" draw:text-style-name="P2" xml:id="id161" draw:id="id161" draw:layer="layout" svg:width="1cm" svg:height="0.9cm" svg:x="3.474cm" svg:y="118.541cm">
          <text:p text:style-name="P1"><text:span text:style-name="T1">5-NAND</text:span></text:p>
          <text:p text:style-name="P1"><text:span text:style-name="T1">4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.165cm" svg:y1="120.516cm" svg:x2="3.974cm" svg:y2="119.441cm" draw:end-shape="id161" draw:end-glue-point="2" svg:d="M3165 120516l809-1075" svg:viewBox="0 0 810 1076">
          <text:p text:style-name="P1"><text:span text:style-name="T2">c6</text:span></text:p>
        </draw:connector>
        <draw:connector draw:style-name="gr4" draw:text-style-name="P5" draw:layer="layout" draw:type="line" svg:x1="4.8cm" svg:y1="120.6cm" svg:x2="3.974cm" svg:y2="119.441cm" draw:end-shape="id161" draw:end-glue-point="2" svg:d="M4800 120600l-826-1159" svg:viewBox="0 0 827 1160">
          <text:p text:style-name="P1"><text:span text:style-name="T2">d1</text:span></text:p>
        </draw:connector>
        <draw:custom-shape draw:style-name="gr1" draw:text-style-name="P2" xml:id="id164" draw:id="id164" draw:layer="layout" svg:width="1cm" svg:height="0.9cm" svg:x="111cm" svg:y="19.4cm">
          <text:p text:style-name="P1"><text:span text:style-name="T1">NOT</text:span></text:p>
          <text:p text:style-name="P1"><text:span text:style-name="T1">5210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5" draw:id="id165" draw:layer="layout" svg:width="2.1cm" svg:height="0.9cm" svg:x="108.4cm" svg:y="19.4cm">
          <text:p text:style-name="P1"><text:span text:style-name="T1">DFFR (clk26,/res3)</text:span></text:p>
          <text:p text:style-name="P1"><text:span text:style-name="T1">521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2" draw:id="id162" draw:layer="layout" svg:width="2.1cm" svg:height="0.9cm" svg:x="114cm" svg:y="19.4cm">
          <text:p text:style-name="P1"><text:span text:style-name="T1">DFFR (clk26,/res3)</text:span></text:p>
          <text:p text:style-name="P1"><text:span text:style-name="T1">5110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6" draw:id="id166" draw:layer="layout" svg:width="2.1cm" svg:height="0.9cm" svg:x="119.6cm" svg:y="19.4cm">
          <text:p text:style-name="P1"><text:span text:style-name="T1">DFFR (clk26,/res3)</text:span></text:p>
          <text:p text:style-name="P1"><text:span text:style-name="T1">5211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1" draw:id="id171" draw:layer="layout" svg:width="2.1cm" svg:height="0.9cm" svg:x="123.7cm" svg:y="19.4cm">
          <text:p text:style-name="P1"><text:span text:style-name="T1">DFFR (clk26,/res3)</text:span></text:p>
          <text:p text:style-name="P1"><text:span text:style-name="T1">5211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4cm" svg:y1="19.85cm" svg:x2="113.5cm" svg:y2="19.85cm" draw:start-shape="id162" draw:end-shape="id163" draw:end-glue-point="1" svg:d="M114000 19850h-500" svg:viewBox="0 0 501 1">
          <text:p/>
        </draw:connector>
        <draw:custom-shape draw:style-name="gr1" draw:text-style-name="P2" xml:id="id163" draw:id="id163" draw:layer="layout" svg:width="1cm" svg:height="0.9cm" svg:x="112.5cm" svg:y="19.4cm">
          <text:p text:style-name="P1"><text:span text:style-name="T1">NOT</text:span></text:p>
          <text:p text:style-name="P1"><text:span text:style-name="T1">5210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2.5cm" svg:y1="19.85cm" svg:x2="112cm" svg:y2="19.85cm" draw:start-shape="id163" draw:start-glue-point="3" draw:end-shape="id164" draw:end-glue-point="1" svg:d="M112500 19850h-500" svg:viewBox="0 0 501 1">
          <text:p/>
        </draw:connector>
        <draw:connector draw:style-name="gr2" draw:text-style-name="P3" draw:layer="layout" draw:type="line" svg:x1="111cm" svg:y1="19.85cm" svg:x2="110.5cm" svg:y2="19.85cm" draw:start-shape="id164" draw:start-glue-point="3" draw:end-shape="id165" draw:end-glue-point="1" svg:d="M111000 19850h-500" svg:viewBox="0 0 501 1">
          <text:p/>
        </draw:connector>
        <draw:connector draw:style-name="gr2" draw:text-style-name="P3" draw:layer="layout" draw:type="line" svg:x1="119.6cm" svg:y1="19.85cm" svg:x2="119.1cm" svg:y2="19.85cm" draw:start-shape="id166" draw:start-glue-point="3" draw:end-shape="id167" draw:end-glue-point="1" svg:d="M119600 19850h-500" svg:viewBox="0 0 501 1">
          <text:p/>
        </draw:connector>
        <draw:custom-shape draw:style-name="gr1" draw:text-style-name="P2" xml:id="id168" draw:id="id168" draw:layer="layout" svg:width="1cm" svg:height="0.9cm" svg:x="116.6cm" svg:y="19.4cm">
          <text:p text:style-name="P1"><text:span text:style-name="T1">NOT</text:span></text:p>
          <text:p text:style-name="P1"><text:span text:style-name="T1">511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7" draw:id="id167" draw:layer="layout" svg:width="1cm" svg:height="0.9cm" svg:x="118.1cm" svg:y="19.4cm">
          <text:p text:style-name="P1"><text:span text:style-name="T1">NOT</text:span></text:p>
          <text:p text:style-name="P1"><text:span text:style-name="T1">5111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8.1cm" svg:y1="19.85cm" svg:x2="117.6cm" svg:y2="19.85cm" draw:start-shape="id167" draw:start-glue-point="3" draw:end-shape="id168" draw:end-glue-point="1" svg:d="M118100 19850h-500" svg:viewBox="0 0 501 1">
          <text:p/>
        </draw:connector>
        <draw:connector draw:style-name="gr2" draw:text-style-name="P3" draw:layer="layout" draw:type="line" svg:x1="116.6cm" svg:y1="19.85cm" svg:x2="116.1cm" svg:y2="19.85cm" draw:start-shape="id168" draw:start-glue-point="3" draw:end-shape="id162" draw:end-glue-point="1" svg:d="M116600 19850h-500" svg:viewBox="0 0 501 1">
          <text:p/>
        </draw:connector>
        <draw:custom-shape draw:style-name="gr1" draw:text-style-name="P2" xml:id="id169" draw:id="id169" draw:layer="layout" svg:width="1cm" svg:height="0.9cm" svg:x="116.6cm" svg:y="21.2cm">
          <text:p text:style-name="P1"><text:span text:style-name="T1">NOT</text:span></text:p>
          <text:p text:style-name="P1"><text:span text:style-name="T1">5211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9.45cm" svg:y1="20.3cm" svg:x2="116.6cm" svg:y2="21.65cm" draw:start-shape="id165" draw:start-glue-point="2" draw:end-shape="id169" draw:end-glue-point="3" svg:d="M109450 20300l7150 1350" svg:viewBox="0 0 7151 1351">
          <text:p/>
        </draw:connector>
        <draw:custom-shape draw:style-name="gr1" draw:text-style-name="P2" xml:id="id170" draw:id="id170" draw:layer="layout" svg:width="1cm" svg:height="0.9cm" svg:x="122.2cm" svg:y="19.4cm">
          <text:p text:style-name="P1"><text:span text:style-name="T1">NOT</text:span></text:p>
          <text:p text:style-name="P1"><text:span text:style-name="T1">5211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2.2cm" svg:y1="19.85cm" svg:x2="121.7cm" svg:y2="19.85cm" draw:start-shape="id170" draw:start-glue-point="3" draw:end-shape="id166" svg:d="M122200 19850h-500" svg:viewBox="0 0 501 1">
          <text:p/>
        </draw:connector>
        <draw:connector draw:style-name="gr2" draw:text-style-name="P3" draw:layer="layout" draw:type="line" svg:x1="123.7cm" svg:y1="19.85cm" svg:x2="123.2cm" svg:y2="19.85cm" draw:start-shape="id171" draw:start-glue-point="3" draw:end-shape="id170" draw:end-glue-point="1" svg:d="M123700 19850h-500" svg:viewBox="0 0 501 1">
          <text:p/>
        </draw:connector>
        <draw:custom-shape draw:style-name="gr1" draw:text-style-name="P2" xml:id="id172" draw:id="id172" draw:layer="layout" svg:width="1cm" svg:height="0.9cm" svg:x="124.8cm" svg:y="17.941cm">
          <text:p text:style-name="P1"><text:span text:style-name="T1">NOT</text:span></text:p>
          <text:p text:style-name="P1"><text:span text:style-name="T1">50115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24.75cm" svg:y1="19.4cm" svg:x2="125.3cm" svg:y2="18.841cm" draw:start-shape="id171" draw:start-glue-point="0" draw:end-shape="id172" draw:end-glue-point="2" svg:d="M124750 19400l550-559" svg:viewBox="0 0 551 560">
          <text:p/>
        </draw:connector>
        <draw:connector draw:style-name="gr2" draw:text-style-name="P3" draw:layer="layout" draw:type="line" svg:x1="117.6cm" svg:y1="21.65cm" svg:x2="124.75cm" svg:y2="20.3cm" draw:start-shape="id169" draw:start-glue-point="1" draw:end-shape="id171" draw:end-glue-point="2" svg:d="M117600 21650l7150-1350" svg:viewBox="0 0 7151 1351">
          <text:p/>
        </draw:connector>
        <draw:connector draw:style-name="gr4" draw:text-style-name="P5" draw:layer="layout" draw:type="line" svg:x1="124.75cm" svg:y1="19.4cm" svg:x2="123.958cm" svg:y2="18.136cm" draw:start-shape="id171" draw:start-glue-point="0" svg:d="M124750 19400l-792-1264" svg:viewBox="0 0 793 1265">
          <text:p text:style-name="P1"><text:span text:style-name="T2">ch1_0</text:span></text:p>
        </draw:connector>
        <draw:connector draw:style-name="gr4" draw:text-style-name="P5" draw:layer="layout" draw:type="line" svg:x1="120.65cm" svg:y1="19.4cm" svg:x2="120.662cm" svg:y2="18.099cm" draw:start-shape="id166" draw:start-glue-point="0" svg:d="M120650 19400l12-1301" svg:viewBox="0 0 13 1302">
          <text:p text:style-name="P1"><text:span text:style-name="T2">ch1_1</text:span></text:p>
        </draw:connector>
        <draw:connector draw:style-name="gr4" draw:text-style-name="P5" draw:layer="layout" draw:type="line" svg:x1="115.05cm" svg:y1="19.4cm" svg:x2="115.026cm" svg:y2="18.126cm" draw:start-shape="id162" draw:start-glue-point="0" svg:d="M115050 19400l-24-1274" svg:viewBox="0 0 25 1275">
          <text:p text:style-name="P1"><text:span text:style-name="T2">ch1_2</text:span></text:p>
        </draw:connector>
        <draw:connector draw:style-name="gr4" draw:text-style-name="P5" draw:layer="layout" draw:type="line" svg:x1="109.45cm" svg:y1="19.4cm" svg:x2="109.417cm" svg:y2="17.941cm" draw:start-shape="id165" draw:start-glue-point="0" svg:d="M109450 19400l-33-1459" svg:viewBox="0 0 34 1460">
          <text:p text:style-name="P1"><text:span text:style-name="T2">ch1_3</text:span></text:p>
        </draw:connector>
        <draw:connector draw:style-name="gr4" draw:text-style-name="P5" draw:layer="layout" draw:type="line" svg:x1="125.3cm" svg:y1="17.941cm" svg:x2="125.334cm" svg:y2="16.707cm" draw:start-shape="id172" draw:start-glue-point="0" svg:d="M125300 17941l34-1234" svg:viewBox="0 0 35 1235">
          <text:p text:style-name="P1"><text:span text:style-name="T2">/ch1_0</text:span></text:p>
        </draw:connector>
        <draw:custom-shape draw:style-name="gr1" draw:text-style-name="P2" xml:id="id190" draw:id="id190" draw:layer="layout" svg:width="1cm" svg:height="0.9cm" svg:x="119.25cm" svg:y="25.236cm">
          <text:p text:style-name="P1"><text:span text:style-name="T1">NOT</text:span></text:p>
          <text:p text:style-name="P1"><text:span text:style-name="T1">50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1" draw:id="id191" draw:layer="layout" svg:width="1cm" svg:height="0.9cm" svg:x="121.25cm" svg:y="27.436cm">
          <text:p text:style-name="P1"><text:span text:style-name="T1">AND</text:span></text:p>
          <text:p text:style-name="P1"><text:span text:style-name="T1">501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7" draw:id="id187" draw:layer="layout" svg:width="1cm" svg:height="0.9cm" svg:x="106.35cm" svg:y="25.236cm">
          <text:p text:style-name="P1"><text:span text:style-name="T1">NOT</text:span></text:p>
          <text:p text:style-name="P1"><text:span text:style-name="T1">51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3" draw:id="id173" draw:layer="layout" svg:width="1cm" svg:height="0.9cm" svg:x="112.6cm" svg:y="41.8cm">
          <text:p text:style-name="P1"><text:span text:style-name="T1">AND</text:span></text:p>
          <text:p text:style-name="P1"><text:span text:style-name="T1">4614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2.731cm" svg:y1="43.923cm" svg:x2="113.1cm" svg:y2="42.7cm" draw:end-shape="id173" draw:end-glue-point="2" svg:d="M112731 43923l369-1223" svg:viewBox="0 0 370 1224">
          <text:p text:style-name="P1"><text:span text:style-name="T2">lc_n0</text:span></text:p>
        </draw:connector>
        <draw:custom-shape draw:style-name="gr1" draw:text-style-name="P2" xml:id="id174" draw:id="id174" draw:layer="layout" svg:width="1cm" svg:height="0.9cm" svg:x="113.7cm" svg:y="37.697cm">
          <text:p text:style-name="P1"><text:span text:style-name="T1">OR</text:span></text:p>
          <text:p text:style-name="P1"><text:span text:style-name="T1">4613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5.177cm" svg:y1="39.854cm" svg:x2="114.2cm" svg:y2="38.597cm" draw:end-shape="id174" draw:end-glue-point="2" svg:d="M115177 39854l-977-1257" svg:viewBox="0 0 978 1258">
          <text:p text:style-name="P1"><text:span text:style-name="T2">lc_n0</text:span></text:p>
        </draw:connector>
        <draw:connector draw:style-name="gr4" draw:text-style-name="P5" draw:layer="layout" draw:type="line" svg:x1="113.504cm" svg:y1="44.704cm" svg:x2="113.1cm" svg:y2="42.7cm" draw:end-shape="id173" draw:end-glue-point="2" svg:d="M113504 44704l-404-2004" svg:viewBox="0 0 405 2005">
          <text:p text:style-name="P1"><text:span text:style-name="T2">nFE00</text:span></text:p>
        </draw:connector>
        <draw:custom-shape draw:style-name="gr1" draw:text-style-name="P2" xml:id="id175" draw:id="id175" draw:layer="layout" svg:width="1cm" svg:height="0.9cm" svg:x="112.6cm" svg:y="35.784cm">
          <text:p text:style-name="P1"><text:span text:style-name="T1">3-AND</text:span></text:p>
          <text:p text:style-name="P1"><text:span text:style-name="T1">47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4.2cm" svg:y1="37.697cm" svg:x2="113.1cm" svg:y2="36.684cm" draw:start-shape="id174" draw:start-glue-point="0" draw:end-shape="id175" draw:end-glue-point="2" svg:d="M114200 37697l-1100-1013" svg:viewBox="0 0 1101 1014">
          <text:p/>
        </draw:connector>
        <draw:custom-shape draw:style-name="gr1" draw:text-style-name="P2" xml:id="id176" draw:id="id176" draw:layer="layout" svg:width="1cm" svg:height="0.9cm" svg:x="114.69cm" svg:y="35.795cm">
          <text:p text:style-name="P1"><text:span text:style-name="T1">12-OAI</text:span></text:p>
          <text:p text:style-name="P1"><text:span text:style-name="T1">4710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4.2cm" svg:y1="37.697cm" svg:x2="115.19cm" svg:y2="36.695cm" draw:start-shape="id174" draw:start-glue-point="0" draw:end-shape="id176" draw:end-glue-point="2" svg:d="M114200 37697l990-1002" svg:viewBox="0 0 991 1003">
          <text:p text:style-name="P1"><text:span text:style-name="T2">a</text:span></text:p>
        </draw:connector>
        <draw:custom-shape draw:style-name="gr1" draw:text-style-name="P2" xml:id="id177" draw:id="id177" draw:layer="layout" svg:width="1cm" svg:height="0.9cm" svg:x="113.7cm" svg:y="41.844cm">
          <text:p text:style-name="P1"><text:span text:style-name="T1">OR</text:span></text:p>
          <text:p text:style-name="P1"><text:span text:style-name="T1">4613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4.2cm" svg:y1="41.844cm" svg:x2="114.2cm" svg:y2="38.597cm" draw:start-shape="id177" draw:start-glue-point="0" draw:end-shape="id174" draw:end-glue-point="2" svg:d="M114200 41844v-3247" svg:viewBox="0 0 1 3248">
          <text:p/>
        </draw:connector>
        <draw:custom-shape draw:style-name="gr1" draw:text-style-name="P2" xml:id="id178" draw:id="id178" draw:layer="layout" svg:width="1cm" svg:height="0.9cm" svg:x="110.1cm" svg:y="45.1cm">
          <text:p text:style-name="P1"><text:span text:style-name="T1">NOR</text:span></text:p>
          <text:p text:style-name="P1"><text:span text:style-name="T1">4613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3.7cm" svg:y1="42.294cm" svg:x2="110.6cm" svg:y2="45.1cm" draw:start-shape="id177" draw:start-glue-point="3" draw:end-shape="id178" draw:end-glue-point="0" svg:d="M113700 42294l-3100 2806" svg:viewBox="0 0 3101 2807">
          <text:p/>
        </draw:connector>
        <draw:custom-shape draw:style-name="gr1" draw:text-style-name="P2" xml:id="id179" draw:id="id179" draw:layer="layout" svg:width="1cm" svg:height="0.9cm" svg:x="112.6cm" svg:y="37.72cm">
          <text:p text:style-name="P1"><text:span text:style-name="T1">3-OR</text:span></text:p>
          <text:p text:style-name="P1"><text:span text:style-name="T1">4613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4.2cm" svg:y1="41.844cm" svg:x2="113.1cm" svg:y2="38.62cm" draw:start-shape="id177" draw:start-glue-point="0" draw:end-shape="id179" draw:end-glue-point="2" svg:d="M114200 41844l-1100-3224" svg:viewBox="0 0 1101 3225">
          <text:p/>
        </draw:connector>
        <draw:connector draw:style-name="gr2" draw:text-style-name="P3" draw:layer="layout" draw:type="line" svg:x1="112.6cm" svg:y1="42.25cm" svg:x2="110.6cm" svg:y2="45.1cm" draw:start-shape="id173" draw:start-glue-point="3" draw:end-shape="id178" draw:end-glue-point="0" svg:d="M112600 42250l-2000 2850" svg:viewBox="0 0 2001 2851">
          <text:p/>
        </draw:connector>
        <draw:connector draw:style-name="gr2" draw:text-style-name="P3" draw:layer="layout" draw:type="line" svg:x1="113.1cm" svg:y1="41.8cm" svg:x2="113.1cm" svg:y2="38.62cm" draw:start-shape="id173" draw:start-glue-point="0" draw:end-shape="id179" draw:end-glue-point="2" svg:d="M113100 41800v-3180" svg:viewBox="0 0 1 3181">
          <text:p/>
        </draw:connector>
        <draw:custom-shape draw:style-name="gr1" draw:text-style-name="P2" xml:id="id180" draw:id="id180" draw:layer="layout" svg:width="1cm" svg:height="0.9cm" svg:x="117.35cm" svg:y="37.669cm">
          <text:p text:style-name="P1"><text:span text:style-name="T1">3-OR</text:span></text:p>
          <text:p text:style-name="P1"><text:span text:style-name="T1">4613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3.1cm" svg:y1="41.8cm" svg:x2="117.85cm" svg:y2="38.569cm" draw:start-shape="id173" draw:start-glue-point="0" draw:end-shape="id180" draw:end-glue-point="2" svg:d="M113100 41800l4750-3231" svg:viewBox="0 0 4751 3232">
          <text:p/>
        </draw:connector>
        <draw:custom-shape draw:style-name="gr1" draw:text-style-name="P2" xml:id="id183" draw:id="id183" draw:layer="layout" svg:width="1cm" svg:height="0.9cm" svg:x="117.35cm" svg:y="45cm">
          <text:p text:style-name="P1"><text:span text:style-name="T1">NAND</text:span></text:p>
          <text:p text:style-name="P1"><text:span text:style-name="T1">46139</text:span></text:p>
          <draw:enhanced-geometry svg:viewBox="0 0 21600 21600" draw:type="rectangle" draw:enhanced-path="M 0 0 L 21600 0 21600 21600 0 21600 0 0 Z N"/>
        </draw:custom-shape>
        <draw:connector draw:style-name="gr4" draw:text-style-name="P5" xml:id="id199" draw:id="id199" draw:layer="layout" draw:type="line" svg:x1="117.58cm" svg:y1="47.104cm" svg:x2="117.85cm" svg:y2="45.9cm" svg:d="M117580 47104l270-1204" svg:viewBox="0 0 271 1205">
          <text:p text:style-name="P1"><text:span text:style-name="T2">ch0_0</text:span></text:p>
        </draw:connector>
        <draw:connector draw:style-name="gr5" draw:text-style-name="P6" draw:layer="layout" draw:type="line" svg:x1="111.756cm" svg:y1="39.981cm" svg:x2="113.1cm" svg:y2="38.62cm" draw:end-shape="id179" draw:end-glue-point="2" svg:d="M111756 39981l1344-1361" svg:viewBox="0 0 1345 1362">
          <text:p text:style-name="P1"><text:span text:style-name="T2">ac4_q_nfull</text:span></text:p>
        </draw:connector>
        <draw:connector draw:style-name="gr5" draw:text-style-name="P6" draw:layer="layout" draw:type="line" svg:x1="116.936cm" svg:y1="38.02cm" svg:x2="115.19cm" svg:y2="36.695cm" draw:end-shape="id176" draw:end-glue-point="2" svg:d="M116936 38020l-1746-1325" svg:viewBox="0 0 1747 1326">
          <text:p text:style-name="P1"><text:span text:style-name="T2">ac4_q_nfull/b</text:span></text:p>
        </draw:connector>
        <draw:custom-shape draw:style-name="gr1" draw:text-style-name="P2" xml:id="id181" draw:id="id181" draw:layer="layout" svg:width="1cm" svg:height="0.9cm" svg:x="111.5cm" svg:y="37.697cm">
          <text:p text:style-name="P1"><text:span text:style-name="T1">3-OR</text:span></text:p>
          <text:p text:style-name="P1"><text:span text:style-name="T1">47110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10.497cm" svg:y1="40cm" svg:x2="112cm" svg:y2="38.597cm" draw:end-shape="id181" draw:end-glue-point="2" svg:d="M110497 40000l1503-1403" svg:viewBox="0 0 1504 1404">
          <text:p text:style-name="P1"><text:span text:style-name="T2">ac4_q_nfull</text:span></text:p>
        </draw:connector>
        <draw:connector draw:style-name="gr6" draw:text-style-name="P8" draw:layer="layout" draw:type="line" svg:x1="113.1cm" svg:y1="37.72cm" svg:x2="113.1cm" svg:y2="36.684cm" draw:start-shape="id179" draw:start-glue-point="0" draw:end-shape="id175" draw:end-glue-point="2" svg:d="M113100 37720v-1036" svg:viewBox="0 0 1 1037">
          <text:p/>
        </draw:connector>
        <draw:custom-shape draw:style-name="gr3" draw:text-style-name="P4" xml:id="id192" draw:id="id192" draw:layer="layout" svg:width="2.1cm" svg:height="0.9cm" svg:x="115.15cm" svg:y="25.236cm">
          <text:p text:style-name="P1"><text:span text:style-name="T1">DFFR (clk29,/res3)</text:span></text:p>
          <text:p text:style-name="P1"><text:span text:style-name="T1">-696-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9" draw:id="id189" draw:layer="layout" svg:width="2.1cm" svg:height="0.9cm" svg:x="120.75cm" svg:y="25.236cm">
          <text:p text:style-name="P1"><text:span text:style-name="T1">DFFR (mclk,/res3)</text:span></text:p>
          <text:p text:style-name="P1"><text:span text:style-name="T1">519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8" draw:id="id188" draw:layer="layout" svg:width="2.1cm" svg:height="0.9cm" svg:x="103.75cm" svg:y="25.236cm">
          <text:p text:style-name="P1"><text:span text:style-name="T1">DFFR (clk29,/res3)</text:span></text:p>
          <text:p text:style-name="P1"><text:span text:style-name="T1">5110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5" draw:id="id185" draw:layer="layout" svg:width="2.1cm" svg:height="0.9cm" svg:x="109.35cm" svg:y="25.236cm">
          <text:p text:style-name="P1"><text:span text:style-name="T1">DFFR (clk29,/res3)</text:span></text:p>
          <text:p text:style-name="P1"><text:span text:style-name="T1">-700-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00" draw:id="id200" draw:layer="layout" svg:width="2.1cm" svg:height="0.9cm" svg:x="113.15cm" svg:y="48.736cm">
          <text:p text:style-name="P1"><text:span text:style-name="T1">DFFR (mclk,/res3)</text:span></text:p>
          <text:p text:style-name="P1"><text:span text:style-name="T1">481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2" draw:id="id182" draw:layer="layout" svg:width="1cm" svg:height="0.9cm" svg:x="125.55cm" svg:y="25.238cm">
          <text:p text:style-name="P1"><text:span text:style-name="T1">OR (ground, mclk)</text:span></text:p>
          <text:p text:style-name="P1"><text:span text:style-name="T1">519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26.05cm" svg:y1="25.238cm" svg:x2="126.058cm" svg:y2="23.827cm" draw:start-shape="id182" draw:start-glue-point="0" svg:d="M126050 25238l8-1411" svg:viewBox="0 0 9 1412">
          <text:p text:style-name="P1"><text:span text:style-name="T2">mclk</text:span></text:p>
        </draw:connector>
        <draw:connector draw:style-name="gr2" draw:text-style-name="P3" draw:layer="layout" draw:type="line" svg:x1="117.85cm" svg:y1="45cm" svg:x2="114.2cm" svg:y2="42.744cm" draw:start-shape="id183" draw:start-glue-point="0" draw:end-shape="id177" draw:end-glue-point="2" svg:d="M117850 45000l-3650-2256" svg:viewBox="0 0 3651 2257">
          <text:p/>
        </draw:connector>
        <draw:connector draw:style-name="gr2" draw:text-style-name="P3" draw:layer="layout" draw:type="line" svg:x1="117.85cm" svg:y1="45cm" svg:x2="117.85cm" svg:y2="38.569cm" draw:start-shape="id183" draw:start-glue-point="0" draw:end-shape="id180" draw:end-glue-point="2" svg:d="M117850 45000v-6431" svg:viewBox="0 0 1 6432">
          <text:p/>
        </draw:connector>
        <draw:connector draw:style-name="gr2" draw:text-style-name="P3" draw:layer="layout" draw:type="line" svg:x1="117.85cm" svg:y1="45cm" svg:x2="112cm" svg:y2="38.597cm" draw:start-shape="id183" draw:start-glue-point="0" draw:end-shape="id181" draw:end-glue-point="2" svg:d="M117850 45000l-5850-6403" svg:viewBox="0 0 5851 6404">
          <text:p/>
        </draw:connector>
        <draw:connector draw:style-name="gr4" draw:text-style-name="P5" draw:layer="layout" draw:type="line" svg:x1="117.85cm" svg:y1="45cm" svg:x2="115.19cm" svg:y2="36.695cm" draw:start-shape="id183" draw:start-glue-point="0" draw:end-shape="id176" draw:end-glue-point="2" svg:d="M117850 45000l-2660-8305" svg:viewBox="0 0 2661 8306">
          <text:p text:style-name="P1"><text:span text:style-name="T2">c</text:span></text:p>
        </draw:connector>
        <draw:connector draw:style-name="gr2" draw:text-style-name="P3" draw:layer="layout" draw:type="line" svg:x1="112cm" svg:y1="37.697cm" svg:x2="113.1cm" svg:y2="36.684cm" draw:start-shape="id181" draw:start-glue-point="0" draw:end-shape="id175" draw:end-glue-point="2" svg:d="M112000 37697l1100-1013" svg:viewBox="0 0 1101 1014">
          <text:p/>
        </draw:connector>
        <draw:custom-shape draw:style-name="gr1" draw:text-style-name="P2" xml:id="id184" draw:id="id184" draw:layer="layout" svg:width="1cm" svg:height="0.9cm" svg:x="111.2cm" svg:y="46.936cm">
          <text:p text:style-name="P1"><text:span text:style-name="T1">AND</text:span></text:p>
          <text:p text:style-name="P1"><text:span text:style-name="T1">4710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0.6cm" svg:y1="46cm" svg:x2="111.7cm" svg:y2="46.936cm" draw:start-shape="id178" draw:start-glue-point="2" draw:end-shape="id184" draw:end-glue-point="0" svg:d="M110600 46000l1100 936" svg:viewBox="0 0 1101 937">
          <text:p/>
        </draw:connector>
        <draw:connector draw:style-name="gr2" draw:text-style-name="P3" draw:layer="layout" draw:type="line" svg:x1="109.35cm" svg:y1="25.686cm" svg:x2="108.85cm" svg:y2="25.686cm" draw:start-shape="id185" draw:end-shape="id186" draw:end-glue-point="1" svg:d="M109350 25686h-500" svg:viewBox="0 0 501 1">
          <text:p/>
        </draw:connector>
        <draw:custom-shape draw:style-name="gr1" draw:text-style-name="P2" xml:id="id186" draw:id="id186" draw:layer="layout" svg:width="1cm" svg:height="0.9cm" svg:x="107.85cm" svg:y="25.236cm">
          <text:p text:style-name="P1"><text:span text:style-name="T1">NOT</text:span></text:p>
          <text:p text:style-name="P1"><text:span text:style-name="T1">5110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7.85cm" svg:y1="25.686cm" svg:x2="107.35cm" svg:y2="25.686cm" draw:start-shape="id186" draw:start-glue-point="3" draw:end-shape="id187" draw:end-glue-point="1" svg:d="M107850 25686h-500" svg:viewBox="0 0 501 1">
          <text:p/>
        </draw:connector>
        <draw:connector draw:style-name="gr2" draw:text-style-name="P3" draw:layer="layout" draw:type="line" svg:x1="106.35cm" svg:y1="25.686cm" svg:x2="105.85cm" svg:y2="25.686cm" draw:start-shape="id187" draw:start-glue-point="3" draw:end-shape="id188" draw:end-glue-point="1" svg:d="M106350 25686h-500" svg:viewBox="0 0 501 1">
          <text:p/>
        </draw:connector>
        <draw:connector draw:style-name="gr2" draw:text-style-name="P3" draw:layer="layout" draw:type="line" svg:x1="120.75cm" svg:y1="25.686cm" svg:x2="120.25cm" svg:y2="25.686cm" draw:start-shape="id189" draw:start-glue-point="3" draw:end-shape="id190" draw:end-glue-point="1" svg:d="M120750 25686h-500" svg:viewBox="0 0 501 1">
          <text:p/>
        </draw:connector>
        <draw:connector draw:style-name="gr2" draw:text-style-name="P3" draw:layer="layout" draw:type="line" svg:x1="121.8cm" svg:y1="26.136cm" svg:x2="121.75cm" svg:y2="27.436cm" draw:start-shape="id189" draw:start-glue-point="2" draw:end-shape="id191" draw:end-glue-point="0" svg:d="M121800 26136l-50 1300" svg:viewBox="0 0 51 1301">
          <text:p/>
        </draw:connector>
        <draw:connector draw:style-name="gr2" draw:text-style-name="P3" draw:layer="layout" draw:type="line" svg:x1="115.15cm" svg:y1="25.686cm" svg:x2="114.55cm" svg:y2="25.686cm" draw:start-shape="id192" draw:start-glue-point="3" draw:end-shape="id193" draw:end-glue-point="1" svg:d="M115150 25686h-600" svg:viewBox="0 0 601 1">
          <text:p/>
        </draw:connector>
        <draw:custom-shape draw:style-name="gr1" draw:text-style-name="P2" xml:id="id194" draw:id="id194" draw:layer="layout" svg:width="1cm" svg:height="0.9cm" svg:x="112.05cm" svg:y="25.236cm">
          <text:p text:style-name="P1"><text:span text:style-name="T1">NOT</text:span></text:p>
          <text:p text:style-name="P1"><text:span text:style-name="T1">-74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3" draw:id="id193" draw:layer="layout" svg:width="1cm" svg:height="0.9cm" svg:x="113.55cm" svg:y="25.236cm">
          <text:p text:style-name="P1"><text:span text:style-name="T1">NOT</text:span></text:p>
          <text:p text:style-name="P1"><text:span text:style-name="T1">-741-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3.55cm" svg:y1="25.686cm" svg:x2="113.05cm" svg:y2="25.686cm" draw:start-shape="id193" draw:start-glue-point="3" draw:end-shape="id194" draw:end-glue-point="1" svg:d="M113550 25686h-500" svg:viewBox="0 0 501 1">
          <text:p/>
        </draw:connector>
        <draw:connector draw:style-name="gr2" draw:text-style-name="P3" draw:layer="layout" draw:type="line" svg:x1="112.05cm" svg:y1="25.686cm" svg:x2="111.45cm" svg:y2="25.686cm" draw:start-shape="id194" draw:start-glue-point="3" draw:end-shape="id185" draw:end-glue-point="1" svg:d="M112050 25686h-600" svg:viewBox="0 0 601 1">
          <text:p/>
        </draw:connector>
        <draw:custom-shape draw:style-name="gr1" draw:text-style-name="P2" xml:id="id195" draw:id="id195" draw:layer="layout" svg:width="1cm" svg:height="0.9cm" svg:x="117.75cm" svg:y="25.236cm">
          <text:p text:style-name="P1"><text:span text:style-name="T1">NOT</text:span></text:p>
          <text:p text:style-name="P1"><text:span text:style-name="T1">-744-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9.25cm" svg:y1="25.686cm" svg:x2="118.75cm" svg:y2="25.686cm" draw:start-shape="id190" draw:start-glue-point="3" draw:end-shape="id195" draw:end-glue-point="1" svg:d="M119250 25686h-500" svg:viewBox="0 0 501 1">
          <text:p/>
        </draw:connector>
        <draw:connector draw:style-name="gr2" draw:text-style-name="P3" draw:layer="layout" draw:type="line" svg:x1="117.75cm" svg:y1="25.686cm" svg:x2="117.25cm" svg:y2="25.686cm" draw:start-shape="id195" draw:start-glue-point="3" draw:end-shape="id192" draw:end-glue-point="1" svg:d="M117750 25686h-500" svg:viewBox="0 0 501 1">
          <text:p/>
        </draw:connector>
        <draw:custom-shape draw:style-name="gr1" draw:text-style-name="P2" xml:id="id196" draw:id="id196" draw:layer="layout" svg:width="1cm" svg:height="0.9cm" svg:x="119.25cm" svg:y="27.436cm">
          <text:p text:style-name="P1"><text:span text:style-name="T1">AND</text:span></text:p>
          <text:p text:style-name="P1"><text:span text:style-name="T1">5010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9.75cm" svg:y1="26.136cm" svg:x2="119.75cm" svg:y2="27.436cm" draw:start-shape="id190" draw:start-glue-point="2" draw:end-shape="id196" draw:end-glue-point="0" svg:d="M119750 26136v1300" svg:viewBox="0 0 1 1301">
          <text:p/>
        </draw:connector>
        <draw:custom-shape draw:style-name="gr1" draw:text-style-name="P2" xml:id="id197" draw:id="id197" draw:layer="layout" svg:width="1cm" svg:height="0.9cm" svg:x="123.65cm" svg:y="25.236cm">
          <text:p text:style-name="P1"><text:span text:style-name="T1">OR</text:span></text:p>
          <text:p text:style-name="P1"><text:span text:style-name="T1">5010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3.65cm" svg:y1="25.686cm" svg:x2="122.85cm" svg:y2="25.686cm" draw:start-shape="id197" draw:start-glue-point="3" draw:end-shape="id189" svg:d="M123650 25686h-800" svg:viewBox="0 0 801 1">
          <text:p/>
        </draw:connector>
        <draw:connector draw:style-name="gr2" draw:text-style-name="P3" draw:layer="layout" draw:type="line" svg:x1="121.75cm" svg:y1="27.436cm" svg:x2="124.15cm" svg:y2="26.136cm" draw:start-shape="id191" draw:start-glue-point="0" draw:end-shape="id197" draw:end-glue-point="2" svg:d="M121750 27436l2400-1300" svg:viewBox="0 0 2401 1301">
          <text:p/>
        </draw:connector>
        <draw:connector draw:style-name="gr2" draw:text-style-name="P3" draw:layer="layout" draw:type="line" svg:x1="119.75cm" svg:y1="27.436cm" svg:x2="124.15cm" svg:y2="26.136cm" draw:start-shape="id196" draw:start-glue-point="0" draw:end-shape="id197" draw:end-glue-point="2" svg:d="M119750 27436l4400-1300" svg:viewBox="0 0 4401 1301">
          <text:p/>
        </draw:connector>
        <draw:custom-shape draw:style-name="gr1" draw:text-style-name="P2" xml:id="id198" draw:id="id198" draw:layer="layout" svg:width="1cm" svg:height="0.9cm" svg:x="102.2cm" svg:y="25.236cm">
          <text:p text:style-name="P1"><text:span text:style-name="T1">NOT</text:span></text:p>
          <text:p text:style-name="P1"><text:span text:style-name="T1">5110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3.75cm" svg:y1="25.686cm" svg:x2="103.2cm" svg:y2="25.686cm" draw:start-shape="id188" draw:start-glue-point="3" draw:end-shape="id198" svg:d="M103750 25686h-550" svg:viewBox="0 0 551 1">
          <text:p/>
        </draw:connector>
        <draw:connector draw:style-name="gr4" draw:text-style-name="P5" draw:layer="layout" draw:type="line" svg:x1="118.4cm" svg:y1="47.58cm" svg:x2="117.85cm" svg:y2="45.9cm" draw:end-shape="id199" draw:end-glue-point="3" svg:d="M118400 47580l-550-1680" svg:viewBox="0 0 551 1681">
          <text:p text:style-name="P1"><text:span text:style-name="T2">ch1_3</text:span></text:p>
        </draw:connector>
        <draw:connector draw:style-name="gr2" draw:text-style-name="P3" draw:layer="layout" draw:type="line" svg:x1="114.2cm" svg:y1="49.636cm" svg:x2="112.2cm" svg:y2="50.886cm" draw:start-shape="id200" draw:start-glue-point="2" draw:end-shape="id201" draw:end-glue-point="1" svg:d="M114200 49636l-2000 1250" svg:viewBox="0 0 2001 1251">
          <text:p/>
        </draw:connector>
        <draw:custom-shape draw:style-name="gr1" draw:text-style-name="P2" xml:id="id201" draw:id="id201" draw:layer="layout" svg:width="1cm" svg:height="0.9cm" svg:x="111.2cm" svg:y="50.436cm">
          <text:p text:style-name="P1"><text:span text:style-name="T1">AND</text:span></text:p>
          <text:p text:style-name="P1"><text:span text:style-name="T1">48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4.2cm" svg:y1="48.736cm" svg:x2="117.85cm" svg:y2="38.569cm" draw:start-shape="id200" draw:start-glue-point="0" draw:end-shape="id180" draw:end-glue-point="2" svg:d="M114200 48736l3650-10167" svg:viewBox="0 0 3651 10168">
          <text:p/>
        </draw:connector>
        <draw:custom-shape draw:style-name="gr1" draw:text-style-name="P2" xml:id="id202" draw:id="id202" draw:layer="layout" svg:width="1cm" svg:height="0.9cm" svg:x="111.2cm" svg:y="45.136cm">
          <text:p text:style-name="P1"><text:span text:style-name="T1">NOT</text:span></text:p>
          <text:p text:style-name="P1"><text:span text:style-name="T1">4711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4.2cm" svg:y1="48.736cm" svg:x2="112.2cm" svg:y2="45.586cm" draw:start-shape="id200" draw:start-glue-point="0" draw:end-shape="id202" draw:end-glue-point="1" svg:d="M114200 48736l-2000-3150" svg:viewBox="0 0 2001 3151">
          <text:p/>
        </draw:connector>
        <draw:connector draw:style-name="gr2" draw:text-style-name="P3" draw:layer="layout" draw:type="line" svg:x1="111.7cm" svg:y1="46.036cm" svg:x2="111.7cm" svg:y2="46.936cm" draw:start-shape="id202" draw:start-glue-point="2" draw:end-shape="id184" draw:end-glue-point="0" svg:d="M111700 46036v900" svg:viewBox="0 0 1 901">
          <text:p/>
        </draw:connector>
        <draw:connector draw:style-name="gr2" draw:text-style-name="P3" draw:layer="layout" draw:type="line" svg:x1="111.7cm" svg:y1="45.136cm" svg:x2="112cm" svg:y2="38.597cm" draw:start-shape="id202" draw:start-glue-point="0" draw:end-shape="id181" draw:end-glue-point="2" svg:d="M111700 45136l300-6539" svg:viewBox="0 0 301 6540">
          <text:p/>
        </draw:connector>
        <draw:connector draw:style-name="gr4" draw:text-style-name="P5" draw:layer="layout" draw:type="line" svg:x1="121.8cm" svg:y1="25.236cm" svg:x2="121.798cm" svg:y2="23.935cm" draw:start-shape="id189" draw:start-glue-point="0" svg:d="M121800 25236l-2-1301" svg:viewBox="0 0 3 1302">
          <text:p text:style-name="P1"><text:span text:style-name="T2">ch0_0</text:span></text:p>
        </draw:connector>
        <draw:connector draw:style-name="gr4" draw:text-style-name="P5" draw:layer="layout" draw:type="line" svg:x1="116.2cm" svg:y1="25.236cm" svg:x2="116.15cm" svg:y2="23.936cm" draw:start-shape="id192" draw:start-glue-point="0" svg:d="M116200 25236l-50-1300" svg:viewBox="0 0 51 1301">
          <text:p text:style-name="P1"><text:span text:style-name="T2">ch0_1</text:span></text:p>
        </draw:connector>
        <draw:connector draw:style-name="gr4" draw:text-style-name="P5" draw:layer="layout" draw:type="line" svg:x1="110.4cm" svg:y1="25.236cm" svg:x2="110.448cm" svg:y2="23.962cm" draw:start-shape="id185" draw:start-glue-point="0" svg:d="M110400 25236l48-1274" svg:viewBox="0 0 49 1275">
          <text:p text:style-name="P1"><text:span text:style-name="T2">ch0_2</text:span></text:p>
        </draw:connector>
        <draw:connector draw:style-name="gr4" draw:text-style-name="P5" draw:layer="layout" draw:type="line" svg:x1="104.8cm" svg:y1="25.236cm" svg:x2="104.85cm" svg:y2="23.835cm" draw:start-shape="id188" draw:start-glue-point="0" svg:d="M104800 25236l50-1401" svg:viewBox="0 0 51 1402">
          <text:p text:style-name="P1"><text:span text:style-name="T2">ch0_3</text:span></text:p>
        </draw:connector>
        <draw:custom-shape draw:style-name="gr1" draw:text-style-name="P2" xml:id="id203" draw:id="id203" draw:layer="layout" svg:width="1cm" svg:height="0.9cm" svg:x="117.4cm" svg:y="35.971cm">
          <text:p text:style-name="P1"><text:span text:style-name="T1">OR (mclk)</text:span></text:p>
          <text:p text:style-name="P1"><text:span text:style-name="T1">4512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7.85cm" svg:y1="37.669cm" svg:x2="117.9cm" svg:y2="36.871cm" draw:start-shape="id180" draw:start-glue-point="0" draw:end-shape="id203" draw:end-glue-point="2" svg:d="M117850 37669l50-798" svg:viewBox="0 0 51 799">
          <text:p/>
        </draw:connector>
        <draw:connector draw:style-name="gr4" draw:text-style-name="P5" draw:layer="layout" draw:type="line" svg:x1="117.9cm" svg:y1="35.971cm" svg:x2="117.898cm" svg:y2="34.384cm" draw:start-shape="id203" draw:start-glue-point="0" svg:d="M117900 35971l-2-1587" svg:viewBox="0 0 3 1588">
          <text:p text:style-name="P1"><text:span text:style-name="T2">clk37</text:span></text:p>
        </draw:connector>
        <draw:custom-shape draw:style-name="gr1" draw:text-style-name="P2" xml:id="id204" draw:id="id204" draw:layer="layout" svg:width="1cm" svg:height="0.9cm" svg:x="114.69cm" svg:y="33.895cm">
          <text:p text:style-name="P1"><text:span text:style-name="T1">NOT</text:span></text:p>
          <text:p text:style-name="P1"><text:span text:style-name="T1">4810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5.19cm" svg:y1="33.895cm" svg:x2="121.75cm" svg:y2="28.336cm" draw:start-shape="id204" draw:start-glue-point="0" draw:end-shape="id191" draw:end-glue-point="2" svg:d="M115190 33895l6560-5559" svg:viewBox="0 0 6561 5560">
          <text:p/>
        </draw:connector>
        <draw:connector draw:style-name="gr2" draw:text-style-name="P3" draw:layer="layout" draw:type="line" svg:x1="115.19cm" svg:y1="35.795cm" svg:x2="115.19cm" svg:y2="34.795cm" draw:start-shape="id176" draw:start-glue-point="0" draw:end-shape="id204" draw:end-glue-point="2" svg:d="M115190 35795v-1000" svg:viewBox="0 0 1 1001">
          <text:p/>
        </draw:connector>
        <draw:connector draw:style-name="gr4" draw:text-style-name="P5" draw:layer="layout" draw:type="line" svg:x1="114.263cm" svg:y1="44.32cm" svg:x2="114.2cm" svg:y2="42.744cm" draw:end-shape="id177" draw:end-glue-point="2" svg:d="M114263 44320l-63-1576" svg:viewBox="0 0 64 1577">
          <text:p text:style-name="P1"><text:span text:style-name="T2">ac4_d_nfull</text:span></text:p>
        </draw:connector>
        <draw:custom-shape draw:style-name="gr1" draw:text-style-name="P2" xml:id="id205" draw:id="id205" draw:layer="layout" svg:width="1cm" svg:height="0.9cm" svg:x="111.2cm" svg:y="48.736cm">
          <text:p text:style-name="P1"><text:span text:style-name="T1">OR</text:span></text:p>
          <text:p text:style-name="P1"><text:span text:style-name="T1">4810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1.7cm" svg:y1="47.836cm" svg:x2="111.7cm" svg:y2="48.736cm" draw:start-shape="id184" draw:start-glue-point="2" draw:end-shape="id205" draw:end-glue-point="0" svg:d="M111700 47836v900" svg:viewBox="0 0 1 901">
          <text:p/>
        </draw:connector>
        <draw:connector draw:style-name="gr2" draw:text-style-name="P3" draw:layer="layout" draw:type="line" svg:x1="111.7cm" svg:y1="50.436cm" svg:x2="111.7cm" svg:y2="49.636cm" draw:start-shape="id201" draw:start-glue-point="0" draw:end-shape="id205" draw:end-glue-point="2" svg:d="M111700 50436v-800" svg:viewBox="0 0 1 801">
          <text:p/>
        </draw:connector>
        <draw:connector draw:style-name="gr2" draw:text-style-name="P3" draw:layer="layout" draw:type="line" svg:x1="112.2cm" svg:y1="49.186cm" svg:x2="113.15cm" svg:y2="49.186cm" draw:start-shape="id205" draw:start-glue-point="1" draw:end-shape="id200" svg:d="M112200 49186h950" svg:viewBox="0 0 951 1">
          <text:p/>
        </draw:connector>
        <draw:custom-shape draw:style-name="gr1" draw:text-style-name="P2" xml:id="id206" draw:id="id206" draw:layer="layout" svg:width="1cm" svg:height="0.9cm" svg:x="111.2cm" svg:y="52.136cm">
          <text:p text:style-name="P1"><text:span text:style-name="T1">NOT</text:span></text:p>
          <text:p text:style-name="P1"><text:span text:style-name="T1">50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1.7cm" svg:y1="52.136cm" svg:x2="111.7cm" svg:y2="51.336cm" draw:start-shape="id206" draw:start-glue-point="0" draw:end-shape="id201" draw:end-glue-point="2" svg:d="M111700 52136v-800" svg:viewBox="0 0 1 801">
          <text:p/>
        </draw:connector>
        <draw:connector draw:style-name="gr4" draw:text-style-name="P5" draw:layer="layout" draw:type="line" svg:x1="111.715cm" svg:y1="54.5cm" svg:x2="111.7cm" svg:y2="53.036cm" draw:end-shape="id206" draw:end-glue-point="2" svg:d="M111715 54500l-15-1464" svg:viewBox="0 0 16 1465">
          <text:p text:style-name="P1"><text:span text:style-name="T2">/c8</text:span></text:p>
        </draw:connector>
        <draw:connector draw:style-name="gr4" draw:text-style-name="P5" draw:layer="layout" draw:type="line" svg:x1="119.747cm" svg:y1="30.017cm" svg:x2="119.75cm" svg:y2="28.336cm" draw:end-shape="id196" draw:end-glue-point="2" svg:d="M119747 30017l3-1681" svg:viewBox="0 0 4 1682">
          <text:p text:style-name="P1"><text:span text:style-name="T2">/c8</text:span></text:p>
        </draw:connector>
        <draw:connector draw:style-name="gr4" draw:text-style-name="P5" draw:layer="layout" draw:type="line" svg:x1="119.75cm" svg:y1="25.236cm" svg:x2="119.793cm" svg:y2="23.795cm" draw:start-shape="id190" draw:start-glue-point="0" svg:d="M119750 25236l43-1441" svg:viewBox="0 0 44 1442">
          <text:p text:style-name="P1"><text:span text:style-name="T2">/ch0_0</text:span></text:p>
        </draw:connector>
        <draw:connector draw:style-name="gr4" draw:text-style-name="P5" draw:layer="layout" draw:type="line" svg:x1="114.05cm" svg:y1="25.236cm" svg:x2="114.1cm" svg:y2="23.7cm" draw:start-shape="id193" draw:start-glue-point="0" svg:d="M114050 25236l50-1536" svg:viewBox="0 0 51 1537">
          <text:p text:style-name="P1"><text:span text:style-name="T2">/ch0_1</text:span></text:p>
        </draw:connector>
        <draw:connector draw:style-name="gr4" draw:text-style-name="P5" draw:layer="layout" draw:type="line" svg:x1="108.35cm" svg:y1="25.236cm" svg:x2="108.359cm" svg:y2="23.795cm" draw:start-shape="id186" draw:start-glue-point="0" svg:d="M108350 25236l9-1441" svg:viewBox="0 0 10 1442">
          <text:p text:style-name="P1"><text:span text:style-name="T2">/ch0_2</text:span></text:p>
        </draw:connector>
        <draw:connector draw:style-name="gr4" draw:text-style-name="P5" draw:layer="layout" draw:type="line" svg:x1="102.7cm" svg:y1="25.236cm" svg:x2="102.75cm" svg:y2="23.835cm" draw:start-shape="id198" svg:d="M102700 25236l50-1401" svg:viewBox="0 0 51 1402">
          <text:p text:style-name="P1"><text:span text:style-name="T2">/ch0_3</text:span></text:p>
        </draw:connector>
        <draw:custom-shape draw:style-name="gr1" draw:text-style-name="P2" xml:id="id207" draw:id="id207" draw:layer="layout" svg:width="1cm" svg:height="0.9cm" svg:x="112.6cm" svg:y="33.984cm">
          <text:p text:style-name="P1"><text:span text:style-name="T1">NOT</text:span></text:p>
          <text:p text:style-name="P1"><text:span text:style-name="T1">47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3.1cm" svg:y1="35.784cm" svg:x2="113.1cm" svg:y2="34.884cm" draw:start-shape="id175" draw:start-glue-point="0" draw:end-shape="id207" draw:end-glue-point="2" svg:d="M113100 35784v-900" svg:viewBox="0 0 1 901">
          <text:p/>
        </draw:connector>
        <draw:connector draw:style-name="gr2" draw:text-style-name="P3" draw:layer="layout" draw:type="line" svg:x1="9.889cm" svg:y1="53.3cm" svg:x2="9.904cm" svg:y2="50.408cm" draw:start-shape="id67" draw:start-glue-point="0" draw:end-shape="id70" draw:end-glue-point="2" svg:d="M9889 53300l15-2892" svg:viewBox="0 0 16 2893">
          <text:p/>
        </draw:connector>
        <draw:connector draw:style-name="gr2" draw:text-style-name="P3" draw:layer="layout" draw:type="line" svg:x1="19.6cm" svg:y1="59.5cm" svg:x2="21.3cm" svg:y2="57.483cm" draw:start-shape="id72" draw:start-glue-point="0" draw:end-shape="id54" draw:end-glue-point="2" svg:d="M19600 59500l1700-2017" svg:viewBox="0 0 1701 2018">
          <text:p/>
        </draw:connector>
        <draw:custom-shape draw:style-name="gr1" draw:text-style-name="P2" xml:id="id208" draw:id="id208" draw:layer="layout" svg:width="1cm" svg:height="0.9cm" svg:x="15.304cm" svg:y="52.844cm">
          <text:p text:style-name="P1"><text:span text:style-name="T1">NAND</text:span></text:p>
          <text:p text:style-name="P1"><text:span text:style-name="T1">48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9.6cm" svg:y1="59.5cm" svg:x2="15.804cm" svg:y2="53.744cm" draw:start-shape="id72" draw:start-glue-point="0" draw:end-shape="id208" draw:end-glue-point="2" svg:d="M19600 59500l-3796-5756" svg:viewBox="0 0 3797 5757">
          <text:p/>
        </draw:connector>
        <draw:connector draw:style-name="gr2" draw:text-style-name="P3" draw:layer="layout" draw:type="line" svg:x1="15.804cm" svg:y1="52.844cm" svg:x2="14.704cm" svg:y2="50.867cm" draw:start-shape="id208" draw:start-glue-point="0" draw:end-shape="id84" draw:end-glue-point="2" svg:d="M15804 52844l-1100-1977" svg:viewBox="0 0 1101 1978">
          <text:p/>
        </draw:connector>
        <draw:custom-shape draw:style-name="gr1" draw:text-style-name="P2" xml:id="id254" draw:id="id254" draw:layer="layout" svg:width="1cm" svg:height="0.9cm" svg:x="88.983cm" svg:y="13.177cm">
          <text:p text:style-name="P1"><text:span text:style-name="T1">NAND</text:span></text:p>
          <text:p text:style-name="P1"><text:span text:style-name="T1">4614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4" draw:id="id244" draw:layer="layout" svg:width="1cm" svg:height="0.9cm" svg:x="77.9cm" svg:y="8.562cm">
          <text:p text:style-name="P1"><text:span text:style-name="T1">NAND</text:span></text:p>
          <text:p text:style-name="P1"><text:span text:style-name="T1">-72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4" draw:id="id224" draw:layer="layout" svg:width="1cm" svg:height="0.9cm" svg:x="97cm" svg:y="5.511cm">
          <text:p text:style-name="P1"><text:span text:style-name="T1">3-AND</text:span></text:p>
          <text:p text:style-name="P1"><text:span text:style-name="T1">471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3" draw:id="id233" draw:layer="layout" svg:width="1cm" svg:height="0.9cm" svg:x="83.9cm" svg:y="6.566cm">
          <text:p text:style-name="P1"><text:span text:style-name="T1">OR (mclk)</text:span></text:p>
          <text:p text:style-name="P1"><text:span text:style-name="T1">451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1" draw:id="id231" draw:layer="layout" svg:width="1cm" svg:height="0.9cm" svg:x="87.883cm" svg:y="10.104cm">
          <text:p text:style-name="P1"><text:span text:style-name="T1">3-AND</text:span></text:p>
          <text:p text:style-name="P1"><text:span text:style-name="T1">4615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9" draw:id="id209" draw:layer="layout" svg:width="1cm" svg:height="0.9cm" svg:x="87.883cm" svg:y="6.711cm">
          <text:p text:style-name="P1"><text:span text:style-name="T1">OR (mclk)</text:span></text:p>
          <text:p text:style-name="P1"><text:span text:style-name="T1">4615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8.383cm" svg:y1="6.711cm" svg:x2="88.419cm" svg:y2="4.966cm" draw:start-shape="id209" draw:start-glue-point="0" svg:d="M88383 6711l36-1745" svg:viewBox="0 0 37 1746">
          <text:p text:style-name="P1"><text:span text:style-name="T2">clk15</text:span></text:p>
        </draw:connector>
        <draw:custom-shape draw:style-name="gr1" draw:text-style-name="P2" xml:id="id210" draw:id="id210" draw:layer="layout" svg:width="1cm" svg:height="0.9cm" svg:x="92.283cm" svg:y="10.075cm">
          <text:p text:style-name="P1"><text:span text:style-name="T1">NAND</text:span></text:p>
          <text:p text:style-name="P1"><text:span text:style-name="T1">4614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1" draw:id="id211" draw:layer="layout" svg:width="1cm" svg:height="0.9cm" svg:x="92.283cm" svg:y="5.475cm">
          <text:p text:style-name="P1"><text:span text:style-name="T1">OR (mclk)</text:span></text:p>
          <text:p text:style-name="P1"><text:span text:style-name="T1">3610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2.783cm" svg:y1="10.075cm" svg:x2="92.783cm" svg:y2="6.375cm" draw:start-shape="id210" draw:start-glue-point="0" draw:end-shape="id211" draw:end-glue-point="2" svg:d="M92783 10075v-3700" svg:viewBox="0 0 1 3701">
          <text:p/>
        </draw:connector>
        <draw:custom-shape draw:style-name="gr1" draw:text-style-name="P2" xml:id="id212" draw:id="id212" draw:layer="layout" svg:width="1cm" svg:height="0.9cm" svg:x="91.183cm" svg:y="7.675cm">
          <text:p text:style-name="P1"><text:span text:style-name="T1">OR</text:span></text:p>
          <text:p text:style-name="P1"><text:span text:style-name="T1">4211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2.783cm" svg:y1="10.075cm" svg:x2="91.683cm" svg:y2="8.575cm" draw:start-shape="id210" draw:start-glue-point="0" draw:end-shape="id212" draw:end-glue-point="2" svg:d="M92783 10075l-1100-1500" svg:viewBox="0 0 1101 1501">
          <text:p/>
        </draw:connector>
        <draw:custom-shape draw:style-name="gr1" draw:text-style-name="P2" xml:id="id213" draw:id="id213" draw:layer="layout" svg:width="1cm" svg:height="0.9cm" svg:x="95.9cm" svg:y="7.611cm">
          <text:p text:style-name="P1"><text:span text:style-name="T1">OR</text:span></text:p>
          <text:p text:style-name="P1"><text:span text:style-name="T1">4413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2.783cm" svg:y1="10.075cm" svg:x2="96.4cm" svg:y2="8.511cm" draw:start-shape="id210" draw:start-glue-point="0" draw:end-shape="id213" draw:end-glue-point="2" svg:d="M92783 10075l3617-1564" svg:viewBox="0 0 3618 1565">
          <text:p/>
        </draw:connector>
        <draw:connector draw:style-name="gr4" draw:text-style-name="P5" draw:layer="layout" draw:type="line" svg:x1="92.783cm" svg:y1="5.475cm" svg:x2="92.795cm" svg:y2="3.9cm" draw:start-shape="id211" draw:start-glue-point="0" svg:d="M92783 5475l12-1575" svg:viewBox="0 0 13 1576">
          <text:p text:style-name="P1"><text:span text:style-name="T2">clk16</text:span></text:p>
        </draw:connector>
        <draw:custom-shape draw:style-name="gr1" draw:text-style-name="P2" xml:id="id214" draw:id="id214" draw:layer="layout" svg:width="1cm" svg:height="0.9cm" svg:x="98.1cm" svg:y="3.611cm">
          <text:p text:style-name="P1"><text:span text:style-name="T1">OR (mclk)</text:span></text:p>
          <text:p text:style-name="P1"><text:span text:style-name="T1">-552-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8.6cm" svg:y1="3.611cm" svg:x2="98.644cm" svg:y2="2.2cm" draw:start-shape="id214" draw:start-glue-point="0" svg:d="M98600 3611l44-1411" svg:viewBox="0 0 45 1412">
          <text:p text:style-name="P1"><text:span text:style-name="T2">clk18</text:span></text:p>
        </draw:connector>
        <draw:custom-shape draw:style-name="gr1" draw:text-style-name="P2" xml:id="id261" draw:id="id261" draw:layer="layout" svg:width="1cm" svg:height="0.9cm" svg:x="97cm" svg:y="7.613cm">
          <text:p text:style-name="P1"><text:span text:style-name="T1">AND</text:span></text:p>
          <text:p text:style-name="P1"><text:span text:style-name="T1">471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6" draw:id="id216" draw:layer="layout" svg:width="1cm" svg:height="0.9cm" svg:x="93.697cm" svg:y="7.311cm">
          <text:p text:style-name="P1"><text:span text:style-name="T1">OR</text:span></text:p>
          <text:p text:style-name="P1"><text:span text:style-name="T1">45136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95.3cm" svg:y1="11.392cm" svg:x2="94.197cm" svg:y2="8.211cm" draw:start-shape="id215" draw:start-glue-point="0" draw:end-shape="id216" draw:end-glue-point="2" svg:d="M95300 11392l-1103-3181" svg:viewBox="0 0 1104 3182">
          <text:p/>
        </draw:connector>
        <draw:custom-shape draw:style-name="gr1" draw:text-style-name="P2" xml:id="id215" draw:id="id215" draw:layer="layout" svg:width="1cm" svg:height="0.9cm" svg:x="94.8cm" svg:y="11.392cm">
          <text:p text:style-name="P1"><text:span text:style-name="T1">NAND</text:span></text:p>
          <text:p text:style-name="P1"><text:span text:style-name="T1">-59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5" draw:layer="layout" draw:type="line" svg:x1="95.3cm" svg:y1="11.392cm" svg:x2="95.3cm" svg:y2="9.613cm" draw:start-shape="id215" draw:start-glue-point="0" svg:d="M95300 11392v-1779" svg:viewBox="0 0 1 1780">
          <text:p text:style-name="P1"><text:span text:style-name="T2">u01</text:span></text:p>
        </draw:connector>
        <draw:connector draw:style-name="gr4" draw:text-style-name="P3" draw:layer="layout" draw:type="line" svg:x1="93.6cm" svg:y1="10.024cm" svg:x2="94.197cm" svg:y2="8.211cm" draw:end-shape="id216" draw:end-glue-point="2" svg:d="M93600 10024l597-1813" svg:viewBox="0 0 598 1814">
          <text:p text:style-name="P1"><text:span text:style-name="T2">qsc_n0_s</text:span></text:p>
        </draw:connector>
        <draw:custom-shape draw:style-name="gr1" draw:text-style-name="P2" xml:id="id217" draw:id="id217" draw:layer="layout" svg:width="1cm" svg:height="0.9cm" svg:x="82.7cm" svg:y="11.104cm">
          <text:p text:style-name="P1"><text:span text:style-name="T1">OR</text:span></text:p>
          <text:p text:style-name="P1"><text:span text:style-name="T1">4414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3.17cm" svg:y1="13.447cm" svg:x2="83.2cm" svg:y2="12.004cm" draw:end-shape="id217" draw:end-glue-point="2" svg:d="M83170 13447l30-1443" svg:viewBox="0 0 31 1444">
          <text:p text:style-name="P1"><text:span text:style-name="T2">qsc_n0_s</text:span></text:p>
        </draw:connector>
        <draw:custom-shape draw:style-name="gr1" draw:text-style-name="P2" xml:id="id218" draw:id="id218" draw:layer="layout" svg:width="1cm" svg:height="0.9cm" svg:x="91.183cm" svg:y="5.475cm">
          <text:p text:style-name="P1"><text:span text:style-name="T1">OR (mclk)</text:span></text:p>
          <text:p text:style-name="P1"><text:span text:style-name="T1">4211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1.683cm" svg:y1="7.675cm" svg:x2="91.683cm" svg:y2="6.375cm" draw:start-shape="id212" draw:start-glue-point="0" draw:end-shape="id218" draw:end-glue-point="2" svg:d="M91683 7675v-1300" svg:viewBox="0 0 1 1301">
          <text:p/>
        </draw:connector>
        <draw:connector draw:style-name="gr4" draw:text-style-name="P5" draw:layer="layout" draw:type="line" svg:x1="91.683cm" svg:y1="5.475cm" svg:x2="91.668cm" svg:y2="3.913cm" draw:start-shape="id218" draw:start-glue-point="0" svg:d="M91683 5475l-15-1562" svg:viewBox="0 0 16 1563">
          <text:p text:style-name="P1"><text:span text:style-name="T2">clk19</text:span></text:p>
        </draw:connector>
        <draw:custom-shape draw:style-name="gr1" draw:text-style-name="P2" xml:id="id219" draw:id="id219" draw:layer="layout" svg:width="1cm" svg:height="0.9cm" svg:x="3.2cm" svg:y="17.314cm">
          <text:p text:style-name="P1"><text:span text:style-name="T1">NOT</text:span></text:p>
          <text:p text:style-name="P1"><text:span text:style-name="T1">4311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.7cm" svg:y1="17.314cm" svg:x2="3.685cm" svg:y2="15.6cm" draw:start-shape="id219" draw:start-glue-point="0" svg:d="M3700 17314l-15-1714" svg:viewBox="0 0 16 1715">
          <text:p text:style-name="P1"><text:span text:style-name="T2">/res1</text:span></text:p>
        </draw:connector>
        <draw:custom-shape draw:style-name="gr1" draw:text-style-name="P2" xml:id="id220" draw:id="id220" draw:layer="layout" svg:width="1cm" svg:height="0.9cm" svg:x="90.083cm" svg:y="5.475cm">
          <text:p text:style-name="P1"><text:span text:style-name="T1">OR (mclk)</text:span></text:p>
          <text:p text:style-name="P1"><text:span text:style-name="T1">4313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0.583cm" svg:y1="5.475cm" svg:x2="90.543cm" svg:y2="3.913cm" draw:start-shape="id220" draw:start-glue-point="0" svg:d="M90583 5475l-40-1562" svg:viewBox="0 0 41 1563">
          <text:p text:style-name="P1"><text:span text:style-name="T2">clk20</text:span></text:p>
        </draw:connector>
        <draw:custom-shape draw:style-name="gr1" draw:text-style-name="P2" xml:id="id221" draw:id="id221" draw:layer="layout" svg:width="1cm" svg:height="0.9cm" svg:x="90.083cm" svg:y="7.675cm">
          <text:p text:style-name="P1"><text:span text:style-name="T1">AND</text:span></text:p>
          <text:p text:style-name="P1"><text:span text:style-name="T1">4413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0.583cm" svg:y1="7.675cm" svg:x2="90.583cm" svg:y2="6.375cm" draw:start-shape="id221" draw:start-glue-point="0" draw:end-shape="id220" draw:end-glue-point="2" svg:d="M90583 7675v-1300" svg:viewBox="0 0 1 1301">
          <text:p/>
        </draw:connector>
        <draw:connector draw:style-name="gr2" draw:text-style-name="P3" draw:layer="layout" draw:type="line" svg:x1="92.783cm" svg:y1="10.075cm" svg:x2="90.583cm" svg:y2="8.575cm" draw:start-shape="id210" draw:start-glue-point="0" draw:end-shape="id221" draw:end-glue-point="2" svg:d="M92783 10075l-2200-1500" svg:viewBox="0 0 2201 1501">
          <text:p/>
        </draw:connector>
        <draw:custom-shape draw:style-name="gr1" draw:text-style-name="P2" xml:id="id222" draw:id="id222" draw:layer="layout" svg:width="1cm" svg:height="0.9cm" svg:x="94.8cm" svg:y="5.511cm">
          <text:p text:style-name="P1"><text:span text:style-name="T1">BUF</text:span></text:p>
          <text:p text:style-name="P1"><text:span text:style-name="T1">4413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6.4cm" svg:y1="7.611cm" svg:x2="95.3cm" svg:y2="6.411cm" draw:start-shape="id213" draw:start-glue-point="0" draw:end-shape="id222" draw:end-glue-point="2" svg:d="M96400 7611l-1100-1200" svg:viewBox="0 0 1101 1201">
          <text:p/>
        </draw:connector>
        <draw:custom-shape draw:style-name="gr1" draw:text-style-name="P2" xml:id="id223" draw:id="id223" draw:layer="layout" svg:width="1cm" svg:height="0.9cm" svg:x="95.9cm" svg:y="5.511cm">
          <text:p text:style-name="P1"><text:span text:style-name="T1">OR (mclk)</text:span></text:p>
          <text:p text:style-name="P1"><text:span text:style-name="T1">4512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6.4cm" svg:y1="7.611cm" svg:x2="96.4cm" svg:y2="6.411cm" draw:start-shape="id213" draw:start-glue-point="0" draw:end-shape="id223" draw:end-glue-point="2" svg:d="M96400 7611v-1200" svg:viewBox="0 0 1 1201">
          <text:p/>
        </draw:connector>
        <draw:connector draw:style-name="gr2" draw:text-style-name="P3" draw:layer="layout" draw:type="line" svg:x1="96.4cm" svg:y1="7.611cm" svg:x2="97.5cm" svg:y2="6.411cm" draw:start-shape="id213" draw:start-glue-point="0" draw:end-shape="id224" draw:end-glue-point="2" svg:d="M96400 7611l1100-1200" svg:viewBox="0 0 1101 1201">
          <text:p/>
        </draw:connector>
        <draw:custom-shape draw:style-name="gr1" draw:text-style-name="P2" xml:id="id230" draw:id="id230" draw:layer="layout" svg:width="1cm" svg:height="0.9cm" svg:x="86.1cm" svg:y="6.589cm">
          <text:p text:style-name="P1"><text:span text:style-name="T1">BUF</text:span></text:p>
          <text:p text:style-name="P1"><text:span text:style-name="T1">441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5" draw:id="id225" draw:layer="layout" svg:width="1cm" svg:height="0.9cm" svg:x="97cm" svg:y="3.611cm">
          <text:p text:style-name="P1"><text:span text:style-name="T1">OR (mclk)</text:span></text:p>
          <text:p text:style-name="P1"><text:span text:style-name="T1">4513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7.5cm" svg:y1="3.611cm" svg:x2="97.45cm" svg:y2="2.216cm" draw:start-shape="id225" draw:start-glue-point="0" svg:d="M97500 3611l-50-1395" svg:viewBox="0 0 51 1396">
          <text:p text:style-name="P1"><text:span text:style-name="T2">clk21</text:span></text:p>
        </draw:connector>
        <draw:connector draw:style-name="gr2" draw:text-style-name="P3" draw:layer="layout" draw:type="line" svg:x1="97.5cm" svg:y1="5.511cm" svg:x2="97.5cm" svg:y2="4.511cm" draw:start-shape="id224" draw:start-glue-point="0" draw:end-shape="id225" draw:end-glue-point="2" svg:d="M97500 5511v-1000" svg:viewBox="0 0 1 1001">
          <text:p/>
        </draw:connector>
        <draw:connector draw:style-name="gr4" draw:text-style-name="P5" draw:layer="layout" draw:type="line" svg:x1="95.3cm" svg:y1="5.511cm" svg:x2="95.295cm" svg:y2="3.858cm" draw:start-shape="id222" draw:start-glue-point="0" svg:d="M95300 5511l-5-1653" svg:viewBox="0 0 6 1654">
          <text:p text:style-name="P1"><text:span text:style-name="T2">u2</text:span></text:p>
        </draw:connector>
        <draw:custom-shape draw:style-name="gr1" draw:text-style-name="P2" xml:id="id226" draw:id="id226" draw:layer="layout" svg:width="1cm" svg:height="0.9cm" svg:x="79cm" svg:y="6.505cm">
          <text:p text:style-name="P1"><text:span text:style-name="T1">OR (mclk)</text:span></text:p>
          <text:p text:style-name="P1"><text:span text:style-name="T1">-668-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9.5cm" svg:y1="6.505cm" svg:x2="79.518cm" svg:y2="5.103cm" draw:start-shape="id226" draw:start-glue-point="0" svg:d="M79500 6505l18-1402" svg:viewBox="0 0 19 1403">
          <text:p text:style-name="P1"><text:span text:style-name="T2">clk22</text:span></text:p>
        </draw:connector>
        <draw:custom-shape draw:style-name="gr1" draw:text-style-name="P2" xml:id="id227" draw:id="id227" draw:layer="layout" svg:width="1cm" svg:height="0.9cm" svg:x="86.123cm" svg:y="10.198cm">
          <text:p text:style-name="P1"><text:span text:style-name="T1">NOT</text:span></text:p>
          <text:p text:style-name="P1"><text:span text:style-name="T1">4614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6.617cm" svg:y1="12.462cm" svg:x2="86.623cm" svg:y2="11.098cm" draw:end-shape="id227" draw:end-glue-point="2" svg:d="M86617 12462l6-1364" svg:viewBox="0 0 7 1365">
          <text:p><text:span text:style-name="T2">padding_s</text:span></text:p>
        </draw:connector>
        <draw:custom-shape draw:style-name="gr1" draw:text-style-name="P2" xml:id="id228" draw:id="id228" draw:layer="layout" svg:width="1cm" svg:height="0.9cm" svg:x="81.249cm" svg:y="6.483cm">
          <text:p text:style-name="P1"><text:span text:style-name="T1">3-OR (mclk)</text:span></text:p>
          <text:p text:style-name="P1"><text:span text:style-name="T1">-670-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1.803cm" svg:y1="8.893cm" svg:x2="81.749cm" svg:y2="7.383cm" draw:end-shape="id228" draw:end-glue-point="2" svg:d="M81803 8893l-54-1510" svg:viewBox="0 0 55 1511">
          <text:p text:style-name="P1"><text:span text:style-name="T2">padding_s</text:span></text:p>
        </draw:connector>
        <draw:connector draw:style-name="gr4" draw:text-style-name="P5" draw:layer="layout" draw:type="line" svg:x1="92.471cm" svg:y1="12.331cm" svg:x2="92.783cm" svg:y2="10.975cm" draw:end-shape="id210" draw:end-glue-point="2" svg:d="M92471 12331l312-1356" svg:viewBox="0 0 313 1357">
          <text:p text:style-name="P1"><text:span text:style-name="T2">ch0_0</text:span></text:p>
        </draw:connector>
        <draw:custom-shape draw:style-name="gr1" draw:text-style-name="P2" xml:id="id229" draw:id="id229" draw:layer="layout" svg:width="1cm" svg:height="0.9cm" svg:x="86.123cm" svg:y="8.662cm">
          <text:p text:style-name="P1"><text:span text:style-name="T1">3-NAND</text:span></text:p>
          <text:p text:style-name="P1"><text:span text:style-name="T1">4614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7.8cm" svg:y1="10.364cm" svg:x2="86.623cm" svg:y2="9.562cm" draw:end-shape="id229" draw:end-glue-point="2" svg:d="M87800 10364l-1177-802" svg:viewBox="0 0 1178 803">
          <text:p text:style-name="P1"><text:span text:style-name="T2">ch0_0</text:span></text:p>
        </draw:connector>
        <draw:connector draw:style-name="gr2" draw:text-style-name="P3" draw:layer="layout" draw:type="line" svg:x1="86.623cm" svg:y1="8.662cm" svg:x2="86.6cm" svg:y2="7.489cm" draw:start-shape="id229" draw:start-glue-point="0" draw:end-shape="id230" draw:end-glue-point="2" svg:d="M86623 8662l-23-1173" svg:viewBox="0 0 24 1174">
          <text:p/>
        </draw:connector>
        <draw:connector draw:style-name="gr2" draw:text-style-name="P3" draw:layer="layout" draw:type="line" svg:x1="86.623cm" svg:y1="8.662cm" svg:x2="88.383cm" svg:y2="11.004cm" draw:start-shape="id229" draw:start-glue-point="0" draw:end-shape="id231" draw:end-glue-point="2" svg:d="M86623 8662l1760 2342" svg:viewBox="0 0 1761 2343">
          <text:p/>
        </draw:connector>
        <draw:custom-shape draw:style-name="gr1" draw:text-style-name="P2" xml:id="id232" draw:id="id232" draw:layer="layout" svg:width="1cm" svg:height="0.9cm" svg:x="85cm" svg:y="6.562cm">
          <text:p text:style-name="P1"><text:span text:style-name="T1">OR (mclk)</text:span></text:p>
          <text:p text:style-name="P1"><text:span text:style-name="T1">4412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86.623cm" svg:y1="8.662cm" svg:x2="85.5cm" svg:y2="7.462cm" draw:start-shape="id229" draw:start-glue-point="0" draw:end-shape="id232" draw:end-glue-point="2" svg:d="M86623 8662l-1123-1200" svg:viewBox="0 0 1124 1201">
          <text:p/>
        </draw:connector>
        <draw:connector draw:style-name="gr2" draw:text-style-name="P3" draw:layer="layout" draw:type="line" svg:x1="86.623cm" svg:y1="8.662cm" svg:x2="84.4cm" svg:y2="7.466cm" draw:start-shape="id229" draw:start-glue-point="0" draw:end-shape="id233" draw:end-glue-point="2" svg:d="M86623 8662l-2223-1196" svg:viewBox="0 0 2224 1197">
          <text:p/>
        </draw:connector>
        <draw:connector draw:style-name="gr4" draw:text-style-name="P5" draw:layer="layout" draw:type="line" svg:x1="86.6cm" svg:y1="6.589cm" svg:x2="86.618cm" svg:y2="4.996cm" draw:start-shape="id230" draw:start-glue-point="0" svg:d="M86600 6589l18-1593" svg:viewBox="0 0 19 1594">
          <text:p text:style-name="P1"><text:span text:style-name="T2">s1_sel</text:span></text:p>
        </draw:connector>
        <draw:connector draw:style-name="gr4" draw:text-style-name="P5" draw:layer="layout" draw:type="line" svg:x1="92.783cm" svg:y1="10.075cm" svg:x2="93.4cm" svg:y2="8.014cm" draw:start-shape="id210" draw:start-glue-point="0" svg:d="M92783 10075l617-2061" svg:viewBox="0 0 618 2062">
          <text:p text:style-name="P1"><text:span text:style-name="T2">qt_sh</text:span></text:p>
        </draw:connector>
        <draw:connector draw:style-name="gr4" draw:text-style-name="P5" draw:layer="layout" draw:type="line" svg:x1="96.4cm" svg:y1="5.511cm" svg:x2="96.383cm" svg:y2="4.02cm" draw:start-shape="id223" draw:start-glue-point="0" svg:d="M96400 5511l-17-1491" svg:viewBox="0 0 18 1492">
          <text:p text:style-name="P1"><text:span text:style-name="T2">clk23</text:span></text:p>
        </draw:connector>
        <draw:connector draw:style-name="gr4" draw:text-style-name="P5" draw:layer="layout" draw:type="line" svg:x1="85.5cm" svg:y1="6.562cm" svg:x2="85.512cm" svg:y2="5.181cm" draw:start-shape="id232" draw:start-glue-point="0" svg:d="M85500 6562l12-1381" svg:viewBox="0 0 13 1382">
          <text:p text:style-name="P1"><text:span text:style-name="T2">clk24</text:span></text:p>
        </draw:connector>
        <draw:custom-shape draw:style-name="gr1" draw:text-style-name="P2" xml:id="id234" draw:id="id234" draw:layer="layout" svg:width="1cm" svg:height="0.9cm" svg:x="5.55cm" svg:y="20.828cm">
          <text:p text:style-name="P1"><text:span text:style-name="T1">NOT</text:span></text:p>
          <text:p text:style-name="P1"><text:span text:style-name="T1">4211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.05cm" svg:y1="20.828cm" svg:x2="6.022cm" svg:y2="19.28cm" draw:start-shape="id234" draw:start-glue-point="0" svg:d="M6050 20828l-28-1548" svg:viewBox="0 0 29 1549">
          <text:p text:style-name="P1"><text:span text:style-name="T2">/res3</text:span></text:p>
        </draw:connector>
        <draw:connector draw:style-name="gr4" draw:text-style-name="P5" draw:layer="layout" draw:type="line" svg:x1="84.4cm" svg:y1="6.566cm" svg:x2="84.438cm" svg:y2="5.062cm" draw:start-shape="id233" draw:start-glue-point="0" svg:d="M84400 6566l38-1504" svg:viewBox="0 0 39 1505">
          <text:p text:style-name="P1"><text:span text:style-name="T2">clk24</text:span></text:p>
        </draw:connector>
        <draw:custom-shape draw:style-name="gr1" draw:text-style-name="P2" xml:id="id235" draw:id="id235" draw:layer="layout" svg:width="1cm" svg:height="0.9cm" svg:x="90.083cm" svg:y="10.104cm">
          <text:p text:style-name="P1"><text:span text:style-name="T1">NOT</text:span></text:p>
          <text:p text:style-name="P1"><text:span text:style-name="T1">4413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0.592cm" svg:y1="12.375cm" svg:x2="90.583cm" svg:y2="11.004cm" draw:end-shape="id235" draw:end-glue-point="2" svg:d="M90592 12375l-9-1371" svg:viewBox="0 0 10 1372">
          <text:p text:style-name="P1"><text:span text:style-name="T2">ac4_q_n0</text:span></text:p>
        </draw:connector>
        <draw:connector draw:style-name="gr6" draw:text-style-name="P8" draw:layer="layout" draw:type="line" svg:x1="90.583cm" svg:y1="10.104cm" svg:x2="91.683cm" svg:y2="8.575cm" draw:start-shape="id235" draw:start-glue-point="0" draw:end-shape="id212" draw:end-glue-point="2" svg:d="M90583 10104l1100-1529" svg:viewBox="0 0 1101 1530">
          <text:p/>
        </draw:connector>
        <draw:custom-shape draw:style-name="gr1" draw:text-style-name="P2" xml:id="id236" draw:id="id236" draw:layer="layout" svg:width="1cm" svg:height="0.9cm" svg:x="3.2cm" svg:y="19.014cm">
          <text:p text:style-name="P1"><text:span text:style-name="T1">NAND</text:span></text:p>
          <text:p text:style-name="P1"><text:span text:style-name="T1">43112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3.7cm" svg:y1="19.014cm" svg:x2="3.7cm" svg:y2="18.214cm" draw:start-shape="id236" draw:start-glue-point="0" draw:end-shape="id219" draw:end-glue-point="2" svg:d="M3700 19014v-800" svg:viewBox="0 0 1 801">
          <text:p/>
        </draw:connector>
        <draw:custom-shape draw:style-name="gr1" draw:text-style-name="P2" xml:id="id237" draw:id="id237" draw:layer="layout" svg:width="1cm" svg:height="0.9cm" svg:x="4.5cm" svg:y="20.814cm">
          <text:p text:style-name="P1"><text:span text:style-name="T1">NOT</text:span></text:p>
          <text:p text:style-name="P1"><text:span text:style-name="T1">431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cm" svg:y1="20.814cm" svg:x2="4.984cm" svg:y2="19.468cm" draw:start-shape="id237" draw:start-glue-point="0" svg:d="M5000 20814l-16-1346" svg:viewBox="0 0 17 1347">
          <text:p text:style-name="P1"><text:span text:style-name="T2">/res3</text:span></text:p>
        </draw:connector>
        <draw:connector draw:style-name="gr6" draw:text-style-name="P8" draw:layer="layout" draw:type="line" svg:x1="5cm" svg:y1="20.814cm" svg:x2="3.7cm" svg:y2="19.914cm" draw:start-shape="id237" draw:start-glue-point="0" draw:end-shape="id236" draw:end-glue-point="2" svg:d="M5000 20814l-1300-900" svg:viewBox="0 0 1301 901">
          <text:p/>
        </draw:connector>
        <draw:custom-shape draw:style-name="gr1" draw:text-style-name="P2" xml:id="id238" draw:id="id238" draw:layer="layout" svg:width="1cm" svg:height="0.9cm" svg:x="103.003cm" svg:y="3.634cm">
          <text:p text:style-name="P1"><text:span text:style-name="T1">OR (mclk)</text:span></text:p>
          <text:p text:style-name="P1"><text:span text:style-name="T1">5211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3.503cm" svg:y1="3.634cm" svg:x2="103.511cm" svg:y2="1.8cm" draw:start-shape="id238" draw:start-glue-point="0" svg:d="M103503 3634l8-1834" svg:viewBox="0 0 9 1835">
          <text:p text:style-name="P1"><text:span text:style-name="T2">clk26</text:span></text:p>
        </draw:connector>
        <draw:custom-shape draw:style-name="gr1" draw:text-style-name="P2" xml:id="id239" draw:id="id239" draw:layer="layout" svg:width="1cm" svg:height="0.9cm" svg:x="100.286cm" svg:y="9.482cm">
          <text:p text:style-name="P1"><text:span text:style-name="T1">OR (mclk)</text:span></text:p>
          <text:p text:style-name="P1"><text:span text:style-name="T1">-706-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0.786cm" svg:y1="9.482cm" svg:x2="100.749cm" svg:y2="8.013cm" draw:start-shape="id239" draw:start-glue-point="0" svg:d="M100786 9482l-37-1469" svg:viewBox="0 0 38 1470">
          <text:p text:style-name="P1"><text:span text:style-name="T2">clk27</text:span></text:p>
        </draw:connector>
        <draw:custom-shape draw:style-name="gr1" draw:text-style-name="P2" xml:id="id240" draw:id="id240" draw:layer="layout" svg:width="1cm" svg:height="0.9cm" svg:x="77.9cm" svg:y="6.505cm">
          <text:p text:style-name="P1"><text:span text:style-name="T1">OR (mclk)</text:span></text:p>
          <text:p text:style-name="P1"><text:span text:style-name="T1">-707-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8.4cm" svg:y1="6.505cm" svg:x2="78.407cm" svg:y2="5.103cm" draw:start-shape="id240" draw:start-glue-point="0" svg:d="M78400 6505l7-1402" svg:viewBox="0 0 8 1403">
          <text:p text:style-name="P1"><text:span text:style-name="T2">clk22</text:span></text:p>
        </draw:connector>
        <draw:connector draw:style-name="gr4" draw:text-style-name="P5" draw:layer="layout" draw:type="line" svg:x1="81.749cm" svg:y1="6.483cm" svg:x2="81.747cm" svg:y2="5.19cm" draw:start-shape="id228" draw:start-glue-point="0" svg:d="M81749 6483l-2-1293" svg:viewBox="0 0 3 1294">
          <text:p text:style-name="P1"><text:span text:style-name="T2">clk29</text:span></text:p>
        </draw:connector>
        <draw:custom-shape draw:style-name="gr1" draw:text-style-name="P2" xml:id="id241" draw:id="id241" draw:layer="layout" svg:width="1cm" svg:height="0.9cm" svg:x="87.883cm" svg:y="8.411cm">
          <text:p text:style-name="P1"><text:span text:style-name="T1">AND</text:span></text:p>
          <text:p text:style-name="P1"><text:span text:style-name="T1">4615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88.383cm" svg:y1="10.104cm" svg:x2="88.383cm" svg:y2="9.311cm" draw:start-shape="id231" draw:start-glue-point="0" draw:end-shape="id241" draw:end-glue-point="2" svg:d="M88383 10104v-793" svg:viewBox="0 0 1 794">
          <text:p/>
        </draw:connector>
        <draw:connector draw:style-name="gr2" draw:text-style-name="P3" draw:layer="layout" draw:type="line" svg:x1="88.383cm" svg:y1="8.411cm" svg:x2="88.383cm" svg:y2="7.611cm" draw:start-shape="id241" draw:start-glue-point="0" draw:end-shape="id209" draw:end-glue-point="2" svg:d="M88383 8411v-800" svg:viewBox="0 0 1 801">
          <text:p/>
        </draw:connector>
        <draw:connector draw:style-name="gr2" draw:text-style-name="P3" draw:layer="layout" draw:type="line" svg:x1="88.383cm" svg:y1="10.104cm" svg:x2="90.583cm" svg:y2="8.575cm" draw:start-shape="id231" draw:start-glue-point="0" draw:end-shape="id221" draw:end-glue-point="2" svg:d="M88383 10104l2200-1529" svg:viewBox="0 0 2201 1530">
          <text:p/>
        </draw:connector>
        <draw:custom-shape draw:style-name="gr1" draw:text-style-name="P2" xml:id="id242" draw:id="id242" draw:layer="layout" svg:width="1cm" svg:height="0.9cm" svg:x="90.083cm" svg:y="13.177cm">
          <text:p text:style-name="P1"><text:span text:style-name="T1">NAND</text:span></text:p>
          <text:p text:style-name="P1"><text:span text:style-name="T1">4615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0.583cm" svg:y1="13.177cm" svg:x2="88.383cm" svg:y2="9.311cm" draw:start-shape="id242" draw:start-glue-point="0" draw:end-shape="id241" draw:end-glue-point="2" svg:d="M90583 13177l-2200-3866" svg:viewBox="0 0 2201 3867">
          <text:p/>
        </draw:connector>
        <draw:connector draw:style-name="gr4" draw:text-style-name="P5" draw:layer="layout" draw:type="line" svg:x1="90.433cm" svg:y1="15.318cm" svg:x2="90.583cm" svg:y2="14.077cm" draw:end-shape="id242" draw:end-glue-point="2" svg:d="M90433 15318l150-1241" svg:viewBox="0 0 151 1242">
          <text:p text:style-name="P1"><text:span text:style-name="T2">ch1_2</text:span></text:p>
        </draw:connector>
        <draw:connector draw:style-name="gr4" draw:text-style-name="P5" draw:layer="layout" draw:type="line" svg:x1="93.212cm" svg:y1="12.913cm" svg:x2="92.783cm" svg:y2="10.975cm" draw:end-shape="id210" draw:end-glue-point="2" svg:d="M93212 12913l-429-1938" svg:viewBox="0 0 430 1939">
          <text:p text:style-name="P1"><text:span text:style-name="T2">ch1_2</text:span></text:p>
        </draw:connector>
        <draw:custom-shape draw:style-name="gr1" draw:text-style-name="P2" xml:id="id243" draw:id="id243" draw:layer="layout" svg:width="1cm" svg:height="0.9cm" svg:x="99.2cm" svg:y="11.301cm">
          <text:p text:style-name="P1"><text:span text:style-name="T1">NAND</text:span></text:p>
          <text:p text:style-name="P1"><text:span text:style-name="T1">-712-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9.585cm" svg:y1="13.474cm" svg:x2="99.7cm" svg:y2="12.201cm" draw:end-shape="id243" draw:end-glue-point="2" svg:d="M99585 13474l115-1273" svg:viewBox="0 0 116 1274">
          <text:p text:style-name="P1"><text:span text:style-name="T2">ch1_2</text:span></text:p>
        </draw:connector>
        <draw:connector draw:style-name="gr4" draw:text-style-name="P5" draw:layer="layout" draw:type="line" svg:x1="96.379cm" svg:y1="9.63cm" svg:x2="96.4cm" svg:y2="8.511cm" draw:end-shape="id213" draw:end-glue-point="2" svg:d="M96379 9630l21-1119" svg:viewBox="0 0 22 1120">
          <text:p text:style-name="P1"><text:span text:style-name="T2">ac4_q_n0</text:span></text:p>
        </draw:connector>
        <draw:connector draw:style-name="gr2" draw:text-style-name="P3" draw:layer="layout" draw:type="line" svg:x1="78.4cm" svg:y1="8.562cm" svg:x2="78.4cm" svg:y2="7.405cm" draw:start-shape="id244" draw:start-glue-point="0" draw:end-shape="id240" draw:end-glue-point="2" svg:d="M78400 8562v-1157" svg:viewBox="0 0 1 1158">
          <text:p/>
        </draw:connector>
        <draw:connector draw:style-name="gr2" draw:text-style-name="P3" draw:layer="layout" draw:type="line" svg:x1="78.4cm" svg:y1="8.562cm" svg:x2="79.5cm" svg:y2="7.405cm" draw:start-shape="id244" draw:start-glue-point="0" draw:end-shape="id226" draw:end-glue-point="2" svg:d="M78400 8562l1100-1157" svg:viewBox="0 0 1101 1158">
          <text:p/>
        </draw:connector>
        <draw:custom-shape draw:style-name="gr1" draw:text-style-name="P2" xml:id="id245" draw:id="id245" draw:layer="layout" svg:width="1cm" svg:height="0.9cm" svg:x="100.285cm" svg:y="11.301cm">
          <text:p text:style-name="P1"><text:span text:style-name="T1">NAND</text:span></text:p>
          <text:p text:style-name="P1"><text:span text:style-name="T1">-726-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0.785cm" svg:y1="11.301cm" svg:x2="100.786cm" svg:y2="10.382cm" draw:start-shape="id245" draw:start-glue-point="0" draw:end-shape="id239" draw:end-glue-point="2" svg:d="M100785 11301l1-919" svg:viewBox="0 0 2 920">
          <text:p/>
        </draw:connector>
        <draw:connector draw:style-name="gr2" draw:text-style-name="P3" draw:layer="layout" draw:type="line" svg:x1="100.785cm" svg:y1="11.301cm" svg:x2="98.6cm" svg:y2="8.513cm" draw:start-shape="id245" draw:start-glue-point="0" draw:end-shape="id246" draw:end-glue-point="2" svg:d="M100785 11301l-2185-2788" svg:viewBox="0 0 2186 2789">
          <text:p/>
        </draw:connector>
        <draw:custom-shape draw:style-name="gr1" draw:text-style-name="P2" xml:id="id246" draw:id="id246" draw:layer="layout" svg:width="1cm" svg:height="0.9cm" svg:x="98.1cm" svg:y="7.613cm">
          <text:p text:style-name="P1"><text:span text:style-name="T1">AND</text:span></text:p>
          <text:p text:style-name="P1"><text:span text:style-name="T1">-72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247" draw:id="id247" draw:layer="layout" svg:width="1cm" svg:height="0.9cm" svg:x="98.1cm" svg:y="5.511cm">
          <text:p text:style-name="P1"><text:span text:style-name="T1">AND</text:span></text:p>
          <text:p text:style-name="P1"><text:span text:style-name="T1">-72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3" draw:layer="layout" draw:type="line" svg:x1="98.6cm" svg:y1="7.613cm" svg:x2="98.6cm" svg:y2="6.411cm" draw:start-shape="id246" draw:start-glue-point="0" draw:end-shape="id247" draw:end-glue-point="2" svg:d="M98600 7613v-1202" svg:viewBox="0 0 1 1203">
          <text:p/>
        </draw:connector>
        <draw:connector draw:style-name="gr2" draw:text-style-name="P3" draw:layer="layout" draw:type="line" svg:x1="98.6cm" svg:y1="5.511cm" svg:x2="98.6cm" svg:y2="4.511cm" draw:start-shape="id247" draw:start-glue-point="0" draw:end-shape="id214" draw:end-glue-point="2" svg:d="M98600 5511v-1000" svg:viewBox="0 0 1 1001">
          <text:p/>
        </draw:connector>
        <draw:connector draw:style-name="gr2" draw:text-style-name="P3" draw:layer="layout" draw:type="line" svg:x1="98.6cm" svg:y1="7.613cm" svg:x2="97.5cm" svg:y2="6.411cm" draw:start-shape="id246" draw:start-glue-point="0" draw:end-shape="id224" draw:end-glue-point="2" svg:d="M98600 7613l-1100-1202" svg:viewBox="0 0 1101 1203">
          <text:p/>
        </draw:connector>
        <draw:connector draw:style-name="gr2" draw:text-style-name="P3" draw:layer="layout" draw:type="line" svg:x1="86.623cm" svg:y1="10.198cm" svg:x2="86.623cm" svg:y2="9.562cm" draw:start-shape="id227" draw:start-glue-point="0" draw:end-shape="id229" draw:end-glue-point="2" svg:d="M86623 10198v-636" svg:viewBox="0 0 1 637">
          <text:p/>
        </draw:connector>
        <draw:custom-shape draw:style-name="gr1" draw:text-style-name="P2" xml:id="id248" draw:id="id248" draw:layer="layout" svg:width="1cm" svg:height="0.9cm" svg:x="87.877cm" svg:y="16.575cm">
          <text:p text:style-name="P1"><text:span text:style-name="T1">NAND</text:span></text:p>
          <text:p text:style-name="P1"><text:span text:style-name="T1">4615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7.783cm" svg:y1="18.471cm" svg:x2="88.377cm" svg:y2="17.475cm" draw:end-shape="id248" draw:end-glue-point="2" svg:d="M87783 18471l594-996" svg:viewBox="0 0 595 997">
          <text:p text:style-name="P1"><text:span text:style-name="T2">ch1_1</text:span></text:p>
        </draw:connector>
        <draw:custom-shape draw:style-name="gr1" draw:text-style-name="P2" xml:id="id249" draw:id="id249" draw:layer="layout" svg:width="1cm" svg:height="0.9cm" svg:x="98.1cm" svg:y="11.301cm">
          <text:p text:style-name="P1"><text:span text:style-name="T1">NAND</text:span></text:p>
          <text:p text:style-name="P1"><text:span text:style-name="T1">-734-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8.454cm" svg:y1="13.531cm" svg:x2="98.6cm" svg:y2="12.201cm" draw:end-shape="id249" draw:end-glue-point="2" svg:d="M98454 13531l146-1330" svg:viewBox="0 0 147 1331">
          <text:p text:style-name="P1"><text:span text:style-name="T2">ch1_1</text:span></text:p>
        </draw:connector>
        <draw:custom-shape draw:style-name="gr1" draw:text-style-name="P2" xml:id="id250" draw:id="id250" draw:layer="layout" svg:width="1cm" svg:height="0.9cm" svg:x="93.697cm" svg:y="5.485cm">
          <text:p text:style-name="P1"><text:span text:style-name="T1">OR (mclk)</text:span></text:p>
          <text:p text:style-name="P1"><text:span text:style-name="T1">4517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4.197cm" svg:y1="7.311cm" svg:x2="94.197cm" svg:y2="6.385cm" draw:start-shape="id216" draw:start-glue-point="0" draw:end-shape="id250" draw:end-glue-point="2" svg:d="M94197 7311v-926" svg:viewBox="0 0 1 927">
          <text:p/>
        </draw:connector>
        <draw:connector draw:style-name="gr4" draw:text-style-name="P5" draw:layer="layout" draw:type="line" svg:x1="94.197cm" svg:y1="5.485cm" svg:x2="94.165cm" svg:y2="4.113cm" draw:start-shape="id250" draw:start-glue-point="0" svg:d="M94197 5485l-32-1372" svg:viewBox="0 0 33 1373">
          <text:p text:style-name="P1"><text:span text:style-name="T2">clk31</text:span></text:p>
        </draw:connector>
        <draw:custom-shape draw:style-name="gr1" draw:text-style-name="P2" xml:id="id251" draw:id="id251" draw:layer="layout" svg:width="1cm" svg:height="0.9cm" svg:x="82.7cm" svg:y="9.253cm">
          <text:p text:style-name="P1"><text:span text:style-name="T1">OR (mclk)</text:span></text:p>
          <text:p text:style-name="P1"><text:span text:style-name="T1">4313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83.2cm" svg:y1="11.104cm" svg:x2="83.2cm" svg:y2="10.153cm" draw:start-shape="id217" draw:start-glue-point="0" draw:end-shape="id251" draw:end-glue-point="2" svg:d="M83200 11104v-951" svg:viewBox="0 0 1 952">
          <text:p/>
        </draw:connector>
        <draw:connector draw:style-name="gr4" draw:text-style-name="P5" draw:layer="layout" draw:type="line" svg:x1="83.2cm" svg:y1="9.253cm" svg:x2="83.209cm" svg:y2="7.462cm" draw:start-shape="id251" draw:start-glue-point="0" svg:d="M83200 9253l9-1791" svg:viewBox="0 0 10 1792">
          <text:p text:style-name="P1"><text:span text:style-name="T2">clk32</text:span></text:p>
        </draw:connector>
        <draw:connector draw:style-name="gr2" draw:text-style-name="P3" draw:layer="layout" draw:type="line" svg:x1="88.377cm" svg:y1="16.575cm" svg:x2="83.2cm" svg:y2="12.004cm" draw:start-shape="id248" draw:start-glue-point="0" draw:end-shape="id217" draw:end-glue-point="2" svg:d="M88377 16575l-5177-4571" svg:viewBox="0 0 5178 4572">
          <text:p/>
        </draw:connector>
        <draw:connector draw:style-name="gr2" draw:text-style-name="P3" draw:layer="layout" draw:type="line" svg:x1="88.377cm" svg:y1="16.575cm" svg:x2="88.383cm" svg:y2="11.004cm" draw:start-shape="id248" draw:start-glue-point="0" draw:end-shape="id231" draw:end-glue-point="2" svg:d="M88377 16575l6-5571" svg:viewBox="0 0 7 5572">
          <text:p/>
        </draw:connector>
        <draw:connector draw:style-name="gr4" draw:text-style-name="P5" draw:layer="layout" draw:type="line" svg:x1="100.299cm" svg:y1="14.082cm" svg:x2="99.7cm" svg:y2="12.201cm" draw:end-shape="id243" draw:end-glue-point="2" svg:d="M100299 14082l-599-1881" svg:viewBox="0 0 600 1882">
          <text:p text:style-name="P1"><text:span text:style-name="T2">ch0_2</text:span></text:p>
        </draw:connector>
        <draw:connector draw:style-name="gr4" draw:text-style-name="P5" draw:layer="layout" draw:type="line" svg:x1="101.3cm" svg:y1="13.89cm" svg:x2="100.785cm" svg:y2="12.201cm" draw:end-shape="id245" draw:end-glue-point="2" svg:d="M101300 13890l-515-1689" svg:viewBox="0 0 516 1690">
          <text:p text:style-name="P1"><text:span text:style-name="T2">ch0_2</text:span></text:p>
        </draw:connector>
        <draw:connector draw:style-name="gr4" draw:text-style-name="P5" draw:layer="layout" draw:type="line" svg:x1="99.036cm" svg:y1="14.113cm" svg:x2="98.6cm" svg:y2="12.201cm" draw:end-shape="id249" draw:end-glue-point="2" svg:d="M99036 14113l-436-1912" svg:viewBox="0 0 437 1913">
          <text:p text:style-name="P1"><text:span text:style-name="T2">ch0_2</text:span></text:p>
        </draw:connector>
        <draw:connector draw:style-name="gr4" draw:text-style-name="P5" draw:layer="layout" draw:type="line" svg:x1="95.88cm" svg:y1="14.039cm" svg:x2="95.3cm" svg:y2="12.292cm" draw:end-shape="id215" draw:end-glue-point="2" svg:d="M95880 14039l-580-1747" svg:viewBox="0 0 581 1748">
          <text:p text:style-name="P1"><text:span text:style-name="T2">ch0_2</text:span></text:p>
        </draw:connector>
        <draw:custom-shape draw:style-name="gr1" draw:text-style-name="P2" xml:id="id252" draw:id="id252" draw:layer="layout" svg:width="1cm" svg:height="0.9cm" svg:x="103.503cm" svg:y="9.76cm">
          <text:p text:style-name="P1"><text:span text:style-name="T1">AND</text:span></text:p>
          <text:p text:style-name="P1"><text:span text:style-name="T1">511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3.479cm" svg:y1="11.87cm" svg:x2="104.003cm" svg:y2="10.66cm" draw:end-shape="id252" draw:end-glue-point="2" svg:d="M103479 11870l524-1210" svg:viewBox="0 0 525 1211">
          <text:p text:style-name="P1"><text:span text:style-name="T2">/ch0_2</text:span></text:p>
        </draw:connector>
        <draw:custom-shape draw:style-name="gr1" draw:text-style-name="P2" xml:id="id253" draw:id="id253" draw:layer="layout" svg:width="1cm" svg:height="0.9cm" svg:x="102.403cm" svg:y="9.76cm">
          <text:p text:style-name="P1"><text:span text:style-name="T1">AND</text:span></text:p>
          <text:p text:style-name="P1"><text:span text:style-name="T1">5110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3.154cm" svg:y1="12.6cm" svg:x2="102.903cm" svg:y2="10.66cm" draw:end-shape="id253" draw:end-glue-point="2" svg:d="M103154 12600l-251-1940" svg:viewBox="0 0 252 1941">
          <text:p text:style-name="P1"><text:span text:style-name="T2">/ch0_1</text:span></text:p>
        </draw:connector>
        <draw:connector draw:style-name="gr4" draw:text-style-name="P5" draw:layer="layout" draw:type="line" svg:x1="79.174cm" svg:y1="11.162cm" svg:x2="78.4cm" svg:y2="9.462cm" draw:end-shape="id244" draw:end-glue-point="2" svg:d="M79174 11162l-774-1700" svg:viewBox="0 0 775 1701">
          <text:p text:style-name="P1"><text:span text:style-name="T2">ch0_1</text:span></text:p>
        </draw:connector>
        <draw:connector draw:style-name="gr4" draw:text-style-name="P5" draw:layer="layout" draw:type="line" svg:x1="89.161cm" svg:y1="15.355cm" svg:x2="89.483cm" svg:y2="14.077cm" draw:end-shape="id254" draw:end-glue-point="2" svg:d="M89161 15355l322-1278" svg:viewBox="0 0 323 1279">
          <text:p text:style-name="P1"><text:span text:style-name="T2">ch0_1</text:span></text:p>
        </draw:connector>
        <draw:connector draw:style-name="gr4" draw:text-style-name="P5" draw:layer="layout" draw:type="line" svg:x1="89.053cm" svg:y1="18.815cm" svg:x2="88.377cm" svg:y2="17.475cm" draw:end-shape="id248" draw:end-glue-point="2" svg:d="M89053 18815l-676-1340" svg:viewBox="0 0 677 1341">
          <text:p text:style-name="P1"><text:span text:style-name="T2">ch0_1</text:span></text:p>
        </draw:connector>
        <draw:connector draw:style-name="gr4" draw:text-style-name="P5" draw:layer="layout" draw:type="line" svg:x1="91.189cm" svg:y1="15.838cm" svg:x2="90.583cm" svg:y2="14.077cm" draw:end-shape="id242" draw:end-glue-point="2" svg:d="M91189 15838l-606-1761" svg:viewBox="0 0 607 1762">
          <text:p text:style-name="P1"><text:span text:style-name="T2">ch0_1</text:span></text:p>
        </draw:connector>
        <draw:connector draw:style-name="gr4" draw:text-style-name="P5" draw:layer="layout" draw:type="line" svg:x1="102.327cm" svg:y1="11.773cm" svg:x2="102.903cm" svg:y2="10.66cm" draw:end-shape="id253" draw:end-glue-point="2" svg:d="M102327 11773l576-1113" svg:viewBox="0 0 577 1114">
          <text:p text:style-name="P1"><text:span text:style-name="T2">/ch0_0</text:span></text:p>
        </draw:connector>
        <draw:connector draw:style-name="gr4" draw:text-style-name="P5" draw:layer="layout" draw:type="line" svg:x1="104.258cm" svg:y1="12.579cm" svg:x2="104.003cm" svg:y2="10.66cm" draw:end-shape="id252" draw:end-glue-point="2" svg:d="M104258 12579l-255-1919" svg:viewBox="0 0 256 1920">
          <text:p text:style-name="P1"><text:span text:style-name="T2">/ch0_3</text:span></text:p>
        </draw:connector>
        <draw:custom-shape draw:style-name="gr1" draw:text-style-name="P2" xml:id="id255" draw:id="id255" draw:layer="layout" svg:width="1cm" svg:height="0.9cm" svg:x="103.003cm" svg:y="7.6cm">
          <text:p text:style-name="P1"><text:span text:style-name="T1">NAND</text:span></text:p>
          <text:p text:style-name="P1"><text:span text:style-name="T1">5110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4.003cm" svg:y1="9.76cm" svg:x2="103.503cm" svg:y2="8.5cm" draw:start-shape="id252" draw:start-glue-point="0" draw:end-shape="id255" draw:end-glue-point="2" svg:d="M104003 9760l-500-1260" svg:viewBox="0 0 501 1261">
          <text:p/>
        </draw:connector>
        <draw:connector draw:style-name="gr2" draw:text-style-name="P3" draw:layer="layout" draw:type="line" svg:x1="102.903cm" svg:y1="9.76cm" svg:x2="103.503cm" svg:y2="8.5cm" draw:start-shape="id253" draw:start-glue-point="0" draw:end-shape="id255" draw:end-glue-point="2" svg:d="M102903 9760l600-1260" svg:viewBox="0 0 601 1261">
          <text:p/>
        </draw:connector>
        <draw:custom-shape draw:style-name="gr1" draw:text-style-name="P2" xml:id="id256" draw:id="id256" draw:layer="layout" svg:width="1cm" svg:height="0.9cm" svg:x="80.27cm" svg:y="8.293cm">
          <text:p text:style-name="P1"><text:span text:style-name="T1">NOT</text:span></text:p>
          <text:p text:style-name="P1"><text:span text:style-name="T1">-752-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0.766cm" svg:y1="10.822cm" svg:x2="80.77cm" svg:y2="9.193cm" draw:end-shape="id256" draw:end-glue-point="2" svg:d="M80766 10822l4-1629" svg:viewBox="0 0 5 1630">
          <text:p text:style-name="P1"><text:span text:style-name="T2">ch1_3</text:span></text:p>
        </draw:connector>
        <draw:connector draw:style-name="gr4" draw:text-style-name="P5" draw:layer="layout" draw:type="line" svg:x1="77.984cm" svg:y1="10.739cm" svg:x2="78.4cm" svg:y2="9.462cm" draw:end-shape="id244" draw:end-glue-point="2" svg:d="M77984 10739l416-1277" svg:viewBox="0 0 417 1278">
          <text:p text:style-name="P1"><text:span text:style-name="T2">ch1_3</text:span></text:p>
        </draw:connector>
        <draw:connector draw:style-name="gr4" draw:text-style-name="P5" draw:layer="layout" draw:type="line" svg:x1="100.241cm" svg:y1="13.44cm" svg:x2="100.785cm" svg:y2="12.201cm" draw:end-shape="id245" draw:end-glue-point="2" svg:d="M100241 13440l544-1239" svg:viewBox="0 0 545 1240">
          <text:p text:style-name="P1"><text:span text:style-name="T2">ch1_3</text:span></text:p>
        </draw:connector>
        <draw:connector draw:style-name="gr4" draw:text-style-name="P5" draw:layer="layout" draw:type="line" svg:x1="85.577cm" svg:y1="10.496cm" svg:x2="86.623cm" svg:y2="9.562cm" draw:end-shape="id229" draw:end-glue-point="2" svg:d="M85577 10496l1046-934" svg:viewBox="0 0 1047 935">
          <text:p text:style-name="P1"><text:span text:style-name="T2">ch1_3</text:span></text:p>
        </draw:connector>
        <draw:connector draw:style-name="gr4" draw:text-style-name="P5" draw:layer="layout" draw:type="line" svg:x1="94.87cm" svg:y1="13.547cm" svg:x2="95.3cm" svg:y2="12.292cm" draw:end-shape="id215" draw:end-glue-point="2" svg:d="M94870 13547l430-1255" svg:viewBox="0 0 431 1256">
          <text:p text:style-name="P1"><text:span text:style-name="T2">/ch1_0</text:span></text:p>
        </draw:connector>
        <draw:connector draw:style-name="gr4" draw:text-style-name="P5" draw:layer="layout" draw:type="line" svg:x1="89.981cm" svg:y1="15.937cm" svg:x2="89.483cm" svg:y2="14.077cm" draw:end-shape="id254" draw:end-glue-point="2" svg:d="M89981 15937l-498-1860" svg:viewBox="0 0 499 1861">
          <text:p text:style-name="P1"><text:span text:style-name="T2">/ch1_0</text:span></text:p>
        </draw:connector>
        <draw:connector draw:style-name="gr2" draw:text-style-name="P3" draw:layer="layout" draw:type="line" svg:x1="80.77cm" svg:y1="8.293cm" svg:x2="81.749cm" svg:y2="7.383cm" draw:start-shape="id256" draw:start-glue-point="0" draw:end-shape="id228" draw:end-glue-point="2" svg:d="M80770 8293l979-910" svg:viewBox="0 0 980 911">
          <text:p/>
        </draw:connector>
        <draw:custom-shape draw:style-name="gr1" draw:text-style-name="P2" xml:id="id257" draw:id="id257" draw:layer="layout" svg:width="1cm" svg:height="0.9cm" svg:x="103.003cm" svg:y="5.534cm">
          <text:p text:style-name="P1"><text:span text:style-name="T1">NOT</text:span></text:p>
          <text:p text:style-name="P1"><text:span text:style-name="T1">5211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3.503cm" svg:y1="5.534cm" svg:x2="103.503cm" svg:y2="4.534cm" draw:start-shape="id257" draw:start-glue-point="0" draw:end-shape="id238" draw:end-glue-point="2" svg:d="M103503 5534v-1000" svg:viewBox="0 0 1 1001">
          <text:p/>
        </draw:connector>
        <draw:connector draw:style-name="gr2" draw:text-style-name="P3" draw:layer="layout" draw:type="line" svg:x1="103.503cm" svg:y1="7.6cm" svg:x2="103.503cm" svg:y2="6.434cm" draw:start-shape="id255" draw:start-glue-point="0" draw:end-shape="id257" draw:end-glue-point="2" svg:d="M103503 7600v-1166" svg:viewBox="0 0 1 1167">
          <text:p/>
        </draw:connector>
        <draw:custom-shape draw:style-name="gr1" draw:text-style-name="P2" xml:id="id258" draw:id="id258" draw:layer="layout" svg:width="1cm" svg:height="0.9cm" svg:x="7.75cm" svg:y="20.839cm">
          <text:p text:style-name="P1"><text:span text:style-name="T1">NOT</text:span></text:p>
          <text:p text:style-name="P1"><text:span text:style-name="T1">421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25cm" svg:y1="20.839cm" svg:x2="8.258cm" svg:y2="19.428cm" draw:start-shape="id258" draw:start-glue-point="0" svg:d="M8250 20839l8-1411" svg:viewBox="0 0 9 1412">
          <text:p text:style-name="P1"><text:span text:style-name="T2">/res3</text:span></text:p>
        </draw:connector>
        <draw:custom-shape draw:style-name="gr1" draw:text-style-name="P2" xml:id="id259" draw:id="id259" draw:layer="layout" svg:width="1cm" svg:height="0.9cm" svg:x="8.85cm" svg:y="20.839cm">
          <text:p text:style-name="P1"><text:span text:style-name="T1">NOT</text:span></text:p>
          <text:p text:style-name="P1"><text:span text:style-name="T1">408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35cm" svg:y1="20.839cm" svg:x2="9.358cm" svg:y2="19.428cm" draw:start-shape="id259" draw:start-glue-point="0" svg:d="M9350 20839l8-1411" svg:viewBox="0 0 9 1412">
          <text:p text:style-name="P1"><text:span text:style-name="T2">/res3</text:span></text:p>
        </draw:connector>
        <draw:connector draw:style-name="gr4" draw:text-style-name="P5" draw:layer="layout" draw:type="line" svg:x1="8.281cm" svg:y1="23.26cm" svg:x2="8.25cm" svg:y2="21.739cm" draw:end-shape="id258" draw:end-glue-point="2" svg:d="M8281 23260l-31-1521" svg:viewBox="0 0 32 1522">
          <text:p text:style-name="P1"><text:span text:style-name="T2">c7</text:span></text:p>
        </draw:connector>
        <draw:connector draw:style-name="gr4" draw:text-style-name="P5" draw:layer="layout" draw:type="line" svg:x1="5cm" svg:y1="23.392cm" svg:x2="5cm" svg:y2="21.714cm" draw:end-shape="id237" draw:end-glue-point="2" svg:d="M5000 23392v-1678" svg:viewBox="0 0 1 1679">
          <text:p text:style-name="P1"><text:span text:style-name="T2">c7</text:span></text:p>
        </draw:connector>
        <draw:connector draw:style-name="gr4" draw:text-style-name="P5" draw:layer="layout" draw:type="line" svg:x1="9.366cm" svg:y1="23.101cm" svg:x2="9.35cm" svg:y2="21.739cm" draw:end-shape="id259" draw:end-glue-point="2" svg:d="M9366 23101l-16-1362" svg:viewBox="0 0 17 1363">
          <text:p text:style-name="P1"><text:span text:style-name="T2">c7</text:span></text:p>
        </draw:connector>
        <draw:custom-shape draw:style-name="gr1" draw:text-style-name="P2" xml:id="id260" draw:id="id260" draw:layer="layout" svg:width="1cm" svg:height="0.9cm" svg:x="6.65cm" svg:y="20.828cm">
          <text:p text:style-name="P1"><text:span text:style-name="T1">NOT</text:span></text:p>
          <text:p text:style-name="P1"><text:span text:style-name="T1">3910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.196cm" svg:y1="23.339cm" svg:x2="7.15cm" svg:y2="21.728cm" draw:end-shape="id260" draw:end-glue-point="2" svg:d="M7196 23339l-46-1611" svg:viewBox="0 0 47 1612">
          <text:p text:style-name="P1"><text:span text:style-name="T2">c7</text:span></text:p>
        </draw:connector>
        <draw:connector draw:style-name="gr4" draw:text-style-name="P5" draw:layer="layout" draw:type="line" svg:x1="6.111cm" svg:y1="23.444cm" svg:x2="6.05cm" svg:y2="21.728cm" draw:end-shape="id234" draw:end-glue-point="2" svg:d="M6111 23444l-61-1716" svg:viewBox="0 0 62 1717">
          <text:p text:style-name="P1"><text:span text:style-name="T2">c7</text:span></text:p>
        </draw:connector>
        <draw:connector draw:style-name="gr4" draw:text-style-name="P5" draw:layer="layout" draw:type="line" svg:x1="7.15cm" svg:y1="20.828cm" svg:x2="7.122cm" svg:y2="19.28cm" draw:start-shape="id260" draw:start-glue-point="0" svg:d="M7150 20828l-28-1548" svg:viewBox="0 0 29 1549">
          <text:p text:style-name="P1"><text:span text:style-name="T2">/res3</text:span></text:p>
        </draw:connector>
        <draw:connector draw:style-name="gr2" draw:text-style-name="P3" draw:layer="layout" draw:type="line" svg:x1="89.483cm" svg:y1="13.177cm" svg:x2="88.383cm" svg:y2="11.004cm" draw:start-shape="id254" draw:start-glue-point="0" draw:end-shape="id231" draw:end-glue-point="2" svg:d="M89483 13177l-1100-2173" svg:viewBox="0 0 1101 2174">
          <text:p/>
        </draw:connector>
        <draw:connector draw:style-name="gr2" draw:text-style-name="P3" draw:layer="layout" draw:type="line" svg:x1="99.7cm" svg:y1="11.301cm" svg:x2="98.6cm" svg:y2="8.513cm" draw:start-shape="id243" draw:start-glue-point="0" svg:d="M99700 11301l-1100-2788" svg:viewBox="0 0 1101 2789">
          <text:p/>
        </draw:connector>
        <draw:connector draw:style-name="gr4" draw:text-style-name="P5" draw:layer="layout" draw:type="line" svg:x1="99.7cm" svg:y1="11.301cm" svg:x2="99.634cm" svg:y2="9.92cm" draw:start-shape="id243" draw:start-glue-point="0" svg:d="M99700 11301l-66-1381" svg:viewBox="0 0 67 1382">
          <text:p text:style-name="P1"><text:span text:style-name="T2">u4</text:span></text:p>
        </draw:connector>
        <draw:connector draw:style-name="gr2" draw:text-style-name="P3" draw:layer="layout" draw:type="line" svg:x1="98.6cm" svg:y1="11.301cm" svg:x2="97.5cm" svg:y2="8.513cm" draw:start-shape="id249" draw:start-glue-point="0" draw:end-shape="id261" draw:end-glue-point="2" svg:d="M98600 11301l-1100-2788" svg:viewBox="0 0 1101 2789">
          <text:p/>
        </draw:connector>
        <draw:connector draw:style-name="gr4" draw:text-style-name="P5" draw:layer="layout" draw:type="line" svg:x1="98.6cm" svg:y1="11.301cm" svg:x2="98.549cm" svg:y2="9.947cm" draw:start-shape="id249" draw:start-glue-point="0" svg:d="M98600 11301l-51-1354" svg:viewBox="0 0 52 1355">
          <text:p text:style-name="P1"><text:span text:style-name="T2">u5</text:span></text:p>
        </draw:connector>
        <draw:connector draw:style-name="gr2" draw:text-style-name="P3" draw:layer="layout" draw:type="line" svg:x1="97.5cm" svg:y1="7.613cm" svg:x2="97.5cm" svg:y2="6.411cm" draw:start-shape="id261" draw:start-glue-point="0" draw:end-shape="id224" draw:end-glue-point="2" svg:d="M97500 7613v-1202" svg:viewBox="0 0 1 1203">
          <text:p/>
        </draw:connector>
        <draw:connector draw:style-name="gr2" draw:text-style-name="P3" draw:layer="layout" draw:type="line" svg:x1="97.5cm" svg:y1="7.613cm" svg:x2="98.6cm" svg:y2="6.411cm" draw:start-shape="id261" draw:start-glue-point="0" draw:end-shape="id247" draw:end-glue-point="2" svg:d="M97500 7613l1100-1202" svg:viewBox="0 0 1101 1203">
          <text:p/>
        </draw:connector>
        <draw:connector draw:style-name="gr4" draw:text-style-name="P5" draw:layer="layout" draw:type="line" svg:x1="3.677cm" svg:y1="21.725cm" svg:x2="3.7cm" svg:y2="19.914cm" draw:end-shape="id236" draw:end-glue-point="2" svg:d="M3677 21725l23-1811" svg:viewBox="0 0 24 1812">
          <text:p text:style-name="P1"><text:span text:style-name="T2">clk38</text:span></text:p>
        </draw:connector>
        <draw:connector draw:style-name="gr2" draw:text-style-name="P3" draw:layer="layout" draw:type="line" svg:x1="95.3cm" svg:y1="11.392cm" svg:x2="97.5cm" svg:y2="8.513cm" draw:start-shape="id215" draw:start-glue-point="0" draw:end-shape="id261" draw:end-glue-point="2" svg:d="M95300 11392l2200-2879" svg:viewBox="0 0 2201 2880">
          <text:p/>
        </draw:connector>
        <draw:connector draw:style-name="gr4" draw:text-style-name="P5" draw:layer="layout" draw:type="line" svg:x1="103.503cm" svg:y1="7.6cm" svg:x2="105cm" svg:y2="6.361cm" draw:start-shape="id255" draw:start-glue-point="0" svg:d="M103503 7600l1497-1239" svg:viewBox="0 0 1498 1240">
          <text:p text:style-name="P1"><text:span text:style-name="T2">/stages_empty</text:span></text:p>
        </draw:connector>
        <draw:connector draw:style-name="gr2" draw:text-style-name="P3" draw:layer="layout" draw:type="line" svg:x1="52.4cm" svg:y1="54.576cm" svg:x2="60.39cm" svg:y2="48.961cm" draw:start-shape="id23" draw:start-glue-point="0" draw:end-shape="id92" draw:end-glue-point="2" svg:d="M52400 54576l7990-5615" svg:viewBox="0 0 7991 5616">
          <text:p/>
        </draw:connector>
        <draw:connector draw:style-name="gr2" draw:text-style-name="P3" draw:layer="layout" draw:type="line" svg:x1="52.2cm" svg:y1="52cm" svg:x2="60.39cm" svg:y2="51.061cm" draw:start-shape="id140" draw:start-glue-point="0" draw:end-shape="id145" draw:end-glue-point="2" svg:d="M52200 52000l8190-939" svg:viewBox="0 0 8191 940">
          <text:p/>
        </draw:connector>
        <draw:connector draw:style-name="gr4" draw:text-style-name="P5" draw:layer="layout" draw:type="line" svg:x1="63.35cm" svg:y1="44.161cm" svg:x2="63.3cm" svg:y2="42.5cm" draw:start-shape="id149" draw:start-glue-point="0" svg:d="M63350 44161l-50-1661" svg:viewBox="0 0 51 1662">
          <text:p text:style-name="P1"><text:span text:style-name="T2">d9</text:span></text:p>
        </draw:connector>
        <draw:custom-shape draw:style-name="gr1" draw:text-style-name="P2" xml:id="id262" draw:id="id262" draw:layer="layout" svg:width="1cm" svg:height="0.9cm" svg:x="60cm" svg:y="56.2cm">
          <text:p text:style-name="P1"><text:span text:style-name="T1">NAND</text:span></text:p>
          <text:p text:style-name="P1"><text:span text:style-name="T1">50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0.928cm" svg:y1="58.486cm" svg:x2="60.5cm" svg:y2="57.1cm" draw:end-shape="id262" draw:end-glue-point="2" svg:d="M60928 58486l-428-1386" svg:viewBox="0 0 429 1387">
          <text:p text:style-name="P1"><text:span text:style-name="T2">d9</text:span></text:p>
        </draw:connector>
        <draw:custom-shape draw:style-name="gr1" draw:text-style-name="P2" xml:id="id263" draw:id="id263" draw:layer="layout" svg:width="1cm" svg:height="0.9cm" svg:x="63.8cm" svg:y="50.5cm">
          <text:p text:style-name="P1"><text:span text:style-name="T1">NAND</text:span></text:p>
          <text:p text:style-name="P1"><text:span text:style-name="T1">49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4.684cm" svg:y1="52.695cm" svg:x2="64.3cm" svg:y2="51.4cm" draw:end-shape="id263" draw:end-glue-point="2" svg:d="M64684 52695l-384-1295" svg:viewBox="0 0 385 1296">
          <text:p text:style-name="P1"><text:span text:style-name="T2">d9</text:span></text:p>
        </draw:connector>
        <draw:connector draw:style-name="gr2" draw:text-style-name="P3" draw:layer="layout" draw:type="line" svg:x1="64.3cm" svg:y1="50.5cm" svg:x2="63.4cm" svg:y2="49.289cm" draw:start-shape="id263" draw:start-glue-point="0" draw:end-shape="id146" draw:end-glue-point="2" svg:d="M64300 50500l-900-1211" svg:viewBox="0 0 901 1212">
          <text:p/>
        </draw:connector>
        <draw:connector draw:style-name="gr2" draw:text-style-name="P3" draw:layer="layout" draw:type="line" svg:x1="60.5cm" svg:y1="56.2cm" svg:x2="59.2cm" svg:y2="48.961cm" draw:start-shape="id262" draw:start-glue-point="0" draw:end-shape="id152" draw:end-glue-point="2" svg:d="M60500 56200l-1300-7239" svg:viewBox="0 0 1301 7240">
          <text:p/>
        </draw:connector>
        <draw:connector draw:style-name="gr2" draw:text-style-name="P3" draw:layer="layout" draw:type="line" svg:x1="60.5cm" svg:y1="56.2cm" svg:x2="80.1cm" svg:y2="51.363cm" draw:start-shape="id262" draw:start-glue-point="0" draw:end-shape="id136" draw:end-glue-point="2" svg:d="M60500 56200l19600-4837" svg:viewBox="0 0 19601 4838">
          <text:p/>
        </draw:connector>
        <draw:connector draw:style-name="gr4" draw:text-style-name="P5" draw:layer="layout" draw:type="line" svg:x1="60.5cm" svg:y1="56.2cm" svg:x2="76.3cm" svg:y2="51.364cm" draw:start-shape="id262" draw:start-glue-point="0" draw:end-shape="id139" draw:end-glue-point="2" svg:d="M60500 56200l15800-4836" svg:viewBox="0 0 15801 4837">
          <text:p text:style-name="P1"><text:span text:style-name="T2">a</text:span></text:p>
        </draw:connector>
        <draw:custom-shape draw:style-name="gr1" draw:text-style-name="P2" xml:id="id264" draw:id="id264" draw:layer="layout" svg:width="1cm" svg:height="0.9cm" svg:x="66.045cm" svg:y="50.399cm">
          <text:p text:style-name="P1"><text:span text:style-name="T1">NAND</text:span></text:p>
          <text:p text:style-name="P1"><text:span text:style-name="T1">50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0.5cm" svg:y1="56.2cm" svg:x2="66.545cm" svg:y2="51.299cm" draw:start-shape="id262" draw:start-glue-point="0" draw:end-shape="id264" draw:end-glue-point="2" svg:d="M60500 56200l6045-4901" svg:viewBox="0 0 6046 4902">
          <text:p/>
        </draw:connector>
        <draw:connector draw:style-name="gr2" draw:text-style-name="P3" draw:layer="layout" draw:type="line" svg:x1="66.545cm" svg:y1="50.399cm" svg:x2="67.055cm" svg:y2="49.081cm" draw:start-shape="id264" draw:start-glue-point="0" draw:end-shape="id127" draw:end-glue-point="2" svg:d="M66545 50399l510-1318" svg:viewBox="0 0 511 1319">
          <text:p/>
        </draw:connector>
        <draw:connector draw:style-name="gr4" draw:text-style-name="P5" draw:layer="layout" draw:type="line" svg:x1="67.05cm" svg:y1="44.181cm" svg:x2="67cm" svg:y2="42.5cm" draw:start-shape="id128" draw:start-glue-point="0" svg:d="M67050 44181l-50-1681" svg:viewBox="0 0 51 1682">
          <text:p text:style-name="P1"><text:span text:style-name="T2">d10</text:span></text:p>
        </draw:connector>
        <draw:custom-shape draw:style-name="gr1" draw:text-style-name="P2" xml:id="id265" draw:id="id265" draw:layer="layout" svg:width="1cm" svg:height="0.9cm" svg:x="69.1cm" svg:y="50.343cm">
          <text:p text:style-name="P1"><text:span text:style-name="T1">NAND</text:span></text:p>
          <text:p text:style-name="P1"><text:span text:style-name="T1">52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9.517cm" svg:y1="52.8cm" svg:x2="69.6cm" svg:y2="51.243cm" draw:end-shape="id265" draw:end-glue-point="2" svg:d="M69517 52800l83-1557" svg:viewBox="0 0 84 1558">
          <text:p text:style-name="P1"><text:span text:style-name="T2">d10</text:span></text:p>
        </draw:connector>
        <draw:custom-shape draw:style-name="gr1" draw:text-style-name="P2" xml:id="id266" draw:id="id266" draw:layer="layout" svg:width="1cm" svg:height="0.9cm" svg:x="66.5cm" svg:y="52.6cm">
          <text:p text:style-name="P1"><text:span text:style-name="T1">NAND</text:span></text:p>
          <text:p text:style-name="P1"><text:span text:style-name="T1">52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7.76cm" svg:y1="54.914cm" svg:x2="67cm" svg:y2="53.5cm" draw:end-shape="id266" draw:end-glue-point="2" svg:d="M67760 54914l-760-1414" svg:viewBox="0 0 761 1415">
          <text:p text:style-name="P1"><text:span text:style-name="T2">d10</text:span></text:p>
        </draw:connector>
        <draw:custom-shape draw:style-name="gr1" draw:text-style-name="P2" xml:id="id267" draw:id="id267" draw:layer="layout" svg:width="1cm" svg:height="0.9cm" svg:x="77.2cm" svg:y="54.937cm">
          <text:p text:style-name="P1"><text:span text:style-name="T1">NOT</text:span></text:p>
          <text:p text:style-name="P1"><text:span text:style-name="T1">52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7.629cm" svg:y1="57.4cm" svg:x2="77.7cm" svg:y2="55.837cm" draw:end-shape="id267" draw:end-glue-point="2" svg:d="M77629 57400l71-1563" svg:viewBox="0 0 72 1564">
          <text:p text:style-name="P1"><text:span text:style-name="T2">d10</text:span></text:p>
        </draw:connector>
        <draw:connector draw:style-name="gr2" draw:text-style-name="P3" draw:layer="layout" draw:type="line" svg:x1="77.7cm" svg:y1="54.937cm" svg:x2="77.7cm" svg:y2="53.484cm" draw:start-shape="id267" draw:start-glue-point="0" draw:end-shape="id117" draw:end-glue-point="2" svg:d="M77700 54937v-1453" svg:viewBox="0 0 1 1454">
          <text:p/>
        </draw:connector>
        <draw:connector draw:style-name="gr2" draw:text-style-name="P3" draw:layer="layout" draw:type="line" svg:x1="67cm" svg:y1="52.6cm" svg:x2="67.6cm" svg:y2="51.28cm" draw:start-shape="id266" draw:start-glue-point="0" draw:end-shape="id126" draw:end-glue-point="2" svg:d="M67000 52600l600-1320" svg:viewBox="0 0 601 1321">
          <text:p/>
        </draw:connector>
        <draw:connector draw:style-name="gr2" draw:text-style-name="P3" draw:layer="layout" draw:type="line" svg:x1="69.6cm" svg:y1="50.343cm" svg:x2="70.7cm" svg:y2="49.256cm" draw:start-shape="id265" draw:start-glue-point="0" draw:end-shape="id120" draw:end-glue-point="2" svg:d="M69600 50343l1100-1087" svg:viewBox="0 0 1101 1088">
          <text:p/>
        </draw:connector>
        <draw:custom-shape draw:style-name="gr1" draw:text-style-name="P2" xml:id="id268" draw:id="id268" draw:layer="layout" svg:width="1cm" svg:height="0.9cm" svg:x="73.7cm" svg:y="50.4cm">
          <text:p text:style-name="P1"><text:span text:style-name="T1">MUX</text:span></text:p>
          <text:p text:style-name="P1"><text:span text:style-name="T1">51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3.29cm" svg:y1="53.102cm" svg:x2="74.2cm" svg:y2="51.3cm" draw:end-shape="id268" draw:end-glue-point="2" svg:d="M73290 53102l910-1802" svg:viewBox="0 0 911 1803">
          <text:p text:style-name="P1"><text:span text:style-name="T2">d10/a</text:span></text:p>
        </draw:connector>
        <draw:connector draw:style-name="gr4" draw:text-style-name="P5" draw:layer="layout" draw:type="line" svg:x1="74.2cm" svg:y1="50.4cm" svg:x2="74.204cm" svg:y2="49.301cm" draw:start-shape="id268" draw:start-glue-point="0" draw:end-shape="id134" draw:end-glue-point="2" svg:d="M74200 50400l4-1099" svg:viewBox="0 0 5 1100">
          <text:p text:style-name="P1"><text:span text:style-name="T2">b</text:span></text:p>
        </draw:connector>
        <draw:connector draw:style-name="gr4" draw:text-style-name="P5" draw:layer="layout" draw:type="line" svg:x1="74.15cm" svg:y1="44.201cm" svg:x2="74.243cm" svg:y2="41.487cm" draw:start-shape="id135" draw:start-glue-point="0" svg:d="M74150 44201l93-2714" svg:viewBox="0 0 94 2715">
          <text:p text:style-name="P1"><text:span text:style-name="T2">dir</text:span></text:p>
          <text:p text:style-name="P1"><text:span text:style-name="T2">Data-In Request</text:span></text:p>
        </draw:connector>
        <draw:connector draw:style-name="gr4" draw:text-style-name="P5" draw:layer="layout" draw:type="line" svg:x1="74.798cm" svg:y1="53.076cm" svg:x2="74.2cm" svg:y2="51.3cm" draw:end-shape="id268" draw:end-glue-point="2" svg:d="M74798 53076l-598-1776" svg:viewBox="0 0 599 1777">
          <text:p text:style-name="P1"><text:span text:style-name="T2">dir/b</text:span></text:p>
        </draw:connector>
        <draw:custom-shape draw:style-name="gr1" draw:text-style-name="P2" xml:id="id286" draw:id="id286" draw:layer="layout" svg:width="1cm" svg:height="0.9cm" svg:x="6.873cm" svg:y="5.909cm">
          <text:p text:style-name="P1"><text:span text:style-name="T1">OR</text:span></text:p>
          <text:p text:style-name="P1"><text:span text:style-name="T1">349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5" draw:id="id285" draw:layer="layout" svg:width="1cm" svg:height="0.9cm" svg:x="4.9cm" svg:y="5.879cm">
          <text:p text:style-name="P1"><text:span text:style-name="T1">OR</text:span></text:p>
          <text:p text:style-name="P1"><text:span text:style-name="T1">349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9" draw:id="id269" draw:layer="layout" svg:width="1cm" svg:height="0.9cm" svg:x="34.6cm" svg:y="7.2cm">
          <text:p text:style-name="P1"><text:span text:style-name="T1">OR (mclk)</text:span></text:p>
          <text:p text:style-name="P1"><text:span text:style-name="T1">3912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5.1cm" svg:y1="7.2cm" svg:x2="35.041cm" svg:y2="5.691cm" draw:start-shape="id269" draw:start-glue-point="0" svg:d="M35100 7200l-59-1509" svg:viewBox="0 0 60 1510">
          <text:p text:style-name="P1"><text:span text:style-name="T2">clk17</text:span></text:p>
        </draw:connector>
        <draw:custom-shape draw:style-name="gr1" draw:text-style-name="P2" xml:id="id270" draw:id="id270" draw:layer="layout" svg:width="1cm" svg:height="0.9cm" svg:x="4.9cm" svg:y="9.7cm">
          <text:p text:style-name="P1"><text:span text:style-name="T1">IMUX</text:span></text:p>
          <text:p text:style-name="P1"><text:span text:style-name="T1">389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6cm" svg:y1="11.777cm" svg:x2="5.4cm" svg:y2="10.6cm" draw:end-shape="id270" draw:end-glue-point="2" svg:d="M4600 11777l800-1177" svg:viewBox="0 0 801 1178">
          <text:p text:style-name="P1"><text:span text:style-name="T2">qsc_n0_s/a</text:span></text:p>
        </draw:connector>
        <draw:custom-shape draw:style-name="gr1" draw:text-style-name="P2" xml:id="id271" draw:id="id271" draw:layer="layout" svg:width="1cm" svg:height="0.9cm" svg:x="9.787cm" svg:y="7.033cm">
          <text:p text:style-name="P1"><text:span text:style-name="T1">IMUX</text:span></text:p>
          <text:p text:style-name="P1"><text:span text:style-name="T1">389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03cm" svg:y1="9.267cm" svg:x2="10.287cm" svg:y2="7.933cm" draw:end-shape="id271" draw:end-glue-point="2" svg:d="M9503 9267l784-1334" svg:viewBox="0 0 785 1335">
          <text:p text:style-name="P1"><text:span text:style-name="T2">qsc_n0_s/a</text:span></text:p>
        </draw:connector>
        <draw:custom-shape draw:style-name="gr1" draw:text-style-name="P2" xml:id="id272" draw:id="id272" draw:layer="layout" svg:width="1cm" svg:height="0.9cm" svg:x="10.987cm" svg:y="7.033cm">
          <text:p text:style-name="P1"><text:span text:style-name="T1">IMUX</text:span></text:p>
          <text:p text:style-name="P1"><text:span text:style-name="T1">399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747cm" svg:y1="9.134cm" svg:x2="11.487cm" svg:y2="7.933cm" draw:end-shape="id272" draw:end-glue-point="2" svg:d="M10747 9134l740-1201" svg:viewBox="0 0 741 1202">
          <text:p text:style-name="P1"><text:span text:style-name="T2">qsc_n0_s/a</text:span></text:p>
        </draw:connector>
        <draw:custom-shape draw:style-name="gr1" draw:text-style-name="P2" xml:id="id273" draw:id="id273" draw:layer="layout" svg:width="1cm" svg:height="0.9cm" svg:x="12.187cm" svg:y="7.033cm">
          <text:p text:style-name="P1"><text:span text:style-name="T1">IMUX</text:span></text:p>
          <text:p text:style-name="P1"><text:span text:style-name="T1">388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.984cm" svg:y1="9.135cm" svg:x2="12.687cm" svg:y2="7.933cm" draw:end-shape="id273" draw:end-glue-point="2" svg:d="M11984 9135l703-1202" svg:viewBox="0 0 704 1203">
          <text:p text:style-name="P1"><text:span text:style-name="T2">qsc_n0_s/a</text:span></text:p>
        </draw:connector>
        <draw:custom-shape draw:style-name="gr1" draw:text-style-name="P2" xml:id="id274" draw:id="id274" draw:layer="layout" svg:width="1cm" svg:height="0.9cm" svg:x="13.387cm" svg:y="7.033cm">
          <text:p text:style-name="P1"><text:span text:style-name="T1">IMUX</text:span></text:p>
          <text:p text:style-name="P1"><text:span text:style-name="T1">388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043cm" svg:y1="9.135cm" svg:x2="13.887cm" svg:y2="7.933cm" draw:end-shape="id274" draw:end-glue-point="2" svg:d="M13043 9135l844-1202" svg:viewBox="0 0 845 1203">
          <text:p text:style-name="P1"><text:span text:style-name="T2">qsc_n0_s/a</text:span></text:p>
        </draw:connector>
        <draw:custom-shape draw:style-name="gr1" draw:text-style-name="P2" xml:id="id275" draw:id="id275" draw:layer="layout" svg:width="1cm" svg:height="0.9cm" svg:x="14.587cm" svg:y="7.033cm">
          <text:p text:style-name="P1"><text:span text:style-name="T1">IMUX</text:span></text:p>
          <text:p text:style-name="P1"><text:span text:style-name="T1">399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4.307cm" svg:y1="9.161cm" svg:x2="15.087cm" svg:y2="7.933cm" draw:end-shape="id275" draw:end-glue-point="2" svg:d="M14307 9161l780-1228" svg:viewBox="0 0 781 1229">
          <text:p text:style-name="P1"><text:span text:style-name="T2">qsc_n0_s/a</text:span></text:p>
        </draw:connector>
        <draw:custom-shape draw:style-name="gr1" draw:text-style-name="P2" xml:id="id276" draw:id="id276" draw:layer="layout" svg:width="1cm" svg:height="0.9cm" svg:x="32.76cm" svg:y="11.619cm">
          <text:p text:style-name="P1"><text:span text:style-name="T1">NAND</text:span></text:p>
          <text:p text:style-name="P1"><text:span text:style-name="T1">4513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3.024cm" svg:y1="13.769cm" svg:x2="33.26cm" svg:y2="12.519cm" draw:end-shape="id276" draw:end-glue-point="2" svg:d="M33024 13769l236-1250" svg:viewBox="0 0 237 1251">
          <text:p text:style-name="P1"><text:span text:style-name="T2">ch0_0</text:span></text:p>
        </draw:connector>
        <draw:connector draw:style-name="gr2" draw:text-style-name="P3" draw:layer="layout" draw:type="line" svg:x1="33.26cm" svg:y1="11.619cm" svg:x2="35.1cm" svg:y2="8.1cm" draw:start-shape="id276" draw:start-glue-point="0" draw:end-shape="id269" draw:end-glue-point="2" svg:d="M33260 11619l1840-3519" svg:viewBox="0 0 1841 3520">
          <text:p/>
        </draw:connector>
        <draw:connector draw:style-name="gr4" draw:text-style-name="P5" draw:layer="layout" draw:type="line" svg:x1="33.26cm" svg:y1="11.619cm" svg:x2="28.791cm" svg:y2="11.273cm" draw:start-shape="id276" draw:start-glue-point="0" draw:end-shape="id277" draw:end-glue-point="2" svg:d="M33260 11619l-4469-346" svg:viewBox="0 0 4470 347">
          <text:p text:style-name="P1"><text:span text:style-name="T2">a</text:span></text:p>
        </draw:connector>
        <draw:custom-shape draw:style-name="gr1" draw:text-style-name="P2" xml:id="id277" draw:id="id277" draw:layer="layout" svg:width="1cm" svg:height="0.9cm" svg:x="28.291cm" svg:y="10.373cm">
          <text:p text:style-name="P1"><text:span text:style-name="T1">IMUX</text:span></text:p>
          <text:p text:style-name="P1"><text:span text:style-name="T1">39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8" draw:id="id278" draw:layer="layout" svg:width="1cm" svg:height="0.9cm" svg:x="29.391cm" svg:y="10.373cm">
          <text:p text:style-name="P1"><text:span text:style-name="T1">IMUX</text:span></text:p>
          <text:p text:style-name="P1"><text:span text:style-name="T1">409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3.26cm" svg:y1="11.619cm" svg:x2="29.891cm" svg:y2="11.273cm" draw:start-shape="id276" draw:start-glue-point="0" draw:end-shape="id278" draw:end-glue-point="2" svg:d="M33260 11619l-3369-346" svg:viewBox="0 0 3370 347">
          <text:p text:style-name="P1"><text:span text:style-name="T2">a</text:span></text:p>
        </draw:connector>
        <draw:custom-shape draw:style-name="gr1" draw:text-style-name="P2" xml:id="id279" draw:id="id279" draw:layer="layout" svg:width="1cm" svg:height="0.9cm" svg:x="26.091cm" svg:y="10.373cm">
          <text:p text:style-name="P1"><text:span text:style-name="T1">IMUX</text:span></text:p>
          <text:p text:style-name="P1"><text:span text:style-name="T1">4112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3.26cm" svg:y1="11.619cm" svg:x2="26.591cm" svg:y2="11.273cm" draw:start-shape="id276" draw:start-glue-point="0" draw:end-shape="id279" draw:end-glue-point="2" svg:d="M33260 11619l-6669-346" svg:viewBox="0 0 6670 347">
          <text:p text:style-name="P1"><text:span text:style-name="T2">a</text:span></text:p>
        </draw:connector>
        <draw:custom-shape draw:style-name="gr1" draw:text-style-name="P2" xml:id="id280" draw:id="id280" draw:layer="layout" svg:width="1cm" svg:height="0.9cm" svg:x="30.491cm" svg:y="10.373cm">
          <text:p text:style-name="P1"><text:span text:style-name="T1">IMUX</text:span></text:p>
          <text:p text:style-name="P1"><text:span text:style-name="T1">411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1" draw:id="id281" draw:layer="layout" svg:width="1cm" svg:height="0.9cm" svg:x="31.6cm" svg:y="10.373cm">
          <text:p text:style-name="P1"><text:span text:style-name="T1">IMUX</text:span></text:p>
          <text:p text:style-name="P1"><text:span text:style-name="T1">4111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3.26cm" svg:y1="11.619cm" svg:x2="30.991cm" svg:y2="11.273cm" draw:start-shape="id276" draw:start-glue-point="0" draw:end-shape="id280" draw:end-glue-point="2" svg:d="M33260 11619l-2269-346" svg:viewBox="0 0 2270 347">
          <text:p text:style-name="P1"><text:span text:style-name="T2">a</text:span></text:p>
        </draw:connector>
        <draw:connector draw:style-name="gr4" draw:text-style-name="P5" draw:layer="layout" draw:type="line" svg:x1="33.26cm" svg:y1="11.619cm" svg:x2="32.1cm" svg:y2="11.273cm" draw:start-shape="id276" draw:start-glue-point="0" draw:end-shape="id281" draw:end-glue-point="2" svg:d="M33260 11619l-1160-346" svg:viewBox="0 0 1161 347">
          <text:p text:style-name="P1"><text:span text:style-name="T2">a</text:span></text:p>
        </draw:connector>
        <draw:custom-shape draw:style-name="gr1" draw:text-style-name="P2" xml:id="id282" draw:id="id282" draw:layer="layout" svg:width="1cm" svg:height="0.9cm" svg:x="27.191cm" svg:y="10.373cm">
          <text:p text:style-name="P1"><text:span text:style-name="T1">IMUX</text:span></text:p>
          <text:p text:style-name="P1"><text:span text:style-name="T1">4311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3.26cm" svg:y1="11.619cm" svg:x2="27.691cm" svg:y2="11.273cm" draw:start-shape="id276" draw:start-glue-point="0" draw:end-shape="id282" draw:end-glue-point="2" svg:d="M33260 11619l-5569-346" svg:viewBox="0 0 5570 347">
          <text:p text:style-name="P1"><text:span text:style-name="T2">a</text:span></text:p>
        </draw:connector>
        <draw:custom-shape draw:style-name="gr1" draw:text-style-name="P2" xml:id="id283" draw:id="id283" draw:layer="layout" svg:width="1cm" svg:height="0.9cm" svg:x="31.595cm" svg:y="3.025cm">
          <text:p text:style-name="P1"><text:span text:style-name="T1">IMUX</text:span></text:p>
          <text:p text:style-name="P1"><text:span text:style-name="T1">4412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3.26cm" svg:y1="11.619cm" svg:x2="32.095cm" svg:y2="3.925cm" draw:start-shape="id276" draw:start-glue-point="0" draw:end-shape="id283" draw:end-glue-point="2" svg:d="M33260 11619l-1165-7694" svg:viewBox="0 0 1166 7695">
          <text:p text:style-name="P1"><text:span text:style-name="T2">c</text:span></text:p>
        </draw:connector>
        <draw:connector draw:style-name="gr4" draw:text-style-name="P5" draw:layer="layout" draw:type="line" svg:x1="27.304cm" svg:y1="12.634cm" svg:x2="27.691cm" svg:y2="11.273cm" draw:end-shape="id282" draw:end-glue-point="2" svg:d="M27304 12634l387-1361" svg:viewBox="0 0 388 1362">
          <text:p text:style-name="P1"><text:span text:style-name="T2">ac4_q_2/b</text:span></text:p>
        </draw:connector>
        <draw:connector draw:style-name="gr4" draw:text-style-name="P5" draw:layer="layout" draw:type="line" svg:x1="26.099cm" svg:y1="12.563cm" svg:x2="26.591cm" svg:y2="11.273cm" draw:end-shape="id279" draw:end-glue-point="2" svg:d="M26099 12563l492-1290" svg:viewBox="0 0 493 1291">
          <text:p text:style-name="P1"><text:span text:style-name="T2">ac4_q_1/b</text:span></text:p>
        </draw:connector>
        <draw:connector draw:style-name="gr4" draw:text-style-name="P5" draw:layer="layout" draw:type="line" svg:x1="28.532cm" svg:y1="12.539cm" svg:x2="28.791cm" svg:y2="11.273cm" draw:end-shape="id277" draw:end-glue-point="2" svg:d="M28532 12539l259-1266" svg:viewBox="0 0 260 1267">
          <text:p text:style-name="P1"><text:span text:style-name="T2">ac4_q_3/b</text:span></text:p>
        </draw:connector>
        <draw:connector draw:style-name="gr4" draw:text-style-name="P5" draw:layer="layout" draw:type="line" svg:x1="29.595cm" svg:y1="12.563cm" svg:x2="29.891cm" svg:y2="11.273cm" draw:end-shape="id278" draw:end-glue-point="2" svg:d="M29595 12563l296-1290" svg:viewBox="0 0 297 1291">
          <text:p text:style-name="P1"><text:span text:style-name="T2">ac4_q_4/b</text:span></text:p>
        </draw:connector>
        <draw:connector draw:style-name="gr4" draw:text-style-name="P5" draw:layer="layout" draw:type="line" svg:x1="30.751cm" svg:y1="12.55cm" svg:x2="30.991cm" svg:y2="11.273cm" draw:end-shape="id280" draw:end-glue-point="2" svg:d="M30751 12550l240-1277" svg:viewBox="0 0 241 1278">
          <text:p text:style-name="P1"><text:span text:style-name="T2">ac4_q_5/b</text:span></text:p>
        </draw:connector>
        <draw:custom-shape draw:style-name="gr3" draw:text-style-name="P4" xml:id="id297" draw:id="id297" draw:layer="layout" svg:width="2.1cm" svg:height="0.9cm" svg:x="15.287cm" svg:y="10.684cm">
          <text:p text:style-name="P1"><text:span text:style-name="T1">DFFR (clk38,/res3)</text:span></text:p>
          <text:p text:style-name="P1"><text:span text:style-name="T1">43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4" draw:id="id284" draw:layer="layout" svg:width="1cm" svg:height="0.9cm" svg:x="6.873cm" svg:y="7.812cm">
          <text:p text:style-name="P1"><text:span text:style-name="T1">NAND</text:span></text:p>
          <text:p text:style-name="P1"><text:span text:style-name="T1">4413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.024cm" svg:y1="9.888cm" svg:x2="7.373cm" svg:y2="8.712cm" draw:end-shape="id284" draw:end-glue-point="2" svg:d="M7024 9888l349-1176" svg:viewBox="0 0 350 1177">
          <text:p text:style-name="P1"><text:span text:style-name="T2">ch1_1</text:span></text:p>
        </draw:connector>
        <draw:connector draw:style-name="gr4" draw:text-style-name="P5" draw:layer="layout" draw:type="line" svg:x1="33.659cm" svg:y1="14.377cm" svg:x2="33.26cm" svg:y2="12.519cm" draw:end-shape="id276" draw:end-glue-point="2" svg:d="M33659 14377l-399-1858" svg:viewBox="0 0 400 1859">
          <text:p text:style-name="P1"><text:span text:style-name="T2">ch1_1</text:span></text:p>
        </draw:connector>
        <draw:connector draw:style-name="gr4" draw:text-style-name="P5" draw:layer="layout" draw:type="line" svg:x1="8.003cm" svg:y1="10.338cm" svg:x2="7.373cm" svg:y2="8.712cm" draw:end-shape="id284" draw:end-glue-point="2" svg:d="M8003 10338l-630-1626" svg:viewBox="0 0 631 1627">
          <text:p text:style-name="P1"><text:span text:style-name="T2">ch0_3</text:span></text:p>
        </draw:connector>
        <draw:connector draw:style-name="gr2" draw:text-style-name="P3" draw:layer="layout" draw:type="line" svg:x1="7.373cm" svg:y1="7.812cm" svg:x2="5.4cm" svg:y2="6.779cm" draw:start-shape="id284" draw:start-glue-point="0" draw:end-shape="id285" draw:end-glue-point="2" svg:d="M7373 7812l-1973-1033" svg:viewBox="0 0 1974 1034">
          <text:p/>
        </draw:connector>
        <draw:connector draw:style-name="gr2" draw:text-style-name="P3" draw:layer="layout" draw:type="line" svg:x1="7.373cm" svg:y1="7.812cm" svg:x2="7.373cm" svg:y2="6.809cm" draw:start-shape="id284" draw:start-glue-point="0" draw:end-shape="id286" draw:end-glue-point="2" svg:d="M7373 7812v-1003" svg:viewBox="0 0 1 1004">
          <text:p/>
        </draw:connector>
        <draw:custom-shape draw:style-name="gr1" draw:text-style-name="P2" xml:id="id287" draw:id="id287" draw:layer="layout" svg:width="1cm" svg:height="0.9cm" svg:x="4.9cm" svg:y="3.879cm">
          <text:p text:style-name="P1"><text:span text:style-name="T1">NOR (mclk)</text:span></text:p>
          <text:p text:style-name="P1"><text:span text:style-name="T1">3410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4cm" svg:y1="5.879cm" svg:x2="5.4cm" svg:y2="4.779cm" draw:start-shape="id285" draw:start-glue-point="0" draw:end-shape="id287" draw:end-glue-point="2" svg:d="M5400 5879v-1100" svg:viewBox="0 0 1 1101">
          <text:p/>
        </draw:connector>
        <draw:connector draw:style-name="gr4" draw:text-style-name="P5" draw:layer="layout" draw:type="line" svg:x1="5.4cm" svg:y1="3.879cm" svg:x2="5.415cm" svg:y2="2.233cm" draw:start-shape="id287" draw:start-glue-point="0" svg:d="M5400 3879l15-1646" svg:viewBox="0 0 16 1647">
          <text:p text:style-name="P1"><text:span text:style-name="T2">unit05_ie1</text:span></text:p>
        </draw:connector>
        <draw:custom-shape draw:style-name="gr1" draw:text-style-name="P2" xml:id="id288" draw:id="id288" draw:layer="layout" svg:width="1cm" svg:height="0.9cm" svg:x="6.873cm" svg:y="3.909cm">
          <text:p text:style-name="P1"><text:span text:style-name="T1">NOR (mclk)</text:span></text:p>
          <text:p text:style-name="P1"><text:span text:style-name="T1">3410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.373cm" svg:y1="3.909cm" svg:x2="7.364cm" svg:y2="2.848cm" draw:start-shape="id288" draw:start-glue-point="0" svg:d="M7373 3909l-9-1061" svg:viewBox="0 0 10 1062">
          <text:p text:style-name="P1"><text:span text:style-name="T2">unit05_ie2</text:span></text:p>
        </draw:connector>
        <draw:connector draw:style-name="gr2" draw:text-style-name="P3" draw:layer="layout" draw:type="line" svg:x1="7.373cm" svg:y1="5.909cm" svg:x2="7.373cm" svg:y2="4.809cm" draw:start-shape="id286" draw:start-glue-point="0" draw:end-shape="id288" draw:end-glue-point="2" svg:d="M7373 5909v-1100" svg:viewBox="0 0 1 1101">
          <text:p/>
        </draw:connector>
        <draw:custom-shape draw:style-name="gr1" draw:text-style-name="P2" xml:id="id289" draw:id="id289" draw:layer="layout" svg:width="1cm" svg:height="0.9cm" svg:x="4.873cm" svg:y="7.791cm">
          <text:p text:style-name="P1"><text:span text:style-name="T1">NOT</text:span></text:p>
          <text:p text:style-name="P1"><text:span text:style-name="T1">349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4cm" svg:y1="9.7cm" svg:x2="5.373cm" svg:y2="8.691cm" draw:start-shape="id270" draw:start-glue-point="0" draw:end-shape="id289" draw:end-glue-point="2" svg:d="M5400 9700l-27-1009" svg:viewBox="0 0 28 1010">
          <text:p/>
        </draw:connector>
        <draw:connector draw:style-name="gr2" draw:text-style-name="P3" draw:layer="layout" draw:type="line" svg:x1="5.4cm" svg:y1="9.7cm" svg:x2="7.373cm" svg:y2="6.809cm" draw:start-shape="id270" draw:start-glue-point="0" draw:end-shape="id286" draw:end-glue-point="2" svg:d="M5400 9700l1973-2891" svg:viewBox="0 0 1974 2892">
          <text:p/>
        </draw:connector>
        <draw:connector draw:style-name="gr2" draw:text-style-name="P3" draw:layer="layout" draw:type="line" svg:x1="5.373cm" svg:y1="7.791cm" svg:x2="5.4cm" svg:y2="6.779cm" draw:start-shape="id289" draw:start-glue-point="0" draw:end-shape="id285" draw:end-glue-point="2" svg:d="M5373 7791l27-1012" svg:viewBox="0 0 28 1013">
          <text:p/>
        </draw:connector>
        <draw:custom-shape draw:style-name="gr1" draw:text-style-name="P2" xml:id="id290" draw:id="id290" draw:layer="layout" svg:width="1cm" svg:height="0.9cm" svg:x="9.787cm" svg:y="4.045cm">
          <text:p text:style-name="P1"><text:span text:style-name="T1">IMUX</text:span></text:p>
          <text:p text:style-name="P1"><text:span text:style-name="T1">359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287cm" svg:y1="7.033cm" svg:x2="10.287cm" svg:y2="4.945cm" draw:start-shape="id271" draw:start-glue-point="0" draw:end-shape="id290" draw:end-glue-point="2" svg:d="M10287 7033v-2088" svg:viewBox="0 0 1 2089">
          <text:p text:style-name="P1"><text:span text:style-name="T2">b</text:span></text:p>
        </draw:connector>
        <draw:connector draw:style-name="gr4" draw:text-style-name="P5" draw:layer="layout" draw:type="line" svg:x1="10.287cm" svg:y1="4.045cm" svg:x2="10.265cm" svg:y2="2.537cm" draw:start-shape="id290" draw:start-glue-point="0" svg:d="M10287 4045l-22-1508" svg:viewBox="0 0 23 1509">
          <text:p text:style-name="P1"><text:span text:style-name="T2">unit05_a0</text:span></text:p>
        </draw:connector>
        <draw:custom-shape draw:style-name="gr1" draw:text-style-name="P2" xml:id="id291" draw:id="id291" draw:layer="layout" svg:width="1cm" svg:height="0.9cm" svg:x="10.987cm" svg:y="4.045cm">
          <text:p text:style-name="P1"><text:span text:style-name="T1">IMUX</text:span></text:p>
          <text:p text:style-name="P1"><text:span text:style-name="T1">358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.487cm" svg:y1="7.033cm" svg:x2="11.487cm" svg:y2="4.945cm" draw:start-shape="id272" draw:start-glue-point="0" draw:end-shape="id291" draw:end-glue-point="2" svg:d="M11487 7033v-2088" svg:viewBox="0 0 1 2089">
          <text:p text:style-name="P1"><text:span text:style-name="T2">b</text:span></text:p>
        </draw:connector>
        <draw:connector draw:style-name="gr4" draw:text-style-name="P5" draw:layer="layout" draw:type="line" svg:x1="11.487cm" svg:y1="4.045cm" svg:x2="11.461cm" svg:y2="1.933cm" draw:start-shape="id291" draw:start-glue-point="0" svg:d="M11487 4045l-26-2112" svg:viewBox="0 0 27 2113">
          <text:p text:style-name="P1"><text:span text:style-name="T2">unit05_a1</text:span></text:p>
        </draw:connector>
        <draw:custom-shape draw:style-name="gr1" draw:text-style-name="P2" xml:id="id292" draw:id="id292" draw:layer="layout" svg:width="1cm" svg:height="0.9cm" svg:x="12.187cm" svg:y="4.045cm">
          <text:p text:style-name="P1"><text:span text:style-name="T1">IMUX</text:span></text:p>
          <text:p text:style-name="P1"><text:span text:style-name="T1">368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2.687cm" svg:y1="7.033cm" svg:x2="12.687cm" svg:y2="4.945cm" draw:start-shape="id273" draw:start-glue-point="0" draw:end-shape="id292" draw:end-glue-point="2" svg:d="M12687 7033v-2088" svg:viewBox="0 0 1 2089">
          <text:p text:style-name="P1"><text:span text:style-name="T2">b</text:span></text:p>
        </draw:connector>
        <draw:connector draw:style-name="gr4" draw:text-style-name="P5" draw:layer="layout" draw:type="line" svg:x1="12.687cm" svg:y1="4.045cm" svg:x2="12.665cm" svg:y2="2.54cm" draw:start-shape="id292" draw:start-glue-point="0" svg:d="M12687 4045l-22-1505" svg:viewBox="0 0 23 1506">
          <text:p text:style-name="P1"><text:span text:style-name="T2">unit05_a2</text:span></text:p>
        </draw:connector>
        <draw:custom-shape draw:style-name="gr1" draw:text-style-name="P2" xml:id="id293" draw:id="id293" draw:layer="layout" svg:width="1cm" svg:height="0.9cm" svg:x="13.387cm" svg:y="4.045cm">
          <text:p text:style-name="P1"><text:span text:style-name="T1">IMUX</text:span></text:p>
          <text:p text:style-name="P1"><text:span text:style-name="T1">377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887cm" svg:y1="7.033cm" svg:x2="13.887cm" svg:y2="4.945cm" draw:start-shape="id274" draw:start-glue-point="0" draw:end-shape="id293" draw:end-glue-point="2" svg:d="M13887 7033v-2088" svg:viewBox="0 0 1 2089">
          <text:p text:style-name="P1"><text:span text:style-name="T2">b</text:span></text:p>
        </draw:connector>
        <draw:connector draw:style-name="gr4" draw:text-style-name="P5" draw:layer="layout" draw:type="line" svg:x1="13.887cm" svg:y1="4.045cm" svg:x2="13.884cm" svg:y2="2.092cm" draw:start-shape="id293" draw:start-glue-point="0" svg:d="M13887 4045l-3-1953" svg:viewBox="0 0 4 1954">
          <text:p text:style-name="P1"><text:span text:style-name="T2">unit05_a3</text:span></text:p>
        </draw:connector>
        <draw:custom-shape draw:style-name="gr1" draw:text-style-name="P2" xml:id="id294" draw:id="id294" draw:layer="layout" svg:width="1cm" svg:height="0.9cm" svg:x="14.561cm" svg:y="4.045cm">
          <text:p text:style-name="P1"><text:span text:style-name="T1">IMUX</text:span></text:p>
          <text:p text:style-name="P1"><text:span text:style-name="T1">368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5.087cm" svg:y1="7.033cm" svg:x2="15.061cm" svg:y2="4.945cm" draw:start-shape="id275" draw:start-glue-point="0" draw:end-shape="id294" draw:end-glue-point="2" svg:d="M15087 7033l-26-2088" svg:viewBox="0 0 27 2089">
          <text:p text:style-name="P1"><text:span text:style-name="T2">b</text:span></text:p>
        </draw:connector>
        <draw:connector draw:style-name="gr4" draw:text-style-name="P5" draw:layer="layout" draw:type="line" svg:x1="15.061cm" svg:y1="4.045cm" svg:x2="15.065cm" svg:y2="2.489cm" draw:start-shape="id294" draw:start-glue-point="0" svg:d="M15061 4045l4-1556" svg:viewBox="0 0 5 1557">
          <text:p text:style-name="P1"><text:span text:style-name="T2">unit05_a4</text:span></text:p>
        </draw:connector>
        <draw:custom-shape draw:style-name="gr1" draw:text-style-name="P2" xml:id="id295" draw:id="id295" draw:layer="layout" svg:width="1cm" svg:height="0.9cm" svg:x="15.787cm" svg:y="8.933cm">
          <text:p text:style-name="P1"><text:span text:style-name="T1">NOT</text:span></text:p>
          <text:p text:style-name="P1"><text:span text:style-name="T1">42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6" draw:id="id296" draw:layer="layout" svg:width="1cm" svg:height="0.9cm" svg:x="15.787cm" svg:y="4.045cm">
          <text:p text:style-name="P1"><text:span text:style-name="T1">IMUX</text:span></text:p>
          <text:p text:style-name="P1"><text:span text:style-name="T1">358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6.287cm" svg:y1="8.933cm" svg:x2="16.287cm" svg:y2="4.945cm" draw:start-shape="id295" draw:start-glue-point="0" draw:end-shape="id296" draw:end-glue-point="2" svg:d="M16287 8933v-3988" svg:viewBox="0 0 1 3989">
          <text:p text:style-name="P1"><text:span text:style-name="T2">b</text:span></text:p>
        </draw:connector>
        <draw:connector draw:style-name="gr4" draw:text-style-name="P5" draw:layer="layout" draw:type="line" svg:x1="16.287cm" svg:y1="4.045cm" svg:x2="16.28cm" svg:y2="2.012cm" draw:start-shape="id296" draw:start-glue-point="0" svg:d="M16287 4045l-7-2033" svg:viewBox="0 0 8 2034">
          <text:p text:style-name="P1"><text:span text:style-name="T2">unit05_a5</text:span></text:p>
        </draw:connector>
        <draw:connector draw:style-name="gr4" draw:text-style-name="P5" draw:layer="layout" draw:type="line" svg:x1="9.133cm" svg:y1="5.776cm" svg:x2="10.287cm" svg:y2="4.945cm" draw:end-shape="id290" draw:end-glue-point="2" svg:d="M9133 5776l1154-831" svg:viewBox="0 0 1155 832">
          <text:p text:style-name="P1"><text:span text:style-name="T2">unit05_a_sel/a</text:span></text:p>
        </draw:connector>
        <draw:connector draw:style-name="gr4" draw:text-style-name="P5" draw:layer="layout" draw:type="line" svg:x1="15.457cm" svg:y1="5.974cm" svg:x2="16.287cm" svg:y2="4.945cm" draw:end-shape="id296" draw:end-glue-point="2" svg:d="M15457 5974l830-1029" svg:viewBox="0 0 831 1030">
          <text:p text:style-name="P1"><text:span text:style-name="T2">unit05_a_sel/a</text:span></text:p>
        </draw:connector>
        <draw:connector draw:style-name="gr4" draw:text-style-name="P5" draw:layer="layout" draw:type="line" svg:x1="10.589cm" svg:y1="5.762cm" svg:x2="11.487cm" svg:y2="4.945cm" draw:end-shape="id291" draw:end-glue-point="2" svg:d="M10589 5762l898-817" svg:viewBox="0 0 899 818">
          <text:p text:style-name="P1"><text:span text:style-name="T2">unit05_a_sel/a</text:span></text:p>
        </draw:connector>
        <draw:connector draw:style-name="gr4" draw:text-style-name="P5" draw:layer="layout" draw:type="line" svg:x1="11.846cm" svg:y1="5.842cm" svg:x2="12.687cm" svg:y2="4.945cm" draw:end-shape="id292" draw:end-glue-point="2" svg:d="M11846 5842l841-897" svg:viewBox="0 0 842 898">
          <text:p text:style-name="P1"><text:span text:style-name="T2">unit05_a_sel/a</text:span></text:p>
        </draw:connector>
        <draw:connector draw:style-name="gr4" draw:text-style-name="P5" draw:layer="layout" draw:type="line" svg:x1="14.253cm" svg:y1="5.96cm" svg:x2="15.061cm" svg:y2="4.945cm" draw:end-shape="id294" draw:end-glue-point="2" svg:d="M14253 5960l808-1015" svg:viewBox="0 0 809 1016">
          <text:p text:style-name="P1"><text:span text:style-name="T2">unit05_a_sel/a</text:span></text:p>
        </draw:connector>
        <draw:connector draw:style-name="gr4" draw:text-style-name="P5" draw:layer="layout" draw:type="line" svg:x1="13.049cm" svg:y1="5.908cm" svg:x2="13.887cm" svg:y2="4.945cm" draw:end-shape="id293" draw:end-glue-point="2" svg:d="M13049 5908l838-963" svg:viewBox="0 0 839 964">
          <text:p text:style-name="P1"><text:span text:style-name="T2">unit05_a_sel/a</text:span></text:p>
        </draw:connector>
        <draw:connector draw:style-name="gr4" draw:text-style-name="P5" draw:layer="layout" draw:type="line" svg:x1="9.635cm" svg:y1="9.982cm" svg:x2="10.287cm" svg:y2="7.933cm" draw:end-shape="id271" draw:end-glue-point="2" svg:d="M9635 9982l652-2049" svg:viewBox="0 0 653 2050">
          <text:p text:style-name="P1"><text:span text:style-name="T2">ac5_1/b</text:span></text:p>
        </draw:connector>
        <draw:connector draw:style-name="gr4" draw:text-style-name="P5" draw:layer="layout" draw:type="line" svg:x1="10.879cm" svg:y1="9.85cm" svg:x2="11.487cm" svg:y2="7.933cm" draw:end-shape="id272" draw:end-glue-point="2" svg:d="M10879 9850l608-1917" svg:viewBox="0 0 609 1918">
          <text:p text:style-name="P1"><text:span text:style-name="T2">ac5_2/b</text:span></text:p>
        </draw:connector>
        <draw:connector draw:style-name="gr4" draw:text-style-name="P5" draw:layer="layout" draw:type="line" svg:x1="12.123cm" svg:y1="9.796cm" svg:x2="12.687cm" svg:y2="7.933cm" draw:end-shape="id273" draw:end-glue-point="2" svg:d="M12123 9796l564-1863" svg:viewBox="0 0 565 1864">
          <text:p text:style-name="P1"><text:span text:style-name="T2">ac5_3/b</text:span></text:p>
        </draw:connector>
        <draw:connector draw:style-name="gr4" draw:text-style-name="P5" draw:layer="layout" draw:type="line" svg:x1="13.181cm" svg:y1="9.823cm" svg:x2="13.887cm" svg:y2="7.933cm" draw:end-shape="id274" draw:end-glue-point="2" svg:d="M13181 9823l706-1890" svg:viewBox="0 0 707 1891">
          <text:p text:style-name="P1"><text:span text:style-name="T2">ac5_4/b</text:span></text:p>
        </draw:connector>
        <draw:connector draw:style-name="gr4" draw:text-style-name="P5" draw:layer="layout" draw:type="line" svg:x1="14.425cm" svg:y1="9.717cm" svg:x2="15.087cm" svg:y2="7.933cm" draw:end-shape="id275" draw:end-glue-point="2" svg:d="M14425 9717l662-1784" svg:viewBox="0 0 663 1785">
          <text:p text:style-name="P1"><text:span text:style-name="T2">ac5_5/b</text:span></text:p>
        </draw:connector>
        <draw:connector draw:style-name="gr4" draw:text-style-name="P5" draw:layer="layout" draw:type="line" svg:x1="4.785cm" svg:y1="12.439cm" svg:x2="5.4cm" svg:y2="10.6cm" draw:end-shape="id270" draw:end-glue-point="2" svg:d="M4785 12439l615-1839" svg:viewBox="0 0 616 1840">
          <text:p text:style-name="P1"><text:span text:style-name="T2">ac5_0/b</text:span></text:p>
        </draw:connector>
        <draw:connector draw:style-name="gr2" draw:text-style-name="P3" draw:layer="layout" draw:type="line" svg:x1="16.337cm" svg:y1="10.684cm" svg:x2="16.287cm" svg:y2="9.833cm" draw:start-shape="id297" draw:start-glue-point="0" svg:d="M16337 10684l-50-851" svg:viewBox="0 0 51 852">
          <text:p/>
        </draw:connector>
        <draw:custom-shape draw:style-name="gr1" draw:text-style-name="P2" xml:id="id298" draw:id="id298" draw:layer="layout" svg:width="1cm" svg:height="0.9cm" svg:x="17.787cm" svg:y="9.033cm">
          <text:p text:style-name="P1"><text:span text:style-name="T1">NOT</text:span></text:p>
          <text:p text:style-name="P1"><text:span text:style-name="T1">4310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6.337cm" svg:y1="10.684cm" svg:x2="17.787cm" svg:y2="9.483cm" draw:start-shape="id297" draw:start-glue-point="0" draw:end-shape="id298" draw:end-glue-point="3" svg:d="M16337 10684l1450-1201" svg:viewBox="0 0 1451 1202">
          <text:p/>
        </draw:connector>
        <draw:connector draw:style-name="gr2" draw:text-style-name="P3" draw:layer="layout" draw:type="line" svg:x1="18.287cm" svg:y1="9.933cm" svg:x2="17.387cm" svg:y2="11.134cm" draw:start-shape="id298" draw:start-glue-point="2" draw:end-shape="id297" draw:end-glue-point="1" svg:d="M18287 9933l-900 1201" svg:viewBox="0 0 901 1202">
          <text:p/>
        </draw:connector>
        <draw:connector draw:style-name="gr4" draw:text-style-name="P5" draw:layer="layout" draw:type="line" svg:x1="9.83cm" svg:y1="10.726cm" svg:x2="10.287cm" svg:y2="7.933cm" draw:end-shape="id271" draw:end-glue-point="2" svg:d="M9830 10726l457-2793" svg:viewBox="0 0 458 2794">
          <text:p text:style-name="P1"><text:span text:style-name="T2">zz1/c</text:span></text:p>
        </draw:connector>
        <draw:connector draw:style-name="gr4" draw:text-style-name="P5" draw:layer="layout" draw:type="line" svg:x1="11.091cm" svg:y1="10.538cm" svg:x2="11.487cm" svg:y2="7.933cm" draw:end-shape="id272" draw:end-glue-point="2" svg:d="M11091 10538l396-2605" svg:viewBox="0 0 397 2606">
          <text:p text:style-name="P1"><text:span text:style-name="T2">zz2/c</text:span></text:p>
        </draw:connector>
        <draw:connector draw:style-name="gr4" draw:text-style-name="P5" draw:layer="layout" draw:type="line" svg:x1="12.414cm" svg:y1="10.484cm" svg:x2="12.687cm" svg:y2="7.933cm" draw:end-shape="id273" draw:end-glue-point="2" svg:d="M12414 10484l273-2551" svg:viewBox="0 0 274 2552">
          <text:p text:style-name="P1"><text:span text:style-name="T2">zz3/c</text:span></text:p>
        </draw:connector>
        <draw:connector draw:style-name="gr4" draw:text-style-name="P5" draw:layer="layout" draw:type="line" svg:x1="13.446cm" svg:y1="10.378cm" svg:x2="13.887cm" svg:y2="7.933cm" draw:end-shape="id274" draw:end-glue-point="2" svg:d="M13446 10378l441-2445" svg:viewBox="0 0 442 2446">
          <text:p text:style-name="P1"><text:span text:style-name="T2">zz4/c</text:span></text:p>
        </draw:connector>
        <draw:connector draw:style-name="gr4" draw:text-style-name="P5" draw:layer="layout" draw:type="line" svg:x1="4.971cm" svg:y1="13.1cm" svg:x2="5.4cm" svg:y2="10.6cm" draw:end-shape="id270" draw:end-glue-point="2" svg:d="M4971 13100l429-2500" svg:viewBox="0 0 430 2501">
          <text:p text:style-name="P1"><text:span text:style-name="T2">zz0/c</text:span></text:p>
        </draw:connector>
        <draw:connector draw:style-name="gr4" draw:text-style-name="P5" draw:layer="layout" draw:type="line" svg:x1="14.69cm" svg:y1="10.299cm" svg:x2="15.087cm" svg:y2="7.933cm" draw:end-shape="id275" draw:end-glue-point="2" svg:d="M14690 10299l397-2366" svg:viewBox="0 0 398 2367">
          <text:p text:style-name="P1"><text:span text:style-name="T2">zz5/c</text:span></text:p>
        </draw:connector>
        <draw:connector draw:style-name="gr2" draw:text-style-name="P3" draw:layer="layout" draw:type="line" svg:x1="26.591cm" svg:y1="10.373cm" svg:x2="25.4cm" svg:y2="9.773cm" draw:start-shape="id279" draw:start-glue-point="0" draw:end-shape="id299" draw:end-glue-point="2" svg:d="M26591 10373l-1191-600" svg:viewBox="0 0 1192 601">
          <text:p/>
        </draw:connector>
        <draw:custom-shape draw:style-name="gr1" draw:text-style-name="P2" xml:id="id299" draw:id="id299" draw:layer="layout" svg:width="1cm" svg:height="0.9cm" svg:x="24.9cm" svg:y="8.873cm">
          <text:p text:style-name="P1"><text:span text:style-name="T1">NOT</text:span></text:p>
          <text:p text:style-name="P1"><text:span text:style-name="T1">339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6.591cm" svg:y1="10.373cm" svg:x2="26.595cm" svg:y2="8.996cm" draw:start-shape="id279" draw:start-glue-point="0" svg:d="M26591 10373l4-1377" svg:viewBox="0 0 5 1378">
          <text:p text:style-name="P1"><text:span text:style-name="T2">unit04_oe1</text:span></text:p>
        </draw:connector>
        <draw:custom-shape draw:style-name="gr1" draw:text-style-name="P2" xml:id="id300" draw:id="id300" draw:layer="layout" svg:width="1cm" svg:height="0.9cm" svg:x="12.196cm" svg:y="82.653cm">
          <text:p text:style-name="P1"><text:span text:style-name="T1">AND</text:span></text:p>
          <text:p text:style-name="P1"><text:span text:style-name="T1">43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.292cm" svg:y1="85.066cm" svg:x2="12.696cm" svg:y2="83.553cm" draw:end-shape="id300" draw:end-glue-point="2" svg:d="M11292 85066l1404-1513" svg:viewBox="0 0 1405 1514">
          <text:p text:style-name="P1"><text:span text:style-name="T2">unit04_oe1</text:span></text:p>
        </draw:connector>
        <draw:custom-shape draw:style-name="gr1" draw:text-style-name="P2" xml:id="id301" draw:id="id301" draw:layer="layout" svg:width="1cm" svg:height="0.9cm" svg:x="21.595cm" svg:y="2.994cm">
          <text:p text:style-name="P1"><text:span text:style-name="T1">IMUX</text:span></text:p>
          <text:p text:style-name="P1"><text:span text:style-name="T1">378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2.017cm" svg:y1="6.336cm" svg:x2="22.095cm" svg:y2="3.894cm" draw:end-shape="id301" draw:end-glue-point="2" svg:d="M22017 6336l78-2442" svg:viewBox="0 0 79 2443">
          <text:p text:style-name="P1"><text:span text:style-name="T2">unit04_oa0/c</text:span></text:p>
        </draw:connector>
        <draw:custom-shape draw:style-name="gr1" draw:text-style-name="P2" xml:id="id302" draw:id="id302" draw:layer="layout" svg:width="1cm" svg:height="0.9cm" svg:x="12.196cm" svg:y="85.121cm">
          <text:p text:style-name="P1"><text:span text:style-name="T1">XNOR</text:span></text:p>
          <text:p text:style-name="P1"><text:span text:style-name="T1">4310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.112cm" svg:y1="87.606cm" svg:x2="12.696cm" svg:y2="86.021cm" draw:end-shape="id302" draw:end-glue-point="2" svg:d="M12112 87606l584-1585" svg:viewBox="0 0 585 1586">
          <text:p text:style-name="P1"><text:span text:style-name="T2">unit04_oa0</text:span></text:p>
        </draw:connector>
        <draw:connector draw:style-name="gr2" draw:text-style-name="P3" draw:layer="layout" draw:type="line" svg:x1="12.696cm" svg:y1="85.121cm" svg:x2="12.696cm" svg:y2="83.553cm" draw:start-shape="id302" draw:start-glue-point="0" draw:end-shape="id300" draw:end-glue-point="2" svg:d="M12696 85121v-1568" svg:viewBox="0 0 1 1569">
          <text:p/>
        </draw:connector>
        <draw:custom-shape draw:style-name="gr1" draw:text-style-name="P2" xml:id="id303" draw:id="id303" draw:layer="layout" svg:width="1cm" svg:height="0.9cm" svg:x="23.595cm" svg:y="3.001cm">
          <text:p text:style-name="P1"><text:span text:style-name="T1">IMUX</text:span></text:p>
          <text:p text:style-name="P1"><text:span text:style-name="T1">378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4.107cm" svg:y1="6.468cm" svg:x2="24.095cm" svg:y2="3.901cm" draw:end-shape="id303" draw:end-glue-point="2" svg:d="M24107 6468l-12-2567" svg:viewBox="0 0 13 2568">
          <text:p text:style-name="P1"><text:span text:style-name="T2">unit04_oa1/c</text:span></text:p>
        </draw:connector>
        <draw:custom-shape draw:style-name="gr1" draw:text-style-name="P2" xml:id="id304" draw:id="id304" draw:layer="layout" svg:width="1cm" svg:height="0.9cm" svg:x="13.296cm" svg:y="85.121cm">
          <text:p text:style-name="P1"><text:span text:style-name="T1">XNOR</text:span></text:p>
          <text:p text:style-name="P1"><text:span text:style-name="T1">389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25cm" svg:y1="87.685cm" svg:x2="13.796cm" svg:y2="86.021cm" draw:end-shape="id304" draw:end-glue-point="2" svg:d="M13250 87685l546-1664" svg:viewBox="0 0 547 1665">
          <text:p text:style-name="P1"><text:span text:style-name="T2">load_ia1</text:span></text:p>
        </draw:connector>
        <draw:custom-shape draw:style-name="gr1" draw:text-style-name="P2" xml:id="id305" draw:id="id305" draw:layer="layout" svg:width="1cm" svg:height="0.9cm" svg:x="25.595cm" svg:y="3.001cm">
          <text:p text:style-name="P1"><text:span text:style-name="T1">IMUX</text:span></text:p>
          <text:p text:style-name="P1"><text:span text:style-name="T1">389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6.091cm" svg:y1="6.416cm" svg:x2="26.095cm" svg:y2="3.901cm" draw:end-shape="id305" draw:end-glue-point="2" svg:d="M26091 6416l4-2515" svg:viewBox="0 0 5 2516">
          <text:p text:style-name="P1"><text:span text:style-name="T2">unit04_oa2/c</text:span></text:p>
        </draw:connector>
        <draw:custom-shape draw:style-name="gr1" draw:text-style-name="P2" xml:id="id306" draw:id="id306" draw:layer="layout" svg:width="1cm" svg:height="0.9cm" svg:x="14.396cm" svg:y="85.121cm">
          <text:p text:style-name="P1"><text:span text:style-name="T1">XNOR</text:span></text:p>
          <text:p text:style-name="P1"><text:span text:style-name="T1">3910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4.414cm" svg:y1="87.606cm" svg:x2="14.896cm" svg:y2="86.021cm" draw:end-shape="id306" draw:end-glue-point="2" svg:d="M14414 87606l482-1585" svg:viewBox="0 0 483 1586">
          <text:p text:style-name="P1"><text:span text:style-name="T2">unit04_oa2</text:span></text:p>
        </draw:connector>
        <draw:custom-shape draw:style-name="gr1" draw:text-style-name="P2" xml:id="id307" draw:id="id307" draw:layer="layout" svg:width="1cm" svg:height="0.9cm" svg:x="27.595cm" svg:y="3.001cm">
          <text:p text:style-name="P1"><text:span text:style-name="T1">IMUX</text:span></text:p>
          <text:p text:style-name="P1"><text:span text:style-name="T1">377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8.072cm" svg:y1="6.429cm" svg:x2="28.095cm" svg:y2="3.901cm" draw:end-shape="id307" draw:end-glue-point="2" svg:d="M28072 6429l23-2528" svg:viewBox="0 0 24 2529">
          <text:p text:style-name="P1"><text:span text:style-name="T2">unit04_oa3/c</text:span></text:p>
        </draw:connector>
        <draw:custom-shape draw:style-name="gr1" draw:text-style-name="P2" xml:id="id308" draw:id="id308" draw:layer="layout" svg:width="1cm" svg:height="0.9cm" svg:x="15.496cm" svg:y="85.121cm">
          <text:p text:style-name="P1"><text:span text:style-name="T1">XNOR</text:span></text:p>
          <text:p text:style-name="P1"><text:span text:style-name="T1">408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5.498cm" svg:y1="87.765cm" svg:x2="15.996cm" svg:y2="86.021cm" draw:end-shape="id308" draw:end-glue-point="2" svg:d="M15498 87765l498-1744" svg:viewBox="0 0 499 1745">
          <text:p text:style-name="P1"><text:span text:style-name="T2">unit04_oa3</text:span></text:p>
        </draw:connector>
        <draw:custom-shape draw:style-name="gr1" draw:text-style-name="P2" xml:id="id309" draw:id="id309" draw:layer="layout" svg:width="1cm" svg:height="0.9cm" svg:x="55.645cm" svg:y="112.4cm">
          <text:p text:style-name="P1"><text:span text:style-name="T1">AND</text:span></text:p>
          <text:p text:style-name="P1"><text:span text:style-name="T1">50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6.145cm" svg:y1="112.4cm" svg:x2="32.1cm" svg:y2="11.273cm" draw:start-shape="id309" draw:start-glue-point="0" draw:end-shape="id281" draw:end-glue-point="2" svg:d="M56145 112400l-24045-101127" svg:viewBox="0 0 24046 101128">
          <text:p text:style-name="P1"><text:span text:style-name="T2">b</text:span></text:p>
        </draw:connector>
        <draw:connector draw:style-name="gr4" draw:text-style-name="P5" draw:layer="layout" draw:type="line" svg:x1="22.095cm" svg:y1="2.994cm" svg:x2="22.096cm" svg:y2="1.653cm" draw:start-shape="id301" draw:start-glue-point="0" svg:d="M22095 2994l1-1341" svg:viewBox="0 0 2 1342">
          <text:p text:style-name="P1"><text:span text:style-name="T2">unit04_a0</text:span></text:p>
        </draw:connector>
        <draw:connector draw:style-name="gr4" draw:text-style-name="P5" draw:layer="layout" draw:type="line" svg:x1="24.095cm" svg:y1="3.001cm" svg:x2="24.107cm" svg:y2="1.6cm" draw:start-shape="id303" draw:start-glue-point="0" svg:d="M24095 3001l12-1401" svg:viewBox="0 0 13 1402">
          <text:p text:style-name="P1"><text:span text:style-name="T2">unit04_a1</text:span></text:p>
        </draw:connector>
        <draw:connector draw:style-name="gr4" draw:text-style-name="P5" draw:layer="layout" draw:type="line" svg:x1="26.095cm" svg:y1="3.001cm" svg:x2="26.118cm" svg:y2="1.679cm" draw:start-shape="id305" draw:start-glue-point="0" svg:d="M26095 3001l23-1322" svg:viewBox="0 0 24 1323">
          <text:p text:style-name="P1"><text:span text:style-name="T2">unit04_a2</text:span></text:p>
        </draw:connector>
        <draw:connector draw:style-name="gr4" draw:text-style-name="P5" draw:layer="layout" draw:type="line" svg:x1="28.095cm" svg:y1="3.001cm" svg:x2="28.049cm" svg:y2="1.627cm" draw:start-shape="id307" draw:start-glue-point="0" svg:d="M28095 3001l-46-1374" svg:viewBox="0 0 47 1375">
          <text:p text:style-name="P1"><text:span text:style-name="T2">unit04_a3</text:span></text:p>
        </draw:connector>
        <draw:custom-shape draw:style-name="gr1" draw:text-style-name="P2" xml:id="id310" draw:id="id310" draw:layer="layout" svg:width="1cm" svg:height="0.9cm" svg:x="29.595cm" svg:y="3.001cm">
          <text:p text:style-name="P1"><text:span text:style-name="T1">IMUX</text:span></text:p>
          <text:p text:style-name="P1"><text:span text:style-name="T1">408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0.095cm" svg:y1="3.001cm" svg:x2="30.087cm" svg:y2="1.812cm" draw:start-shape="id310" draw:start-glue-point="0" svg:d="M30095 3001l-8-1189" svg:viewBox="0 0 9 1190">
          <text:p text:style-name="P1"><text:span text:style-name="T2">unit04_a4</text:span></text:p>
        </draw:connector>
        <draw:connector draw:style-name="gr4" draw:text-style-name="P5" draw:layer="layout" draw:type="line" svg:x1="32.095cm" svg:y1="3.025cm" svg:x2="32.045cm" svg:y2="1.679cm" draw:start-shape="id283" draw:start-glue-point="0" svg:d="M32095 3025l-50-1346" svg:viewBox="0 0 51 1347">
          <text:p text:style-name="P1"><text:span text:style-name="T2">unit04_a5</text:span></text:p>
        </draw:connector>
        <draw:connector draw:style-name="gr4" draw:text-style-name="P5" draw:layer="layout" draw:type="line" svg:x1="25.4cm" svg:y1="8.873cm" svg:x2="25.39cm" svg:y2="7.602cm" draw:start-shape="id299" draw:start-glue-point="0" svg:d="M25400 8873l-10-1271" svg:viewBox="0 0 11 1272">
          <text:p text:style-name="P1"><text:span text:style-name="T2">unit04_oe2</text:span></text:p>
        </draw:connector>
        <draw:connector draw:style-name="gr4" draw:text-style-name="P5" draw:layer="layout" draw:type="line" svg:x1="30.083cm" svg:y1="6.482cm" svg:x2="30.095cm" svg:y2="3.901cm" draw:end-shape="id310" draw:end-glue-point="2" svg:d="M30083 6482l12-2581" svg:viewBox="0 0 13 2582">
          <text:p text:style-name="P1"><text:span text:style-name="T2">unit04_oa4/c</text:span></text:p>
        </draw:connector>
        <draw:custom-shape draw:style-name="gr1" draw:text-style-name="P2" xml:id="id311" draw:id="id311" draw:layer="layout" svg:width="1cm" svg:height="0.9cm" svg:x="16.596cm" svg:y="85.121cm">
          <text:p text:style-name="P1"><text:span text:style-name="T1">XNOR</text:span></text:p>
          <text:p text:style-name="P1"><text:span text:style-name="T1">41112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342" draw:id="id342" draw:layer="layout" draw:type="line" svg:x1="32.1cm" svg:y1="10.373cm" svg:x2="32.1cm" svg:y2="10.373cm" draw:start-shape="id281" draw:start-glue-point="0" draw:end-shape="id281" draw:end-glue-point="0" svg:d="M32100 10373z" svg:viewBox="0 0 1 1">
          <text:p/>
        </draw:connector>
        <draw:connector draw:style-name="gr4" draw:text-style-name="P3" draw:layer="layout" draw:type="line" svg:x1="16.663cm" svg:y1="87.659cm" svg:x2="17.096cm" svg:y2="86.021cm" draw:end-shape="id311" draw:end-glue-point="2" svg:d="M16663 87659l433-1638" svg:viewBox="0 0 434 1639">
          <text:p text:style-name="P1"><text:span text:style-name="T2">unit04_oa4</text:span></text:p>
        </draw:connector>
        <draw:custom-shape draw:style-name="gr1" draw:text-style-name="P2" xml:id="id312" draw:id="id312" draw:layer="layout" svg:width="1cm" svg:height="0.9cm" svg:x="16.096cm" svg:y="82.653cm">
          <text:p text:style-name="P1"><text:span text:style-name="T1">AND</text:span></text:p>
          <text:p text:style-name="P1"><text:span text:style-name="T1">4111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7.096cm" svg:y1="85.121cm" svg:x2="16.596cm" svg:y2="83.553cm" draw:start-shape="id311" draw:start-glue-point="0" draw:end-shape="id312" draw:end-glue-point="2" svg:d="M17096 85121l-500-1568" svg:viewBox="0 0 501 1569">
          <text:p/>
        </draw:connector>
        <draw:connector draw:style-name="gr2" draw:text-style-name="P3" draw:layer="layout" draw:type="line" svg:x1="15.996cm" svg:y1="85.121cm" svg:x2="16.596cm" svg:y2="83.553cm" draw:start-shape="id308" draw:start-glue-point="0" draw:end-shape="id312" draw:end-glue-point="2" svg:d="M15996 85121l600-1568" svg:viewBox="0 0 601 1569">
          <text:p/>
        </draw:connector>
        <draw:custom-shape draw:style-name="gr1" draw:text-style-name="P2" xml:id="id313" draw:id="id313" draw:layer="layout" svg:width="1cm" svg:height="0.9cm" svg:x="13.896cm" svg:y="82.653cm">
          <text:p text:style-name="P1"><text:span text:style-name="T1">AND</text:span></text:p>
          <text:p text:style-name="P1"><text:span text:style-name="T1">3910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4.896cm" svg:y1="85.121cm" svg:x2="14.396cm" svg:y2="83.553cm" draw:start-shape="id306" draw:start-glue-point="0" draw:end-shape="id313" draw:end-glue-point="2" svg:d="M14896 85121l-500-1568" svg:viewBox="0 0 501 1569">
          <text:p/>
        </draw:connector>
        <draw:connector draw:style-name="gr2" draw:text-style-name="P3" draw:layer="layout" draw:type="line" svg:x1="13.796cm" svg:y1="85.121cm" svg:x2="14.396cm" svg:y2="83.553cm" draw:start-shape="id304" draw:start-glue-point="0" draw:end-shape="id313" draw:end-glue-point="2" svg:d="M13796 85121l600-1568" svg:viewBox="0 0 601 1569">
          <text:p/>
        </draw:connector>
        <draw:connector draw:style-name="gr2" draw:text-style-name="P3" draw:layer="layout" draw:type="line" svg:x1="14.396cm" svg:y1="82.653cm" svg:x2="14.396cm" svg:y2="81.653cm" draw:start-shape="id313" draw:start-glue-point="0" draw:end-shape="id314" draw:end-glue-point="2" svg:d="M14396 82653v-1000" svg:viewBox="0 0 1 1001">
          <text:p/>
        </draw:connector>
        <draw:custom-shape draw:style-name="gr1" draw:text-style-name="P2" xml:id="id314" draw:id="id314" draw:layer="layout" svg:width="1cm" svg:height="0.9cm" svg:x="13.896cm" svg:y="80.753cm">
          <text:p text:style-name="P1"><text:span text:style-name="T1">NAND</text:span></text:p>
          <text:p text:style-name="P1"><text:span text:style-name="T1">44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5" draw:id="id315" draw:layer="layout" svg:width="1cm" svg:height="0.9cm" svg:x="16.096cm" svg:y="80.753cm">
          <text:p text:style-name="P1"><text:span text:style-name="T1">NAND</text:span></text:p>
          <text:p text:style-name="P1"><text:span text:style-name="T1">4411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4.396cm" svg:y1="82.653cm" svg:x2="16.596cm" svg:y2="81.653cm" draw:start-shape="id313" draw:start-glue-point="0" draw:end-shape="id315" draw:end-glue-point="2" svg:d="M14396 82653l2200-1000" svg:viewBox="0 0 2201 1001">
          <text:p/>
        </draw:connector>
        <draw:connector draw:style-name="gr2" draw:text-style-name="P3" draw:layer="layout" draw:type="line" svg:x1="16.596cm" svg:y1="82.653cm" svg:x2="14.396cm" svg:y2="81.653cm" draw:start-shape="id312" draw:start-glue-point="0" draw:end-shape="id314" draw:end-glue-point="2" svg:d="M16596 82653l-2200-1000" svg:viewBox="0 0 2201 1001">
          <text:p/>
        </draw:connector>
        <draw:connector draw:style-name="gr2" draw:text-style-name="P3" draw:layer="layout" draw:type="line" svg:x1="16.596cm" svg:y1="82.653cm" svg:x2="16.596cm" svg:y2="81.653cm" draw:start-shape="id312" draw:start-glue-point="0" draw:end-shape="id315" draw:end-glue-point="2" svg:d="M16596 82653v-1000" svg:viewBox="0 0 1 1001">
          <text:p/>
        </draw:connector>
        <draw:custom-shape draw:style-name="gr1" draw:text-style-name="P2" xml:id="id316" draw:id="id316" draw:layer="layout" svg:width="1cm" svg:height="0.9cm" svg:x="10.4cm" svg:y="80.685cm">
          <text:p text:style-name="P1"><text:span text:style-name="T1">NAND</text:span></text:p>
          <text:p text:style-name="P1"><text:span text:style-name="T1">489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696cm" svg:y1="82.653cm" svg:x2="10.9cm" svg:y2="81.585cm" draw:start-shape="id300" draw:start-glue-point="0" draw:end-shape="id316" draw:end-glue-point="2" svg:d="M12696 82653l-1796-1068" svg:viewBox="0 0 1797 1069">
          <text:p/>
        </draw:connector>
        <draw:connector draw:style-name="gr2" draw:text-style-name="P3" draw:layer="layout" draw:type="line" svg:x1="12.696cm" svg:y1="82.653cm" svg:x2="12.8cm" svg:y2="81.585cm" draw:start-shape="id300" draw:start-glue-point="0" draw:end-shape="id317" draw:end-glue-point="2" svg:d="M12696 82653l104-1068" svg:viewBox="0 0 105 1069">
          <text:p/>
        </draw:connector>
        <draw:connector draw:style-name="gr4" draw:text-style-name="P5" draw:layer="layout" draw:type="line" svg:x1="26.807cm" svg:y1="13.177cm" svg:x2="26.591cm" svg:y2="11.273cm" draw:end-shape="id279" draw:end-glue-point="2" svg:d="M26807 13177l-216-1904" svg:viewBox="0 0 217 1905">
          <text:p text:style-name="P1"><text:span text:style-name="T2">ac4_0/c</text:span></text:p>
        </draw:connector>
        <draw:connector draw:style-name="gr4" draw:text-style-name="P5" draw:layer="layout" draw:type="line" svg:x1="28cm" svg:y1="13.177cm" svg:x2="27.691cm" svg:y2="11.273cm" draw:end-shape="id282" draw:end-glue-point="2" svg:d="M28000 13177l-309-1904" svg:viewBox="0 0 310 1905">
          <text:p text:style-name="P1"><text:span text:style-name="T2">ac4_1/c</text:span></text:p>
        </draw:connector>
        <draw:connector draw:style-name="gr4" draw:text-style-name="P5" draw:layer="layout" draw:type="line" svg:x1="29.2cm" svg:y1="13.177cm" svg:x2="28.791cm" svg:y2="11.273cm" draw:end-shape="id277" draw:end-glue-point="2" svg:d="M29200 13177l-409-1904" svg:viewBox="0 0 410 1905">
          <text:p text:style-name="P1"><text:span text:style-name="T2">ac4_2/c</text:span></text:p>
        </draw:connector>
        <draw:connector draw:style-name="gr4" draw:text-style-name="P5" draw:layer="layout" draw:type="line" svg:x1="30.3cm" svg:y1="13.177cm" svg:x2="29.891cm" svg:y2="11.273cm" draw:end-shape="id278" draw:end-glue-point="2" svg:d="M30300 13177l-409-1904" svg:viewBox="0 0 410 1905">
          <text:p text:style-name="P1"><text:span text:style-name="T2">ac4_3/c</text:span></text:p>
        </draw:connector>
        <draw:connector draw:style-name="gr4" draw:text-style-name="P5" draw:layer="layout" draw:type="line" svg:x1="31.401cm" svg:y1="13.177cm" svg:x2="30.991cm" svg:y2="11.273cm" draw:end-shape="id280" draw:end-glue-point="2" svg:d="M31401 13177l-410-1904" svg:viewBox="0 0 411 1905">
          <text:p text:style-name="P1"><text:span text:style-name="T2">ac4_4/c</text:span></text:p>
        </draw:connector>
        <draw:connector draw:style-name="gr4" draw:text-style-name="P5" draw:layer="layout" draw:type="line" svg:x1="32.66cm" svg:y1="12.959cm" svg:x2="32.1cm" svg:y2="11.273cm" draw:end-shape="id281" draw:end-glue-point="2" svg:d="M32660 12959l-560-1686" svg:viewBox="0 0 561 1687">
          <text:p text:style-name="P1"><text:span text:style-name="T2">ac4_5/c</text:span></text:p>
        </draw:connector>
        <draw:connector draw:style-name="gr4" draw:text-style-name="P5" draw:layer="layout" draw:type="line" svg:x1="11.444cm" svg:y1="83.066cm" svg:x2="12.8cm" svg:y2="81.585cm" draw:end-shape="id317" draw:end-glue-point="2" svg:d="M11444 83066l1356-1481" svg:viewBox="0 0 1357 1482">
          <text:p text:style-name="P1"><text:span text:style-name="T2">d4</text:span></text:p>
        </draw:connector>
        <draw:connector draw:style-name="gr4" draw:text-style-name="P5" draw:layer="layout" draw:type="line" svg:x1="9.742cm" svg:y1="6.305cm" svg:x2="10.287cm" svg:y2="4.945cm" draw:end-shape="id290" draw:end-glue-point="2" svg:d="M9742 6305l545-1360" svg:viewBox="0 0 546 1361">
          <text:p text:style-name="P1"><text:span text:style-name="T2">/cnt2_4/c</text:span></text:p>
        </draw:connector>
        <draw:connector draw:style-name="gr4" draw:text-style-name="P5" draw:layer="layout" draw:type="line" svg:x1="10.903cm" svg:y1="6.293cm" svg:x2="11.487cm" svg:y2="4.945cm" draw:end-shape="id291" draw:end-glue-point="2" svg:d="M10903 6293l584-1348" svg:viewBox="0 0 585 1349">
          <text:p text:style-name="P1"><text:span text:style-name="T2">/cnt2_5/c</text:span></text:p>
        </draw:connector>
        <draw:connector draw:style-name="gr4" draw:text-style-name="P5" draw:layer="layout" draw:type="line" svg:x1="12.103cm" svg:y1="6.293cm" svg:x2="12.687cm" svg:y2="4.945cm" draw:end-shape="id292" draw:end-glue-point="2" svg:d="M12103 6293l584-1348" svg:viewBox="0 0 585 1349">
          <text:p text:style-name="P1"><text:span text:style-name="T2">/cnt2_1/c</text:span></text:p>
        </draw:connector>
        <draw:connector draw:style-name="gr4" draw:text-style-name="P5" draw:layer="layout" draw:type="line" svg:x1="13.303cm" svg:y1="6.281cm" svg:x2="13.887cm" svg:y2="4.945cm" draw:end-shape="id293" draw:end-glue-point="2" svg:d="M13303 6281l584-1336" svg:viewBox="0 0 585 1337">
          <text:p text:style-name="P1"><text:span text:style-name="T2">/cnt2_2/c</text:span></text:p>
        </draw:connector>
        <draw:connector draw:style-name="gr4" draw:text-style-name="P5" draw:layer="layout" draw:type="line" svg:x1="14.503cm" svg:y1="6.369cm" svg:x2="15.061cm" svg:y2="4.945cm" draw:end-shape="id294" draw:end-glue-point="2" svg:d="M14503 6369l558-1424" svg:viewBox="0 0 559 1425">
          <text:p text:style-name="P1"><text:span text:style-name="T2">/cnt2_3/c</text:span></text:p>
        </draw:connector>
        <draw:connector draw:style-name="gr4" draw:text-style-name="P3" draw:layer="layout" draw:type="line" svg:x1="15.814cm" svg:y1="6.437cm" svg:x2="16.287cm" svg:y2="4.945cm" draw:end-shape="id296" draw:end-glue-point="2" svg:d="M15814 6437l473-1492" svg:viewBox="0 0 474 1493">
          <text:p text:style-name="P1"><text:span text:style-name="T2">/cnt2_9</text:span></text:p>
        </draw:connector>
        <draw:connector draw:style-name="gr4" draw:text-style-name="P5" draw:layer="layout" draw:type="line" svg:x1="31.115cm" svg:y1="5.477cm" svg:x2="32.095cm" svg:y2="3.925cm" draw:end-shape="id283" draw:end-glue-point="2" svg:d="M31115 5477l980-1552" svg:viewBox="0 0 981 1553">
          <text:p text:style-name="P1"><text:span text:style-name="T2">dir/a</text:span></text:p>
        </draw:connector>
        <draw:connector draw:style-name="gr4" draw:text-style-name="P5" draw:layer="layout" draw:type="line" svg:x1="29.157cm" svg:y1="5.371cm" svg:x2="30.095cm" svg:y2="3.901cm" draw:end-shape="id310" draw:end-glue-point="2" svg:d="M29157 5371l938-1470" svg:viewBox="0 0 939 1471">
          <text:p text:style-name="P1"><text:span text:style-name="T2">dir/a</text:span></text:p>
        </draw:connector>
        <draw:connector draw:style-name="gr4" draw:text-style-name="P5" draw:layer="layout" draw:type="line" svg:x1="25.06cm" svg:y1="5.225cm" svg:x2="26.095cm" svg:y2="3.901cm" draw:end-shape="id305" draw:end-glue-point="2" svg:d="M25060 5225l1035-1324" svg:viewBox="0 0 1036 1325">
          <text:p text:style-name="P1"><text:span text:style-name="T2">dir/a</text:span></text:p>
        </draw:connector>
        <draw:connector draw:style-name="gr4" draw:text-style-name="P5" draw:layer="layout" draw:type="line" svg:x1="23.075cm" svg:y1="5.172cm" svg:x2="24.095cm" svg:y2="3.901cm" draw:end-shape="id303" draw:end-glue-point="2" svg:d="M23075 5172l1020-1271" svg:viewBox="0 0 1021 1272">
          <text:p text:style-name="P1"><text:span text:style-name="T2">dir/a</text:span></text:p>
        </draw:connector>
        <draw:connector draw:style-name="gr4" draw:text-style-name="P5" draw:layer="layout" draw:type="line" svg:x1="20.8cm" svg:y1="5.092cm" svg:x2="22.095cm" svg:y2="3.894cm" draw:end-shape="id301" draw:end-glue-point="2" svg:d="M20800 5092l1295-1198" svg:viewBox="0 0 1296 1199">
          <text:p text:style-name="P1"><text:span text:style-name="T2">dir/a</text:span></text:p>
        </draw:connector>
        <draw:connector draw:style-name="gr4" draw:text-style-name="P5" draw:layer="layout" draw:type="line" svg:x1="27.146cm" svg:y1="5.265cm" svg:x2="28.095cm" svg:y2="3.901cm" draw:end-shape="id307" draw:end-glue-point="2" svg:d="M27146 5265l949-1364" svg:viewBox="0 0 950 1365">
          <text:p text:style-name="P1"><text:span text:style-name="T2">dir/a</text:span></text:p>
        </draw:connector>
        <draw:custom-shape draw:style-name="gr1" draw:text-style-name="P2" xml:id="id318" draw:id="id318" draw:layer="layout" svg:width="1cm" svg:height="0.9cm" svg:x="39.7cm" svg:y="103.885cm">
          <text:p text:style-name="P1"><text:span text:style-name="T1">NAND</text:span></text:p>
          <text:p text:style-name="P1"><text:span text:style-name="T1">35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0.183cm" svg:y1="106.488cm" svg:x2="40.2cm" svg:y2="104.785cm" draw:end-shape="id318" draw:end-glue-point="2" svg:d="M40183 106488l17-1703" svg:viewBox="0 0 18 1704">
          <text:p text:style-name="P1"><text:span text:style-name="T2">/dir</text:span></text:p>
        </draw:connector>
        <draw:custom-shape draw:style-name="gr1" draw:text-style-name="P2" xml:id="id319" draw:id="id319" draw:layer="layout" svg:width="1cm" svg:height="0.9cm" svg:x="126.636cm" svg:y="114.402cm">
          <text:p text:style-name="P1"><text:span text:style-name="T1">3-AND</text:span></text:p>
          <text:p text:style-name="P1"><text:span text:style-name="T1">3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28.5cm" svg:y1="116.45cm" svg:x2="127.136cm" svg:y2="115.302cm" draw:end-shape="id319" draw:end-glue-point="2" svg:d="M128500 116450l-1364-1148" svg:viewBox="0 0 1365 1149">
          <text:p text:style-name="P1"><text:span text:style-name="T2">dir</text:span></text:p>
        </draw:connector>
        <draw:custom-shape draw:style-name="gr1" draw:text-style-name="P2" xml:id="id320" draw:id="id320" draw:layer="layout" svg:width="1cm" svg:height="0.9cm" svg:x="41.339cm" svg:y="103.884cm">
          <text:p text:style-name="P1"><text:span text:style-name="T1">OR</text:span></text:p>
          <text:p text:style-name="P1"><text:span text:style-name="T1">34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1.85cm" svg:y1="106.461cm" svg:x2="41.839cm" svg:y2="104.784cm" draw:end-shape="id320" draw:end-glue-point="2" svg:d="M41850 106461l-11-1677" svg:viewBox="0 0 12 1678">
          <text:p text:style-name="P1"><text:span text:style-name="T2">dir</text:span></text:p>
        </draw:connector>
        <draw:custom-shape draw:style-name="gr1" draw:text-style-name="P2" xml:id="id321" draw:id="id321" draw:layer="layout" svg:width="1cm" svg:height="0.9cm" svg:x="117.1cm" svg:y="12.657cm">
          <text:p text:style-name="P1"><text:span text:style-name="T1">3-OR</text:span></text:p>
          <text:p text:style-name="P1"><text:span text:style-name="T1">43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7.59cm" svg:y1="15.033cm" svg:x2="117.6cm" svg:y2="13.557cm" draw:end-shape="id321" draw:end-glue-point="2" svg:d="M117590 15033l10-1476" svg:viewBox="0 0 11 1477">
          <text:p text:style-name="P1"><text:span text:style-name="T2">dir</text:span></text:p>
        </draw:connector>
        <draw:custom-shape draw:style-name="gr1" draw:text-style-name="P2" xml:id="id322" draw:id="id322" draw:layer="layout" svg:width="1cm" svg:height="0.9cm" svg:x="121.4cm" svg:y="6.87cm">
          <text:p text:style-name="P1"><text:span text:style-name="T1">OR (mclk)</text:span></text:p>
          <text:p text:style-name="P1"><text:span text:style-name="T1">44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21.907cm" svg:y1="9.195cm" svg:x2="121.9cm" svg:y2="7.77cm" draw:end-shape="id322" draw:end-glue-point="2" svg:d="M121907 9195l-7-1425" svg:viewBox="0 0 8 1426">
          <text:p text:style-name="P1"><text:span text:style-name="T2">dir</text:span></text:p>
        </draw:connector>
        <draw:custom-shape draw:style-name="gr1" draw:text-style-name="P2" xml:id="id323" draw:id="id323" draw:layer="layout" svg:width="1cm" svg:height="0.9cm" svg:x="22.965cm" svg:y="67.535cm">
          <text:p text:style-name="P1"><text:span text:style-name="T1">OR</text:span></text:p>
          <text:p text:style-name="P1"><text:span text:style-name="T1">45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2.94cm" svg:y1="69.691cm" svg:x2="23.465cm" svg:y2="68.435cm" draw:end-shape="id323" draw:end-glue-point="2" svg:d="M22940 69691l525-1256" svg:viewBox="0 0 526 1257">
          <text:p text:style-name="P1"><text:span text:style-name="T2">dir</text:span></text:p>
        </draw:connector>
        <draw:connector draw:style-name="gr4" draw:text-style-name="P5" draw:layer="layout" draw:type="line" svg:x1="77.65cm" svg:y1="44.164cm" svg:x2="77.7cm" svg:y2="42.499cm" draw:start-shape="id125" draw:start-glue-point="0" svg:d="M77650 44164l50-1665" svg:viewBox="0 0 51 1666">
          <text:p text:style-name="P1"><text:span text:style-name="T2">d12</text:span></text:p>
        </draw:connector>
        <draw:connector draw:style-name="gr4" draw:text-style-name="P5" draw:layer="layout" draw:type="line" svg:x1="79.031cm" svg:y1="53.049cm" svg:x2="77.7cm" svg:y2="51.364cm" draw:end-shape="id122" draw:end-glue-point="2" svg:d="M79031 53049l-1331-1685" svg:viewBox="0 0 1332 1686">
          <text:p text:style-name="P1"><text:span text:style-name="T2">d12/c</text:span></text:p>
        </draw:connector>
        <draw:custom-shape draw:style-name="gr7" draw:text-style-name="P9" xml:id="id324" draw:id="id324" draw:layer="layout" svg:width="1cm" svg:height="0.9cm" svg:x="78.508cm" svg:y="41.279cm">
          <text:p text:style-name="P1"><text:span text:style-name="T1">NOT</text:span></text:p>
          <text:p text:style-name="P1"><text:span text:style-name="T1">5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9.053cm" svg:y1="43.88cm" svg:x2="79.008cm" svg:y2="42.179cm" draw:end-shape="id324" draw:end-glue-point="2" svg:d="M79053 43880l-45-1701" svg:viewBox="0 0 46 1702">
          <text:p text:style-name="P1"><text:span text:style-name="T2">d12</text:span></text:p>
        </draw:connector>
        <draw:custom-shape draw:style-name="gr1" draw:text-style-name="P2" xml:id="id325" draw:id="id325" draw:layer="layout" svg:width="1cm" svg:height="0.9cm" svg:x="39.1cm" svg:y="102.21cm">
          <text:p text:style-name="P1"><text:span text:style-name="T1">NOR (mclk)</text:span></text:p>
          <text:p text:style-name="P1"><text:span text:style-name="T1">33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26" draw:id="id326" draw:layer="layout" svg:width="1cm" svg:height="0.9cm" svg:x="40.2cm" svg:y="102.21cm">
          <text:p text:style-name="P1"><text:span text:style-name="T1">NOR (mclk)</text:span></text:p>
          <text:p text:style-name="P1"><text:span text:style-name="T1">33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0.2cm" svg:y1="103.885cm" svg:x2="39.6cm" svg:y2="103.11cm" draw:start-shape="id318" draw:start-glue-point="0" draw:end-shape="id325" draw:end-glue-point="2" svg:d="M40200 103885l-600-775" svg:viewBox="0 0 601 776">
          <text:p/>
        </draw:connector>
        <draw:connector draw:style-name="gr2" draw:text-style-name="P3" draw:layer="layout" draw:type="line" svg:x1="40.2cm" svg:y1="103.885cm" svg:x2="40.7cm" svg:y2="103.11cm" draw:start-shape="id318" draw:start-glue-point="0" draw:end-shape="id326" draw:end-glue-point="2" svg:d="M40200 103885l500-775" svg:viewBox="0 0 501 776">
          <text:p/>
        </draw:connector>
        <draw:connector draw:style-name="gr4" draw:text-style-name="P5" draw:layer="layout" draw:type="line" svg:x1="40.7cm" svg:y1="102.21cm" svg:x2="40.648cm" svg:y2="100.727cm" draw:start-shape="id326" draw:start-glue-point="0" svg:d="M40700 102210l-52-1483" svg:viewBox="0 0 53 1484">
          <text:p text:style-name="P1"><text:span text:style-name="T2">unit04_ie1</text:span></text:p>
        </draw:connector>
        <draw:connector draw:style-name="gr4" draw:text-style-name="P5" draw:layer="layout" draw:type="line" svg:x1="39.6cm" svg:y1="102.21cm" svg:x2="39.601cm" svg:y2="99.9cm" draw:start-shape="id325" draw:start-glue-point="0" svg:d="M39600 102210l1-2310" svg:viewBox="0 0 2 2311">
          <text:p text:style-name="P1"><text:span text:style-name="T2">unit04_ie2</text:span></text:p>
        </draw:connector>
        <draw:connector draw:style-name="gr4" draw:text-style-name="P5" draw:layer="layout" draw:type="line" svg:x1="27.691cm" svg:y1="10.373cm" svg:x2="27.668cm" svg:y2="8.285cm" draw:start-shape="id282" draw:start-glue-point="0" svg:d="M27691 10373l-23-2088" svg:viewBox="0 0 24 2089">
          <text:p text:style-name="P1"><text:span text:style-name="T2">unit04_oa0</text:span></text:p>
        </draw:connector>
        <draw:connector draw:style-name="gr4" draw:text-style-name="P3" draw:layer="layout" draw:type="line" svg:x1="13.223cm" svg:y1="88.399cm" svg:x2="12.696cm" svg:y2="86.021cm" draw:end-shape="id302" draw:end-glue-point="2" svg:d="M13223 88399l-527-2378" svg:viewBox="0 0 528 2379">
          <text:p text:style-name="P1"><text:span text:style-name="T2">load_ia0</text:span></text:p>
        </draw:connector>
        <draw:connector draw:style-name="gr4" draw:text-style-name="P3" draw:layer="layout" draw:type="line" svg:x1="21.382cm" svg:y1="5.727cm" svg:x2="22.095cm" svg:y2="3.894cm" draw:end-shape="id301" draw:end-glue-point="2" svg:d="M21382 5727l713-1833" svg:viewBox="0 0 714 1834">
          <text:p text:style-name="P1"><text:span text:style-name="T2">load_ia0/b</text:span></text:p>
        </draw:connector>
        <draw:custom-shape draw:style-name="gr1" draw:text-style-name="P2" xml:id="id327" draw:id="id327" draw:layer="layout" svg:width="1cm" svg:height="0.9cm" svg:x="110.6cm" svg:y="4.52cm">
          <text:p text:style-name="P1"><text:span text:style-name="T1">NOT</text:span></text:p>
          <text:p text:style-name="P1"><text:span text:style-name="T1">43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1.1cm" svg:y1="4.52cm" svg:x2="111.13cm" svg:y2="2.957cm" draw:start-shape="id327" draw:start-glue-point="0" svg:d="M111100 4520l30-1563" svg:viewBox="0 0 31 1564">
          <text:p text:style-name="P1"><text:span text:style-name="T2">load_ia0</text:span></text:p>
        </draw:connector>
        <draw:custom-shape draw:style-name="gr1" draw:text-style-name="P2" xml:id="id328" draw:id="id328" draw:layer="layout" svg:width="1cm" svg:height="0.9cm" svg:x="45.099cm" svg:y="4.726cm">
          <text:p text:style-name="P1"><text:span text:style-name="T1">NOT</text:span></text:p>
          <text:p text:style-name="P1"><text:span text:style-name="T1">070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5.599cm" svg:y1="4.726cm" svg:x2="45.645cm" svg:y2="3.227cm" draw:start-shape="id328" draw:start-glue-point="0" svg:d="M45599 4726l46-1499" svg:viewBox="0 0 47 1500">
          <text:p text:style-name="P1"><text:span text:style-name="T2">unit00_a1</text:span></text:p>
        </draw:connector>
        <draw:connector draw:style-name="gr2" draw:text-style-name="P3" draw:layer="layout" draw:type="line" svg:x1="45.599cm" svg:y1="6.526cm" svg:x2="45.599cm" svg:y2="5.626cm" draw:start-shape="id329" draw:start-glue-point="0" draw:end-shape="id328" draw:end-glue-point="2" svg:d="M45599 6526v-900" svg:viewBox="0 0 1 901">
          <text:p/>
        </draw:connector>
        <draw:custom-shape draw:style-name="gr1" draw:text-style-name="P2" xml:id="id330" draw:id="id330" draw:layer="layout" svg:width="1cm" svg:height="0.9cm" svg:x="43.099cm" svg:y="4.726cm">
          <text:p text:style-name="P1"><text:span text:style-name="T1">NOT</text:span></text:p>
          <text:p text:style-name="P1"><text:span text:style-name="T1">292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3.599cm" svg:y1="4.726cm" svg:x2="43.607cm" svg:y2="3.306cm" draw:start-shape="id330" draw:start-glue-point="0" svg:d="M43599 4726l8-1420" svg:viewBox="0 0 9 1421">
          <text:p text:style-name="P1"><text:span text:style-name="T2">unit00_a0</text:span></text:p>
        </draw:connector>
        <draw:connector draw:style-name="gr2" draw:text-style-name="P3" draw:layer="layout" draw:type="line" svg:x1="43.599cm" svg:y1="6.526cm" svg:x2="43.599cm" svg:y2="5.626cm" draw:start-shape="id331" draw:start-glue-point="0" draw:end-shape="id330" draw:end-glue-point="2" svg:d="M43599 6526v-900" svg:viewBox="0 0 1 901">
          <text:p/>
        </draw:connector>
        <draw:custom-shape draw:style-name="gr1" draw:text-style-name="P2" xml:id="id331" draw:id="id331" draw:layer="layout" svg:width="1cm" svg:height="0.9cm" svg:x="43.099cm" svg:y="6.526cm">
          <text:p text:style-name="P1"><text:span text:style-name="T1">4-MUX</text:span></text:p>
          <text:p text:style-name="P1"><text:span text:style-name="T1">33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29" draw:id="id329" draw:layer="layout" svg:width="1cm" svg:height="0.9cm" svg:x="45.099cm" svg:y="6.526cm">
          <text:p text:style-name="P1"><text:span text:style-name="T1">4-MUX</text:span></text:p>
          <text:p text:style-name="P1"><text:span text:style-name="T1">333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2" draw:id="id332" draw:layer="layout" svg:width="1cm" svg:height="0.9cm" svg:x="47.099cm" svg:y="4.726cm">
          <text:p text:style-name="P1"><text:span text:style-name="T1">NOT</text:span></text:p>
          <text:p text:style-name="P1"><text:span text:style-name="T1">293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7.599cm" svg:y1="4.726cm" svg:x2="47.63cm" svg:y2="3.306cm" draw:start-shape="id332" draw:start-glue-point="0" svg:d="M47599 4726l31-1420" svg:viewBox="0 0 32 1421">
          <text:p text:style-name="P1"><text:span text:style-name="T2">unit00_a2</text:span></text:p>
        </draw:connector>
        <draw:connector draw:style-name="gr2" draw:text-style-name="P3" draw:layer="layout" draw:type="line" svg:x1="47.599cm" svg:y1="6.526cm" svg:x2="47.599cm" svg:y2="5.626cm" draw:start-shape="id333" draw:end-shape="id332" draw:end-glue-point="2" svg:d="M47599 6526v-900" svg:viewBox="0 0 1 901">
          <text:p/>
        </draw:connector>
        <draw:custom-shape draw:style-name="gr1" draw:text-style-name="P2" xml:id="id333" draw:id="id333" draw:layer="layout" svg:width="1cm" svg:height="0.9cm" svg:x="47.099cm" svg:y="6.526cm">
          <text:p text:style-name="P1"><text:span text:style-name="T1">4-MUX</text:span></text:p>
          <text:p text:style-name="P1"><text:span text:style-name="T1">34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4" draw:id="id334" draw:layer="layout" svg:width="1cm" svg:height="0.9cm" svg:x="49.099cm" svg:y="4.726cm">
          <text:p text:style-name="P1"><text:span text:style-name="T1">NOT</text:span></text:p>
          <text:p text:style-name="P1"><text:span text:style-name="T1">333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9.599cm" svg:y1="4.726cm" svg:x2="49.64cm" svg:y2="3.2cm" draw:start-shape="id334" draw:start-glue-point="0" svg:d="M49599 4726l41-1526" svg:viewBox="0 0 42 1527">
          <text:p text:style-name="P1"><text:span text:style-name="T2">unit00_a3</text:span></text:p>
        </draw:connector>
        <draw:connector draw:style-name="gr2" draw:text-style-name="P3" draw:layer="layout" draw:type="line" svg:x1="49.599cm" svg:y1="6.626cm" svg:x2="49.599cm" svg:y2="5.626cm" draw:start-shape="id335" draw:start-glue-point="0" draw:end-shape="id334" draw:end-glue-point="2" svg:d="M49599 6626v-1000" svg:viewBox="0 0 1 1001">
          <text:p/>
        </draw:connector>
        <draw:custom-shape draw:style-name="gr1" draw:text-style-name="P2" xml:id="id335" draw:id="id335" draw:layer="layout" svg:width="1cm" svg:height="0.9cm" svg:x="49.099cm" svg:y="6.626cm">
          <text:p text:style-name="P1"><text:span text:style-name="T1">4-MUX</text:span></text:p>
          <text:p text:style-name="P1"><text:span text:style-name="T1">37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6" draw:id="id336" draw:layer="layout" svg:width="1cm" svg:height="0.9cm" svg:x="51.099cm" svg:y="4.726cm">
          <text:p text:style-name="P1"><text:span text:style-name="T1">NOT</text:span></text:p>
          <text:p text:style-name="P1"><text:span text:style-name="T1">344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1.599cm" svg:y1="4.726cm" svg:x2="51.598cm" svg:y2="3.332cm" draw:start-shape="id336" draw:start-glue-point="0" svg:d="M51599 4726l-1-1394" svg:viewBox="0 0 2 1395">
          <text:p text:style-name="P1"><text:span text:style-name="T2">unit00_a4</text:span></text:p>
        </draw:connector>
        <draw:connector draw:style-name="gr2" draw:text-style-name="P3" draw:layer="layout" draw:type="line" svg:x1="51.599cm" svg:y1="6.626cm" svg:x2="51.599cm" svg:y2="5.626cm" draw:start-shape="id337" draw:start-glue-point="0" draw:end-shape="id336" draw:end-glue-point="2" svg:d="M51599 6626v-1000" svg:viewBox="0 0 1 1001">
          <text:p/>
        </draw:connector>
        <draw:custom-shape draw:style-name="gr1" draw:text-style-name="P2" xml:id="id337" draw:id="id337" draw:layer="layout" svg:width="1cm" svg:height="0.9cm" svg:x="51.099cm" svg:y="6.626cm">
          <text:p text:style-name="P1"><text:span text:style-name="T1">4-MUX</text:span></text:p>
          <text:p text:style-name="P1"><text:span text:style-name="T1">374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4.45cm" svg:y1="11.482cm" svg:x2="43.599cm" svg:y2="7.426cm" draw:end-shape="id331" draw:end-glue-point="2" svg:d="M44450 11482l-851-4056" svg:viewBox="0 0 852 4057">
          <text:p text:style-name="P1"><text:span text:style-name="T2">g12/s1</text:span></text:p>
        </draw:connector>
        <draw:connector draw:style-name="gr4" draw:text-style-name="P5" draw:layer="layout" draw:type="line" svg:x1="46.669cm" svg:y1="11.405cm" svg:x2="45.599cm" svg:y2="7.426cm" draw:end-shape="id329" draw:end-glue-point="2" svg:d="M46669 11405l-1070-3979" svg:viewBox="0 0 1071 3980">
          <text:p text:style-name="P1"><text:span text:style-name="T2">g12/s1</text:span></text:p>
        </draw:connector>
        <draw:connector draw:style-name="gr4" draw:text-style-name="P5" draw:layer="layout" draw:type="line" svg:x1="48.296cm" svg:y1="11.482cm" svg:x2="47.599cm" svg:y2="7.426cm" draw:end-shape="id333" draw:end-glue-point="2" svg:d="M48296 11482l-697-4056" svg:viewBox="0 0 698 4057">
          <text:p text:style-name="P1"><text:span text:style-name="T2">g12/s1</text:span></text:p>
        </draw:connector>
        <draw:connector draw:style-name="gr4" draw:text-style-name="P5" draw:layer="layout" draw:type="line" svg:x1="50.516cm" svg:y1="11.457cm" svg:x2="49.599cm" svg:y2="7.526cm" draw:end-shape="id335" draw:end-glue-point="2" svg:d="M50516 11457l-917-3931" svg:viewBox="0 0 918 3932">
          <text:p text:style-name="P1"><text:span text:style-name="T2">g12/s1</text:span></text:p>
        </draw:connector>
        <draw:connector draw:style-name="gr4" draw:text-style-name="P5" draw:layer="layout" draw:type="line" svg:x1="52.4cm" svg:y1="11.547cm" svg:x2="51.599cm" svg:y2="7.526cm" draw:end-shape="id337" draw:end-glue-point="2" svg:d="M52400 11547l-801-4021" svg:viewBox="0 0 802 4022">
          <text:p text:style-name="P1"><text:span text:style-name="T2">g12/s1</text:span></text:p>
        </draw:connector>
        <draw:connector draw:style-name="gr4" draw:text-style-name="P5" draw:layer="layout" draw:type="line" svg:x1="46.024cm" svg:y1="10.76cm" svg:x2="45.599cm" svg:y2="7.426cm" draw:end-shape="id329" draw:end-glue-point="2" svg:d="M46024 10760l-425-3334" svg:viewBox="0 0 426 3335">
          <text:p text:style-name="P1"><text:span text:style-name="T2">g11/s0</text:span></text:p>
        </draw:connector>
        <draw:connector draw:style-name="gr4" draw:text-style-name="P5" draw:layer="layout" draw:type="line" svg:x1="48.012cm" svg:y1="10.824cm" svg:x2="47.599cm" svg:y2="7.426cm" draw:end-shape="id333" draw:end-glue-point="2" svg:d="M48012 10824l-413-3398" svg:viewBox="0 0 414 3399">
          <text:p text:style-name="P1"><text:span text:style-name="T2">g11/s0</text:span></text:p>
        </draw:connector>
        <draw:connector draw:style-name="gr4" draw:text-style-name="P5" draw:layer="layout" draw:type="line" svg:x1="43.998cm" svg:y1="10.863cm" svg:x2="43.599cm" svg:y2="7.426cm" draw:end-shape="id331" draw:end-glue-point="2" svg:d="M43998 10863l-399-3437" svg:viewBox="0 0 400 3438">
          <text:p text:style-name="P1"><text:span text:style-name="T2">g11/s0</text:span></text:p>
        </draw:connector>
        <draw:connector draw:style-name="gr4" draw:text-style-name="P5" draw:layer="layout" draw:type="line" svg:x1="50.09cm" svg:y1="10.746cm" svg:x2="49.599cm" svg:y2="7.526cm" draw:end-shape="id335" draw:end-glue-point="2" svg:d="M50090 10746l-491-3220" svg:viewBox="0 0 492 3221">
          <text:p text:style-name="P1"><text:span text:style-name="T2">g11/s0</text:span></text:p>
        </draw:connector>
        <draw:connector draw:style-name="gr4" draw:text-style-name="P5" draw:layer="layout" draw:type="line" svg:x1="52.039cm" svg:y1="10.837cm" svg:x2="51.599cm" svg:y2="7.526cm" draw:end-shape="id337" draw:end-glue-point="2" svg:d="M52039 10837l-440-3311" svg:viewBox="0 0 441 3312">
          <text:p text:style-name="P1"><text:span text:style-name="T2">g11/s0</text:span></text:p>
        </draw:connector>
        <draw:connector draw:style-name="gr4" draw:text-style-name="P5" draw:layer="layout" draw:type="line" svg:x1="44.587cm" svg:y1="8.783cm" svg:x2="45.599cm" svg:y2="7.426cm" draw:end-shape="id329" draw:end-glue-point="2" svg:d="M44587 8783l1012-1357" svg:viewBox="0 0 1013 1358">
          <text:p text:style-name="P1"><text:span text:style-name="T2">load_ia1/0+1</text:span></text:p>
        </draw:connector>
        <draw:connector draw:style-name="gr4" draw:text-style-name="P5" draw:layer="layout" draw:type="line" svg:x1="42.55cm" svg:y1="8.677cm" svg:x2="43.599cm" svg:y2="7.426cm" draw:end-shape="id331" draw:end-glue-point="2" svg:d="M42550 8677l1049-1251" svg:viewBox="0 0 1050 1252">
          <text:p text:style-name="P1"><text:span text:style-name="T2">load_ia0/0+1</text:span></text:p>
        </draw:connector>
        <draw:connector draw:style-name="gr4" draw:text-style-name="P5" draw:layer="layout" draw:type="line" svg:x1="46.624cm" svg:y1="8.836cm" svg:x2="47.599cm" svg:y2="7.426cm" draw:end-shape="id333" draw:end-glue-point="2" svg:d="M46624 8836l975-1410" svg:viewBox="0 0 976 1411">
          <text:p text:style-name="P1"><text:span text:style-name="T2">load_ia2/0+1</text:span></text:p>
        </draw:connector>
        <draw:connector draw:style-name="gr4" draw:text-style-name="P5" draw:layer="layout" draw:type="line" svg:x1="48.714cm" svg:y1="8.836cm" svg:x2="49.599cm" svg:y2="7.526cm" draw:end-shape="id335" draw:end-glue-point="2" svg:d="M48714 8836l885-1310" svg:viewBox="0 0 886 1311">
          <text:p text:style-name="P1"><text:span text:style-name="T2">load_ia3/0+1</text:span></text:p>
        </draw:connector>
        <draw:connector draw:style-name="gr4" draw:text-style-name="P5" draw:layer="layout" draw:type="line" svg:x1="50.672cm" svg:y1="8.915cm" svg:x2="51.599cm" svg:y2="7.526cm" draw:end-shape="id337" draw:end-glue-point="2" svg:d="M50672 8915l927-1389" svg:viewBox="0 0 928 1390">
          <text:p text:style-name="P1"><text:span text:style-name="T2">load_ia4/0+1</text:span></text:p>
        </draw:connector>
        <draw:connector draw:style-name="gr4" draw:text-style-name="P5" draw:layer="layout" draw:type="line" svg:x1="47.577cm" svg:y1="10.053cm" svg:x2="47.599cm" svg:y2="7.426cm" draw:end-shape="id333" draw:end-glue-point="2" svg:d="M47577 10053l22-2627" svg:viewBox="0 0 23 2628">
          <text:p text:style-name="P1"><text:span text:style-name="T2">/cnt0_1/3</text:span></text:p>
        </draw:connector>
        <draw:connector draw:style-name="gr4" draw:text-style-name="P5" draw:layer="layout" draw:type="line" svg:x1="49.534cm" svg:y1="9.894cm" svg:x2="49.599cm" svg:y2="7.526cm" draw:end-shape="id335" draw:end-glue-point="2" svg:d="M49534 9894l65-2368" svg:viewBox="0 0 66 2369">
          <text:p text:style-name="P1"><text:span text:style-name="T2">/cnt0_2/3</text:span></text:p>
        </draw:connector>
        <draw:connector draw:style-name="gr4" draw:text-style-name="P5" draw:layer="layout" draw:type="line" svg:x1="51.571cm" svg:y1="10.132cm" svg:x2="51.599cm" svg:y2="7.526cm" draw:end-shape="id337" draw:end-glue-point="2" svg:d="M51571 10132l28-2606" svg:viewBox="0 0 29 2607">
          <text:p text:style-name="P1"><text:span text:style-name="T2">/cnt0_3/3</text:span></text:p>
        </draw:connector>
        <draw:connector draw:style-name="gr4" draw:text-style-name="P5" draw:layer="layout" draw:type="line" svg:x1="43.423cm" svg:y1="10.211cm" svg:x2="43.599cm" svg:y2="7.426cm" draw:end-shape="id331" draw:end-glue-point="2" svg:d="M43423 10211l176-2785" svg:viewBox="0 0 177 2786">
          <text:p text:style-name="P1"><text:span text:style-name="T2">/cnt0_4/3</text:span></text:p>
        </draw:connector>
        <draw:connector draw:style-name="gr4" draw:text-style-name="P5" draw:layer="layout" draw:type="line" svg:x1="45.46cm" svg:y1="10.079cm" svg:x2="45.599cm" svg:y2="7.426cm" draw:end-shape="id329" draw:end-glue-point="2" svg:d="M45460 10079l139-2653" svg:viewBox="0 0 140 2654">
          <text:p text:style-name="P1"><text:span text:style-name="T2">/cnt0_5/3</text:span></text:p>
        </draw:connector>
        <draw:connector draw:style-name="gr4" draw:text-style-name="P5" draw:layer="layout" draw:type="line" svg:x1="47.074cm" svg:y1="9.391cm" svg:x2="47.599cm" svg:y2="7.426cm" draw:end-shape="id333" draw:end-glue-point="2" svg:d="M47074 9391l525-1965" svg:viewBox="0 0 526 1966">
          <text:p text:style-name="P1"><text:span text:style-name="T2">/cnt2_1/2</text:span></text:p>
        </draw:connector>
        <draw:connector draw:style-name="gr4" draw:text-style-name="P5" draw:layer="layout" draw:type="line" svg:x1="49.031cm" svg:y1="9.285cm" svg:x2="49.599cm" svg:y2="7.526cm" draw:end-shape="id335" draw:end-glue-point="2" svg:d="M49031 9285l568-1759" svg:viewBox="0 0 569 1760">
          <text:p text:style-name="P1"><text:span text:style-name="T2">/cnt2_2/2</text:span></text:p>
        </draw:connector>
        <draw:connector draw:style-name="gr4" draw:text-style-name="P5" draw:layer="layout" draw:type="line" svg:x1="51.016cm" svg:y1="9.391cm" svg:x2="51.599cm" svg:y2="7.526cm" draw:end-shape="id337" draw:end-glue-point="2" svg:d="M51016 9391l583-1865" svg:viewBox="0 0 584 1866">
          <text:p text:style-name="P1"><text:span text:style-name="T2">/cnt2_3/2</text:span></text:p>
        </draw:connector>
        <draw:connector draw:style-name="gr4" draw:text-style-name="P5" draw:layer="layout" draw:type="line" svg:x1="43.026cm" svg:y1="9.444cm" svg:x2="43.599cm" svg:y2="7.426cm" draw:end-shape="id331" draw:end-glue-point="2" svg:d="M43026 9444l573-2018" svg:viewBox="0 0 574 2019">
          <text:p text:style-name="P1"><text:span text:style-name="T2">/cnt2_7/2</text:span></text:p>
        </draw:connector>
        <draw:connector draw:style-name="gr4" draw:text-style-name="P5" draw:layer="layout" draw:type="line" svg:x1="45.063cm" svg:y1="9.312cm" svg:x2="45.599cm" svg:y2="7.426cm" draw:end-shape="id329" draw:end-glue-point="2" svg:d="M45063 9312l536-1886" svg:viewBox="0 0 537 1887">
          <text:p text:style-name="P1"><text:span text:style-name="T2">/cnt2_8/2</text:span></text:p>
        </draw:connector>
        <draw:custom-shape draw:style-name="gr1" draw:text-style-name="P2" xml:id="id338" draw:id="id338" draw:layer="layout" svg:width="1cm" svg:height="0.9cm" svg:x="112.8cm" svg:y="4.52cm">
          <text:p text:style-name="P1"><text:span text:style-name="T1">NOT</text:span></text:p>
          <text:p text:style-name="P1"><text:span text:style-name="T1">43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3.3cm" svg:y1="4.52cm" svg:x2="113.33cm" svg:y2="2.957cm" draw:start-shape="id338" draw:start-glue-point="0" svg:d="M113300 4520l30-1563" svg:viewBox="0 0 31 1564">
          <text:p text:style-name="P1"><text:span text:style-name="T2">load_ia1</text:span></text:p>
        </draw:connector>
        <draw:connector draw:style-name="gr4" draw:text-style-name="P3" draw:layer="layout" draw:type="line" svg:x1="14.441cm" svg:y1="88.347cm" svg:x2="13.796cm" svg:y2="86.021cm" draw:end-shape="id304" draw:end-glue-point="2" svg:d="M14441 88347l-645-2326" svg:viewBox="0 0 646 2327">
          <text:p text:style-name="P1"><text:span text:style-name="T2">load_ia1</text:span></text:p>
        </draw:connector>
        <draw:connector draw:style-name="gr4" draw:text-style-name="P5" draw:layer="layout" draw:type="line" svg:x1="28.791cm" svg:y1="10.373cm" svg:x2="28.737cm" svg:y2="8.309cm" draw:start-shape="id277" draw:start-glue-point="0" svg:d="M28791 10373l-54-2064" svg:viewBox="0 0 55 2065">
          <text:p text:style-name="P1"><text:span text:style-name="T2">unit04_oa1</text:span></text:p>
        </draw:connector>
        <draw:connector draw:style-name="gr4" draw:text-style-name="P3" draw:layer="layout" draw:type="line" svg:x1="23.419cm" svg:y1="5.886cm" svg:x2="24.095cm" svg:y2="3.901cm" draw:end-shape="id303" draw:end-glue-point="2" svg:d="M23419 5886l676-1985" svg:viewBox="0 0 677 1986">
          <text:p text:style-name="P1"><text:span text:style-name="T2">load_ia1/b</text:span></text:p>
        </draw:connector>
        <draw:custom-shape draw:style-name="gr1" draw:text-style-name="P2" xml:id="id339" draw:id="id339" draw:layer="layout" svg:width="1cm" svg:height="0.9cm" svg:x="115cm" svg:y="4.52cm">
          <text:p text:style-name="P1"><text:span text:style-name="T1">NOT</text:span></text:p>
          <text:p text:style-name="P1"><text:span text:style-name="T1">40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5.5cm" svg:y1="4.52cm" svg:x2="115.53cm" svg:y2="2.957cm" draw:start-shape="id339" draw:start-glue-point="0" svg:d="M115500 4520l30-1563" svg:viewBox="0 0 31 1564">
          <text:p text:style-name="P1"><text:span text:style-name="T2">load_ia2</text:span></text:p>
        </draw:connector>
        <draw:connector draw:style-name="gr4" draw:text-style-name="P5" draw:layer="layout" draw:type="line" svg:x1="29.891cm" svg:y1="10.373cm" svg:x2="29.86cm" svg:y2="8.245cm" draw:start-shape="id278" draw:start-glue-point="0" svg:d="M29891 10373l-31-2128" svg:viewBox="0 0 32 2129">
          <text:p text:style-name="P1"><text:span text:style-name="T2">unit04_oa2</text:span></text:p>
        </draw:connector>
        <draw:connector draw:style-name="gr4" draw:text-style-name="P3" draw:layer="layout" draw:type="line" svg:x1="15.552cm" svg:y1="88.4cm" svg:x2="14.896cm" svg:y2="86.021cm" draw:end-shape="id306" draw:end-glue-point="2" svg:d="M15552 88400l-656-2379" svg:viewBox="0 0 657 2380">
          <text:p text:style-name="P1"><text:span text:style-name="T2">load_ia2</text:span></text:p>
        </draw:connector>
        <draw:connector draw:style-name="gr4" draw:text-style-name="P3" draw:layer="layout" draw:type="line" svg:x1="25.536cm" svg:y1="5.886cm" svg:x2="26.095cm" svg:y2="3.901cm" draw:end-shape="id305" draw:end-glue-point="2" svg:d="M25536 5886l559-1985" svg:viewBox="0 0 560 1986">
          <text:p text:style-name="P1"><text:span text:style-name="T2">load_ia2/b</text:span></text:p>
        </draw:connector>
        <draw:custom-shape draw:style-name="gr1" draw:text-style-name="P2" xml:id="id340" draw:id="id340" draw:layer="layout" svg:width="1cm" svg:height="0.9cm" svg:x="117.2cm" svg:y="4.52cm">
          <text:p text:style-name="P1"><text:span text:style-name="T1">NOT</text:span></text:p>
          <text:p text:style-name="P1"><text:span text:style-name="T1">40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7.7cm" svg:y1="4.52cm" svg:x2="117.703cm" svg:y2="3.029cm" draw:start-shape="id340" draw:start-glue-point="0" svg:d="M117700 4520l3-1491" svg:viewBox="0 0 4 1492">
          <text:p text:style-name="P1"><text:span text:style-name="T2">load_ia3</text:span></text:p>
        </draw:connector>
        <draw:custom-shape draw:style-name="gr1" draw:text-style-name="P2" xml:id="id341" draw:id="id341" draw:layer="layout" svg:width="1cm" svg:height="0.9cm" svg:x="119.4cm" svg:y="4.52cm">
          <text:p text:style-name="P1"><text:span text:style-name="T1">NOT</text:span></text:p>
          <text:p text:style-name="P1"><text:span text:style-name="T1">41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9.9cm" svg:y1="4.52cm" svg:x2="119.903cm" svg:y2="3.029cm" draw:start-shape="id341" draw:start-glue-point="0" svg:d="M119900 4520l3-1491" svg:viewBox="0 0 4 1492">
          <text:p text:style-name="P1"><text:span text:style-name="T2">load_ia4</text:span></text:p>
        </draw:connector>
        <draw:connector draw:style-name="gr4" draw:text-style-name="P3" draw:layer="layout" draw:type="line" svg:x1="16.689cm" svg:y1="88.294cm" svg:x2="15.996cm" svg:y2="86.021cm" draw:end-shape="id308" draw:end-glue-point="2" svg:d="M16689 88294l-693-2273" svg:viewBox="0 0 694 2274">
          <text:p text:style-name="P1"><text:span text:style-name="T2">load_ia3</text:span></text:p>
        </draw:connector>
        <draw:connector draw:style-name="gr4" draw:text-style-name="P3" draw:layer="layout" draw:type="line" svg:x1="17.8cm" svg:y1="88.321cm" svg:x2="17.096cm" svg:y2="86.021cm" draw:end-shape="id311" draw:end-glue-point="2" svg:d="M17800 88321l-704-2300" svg:viewBox="0 0 705 2301">
          <text:p text:style-name="P1"><text:span text:style-name="T2">load_ia4</text:span></text:p>
        </draw:connector>
        <draw:connector draw:style-name="gr4" draw:text-style-name="P3" draw:layer="layout" draw:type="line" svg:x1="27.49cm" svg:y1="5.795cm" svg:x2="28.095cm" svg:y2="3.901cm" draw:end-shape="id307" draw:end-glue-point="2" svg:d="M27490 5795l605-1894" svg:viewBox="0 0 606 1895">
          <text:p text:style-name="P1"><text:span text:style-name="T2">load_ia3/b</text:span></text:p>
        </draw:connector>
        <draw:connector draw:style-name="gr4" draw:text-style-name="P3" draw:layer="layout" draw:type="line" svg:x1="29.501cm" svg:y1="5.98cm" svg:x2="30.095cm" svg:y2="3.901cm" draw:end-shape="id310" draw:end-glue-point="2" svg:d="M29501 5980l594-2079" svg:viewBox="0 0 595 2080">
          <text:p text:style-name="P1"><text:span text:style-name="T2">load_ia4/b</text:span></text:p>
        </draw:connector>
        <draw:connector draw:style-name="gr4" draw:text-style-name="P5" draw:layer="layout" draw:type="line" svg:x1="30.991cm" svg:y1="10.373cm" svg:x2="30.922cm" svg:y2="8.312cm" draw:start-shape="id280" draw:start-glue-point="0" svg:d="M30991 10373l-69-2061" svg:viewBox="0 0 70 2062">
          <text:p text:style-name="P1"><text:span text:style-name="T2">unit04_oa3</text:span></text:p>
        </draw:connector>
        <draw:connector draw:style-name="gr4" draw:text-style-name="P5" draw:layer="layout" draw:type="line" svg:x1="32.1cm" svg:y1="10.373cm" svg:x2="32.16cm" svg:y2="8.248cm" draw:start-shape="id342" draw:start-glue-point="0" svg:d="M32100 10373l60-2125" svg:viewBox="0 0 61 2126">
          <text:p text:style-name="P1"><text:span text:style-name="T2">unit04_oa4</text:span></text:p>
        </draw:connector>
        <draw:custom-shape draw:style-name="gr1" draw:text-style-name="P2" xml:id="id343" draw:id="id343" draw:layer="layout" svg:width="1cm" svg:height="0.9cm" svg:x="35.026cm" svg:y="11.645cm">
          <text:p text:style-name="P1"><text:span text:style-name="T1">3-NAND</text:span></text:p>
          <text:p text:style-name="P1"><text:span text:style-name="T1">4410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5.526cm" svg:y1="11.645cm" svg:x2="32.095cm" svg:y2="3.925cm" draw:start-shape="id343" draw:start-glue-point="0" draw:end-shape="id283" draw:end-glue-point="2" svg:d="M35526 11645l-3431-7720" svg:viewBox="0 0 3432 7721">
          <text:p text:style-name="P1"><text:span text:style-name="T2">b</text:span></text:p>
        </draw:connector>
        <draw:custom-shape draw:style-name="gr1" draw:text-style-name="P2" xml:id="id344" draw:id="id344" draw:layer="layout" svg:width="1cm" svg:height="0.9cm" svg:x="13.9cm" svg:y="78.785cm">
          <text:p text:style-name="P1"><text:span text:style-name="T1">OR</text:span></text:p>
          <text:p text:style-name="P1"><text:span text:style-name="T1">489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4.396cm" svg:y1="80.753cm" svg:x2="14.4cm" svg:y2="79.685cm" draw:start-shape="id314" draw:start-glue-point="0" draw:end-shape="id344" draw:end-glue-point="2" svg:d="M14396 80753l4-1068" svg:viewBox="0 0 5 1069">
          <text:p/>
        </draw:connector>
        <draw:custom-shape draw:style-name="gr1" draw:text-style-name="P2" xml:id="id345" draw:id="id345" draw:layer="layout" svg:width="1cm" svg:height="0.9cm" svg:x="16.1cm" svg:y="78.785cm">
          <text:p text:style-name="P1"><text:span text:style-name="T1">OR</text:span></text:p>
          <text:p text:style-name="P1"><text:span text:style-name="T1">499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6.596cm" svg:y1="80.753cm" svg:x2="16.6cm" svg:y2="79.685cm" draw:start-shape="id315" draw:start-glue-point="0" draw:end-shape="id345" draw:end-glue-point="2" svg:d="M16596 80753l4-1068" svg:viewBox="0 0 5 1069">
          <text:p/>
        </draw:connector>
        <draw:connector draw:style-name="gr2" draw:text-style-name="P3" draw:layer="layout" draw:type="line" svg:x1="12.8cm" svg:y1="80.685cm" svg:x2="16.6cm" svg:y2="79.685cm" draw:start-shape="id317" draw:start-glue-point="0" draw:end-shape="id345" draw:end-glue-point="2" svg:d="M12800 80685l3800-1000" svg:viewBox="0 0 3801 1001">
          <text:p/>
        </draw:connector>
        <draw:custom-shape draw:style-name="gr1" draw:text-style-name="P2" xml:id="id346" draw:id="id346" draw:layer="layout" svg:width="1cm" svg:height="0.9cm" svg:x="16.1cm" svg:y="76.685cm">
          <text:p text:style-name="P1"><text:span text:style-name="T1">3-NAND</text:span></text:p>
          <text:p text:style-name="P1"><text:span text:style-name="T1">499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6.6cm" svg:y1="78.785cm" svg:x2="16.6cm" svg:y2="77.585cm" draw:start-shape="id345" draw:start-glue-point="0" draw:end-shape="id346" draw:end-glue-point="2" svg:d="M16600 78785v-1200" svg:viewBox="0 0 1 1201">
          <text:p/>
        </draw:connector>
        <draw:connector draw:style-name="gr2" draw:text-style-name="P3" draw:layer="layout" draw:type="line" svg:x1="10.9cm" svg:y1="80.685cm" svg:x2="14.4cm" svg:y2="79.685cm" draw:start-shape="id316" draw:start-glue-point="0" draw:end-shape="id344" draw:end-glue-point="2" svg:d="M10900 80685l3500-1000" svg:viewBox="0 0 3501 1001">
          <text:p/>
        </draw:connector>
        <draw:connector draw:style-name="gr4" draw:text-style-name="P5" draw:layer="layout" draw:type="line" svg:x1="57.388cm" svg:y1="114.432cm" svg:x2="56.145cm" svg:y2="113.3cm" draw:end-shape="id309" draw:end-glue-point="2" svg:d="M57388 114432l-1243-1132" svg:viewBox="0 0 1244 1133">
          <text:p text:style-name="P1"><text:span text:style-name="T2">do1</text:span></text:p>
        </draw:connector>
        <draw:custom-shape draw:style-name="gr1" draw:text-style-name="P2" xml:id="id347" draw:id="id347" draw:layer="layout" svg:width="1cm" svg:height="0.9cm" svg:x="47.872cm" svg:y="123.8cm">
          <text:p text:style-name="P1"><text:span text:style-name="T1">3-AND</text:span></text:p>
          <text:p text:style-name="P1"><text:span text:style-name="T1">49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8.872cm" svg:y1="125.865cm" svg:x2="48.372cm" svg:y2="124.7cm" draw:end-shape="id347" draw:end-glue-point="2" svg:d="M48872 125865l-500-1165" svg:viewBox="0 0 501 1166">
          <text:p text:style-name="P1"><text:span text:style-name="T2">do1</text:span></text:p>
        </draw:connector>
        <draw:custom-shape draw:style-name="gr1" draw:text-style-name="P2" xml:id="id348" draw:id="id348" draw:layer="layout" svg:width="1cm" svg:height="0.9cm" svg:x="96.789cm" svg:y="52.075cm">
          <text:p text:style-name="P1"><text:span text:style-name="T1">3-AND</text:span></text:p>
          <text:p text:style-name="P1"><text:span text:style-name="T1">46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7.421cm" svg:y1="54.873cm" svg:x2="97.289cm" svg:y2="52.975cm" draw:end-shape="id348" draw:end-glue-point="2" svg:d="M97421 54873l-132-1898" svg:viewBox="0 0 133 1899">
          <text:p text:style-name="P1"><text:span text:style-name="T2">do1</text:span></text:p>
        </draw:connector>
        <draw:custom-shape draw:style-name="gr1" draw:text-style-name="P2" xml:id="id349" draw:id="id349" draw:layer="layout" svg:width="1cm" svg:height="0.9cm" svg:x="13.3cm" svg:y="32.058cm">
          <text:p text:style-name="P1"><text:span text:style-name="T1">BUF</text:span></text:p>
          <text:p text:style-name="P1"><text:span text:style-name="T1">399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811cm" svg:y1="34.4cm" svg:x2="13.8cm" svg:y2="32.958cm" draw:end-shape="id349" draw:end-glue-point="2" svg:d="M13811 34400l-11-1442" svg:viewBox="0 0 12 1443">
          <text:p text:style-name="P1"><text:span text:style-name="T2">dob15_in</text:span></text:p>
        </draw:connector>
        <draw:custom-shape draw:style-name="gr1" draw:text-style-name="P2" xml:id="id350" draw:id="id350" draw:layer="layout" svg:width="1cm" svg:height="0.9cm" svg:x="15.6cm" svg:y="32.058cm">
          <text:p text:style-name="P1"><text:span text:style-name="T1">BUF</text:span></text:p>
          <text:p text:style-name="P1"><text:span text:style-name="T1">387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6.166cm" svg:y1="34.294cm" svg:x2="16.1cm" svg:y2="32.958cm" draw:end-shape="id350" draw:end-glue-point="2" svg:d="M16166 34294l-66-1336" svg:viewBox="0 0 67 1337">
          <text:p text:style-name="P1"><text:span text:style-name="T2">dos_in</text:span></text:p>
        </draw:connector>
        <draw:custom-shape draw:style-name="gr1" draw:text-style-name="P2" xml:id="id351" draw:id="id351" draw:layer="layout" svg:width="1cm" svg:height="0.9cm" svg:x="17.9cm" svg:y="32.058cm">
          <text:p text:style-name="P1"><text:span text:style-name="T1">BUF</text:span></text:p>
          <text:p text:style-name="P1"><text:span text:style-name="T1">386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8.468cm" svg:y1="34.294cm" svg:x2="18.4cm" svg:y2="32.958cm" draw:end-shape="id351" draw:end-glue-point="2" svg:d="M18468 34294l-68-1336" svg:viewBox="0 0 69 1337">
          <text:p text:style-name="P1"><text:span text:style-name="T2">do0_in</text:span></text:p>
        </draw:connector>
        <draw:custom-shape draw:style-name="gr1" draw:text-style-name="P2" xml:id="id352" draw:id="id352" draw:layer="layout" svg:width="1cm" svg:height="0.9cm" svg:x="20.2cm" svg:y="32.058cm">
          <text:p text:style-name="P1"><text:span text:style-name="T1">BUF</text:span></text:p>
          <text:p text:style-name="P1"><text:span text:style-name="T1">345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0.584cm" svg:y1="34.321cm" svg:x2="20.7cm" svg:y2="32.958cm" draw:end-shape="id352" draw:end-glue-point="2" svg:d="M20584 34321l116-1363" svg:viewBox="0 0 117 1364">
          <text:p text:style-name="P1"><text:span text:style-name="T2">do1_in</text:span></text:p>
        </draw:connector>
        <draw:custom-shape draw:style-name="gr3" draw:text-style-name="P4" xml:id="id353" draw:id="id353" draw:layer="layout" svg:width="2.1cm" svg:height="0.9cm" svg:x="12.7cm" svg:y="29.858cm">
          <text:p text:style-name="P1"><text:span text:style-name="T1">DFFR (clk61,/res)</text:span></text:p>
          <text:p text:style-name="P1"><text:span text:style-name="T1">399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8cm" svg:y1="32.058cm" svg:x2="13.75cm" svg:y2="30.758cm" draw:start-shape="id349" draw:start-glue-point="0" draw:end-shape="id353" draw:end-glue-point="2" svg:d="M13800 32058l-50-1300" svg:viewBox="0 0 51 1301">
          <text:p/>
        </draw:connector>
        <draw:connector draw:style-name="gr4" draw:text-style-name="P5" draw:layer="layout" draw:type="line" svg:x1="13.75cm" svg:y1="29.858cm" svg:x2="13.702cm" svg:y2="27.671cm" draw:start-shape="id353" draw:start-glue-point="0" svg:d="M13750 29858l-48-2187" svg:viewBox="0 0 49 2188">
          <text:p text:style-name="P1"><text:span text:style-name="T2">dob15</text:span></text:p>
          <text:p text:style-name="P1"><text:span text:style-name="T2">Data Output Bit15</text:span></text:p>
        </draw:connector>
        <draw:custom-shape draw:style-name="gr3" draw:text-style-name="P4" xml:id="id354" draw:id="id354" draw:layer="layout" svg:width="2.1cm" svg:height="0.9cm" svg:x="15cm" svg:y="29.858cm">
          <text:p text:style-name="P1"><text:span text:style-name="T1">DFFR (clk61,/res)</text:span></text:p>
          <text:p text:style-name="P1"><text:span text:style-name="T1">387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6.05cm" svg:y1="29.858cm" svg:x2="16.031cm" svg:y2="27.644cm" draw:start-shape="id354" draw:start-glue-point="0" svg:d="M16050 29858l-19-2214" svg:viewBox="0 0 20 2215">
          <text:p text:style-name="P1"><text:span text:style-name="T2">dos</text:span></text:p>
          <text:p text:style-name="P1"><text:span text:style-name="T2">Data Output Signed</text:span></text:p>
        </draw:connector>
        <draw:connector draw:style-name="gr2" draw:text-style-name="P3" draw:layer="layout" draw:type="line" svg:x1="16.1cm" svg:y1="32.058cm" svg:x2="16.05cm" svg:y2="30.758cm" draw:start-shape="id350" draw:start-glue-point="0" draw:end-shape="id354" draw:end-glue-point="2" svg:d="M16100 32058l-50-1300" svg:viewBox="0 0 51 1301">
          <text:p/>
        </draw:connector>
        <draw:custom-shape draw:style-name="gr3" draw:text-style-name="P4" xml:id="id355" draw:id="id355" draw:layer="layout" svg:width="2.1cm" svg:height="0.9cm" svg:x="17.3cm" svg:y="29.858cm">
          <text:p text:style-name="P1"><text:span text:style-name="T1">DFFR(clk61/res)</text:span></text:p>
          <text:p text:style-name="P1"><text:span text:style-name="T1">397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8.35cm" svg:y1="29.858cm" svg:x2="18.4cm" svg:y2="27.525cm" draw:start-shape="id355" draw:start-glue-point="0" draw:end-shape="id356" draw:end-glue-point="2" svg:d="M18350 29858l50-2333" svg:viewBox="0 0 51 2334">
          <text:p text:style-name="P1"><text:span text:style-name="T2">do0</text:span></text:p>
          <text:p text:style-name="P1"><text:span text:style-name="T2">Data Output Depth</text:span></text:p>
        </draw:connector>
        <draw:connector draw:style-name="gr2" draw:text-style-name="P3" draw:layer="layout" draw:type="line" svg:x1="18.4cm" svg:y1="32.058cm" svg:x2="18.35cm" svg:y2="30.758cm" draw:start-shape="id351" draw:start-glue-point="0" draw:end-shape="id355" draw:end-glue-point="2" svg:d="M18400 32058l-50-1300" svg:viewBox="0 0 51 1301">
          <text:p/>
        </draw:connector>
        <draw:custom-shape draw:style-name="gr1" draw:text-style-name="P2" xml:id="id357" draw:id="id357" draw:layer="layout" svg:width="1cm" svg:height="0.9cm" svg:x="16.8cm" svg:y="24.025cm">
          <text:p text:style-name="P1"><text:span text:style-name="T1">BUF</text:span></text:p>
          <text:p text:style-name="P1"><text:span text:style-name="T1">378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7.3cm" svg:y1="24.025cm" svg:x2="17.368cm" svg:y2="22.585cm" draw:start-shape="id357" draw:start-glue-point="0" svg:d="M17300 24025l68-1440" svg:viewBox="0 0 69 1441">
          <text:p text:style-name="P1"><text:span text:style-name="T2">do0</text:span></text:p>
        </draw:connector>
        <draw:custom-shape draw:style-name="gr1" draw:text-style-name="P2" xml:id="id358" draw:id="id358" draw:layer="layout" svg:width="1cm" svg:height="0.9cm" svg:x="17.9cm" svg:y="24.025cm">
          <text:p text:style-name="P1"><text:span text:style-name="T1">NOT</text:span></text:p>
          <text:p text:style-name="P1"><text:span text:style-name="T1">451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9" draw:id="id359" draw:layer="layout" svg:width="1cm" svg:height="0.9cm" svg:x="18.6cm" svg:y="21.925cm">
          <text:p text:style-name="P1"><text:span text:style-name="T1">NOT</text:span></text:p>
          <text:p text:style-name="P1"><text:span text:style-name="T1">4516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4cm" svg:y1="24.025cm" svg:x2="19.1cm" svg:y2="22.825cm" draw:start-shape="id358" draw:start-glue-point="0" draw:end-shape="id359" draw:end-glue-point="2" svg:d="M18400 24025l700-1200" svg:viewBox="0 0 701 1201">
          <text:p/>
        </draw:connector>
        <draw:custom-shape draw:style-name="gr1" draw:text-style-name="P2" xml:id="id356" draw:id="id356" draw:layer="layout" svg:width="1cm" svg:height="0.9cm" svg:x="17.9cm" svg:y="26.625cm">
          <text:p text:style-name="P1"><text:span text:style-name="T1">BUF</text:span></text:p>
          <text:p text:style-name="P1"><text:span text:style-name="T1">397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4cm" svg:y1="26.625cm" svg:x2="18.4cm" svg:y2="24.925cm" draw:start-shape="id356" draw:start-glue-point="0" draw:end-shape="id358" draw:end-glue-point="2" svg:d="M18400 26625v-1700" svg:viewBox="0 0 1 1701">
          <text:p/>
        </draw:connector>
        <draw:connector draw:style-name="gr4" draw:text-style-name="P5" draw:layer="layout" draw:type="line" svg:x1="18.4cm" svg:y1="26.625cm" svg:x2="19.44cm" svg:y2="25.194cm" draw:start-shape="id356" draw:start-glue-point="0" svg:d="M18400 26625l1040-1431" svg:viewBox="0 0 1041 1432">
          <text:p text:style-name="P1"><text:span text:style-name="T2">do0</text:span></text:p>
        </draw:connector>
        <draw:connector draw:style-name="gr2" draw:text-style-name="P3" draw:layer="layout" draw:type="line" svg:x1="18.4cm" svg:y1="26.625cm" svg:x2="17.3cm" svg:y2="24.925cm" draw:start-shape="id356" draw:start-glue-point="0" draw:end-shape="id357" draw:end-glue-point="2" svg:d="M18400 26625l-1100-1700" svg:viewBox="0 0 1101 1701">
          <text:p/>
        </draw:connector>
        <draw:connector draw:style-name="gr4" draw:text-style-name="P5" draw:layer="layout" draw:type="line" svg:x1="19.1cm" svg:y1="21.925cm" svg:x2="19.128cm" svg:y2="20.558cm" draw:start-shape="id359" draw:start-glue-point="0" svg:d="M19100 21925l28-1367" svg:viewBox="0 0 29 1368">
          <text:p text:style-name="P1"><text:span text:style-name="T2">do0</text:span></text:p>
        </draw:connector>
        <draw:connector draw:style-name="gr4" draw:text-style-name="P5" draw:layer="layout" draw:type="line" svg:x1="18.4cm" svg:y1="24.025cm" svg:x2="18.461cm" svg:y2="22.495cm" draw:start-shape="id358" draw:start-glue-point="0" svg:d="M18400 24025l61-1530" svg:viewBox="0 0 62 1531">
          <text:p text:style-name="P1"><text:span text:style-name="T2">/do0</text:span></text:p>
        </draw:connector>
        <draw:custom-shape draw:style-name="gr1" draw:text-style-name="P2" xml:id="id361" draw:id="id361" draw:layer="layout" svg:width="1cm" svg:height="0.9cm" svg:x="22cm" svg:y="22.058cm">
          <text:p text:style-name="P1"><text:span text:style-name="T1">BUF</text:span></text:p>
          <text:p text:style-name="P1"><text:span text:style-name="T1">35138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21.8cm" svg:y1="24.158cm" svg:x2="22.5cm" svg:y2="22.958cm" draw:start-shape="id360" draw:start-glue-point="0" draw:end-shape="id361" draw:end-glue-point="2" svg:d="M21800 24158l700-1200" svg:viewBox="0 0 701 1201">
          <text:p/>
        </draw:connector>
        <draw:connector draw:style-name="gr4" draw:text-style-name="P5" draw:layer="layout" draw:type="line" svg:x1="22.5cm" svg:y1="22.058cm" svg:x2="22.593cm" svg:y2="20.68cm" draw:start-shape="id361" draw:start-glue-point="0" svg:d="M22500 22058l93-1378" svg:viewBox="0 0 94 1379">
          <text:p text:style-name="P1"><text:span text:style-name="T2">do1</text:span></text:p>
        </draw:connector>
        <draw:custom-shape draw:style-name="gr1" draw:text-style-name="P2" xml:id="id360" draw:id="id360" draw:layer="layout" svg:width="1cm" svg:height="0.9cm" svg:x="21.3cm" svg:y="24.158cm">
          <text:p text:style-name="P1"><text:span text:style-name="T1">BUF</text:span></text:p>
          <text:p text:style-name="P1"><text:span text:style-name="T1">4014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1.8cm" svg:y1="24.158cm" svg:x2="21.878cm" svg:y2="22.723cm" draw:start-shape="id360" draw:start-glue-point="0" svg:d="M21800 24158l78-1435" svg:viewBox="0 0 79 1436">
          <text:p text:style-name="P1"><text:span text:style-name="T2">do1</text:span></text:p>
        </draw:connector>
        <draw:custom-shape draw:style-name="gr1" draw:text-style-name="P2" xml:id="id363" draw:id="id363" draw:layer="layout" svg:width="1cm" svg:height="0.9cm" svg:x="19.7cm" svg:y="21.926cm">
          <text:p text:style-name="P1"><text:span text:style-name="T1">NOT</text:span></text:p>
          <text:p text:style-name="P1"><text:span text:style-name="T1">4618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2" draw:id="id362" draw:layer="layout" svg:width="1cm" svg:height="0.9cm" svg:x="20.209cm" svg:y="24.095cm">
          <text:p text:style-name="P1"><text:span text:style-name="T1">NOT</text:span></text:p>
          <text:p text:style-name="P1"><text:span text:style-name="T1">4315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0.709cm" svg:y1="24.095cm" svg:x2="20.2cm" svg:y2="22.826cm" draw:start-shape="id362" draw:start-glue-point="0" draw:end-shape="id363" draw:end-glue-point="2" svg:d="M20709 24095l-509-1269" svg:viewBox="0 0 510 1270">
          <text:p/>
        </draw:connector>
        <draw:custom-shape draw:style-name="gr1" draw:text-style-name="P2" xml:id="id365" draw:id="id365" draw:layer="layout" svg:width="1cm" svg:height="0.9cm" svg:x="22.9cm" svg:y="24.158cm">
          <text:p text:style-name="P1"><text:span text:style-name="T1">NOT</text:span></text:p>
          <text:p text:style-name="P1"><text:span text:style-name="T1">4417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0.2cm" svg:y1="21.926cm" svg:x2="20.194cm" svg:y2="20.758cm" draw:start-shape="id363" draw:start-glue-point="0" svg:d="M20200 21926l-6-1168" svg:viewBox="0 0 7 1169">
          <text:p text:style-name="P1"><text:span text:style-name="T2">do1</text:span></text:p>
        </draw:connector>
        <draw:connector draw:style-name="gr4" draw:text-style-name="P5" draw:layer="layout" draw:type="line" svg:x1="20.709cm" svg:y1="24.095cm" svg:x2="20.793cm" svg:y2="22.587cm" draw:start-shape="id362" draw:start-glue-point="0" svg:d="M20709 24095l84-1508" svg:viewBox="0 0 85 1509">
          <text:p text:style-name="P1"><text:span text:style-name="T2">/do1</text:span></text:p>
        </draw:connector>
        <draw:custom-shape draw:style-name="gr1" draw:text-style-name="P2" xml:id="id364" draw:id="id364" draw:layer="layout" svg:width="1cm" svg:height="0.9cm" svg:x="20.2cm" svg:y="26.758cm">
          <text:p text:style-name="P1"><text:span text:style-name="T1">BUF</text:span></text:p>
          <text:p text:style-name="P1"><text:span text:style-name="T1">405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0.7cm" svg:y1="26.758cm" svg:x2="21.8cm" svg:y2="25.058cm" draw:start-shape="id364" draw:start-glue-point="0" draw:end-shape="id360" draw:end-glue-point="2" svg:d="M20700 26758l1100-1700" svg:viewBox="0 0 1101 1701">
          <text:p/>
        </draw:connector>
        <draw:connector draw:style-name="gr4" draw:text-style-name="P5" draw:layer="layout" draw:type="line" svg:x1="20.7cm" svg:y1="26.758cm" svg:x2="19.894cm" svg:y2="25.184cm" draw:start-shape="id364" draw:start-glue-point="0" svg:d="M20700 26758l-806-1574" svg:viewBox="0 0 807 1575">
          <text:p text:style-name="P1"><text:span text:style-name="T2">do1</text:span></text:p>
        </draw:connector>
        <draw:connector draw:style-name="gr2" draw:text-style-name="P3" draw:layer="layout" draw:type="line" svg:x1="20.7cm" svg:y1="26.758cm" svg:x2="20.709cm" svg:y2="24.995cm" draw:start-shape="id364" draw:start-glue-point="0" draw:end-shape="id362" draw:end-glue-point="2" svg:d="M20700 26758l9-1763" svg:viewBox="0 0 10 1764">
          <text:p/>
        </draw:connector>
        <draw:connector draw:style-name="gr2" draw:text-style-name="P3" draw:layer="layout" draw:type="line" svg:x1="20.7cm" svg:y1="26.758cm" svg:x2="23.4cm" svg:y2="25.058cm" draw:start-shape="id364" draw:start-glue-point="0" draw:end-shape="id365" draw:end-glue-point="2" svg:d="M20700 26758l2700-1700" svg:viewBox="0 0 2701 1701">
          <text:p/>
        </draw:connector>
        <draw:connector draw:style-name="gr4" draw:text-style-name="P5" draw:layer="layout" draw:type="line" svg:x1="23.4cm" svg:y1="24.158cm" svg:x2="23.441cm" svg:y2="21.969cm" draw:start-shape="id365" draw:start-glue-point="0" svg:d="M23400 24158l41-2189" svg:viewBox="0 0 42 2190">
          <text:p text:style-name="P1"><text:span text:style-name="T2">/do1</text:span></text:p>
        </draw:connector>
        <draw:custom-shape draw:style-name="gr3" draw:text-style-name="P4" xml:id="id366" draw:id="id366" draw:layer="layout" svg:width="2.1cm" svg:height="0.9cm" svg:x="19.6cm" svg:y="29.858cm">
          <text:p text:style-name="P1"><text:span text:style-name="T1">DFFR(clk61/res)</text:span></text:p>
          <text:p text:style-name="P1"><text:span text:style-name="T1">405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0.65cm" svg:y1="29.858cm" svg:x2="20.7cm" svg:y2="27.658cm" draw:start-shape="id366" draw:start-glue-point="0" draw:end-shape="id364" draw:end-glue-point="2" svg:d="M20650 29858l50-2200" svg:viewBox="0 0 51 2201">
          <text:p text:style-name="P1"><text:span text:style-name="T2">do1</text:span></text:p>
          <text:p text:style-name="P1"><text:span text:style-name="T2">Data Output Depth</text:span></text:p>
        </draw:connector>
        <draw:connector draw:style-name="gr2" draw:text-style-name="P3" draw:layer="layout" draw:type="line" svg:x1="20.7cm" svg:y1="32.058cm" svg:x2="20.65cm" svg:y2="30.758cm" draw:start-shape="id352" draw:start-glue-point="0" draw:end-shape="id366" draw:end-glue-point="2" svg:d="M20700 32058l-50-1300" svg:viewBox="0 0 51 1301">
          <text:p/>
        </draw:connector>
        <draw:custom-shape draw:style-name="gr1" draw:text-style-name="P2" xml:id="id382" draw:id="id382" draw:layer="layout" svg:width="1cm" svg:height="0.9cm" svg:x="60.1cm" svg:y="27.4cm">
          <text:p text:style-name="P1"><text:span text:style-name="T1">NAND</text:span></text:p>
          <text:p text:style-name="P1"><text:span text:style-name="T1">345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3" draw:id="id383" draw:layer="layout" svg:width="1cm" svg:height="0.9cm" svg:x="61.2cm" svg:y="27.4cm">
          <text:p text:style-name="P1"><text:span text:style-name="T1">NAND</text:span></text:p>
          <text:p text:style-name="P1"><text:span text:style-name="T1">345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4" draw:id="id384" draw:layer="layout" svg:width="1cm" svg:height="0.9cm" svg:x="62.3cm" svg:y="27.4cm">
          <text:p text:style-name="P1"><text:span text:style-name="T1">NAND</text:span></text:p>
          <text:p text:style-name="P1"><text:span text:style-name="T1">36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5" draw:id="id385" draw:layer="layout" svg:width="1cm" svg:height="0.9cm" svg:x="63.4cm" svg:y="27.4cm">
          <text:p text:style-name="P1"><text:span text:style-name="T1">NAND</text:span></text:p>
          <text:p text:style-name="P1"><text:span text:style-name="T1">366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1" draw:id="id381" draw:layer="layout" svg:width="1cm" svg:height="0.9cm" svg:x="59cm" svg:y="27.4cm">
          <text:p text:style-name="P1"><text:span text:style-name="T1">NAND</text:span></text:p>
          <text:p text:style-name="P1"><text:span text:style-name="T1">314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0" draw:id="id380" draw:layer="layout" svg:width="1cm" svg:height="0.9cm" svg:x="57.9cm" svg:y="27.4cm">
          <text:p text:style-name="P1"><text:span text:style-name="T1">NAND</text:span></text:p>
          <text:p text:style-name="P1"><text:span text:style-name="T1">324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9" draw:id="id379" draw:layer="layout" svg:width="1cm" svg:height="0.9cm" svg:x="56.8cm" svg:y="27.4cm">
          <text:p text:style-name="P1"><text:span text:style-name="T1">NAND</text:span></text:p>
          <text:p text:style-name="P1"><text:span text:style-name="T1">315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8" draw:id="id378" draw:layer="layout" svg:width="1cm" svg:height="0.9cm" svg:x="55.7cm" svg:y="27.4cm">
          <text:p text:style-name="P1"><text:span text:style-name="T1">NAND</text:span></text:p>
          <text:p text:style-name="P1"><text:span text:style-name="T1">315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7" draw:id="id377" draw:layer="layout" svg:width="1cm" svg:height="0.9cm" svg:x="54.6cm" svg:y="27.4cm">
          <text:p text:style-name="P1"><text:span text:style-name="T1">NAND</text:span></text:p>
          <text:p text:style-name="P1"><text:span text:style-name="T1">367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6" draw:id="id376" draw:layer="layout" svg:width="1cm" svg:height="0.9cm" svg:x="53.5cm" svg:y="27.4cm">
          <text:p text:style-name="P1"><text:span text:style-name="T1">NAND</text:span></text:p>
          <text:p text:style-name="P1"><text:span text:style-name="T1">336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5" draw:id="id375" draw:layer="layout" svg:width="1cm" svg:height="0.9cm" svg:x="52.4cm" svg:y="27.4cm">
          <text:p text:style-name="P1"><text:span text:style-name="T1">NAND</text:span></text:p>
          <text:p text:style-name="P1"><text:span text:style-name="T1">315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4" draw:id="id374" draw:layer="layout" svg:width="1cm" svg:height="0.9cm" svg:x="51.3cm" svg:y="27.4cm">
          <text:p text:style-name="P1"><text:span text:style-name="T1">12-OAI</text:span></text:p>
          <text:p text:style-name="P1"><text:span text:style-name="T1">367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3" draw:id="id373" draw:layer="layout" svg:width="1cm" svg:height="0.9cm" svg:x="50.2cm" svg:y="27.4cm">
          <text:p text:style-name="P1"><text:span text:style-name="T1">NOT</text:span></text:p>
          <text:p text:style-name="P1"><text:span text:style-name="T1">296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2" draw:id="id372" draw:layer="layout" svg:width="1cm" svg:height="0.9cm" svg:x="49.1cm" svg:y="27.4cm">
          <text:p text:style-name="P1"><text:span text:style-name="T1">NOT</text:span></text:p>
          <text:p text:style-name="P1"><text:span text:style-name="T1">306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1" draw:id="id371" draw:layer="layout" svg:width="1cm" svg:height="0.9cm" svg:x="48cm" svg:y="27.4cm">
          <text:p text:style-name="P1"><text:span text:style-name="T1">NOT</text:span></text:p>
          <text:p text:style-name="P1"><text:span text:style-name="T1">336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8" draw:id="id368" draw:layer="layout" svg:width="1cm" svg:height="0.9cm" svg:x="51.616cm" svg:y="32.622cm">
          <text:p text:style-name="P1"><text:span text:style-name="T1">NAND</text:span></text:p>
          <text:p text:style-name="P1"><text:span text:style-name="T1">368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7" draw:id="id367" draw:layer="layout" svg:width="1cm" svg:height="0.9cm" svg:x="44.8cm" svg:y="105.781cm">
          <text:p text:style-name="P1"><text:span text:style-name="T1">NOT</text:span></text:p>
          <text:p text:style-name="P1"><text:span text:style-name="T1">368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5.292cm" svg:y1="108.499cm" svg:x2="45.3cm" svg:y2="106.681cm" draw:end-shape="id367" draw:end-glue-point="2" svg:d="M45292 108499l8-1818" svg:viewBox="0 0 9 1819">
          <text:p text:style-name="P1"><text:span text:style-name="T2">command0</text:span></text:p>
        </draw:connector>
        <draw:connector draw:style-name="gr4" draw:text-style-name="P3" draw:layer="layout" draw:type="line" svg:x1="51.118cm" svg:y1="34.74cm" svg:x2="52.116cm" svg:y2="33.522cm" draw:end-shape="id368" draw:end-glue-point="2" svg:d="M51118 34740l998-1218" svg:viewBox="0 0 999 1219">
          <text:p text:style-name="P1"><text:span text:style-name="T2">/command0</text:span></text:p>
        </draw:connector>
        <draw:custom-shape draw:style-name="gr1" draw:text-style-name="P2" xml:id="id369" draw:id="id369" draw:layer="layout" svg:width="1cm" svg:height="0.9cm" svg:x="47.1cm" svg:y="105.833cm">
          <text:p text:style-name="P1"><text:span text:style-name="T1">NOT</text:span></text:p>
          <text:p text:style-name="P1"><text:span text:style-name="T1">398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7.571cm" svg:y1="108.52cm" svg:x2="47.6cm" svg:y2="106.733cm" draw:end-shape="id369" draw:end-glue-point="2" svg:d="M47571 108520l29-1787" svg:viewBox="0 0 30 1788">
          <text:p text:style-name="P1"><text:span text:style-name="T2">command1</text:span></text:p>
        </draw:connector>
        <draw:custom-shape draw:style-name="gr1" draw:text-style-name="P2" xml:id="id370" draw:id="id370" draw:layer="layout" svg:width="1cm" svg:height="0.9cm" svg:x="49.4cm" svg:y="105.899cm">
          <text:p text:style-name="P1"><text:span text:style-name="T1">NOT</text:span></text:p>
          <text:p text:style-name="P1"><text:span text:style-name="T1">406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9.899cm" svg:y1="108.6cm" svg:x2="49.9cm" svg:y2="106.799cm" draw:end-shape="id370" draw:end-glue-point="2" svg:d="M49899 108600l1-1801" svg:viewBox="0 0 2 1802">
          <text:p text:style-name="P1"><text:span text:style-name="T2">command2</text:span></text:p>
        </draw:connector>
        <draw:connector draw:style-name="gr4" draw:text-style-name="P5" draw:layer="layout" draw:type="line" svg:x1="52.288cm" svg:y1="35.622cm" svg:x2="52.116cm" svg:y2="33.522cm" draw:end-shape="id368" draw:end-glue-point="2" svg:d="M52288 35622l-172-2100" svg:viewBox="0 0 173 2101">
          <text:p text:style-name="P1"><text:span text:style-name="T2">sod00</text:span></text:p>
        </draw:connector>
        <draw:connector draw:style-name="gr4" draw:text-style-name="P5" draw:layer="layout" draw:type="line" svg:x1="48.3cm" svg:y1="30.2cm" svg:x2="48.5cm" svg:y2="28.3cm" draw:end-shape="id371" draw:end-glue-point="2" svg:d="M48300 30200l200-1900" svg:viewBox="0 0 201 1901">
          <text:p text:style-name="P1"><text:span text:style-name="T2">sod01</text:span></text:p>
        </draw:connector>
        <draw:connector draw:style-name="gr4" draw:text-style-name="P5" draw:layer="layout" draw:type="line" svg:x1="49.4cm" svg:y1="30.102cm" svg:x2="49.6cm" svg:y2="28.3cm" draw:end-shape="id372" draw:end-glue-point="2" svg:d="M49400 30102l200-1802" svg:viewBox="0 0 201 1803">
          <text:p text:style-name="P1"><text:span text:style-name="T2">sod02</text:span></text:p>
        </draw:connector>
        <draw:connector draw:style-name="gr4" draw:text-style-name="P5" draw:layer="layout" draw:type="line" svg:x1="50.5cm" svg:y1="30.102cm" svg:x2="50.7cm" svg:y2="28.3cm" draw:end-shape="id373" draw:end-glue-point="2" svg:d="M50500 30102l200-1802" svg:viewBox="0 0 201 1803">
          <text:p text:style-name="P1"><text:span text:style-name="T2">sod03</text:span></text:p>
        </draw:connector>
        <draw:connector draw:style-name="gr4" draw:text-style-name="P5" draw:layer="layout" draw:type="line" svg:x1="51.6cm" svg:y1="30.202cm" svg:x2="51.8cm" svg:y2="28.3cm" draw:end-shape="id374" draw:end-glue-point="2" svg:d="M51600 30202l200-1902" svg:viewBox="0 0 201 1903">
          <text:p text:style-name="P1"><text:span text:style-name="T2">sod04/b</text:span></text:p>
        </draw:connector>
        <draw:connector draw:style-name="gr4" draw:text-style-name="P5" draw:layer="layout" draw:type="line" svg:x1="52.7cm" svg:y1="30.2cm" svg:x2="52.9cm" svg:y2="28.3cm" draw:end-shape="id375" draw:end-glue-point="2" svg:d="M52700 30200l200-1900" svg:viewBox="0 0 201 1901">
          <text:p text:style-name="P1"><text:span text:style-name="T2">sod05</text:span></text:p>
        </draw:connector>
        <draw:connector draw:style-name="gr4" draw:text-style-name="P5" draw:layer="layout" draw:type="line" svg:x1="53.8cm" svg:y1="30.202cm" svg:x2="54cm" svg:y2="28.3cm" draw:end-shape="id376" draw:end-glue-point="2" svg:d="M53800 30202l200-1902" svg:viewBox="0 0 201 1903">
          <text:p text:style-name="P1"><text:span text:style-name="T2">sod06</text:span></text:p>
        </draw:connector>
        <draw:connector draw:style-name="gr4" draw:text-style-name="P5" draw:layer="layout" draw:type="line" svg:x1="54.9cm" svg:y1="30.202cm" svg:x2="55.1cm" svg:y2="28.3cm" draw:end-shape="id377" draw:end-glue-point="2" svg:d="M54900 30202l200-1902" svg:viewBox="0 0 201 1903">
          <text:p text:style-name="P1"><text:span text:style-name="T2">sod07</text:span></text:p>
        </draw:connector>
        <draw:connector draw:style-name="gr4" draw:text-style-name="P5" draw:layer="layout" draw:type="line" svg:x1="56cm" svg:y1="30.202cm" svg:x2="56.2cm" svg:y2="28.3cm" draw:end-shape="id378" draw:end-glue-point="2" svg:d="M56000 30202l200-1902" svg:viewBox="0 0 201 1903">
          <text:p text:style-name="P1"><text:span text:style-name="T2">sod08</text:span></text:p>
        </draw:connector>
        <draw:connector draw:style-name="gr4" draw:text-style-name="P5" draw:layer="layout" draw:type="line" svg:x1="57.1cm" svg:y1="30.202cm" svg:x2="57.3cm" svg:y2="28.3cm" draw:end-shape="id379" draw:end-glue-point="2" svg:d="M57100 30202l200-1902" svg:viewBox="0 0 201 1903">
          <text:p text:style-name="P1"><text:span text:style-name="T2">sod09</text:span></text:p>
        </draw:connector>
        <draw:connector draw:style-name="gr4" draw:text-style-name="P5" draw:layer="layout" draw:type="line" svg:x1="58.2cm" svg:y1="30.202cm" svg:x2="58.4cm" svg:y2="28.3cm" draw:end-shape="id380" draw:end-glue-point="2" svg:d="M58200 30202l200-1902" svg:viewBox="0 0 201 1903">
          <text:p text:style-name="P1"><text:span text:style-name="T2">sod10</text:span></text:p>
        </draw:connector>
        <draw:connector draw:style-name="gr4" draw:text-style-name="P5" draw:layer="layout" draw:type="line" svg:x1="59.3cm" svg:y1="30.3cm" svg:x2="59.5cm" svg:y2="28.3cm" draw:end-shape="id381" draw:end-glue-point="2" svg:d="M59300 30300l200-2000" svg:viewBox="0 0 201 2001">
          <text:p text:style-name="P1"><text:span text:style-name="T2">sod11</text:span></text:p>
        </draw:connector>
        <draw:connector draw:style-name="gr4" draw:text-style-name="P5" draw:layer="layout" draw:type="line" svg:x1="60.4cm" svg:y1="30.3cm" svg:x2="60.6cm" svg:y2="28.3cm" draw:end-shape="id382" draw:end-glue-point="2" svg:d="M60400 30300l200-2000" svg:viewBox="0 0 201 2001">
          <text:p text:style-name="P1"><text:span text:style-name="T2">sod12</text:span></text:p>
        </draw:connector>
        <draw:connector draw:style-name="gr4" draw:text-style-name="P5" draw:layer="layout" draw:type="line" svg:x1="61.5cm" svg:y1="30.202cm" svg:x2="61.7cm" svg:y2="28.3cm" draw:end-shape="id383" draw:end-glue-point="2" svg:d="M61500 30202l200-1902" svg:viewBox="0 0 201 1903">
          <text:p text:style-name="P1"><text:span text:style-name="T2">sod13</text:span></text:p>
        </draw:connector>
        <draw:connector draw:style-name="gr4" draw:text-style-name="P5" draw:layer="layout" draw:type="line" svg:x1="62.6cm" svg:y1="30.3cm" svg:x2="62.8cm" svg:y2="28.3cm" draw:end-shape="id384" draw:end-glue-point="2" svg:d="M62600 30300l200-2000" svg:viewBox="0 0 201 2001">
          <text:p text:style-name="P1"><text:span text:style-name="T2">sod14</text:span></text:p>
        </draw:connector>
        <draw:connector draw:style-name="gr4" draw:text-style-name="P5" draw:layer="layout" draw:type="line" svg:x1="63.7cm" svg:y1="30.202cm" svg:x2="63.9cm" svg:y2="28.3cm" draw:end-shape="id385" draw:end-glue-point="2" svg:d="M63700 30202l200-1902" svg:viewBox="0 0 201 1903">
          <text:p text:style-name="P1"><text:span text:style-name="T2">sod15</text:span></text:p>
        </draw:connector>
        <draw:custom-shape draw:style-name="gr1" draw:text-style-name="P2" xml:id="id386" draw:id="id386" draw:layer="layout" svg:width="1cm" svg:height="0.9cm" svg:x="121.2cm" svg:y="114.947cm">
          <text:p text:style-name="P1"><text:span text:style-name="T1">OR(mclk)</text:span></text:p>
          <text:p text:style-name="P1"><text:span text:style-name="T1">387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21.7cm" svg:y1="114.947cm" svg:x2="121.712cm" svg:y2="113.45cm" draw:start-shape="id386" draw:start-glue-point="0" svg:d="M121700 114947l12-1497" svg:viewBox="0 0 13 1498">
          <text:p text:style-name="P1"><text:span text:style-name="T2">clk12</text:span></text:p>
        </draw:connector>
        <draw:custom-shape draw:style-name="gr1" draw:text-style-name="P2" xml:id="id387" draw:id="id387" draw:layer="layout" svg:width="1cm" svg:height="0.9cm" svg:x="44.8cm" svg:y="103.657cm">
          <text:p text:style-name="P1"><text:span text:style-name="T1">NOT</text:span></text:p>
          <text:p text:style-name="P1"><text:span text:style-name="T1">376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5.3cm" svg:y1="105.781cm" svg:x2="45.3cm" svg:y2="104.557cm" draw:start-shape="id367" draw:start-glue-point="0" draw:end-shape="id387" draw:end-glue-point="2" svg:d="M45300 105781v-1224" svg:viewBox="0 0 1 1225">
          <text:p/>
        </draw:connector>
        <draw:connector draw:style-name="gr4" draw:text-style-name="P3" draw:layer="layout" draw:type="line" svg:x1="40.204cm" svg:y1="24.5cm" svg:x2="41.3cm" svg:y2="23.198cm" draw:end-shape="id388" draw:end-glue-point="2" svg:d="M40204 24500l1096-1302" svg:viewBox="0 0 1097 1303">
          <text:p text:style-name="P1"><text:span text:style-name="T2">/command0</text:span></text:p>
        </draw:connector>
        <draw:connector draw:style-name="gr4" draw:text-style-name="P3" draw:layer="layout" draw:type="line" svg:x1="126.863cm" svg:y1="124.861cm" svg:x2="127.593cm" svg:y2="123.358cm" draw:end-shape="id389" draw:end-glue-point="2" svg:d="M126863 124861l730-1503" svg:viewBox="0 0 731 1504">
          <text:p text:style-name="P1"><text:span text:style-name="T2">/command1</text:span></text:p>
        </draw:connector>
        <draw:connector draw:style-name="gr2" draw:text-style-name="P3" draw:layer="layout" draw:type="line" svg:x1="47.6cm" svg:y1="105.833cm" svg:x2="47.6cm" svg:y2="104.599cm" draw:start-shape="id369" draw:start-glue-point="0" draw:end-shape="id390" draw:end-glue-point="2" svg:d="M47600 105833v-1234" svg:viewBox="0 0 1 1235">
          <text:p/>
        </draw:connector>
        <draw:connector draw:style-name="gr4" draw:text-style-name="P3" draw:layer="layout" draw:type="line" svg:x1="128.16cm" svg:y1="125.602cm" svg:x2="127.593cm" svg:y2="123.358cm" draw:end-shape="id389" draw:end-glue-point="2" svg:d="M128160 125602l-567-2244" svg:viewBox="0 0 568 2245">
          <text:p text:style-name="P1"><text:span text:style-name="T2">/command2</text:span></text:p>
        </draw:connector>
        <draw:custom-shape draw:style-name="gr1" draw:text-style-name="P2" xml:id="id391" draw:id="id391" draw:layer="layout" svg:width="1cm" svg:height="0.9cm" svg:x="59.4cm" svg:y="34.344cm">
          <text:p text:style-name="P1"><text:span text:style-name="T1">AND</text:span></text:p>
          <text:p text:style-name="P1"><text:span text:style-name="T1">406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0.141cm" svg:y1="37.4cm" svg:x2="59.9cm" svg:y2="35.244cm" draw:end-shape="id391" draw:end-glue-point="2" svg:d="M60141 37400l-241-2156" svg:viewBox="0 0 242 2157">
          <text:p text:style-name="P1"><text:span text:style-name="T2">/command2</text:span></text:p>
        </draw:connector>
        <draw:custom-shape draw:style-name="gr1" draw:text-style-name="P2" xml:id="id392" draw:id="id392" draw:layer="layout" svg:width="1cm" svg:height="0.9cm" svg:x="49.4cm" svg:y="103.699cm">
          <text:p text:style-name="P1"><text:span text:style-name="T1">NOT</text:span></text:p>
          <text:p text:style-name="P1"><text:span text:style-name="T1">458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9.9cm" svg:y1="105.899cm" svg:x2="49.9cm" svg:y2="104.599cm" draw:start-shape="id370" draw:start-glue-point="0" draw:end-shape="id392" draw:end-glue-point="2" svg:d="M49900 105899v-1300" svg:viewBox="0 0 1 1301">
          <text:p/>
        </draw:connector>
        <draw:custom-shape draw:style-name="gr1" draw:text-style-name="P2" xml:id="id393" draw:id="id393" draw:layer="layout" svg:width="1cm" svg:height="0.9cm" svg:x="66.066cm" svg:y="61.833cm">
          <text:p text:style-name="P1"><text:span text:style-name="T1">12-OAI</text:span></text:p>
          <text:p text:style-name="P1"><text:span text:style-name="T1">459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4.6cm" svg:y1="64.153cm" svg:x2="66.566cm" svg:y2="62.733cm" draw:end-shape="id393" draw:end-glue-point="2" svg:d="M64600 64153l1966-1420" svg:viewBox="0 0 1967 1421">
          <text:p text:style-name="P1"><text:span text:style-name="T2">/command2/a</text:span></text:p>
        </draw:connector>
        <draw:custom-shape draw:style-name="gr1" draw:text-style-name="P2" xml:id="id394" draw:id="id394" draw:layer="layout" svg:width="1cm" svg:height="0.9cm" svg:x="126.563cm" svg:y="120.702cm">
          <text:p text:style-name="P1"><text:span text:style-name="T1">NOR</text:span></text:p>
          <text:p text:style-name="P1"><text:span text:style-name="T1">406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7.593cm" svg:y1="122.458cm" svg:x2="127.063cm" svg:y2="121.602cm" draw:start-shape="id389" draw:start-glue-point="0" draw:end-shape="id394" draw:end-glue-point="2" svg:d="M127593 122458l-530-856" svg:viewBox="0 0 531 857">
          <text:p/>
        </draw:connector>
        <draw:custom-shape draw:style-name="gr3" draw:text-style-name="P4" xml:id="id395" draw:id="id395" draw:layer="layout" svg:width="2.1cm" svg:height="0.9cm" svg:x="126.063cm" svg:y="118.502cm">
          <text:p text:style-name="P1"><text:span text:style-name="T1">DFFR(mclk,/res)</text:span></text:p>
          <text:p text:style-name="P1"><text:span text:style-name="T1">407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27.063cm" svg:y1="120.702cm" svg:x2="127.113cm" svg:y2="119.402cm" draw:start-shape="id394" draw:start-glue-point="0" draw:end-shape="id395" draw:end-glue-point="2" svg:d="M127063 120702l50-1300" svg:viewBox="0 0 51 1301">
          <text:p text:style-name="P1"><text:span text:style-name="T2">command100_only</text:span></text:p>
        </draw:connector>
        <draw:custom-shape draw:style-name="gr7" draw:text-style-name="P9" xml:id="id396" draw:id="id396" draw:layer="layout" svg:width="1cm" svg:height="0.9cm" svg:x="126.663cm" svg:y="116.602cm">
          <text:p text:style-name="P1"><text:span text:style-name="T1">NOT</text:span></text:p>
          <text:p text:style-name="P1"><text:span text:style-name="T1">407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7.113cm" svg:y1="118.502cm" svg:x2="127.163cm" svg:y2="117.502cm" draw:start-shape="id395" draw:start-glue-point="0" draw:end-shape="id396" draw:end-glue-point="2" svg:d="M127113 118502l50-1000" svg:viewBox="0 0 51 1001">
          <text:p/>
        </draw:connector>
        <draw:connector draw:style-name="gr2" draw:text-style-name="P3" draw:layer="layout" draw:type="line" svg:x1="127.163cm" svg:y1="116.602cm" svg:x2="127.136cm" svg:y2="115.302cm" draw:start-shape="id396" draw:start-glue-point="0" draw:end-shape="id319" draw:end-glue-point="2" svg:d="M127163 116602l-27-1300" svg:viewBox="0 0 28 1301">
          <text:p/>
        </draw:connector>
        <draw:connector draw:style-name="gr4" draw:text-style-name="P5" draw:layer="layout" draw:type="line" svg:x1="41.3cm" svg:y1="22.298cm" svg:x2="51.8cm" svg:y2="28.3cm" draw:start-shape="id388" draw:start-glue-point="0" draw:end-shape="id374" draw:end-glue-point="2" svg:d="M41300 22298l10500 6002" svg:viewBox="0 0 10501 6003">
          <text:p text:style-name="P1"><text:span text:style-name="T2">a</text:span></text:p>
        </draw:connector>
        <draw:custom-shape draw:style-name="gr3" draw:text-style-name="P4" xml:id="id397" draw:id="id397" draw:layer="layout" svg:width="2.1cm" svg:height="0.9cm" svg:x="40.3cm" svg:y="19.9cm">
          <text:p text:style-name="P1"><text:span text:style-name="T1">DFFR (clk61,/res)</text:span></text:p>
          <text:p text:style-name="P1"><text:span text:style-name="T1">419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1.3cm" svg:y1="22.298cm" svg:x2="41.35cm" svg:y2="20.8cm" draw:start-shape="id388" draw:start-glue-point="0" draw:end-shape="id397" draw:end-glue-point="2" svg:d="M41300 22298l50-1498" svg:viewBox="0 0 51 1499">
          <text:p/>
        </draw:connector>
        <draw:custom-shape draw:style-name="gr1" draw:text-style-name="P2" xml:id="id398" draw:id="id398" draw:layer="layout" svg:width="1cm" svg:height="0.9cm" svg:x="59.4cm" svg:y="32.3cm">
          <text:p text:style-name="P1"><text:span text:style-name="T1">NOT</text:span></text:p>
          <text:p text:style-name="P1"><text:span text:style-name="T1">367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9.9cm" svg:y1="34.344cm" svg:x2="59.9cm" svg:y2="33.2cm" draw:start-shape="id391" draw:start-glue-point="0" draw:end-shape="id398" draw:end-glue-point="2" svg:d="M59900 34344v-1144" svg:viewBox="0 0 1 1145">
          <text:p/>
        </draw:connector>
        <draw:custom-shape draw:style-name="gr1" draw:text-style-name="P2" xml:id="id399" draw:id="id399" draw:layer="layout" svg:width="1cm" svg:height="0.9cm" svg:x="60.5cm" svg:y="32.3cm">
          <text:p text:style-name="P1"><text:span text:style-name="T1">NOT</text:span></text:p>
          <text:p text:style-name="P1"><text:span text:style-name="T1">366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9.9cm" svg:y1="34.344cm" svg:x2="61cm" svg:y2="33.2cm" draw:start-shape="id391" draw:start-glue-point="0" draw:end-shape="id399" draw:end-glue-point="2" svg:d="M59900 34344l1100-1144" svg:viewBox="0 0 1101 1145">
          <text:p/>
        </draw:connector>
        <draw:custom-shape draw:style-name="gr1" draw:text-style-name="P2" xml:id="id400" draw:id="id400" draw:layer="layout" svg:width="1cm" svg:height="0.9cm" svg:x="58.3cm" svg:y="32.3cm">
          <text:p text:style-name="P1"><text:span text:style-name="T1">NOT</text:span></text:p>
          <text:p text:style-name="P1"><text:span text:style-name="T1">368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9.9cm" svg:y1="34.344cm" svg:x2="58.8cm" svg:y2="33.2cm" draw:start-shape="id391" draw:start-glue-point="0" draw:end-shape="id400" draw:end-glue-point="2" svg:d="M59900 34344l-1100-1144" svg:viewBox="0 0 1101 1145">
          <text:p/>
        </draw:connector>
        <draw:connector draw:style-name="gr2" draw:text-style-name="P3" draw:layer="layout" draw:type="line" svg:x1="66.566cm" svg:y1="61.833cm" svg:x2="58.1cm" svg:y2="53cm" draw:start-shape="id393" draw:start-glue-point="0" draw:end-shape="id115" draw:end-glue-point="2" svg:d="M66566 61833l-8466-8833" svg:viewBox="0 0 8467 8834">
          <text:p/>
        </draw:connector>
        <draw:connector draw:style-name="gr2" draw:text-style-name="P3" draw:layer="layout" draw:type="line" svg:x1="59.9cm" svg:y1="32.3cm" svg:x2="55.1cm" svg:y2="28.3cm" draw:start-shape="id398" draw:start-glue-point="0" draw:end-shape="id377" draw:end-glue-point="2" svg:d="M59900 32300l-4800-4000" svg:viewBox="0 0 4801 4001">
          <text:p/>
        </draw:connector>
        <draw:custom-shape draw:style-name="gr1" draw:text-style-name="P2" xml:id="id401" draw:id="id401" draw:layer="layout" svg:width="1cm" svg:height="0.9cm" svg:x="52.18cm" svg:y="30.6cm">
          <text:p text:style-name="P1"><text:span text:style-name="T1">12-AOI</text:span></text:p>
          <text:p text:style-name="P1"><text:span text:style-name="T1">367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9.9cm" svg:y1="32.3cm" svg:x2="52.68cm" svg:y2="31.5cm" draw:start-shape="id398" draw:start-glue-point="0" draw:end-shape="id401" draw:end-glue-point="2" svg:d="M59900 32300l-7220-800" svg:viewBox="0 0 7221 801">
          <text:p text:style-name="P1"><text:span text:style-name="T2">a</text:span></text:p>
        </draw:connector>
        <draw:connector draw:style-name="gr2" draw:text-style-name="P3" draw:layer="layout" draw:type="line" svg:x1="59.9cm" svg:y1="32.3cm" svg:x2="54cm" svg:y2="28.3cm" draw:start-shape="id398" draw:start-glue-point="0" draw:end-shape="id376" draw:end-glue-point="2" svg:d="M59900 32300l-5900-4000" svg:viewBox="0 0 5901 4001">
          <text:p/>
        </draw:connector>
        <draw:connector draw:style-name="gr2" draw:text-style-name="P3" draw:layer="layout" draw:type="line" svg:x1="59.9cm" svg:y1="32.3cm" svg:x2="52.9cm" svg:y2="28.3cm" draw:start-shape="id398" draw:start-glue-point="0" draw:end-shape="id375" draw:end-glue-point="2" svg:d="M59900 32300l-7000-4000" svg:viewBox="0 0 7001 4001">
          <text:p/>
        </draw:connector>
        <draw:connector draw:style-name="gr2" draw:text-style-name="P3" draw:layer="layout" draw:type="line" svg:x1="59.9cm" svg:y1="32.3cm" svg:x2="57.3cm" svg:y2="28.3cm" draw:start-shape="id398" draw:start-glue-point="0" draw:end-shape="id379" draw:end-glue-point="2" svg:d="M59900 32300l-2600-4000" svg:viewBox="0 0 2601 4001">
          <text:p/>
        </draw:connector>
        <draw:connector draw:style-name="gr2" draw:text-style-name="P3" draw:layer="layout" draw:type="line" svg:x1="59.9cm" svg:y1="32.3cm" svg:x2="56.2cm" svg:y2="28.3cm" draw:start-shape="id398" draw:start-glue-point="0" draw:end-shape="id378" draw:end-glue-point="2" svg:d="M59900 32300l-3700-4000" svg:viewBox="0 0 3701 4001">
          <text:p/>
        </draw:connector>
        <draw:connector draw:style-name="gr2" draw:text-style-name="P3" draw:layer="layout" draw:type="line" svg:x1="61cm" svg:y1="32.3cm" svg:x2="62.8cm" svg:y2="28.3cm" draw:start-shape="id399" draw:start-glue-point="0" draw:end-shape="id384" draw:end-glue-point="2" svg:d="M61000 32300l1800-4000" svg:viewBox="0 0 1801 4001">
          <text:p/>
        </draw:connector>
        <draw:connector draw:style-name="gr2" draw:text-style-name="P3" draw:layer="layout" draw:type="line" svg:x1="61cm" svg:y1="32.3cm" svg:x2="63.9cm" svg:y2="28.3cm" draw:start-shape="id399" draw:start-glue-point="0" draw:end-shape="id385" draw:end-glue-point="2" svg:d="M61000 32300l2900-4000" svg:viewBox="0 0 2901 4001">
          <text:p/>
        </draw:connector>
        <draw:connector draw:style-name="gr2" draw:text-style-name="P3" draw:layer="layout" draw:type="line" svg:x1="61cm" svg:y1="32.3cm" svg:x2="60.6cm" svg:y2="28.3cm" draw:start-shape="id399" draw:start-glue-point="0" draw:end-shape="id382" draw:end-glue-point="2" svg:d="M61000 32300l-400-4000" svg:viewBox="0 0 401 4001">
          <text:p/>
        </draw:connector>
        <draw:connector draw:style-name="gr2" draw:text-style-name="P3" draw:layer="layout" draw:type="line" svg:x1="61cm" svg:y1="32.3cm" svg:x2="61.7cm" svg:y2="28.3cm" draw:start-shape="id399" draw:start-glue-point="0" draw:end-shape="id383" draw:end-glue-point="2" svg:d="M61000 32300l700-4000" svg:viewBox="0 0 701 4001">
          <text:p/>
        </draw:connector>
        <draw:connector draw:style-name="gr2" draw:text-style-name="P3" draw:layer="layout" draw:type="line" svg:x1="61cm" svg:y1="32.3cm" svg:x2="58.4cm" svg:y2="28.3cm" draw:start-shape="id399" draw:start-glue-point="0" draw:end-shape="id380" draw:end-glue-point="2" svg:d="M61000 32300l-2600-4000" svg:viewBox="0 0 2601 4001">
          <text:p/>
        </draw:connector>
        <draw:connector draw:style-name="gr2" draw:text-style-name="P3" draw:layer="layout" draw:type="line" svg:x1="61cm" svg:y1="32.3cm" svg:x2="59.5cm" svg:y2="28.3cm" draw:start-shape="id399" draw:start-glue-point="0" draw:end-shape="id381" draw:end-glue-point="2" svg:d="M61000 32300l-1500-4000" svg:viewBox="0 0 1501 4001">
          <text:p/>
        </draw:connector>
        <draw:custom-shape draw:style-name="gr1" draw:text-style-name="P2" draw:layer="layout" svg:width="1cm" svg:height="0.9cm" svg:x="126.663cm" svg:y="116.602cm">
          <text:p text:style-name="P1"><text:span text:style-name="T1">NOT</text:span></text:p>
          <text:p text:style-name="P1"><text:span text:style-name="T1">407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2" draw:id="id402" draw:layer="layout" svg:width="1cm" svg:height="0.9cm" svg:x="40.8cm" svg:y="24.7cm">
          <text:p text:style-name="P1"><text:span text:style-name="T1">NOT</text:span></text:p>
          <text:p text:style-name="P1"><text:span text:style-name="T1">376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8.8cm" svg:y1="32.3cm" svg:x2="41.3cm" svg:y2="25.6cm" draw:start-shape="id400" draw:start-glue-point="0" draw:end-shape="id402" draw:end-glue-point="2" svg:d="M58800 32300l-17500-6700" svg:viewBox="0 0 17501 6701">
          <text:p/>
        </draw:connector>
        <draw:connector draw:style-name="gr2" draw:text-style-name="P3" draw:layer="layout" draw:type="line" svg:x1="58.8cm" svg:y1="32.3cm" svg:x2="47.4cm" svg:y2="26.4cm" draw:start-shape="id400" draw:start-glue-point="0" draw:end-shape="id403" draw:end-glue-point="2" svg:d="M58800 32300l-11400-5900" svg:viewBox="0 0 11401 5901">
          <text:p/>
        </draw:connector>
        <draw:connector draw:style-name="gr2" draw:text-style-name="P3" draw:layer="layout" draw:type="line" svg:x1="58.8cm" svg:y1="32.3cm" svg:x2="48.5cm" svg:y2="26.4cm" draw:start-shape="id400" draw:start-glue-point="0" draw:end-shape="id404" draw:end-glue-point="2" svg:d="M58800 32300l-10300-5900" svg:viewBox="0 0 10301 5901">
          <text:p/>
        </draw:connector>
        <draw:custom-shape draw:style-name="gr1" draw:text-style-name="P2" xml:id="id405" draw:id="id405" draw:layer="layout" svg:width="1cm" svg:height="0.9cm" svg:x="50.2cm" svg:y="25.5cm">
          <text:p text:style-name="P1"><text:span text:style-name="T1">AND</text:span></text:p>
          <text:p text:style-name="P1"><text:span text:style-name="T1">30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8.8cm" svg:y1="32.3cm" svg:x2="50.7cm" svg:y2="26.4cm" draw:start-shape="id400" draw:start-glue-point="0" draw:end-shape="id405" draw:end-glue-point="2" svg:d="M58800 32300l-8100-5900" svg:viewBox="0 0 8101 5901">
          <text:p/>
        </draw:connector>
        <draw:custom-shape draw:style-name="gr1" draw:text-style-name="P2" xml:id="id406" draw:id="id406" draw:layer="layout" svg:width="1cm" svg:height="0.9cm" svg:x="49.1cm" svg:y="25.5cm">
          <text:p text:style-name="P1"><text:span text:style-name="T1">AND</text:span></text:p>
          <text:p text:style-name="P1"><text:span text:style-name="T1">30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8.8cm" svg:y1="32.3cm" svg:x2="49.6cm" svg:y2="26.4cm" draw:start-shape="id400" draw:start-glue-point="0" draw:end-shape="id406" draw:end-glue-point="2" svg:d="M58800 32300l-9200-5900" svg:viewBox="0 0 9201 5901">
          <text:p/>
        </draw:connector>
        <draw:connector draw:style-name="gr2" draw:text-style-name="P3" draw:layer="layout" draw:type="line" svg:x1="49.6cm" svg:y1="27.4cm" svg:x2="49.6cm" svg:y2="26.4cm" draw:start-shape="id372" draw:start-glue-point="0" draw:end-shape="id406" draw:end-glue-point="2" svg:d="M49600 27400v-1000" svg:viewBox="0 0 1 1001">
          <text:p/>
        </draw:connector>
        <draw:custom-shape draw:style-name="gr1" draw:text-style-name="P2" xml:id="id407" draw:id="id407" draw:layer="layout" svg:width="1cm" svg:height="0.9cm" svg:x="49.1cm" svg:y="22.5cm">
          <text:p text:style-name="P1"><text:span text:style-name="T1">IMUX</text:span></text:p>
          <text:p text:style-name="P1"><text:span text:style-name="T1">30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9.6cm" svg:y1="25.5cm" svg:x2="49.6cm" svg:y2="23.4cm" draw:start-shape="id406" draw:start-glue-point="0" draw:end-shape="id407" draw:end-glue-point="2" svg:d="M49600 25500v-2100" svg:viewBox="0 0 1 2101">
          <text:p text:style-name="P1"><text:span text:style-name="T2">b</text:span></text:p>
        </draw:connector>
        <draw:custom-shape draw:style-name="gr3" draw:text-style-name="P4" xml:id="id408" draw:id="id408" draw:layer="layout" svg:width="2.1cm" svg:height="0.9cm" svg:x="48cm" svg:y="19.9cm">
          <text:p text:style-name="P1"><text:span text:style-name="T1">DFFR (clk60,/res)</text:span></text:p>
          <text:p text:style-name="P1"><text:span text:style-name="T1">295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9.6cm" svg:y1="22.5cm" svg:x2="49.05cm" svg:y2="20.8cm" draw:start-shape="id407" draw:start-glue-point="0" draw:end-shape="id408" draw:end-glue-point="2" svg:d="M49600 22500l-550-1700" svg:viewBox="0 0 551 1701">
          <text:p/>
        </draw:connector>
        <draw:connector draw:style-name="gr2" draw:text-style-name="P3" draw:layer="layout" draw:type="line" svg:x1="50.7cm" svg:y1="27.4cm" svg:x2="50.7cm" svg:y2="26.4cm" draw:start-shape="id373" draw:start-glue-point="0" draw:end-shape="id405" draw:end-glue-point="2" svg:d="M50700 27400v-1000" svg:viewBox="0 0 1 1001">
          <text:p/>
        </draw:connector>
        <draw:custom-shape draw:style-name="gr1" draw:text-style-name="P2" xml:id="id409" draw:id="id409" draw:layer="layout" svg:width="1cm" svg:height="0.9cm" svg:x="50.2cm" svg:y="22.5cm">
          <text:p text:style-name="P1"><text:span text:style-name="T1">IMUX</text:span></text:p>
          <text:p text:style-name="P1"><text:span text:style-name="T1">30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0.7cm" svg:y1="25.5cm" svg:x2="50.7cm" svg:y2="23.4cm" draw:start-shape="id405" draw:start-glue-point="0" draw:end-shape="id409" svg:d="M50700 25500v-2100" svg:viewBox="0 0 1 2101">
          <text:p text:style-name="P1"><text:span text:style-name="T2">b</text:span></text:p>
        </draw:connector>
        <draw:custom-shape draw:style-name="gr3" draw:text-style-name="P4" xml:id="id410" draw:id="id410" draw:layer="layout" svg:width="2.1cm" svg:height="0.9cm" svg:x="50.2cm" svg:y="19.9cm">
          <text:p text:style-name="P1"><text:span text:style-name="T1">DFFR (clk60,/res)</text:span></text:p>
          <text:p text:style-name="P1"><text:span text:style-name="T1">305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0.7cm" svg:y1="22.5cm" svg:x2="51.25cm" svg:y2="20.8cm" draw:start-shape="id409" draw:start-glue-point="0" draw:end-shape="id410" draw:end-glue-point="2" svg:d="M50700 22500l550-1700" svg:viewBox="0 0 551 1701">
          <text:p/>
        </draw:connector>
        <draw:connector draw:style-name="gr2" draw:text-style-name="P3" draw:layer="layout" draw:type="line" svg:x1="48.5cm" svg:y1="27.4cm" svg:x2="48.5cm" svg:y2="26.4cm" draw:start-shape="id371" draw:start-glue-point="0" draw:end-shape="id404" draw:end-glue-point="2" svg:d="M48500 27400v-1000" svg:viewBox="0 0 1 1001">
          <text:p/>
        </draw:connector>
        <draw:custom-shape draw:style-name="gr1" draw:text-style-name="P2" xml:id="id411" draw:id="id411" draw:layer="layout" svg:width="1cm" svg:height="0.9cm" svg:x="48cm" svg:y="22.5cm">
          <text:p text:style-name="P1"><text:span text:style-name="T1">IMUX</text:span></text:p>
          <text:p text:style-name="P1"><text:span text:style-name="T1">31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8.5cm" svg:y1="25.5cm" svg:x2="48.5cm" svg:y2="23.4cm" draw:start-shape="id404" draw:start-glue-point="0" draw:end-shape="id411" draw:end-glue-point="2" svg:d="M48500 25500v-2100" svg:viewBox="0 0 1 2101">
          <text:p text:style-name="P1"><text:span text:style-name="T2">b</text:span></text:p>
        </draw:connector>
        <draw:custom-shape draw:style-name="gr3" draw:text-style-name="P4" xml:id="id412" draw:id="id412" draw:layer="layout" svg:width="2.1cm" svg:height="0.9cm" svg:x="45.8cm" svg:y="19.9cm">
          <text:p text:style-name="P1"><text:span text:style-name="T1">DFFR (clk60,/res)</text:span></text:p>
          <text:p text:style-name="P1"><text:span text:style-name="T1">316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8.5cm" svg:y1="22.5cm" svg:x2="46.85cm" svg:y2="20.8cm" draw:start-shape="id411" draw:start-glue-point="0" draw:end-shape="id412" draw:end-glue-point="2" svg:d="M48500 22500l-1650-1700" svg:viewBox="0 0 1651 1701">
          <text:p/>
        </draw:connector>
        <draw:connector draw:style-name="gr4" draw:text-style-name="P5" draw:layer="layout" draw:type="line" svg:x1="52.116cm" svg:y1="32.622cm" svg:x2="52.68cm" svg:y2="31.5cm" draw:start-shape="id368" draw:start-glue-point="0" draw:end-shape="id401" draw:end-glue-point="2" svg:d="M52116 32622l564-1122" svg:viewBox="0 0 565 1123">
          <text:p text:style-name="P1"><text:span text:style-name="T2">c</text:span></text:p>
        </draw:connector>
        <draw:connector draw:style-name="gr4" draw:text-style-name="P5" draw:layer="layout" draw:type="line" svg:x1="52.68cm" svg:y1="30.6cm" svg:x2="51.8cm" svg:y2="28.3cm" draw:start-shape="id401" draw:start-glue-point="0" draw:end-shape="id374" draw:end-glue-point="2" svg:d="M52680 30600l-880-2300" svg:viewBox="0 0 881 2301">
          <text:p text:style-name="P1"><text:span text:style-name="T2">c</text:span></text:p>
        </draw:connector>
        <draw:custom-shape draw:style-name="gr1" draw:text-style-name="P2" xml:id="id413" draw:id="id413" draw:layer="layout" svg:width="1cm" svg:height="0.9cm" svg:x="51.3cm" svg:y="22.5cm">
          <text:p text:style-name="P1"><text:span text:style-name="T1">IMUX</text:span></text:p>
          <text:p text:style-name="P1"><text:span text:style-name="T1">33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1.8cm" svg:y1="27.4cm" svg:x2="51.8cm" svg:y2="23.4cm" draw:start-shape="id374" draw:start-glue-point="0" draw:end-shape="id413" svg:d="M51800 27400v-4000" svg:viewBox="0 0 1 4001">
          <text:p text:style-name="P1"><text:span text:style-name="T2">b</text:span></text:p>
        </draw:connector>
        <draw:custom-shape draw:style-name="gr3" draw:text-style-name="P4" xml:id="id414" draw:id="id414" draw:layer="layout" svg:width="2.1cm" svg:height="0.9cm" svg:x="52.4cm" svg:y="19.9cm">
          <text:p text:style-name="P1"><text:span text:style-name="T1">DFFR (clk60,/res)</text:span></text:p>
          <text:p text:style-name="P1"><text:span text:style-name="T1">336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1.8cm" svg:y1="22.5cm" svg:x2="53.45cm" svg:y2="20.8cm" draw:start-shape="id413" draw:start-glue-point="0" draw:end-shape="id414" draw:end-glue-point="2" svg:d="M51800 22500l1650-1700" svg:viewBox="0 0 1651 1701">
          <text:p/>
        </draw:connector>
        <draw:custom-shape draw:style-name="gr1" draw:text-style-name="P2" xml:id="id415" draw:id="id415" draw:layer="layout" svg:width="1cm" svg:height="0.9cm" svg:x="46.9cm" svg:y="22.5cm">
          <text:p text:style-name="P1"><text:span text:style-name="T1">IMUX</text:span></text:p>
          <text:p text:style-name="P1"><text:span text:style-name="T1">37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7.4cm" svg:y1="25.5cm" svg:x2="47.4cm" svg:y2="23.4cm" draw:start-shape="id403" draw:start-glue-point="0" draw:end-shape="id415" draw:end-glue-point="2" svg:d="M47400 25500v-2100" svg:viewBox="0 0 1 2101">
          <text:p text:style-name="P1"><text:span text:style-name="T2">b</text:span></text:p>
        </draw:connector>
        <draw:custom-shape draw:style-name="gr3" draw:text-style-name="P4" xml:id="id416" draw:id="id416" draw:layer="layout" svg:width="2.1cm" svg:height="0.9cm" svg:x="43.6cm" svg:y="19.9cm">
          <text:p text:style-name="P1"><text:span text:style-name="T1">DFFR (clk60,/res)</text:span></text:p>
          <text:p text:style-name="P1"><text:span text:style-name="T1">377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7.4cm" svg:y1="22.5cm" svg:x2="44.65cm" svg:y2="20.8cm" draw:start-shape="id415" draw:start-glue-point="0" draw:end-shape="id416" draw:end-glue-point="2" svg:d="M47400 22500l-2750-1700" svg:viewBox="0 0 2751 1701">
          <text:p/>
        </draw:connector>
        <draw:connector draw:style-name="gr2" draw:text-style-name="P3" xml:id="id418" draw:id="id418" draw:layer="layout" draw:type="line" svg:x1="44.65cm" svg:y1="19.9cm" svg:x2="44.65cm" svg:y2="19.9cm" draw:start-shape="id416" draw:start-glue-point="0" draw:end-shape="id416" draw:end-glue-point="0" svg:d="M44650 19900z" svg:viewBox="0 0 1 1">
          <text:p/>
        </draw:connector>
        <draw:connector draw:style-name="gr4" draw:text-style-name="P5" draw:layer="layout" draw:type="line" svg:x1="45.7cm" svg:y1="20.35cm" svg:x2="47.4cm" svg:y2="22.5cm" draw:start-shape="id416" draw:start-glue-point="1" draw:end-shape="id415" draw:end-glue-point="0" svg:d="M45700 20350l1700 2150" svg:viewBox="0 0 1701 2151">
          <text:p text:style-name="P1"><text:span text:style-name="T2">c</text:span></text:p>
        </draw:connector>
        <draw:connector draw:style-name="gr2" draw:text-style-name="P3" draw:layer="layout" draw:type="line" svg:x1="44.65cm" svg:y1="19.9cm" svg:x2="45.3cm" svg:y2="16.35cm" draw:start-shape="id416" draw:start-glue-point="0" draw:end-shape="id417" draw:end-glue-point="3" svg:d="M44650 19900l650-3550" svg:viewBox="0 0 651 3551">
          <text:p/>
        </draw:connector>
        <draw:custom-shape draw:style-name="gr1" draw:text-style-name="P2" xml:id="id417" draw:id="id417" draw:layer="layout" svg:width="1cm" svg:height="0.9cm" svg:x="45.3cm" svg:y="15.9cm">
          <text:p text:style-name="P1"><text:span text:style-name="T1">XOR</text:span></text:p>
          <text:p text:style-name="P1"><text:span text:style-name="T1">305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9" draw:id="id419" draw:layer="layout" svg:width="1cm" svg:height="0.9cm" svg:x="45.3cm" svg:y="17cm">
          <text:p text:style-name="P1"><text:span text:style-name="T1">OR</text:span></text:p>
          <text:p text:style-name="P1"><text:span text:style-name="T1">296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4.65cm" svg:y1="19.9cm" svg:x2="45.8cm" svg:y2="17.9cm" draw:start-shape="id418" draw:start-glue-point="0" draw:end-shape="id419" draw:end-glue-point="2" svg:d="M44650 19900l1150-2000" svg:viewBox="0 0 1151 2001">
          <text:p/>
        </draw:connector>
        <draw:connector draw:style-name="gr4" draw:text-style-name="P5" draw:layer="layout" draw:type="line" svg:x1="44.65cm" svg:y1="19.9cm" svg:x2="44.688cm" svg:y2="18.098cm" draw:start-shape="id416" draw:start-glue-point="0" svg:d="M44650 19900l38-1802" svg:viewBox="0 0 39 1803">
          <text:p text:style-name="P1"><text:span text:style-name="T2">sod0_out</text:span></text:p>
        </draw:connector>
        <draw:custom-shape draw:style-name="gr1" draw:text-style-name="P2" xml:id="id420" draw:id="id420" draw:layer="layout" svg:width="1cm" svg:height="0.9cm" svg:x="52.4cm" svg:y="22.5cm">
          <text:p text:style-name="P1"><text:span text:style-name="T1">IMUX</text:span></text:p>
          <text:p text:style-name="P1"><text:span text:style-name="T1">31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2.9cm" svg:y1="27.4cm" svg:x2="52.9cm" svg:y2="23.4cm" draw:start-shape="id375" draw:start-glue-point="0" draw:end-shape="id420" draw:end-glue-point="2" svg:d="M52900 27400v-4000" svg:viewBox="0 0 1 4001">
          <text:p text:style-name="P1"><text:span text:style-name="T2">b</text:span></text:p>
        </draw:connector>
        <draw:custom-shape draw:style-name="gr3" draw:text-style-name="P4" xml:id="id421" draw:id="id421" draw:layer="layout" svg:width="2.1cm" svg:height="0.9cm" svg:x="54.6cm" svg:y="19.9cm">
          <text:p text:style-name="P1"><text:span text:style-name="T1">DFFR (clk60,/res)</text:span></text:p>
          <text:p text:style-name="P1"><text:span text:style-name="T1">305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2.9cm" svg:y1="22.5cm" svg:x2="55.65cm" svg:y2="20.8cm" draw:start-shape="id420" draw:start-glue-point="0" draw:end-shape="id421" draw:end-glue-point="2" svg:d="M52900 22500l2750-1700" svg:viewBox="0 0 2751 1701">
          <text:p/>
        </draw:connector>
        <draw:custom-shape draw:style-name="gr1" draw:text-style-name="P2" xml:id="id422" draw:id="id422" draw:layer="layout" svg:width="1cm" svg:height="0.9cm" svg:x="53.5cm" svg:y="22.5cm">
          <text:p text:style-name="P1"><text:span text:style-name="T1">IMUX</text:span></text:p>
          <text:p text:style-name="P1"><text:span text:style-name="T1">32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4cm" svg:y1="27.4cm" svg:x2="54cm" svg:y2="23.4cm" draw:start-shape="id376" draw:start-glue-point="0" draw:end-shape="id422" draw:end-glue-point="2" svg:d="M54000 27400v-4000" svg:viewBox="0 0 1 4001">
          <text:p text:style-name="P1"><text:span text:style-name="T2">b</text:span></text:p>
        </draw:connector>
        <draw:custom-shape draw:style-name="gr3" draw:text-style-name="P4" xml:id="id423" draw:id="id423" draw:layer="layout" svg:width="2.1cm" svg:height="0.9cm" svg:x="56.8cm" svg:y="19.9cm">
          <text:p text:style-name="P1"><text:span text:style-name="T1">DFFR (clk60,/res)</text:span></text:p>
          <text:p text:style-name="P1"><text:span text:style-name="T1">326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4cm" svg:y1="22.5cm" svg:x2="57.85cm" svg:y2="20.8cm" draw:start-shape="id422" draw:start-glue-point="0" draw:end-shape="id423" draw:end-glue-point="2" svg:d="M54000 22500l3850-1700" svg:viewBox="0 0 3851 1701">
          <text:p/>
        </draw:connector>
        <draw:custom-shape draw:style-name="gr1" draw:text-style-name="P2" xml:id="id424" draw:id="id424" draw:layer="layout" svg:width="1cm" svg:height="0.9cm" svg:x="54.6cm" svg:y="22.5cm">
          <text:p text:style-name="P1"><text:span text:style-name="T1">IMUX</text:span></text:p>
          <text:p text:style-name="P1"><text:span text:style-name="T1">36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5.1cm" svg:y1="27.4cm" svg:x2="55.1cm" svg:y2="23.4cm" draw:start-shape="id377" draw:start-glue-point="0" draw:end-shape="id424" draw:end-glue-point="2" svg:d="M55100 27400v-4000" svg:viewBox="0 0 1 4001">
          <text:p text:style-name="P1"><text:span text:style-name="T2">b</text:span></text:p>
        </draw:connector>
        <draw:custom-shape draw:style-name="gr3" draw:text-style-name="P4" xml:id="id425" draw:id="id425" draw:layer="layout" svg:width="2.1cm" svg:height="0.9cm" svg:x="59cm" svg:y="19.9cm">
          <text:p text:style-name="P1"><text:span text:style-name="T1">DFFR (clk60,/res)</text:span></text:p>
          <text:p text:style-name="P1"><text:span text:style-name="T1">367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5.1cm" svg:y1="22.5cm" svg:x2="60.05cm" svg:y2="20.8cm" draw:start-shape="id424" draw:start-glue-point="0" draw:end-shape="id425" draw:end-glue-point="2" svg:d="M55100 22500l4950-1700" svg:viewBox="0 0 4951 1701">
          <text:p/>
        </draw:connector>
        <draw:custom-shape draw:style-name="gr1" draw:text-style-name="P2" xml:id="id426" draw:id="id426" draw:layer="layout" svg:width="1cm" svg:height="0.9cm" svg:x="55.7cm" svg:y="22.5cm">
          <text:p text:style-name="P1"><text:span text:style-name="T1">IMUX</text:span></text:p>
          <text:p text:style-name="P1"><text:span text:style-name="T1">3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0" draw:layer="layout" draw:type="line" svg:x1="56.2cm" svg:y1="27.4cm" svg:x2="56.2cm" svg:y2="23.4cm" draw:start-shape="id378" draw:start-glue-point="0" draw:end-shape="id426" draw:end-glue-point="2" svg:d="M56200 27400v-4000" svg:viewBox="0 0 1 4001">
          <text:p text:style-name="P1"><text:span text:style-name="T4">b</text:span></text:p>
        </draw:connector>
        <draw:custom-shape draw:style-name="gr3" draw:text-style-name="P4" xml:id="id427" draw:id="id427" draw:layer="layout" svg:width="2.1cm" svg:height="0.9cm" svg:x="61.2cm" svg:y="19.9cm">
          <text:p text:style-name="P1"><text:span text:style-name="T1">DFFR (clk60,/res)</text:span></text:p>
          <text:p text:style-name="P1"><text:span text:style-name="T1">314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6.2cm" svg:y1="22.5cm" svg:x2="62.25cm" svg:y2="20.8cm" draw:start-shape="id426" draw:start-glue-point="0" draw:end-shape="id427" draw:end-glue-point="2" svg:d="M56200 22500l6050-1700" svg:viewBox="0 0 6051 1701">
          <text:p/>
        </draw:connector>
        <draw:custom-shape draw:style-name="gr1" draw:text-style-name="P2" xml:id="id428" draw:id="id428" draw:layer="layout" svg:width="1cm" svg:height="0.9cm" svg:x="56.8cm" svg:y="22.5cm">
          <text:p text:style-name="P1"><text:span text:style-name="T1">IMUX</text:span></text:p>
          <text:p text:style-name="P1"><text:span text:style-name="T1">3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7.3cm" svg:y1="27.4cm" svg:x2="57.3cm" svg:y2="23.4cm" draw:start-shape="id379" draw:start-glue-point="0" draw:end-shape="id428" draw:end-glue-point="2" svg:d="M57300 27400v-4000" svg:viewBox="0 0 1 4001">
          <text:p text:style-name="P1"><text:span text:style-name="T2">b</text:span></text:p>
        </draw:connector>
        <draw:custom-shape draw:style-name="gr3" draw:text-style-name="P4" xml:id="id429" draw:id="id429" draw:layer="layout" svg:width="2.1cm" svg:height="0.9cm" svg:x="63.4cm" svg:y="19.9cm">
          <text:p text:style-name="P1"><text:span text:style-name="T1">DFFR (clk60,/res)</text:span></text:p>
          <text:p text:style-name="P1"><text:span text:style-name="T1">315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7.3cm" svg:y1="22.5cm" svg:x2="64.45cm" svg:y2="20.8cm" draw:start-shape="id428" draw:start-glue-point="0" draw:end-shape="id429" draw:end-glue-point="2" svg:d="M57300 22500l7150-1700" svg:viewBox="0 0 7151 1701">
          <text:p/>
        </draw:connector>
        <draw:custom-shape draw:style-name="gr1" draw:text-style-name="P2" xml:id="id430" draw:id="id430" draw:layer="layout" svg:width="1cm" svg:height="0.9cm" svg:x="57.9cm" svg:y="22.5cm">
          <text:p text:style-name="P1"><text:span text:style-name="T1">IMUX</text:span></text:p>
          <text:p text:style-name="P1"><text:span text:style-name="T1">32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8.4cm" svg:y1="27.4cm" svg:x2="58.4cm" svg:y2="23.4cm" draw:start-shape="id380" draw:start-glue-point="0" draw:end-shape="id430" draw:end-glue-point="2" svg:d="M58400 27400v-4000" svg:viewBox="0 0 1 4001">
          <text:p text:style-name="P1"><text:span text:style-name="T2">b</text:span></text:p>
        </draw:connector>
        <draw:custom-shape draw:style-name="gr3" draw:text-style-name="P4" xml:id="id431" draw:id="id431" draw:layer="layout" svg:width="2.1cm" svg:height="0.9cm" svg:x="65.6cm" svg:y="19.9cm">
          <text:p text:style-name="P1"><text:span text:style-name="T1">DFFR (clk60,/res)</text:span></text:p>
          <text:p text:style-name="P1"><text:span text:style-name="T1">304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8.4cm" svg:y1="22.5cm" svg:x2="66.65cm" svg:y2="20.8cm" draw:start-shape="id430" draw:start-glue-point="0" draw:end-shape="id431" draw:end-glue-point="2" svg:d="M58400 22500l8250-1700" svg:viewBox="0 0 8251 1701">
          <text:p/>
        </draw:connector>
        <draw:custom-shape draw:style-name="gr1" draw:text-style-name="P2" xml:id="id432" draw:id="id432" draw:layer="layout" svg:width="1cm" svg:height="0.9cm" svg:x="59cm" svg:y="22.5cm">
          <text:p text:style-name="P1"><text:span text:style-name="T1">IMUX</text:span></text:p>
          <text:p text:style-name="P1"><text:span text:style-name="T1">31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9.5cm" svg:y1="27.4cm" svg:x2="59.5cm" svg:y2="23.4cm" draw:start-shape="id381" draw:start-glue-point="0" draw:end-shape="id432" draw:end-glue-point="2" svg:d="M59500 27400v-4000" svg:viewBox="0 0 1 4001">
          <text:p text:style-name="P1"><text:span text:style-name="T2">b</text:span></text:p>
        </draw:connector>
        <draw:custom-shape draw:style-name="gr3" draw:text-style-name="P4" xml:id="id433" draw:id="id433" draw:layer="layout" svg:width="2.1cm" svg:height="0.9cm" svg:x="67.8cm" svg:y="19.9cm">
          <text:p text:style-name="P1"><text:span text:style-name="T1">DFFR (clk60,/res)</text:span></text:p>
          <text:p text:style-name="P1"><text:span text:style-name="T1">304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9.5cm" svg:y1="22.5cm" svg:x2="68.85cm" svg:y2="20.8cm" draw:start-shape="id432" draw:start-glue-point="0" draw:end-shape="id433" draw:end-glue-point="2" svg:d="M59500 22500l9350-1700" svg:viewBox="0 0 9351 1701">
          <text:p/>
        </draw:connector>
        <draw:custom-shape draw:style-name="gr1" draw:text-style-name="P2" xml:id="id434" draw:id="id434" draw:layer="layout" svg:width="1cm" svg:height="0.9cm" svg:x="60.1cm" svg:y="22.5cm">
          <text:p text:style-name="P1"><text:span text:style-name="T1">IMUX</text:span></text:p>
          <text:p text:style-name="P1"><text:span text:style-name="T1">34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0.6cm" svg:y1="27.4cm" svg:x2="60.6cm" svg:y2="23.4cm" draw:start-shape="id382" draw:start-glue-point="0" draw:end-shape="id434" draw:end-glue-point="2" svg:d="M60600 27400v-4000" svg:viewBox="0 0 1 4001">
          <text:p text:style-name="P1"><text:span text:style-name="T2">b</text:span></text:p>
        </draw:connector>
        <draw:custom-shape draw:style-name="gr3" draw:text-style-name="P4" xml:id="id435" draw:id="id435" draw:layer="layout" svg:width="2.1cm" svg:height="0.9cm" svg:x="70cm" svg:y="19.9cm">
          <text:p text:style-name="P1"><text:span text:style-name="T1">DFFR (clk60,/res)</text:span></text:p>
          <text:p text:style-name="P1"><text:span text:style-name="T1">346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0.6cm" svg:y1="22.5cm" svg:x2="71.05cm" svg:y2="20.8cm" draw:start-shape="id434" draw:start-glue-point="0" draw:end-shape="id435" draw:end-glue-point="2" svg:d="M60600 22500l10450-1700" svg:viewBox="0 0 10451 1701">
          <text:p/>
        </draw:connector>
        <draw:custom-shape draw:style-name="gr1" draw:text-style-name="P2" xml:id="id436" draw:id="id436" draw:layer="layout" svg:width="1cm" svg:height="0.9cm" svg:x="61.2cm" svg:y="22.5cm">
          <text:p text:style-name="P1"><text:span text:style-name="T1">IMUX</text:span></text:p>
          <text:p text:style-name="P1"><text:span text:style-name="T1">34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1.7cm" svg:y1="27.4cm" svg:x2="61.7cm" svg:y2="23.4cm" draw:start-shape="id383" draw:start-glue-point="0" draw:end-shape="id436" draw:end-glue-point="2" svg:d="M61700 27400v-4000" svg:viewBox="0 0 1 4001">
          <text:p text:style-name="P1"><text:span text:style-name="T2">b</text:span></text:p>
        </draw:connector>
        <draw:custom-shape draw:style-name="gr3" draw:text-style-name="P4" xml:id="id437" draw:id="id437" draw:layer="layout" svg:width="2.1cm" svg:height="0.9cm" svg:x="72.2cm" svg:y="19.9cm">
          <text:p text:style-name="P1"><text:span text:style-name="T1">DFFR (clk60,/res)</text:span></text:p>
          <text:p text:style-name="P1"><text:span text:style-name="T1">356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1.7cm" svg:y1="22.5cm" svg:x2="73.25cm" svg:y2="20.8cm" draw:start-shape="id436" draw:start-glue-point="0" draw:end-shape="id437" draw:end-glue-point="2" svg:d="M61700 22500l11550-1700" svg:viewBox="0 0 11551 1701">
          <text:p/>
        </draw:connector>
        <draw:custom-shape draw:style-name="gr1" draw:text-style-name="P2" xml:id="id438" draw:id="id438" draw:layer="layout" svg:width="1cm" svg:height="0.9cm" svg:x="62.3cm" svg:y="22.5cm">
          <text:p text:style-name="P1"><text:span text:style-name="T1">IMUX</text:span></text:p>
          <text:p text:style-name="P1"><text:span text:style-name="T1">36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2.8cm" svg:y1="27.4cm" svg:x2="62.8cm" svg:y2="23.4cm" draw:start-shape="id384" draw:start-glue-point="0" draw:end-shape="id438" draw:end-glue-point="2" svg:d="M62800 27400v-4000" svg:viewBox="0 0 1 4001">
          <text:p text:style-name="P1"><text:span text:style-name="T2">b</text:span></text:p>
        </draw:connector>
        <draw:custom-shape draw:style-name="gr3" draw:text-style-name="P4" xml:id="id439" draw:id="id439" draw:layer="layout" svg:width="2.1cm" svg:height="0.9cm" svg:x="74.4cm" svg:y="19.9cm">
          <text:p text:style-name="P1"><text:span text:style-name="T1">DFFR (clk60,/res)</text:span></text:p>
          <text:p text:style-name="P1"><text:span text:style-name="T1">366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2.8cm" svg:y1="22.5cm" svg:x2="75.45cm" svg:y2="20.8cm" draw:start-shape="id438" draw:start-glue-point="0" draw:end-shape="id439" draw:end-glue-point="2" svg:d="M62800 22500l12650-1700" svg:viewBox="0 0 12651 1701">
          <text:p/>
        </draw:connector>
        <draw:custom-shape draw:style-name="gr1" draw:text-style-name="P2" xml:id="id440" draw:id="id440" draw:layer="layout" svg:width="1cm" svg:height="0.9cm" svg:x="63.4cm" svg:y="22.5cm">
          <text:p text:style-name="P1"><text:span text:style-name="T1">IMUX</text:span></text:p>
          <text:p text:style-name="P1"><text:span text:style-name="T1">37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3.9cm" svg:y1="27.4cm" svg:x2="63.9cm" svg:y2="23.4cm" draw:start-shape="id385" draw:start-glue-point="0" draw:end-shape="id440" draw:end-glue-point="2" svg:d="M63900 27400v-4000" svg:viewBox="0 0 1 4001">
          <text:p text:style-name="P1"><text:span text:style-name="T2">b</text:span></text:p>
        </draw:connector>
        <draw:custom-shape draw:style-name="gr3" draw:text-style-name="P4" xml:id="id441" draw:id="id441" draw:layer="layout" svg:width="2.1cm" svg:height="0.9cm" svg:x="76.6cm" svg:y="19.9cm">
          <text:p text:style-name="P1"><text:span text:style-name="T1">DFFR (clk60,/res)</text:span></text:p>
          <text:p text:style-name="P1"><text:span text:style-name="T1">375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3.9cm" svg:y1="22.5cm" svg:x2="77.65cm" svg:y2="20.8cm" draw:start-shape="id440" draw:start-glue-point="0" draw:end-shape="id441" draw:end-glue-point="2" svg:d="M63900 22500l13750-1700" svg:viewBox="0 0 13751 1701">
          <text:p/>
        </draw:connector>
        <draw:connector draw:style-name="gr2" draw:text-style-name="P3" draw:layer="layout" draw:type="line" svg:x1="41.3cm" svg:y1="24.7cm" svg:x2="41.3cm" svg:y2="23.198cm" draw:start-shape="id402" draw:start-glue-point="0" draw:end-shape="id388" draw:end-glue-point="2" svg:d="M41300 24700v-1502" svg:viewBox="0 0 1 1503">
          <text:p/>
        </draw:connector>
        <draw:custom-shape draw:style-name="gr1" draw:text-style-name="P2" xml:id="id442" draw:id="id442" draw:layer="layout" svg:width="1cm" svg:height="0.9cm" svg:x="52.716cm" svg:y="32.622cm">
          <text:p text:style-name="P1"><text:span text:style-name="T1">NAND</text:span></text:p>
          <text:p text:style-name="P1"><text:span text:style-name="T1">399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2.826cm" svg:y1="35.065cm" svg:x2="53.216cm" svg:y2="33.522cm" draw:end-shape="id442" draw:end-glue-point="2" svg:d="M52826 35065l390-1543" svg:viewBox="0 0 391 1544">
          <text:p text:style-name="P1"><text:span text:style-name="T2">command0</text:span></text:p>
        </draw:connector>
        <draw:custom-shape draw:style-name="gr1" draw:text-style-name="P2" xml:id="id443" draw:id="id443" draw:layer="layout" svg:width="1cm" svg:height="0.9cm" svg:x="125.963cm" svg:y="122.491cm">
          <text:p text:style-name="P1"><text:span text:style-name="T1">NAND</text:span></text:p>
          <text:p text:style-name="P1"><text:span text:style-name="T1">407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6.421cm" svg:y1="125.659cm" svg:x2="126.463cm" svg:y2="123.391cm" draw:end-shape="id443" draw:end-glue-point="2" svg:d="M126421 125659l42-2268" svg:viewBox="0 0 43 2269">
          <text:p text:style-name="P1"><text:span text:style-name="T2">command0</text:span></text:p>
        </draw:connector>
        <draw:custom-shape draw:style-name="gr3" draw:text-style-name="P4" xml:id="id444" draw:id="id444" draw:layer="layout" svg:width="2.1cm" svg:height="0.9cm" svg:x="53.1cm" svg:y="105.96cm">
          <text:p text:style-name="P1"><text:span text:style-name="T1">DFFR (clk61,/res)</text:span></text:p>
          <text:p text:style-name="P1"><text:span text:style-name="T1">4410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4.143cm" svg:y1="108.736cm" svg:x2="54.15cm" svg:y2="106.86cm" draw:end-shape="id444" draw:end-glue-point="2" svg:d="M54143 108736l7-1876" svg:viewBox="0 0 8 1877">
          <text:p text:style-name="P1"><text:span text:style-name="T2">command0</text:span></text:p>
        </draw:connector>
        <draw:connector draw:style-name="gr4" draw:text-style-name="P5" draw:layer="layout" draw:type="line" svg:x1="66.611cm" svg:y1="65cm" svg:x2="66.566cm" svg:y2="62.733cm" draw:end-shape="id393" draw:end-glue-point="2" svg:d="M66611 65000l-45-2267" svg:viewBox="0 0 46 2268">
          <text:p text:style-name="P1"><text:span text:style-name="T2">command0/b</text:span></text:p>
        </draw:connector>
        <draw:connector draw:style-name="gr4" draw:text-style-name="P3" draw:layer="layout" draw:type="line" svg:x1="79cm" svg:y1="48.3cm" svg:x2="77.7cm" svg:y2="47.164cm" draw:end-shape="id124" draw:end-glue-point="2" svg:d="M79000 48300l-1300-1136" svg:viewBox="0 0 1301 1137">
          <text:p text:style-name="P1"><text:span text:style-name="T2">/res</text:span></text:p>
        </draw:connector>
        <draw:custom-shape draw:style-name="gr3" draw:text-style-name="P4" xml:id="id53" draw:id="id53" draw:layer="layout" svg:width="2.1cm" svg:height="0.9cm" svg:x="65.7cm" svg:y="105.898cm">
          <text:p text:style-name="P1"><text:span text:style-name="T1">DFFR(clk66,/res)</text:span></text:p>
          <text:p text:style-name="P1"><text:span text:style-name="T1">476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9.683cm" svg:y1="68.27cm" svg:x2="109.689cm" svg:y2="67.153cm" draw:end-shape="id445" draw:end-glue-point="2" svg:d="M109683 68270l6-1117" svg:viewBox="0 0 7 1118">
          <text:p text:style-name="P1"><text:span text:style-name="T2">/res</text:span></text:p>
        </draw:connector>
        <draw:connector draw:style-name="gr2" draw:text-style-name="P3" draw:layer="layout" draw:type="line" svg:x1="126.463cm" svg:y1="122.491cm" svg:x2="127.063cm" svg:y2="121.602cm" draw:start-shape="id443" draw:start-glue-point="0" draw:end-shape="id394" draw:end-glue-point="2" svg:d="M126463 122491l600-889" svg:viewBox="0 0 601 890">
          <text:p/>
        </draw:connector>
        <draw:connector draw:style-name="gr4" draw:text-style-name="P5" draw:layer="layout" draw:type="line" svg:x1="53.216cm" svg:y1="32.622cm" svg:x2="52.68cm" svg:y2="31.5cm" draw:start-shape="id442" draw:start-glue-point="0" draw:end-shape="id401" draw:end-glue-point="2" svg:d="M53216 32622l-536-1122" svg:viewBox="0 0 537 1123">
          <text:p text:style-name="P1"><text:span text:style-name="T2">b</text:span></text:p>
        </draw:connector>
        <draw:connector draw:style-name="gr4" draw:text-style-name="P3" draw:layer="layout" draw:type="line" svg:x1="54.017cm" svg:y1="35.7cm" svg:x2="53.216cm" svg:y2="33.522cm" draw:end-shape="id442" draw:end-glue-point="2" svg:d="M54017 35700l-801-2178" svg:viewBox="0 0 802 2179">
          <text:p text:style-name="P1"><text:span text:style-name="T2">command1</text:span></text:p>
        </draw:connector>
        <draw:connector draw:style-name="gr4" draw:text-style-name="P3" draw:layer="layout" draw:type="line" svg:x1="59.083cm" svg:y1="36.474cm" svg:x2="59.9cm" svg:y2="35.244cm" draw:end-shape="id391" draw:end-glue-point="2" svg:d="M59083 36474l817-1230" svg:viewBox="0 0 818 1231">
          <text:p text:style-name="P1"><text:span text:style-name="T2">command1</text:span></text:p>
        </draw:connector>
        <draw:custom-shape draw:style-name="gr3" draw:text-style-name="P4" xml:id="id446" draw:id="id446" draw:layer="layout" svg:width="2.1cm" svg:height="0.9cm" svg:x="55.3cm" svg:y="105.96cm">
          <text:p text:style-name="P1"><text:span text:style-name="T1">DFFR (clk61,/res)</text:span></text:p>
          <text:p text:style-name="P1"><text:span text:style-name="T1">439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6.276cm" svg:y1="108.802cm" svg:x2="56.35cm" svg:y2="106.86cm" draw:end-shape="id446" draw:end-glue-point="2" svg:d="M56276 108802l74-1942" svg:viewBox="0 0 75 1943">
          <text:p text:style-name="P1"><text:span text:style-name="T2">command1</text:span></text:p>
        </draw:connector>
        <draw:connector draw:style-name="gr4" draw:text-style-name="P5" draw:layer="layout" draw:type="line" svg:x1="68.542cm" svg:y1="64.286cm" svg:x2="66.566cm" svg:y2="62.733cm" draw:end-shape="id393" draw:end-glue-point="2" svg:d="M68542 64286l-1976-1553" svg:viewBox="0 0 1977 1554">
          <text:p text:style-name="P1"><text:span text:style-name="T2">command1/c</text:span></text:p>
        </draw:connector>
        <draw:custom-shape draw:style-name="gr3" draw:text-style-name="P4" xml:id="id447" draw:id="id447" draw:layer="layout" svg:width="2.1cm" svg:height="0.9cm" svg:x="67.9cm" svg:y="105.898cm">
          <text:p text:style-name="P1"><text:span text:style-name="T1">DFFR(clk66,/res)</text:span></text:p>
          <text:p text:style-name="P1"><text:span text:style-name="T1">477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8.964cm" svg:y1="108.083cm" svg:x2="68.95cm" svg:y2="106.798cm" draw:end-shape="id447" draw:end-glue-point="2" svg:d="M68964 108083l-14-1285" svg:viewBox="0 0 15 1286">
          <text:p text:style-name="P1"><text:span text:style-name="T2">command1</text:span></text:p>
        </draw:connector>
        <draw:custom-shape draw:style-name="gr3" draw:text-style-name="P4" xml:id="id448" draw:id="id448" draw:layer="layout" svg:width="2.1cm" svg:height="0.9cm" svg:x="57.5cm" svg:y="105.96cm">
          <text:p text:style-name="P1"><text:span text:style-name="T1">DFFR (clk61,/res)</text:span></text:p>
          <text:p text:style-name="P1"><text:span text:style-name="T1">449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8.505cm" svg:y1="108.736cm" svg:x2="58.55cm" svg:y2="106.86cm" draw:end-shape="id448" draw:end-glue-point="2" svg:d="M58505 108736l45-1876" svg:viewBox="0 0 46 1877">
          <text:p text:style-name="P1"><text:span text:style-name="T2">command2</text:span></text:p>
        </draw:connector>
        <draw:custom-shape draw:style-name="gr3" draw:text-style-name="P4" xml:id="id449" draw:id="id449" draw:layer="layout" svg:width="2.1cm" svg:height="0.9cm" svg:x="70.1cm" svg:y="105.899cm">
          <text:p text:style-name="P1"><text:span text:style-name="T1">DFFR(clk66,/res)</text:span></text:p>
          <text:p text:style-name="P1"><text:span text:style-name="T1">477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1.16cm" svg:y1="108.083cm" svg:x2="71.15cm" svg:y2="106.799cm" draw:end-shape="id449" draw:end-glue-point="2" svg:d="M71160 108083l-10-1284" svg:viewBox="0 0 11 1285">
          <text:p text:style-name="P1"><text:span text:style-name="T2">command2</text:span></text:p>
        </draw:connector>
        <draw:connector draw:style-name="gr4" draw:text-style-name="P5" draw:layer="layout" draw:type="line" svg:x1="45.3cm" svg:y1="105.781cm" svg:x2="46.856cm" svg:y2="104.737cm" draw:start-shape="id367" draw:start-glue-point="0" svg:d="M45300 105781l1556-1044" svg:viewBox="0 0 1557 1045">
          <text:p text:style-name="P1"><text:span text:style-name="T2">/command0</text:span></text:p>
        </draw:connector>
        <draw:connector draw:style-name="gr4" draw:text-style-name="P3" draw:layer="layout" draw:type="line" svg:x1="45.3cm" svg:y1="103.657cm" svg:x2="45.348cm" svg:y2="101.456cm" draw:start-shape="id387" draw:start-glue-point="0" svg:d="M45300 103657l48-2201" svg:viewBox="0 0 49 2202">
          <text:p text:style-name="P1"><text:span text:style-name="T2">command0</text:span></text:p>
        </draw:connector>
        <draw:connector draw:style-name="gr4" draw:text-style-name="P3" draw:layer="layout" draw:type="line" svg:x1="47.6cm" svg:y1="103.699cm" svg:x2="47.597cm" svg:y2="101.589cm" draw:start-shape="id390" draw:start-glue-point="0" svg:d="M47600 103699l-3-2110" svg:viewBox="0 0 4 2111">
          <text:p text:style-name="P1"><text:span text:style-name="T2">command1</text:span></text:p>
        </draw:connector>
        <draw:connector draw:style-name="gr4" draw:text-style-name="P5" draw:layer="layout" draw:type="line" svg:x1="47.6cm" svg:y1="105.833cm" svg:x2="49.156cm" svg:y2="104.799cm" draw:start-shape="id369" draw:start-glue-point="0" svg:d="M47600 105833l1556-1034" svg:viewBox="0 0 1557 1035">
          <text:p text:style-name="P1"><text:span text:style-name="T2">/command1</text:span></text:p>
        </draw:connector>
        <draw:connector draw:style-name="gr4" draw:text-style-name="P5" draw:layer="layout" draw:type="line" svg:x1="45.3cm" svg:y1="105.782cm" svg:x2="46.856cm" svg:y2="104.738cm" svg:d="M45300 105782l1556-1044" svg:viewBox="0 0 1557 1045">
          <text:p text:style-name="P1"><text:span text:style-name="T2">/command0</text:span></text:p>
        </draw:connector>
        <draw:connector draw:style-name="gr4" draw:text-style-name="P5" draw:layer="layout" draw:type="line" svg:x1="45.3cm" svg:y1="105.782cm" svg:x2="46.856cm" svg:y2="104.738cm" svg:d="M45300 105782l1556-1044" svg:viewBox="0 0 1557 1045">
          <text:p text:style-name="P1"><text:span text:style-name="T2">/command0</text:span></text:p>
        </draw:connector>
        <draw:connector draw:style-name="gr4" draw:text-style-name="P5" draw:layer="layout" draw:type="line" svg:x1="49.9cm" svg:y1="105.899cm" svg:x2="51.5cm" svg:y2="104.899cm" draw:start-shape="id370" draw:start-glue-point="0" svg:d="M49900 105899l1600-1000" svg:viewBox="0 0 1601 1001">
          <text:p text:style-name="P1"><text:span text:style-name="T2">/command2</text:span></text:p>
        </draw:connector>
        <draw:connector draw:style-name="gr4" draw:text-style-name="P3" draw:layer="layout" draw:type="line" svg:x1="49.9cm" svg:y1="103.699cm" svg:x2="49.9cm" svg:y2="101.599cm" draw:start-shape="id392" draw:start-glue-point="0" svg:d="M49900 103699v-2100" svg:viewBox="0 0 1 2101">
          <text:p text:style-name="P1"><text:span text:style-name="T2">command2</text:span></text:p>
        </draw:connector>
        <draw:custom-shape draw:style-name="gr1" draw:text-style-name="P2" xml:id="id450" draw:id="id450" draw:layer="layout" svg:width="1cm" svg:height="0.9cm" svg:x="126.663cm" svg:y="112.702cm">
          <text:p text:style-name="P1"><text:span text:style-name="T1">OR (mclk)</text:span></text:p>
          <text:p text:style-name="P1"><text:span text:style-name="T1">39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27.136cm" svg:y1="114.402cm" svg:x2="127.163cm" svg:y2="113.602cm" draw:start-shape="id319" draw:start-glue-point="0" draw:end-shape="id450" draw:end-glue-point="2" svg:d="M127136 114402l27-800" svg:viewBox="0 0 28 801">
          <text:p/>
        </draw:connector>
        <draw:connector draw:style-name="gr4" draw:text-style-name="P5" draw:layer="layout" draw:type="line" svg:x1="127.163cm" svg:y1="112.702cm" svg:x2="127.204cm" svg:y2="111cm" draw:start-shape="id450" draw:start-glue-point="0" svg:d="M127163 112702l41-1702" svg:viewBox="0 0 42 1703">
          <text:p text:style-name="P1"><text:span text:style-name="T2">clk60</text:span></text:p>
        </draw:connector>
        <draw:connector draw:style-name="gr4" draw:text-style-name="P5" draw:layer="layout" draw:type="line" svg:x1="47.296cm" svg:y1="30.11cm" svg:x2="47.4cm" svg:y2="28.3cm" draw:end-shape="id451" draw:end-glue-point="2" svg:d="M47296 30110l104-1810" svg:viewBox="0 0 105 1811">
          <text:p text:style-name="P1"><text:span text:style-name="T2">sod00</text:span></text:p>
        </draw:connector>
        <draw:connector draw:style-name="gr2" draw:text-style-name="P3" draw:layer="layout" draw:type="line" svg:x1="47.4cm" svg:y1="27.4cm" svg:x2="47.4cm" svg:y2="26.4cm" draw:start-shape="id451" draw:start-glue-point="0" draw:end-shape="id403" draw:end-glue-point="2" svg:d="M47400 27400v-1000" svg:viewBox="0 0 1 1001">
          <text:p/>
        </draw:connector>
        <draw:connector draw:style-name="gr2" draw:text-style-name="P3" draw:layer="layout" draw:type="line" svg:x1="47.4cm" svg:y1="27.4cm" svg:x2="41.3cm" svg:y2="23.198cm" draw:start-shape="id451" draw:start-glue-point="0" draw:end-shape="id388" draw:end-glue-point="2" svg:d="M47400 27400l-6100-4202" svg:viewBox="0 0 6101 4203">
          <text:p/>
        </draw:connector>
        <draw:connector draw:style-name="gr4" draw:text-style-name="P3" draw:layer="layout" draw:type="line" svg:x1="35.348cm" svg:y1="14.896cm" svg:x2="35.526cm" svg:y2="12.545cm" draw:end-shape="id343" draw:end-glue-point="2" svg:d="M35348 14896l178-2351" svg:viewBox="0 0 179 2352">
          <text:p text:style-name="P1"><text:span text:style-name="T2">com1_s</text:span></text:p>
        </draw:connector>
        <draw:custom-shape draw:style-name="gr1" draw:text-style-name="P2" xml:id="id452" draw:id="id452" draw:layer="layout" svg:width="1cm" svg:height="0.9cm" svg:x="40.6cm" svg:y="105.837cm">
          <text:p text:style-name="P1"><text:span text:style-name="T1">3-NAND</text:span></text:p>
          <text:p text:style-name="P1"><text:span text:style-name="T1">4410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1.005cm" svg:y1="109.075cm" svg:x2="41.1cm" svg:y2="106.737cm" draw:end-shape="id452" draw:end-glue-point="2" svg:d="M41005 109075l95-2338" svg:viewBox="0 0 96 2339">
          <text:p text:style-name="P1"><text:span text:style-name="T2">com1_s</text:span></text:p>
        </draw:connector>
        <draw:custom-shape draw:style-name="gr1" draw:text-style-name="P2" xml:id="id453" draw:id="id453" draw:layer="layout" svg:width="1cm" svg:height="0.9cm" svg:x="55.9cm" svg:y="104.26cm">
          <text:p text:style-name="P1"><text:span text:style-name="T1">NOT</text:span></text:p>
          <text:p text:style-name="P1"><text:span text:style-name="T1">4410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6.35cm" svg:y1="105.96cm" svg:x2="56.4cm" svg:y2="105.16cm" draw:start-shape="id446" draw:start-glue-point="0" draw:end-shape="id453" draw:end-glue-point="2" svg:d="M56350 105960l50-800" svg:viewBox="0 0 51 801">
          <text:p/>
        </draw:connector>
        <draw:custom-shape draw:style-name="gr1" draw:text-style-name="P2" xml:id="id454" draw:id="id454" draw:layer="layout" svg:width="1cm" svg:height="0.9cm" svg:x="62.537cm" svg:y="105.481cm">
          <text:p text:style-name="P1"><text:span text:style-name="T1">3-NAND</text:span></text:p>
          <text:p text:style-name="P1"><text:span text:style-name="T1">4410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2.843cm" svg:y1="108.5cm" svg:x2="63.037cm" svg:y2="106.381cm" draw:end-shape="id454" draw:end-glue-point="2" svg:d="M62843 108500l194-2119" svg:viewBox="0 0 195 2120">
          <text:p text:style-name="P1"><text:span text:style-name="T2">/com1_s</text:span></text:p>
        </draw:connector>
        <draw:connector draw:style-name="gr2" draw:text-style-name="P3" draw:layer="layout" draw:type="line" svg:x1="41.1cm" svg:y1="105.837cm" svg:x2="41.839cm" svg:y2="104.784cm" draw:start-shape="id452" draw:start-glue-point="0" draw:end-shape="id320" draw:end-glue-point="2" svg:d="M41100 105837l739-1053" svg:viewBox="0 0 740 1054">
          <text:p/>
        </draw:connector>
        <draw:custom-shape draw:style-name="gr1" draw:text-style-name="P2" xml:id="id455" draw:id="id455" draw:layer="layout" svg:width="1cm" svg:height="0.9cm" svg:x="41.305cm" svg:y="102.206cm">
          <text:p text:style-name="P1"><text:span text:style-name="T1">NOR (mclk)</text:span></text:p>
          <text:p text:style-name="P1"><text:span text:style-name="T1">3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1.839cm" svg:y1="103.884cm" svg:x2="41.805cm" svg:y2="103.106cm" draw:start-shape="id320" draw:start-glue-point="0" draw:end-shape="id455" draw:end-glue-point="2" svg:d="M41839 103884l-34-778" svg:viewBox="0 0 35 779">
          <text:p/>
        </draw:connector>
        <draw:connector draw:style-name="gr2" draw:text-style-name="P3" draw:layer="layout" draw:type="line" svg:x1="41.1cm" svg:y1="105.837cm" svg:x2="40.2cm" svg:y2="104.785cm" draw:start-shape="id452" draw:start-glue-point="0" draw:end-shape="id318" draw:end-glue-point="2" svg:d="M41100 105837l-900-1052" svg:viewBox="0 0 901 1053">
          <text:p/>
        </draw:connector>
        <draw:connector draw:style-name="gr4" draw:text-style-name="P5" draw:layer="layout" draw:type="line" svg:x1="41.805cm" svg:y1="102.206cm" svg:x2="41.786cm" svg:y2="100.007cm" draw:start-shape="id455" draw:start-glue-point="0" svg:d="M41805 102206l-19-2199" svg:viewBox="0 0 20 2200">
          <text:p text:style-name="P1"><text:span text:style-name="T2">unit00_ie</text:span></text:p>
        </draw:connector>
        <draw:custom-shape draw:style-name="gr1" draw:text-style-name="P2" xml:id="id456" draw:id="id456" draw:layer="layout" svg:width="1cm" svg:height="0.9cm" svg:x="75.2cm" svg:y="42.7cm">
          <text:p text:style-name="P1"><text:span text:style-name="T1">NOT</text:span></text:p>
          <text:p text:style-name="P1"><text:span text:style-name="T1">35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draw:type="line" svg:x1="74.15cm" svg:y1="44.201cm" svg:x2="75.7cm" svg:y2="43.6cm" draw:start-shape="id135" draw:start-glue-point="0" draw:end-shape="id456" draw:end-glue-point="2" svg:d="M74150 44201l1550-601" svg:viewBox="0 0 1551 602">
          <text:p/>
        </draw:connector>
        <draw:connector draw:style-name="gr4" draw:text-style-name="P5" draw:layer="layout" draw:type="line" svg:x1="75.7cm" svg:y1="42.7cm" svg:x2="75.72cm" svg:y2="40.81cm" draw:start-shape="id456" draw:start-glue-point="0" svg:d="M75700 42700l20-1890" svg:viewBox="0 0 21 1891">
          <text:p text:style-name="P1"><text:span text:style-name="T2">/dir</text:span></text:p>
        </draw:connector>
        <draw:custom-shape draw:style-name="gr1" draw:text-style-name="P2" xml:id="id457" draw:id="id457" draw:layer="layout" svg:width="1cm" svg:height="0.9cm" svg:x="58cm" svg:y="104.36cm">
          <text:p text:style-name="P1"><text:span text:style-name="T1">NOT</text:span></text:p>
          <text:p text:style-name="P1"><text:span text:style-name="T1">449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8.55cm" svg:y1="105.96cm" svg:x2="58.5cm" svg:y2="105.26cm" draw:start-shape="id448" draw:start-glue-point="0" draw:end-shape="id457" draw:end-glue-point="2" svg:d="M58550 105960l-50-700" svg:viewBox="0 0 51 701">
          <text:p/>
        </draw:connector>
        <draw:connector draw:style-name="gr4" draw:text-style-name="P3" draw:layer="layout" draw:type="line" svg:x1="42.116cm" svg:y1="108.281cm" svg:x2="41.1cm" svg:y2="106.737cm" draw:end-shape="id452" draw:end-glue-point="2" svg:d="M42116 108281l-1016-1544" svg:viewBox="0 0 1017 1545">
          <text:p text:style-name="P1"><text:span text:style-name="T2">/com2_s</text:span></text:p>
        </draw:connector>
        <draw:connector draw:style-name="gr4" draw:text-style-name="P3" draw:layer="layout" draw:type="line" svg:x1="64.166cm" svg:y1="107.786cm" svg:x2="63.037cm" svg:y2="106.381cm" draw:end-shape="id454" draw:end-glue-point="2" svg:d="M64166 107786l-1129-1405" svg:viewBox="0 0 1130 1406">
          <text:p text:style-name="P1"><text:span text:style-name="T2">/com2_s</text:span></text:p>
        </draw:connector>
        <draw:connector draw:style-name="gr4" draw:text-style-name="P3" draw:layer="layout" draw:type="line" svg:x1="36.724cm" svg:y1="14.129cm" svg:x2="35.526cm" svg:y2="12.545cm" draw:end-shape="id343" draw:end-glue-point="2" svg:d="M36724 14129l-1198-1584" svg:viewBox="0 0 1199 1585">
          <text:p text:style-name="P1"><text:span text:style-name="T2">/com2_s</text:span></text:p>
        </draw:connector>
        <draw:connector draw:style-name="gr4" draw:text-style-name="P3" draw:layer="layout" draw:type="line" svg:x1="40.079cm" svg:y1="108.175cm" svg:x2="41.1cm" svg:y2="106.737cm" draw:end-shape="id452" draw:end-glue-point="2" svg:d="M40079 108175l1021-1438" svg:viewBox="0 0 1022 1439">
          <text:p text:style-name="P1"><text:span text:style-name="T2">com0_s</text:span></text:p>
        </draw:connector>
        <draw:connector draw:style-name="gr4" draw:text-style-name="P3" draw:layer="layout" draw:type="line" svg:x1="61.801cm" svg:y1="107.688cm" svg:x2="63.037cm" svg:y2="106.381cm" draw:end-shape="id454" draw:end-glue-point="2" svg:d="M61801 107688l1236-1307" svg:viewBox="0 0 1237 1308">
          <text:p text:style-name="P1"><text:span text:style-name="T2">com0_s</text:span></text:p>
        </draw:connector>
        <draw:custom-shape draw:style-name="gr1" draw:text-style-name="P2" xml:id="id458" draw:id="id458" draw:layer="layout" svg:width="1cm" svg:height="0.9cm" svg:x="53.7cm" svg:y="104.26cm">
          <text:p text:style-name="P1"><text:span text:style-name="T1">NOT</text:span></text:p>
          <text:p text:style-name="P1"><text:span text:style-name="T1">4410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4.15cm" svg:y1="105.96cm" svg:x2="54.2cm" svg:y2="105.16cm" draw:start-shape="id444" draw:start-glue-point="0" draw:end-shape="id458" draw:end-glue-point="2" svg:d="M54150 105960l50-800" svg:viewBox="0 0 51 801">
          <text:p/>
        </draw:connector>
        <draw:connector draw:style-name="gr4" draw:text-style-name="P3" draw:layer="layout" draw:type="line" svg:x1="34.528cm" svg:y1="14.076cm" svg:x2="35.526cm" svg:y2="12.545cm" draw:end-shape="id343" draw:end-glue-point="2" svg:d="M34528 14076l998-1531" svg:viewBox="0 0 999 1532">
          <text:p text:style-name="P1"><text:span text:style-name="T2">/com0_s</text:span></text:p>
        </draw:connector>
        <draw:custom-shape draw:style-name="gr1" draw:text-style-name="P2" xml:id="id459" draw:id="id459" draw:layer="layout" svg:width="1cm" svg:height="0.9cm" svg:x="63.326cm" svg:y="103.4cm">
          <text:p text:style-name="P1"><text:span text:style-name="T1">NOT</text:span></text:p>
          <text:p text:style-name="P1"><text:span text:style-name="T1">4610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3.037cm" svg:y1="105.481cm" svg:x2="63.826cm" svg:y2="104.3cm" draw:start-shape="id454" draw:start-glue-point="0" draw:end-shape="id459" draw:end-glue-point="2" svg:d="M63037 105481l789-1181" svg:viewBox="0 0 790 1182">
          <text:p/>
        </draw:connector>
        <draw:connector draw:style-name="gr4" draw:text-style-name="P3" draw:layer="layout" draw:type="line" svg:x1="30.269cm" svg:y1="58.897cm" svg:x2="30.3cm" svg:y2="57.1cm" draw:end-shape="id56" draw:end-glue-point="2" svg:d="M30269 58897l31-1797" svg:viewBox="0 0 32 1798">
          <text:p text:style-name="P1"><text:span text:style-name="T2">com_dec_block_s</text:span></text:p>
        </draw:connector>
        <draw:connector draw:style-name="gr4" draw:text-style-name="P3" draw:layer="layout" draw:type="line" svg:x1="99.246cm" svg:y1="53.909cm" svg:x2="97.289cm" svg:y2="52.975cm" draw:end-shape="id348" draw:end-glue-point="2" svg:d="M99246 53909l-1957-934" svg:viewBox="0 0 1958 935">
          <text:p text:style-name="P1"><text:span text:style-name="T2">com_dec_block_s</text:span></text:p>
        </draw:connector>
        <draw:connector draw:style-name="gr4" draw:text-style-name="P3" draw:layer="layout" draw:type="line" svg:x1="54.75cm" svg:y1="52.406cm" svg:x2="56.4cm" svg:y2="51.383cm" draw:end-shape="id141" draw:end-glue-point="2" svg:d="M54750 52406l1650-1023" svg:viewBox="0 0 1651 1024">
          <text:p text:style-name="P1"><text:span text:style-name="T2">/com_dec_block_s</text:span></text:p>
        </draw:connector>
        <draw:custom-shape draw:style-name="gr1" draw:text-style-name="P2" xml:id="id460" draw:id="id460" draw:layer="layout" svg:width="1cm" svg:height="0.9cm" svg:x="96.789cm" svg:y="50.575cm">
          <text:p text:style-name="P1"><text:span text:style-name="T1">AND</text:span></text:p>
          <text:p text:style-name="P1"><text:span text:style-name="T1">419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7.289cm" svg:y1="52.075cm" svg:x2="97.289cm" svg:y2="51.475cm" draw:start-shape="id348" draw:start-glue-point="0" draw:end-shape="id460" draw:end-glue-point="2" svg:d="M97289 52075v-600" svg:viewBox="0 0 1 601">
          <text:p/>
        </draw:connector>
        <draw:connector draw:style-name="gr4" draw:text-style-name="P3" draw:layer="layout" draw:type="line" svg:x1="54.15cm" svg:y1="105.96cm" svg:x2="52.803cm" svg:y2="104.761cm" draw:start-shape="id444" draw:start-glue-point="0" svg:d="M54150 105960l-1347-1199" svg:viewBox="0 0 1348 1200">
          <text:p text:style-name="P1"><text:span text:style-name="T2">com0_s</text:span></text:p>
        </draw:connector>
        <draw:connector draw:style-name="gr4" draw:text-style-name="P3" draw:layer="layout" draw:type="line" svg:x1="54.2cm" svg:y1="104.26cm" svg:x2="54.126cm" svg:y2="102.3cm" draw:start-shape="id458" draw:start-glue-point="0" svg:d="M54200 104260l-74-1960" svg:viewBox="0 0 75 1961">
          <text:p text:style-name="P1"><text:span text:style-name="T2">/com0_s</text:span></text:p>
        </draw:connector>
        <draw:connector draw:style-name="gr4" draw:text-style-name="P3" draw:layer="layout" draw:type="line" svg:x1="56.35cm" svg:y1="105.96cm" svg:x2="55.078cm" svg:y2="104.84cm" draw:start-shape="id446" draw:start-glue-point="0" svg:d="M56350 105960l-1272-1120" svg:viewBox="0 0 1273 1121">
          <text:p text:style-name="P1"><text:span text:style-name="T2">com1_s</text:span></text:p>
        </draw:connector>
        <draw:connector draw:style-name="gr4" draw:text-style-name="P3" draw:layer="layout" draw:type="line" svg:x1="56.4cm" svg:y1="104.26cm" svg:x2="56.427cm" svg:y2="102.3cm" draw:start-shape="id453" draw:start-glue-point="0" svg:d="M56400 104260l27-1960" svg:viewBox="0 0 28 1961">
          <text:p text:style-name="P1"><text:span text:style-name="T2">/com1_s</text:span></text:p>
        </draw:connector>
        <draw:connector draw:style-name="gr4" draw:text-style-name="P3" draw:layer="layout" draw:type="line" svg:x1="58.5cm" svg:y1="104.36cm" svg:x2="58.597cm" svg:y2="102.512cm" draw:start-shape="id457" draw:start-glue-point="0" svg:d="M58500 104360l97-1848" svg:viewBox="0 0 98 1849">
          <text:p text:style-name="P1"><text:span text:style-name="T2">/com2_s</text:span></text:p>
        </draw:connector>
        <draw:custom-shape draw:style-name="gr1" draw:text-style-name="P2" xml:id="id461" draw:id="id461" draw:layer="layout" svg:width="1cm" svg:height="0.9cm" svg:x="108.109cm" svg:y="89.6cm">
          <text:p text:style-name="P1"><text:span text:style-name="T1">3-NAND</text:span></text:p>
          <text:p text:style-name="P1"><text:span text:style-name="T1">468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9.824cm" svg:y1="91.923cm" svg:x2="108.609cm" svg:y2="90.5cm" draw:end-shape="id461" draw:end-glue-point="2" svg:d="M109824 91923l-1215-1423" svg:viewBox="0 0 1216 1424">
          <text:p text:style-name="P1"><text:span text:style-name="T2">com2_0</text:span></text:p>
        </draw:connector>
        <draw:custom-shape draw:style-name="gr7" draw:text-style-name="P9" xml:id="id462" draw:id="id462" draw:layer="layout" svg:width="1cm" svg:height="0.9cm" svg:x="95.1cm" svg:y="106.2cm">
          <text:p text:style-name="P1"><text:span text:style-name="T1">3-NAND</text:span></text:p>
          <text:p text:style-name="P1"><text:span text:style-name="T1">486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5.555cm" svg:y1="109cm" svg:x2="95.6cm" svg:y2="107.1cm" draw:end-shape="id462" draw:end-glue-point="2" svg:d="M95555 109000l45-1900" svg:viewBox="0 0 46 1901">
          <text:p text:style-name="P1"><text:span text:style-name="T2">com2_0</text:span></text:p>
        </draw:connector>
        <draw:custom-shape draw:style-name="gr1" draw:text-style-name="P2" xml:id="id463" draw:id="id463" draw:layer="layout" svg:width="1cm" svg:height="0.9cm" svg:x="71.8cm" svg:y="103.683cm">
          <text:p text:style-name="P1"><text:span text:style-name="T1">NOT</text:span></text:p>
          <text:p text:style-name="P1"><text:span text:style-name="T1">486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2.3cm" svg:y1="103.683cm" svg:x2="72.363cm" svg:y2="101.8cm" draw:start-shape="id463" draw:start-glue-point="0" svg:d="M72300 103683l63-1883" svg:viewBox="0 0 64 1884">
          <text:p text:style-name="P1"><text:span text:style-name="T2">/com2_2</text:span></text:p>
        </draw:connector>
        <draw:custom-shape draw:style-name="gr1" draw:text-style-name="P2" xml:id="id464" draw:id="id464" draw:layer="layout" svg:width="1cm" svg:height="0.9cm" svg:x="16.7cm" svg:y="120.9cm">
          <text:p text:style-name="P1"><text:span text:style-name="T1">3-AND</text:span></text:p>
          <text:p text:style-name="P1"><text:span text:style-name="T1">496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7.129cm" svg:y1="122.98cm" svg:x2="17.2cm" svg:y2="121.8cm" draw:end-shape="id464" draw:end-glue-point="2" svg:d="M17129 122980l71-1180" svg:viewBox="0 0 72 1181">
          <text:p text:style-name="P1"><text:span text:style-name="T2">com2_2</text:span></text:p>
        </draw:connector>
        <draw:connector draw:style-name="gr4" draw:text-style-name="P3" draw:layer="layout" draw:type="line" svg:x1="75.379cm" svg:y1="55.43cm" svg:x2="75.5cm" svg:y2="53.8cm" draw:end-shape="id138" draw:end-glue-point="2" svg:d="M75379 55430l121-1630" svg:viewBox="0 0 122 1631">
          <text:p text:style-name="P1"><text:span text:style-name="T2">com2_1</text:span></text:p>
        </draw:connector>
        <draw:custom-shape draw:style-name="gr1" draw:text-style-name="P2" xml:id="id465" draw:id="id465" draw:layer="layout" svg:width="1cm" svg:height="0.9cm" svg:x="76.1cm" svg:y="54.9cm">
          <text:p text:style-name="P1"><text:span text:style-name="T1">AND</text:span></text:p>
          <text:p text:style-name="P1"><text:span text:style-name="T1">497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544cm" svg:y1="57.679cm" svg:x2="76.6cm" svg:y2="55.8cm" draw:end-shape="id465" draw:end-glue-point="2" svg:d="M76544 57679l56-1879" svg:viewBox="0 0 57 1880">
          <text:p text:style-name="P1"><text:span text:style-name="T2">com2_1</text:span></text:p>
        </draw:connector>
        <draw:custom-shape draw:style-name="gr7" draw:text-style-name="P9" xml:id="id466" draw:id="id466" draw:layer="layout" svg:width="1cm" svg:height="0.9cm" svg:x="121.7cm" svg:y="122.354cm">
          <text:p text:style-name="P1"><text:span text:style-name="T1">3-NAND</text:span></text:p>
          <text:p text:style-name="P1"><text:span text:style-name="T1">506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2.15cm" svg:y1="125.178cm" svg:x2="122.2cm" svg:y2="123.254cm" draw:end-shape="id466" draw:end-glue-point="2" svg:d="M122150 125178l50-1924" svg:viewBox="0 0 51 1925">
          <text:p text:style-name="P1"><text:span text:style-name="T2">com2_1</text:span></text:p>
        </draw:connector>
        <draw:custom-shape draw:style-name="gr1" draw:text-style-name="P2" xml:id="id467" draw:id="id467" draw:layer="layout" svg:width="1cm" svg:height="0.9cm" svg:x="19.5cm" svg:y="123cm">
          <text:p text:style-name="P1"><text:span text:style-name="T1">NAND</text:span></text:p>
          <text:p text:style-name="P1"><text:span text:style-name="T1">486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9.899cm" svg:y1="125.239cm" svg:x2="20cm" svg:y2="123.9cm" draw:end-shape="id467" draw:end-glue-point="2" svg:d="M19899 125239l101-1339" svg:viewBox="0 0 102 1340">
          <text:p text:style-name="P1"><text:span text:style-name="T2">/com2_2</text:span></text:p>
        </draw:connector>
        <draw:custom-shape draw:style-name="gr1" draw:text-style-name="P2" xml:id="id468" draw:id="id468" draw:layer="layout" svg:width="1cm" svg:height="0.9cm" svg:x="122.2cm" svg:y="120cm">
          <text:p text:style-name="P1"><text:span text:style-name="T1">NAND</text:span></text:p>
          <text:p text:style-name="P1"><text:span text:style-name="T1">506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2.2cm" svg:y1="122.354cm" svg:x2="122.7cm" svg:y2="120.9cm" draw:start-shape="id466" draw:start-glue-point="0" draw:end-shape="id468" draw:end-glue-point="2" svg:d="M122200 122354l500-1454" svg:viewBox="0 0 501 1455">
          <text:p/>
        </draw:connector>
        <draw:connector draw:style-name="gr2" draw:text-style-name="P3" draw:layer="layout" draw:type="line" svg:x1="122.7cm" svg:y1="120cm" svg:x2="68.1cm" svg:y2="53.5cm" draw:start-shape="id468" draw:start-glue-point="0" draw:end-shape="id118" draw:end-glue-point="2" svg:d="M122700 120000l-54600-66500" svg:viewBox="0 0 54601 66501">
          <text:p/>
        </draw:connector>
        <draw:custom-shape draw:style-name="gr1" draw:text-style-name="P2" xml:id="id469" draw:id="id469" draw:layer="layout" svg:width="1cm" svg:height="0.9cm" svg:x="120.1cm" svg:y="122.76cm">
          <text:p text:style-name="P1"><text:span text:style-name="T1">NOT</text:span></text:p>
          <text:p text:style-name="P1"><text:span text:style-name="T1">507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22.2cm" svg:y1="120.45cm" svg:x2="121.1cm" svg:y2="123.21cm" draw:start-shape="id468" draw:end-shape="id469" svg:d="M122200 120450l-1100 2760" svg:viewBox="0 0 1101 2761">
          <text:p text:style-name="P1"><text:span text:style-name="T2">MDEC data load command</text:span></text:p>
        </draw:connector>
        <draw:connector draw:style-name="gr2" draw:text-style-name="P3" draw:layer="layout" draw:type="line" svg:x1="122.7cm" svg:y1="120cm" svg:x2="70.7cm" svg:y2="51.256cm" draw:start-shape="id468" draw:start-glue-point="0" draw:end-shape="id119" draw:end-glue-point="2" svg:d="M122700 120000l-52000-68744" svg:viewBox="0 0 52001 68745">
          <text:p/>
        </draw:connector>
        <draw:connector draw:style-name="gr2" draw:text-style-name="P3" draw:layer="layout" draw:type="line" svg:x1="122.7cm" svg:y1="120cm" svg:x2="122.75cm" svg:y2="119.4cm" draw:start-shape="id468" draw:start-glue-point="0" draw:end-shape="id470" draw:end-glue-point="2" svg:d="M122700 120000l50-600" svg:viewBox="0 0 51 601">
          <text:p/>
        </draw:connector>
        <draw:custom-shape draw:style-name="gr1" draw:text-style-name="P2" xml:id="id471" draw:id="id471" draw:layer="layout" svg:width="1cm" svg:height="0.9cm" svg:x="124.442cm" svg:y="121.884cm">
          <text:p text:style-name="P1"><text:span text:style-name="T1">NAND</text:span></text:p>
          <text:p text:style-name="P1"><text:span text:style-name="T1">458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3.2cm" svg:y1="120.45cm" svg:x2="124.442cm" svg:y2="122.334cm" draw:start-shape="id468" draw:start-glue-point="1" draw:end-shape="id471" svg:d="M123200 120450l1242 1884" svg:viewBox="0 0 1243 1885">
          <text:p/>
        </draw:connector>
        <draw:custom-shape draw:style-name="gr1" draw:text-style-name="P2" xml:id="id472" draw:id="id472" draw:layer="layout" svg:width="1cm" svg:height="0.9cm" svg:x="111.9cm" svg:y="31.984cm">
          <text:p text:style-name="P1"><text:span text:style-name="T1">NOT</text:span></text:p>
          <text:p text:style-name="P1"><text:span text:style-name="T1">50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3.1cm" svg:y1="33.984cm" svg:x2="112.4cm" svg:y2="32.884cm" draw:start-shape="id207" draw:start-glue-point="0" draw:end-shape="id472" draw:end-glue-point="2" svg:d="M113100 33984l-700-1100" svg:viewBox="0 0 701 1101">
          <text:p/>
        </draw:connector>
        <draw:connector draw:style-name="gr4" draw:text-style-name="P5" draw:layer="layout" draw:type="line" svg:x1="60.077cm" svg:y1="58.93cm" svg:x2="60.5cm" svg:y2="57.1cm" draw:end-shape="id262" draw:end-glue-point="2" svg:d="M60077 58930l423-1830" svg:viewBox="0 0 424 1831">
          <text:p text:style-name="P1"><text:span text:style-name="T2">RLE_data_ended</text:span></text:p>
        </draw:connector>
        <draw:connector draw:style-name="gr4" draw:text-style-name="P5" draw:layer="layout" draw:type="line" svg:x1="47.662cm" svg:y1="52.565cm" svg:x2="46.1cm" svg:y2="51.183cm" draw:end-shape="id154" draw:end-glue-point="2" svg:d="M47662 52565l-1562-1382" svg:viewBox="0 0 1563 1383">
          <text:p text:style-name="P1"><text:span text:style-name="T2">RLE_data_ended</text:span></text:p>
        </draw:connector>
        <draw:connector draw:style-name="gr4" draw:text-style-name="P5" draw:layer="layout" draw:type="line" svg:x1="10.473cm" svg:y1="52.343cm" svg:x2="11.104cm" svg:y2="50.408cm" draw:end-shape="id71" draw:end-glue-point="2" svg:d="M10473 52343l631-1935" svg:viewBox="0 0 632 1936">
          <text:p text:style-name="P1"><text:span text:style-name="T2">RLE_data_ended</text:span></text:p>
        </draw:connector>
        <draw:connector draw:style-name="gr4" draw:text-style-name="P5" draw:layer="layout" draw:type="line" svg:x1="6.383cm" svg:y1="52.958cm" svg:x2="6.469cm" svg:y2="50.872cm" draw:end-shape="id61" draw:end-glue-point="2" svg:d="M6383 52958l86-2086" svg:viewBox="0 0 87 2087">
          <text:p text:style-name="P1"><text:span text:style-name="T2">c9</text:span></text:p>
        </draw:connector>
        <draw:connector draw:style-name="gr4" draw:text-style-name="P5" draw:layer="layout" draw:type="line" svg:x1="63.63cm" svg:y1="53.231cm" svg:x2="64.3cm" svg:y2="51.4cm" draw:end-shape="id263" draw:end-glue-point="2" svg:d="M63630 53231l670-1831" svg:viewBox="0 0 671 1832">
          <text:p text:style-name="P1"><text:span text:style-name="T2">/RLE_data_ended</text:span></text:p>
        </draw:connector>
        <draw:connector draw:style-name="gr4" draw:text-style-name="P5" draw:layer="layout" draw:type="line" svg:x1="49.031cm" svg:y1="53.194cm" svg:x2="49cm" svg:y2="51.472cm" draw:end-shape="id153" draw:end-glue-point="2" svg:d="M49031 53194l-31-1722" svg:viewBox="0 0 32 1723">
          <text:p text:style-name="P1"><text:span text:style-name="T2">/RLE_data_ended</text:span></text:p>
        </draw:connector>
        <draw:connector draw:style-name="gr4" draw:text-style-name="P5" draw:layer="layout" draw:type="line" svg:x1="26.81cm" svg:y1="52.806cm" svg:x2="26cm" svg:y2="50.683cm" draw:end-shape="id81" draw:end-glue-point="2" svg:d="M26810 52806l-810-2123" svg:viewBox="0 0 811 2124">
          <text:p text:style-name="P1"><text:span text:style-name="T2">/RLE_data_ended</text:span></text:p>
        </draw:connector>
        <draw:connector draw:style-name="gr4" draw:text-style-name="P5" draw:layer="layout" draw:type="line" svg:x1="20.353cm" svg:y1="56.673cm" svg:x2="17.956cm" svg:y2="55.458cm" draw:end-shape="id80" draw:end-glue-point="2" svg:d="M20353 56673l-2397-1215" svg:viewBox="0 0 2398 1216">
          <text:p text:style-name="P1"><text:span text:style-name="T2">/RLE_data_ended</text:span></text:p>
        </draw:connector>
        <draw:connector draw:style-name="gr4" draw:text-style-name="P5" draw:layer="layout" draw:type="line" svg:x1="10.862cm" svg:y1="83.079cm" svg:x2="10.9cm" svg:y2="81.585cm" draw:end-shape="id316" draw:end-glue-point="2" svg:d="M10862 83079l38-1494" svg:viewBox="0 0 39 1495">
          <text:p text:style-name="P1"><text:span text:style-name="T2">rle_finished</text:span></text:p>
        </draw:connector>
        <draw:connector draw:style-name="gr4" draw:text-style-name="P5" draw:layer="layout" draw:type="line" svg:x1="47.704cm" svg:y1="126.418cm" svg:x2="48.372cm" svg:y2="124.7cm" draw:end-shape="id347" draw:end-glue-point="2" svg:d="M47704 126418l668-1718" svg:viewBox="0 0 669 1719">
          <text:p text:style-name="P1"><text:span text:style-name="T2">rle_finished</text:span></text:p>
        </draw:connector>
        <draw:custom-shape draw:style-name="gr1" draw:text-style-name="P2" xml:id="id473" draw:id="id473" draw:layer="layout" svg:width="1cm" svg:height="0.9cm" svg:x="38.432cm" svg:y="81.597cm">
          <text:p text:style-name="P1"><text:span text:style-name="T1">AND</text:span></text:p>
          <text:p text:style-name="P1"><text:span text:style-name="T1">5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1.842cm" svg:y1="82.792cm" svg:x2="39.432cm" svg:y2="82.047cm" draw:end-shape="id473" draw:end-glue-point="1" svg:d="M41842 82792l-2410-745" svg:viewBox="0 0 2411 746">
          <text:p text:style-name="P1"><text:span text:style-name="T2">rle_finished</text:span></text:p>
        </draw:connector>
        <draw:connector draw:style-name="gr4" draw:text-style-name="P5" draw:layer="layout" draw:type="line" svg:x1="18.04cm" svg:y1="57.357cm" svg:x2="17.956cm" svg:y2="55.458cm" draw:end-shape="id80" draw:end-glue-point="2" svg:d="M18040 57357l-84-1899" svg:viewBox="0 0 85 1900">
          <text:p text:style-name="P1"><text:span text:style-name="T2">rle_finished</text:span></text:p>
        </draw:connector>
        <draw:connector draw:style-name="gr4" draw:text-style-name="P5" draw:layer="layout" draw:type="line" svg:x1="10.04cm" svg:y1="61.5cm" svg:x2="9.408cm" svg:y2="59.841cm" draw:end-shape="id129" draw:end-glue-point="2" svg:d="M10040 61500l-632-1659" svg:viewBox="0 0 633 1660">
          <text:p text:style-name="P1"><text:span text:style-name="T2">rle_finished</text:span></text:p>
        </draw:connector>
        <draw:custom-shape draw:style-name="gr1" draw:text-style-name="P2" xml:id="id474" draw:id="id474" draw:layer="layout" svg:width="1cm" svg:height="0.9cm" svg:x="124.5cm" svg:y="35.314cm">
          <text:p text:style-name="P1"><text:span text:style-name="T1">NOT</text:span></text:p>
          <text:p text:style-name="P1"><text:span text:style-name="T1">48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draw:type="line" svg:x1="125.9cm" svg:y1="37.118cm" svg:x2="125cm" svg:y2="36.214cm" draw:start-shape="id11" draw:start-glue-point="0" draw:end-shape="id474" draw:end-glue-point="2" svg:d="M125900 37118l-900-904" svg:viewBox="0 0 901 905">
          <text:p/>
        </draw:connector>
        <draw:custom-shape draw:style-name="gr1" draw:text-style-name="P2" xml:id="id475" draw:id="id475" draw:layer="layout" svg:width="1cm" svg:height="0.9cm" svg:x="102.596cm" svg:y="70.5cm">
          <text:p text:style-name="P1"><text:span text:style-name="T1">NAND</text:span></text:p>
          <text:p text:style-name="P1"><text:span text:style-name="T1">48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3.187cm" svg:y1="72.867cm" svg:x2="103.096cm" svg:y2="71.4cm" draw:end-shape="id475" draw:end-glue-point="2" svg:d="M103187 72867l-91-1467" svg:viewBox="0 0 92 1468">
          <text:p text:style-name="P1"><text:span text:style-name="T2">rle_finished</text:span></text:p>
        </draw:connector>
        <draw:custom-shape draw:style-name="gr1" draw:text-style-name="P2" xml:id="id476" draw:id="id476" draw:layer="layout" svg:width="1cm" svg:height="0.9cm" svg:x="101.557cm" svg:y="70.502cm">
          <text:p text:style-name="P1"><text:span text:style-name="T1">NAND</text:span></text:p>
          <text:p text:style-name="P1"><text:span text:style-name="T1">48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1.997cm" svg:y1="73.316cm" svg:x2="102.057cm" svg:y2="71.402cm" draw:end-shape="id476" draw:end-glue-point="2" svg:d="M101997 73316l60-1914" svg:viewBox="0 0 61 1915">
          <text:p text:style-name="P1"><text:span text:style-name="T2">rle_ginished</text:span></text:p>
        </draw:connector>
        <draw:connector draw:style-name="gr2" draw:text-style-name="P5" draw:layer="layout" draw:type="line" svg:x1="125.9cm" svg:y1="37.118cm" svg:x2="123.9cm" svg:y2="36.214cm" draw:start-shape="id11" draw:start-glue-point="0" draw:end-shape="id477" draw:end-glue-point="2" svg:d="M125900 37118l-2000-904" svg:viewBox="0 0 2001 905">
          <text:p/>
        </draw:connector>
        <draw:connector draw:style-name="gr2" draw:text-style-name="P3" draw:layer="layout" draw:type="line" svg:x1="17.2cm" svg:y1="120.9cm" svg:x2="17.25cm" svg:y2="119.7cm" draw:start-shape="id464" draw:start-glue-point="0" draw:end-shape="id478" draw:end-glue-point="2" svg:d="M17200 120900l50-1200" svg:viewBox="0 0 51 1201">
          <text:p/>
        </draw:connector>
        <draw:custom-shape draw:style-name="gr1" draw:text-style-name="P2" xml:id="id479" draw:id="id479" draw:layer="layout" svg:width="1cm" svg:height="0.9cm" svg:x="19cm" svg:y="120.9cm">
          <text:p text:style-name="P1"><text:span text:style-name="T1">3-NAND</text:span></text:p>
          <text:p text:style-name="P1"><text:span text:style-name="T1">505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0cm" svg:y1="123cm" svg:x2="19.5cm" svg:y2="121.8cm" draw:start-shape="id467" draw:start-glue-point="0" draw:end-shape="id479" draw:end-glue-point="2" svg:d="M20000 123000l-500-1200" svg:viewBox="0 0 501 1201">
          <text:p/>
        </draw:connector>
        <draw:custom-shape draw:style-name="gr3" draw:text-style-name="P4" xml:id="id480" draw:id="id480" draw:layer="layout" svg:width="2.1cm" svg:height="0.9cm" svg:x="18.4cm" svg:y="118.8cm">
          <text:p text:style-name="P1"><text:span text:style-name="T1">DFF(mclk)</text:span></text:p>
          <text:p text:style-name="P1"><text:span text:style-name="T1">486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9.5cm" svg:y1="120.9cm" svg:x2="19.45cm" svg:y2="119.7cm" draw:start-shape="id479" draw:start-glue-point="0" draw:end-shape="id480" draw:end-glue-point="2" svg:d="M19500 120900l-50-1200" svg:viewBox="0 0 51 1201">
          <text:p/>
        </draw:connector>
        <draw:connector draw:style-name="gr4" draw:text-style-name="P5" draw:layer="layout" draw:type="line" svg:x1="76.6cm" svg:y1="54.9cm" svg:x2="77.7cm" svg:y2="51.364cm" draw:start-shape="id465" draw:start-glue-point="0" draw:end-shape="id122" draw:end-glue-point="2" svg:d="M76600 54900l1100-3536" svg:viewBox="0 0 1101 3537">
          <text:p text:style-name="P1"><text:span text:style-name="T2">b</text:span></text:p>
        </draw:connector>
        <draw:connector draw:style-name="gr4" draw:text-style-name="P5" draw:layer="layout" draw:type="line" svg:x1="76.6cm" svg:y1="54.9cm" svg:x2="76.3cm" svg:y2="51.364cm" draw:start-shape="id465" draw:start-glue-point="0" draw:end-shape="id139" draw:end-glue-point="2" svg:d="M76600 54900l-300-3536" svg:viewBox="0 0 301 3537">
          <text:p text:style-name="P1"><text:span text:style-name="T2">b</text:span></text:p>
        </draw:connector>
        <draw:custom-shape draw:style-name="gr1" draw:text-style-name="P2" xml:id="id481" draw:id="id481" draw:layer="layout" svg:width="1cm" svg:height="0.9cm" svg:x="95.5cm" svg:y="104.1cm">
          <text:p text:style-name="P1"><text:span text:style-name="T1">NAND</text:span></text:p>
          <text:p text:style-name="P1"><text:span text:style-name="T1">476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5.6cm" svg:y1="106.2cm" svg:x2="96cm" svg:y2="105cm" draw:start-shape="id462" draw:start-glue-point="0" draw:end-shape="id481" draw:end-glue-point="2" svg:d="M95600 106200l400-1200" svg:viewBox="0 0 401 1201">
          <text:p/>
        </draw:connector>
        <draw:custom-shape draw:style-name="gr1" draw:text-style-name="P2" xml:id="id482" draw:id="id482" draw:layer="layout" svg:width="1cm" svg:height="0.9cm" svg:x="88.9cm" svg:y="87.4cm">
          <text:p text:style-name="P1"><text:span text:style-name="T1">MUX</text:span></text:p>
          <text:p text:style-name="P1"><text:span text:style-name="T1">456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6cm" svg:y1="104.1cm" svg:x2="89.4cm" svg:y2="88.3cm" draw:start-shape="id481" draw:start-glue-point="0" draw:end-shape="id482" draw:end-glue-point="2" svg:d="M96000 104100l-6600-15800" svg:viewBox="0 0 6601 15801">
          <text:p text:style-name="P1"><text:span text:style-name="T2">b</text:span></text:p>
        </draw:connector>
        <draw:custom-shape draw:style-name="gr1" draw:text-style-name="P2" xml:id="id483" draw:id="id483" draw:layer="layout" svg:width="1cm" svg:height="0.9cm" svg:x="105.4cm" svg:y="87.5cm">
          <text:p text:style-name="P1"><text:span text:style-name="T1">MUX</text:span></text:p>
          <text:p text:style-name="P1"><text:span text:style-name="T1">447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6cm" svg:y1="104.1cm" svg:x2="105.9cm" svg:y2="88.4cm" draw:start-shape="id481" draw:start-glue-point="0" draw:end-shape="id483" draw:end-glue-point="2" svg:d="M96000 104100l9900-15700" svg:viewBox="0 0 9901 15701">
          <text:p text:style-name="P1"><text:span text:style-name="T2">b</text:span></text:p>
        </draw:connector>
        <draw:custom-shape draw:style-name="gr1" draw:text-style-name="P2" xml:id="id484" draw:id="id484" draw:layer="layout" svg:width="1cm" svg:height="0.9cm" svg:x="97.885cm" svg:y="100.4cm">
          <text:p text:style-name="P1"><text:span text:style-name="T1">NOT</text:span></text:p>
          <text:p text:style-name="P1"><text:span text:style-name="T1">456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6cm" svg:y1="104.1cm" svg:x2="98.385cm" svg:y2="101.3cm" draw:start-shape="id481" draw:start-glue-point="0" draw:end-shape="id484" draw:end-glue-point="2" svg:d="M96000 104100l2385-2800" svg:viewBox="0 0 2386 2801">
          <text:p/>
        </draw:connector>
        <draw:custom-shape draw:style-name="gr1" draw:text-style-name="P2" xml:id="id485" draw:id="id485" draw:layer="layout" svg:width="1cm" svg:height="0.9cm" svg:x="90.4cm" svg:y="87.506cm">
          <text:p text:style-name="P1"><text:span text:style-name="T1">3-NAND</text:span></text:p>
          <text:p text:style-name="P1"><text:span text:style-name="T1">447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6cm" svg:y1="104.1cm" svg:x2="90.9cm" svg:y2="88.406cm" draw:start-shape="id481" draw:start-glue-point="0" draw:end-shape="id485" draw:end-glue-point="2" svg:d="M96000 104100l-5100-15694" svg:viewBox="0 0 5101 15695">
          <text:p/>
        </draw:connector>
        <draw:custom-shape draw:style-name="gr1" draw:text-style-name="P2" xml:id="id486" draw:id="id486" draw:layer="layout" svg:width="1cm" svg:height="0.9cm" svg:x="97cm" svg:y="89.6cm">
          <text:p text:style-name="P1"><text:span text:style-name="T1">3-NAND</text:span></text:p>
          <text:p text:style-name="P1"><text:span text:style-name="T1">447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6cm" svg:y1="104.1cm" svg:x2="97.5cm" svg:y2="90.5cm" draw:start-shape="id481" draw:start-glue-point="0" draw:end-shape="id486" draw:end-glue-point="2" svg:d="M96000 104100l1500-13600" svg:viewBox="0 0 1501 13601">
          <text:p/>
        </draw:connector>
        <draw:custom-shape draw:style-name="gr1" draw:text-style-name="P2" xml:id="id487" draw:id="id487" draw:layer="layout" svg:width="1cm" svg:height="0.9cm" svg:x="101.5cm" svg:y="89.6cm">
          <text:p text:style-name="P1"><text:span text:style-name="T1">OR</text:span></text:p>
          <text:p text:style-name="P1"><text:span text:style-name="T1">475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6cm" svg:y1="104.1cm" svg:x2="102cm" svg:y2="90.5cm" draw:start-shape="id481" draw:start-glue-point="0" draw:end-shape="id487" draw:end-glue-point="2" svg:d="M96000 104100l6000-13600" svg:viewBox="0 0 6001 13601">
          <text:p/>
        </draw:connector>
        <draw:custom-shape draw:style-name="gr1" draw:text-style-name="P2" xml:id="id488" draw:id="id488" draw:layer="layout" svg:width="1cm" svg:height="0.9cm" svg:x="102.489cm" svg:y="49.275cm">
          <text:p text:style-name="P1"><text:span text:style-name="T1">MUX</text:span></text:p>
          <text:p text:style-name="P1"><text:span text:style-name="T1">428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7.289cm" svg:y1="50.575cm" svg:x2="102.989cm" svg:y2="50.175cm" draw:start-shape="id460" draw:start-glue-point="0" draw:end-shape="id488" draw:end-glue-point="2" svg:d="M97289 50575l5700-400" svg:viewBox="0 0 5701 401">
          <text:p text:style-name="P1"><text:span text:style-name="T2">a</text:span></text:p>
        </draw:connector>
        <draw:custom-shape draw:style-name="gr1" draw:text-style-name="P2" xml:id="id489" draw:id="id489" draw:layer="layout" svg:width="1cm" svg:height="0.9cm" svg:x="98.165cm" svg:y="49.179cm">
          <text:p text:style-name="P1"><text:span text:style-name="T1">MUX</text:span></text:p>
          <text:p text:style-name="P1"><text:span text:style-name="T1">418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7.289cm" svg:y1="50.575cm" svg:x2="98.665cm" svg:y2="50.079cm" draw:start-shape="id460" draw:start-glue-point="0" draw:end-shape="id489" draw:end-glue-point="2" svg:d="M97289 50575l1376-496" svg:viewBox="0 0 1377 497">
          <text:p text:style-name="P1"><text:span text:style-name="T2">a</text:span></text:p>
        </draw:connector>
        <draw:connector draw:style-name="gr2" draw:text-style-name="P3" draw:layer="layout" draw:type="line" svg:x1="98.665cm" svg:y1="49.179cm" svg:x2="98.689cm" svg:y2="48.275cm" draw:start-shape="id489" draw:start-glue-point="0" draw:end-shape="id48" svg:d="M98665 49179l24-904" svg:viewBox="0 0 25 905">
          <text:p/>
        </draw:connector>
        <draw:custom-shape draw:style-name="gr3" draw:text-style-name="P4" xml:id="id490" draw:id="id490" draw:layer="layout" svg:width="2.1cm" svg:height="0.9cm" svg:x="97.589cm" svg:y="43.787cm">
          <text:p text:style-name="P1"><text:span text:style-name="T1">DFF(mclk)</text:span></text:p>
          <text:p text:style-name="P1"><text:span text:style-name="T1">398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8.689cm" svg:y1="47.375cm" svg:x2="98.639cm" svg:y2="44.687cm" draw:start-shape="id48" draw:start-glue-point="0" draw:end-shape="id490" draw:end-glue-point="2" svg:d="M98689 47375l-50-2688" svg:viewBox="0 0 51 2689">
          <text:p/>
        </draw:connector>
        <draw:custom-shape draw:style-name="gr1" draw:text-style-name="P2" xml:id="id491" draw:id="id491" draw:layer="layout" svg:width="1cm" svg:height="0.9cm" svg:x="102.489cm" svg:y="47.475cm">
          <text:p text:style-name="P1"><text:span text:style-name="T1">NAND</text:span></text:p>
          <text:p text:style-name="P1"><text:span text:style-name="T1">429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2.989cm" svg:y1="49.275cm" svg:x2="102.989cm" svg:y2="48.375cm" draw:start-shape="id488" draw:start-glue-point="0" draw:end-shape="id491" draw:end-glue-point="2" svg:d="M102989 49275v-900" svg:viewBox="0 0 1 901">
          <text:p/>
        </draw:connector>
        <draw:connector draw:style-name="gr2" draw:text-style-name="P3" draw:layer="layout" draw:type="line" svg:x1="102.989cm" svg:y1="47.475cm" svg:x2="102.989cm" svg:y2="46.575cm" draw:start-shape="id491" draw:start-glue-point="0" draw:end-shape="id46" draw:end-glue-point="2" svg:d="M102989 47475v-900" svg:viewBox="0 0 1 901">
          <text:p/>
        </draw:connector>
        <draw:custom-shape draw:style-name="gr3" draw:text-style-name="P4" xml:id="id492" draw:id="id492" draw:layer="layout" svg:width="2.1cm" svg:height="0.9cm" svg:x="101.989cm" svg:y="43.775cm">
          <text:p text:style-name="P1"><text:span text:style-name="T1">DFF(mclk)</text:span></text:p>
          <text:p text:style-name="P1"><text:span text:style-name="T1">439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2.989cm" svg:y1="45.675cm" svg:x2="103.039cm" svg:y2="44.675cm" draw:start-shape="id46" draw:start-glue-point="0" draw:end-shape="id492" draw:end-glue-point="2" svg:d="M102989 45675l50-1000" svg:viewBox="0 0 51 1001">
          <text:p/>
        </draw:connector>
        <draw:connector draw:style-name="gr4" draw:text-style-name="P5" draw:layer="layout" draw:type="line" svg:x1="3.974cm" svg:y1="118.541cm" svg:x2="3.984cm" svg:y2="116.88cm" draw:start-shape="id161" draw:start-glue-point="0" svg:d="M3974 118541l10-1661" svg:viewBox="0 0 11 1662">
          <text:p text:style-name="P1"><text:span text:style-name="T2">com_busy</text:span></text:p>
          <text:p text:style-name="P1"><text:span text:style-name="T2">Command Busy</text:span></text:p>
        </draw:connector>
        <draw:custom-shape draw:style-name="gr1" draw:text-style-name="P2" xml:id="id493" draw:id="id493" draw:layer="layout" svg:width="1cm" svg:height="0.9cm" svg:x="124.442cm" svg:y="123.984cm">
          <text:p text:style-name="P1"><text:span text:style-name="T1">NOT</text:span></text:p>
          <text:p text:style-name="P1"><text:span text:style-name="T1">45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24.896cm" svg:y1="126.6cm" svg:x2="124.942cm" svg:y2="124.884cm" draw:end-shape="id493" draw:end-glue-point="2" svg:d="M124896 126600l46-1716" svg:viewBox="0 0 47 1717">
          <text:p text:style-name="P1"><text:span text:style-name="T2">com_busy</text:span></text:p>
        </draw:connector>
        <draw:connector draw:style-name="gr2" draw:text-style-name="P3" draw:layer="layout" draw:type="line" svg:x1="124.942cm" svg:y1="123.984cm" svg:x2="124.942cm" svg:y2="122.784cm" draw:start-shape="id493" draw:start-glue-point="0" draw:end-shape="id471" draw:end-glue-point="2" svg:d="M124942 123984v-1200" svg:viewBox="0 0 1 1201">
          <text:p/>
        </draw:connector>
        <draw:custom-shape draw:style-name="gr1" draw:text-style-name="P2" xml:id="id494" draw:id="id494" draw:layer="layout" svg:width="1cm" svg:height="0.9cm" svg:x="124.4cm" svg:y="120.093cm">
          <text:p text:style-name="P1"><text:span text:style-name="T1">NOT</text:span></text:p>
          <text:p text:style-name="P1"><text:span text:style-name="T1">429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4.942cm" svg:y1="121.884cm" svg:x2="124.9cm" svg:y2="120.993cm" draw:start-shape="id471" draw:start-glue-point="0" draw:end-shape="id494" draw:end-glue-point="2" svg:d="M124942 121884l-42-891" svg:viewBox="0 0 43 892">
          <text:p/>
        </draw:connector>
        <draw:connector draw:style-name="gr2" draw:text-style-name="P3" draw:layer="layout" draw:type="line" svg:x1="124.942cm" svg:y1="121.884cm" svg:x2="57cm" svg:y2="53cm" draw:start-shape="id471" draw:start-glue-point="0" draw:end-shape="id108" draw:end-glue-point="2" svg:d="M124942 121884l-67942-68884" svg:viewBox="0 0 67943 68885">
          <text:p/>
        </draw:connector>
        <draw:connector draw:style-name="gr4" draw:text-style-name="P5" draw:layer="layout" draw:type="line" svg:x1="124.942cm" svg:y1="121.884cm" svg:x2="39.375cm" svg:y2="49.009cm" draw:start-shape="id471" draw:start-glue-point="0" draw:end-shape="id91" draw:end-glue-point="2" svg:d="M124942 121884l-85567-72875" svg:viewBox="0 0 85568 72876">
          <text:p text:style-name="P1"><text:span text:style-name="T2">c</text:span></text:p>
        </draw:connector>
        <draw:custom-shape draw:style-name="gr1" draw:text-style-name="P2" xml:id="id495" draw:id="id495" draw:layer="layout" svg:width="1cm" svg:height="0.9cm" svg:x="41.5cm" svg:y="49cm">
          <text:p text:style-name="P1"><text:span text:style-name="T1">NOR</text:span></text:p>
          <text:p text:style-name="P1"><text:span text:style-name="T1">518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4.942cm" svg:y1="121.884cm" svg:x2="42cm" svg:y2="49.9cm" draw:start-shape="id471" draw:start-glue-point="0" draw:end-shape="id495" draw:end-glue-point="2" svg:d="M124942 121884l-82942-71984" svg:viewBox="0 0 82943 71985">
          <text:p/>
        </draw:connector>
        <draw:custom-shape draw:style-name="gr3" draw:text-style-name="P4" xml:id="id496" draw:id="id496" draw:layer="layout" svg:width="2.1cm" svg:height="0.9cm" svg:x="123.9cm" svg:y="118.493cm">
          <text:p text:style-name="P1"><text:span text:style-name="T1">DFFR(mclk,/res)</text:span></text:p>
          <text:p text:style-name="P1"><text:span text:style-name="T1">429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4.9cm" svg:y1="120.093cm" svg:x2="124.95cm" svg:y2="119.393cm" draw:start-shape="id494" draw:start-glue-point="0" draw:end-shape="id496" draw:end-glue-point="2" svg:d="M124900 120093l50-700" svg:viewBox="0 0 51 701">
          <text:p/>
        </draw:connector>
        <draw:connector draw:style-name="gr2" draw:text-style-name="P3" draw:layer="layout" draw:type="line" svg:x1="42cm" svg:y1="49cm" svg:x2="42.7cm" svg:y2="47.32cm" draw:start-shape="id495" draw:start-glue-point="0" draw:end-shape="id107" draw:end-glue-point="2" svg:d="M42000 49000l700-1680" svg:viewBox="0 0 701 1681">
          <text:p/>
        </draw:connector>
        <draw:custom-shape draw:style-name="gr1" draw:text-style-name="P2" xml:id="id497" draw:id="id497" draw:layer="layout" svg:width="1cm" svg:height="0.9cm" svg:x="66.4cm" svg:y="58.7cm">
          <text:p text:style-name="P1"><text:span text:style-name="T1">NAND</text:span></text:p>
          <text:p text:style-name="P1"><text:span text:style-name="T1">507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0.6cm" svg:y1="122.76cm" svg:x2="66.9cm" svg:y2="59.6cm" draw:start-shape="id469" draw:start-glue-point="0" draw:end-shape="id497" draw:end-glue-point="2" svg:d="M120600 122760l-53700-63160" svg:viewBox="0 0 53701 63161">
          <text:p/>
        </draw:connector>
        <draw:custom-shape draw:style-name="gr1" draw:text-style-name="P2" xml:id="id498" draw:id="id498" draw:layer="layout" svg:width="1cm" svg:height="0.9cm" svg:x="120.1cm" svg:y="120.673cm">
          <text:p text:style-name="P1"><text:span text:style-name="T1">NAND</text:span></text:p>
          <text:p text:style-name="P1"><text:span text:style-name="T1">497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0.6cm" svg:y1="122.76cm" svg:x2="120.6cm" svg:y2="121.573cm" draw:start-shape="id469" draw:start-glue-point="0" draw:end-shape="id498" draw:end-glue-point="2" svg:d="M120600 122760v-1187" svg:viewBox="0 0 1 1188">
          <text:p/>
        </draw:connector>
        <draw:custom-shape draw:style-name="gr3" draw:text-style-name="P4" xml:id="id499" draw:id="id499" draw:layer="layout" svg:width="2.1cm" svg:height="0.9cm" svg:x="119.5cm" svg:y="118.46cm">
          <text:p text:style-name="P1"><text:span text:style-name="T1">DFFR(mclk,/res)</text:span></text:p>
          <text:p text:style-name="P1"><text:span text:style-name="T1">469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0.6cm" svg:y1="120.673cm" svg:x2="120.55cm" svg:y2="119.36cm" draw:start-shape="id498" draw:start-glue-point="0" draw:end-shape="id499" draw:end-glue-point="2" svg:d="M120600 120673l-50-1313" svg:viewBox="0 0 51 1314">
          <text:p/>
        </draw:connector>
        <draw:connector draw:style-name="gr2" draw:text-style-name="P3" draw:layer="layout" draw:type="line" svg:x1="66.9cm" svg:y1="58.7cm" svg:x2="69.6cm" svg:y2="51.243cm" draw:start-shape="id497" draw:start-glue-point="0" draw:end-shape="id265" draw:end-glue-point="2" svg:d="M66900 58700l2700-7457" svg:viewBox="0 0 2701 7458">
          <text:p/>
        </draw:connector>
        <draw:custom-shape draw:style-name="gr1" draw:text-style-name="P2" xml:id="id500" draw:id="id500" draw:layer="layout" svg:width="1cm" svg:height="0.9cm" svg:x="66.4cm" svg:y="56.1cm">
          <text:p text:style-name="P1"><text:span text:style-name="T1">NOT</text:span></text:p>
          <text:p text:style-name="P1"><text:span text:style-name="T1">528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6.9cm" svg:y1="58.7cm" svg:x2="66.9cm" svg:y2="57cm" draw:start-shape="id497" draw:start-glue-point="0" draw:end-shape="id500" draw:end-glue-point="2" svg:d="M66900 58700v-1700" svg:viewBox="0 0 1 1701">
          <text:p/>
        </draw:connector>
        <draw:connector draw:style-name="gr2" draw:text-style-name="P3" draw:layer="layout" draw:type="line" svg:x1="66.9cm" svg:y1="56.1cm" svg:x2="67cm" svg:y2="53.5cm" draw:start-shape="id500" draw:start-glue-point="0" draw:end-shape="id266" draw:end-glue-point="2" svg:d="M66900 56100l100-2600" svg:viewBox="0 0 101 2601">
          <text:p/>
        </draw:connector>
        <draw:custom-shape draw:style-name="gr1" draw:text-style-name="P2" xml:id="id501" draw:id="id501" draw:layer="layout" svg:width="1cm" svg:height="0.9cm" svg:x="97.7cm" svg:y="66cm">
          <text:p text:style-name="P1"><text:span text:style-name="T1">IMUX</text:span></text:p>
          <text:p text:style-name="P1"><text:span text:style-name="T1">49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9.447cm" svg:y1="68.091cm" svg:x2="98.2cm" svg:y2="66.9cm" draw:end-shape="id501" draw:end-glue-point="2" svg:d="M99447 68091l-1247-1191" svg:viewBox="0 0 1248 1192">
          <text:p text:style-name="P1"><text:span text:style-name="T2">g11/b</text:span></text:p>
        </draw:connector>
        <draw:custom-shape draw:style-name="gr3" draw:text-style-name="P4" xml:id="id502" draw:id="id502" draw:layer="layout" svg:width="2.1cm" svg:height="0.9cm" svg:x="95cm" svg:y="62.412cm">
          <text:p text:style-name="P1"><text:span text:style-name="T1">DFF (mclk)</text:span></text:p>
          <text:p text:style-name="P1"><text:span text:style-name="T1">474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3" draw:id="id503" draw:layer="layout" svg:width="1cm" svg:height="0.9cm" svg:x="96.5cm" svg:y="60.906cm">
          <text:p text:style-name="P1"><text:span text:style-name="T1">NOT</text:span></text:p>
          <text:p text:style-name="P1"><text:span text:style-name="T1">48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6.05cm" svg:y1="62.412cm" svg:x2="97cm" svg:y2="61.806cm" draw:start-shape="id502" draw:start-glue-point="0" draw:end-shape="id503" draw:end-glue-point="2" svg:d="M96050 62412l950-606" svg:viewBox="0 0 951 607">
          <text:p/>
        </draw:connector>
        <draw:custom-shape draw:style-name="gr1" draw:text-style-name="P2" xml:id="id504" draw:id="id504" draw:layer="layout" svg:width="1cm" svg:height="0.9cm" svg:x="95.471cm" svg:y="65.959cm">
          <text:p text:style-name="P1"><text:span text:style-name="T1">IMUX</text:span></text:p>
          <text:p text:style-name="P1"><text:span text:style-name="T1">48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7.323cm" svg:y1="67.738cm" svg:x2="95.971cm" svg:y2="66.859cm" draw:end-shape="id504" draw:end-glue-point="2" svg:d="M97323 67738l-1352-879" svg:viewBox="0 0 1353 880">
          <text:p text:style-name="P1"><text:span text:style-name="T2">/g12/b</text:span></text:p>
        </draw:connector>
        <draw:connector draw:style-name="gr4" draw:text-style-name="P3" draw:layer="layout" draw:type="line" svg:x1="98.262cm" svg:y1="70.55cm" svg:x2="97.6cm" svg:y2="69.3cm" draw:end-shape="id505" draw:end-glue-point="2" svg:d="M98262 70550l-662-1250" svg:viewBox="0 0 663 1251">
          <text:p text:style-name="P1"><text:span text:style-name="T2">g11</text:span></text:p>
        </draw:connector>
        <draw:custom-shape draw:style-name="gr1" draw:text-style-name="P2" xml:id="id505" draw:id="id505" draw:layer="layout" svg:width="1cm" svg:height="0.9cm" svg:x="97.1cm" svg:y="68.4cm">
          <text:p text:style-name="P1"><text:span text:style-name="T1">3-NAND</text:span></text:p>
          <text:p text:style-name="P1"><text:span text:style-name="T1">49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7.6cm" svg:y1="68.4cm" svg:x2="98.2cm" svg:y2="66.9cm" draw:start-shape="id505" draw:start-glue-point="0" draw:end-shape="id501" draw:end-glue-point="2" svg:d="M97600 68400l600-1500" svg:viewBox="0 0 601 1501">
          <text:p text:style-name="P1"><text:span text:style-name="T2">c</text:span></text:p>
        </draw:connector>
        <draw:custom-shape draw:style-name="gr1" draw:text-style-name="P2" xml:id="id506" draw:id="id506" draw:layer="layout" svg:width="1cm" svg:height="0.9cm" svg:x="95.5cm" svg:y="64.1cm">
          <text:p text:style-name="P1"><text:span text:style-name="T1">AND</text:span></text:p>
          <text:p text:style-name="P1"><text:span text:style-name="T1">47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6cm" svg:y1="64.1cm" svg:x2="96.05cm" svg:y2="63.312cm" draw:start-shape="id506" draw:start-glue-point="0" draw:end-shape="id502" draw:end-glue-point="2" svg:d="M96000 64100l50-788" svg:viewBox="0 0 51 789">
          <text:p/>
        </draw:connector>
        <draw:connector draw:style-name="gr2" draw:text-style-name="P3" draw:layer="layout" draw:type="line" svg:x1="95.971cm" svg:y1="65.959cm" svg:x2="96cm" svg:y2="65cm" draw:start-shape="id504" draw:start-glue-point="0" draw:end-shape="id506" draw:end-glue-point="2" svg:d="M95971 65959l29-959" svg:viewBox="0 0 30 960">
          <text:p/>
        </draw:connector>
        <draw:custom-shape draw:style-name="gr1" draw:text-style-name="P2" xml:id="id507" draw:id="id507" draw:layer="layout" svg:width="1cm" svg:height="0.9cm" svg:x="97.7cm" svg:y="64.1cm">
          <text:p text:style-name="P1"><text:span text:style-name="T1">AND</text:span></text:p>
          <text:p text:style-name="P1"><text:span text:style-name="T1">49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8.2cm" svg:y1="64.1cm" svg:x2="98.25cm" svg:y2="63.3cm" draw:start-shape="id507" draw:start-glue-point="0" draw:end-shape="id508" draw:end-glue-point="2" svg:d="M98200 64100l50-800" svg:viewBox="0 0 51 801">
          <text:p/>
        </draw:connector>
        <draw:connector draw:style-name="gr2" draw:text-style-name="P3" draw:layer="layout" draw:type="line" svg:x1="98.2cm" svg:y1="66cm" svg:x2="98.2cm" svg:y2="65cm" draw:start-shape="id501" draw:start-glue-point="0" draw:end-shape="id507" draw:end-glue-point="2" svg:d="M98200 66000v-1000" svg:viewBox="0 0 1 1001">
          <text:p/>
        </draw:connector>
        <draw:connector draw:style-name="gr4" draw:text-style-name="P5" draw:layer="layout" draw:type="line" svg:x1="95.89cm" svg:y1="68.5cm" svg:x2="95.971cm" svg:y2="66.859cm" draw:end-shape="id504" draw:end-glue-point="2" svg:d="M95890 68500l81-1641" svg:viewBox="0 0 82 1642">
          <text:p text:style-name="P1"><text:span text:style-name="T2">/rle_finished/c</text:span></text:p>
        </draw:connector>
        <draw:custom-shape draw:style-name="gr1" draw:text-style-name="P2" xml:id="id509" draw:id="id509" draw:layer="layout" svg:width="1cm" svg:height="0.9cm" svg:x="98.2cm" svg:y="68.4cm">
          <text:p text:style-name="P1"><text:span text:style-name="T1">3-AND</text:span></text:p>
          <text:p text:style-name="P1"><text:span text:style-name="T1">48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8.7cm" svg:y1="68.4cm" svg:x2="98.2cm" svg:y2="66.9cm" draw:start-shape="id509" draw:start-glue-point="0" draw:end-shape="id501" draw:end-glue-point="2" svg:d="M98700 68400l-500-1500" svg:viewBox="0 0 501 1501">
          <text:p text:style-name="P1"><text:span text:style-name="T2">a</text:span></text:p>
        </draw:connector>
        <draw:custom-shape draw:style-name="gr3" draw:text-style-name="P4" xml:id="id512" draw:id="id512" draw:layer="layout" svg:width="2.1cm" svg:height="0.9cm" svg:x="108.2cm" svg:y="62.453cm">
          <text:p text:style-name="P1"><text:span text:style-name="T1">DFF (mclk)</text:span></text:p>
          <text:p text:style-name="P1"><text:span text:style-name="T1">475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5cm" svg:y1="67.751cm" svg:x2="95.971cm" svg:y2="66.859cm" draw:end-shape="id504" draw:end-glue-point="2" svg:d="M95000 67751l971-892" svg:viewBox="0 0 972 893">
          <text:p text:style-name="P1"><text:span text:style-name="T2">g5/a</text:span></text:p>
        </draw:connector>
        <draw:custom-shape draw:style-name="gr1" draw:text-style-name="P2" xml:id="id510" draw:id="id510" draw:layer="layout" svg:width="1cm" svg:height="0.9cm" svg:x="108.1cm" svg:y="68.6cm">
          <text:p text:style-name="P1"><text:span text:style-name="T1">NAND</text:span></text:p>
          <text:p text:style-name="P1"><text:span text:style-name="T1">48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8.118cm" svg:y1="70.702cm" svg:x2="108.6cm" svg:y2="69.5cm" draw:end-shape="id510" draw:end-glue-point="2" svg:d="M108118 70702l482-1202" svg:viewBox="0 0 483 1203">
          <text:p text:style-name="P1"><text:span text:style-name="T2">g5</text:span></text:p>
        </draw:connector>
        <draw:custom-shape draw:style-name="gr1" draw:text-style-name="P2" xml:id="id511" draw:id="id511" draw:layer="layout" svg:width="1cm" svg:height="0.9cm" svg:x="110.9cm" svg:y="66.453cm">
          <text:p text:style-name="P1"><text:span text:style-name="T1">IMUX</text:span></text:p>
          <text:p text:style-name="P1"><text:span text:style-name="T1">49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1.363cm" svg:y1="68.943cm" svg:x2="111.4cm" svg:y2="67.353cm" draw:end-shape="id511" draw:end-glue-point="2" svg:d="M111363 68943l37-1590" svg:viewBox="0 0 38 1591">
          <text:p text:style-name="P1"><text:span text:style-name="T2">g5/a</text:span></text:p>
        </draw:connector>
        <draw:connector draw:style-name="gr4" draw:text-style-name="P5" draw:layer="layout" draw:type="line" svg:x1="101.683cm" svg:y1="72.708cm" svg:x2="102.057cm" svg:y2="71.402cm" draw:end-shape="id476" draw:end-glue-point="2" svg:d="M101683 72708l374-1306" svg:viewBox="0 0 375 1307">
          <text:p text:style-name="P1"><text:span text:style-name="T2">g5</text:span></text:p>
        </draw:connector>
        <draw:custom-shape draw:style-name="gr1" draw:text-style-name="P2" xml:id="id513" draw:id="id513" draw:layer="layout" svg:width="1cm" svg:height="0.9cm" svg:x="109.5cm" svg:y="60.853cm">
          <text:p text:style-name="P1"><text:span text:style-name="T1">NOT</text:span></text:p>
          <text:p text:style-name="P1"><text:span text:style-name="T1">50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9.25cm" svg:y1="62.453cm" svg:x2="110cm" svg:y2="61.753cm" draw:start-shape="id512" draw:start-glue-point="0" draw:end-shape="id513" draw:end-glue-point="2" svg:d="M109250 62453l750-700" svg:viewBox="0 0 751 701">
          <text:p/>
        </draw:connector>
        <draw:custom-shape draw:style-name="gr1" draw:text-style-name="P2" xml:id="id514" draw:id="id514" draw:layer="layout" svg:width="1cm" svg:height="0.9cm" svg:x="102.1cm" svg:y="66.2cm">
          <text:p text:style-name="P1"><text:span text:style-name="T1">3-NAND</text:span></text:p>
          <text:p text:style-name="P1"><text:span text:style-name="T1">48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2.057cm" svg:y1="70.502cm" svg:x2="102.6cm" svg:y2="67.1cm" draw:start-shape="id476" draw:start-glue-point="0" draw:end-shape="id514" draw:end-glue-point="2" svg:d="M102057 70502l543-3402" svg:viewBox="0 0 544 3403">
          <text:p/>
        </draw:connector>
        <draw:custom-shape draw:style-name="gr1" draw:text-style-name="P2" xml:id="id515" draw:id="id515" draw:layer="layout" svg:width="1cm" svg:height="0.9cm" svg:x="102.137cm" svg:y="64.2cm">
          <text:p text:style-name="P1"><text:span text:style-name="T1">AND</text:span></text:p>
          <text:p text:style-name="P1"><text:span text:style-name="T1">48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2.6cm" svg:y1="66.2cm" svg:x2="102.637cm" svg:y2="65.1cm" draw:start-shape="id514" draw:start-glue-point="0" draw:end-shape="id515" draw:end-glue-point="2" svg:d="M102600 66200l37-1100" svg:viewBox="0 0 38 1101">
          <text:p/>
        </draw:connector>
        <draw:custom-shape draw:style-name="gr3" draw:text-style-name="P4" xml:id="id516" draw:id="id516" draw:layer="layout" svg:width="2.1cm" svg:height="0.9cm" svg:x="101.6cm" svg:y="62.453cm">
          <text:p text:style-name="P1"><text:span text:style-name="T1">DFF (mclk)</text:span></text:p>
          <text:p text:style-name="P1"><text:span text:style-name="T1">484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2.637cm" svg:y1="64.2cm" svg:x2="102.65cm" svg:y2="63.353cm" draw:start-shape="id515" draw:start-glue-point="0" draw:end-shape="id516" draw:end-glue-point="2" svg:d="M102637 64200l13-847" svg:viewBox="0 0 14 848">
          <text:p/>
        </draw:connector>
        <draw:custom-shape draw:style-name="gr1" draw:text-style-name="P2" xml:id="id517" draw:id="id517" draw:layer="layout" svg:width="1cm" svg:height="0.9cm" svg:x="118.1cm" svg:y="66.4cm">
          <text:p text:style-name="P1"><text:span text:style-name="T1">NAND</text:span></text:p>
          <text:p text:style-name="P1"><text:span text:style-name="T1">44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9.939cm" svg:y1="68.104cm" svg:x2="118.6cm" svg:y2="67.3cm" draw:end-shape="id517" draw:end-glue-point="2" svg:d="M119939 68104l-1339-804" svg:viewBox="0 0 1340 805">
          <text:p text:style-name="P1"><text:span text:style-name="T2">/res</text:span></text:p>
        </draw:connector>
        <draw:custom-shape draw:style-name="gr1" draw:text-style-name="P2" xml:id="id518" draw:id="id518" draw:layer="layout" svg:width="1cm" svg:height="0.9cm" svg:x="86.6cm" svg:y="85.239cm">
          <text:p text:style-name="P1"><text:span text:style-name="T1">NAND</text:span></text:p>
          <text:p text:style-name="P1"><text:span text:style-name="T1">44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87.925cm" svg:y1="86.887cm" svg:x2="87.1cm" svg:y2="86.139cm" draw:end-shape="id518" draw:end-glue-point="2" svg:d="M87925 86887l-825-748" svg:viewBox="0 0 826 749">
          <text:p text:style-name="P1"><text:span text:style-name="T2">/res</text:span></text:p>
        </draw:connector>
        <draw:custom-shape draw:style-name="gr1" draw:text-style-name="P2" xml:id="id732" draw:id="id732" draw:layer="layout" svg:width="1cm" svg:height="0.9cm" svg:x="103.6cm" svg:y="94cm">
          <text:p text:style-name="P1"><text:span text:style-name="T1">NAND</text:span></text:p>
          <text:p text:style-name="P1"><text:span text:style-name="T1">43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19" draw:id="id519" draw:layer="layout" svg:width="1cm" svg:height="0.9cm" svg:x="105.4cm" svg:y="85.6cm">
          <text:p text:style-name="P1"><text:span text:style-name="T1">NAND</text:span></text:p>
          <text:p text:style-name="P1"><text:span text:style-name="T1">44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88" draw:id="id588" draw:layer="layout" svg:width="1cm" svg:height="0.9cm" svg:x="103.5cm" svg:y="97.609cm">
          <text:p text:style-name="P1"><text:span text:style-name="T1">NAND</text:span></text:p>
          <text:p text:style-name="P1"><text:span text:style-name="T1">44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6.74cm" svg:y1="87.531cm" svg:x2="105.9cm" svg:y2="86.5cm" draw:end-shape="id519" draw:end-glue-point="2" svg:d="M106740 87531l-840-1031" svg:viewBox="0 0 841 1032">
          <text:p text:style-name="P1"><text:span text:style-name="T2">/res</text:span></text:p>
        </draw:connector>
        <draw:custom-shape draw:style-name="gr1" draw:text-style-name="P2" xml:id="id520" draw:id="id520" draw:layer="layout" svg:width="1cm" svg:height="0.9cm" svg:x="88.9cm" svg:y="85.4cm">
          <text:p text:style-name="P1"><text:span text:style-name="T1">NAND</text:span></text:p>
          <text:p text:style-name="P1"><text:span text:style-name="T1">45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0.197cm" svg:y1="87.252cm" svg:x2="89.4cm" svg:y2="86.3cm" draw:end-shape="id520" draw:end-glue-point="2" svg:d="M90197 87252l-797-952" svg:viewBox="0 0 798 953">
          <text:p text:style-name="P1"><text:span text:style-name="T2">/res</text:span></text:p>
        </draw:connector>
        <draw:custom-shape draw:style-name="gr1" draw:text-style-name="P2" xml:id="id521" draw:id="id521" draw:layer="layout" svg:width="1cm" svg:height="0.9cm" svg:x="115.3cm" svg:y="64.462cm">
          <text:p text:style-name="P1"><text:span text:style-name="T1">AND</text:span></text:p>
          <text:p text:style-name="P1"><text:span text:style-name="T1">46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6.685cm" svg:y1="66.463cm" svg:x2="115.8cm" svg:y2="65.362cm" draw:end-shape="id521" draw:end-glue-point="2" svg:d="M116685 66463l-885-1101" svg:viewBox="0 0 886 1102">
          <text:p text:style-name="P1"><text:span text:style-name="T2">/res</text:span></text:p>
        </draw:connector>
        <draw:custom-shape draw:style-name="gr1" draw:text-style-name="P2" xml:id="id522" draw:id="id522" draw:layer="layout" svg:width="1cm" svg:height="0.9cm" svg:x="110.916cm" svg:y="64.353cm">
          <text:p text:style-name="P1"><text:span text:style-name="T1">NAND</text:span></text:p>
          <text:p text:style-name="P1"><text:span text:style-name="T1">49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2.395cm" svg:y1="66.337cm" svg:x2="111.416cm" svg:y2="65.253cm" draw:end-shape="id522" draw:end-glue-point="2" svg:d="M112395 66337l-979-1084" svg:viewBox="0 0 980 1085">
          <text:p text:style-name="P1"><text:span text:style-name="T2">/res</text:span></text:p>
        </draw:connector>
        <draw:custom-shape draw:style-name="gr1" draw:text-style-name="P2" xml:id="id523" draw:id="id523" draw:layer="layout" svg:width="1cm" svg:height="0.9cm" svg:x="104.361cm" svg:y="64.253cm">
          <text:p text:style-name="P1"><text:span text:style-name="T1">AND</text:span></text:p>
          <text:p text:style-name="P1"><text:span text:style-name="T1">48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5.807cm" svg:y1="66.073cm" svg:x2="104.861cm" svg:y2="65.153cm" draw:end-shape="id523" draw:end-glue-point="2" svg:d="M105807 66073l-946-920" svg:viewBox="0 0 947 921">
          <text:p text:style-name="P1"><text:span text:style-name="T2">/res</text:span></text:p>
        </draw:connector>
        <draw:connector draw:style-name="gr2" draw:text-style-name="P3" draw:layer="layout" draw:type="line" svg:x1="111.4cm" svg:y1="66.453cm" svg:x2="111.416cm" svg:y2="65.253cm" draw:start-shape="id511" draw:start-glue-point="0" draw:end-shape="id522" draw:end-glue-point="2" svg:d="M111400 66453l16-1200" svg:viewBox="0 0 17 1201">
          <text:p/>
        </draw:connector>
        <draw:custom-shape draw:style-name="gr1" draw:text-style-name="P2" xml:id="id524" draw:id="id524" draw:layer="layout" svg:width="1cm" svg:height="0.9cm" svg:x="106.5cm" svg:y="64.253cm">
          <text:p text:style-name="P1"><text:span text:style-name="T1">AND</text:span></text:p>
          <text:p text:style-name="P1"><text:span text:style-name="T1">46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7.91cm" svg:y1="66.019cm" svg:x2="107cm" svg:y2="65.153cm" draw:end-shape="id524" draw:end-glue-point="2" svg:d="M107910 66019l-910-866" svg:viewBox="0 0 911 867">
          <text:p text:style-name="P1"><text:span text:style-name="T2">/res</text:span></text:p>
        </draw:connector>
        <draw:custom-shape draw:style-name="gr1" draw:text-style-name="P2" xml:id="id525" draw:id="id525" draw:layer="layout" svg:width="1cm" svg:height="0.9cm" svg:x="107.6cm" svg:y="85.6cm">
          <text:p text:style-name="P1"><text:span text:style-name="T1">AND</text:span></text:p>
          <text:p text:style-name="P1"><text:span text:style-name="T1">46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9.19cm" svg:y1="87.69cm" svg:x2="108.1cm" svg:y2="86.5cm" draw:end-shape="id525" draw:end-glue-point="2" svg:d="M109190 87690l-1090-1190" svg:viewBox="0 0 1091 1191">
          <text:p text:style-name="P1"><text:span text:style-name="T2">/res</text:span></text:p>
        </draw:connector>
        <draw:custom-shape draw:style-name="gr1" draw:text-style-name="P2" xml:id="id445" draw:id="id445" draw:layer="layout" svg:width="1cm" svg:height="0.9cm" svg:x="109.189cm" svg:y="66.253cm">
          <text:p text:style-name="P1"><text:span text:style-name="T1">NAND</text:span></text:p>
          <text:p text:style-name="P1"><text:span text:style-name="T1">47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26" draw:id="id526" draw:layer="layout" svg:width="1cm" svg:height="0.9cm" svg:x="101cm" svg:y="85.607cm">
          <text:p text:style-name="P1"><text:span text:style-name="T1">AND</text:span></text:p>
          <text:p text:style-name="P1"><text:span text:style-name="T1">46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2.233cm" svg:y1="87.353cm" svg:x2="101.5cm" svg:y2="86.507cm" draw:end-shape="id526" draw:end-glue-point="2" svg:d="M102233 87353l-733-846" svg:viewBox="0 0 734 847">
          <text:p text:style-name="P1"><text:span text:style-name="T2">/res</text:span></text:p>
        </draw:connector>
        <draw:custom-shape draw:style-name="gr1" draw:text-style-name="P2" xml:id="id527" draw:id="id527" draw:layer="layout" svg:width="1cm" svg:height="0.9cm" svg:x="98.8cm" svg:y="85.6cm">
          <text:p text:style-name="P1"><text:span text:style-name="T1">AND</text:span></text:p>
          <text:p text:style-name="P1"><text:span text:style-name="T1">45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0.169cm" svg:y1="87.267cm" svg:x2="99.3cm" svg:y2="86.5cm" draw:end-shape="id527" draw:end-glue-point="2" svg:d="M100169 87267l-869-767" svg:viewBox="0 0 870 768">
          <text:p text:style-name="P1"><text:span text:style-name="T2">/res</text:span></text:p>
        </draw:connector>
        <draw:connector draw:style-name="gr4" draw:text-style-name="P5" draw:layer="layout" draw:type="line" svg:x1="97.135cm" svg:y1="65.875cm" svg:x2="96cm" svg:y2="65cm" draw:end-shape="id506" draw:end-glue-point="2" svg:d="M97135 65875l-1135-875" svg:viewBox="0 0 1136 876">
          <text:p text:style-name="P1"><text:span text:style-name="T2">/res</text:span></text:p>
        </draw:connector>
        <draw:connector draw:style-name="gr4" draw:text-style-name="P5" draw:layer="layout" draw:type="line" svg:x1="103.7cm" svg:y1="66.039cm" svg:x2="102.637cm" svg:y2="65.1cm" draw:end-shape="id515" draw:end-glue-point="2" svg:d="M103700 66039l-1063-939" svg:viewBox="0 0 1064 940">
          <text:p text:style-name="P1"><text:span text:style-name="T2">/res</text:span></text:p>
        </draw:connector>
        <draw:connector draw:style-name="gr4" draw:text-style-name="P5" draw:layer="layout" draw:type="line" svg:x1="99.458cm" svg:y1="65.927cm" svg:x2="98.2cm" svg:y2="65cm" draw:end-shape="id507" draw:end-glue-point="2" svg:d="M99458 65927l-1258-927" svg:viewBox="0 0 1259 928">
          <text:p text:style-name="P1"><text:span text:style-name="T2">/res</text:span></text:p>
        </draw:connector>
        <draw:custom-shape draw:style-name="gr1" draw:text-style-name="P2" xml:id="id528" draw:id="id528" draw:layer="layout" svg:width="1cm" svg:height="0.9cm" svg:x="108.7cm" svg:y="64.353cm">
          <text:p text:style-name="P1"><text:span text:style-name="T1">OR</text:span></text:p>
          <text:p text:style-name="P1"><text:span text:style-name="T1">47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9.2cm" svg:y1="64.353cm" svg:x2="109.25cm" svg:y2="63.353cm" draw:start-shape="id528" draw:start-glue-point="0" draw:end-shape="id512" draw:end-glue-point="2" svg:d="M109200 64353l50-1000" svg:viewBox="0 0 51 1001">
          <text:p/>
        </draw:connector>
        <draw:connector draw:style-name="gr2" draw:text-style-name="P3" draw:layer="layout" draw:type="line" svg:x1="109.689cm" svg:y1="66.253cm" svg:x2="109.2cm" svg:y2="65.253cm" draw:start-shape="id445" draw:start-glue-point="0" draw:end-shape="id528" draw:end-glue-point="2" svg:d="M109689 66253l-489-1000" svg:viewBox="0 0 490 1001">
          <text:p/>
        </draw:connector>
        <draw:connector draw:style-name="gr4" draw:text-style-name="P5" draw:layer="layout" draw:type="line" svg:x1="97.32cm" svg:y1="70.524cm" svg:x2="97.6cm" svg:y2="69.3cm" draw:end-shape="id505" draw:end-glue-point="2" svg:d="M97320 70524l280-1224" svg:viewBox="0 0 281 1225">
          <text:p text:style-name="P1"><text:span text:style-name="T2">/g5</text:span></text:p>
        </draw:connector>
        <draw:connector draw:style-name="gr2" draw:text-style-name="P3" draw:layer="layout" draw:type="line" svg:x1="103.096cm" svg:y1="70.5cm" svg:x2="97.6cm" svg:y2="69.3cm" draw:start-shape="id475" draw:start-glue-point="0" draw:end-shape="id505" draw:end-glue-point="2" svg:d="M103096 70500l-5496-1200" svg:viewBox="0 0 5497 1201">
          <text:p/>
        </draw:connector>
        <draw:connector draw:style-name="gr2" draw:text-style-name="P3" draw:layer="layout" draw:type="line" svg:x1="103.096cm" svg:y1="70.5cm" svg:x2="102.6cm" svg:y2="67.1cm" draw:start-shape="id475" draw:start-glue-point="0" draw:end-shape="id514" draw:end-glue-point="2" svg:d="M103096 70500l-496-3400" svg:viewBox="0 0 497 3401">
          <text:p/>
        </draw:connector>
        <draw:custom-shape draw:style-name="gr1" draw:text-style-name="P2" xml:id="id529" draw:id="id529" draw:layer="layout" svg:width="1cm" svg:height="0.9cm" svg:x="103.4cm" svg:y="73.4cm">
          <text:p text:style-name="P1"><text:span text:style-name="T1">AND</text:span></text:p>
          <text:p text:style-name="P1"><text:span text:style-name="T1">48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3.9cm" svg:y1="73.4cm" svg:x2="104.2cm" svg:y2="71.4cm" draw:start-shape="id529" draw:start-glue-point="0" draw:end-shape="id530" draw:end-glue-point="2" svg:d="M103900 73400l300-2000" svg:viewBox="0 0 301 2001">
          <text:p/>
        </draw:connector>
        <draw:connector draw:style-name="gr2" draw:text-style-name="P3" draw:layer="layout" draw:type="line" svg:x1="103.9cm" svg:y1="73.4cm" svg:x2="103.096cm" svg:y2="71.4cm" draw:start-shape="id529" draw:start-glue-point="0" draw:end-shape="id475" draw:end-glue-point="2" svg:d="M103900 73400l-804-2000" svg:viewBox="0 0 805 2001">
          <text:p/>
        </draw:connector>
        <draw:connector draw:style-name="gr2" draw:text-style-name="P3" draw:layer="layout" draw:type="line" svg:x1="104.2cm" svg:y1="70.5cm" svg:x2="98.7cm" svg:y2="69.3cm" draw:start-shape="id530" draw:start-glue-point="0" draw:end-shape="id509" draw:end-glue-point="2" svg:d="M104200 70500l-5500-1200" svg:viewBox="0 0 5501 1201">
          <text:p/>
        </draw:connector>
        <draw:custom-shape draw:style-name="gr1" draw:text-style-name="P2" xml:id="id531" draw:id="id531" draw:layer="layout" svg:width="1cm" svg:height="0.9cm" svg:x="104.4cm" svg:y="66.253cm">
          <text:p text:style-name="P1"><text:span text:style-name="T1">NAND</text:span></text:p>
          <text:p text:style-name="P1"><text:span text:style-name="T1">48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4.2cm" svg:y1="70.5cm" svg:x2="104.9cm" svg:y2="67.153cm" draw:start-shape="id530" draw:start-glue-point="0" draw:end-shape="id531" draw:end-glue-point="2" svg:d="M104200 70500l700-3347" svg:viewBox="0 0 701 3348">
          <text:p/>
        </draw:connector>
        <draw:connector draw:style-name="gr2" draw:text-style-name="P3" draw:layer="layout" draw:type="line" svg:x1="104.9cm" svg:y1="66.253cm" svg:x2="104.861cm" svg:y2="65.153cm" draw:start-shape="id531" draw:start-glue-point="0" draw:end-shape="id523" draw:end-glue-point="2" svg:d="M104900 66253l-39-1100" svg:viewBox="0 0 40 1101">
          <text:p/>
        </draw:connector>
        <draw:custom-shape draw:style-name="gr1" draw:text-style-name="P2" xml:id="id532" draw:id="id532" draw:layer="layout" svg:width="1cm" svg:height="0.9cm" svg:x="98.249cm" svg:y="70.7cm">
          <text:p text:style-name="P1"><text:span text:style-name="T1">NOR</text:span></text:p>
          <text:p text:style-name="P1"><text:span text:style-name="T1">47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8.749cm" svg:y1="70.7cm" svg:x2="98.7cm" svg:y2="69.3cm" draw:start-shape="id532" draw:start-glue-point="0" draw:end-shape="id509" draw:end-glue-point="2" svg:d="M98749 70700l-49-1400" svg:viewBox="0 0 50 1401">
          <text:p/>
        </draw:connector>
        <draw:connector draw:style-name="gr2" draw:text-style-name="P3" draw:layer="layout" draw:type="line" svg:x1="110.755cm" svg:y1="71.099cm" svg:x2="109.689cm" svg:y2="67.153cm" draw:start-shape="id158" draw:start-glue-point="0" draw:end-shape="id445" draw:end-glue-point="2" svg:d="M110755 71099l-1066-3946" svg:viewBox="0 0 1067 3947">
          <text:p/>
        </draw:connector>
        <draw:connector draw:style-name="gr2" draw:text-style-name="P3" draw:layer="layout" draw:type="line" svg:x1="110.755cm" svg:y1="71.099cm" svg:x2="98.7cm" svg:y2="69.3cm" draw:start-shape="id158" draw:start-glue-point="0" draw:end-shape="id509" draw:end-glue-point="2" svg:d="M110755 71099l-12055-1799" svg:viewBox="0 0 12056 1800">
          <text:p/>
        </draw:connector>
        <draw:custom-shape draw:style-name="gr1" draw:text-style-name="P2" xml:id="id533" draw:id="id533" draw:layer="layout" svg:width="1cm" svg:height="0.9cm" svg:x="108.1cm" svg:y="66.253cm">
          <text:p text:style-name="P1"><text:span text:style-name="T1">NAND</text:span></text:p>
          <text:p text:style-name="P1"><text:span text:style-name="T1">47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8.6cm" svg:y1="66.253cm" svg:x2="109.2cm" svg:y2="65.253cm" draw:start-shape="id533" draw:start-glue-point="0" draw:end-shape="id528" draw:end-glue-point="2" svg:d="M108600 66253l600-1000" svg:viewBox="0 0 601 1001">
          <text:p/>
        </draw:connector>
        <draw:connector draw:style-name="gr2" draw:text-style-name="P3" draw:layer="layout" draw:type="line" svg:x1="108.6cm" svg:y1="68.6cm" svg:x2="108.6cm" svg:y2="67.153cm" draw:start-shape="id510" draw:start-glue-point="0" draw:end-shape="id533" draw:end-glue-point="2" svg:d="M108600 68600v-1447" svg:viewBox="0 0 1 1448">
          <text:p/>
        </draw:connector>
        <draw:custom-shape draw:style-name="gr1" draw:text-style-name="P2" xml:id="id534" draw:id="id534" draw:layer="layout" svg:width="1cm" svg:height="0.9cm" svg:x="109.2cm" svg:y="68.6cm">
          <text:p text:style-name="P1"><text:span text:style-name="T1">NAND</text:span></text:p>
          <text:p text:style-name="P1"><text:span text:style-name="T1">47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9.7cm" svg:y1="68.6cm" svg:x2="108.6cm" svg:y2="67.153cm" draw:start-shape="id534" draw:start-glue-point="0" draw:end-shape="id533" draw:end-glue-point="2" svg:d="M109700 68600l-1100-1447" svg:viewBox="0 0 1101 1448">
          <text:p/>
        </draw:connector>
        <draw:custom-shape draw:style-name="gr3" draw:text-style-name="P4" xml:id="id538" draw:id="id538" draw:layer="layout" svg:width="2.1cm" svg:height="0.9cm" svg:x="106cm" svg:y="62.453cm">
          <text:p text:style-name="P1"><text:span text:style-name="T1">DFF (mclk)</text:span></text:p>
          <text:p text:style-name="P1"><text:span text:style-name="T1">468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9.113cm" svg:y1="72.737cm" svg:x2="98.749cm" svg:y2="71.6cm" draw:end-shape="id532" draw:end-glue-point="2" svg:d="M99113 72737l-364-1137" svg:viewBox="0 0 365 1138">
          <text:p text:style-name="P1"><text:span text:style-name="T2">g6</text:span></text:p>
        </draw:connector>
        <draw:custom-shape draw:style-name="gr1" draw:text-style-name="P2" xml:id="id535" draw:id="id535" draw:layer="layout" svg:width="1cm" svg:height="0.9cm" svg:x="107cm" svg:y="68.6cm">
          <text:p text:style-name="P1"><text:span text:style-name="T1">NAND</text:span></text:p>
          <text:p text:style-name="P1"><text:span text:style-name="T1">46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7.078cm" svg:y1="71.153cm" svg:x2="107.5cm" svg:y2="69.5cm" draw:end-shape="id535" draw:end-glue-point="2" svg:d="M107078 71153l422-1653" svg:viewBox="0 0 423 1654">
          <text:p text:style-name="P1"><text:span text:style-name="T2">g6</text:span></text:p>
        </draw:connector>
        <draw:custom-shape draw:style-name="gr1" draw:text-style-name="P2" xml:id="id536" draw:id="id536" draw:layer="layout" svg:width="1cm" svg:height="0.9cm" svg:x="107.6cm" svg:y="87.6cm">
          <text:p text:style-name="P1"><text:span text:style-name="T1">IMUX</text:span></text:p>
          <text:p text:style-name="P1"><text:span text:style-name="T1">468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8.609cm" svg:y1="89.6cm" svg:x2="108.1cm" svg:y2="88.5cm" draw:start-shape="id461" draw:start-glue-point="0" draw:end-shape="id536" draw:end-glue-point="2" svg:d="M108609 89600l-509-1100" svg:viewBox="0 0 510 1101">
          <text:p text:style-name="P1"><text:span text:style-name="T2">b</text:span></text:p>
        </draw:connector>
        <draw:connector draw:style-name="gr2" draw:text-style-name="P3" draw:layer="layout" draw:type="line" svg:x1="108.1cm" svg:y1="87.6cm" svg:x2="108.1cm" svg:y2="86.5cm" draw:start-shape="id536" draw:start-glue-point="0" draw:end-shape="id525" draw:end-glue-point="2" svg:d="M108100 87600v-1100" svg:viewBox="0 0 1 1101">
          <text:p/>
        </draw:connector>
        <draw:custom-shape draw:style-name="gr3" draw:text-style-name="P4" xml:id="id537" draw:id="id537" draw:layer="layout" svg:width="2.1cm" svg:height="0.9cm" svg:x="107cm" svg:y="83.9cm">
          <text:p text:style-name="P1"><text:span text:style-name="T1">DFF(mclk)</text:span></text:p>
          <text:p text:style-name="P1"><text:span text:style-name="T1">46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8.1cm" svg:y1="85.6cm" svg:x2="108.05cm" svg:y2="84.8cm" draw:start-shape="id525" draw:start-glue-point="0" draw:end-shape="id537" draw:end-glue-point="2" svg:d="M108100 85600l-50-800" svg:viewBox="0 0 51 801">
          <text:p/>
        </draw:connector>
        <draw:connector draw:style-name="gr2" draw:text-style-name="P3" draw:layer="layout" draw:type="line" svg:x1="107cm" svg:y1="64.253cm" svg:x2="107.05cm" svg:y2="63.353cm" draw:start-shape="id524" draw:start-glue-point="0" draw:end-shape="id538" draw:end-glue-point="2" svg:d="M107000 64253l50-900" svg:viewBox="0 0 51 901">
          <text:p/>
        </draw:connector>
        <draw:connector draw:style-name="gr2" draw:text-style-name="P3" draw:layer="layout" draw:type="line" svg:x1="107cm" svg:y1="66.253cm" svg:x2="107cm" svg:y2="65.153cm" draw:start-shape="id539" draw:start-glue-point="0" draw:end-shape="id524" draw:end-glue-point="2" svg:d="M107000 66253v-1100" svg:viewBox="0 0 1 1101">
          <text:p/>
        </draw:connector>
        <draw:connector draw:style-name="gr2" draw:text-style-name="P3" draw:layer="layout" draw:type="line" svg:x1="107.5cm" svg:y1="68.6cm" svg:x2="107cm" svg:y2="67.153cm" draw:start-shape="id535" draw:start-glue-point="0" draw:end-shape="id539" draw:end-glue-point="2" svg:d="M107500 68600l-500-1447" svg:viewBox="0 0 501 1448">
          <text:p/>
        </draw:connector>
        <draw:connector draw:style-name="gr2" draw:text-style-name="P3" draw:layer="layout" draw:type="line" svg:x1="106.4cm" svg:y1="68.6cm" svg:x2="107cm" svg:y2="67.153cm" draw:start-shape="id157" draw:start-glue-point="0" draw:end-shape="id539" draw:end-glue-point="2" svg:d="M106400 68600l600-1447" svg:viewBox="0 0 601 1448">
          <text:p/>
        </draw:connector>
        <draw:custom-shape draw:style-name="gr3" draw:text-style-name="P4" xml:id="id540" draw:id="id540" draw:layer="layout" svg:width="2.1cm" svg:height="0.9cm" svg:x="103.8cm" svg:y="62.453cm">
          <text:p text:style-name="P1"><text:span text:style-name="T1">DFF (mclk)</text:span></text:p>
          <text:p text:style-name="P1"><text:span text:style-name="T1">485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4.861cm" svg:y1="64.253cm" svg:x2="104.85cm" svg:y2="63.353cm" draw:start-shape="id523" draw:start-glue-point="0" draw:end-shape="id540" draw:end-glue-point="2" svg:d="M104861 64253l-11-900" svg:viewBox="0 0 12 901">
          <text:p/>
        </draw:connector>
        <draw:connector draw:style-name="gr4" draw:text-style-name="P5" draw:layer="layout" draw:type="line" svg:x1="104.323cm" svg:y1="75.451cm" svg:x2="103.9cm" svg:y2="74.3cm" draw:end-shape="id529" draw:end-glue-point="2" svg:d="M104323 75451l-423-1151" svg:viewBox="0 0 424 1152">
          <text:p text:style-name="P1"><text:span text:style-name="T2">g7</text:span></text:p>
        </draw:connector>
        <draw:connector draw:style-name="gr4" draw:text-style-name="P5" draw:layer="layout" draw:type="line" svg:x1="111.3cm" svg:y1="73.347cm" svg:x2="110.755cm" svg:y2="71.999cm" draw:end-shape="id158" draw:end-glue-point="2" svg:d="M111300 73347l-545-1348" svg:viewBox="0 0 546 1349">
          <text:p text:style-name="P1"><text:span text:style-name="T2">g7</text:span></text:p>
        </draw:connector>
        <draw:custom-shape draw:style-name="gr3" draw:text-style-name="P4" xml:id="id541" draw:id="id541" draw:layer="layout" svg:width="2.1cm" svg:height="0.9cm" svg:x="123.6cm" svg:y="62.555cm">
          <text:p text:style-name="P1"><text:span text:style-name="T1">DFF(mclk)</text:span></text:p>
          <text:p text:style-name="P1"><text:span text:style-name="T1">456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4.65cm" svg:y1="62.555cm" svg:x2="124.688cm" svg:y2="61.2cm" draw:start-shape="id541" draw:start-glue-point="0" svg:d="M124650 62555l38-1355" svg:viewBox="0 0 39 1356">
          <text:p text:style-name="P1"><text:span text:style-name="T2">/cnt2_run</text:span></text:p>
        </draw:connector>
        <draw:custom-shape draw:style-name="gr1" draw:text-style-name="P2" xml:id="id542" draw:id="id542" draw:layer="layout" svg:width="1cm" svg:height="0.9cm" svg:x="124.168cm" svg:y="64.255cm">
          <text:p text:style-name="P1"><text:span text:style-name="T1">NAND</text:span></text:p>
          <text:p text:style-name="P1"><text:span text:style-name="T1">474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4.668cm" svg:y1="64.255cm" svg:x2="124.65cm" svg:y2="63.455cm" draw:start-shape="id542" draw:start-glue-point="0" draw:end-shape="id541" draw:end-glue-point="2" svg:d="M124668 64255l-18-800" svg:viewBox="0 0 19 801">
          <text:p/>
        </draw:connector>
        <draw:custom-shape draw:style-name="gr1" draw:text-style-name="P2" xml:id="id543" draw:id="id543" draw:layer="layout" svg:width="1cm" svg:height="0.9cm" svg:x="124.173cm" svg:y="66.4cm">
          <text:p text:style-name="P1"><text:span text:style-name="T1">IMUX</text:span></text:p>
          <text:p text:style-name="P1"><text:span text:style-name="T1">474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4.673cm" svg:y1="66.4cm" svg:x2="124.668cm" svg:y2="65.155cm" draw:start-shape="id543" draw:start-glue-point="0" draw:end-shape="id542" draw:end-glue-point="2" svg:d="M124673 66400l-5-1245" svg:viewBox="0 0 6 1246">
          <text:p/>
        </draw:connector>
        <draw:connector draw:style-name="gr4" draw:text-style-name="P5" draw:layer="layout" draw:type="line" svg:x1="125.827cm" svg:y1="66.463cm" svg:x2="124.668cm" svg:y2="65.155cm" draw:end-shape="id542" draw:end-glue-point="2" svg:d="M125827 66463l-1159-1308" svg:viewBox="0 0 1160 1309">
          <text:p text:style-name="P1"><text:span text:style-name="T2">/res</text:span></text:p>
        </draw:connector>
        <draw:connector draw:style-name="gr4" draw:text-style-name="P5" draw:layer="layout" draw:type="line" svg:x1="124.637cm" svg:y1="68.669cm" svg:x2="124.673cm" svg:y2="67.3cm" draw:end-shape="id543" draw:end-glue-point="2" svg:d="M124637 68669l36-1369" svg:viewBox="0 0 37 1370">
          <text:p text:style-name="P1"><text:span text:style-name="T2">g8/a</text:span></text:p>
        </draw:connector>
        <draw:custom-shape draw:style-name="gr1" draw:text-style-name="P2" xml:id="id544" draw:id="id544" draw:layer="layout" svg:width="1cm" svg:height="0.9cm" svg:x="100.5cm" svg:y="70.5cm">
          <text:p text:style-name="P1"><text:span text:style-name="T1">NAND</text:span></text:p>
          <text:p text:style-name="P1"><text:span text:style-name="T1">47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1.004cm" svg:y1="72.694cm" svg:x2="101cm" svg:y2="71.4cm" draw:end-shape="id544" draw:end-glue-point="2" svg:d="M101004 72694l-4-1294" svg:viewBox="0 0 5 1295">
          <text:p text:style-name="P1"><text:span text:style-name="T2">g8</text:span></text:p>
        </draw:connector>
        <draw:connector draw:style-name="gr4" draw:text-style-name="P5" draw:layer="layout" draw:type="line" svg:x1="98.2cm" svg:y1="72.803cm" svg:x2="98.749cm" svg:y2="71.6cm" draw:end-shape="id532" draw:end-glue-point="2" svg:d="M98200 72803l549-1203" svg:viewBox="0 0 550 1204">
          <text:p text:style-name="P1"><text:span text:style-name="T2">g8</text:span></text:p>
        </draw:connector>
        <draw:custom-shape draw:style-name="gr1" draw:text-style-name="P2" xml:id="id545" draw:id="id545" draw:layer="layout" svg:width="1cm" svg:height="0.9cm" svg:x="105.4cm" svg:y="70.948cm">
          <text:p text:style-name="P1"><text:span text:style-name="T1">AND</text:span></text:p>
          <text:p text:style-name="P1"><text:span text:style-name="T1">47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5.877cm" svg:y1="73.1cm" svg:x2="105.9cm" svg:y2="71.848cm" draw:end-shape="id545" draw:end-glue-point="2" svg:d="M105877 73100l23-1252" svg:viewBox="0 0 24 1253">
          <text:p text:style-name="P1"><text:span text:style-name="T2">g8</text:span></text:p>
        </draw:connector>
        <draw:custom-shape draw:style-name="gr1" draw:text-style-name="P2" xml:id="id546" draw:id="id546" draw:layer="layout" svg:width="1cm" svg:height="0.9cm" svg:x="103cm" svg:y="60.853cm">
          <text:p text:style-name="P1"><text:span text:style-name="T1">NOT</text:span></text:p>
          <text:p text:style-name="P1"><text:span text:style-name="T1">45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2.65cm" svg:y1="62.453cm" svg:x2="103.5cm" svg:y2="61.753cm" draw:start-shape="id516" draw:start-glue-point="0" draw:end-shape="id546" draw:end-glue-point="2" svg:d="M102650 62453l850-700" svg:viewBox="0 0 851 701">
          <text:p/>
        </draw:connector>
        <draw:connector draw:style-name="gr2" draw:text-style-name="P3" draw:layer="layout" draw:type="line" svg:x1="111.416cm" svg:y1="64.353cm" svg:x2="111.45cm" svg:y2="63.353cm" draw:start-shape="id522" draw:start-glue-point="0" draw:end-shape="id547" draw:end-glue-point="2" svg:d="M111416 64353l34-1000" svg:viewBox="0 0 35 1001">
          <text:p/>
        </draw:connector>
        <draw:connector draw:style-name="gr4" draw:text-style-name="P5" draw:layer="layout" draw:type="line" svg:x1="3.92cm" svg:y1="120.998cm" svg:x2="3.974cm" svg:y2="119.441cm" draw:end-shape="id161" draw:end-glue-point="2" svg:d="M3920 120998l54-1557" svg:viewBox="0 0 55 1558">
          <text:p text:style-name="P1"><text:span text:style-name="T2">g4</text:span></text:p>
        </draw:connector>
        <draw:custom-shape draw:style-name="gr1" draw:text-style-name="P2" xml:id="id548" draw:id="id548" draw:layer="layout" svg:width="1cm" svg:height="0.9cm" svg:x="117.56cm" svg:y="68.155cm">
          <text:p text:style-name="P1"><text:span text:style-name="T1">NAND</text:span></text:p>
          <text:p text:style-name="P1"><text:span text:style-name="T1">45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49" draw:id="id549" draw:layer="layout" svg:width="1cm" svg:height="0.9cm" svg:x="111.7cm" svg:y="60.853cm">
          <text:p text:style-name="P1"><text:span text:style-name="T1">NOT</text:span></text:p>
          <text:p text:style-name="P1"><text:span text:style-name="T1">45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7.621cm" svg:y1="70.149cm" svg:x2="118.06cm" svg:y2="69.055cm" draw:end-shape="id548" draw:end-glue-point="2" svg:d="M117621 70149l439-1094" svg:viewBox="0 0 440 1095">
          <text:p text:style-name="P1"><text:span text:style-name="T2">g4</text:span></text:p>
        </draw:connector>
        <draw:connector draw:style-name="gr2" draw:text-style-name="P5" draw:layer="layout" draw:type="line" svg:x1="111.45cm" svg:y1="62.453cm" svg:x2="112.2cm" svg:y2="61.753cm" draw:start-shape="id547" draw:start-glue-point="0" draw:end-shape="id549" draw:end-glue-point="2" svg:d="M111450 62453l750-700" svg:viewBox="0 0 751 701">
          <text:p/>
        </draw:connector>
        <draw:custom-shape draw:style-name="gr1" draw:text-style-name="P2" xml:id="id550" draw:id="id550" draw:layer="layout" svg:width="1cm" svg:height="0.9cm" svg:x="104.8cm" svg:y="68.6cm">
          <text:p text:style-name="P1"><text:span text:style-name="T1">NAND</text:span></text:p>
          <text:p text:style-name="P1"><text:span text:style-name="T1">47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5.9cm" svg:y1="70.948cm" svg:x2="105.3cm" svg:y2="69.5cm" draw:start-shape="id545" draw:start-glue-point="0" draw:end-shape="id550" draw:end-glue-point="2" svg:d="M105900 70948l-600-1448" svg:viewBox="0 0 601 1449">
          <text:p/>
        </draw:connector>
        <draw:connector draw:style-name="gr2" draw:text-style-name="P3" draw:layer="layout" draw:type="line" svg:x1="105.9cm" svg:y1="70.948cm" svg:x2="106.4cm" svg:y2="69.5cm" draw:start-shape="id545" draw:start-glue-point="0" draw:end-shape="id157" draw:end-glue-point="2" svg:d="M105900 70948l500-1448" svg:viewBox="0 0 501 1449">
          <text:p/>
        </draw:connector>
        <draw:custom-shape draw:style-name="gr1" draw:text-style-name="P2" xml:id="id551" draw:id="id551" draw:layer="layout" svg:width="1cm" svg:height="0.9cm" svg:x="101cm" svg:y="87.407cm">
          <text:p text:style-name="P1"><text:span text:style-name="T1">NAND</text:span></text:p>
          <text:p text:style-name="P1"><text:span text:style-name="T1">467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2cm" svg:y1="89.6cm" svg:x2="101.5cm" svg:y2="88.307cm" draw:start-shape="id487" draw:start-glue-point="0" draw:end-shape="id551" draw:end-glue-point="2" svg:d="M102000 89600l-500-1293" svg:viewBox="0 0 501 1294">
          <text:p/>
        </draw:connector>
        <draw:connector draw:style-name="gr2" draw:text-style-name="P3" draw:layer="layout" draw:type="line" svg:x1="101.5cm" svg:y1="87.407cm" svg:x2="101.5cm" svg:y2="86.507cm" draw:start-shape="id551" draw:start-glue-point="0" draw:end-shape="id526" draw:end-glue-point="2" svg:d="M101500 87407v-900" svg:viewBox="0 0 1 901">
          <text:p/>
        </draw:connector>
        <draw:custom-shape draw:style-name="gr3" draw:text-style-name="P4" xml:id="id552" draw:id="id552" draw:layer="layout" svg:width="2.1cm" svg:height="0.9cm" svg:x="100.4cm" svg:y="83.907cm">
          <text:p text:style-name="P1"><text:span text:style-name="T1">DFF(mclk)</text:span></text:p>
          <text:p text:style-name="P1"><text:span text:style-name="T1">46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1.5cm" svg:y1="85.607cm" svg:x2="101.45cm" svg:y2="84.807cm" draw:start-shape="id526" draw:start-glue-point="0" draw:end-shape="id552" draw:end-glue-point="2" svg:d="M101500 85607l-50-800" svg:viewBox="0 0 51 801">
          <text:p/>
        </draw:connector>
        <draw:custom-shape draw:style-name="gr1" draw:text-style-name="P2" xml:id="id553" draw:id="id553" draw:layer="layout" svg:width="1cm" svg:height="0.9cm" svg:x="100.4cm" svg:y="89.58cm">
          <text:p text:style-name="P1"><text:span text:style-name="T1">NAND</text:span></text:p>
          <text:p text:style-name="P1"><text:span text:style-name="T1">467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1.813cm" svg:y1="91.4cm" svg:x2="100.9cm" svg:y2="90.48cm" draw:end-shape="id553" draw:end-glue-point="2" svg:d="M101813 91400l-913-920" svg:viewBox="0 0 914 921">
          <text:p text:style-name="P1"><text:span text:style-name="T2">h1</text:span></text:p>
        </draw:connector>
        <draw:connector draw:style-name="gr2" draw:text-style-name="P3" draw:layer="layout" draw:type="line" svg:x1="100.9cm" svg:y1="89.58cm" svg:x2="101.5cm" svg:y2="88.307cm" draw:start-shape="id553" draw:start-glue-point="0" draw:end-shape="id551" draw:end-glue-point="2" svg:d="M100900 89580l600-1273" svg:viewBox="0 0 601 1274">
          <text:p/>
        </draw:connector>
        <draw:custom-shape draw:style-name="gr1" draw:text-style-name="P2" xml:id="id554" draw:id="id554" draw:layer="layout" svg:width="1cm" svg:height="0.9cm" svg:x="98cm" svg:y="95.5cm">
          <text:p text:style-name="P1"><text:span text:style-name="T1">AND</text:span></text:p>
          <text:p text:style-name="P1"><text:span text:style-name="T1">456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7.297cm" svg:y1="97.825cm" svg:x2="98.5cm" svg:y2="96.4cm" draw:end-shape="id554" draw:end-glue-point="2" svg:d="M97297 97825l1203-1425" svg:viewBox="0 0 1204 1426">
          <text:p text:style-name="P1"><text:span text:style-name="T2">h1</text:span></text:p>
        </draw:connector>
        <draw:connector draw:style-name="gr4" draw:text-style-name="P5" draw:layer="layout" draw:type="line" svg:x1="89.059cm" svg:y1="91.842cm" svg:x2="89.9cm" svg:y2="90.835cm" draw:end-shape="id555" draw:end-glue-point="2" svg:d="M89059 91842l841-1007" svg:viewBox="0 0 842 1008">
          <text:p text:style-name="P1"><text:span text:style-name="T2">h1</text:span></text:p>
        </draw:connector>
        <draw:connector draw:style-name="gr4" draw:text-style-name="P5" draw:layer="layout" draw:type="line" svg:x1="89.9cm" svg:y1="89.935cm" svg:x2="89.4cm" svg:y2="88.3cm" draw:start-shape="id555" draw:start-glue-point="0" draw:end-shape="id482" draw:end-glue-point="2" svg:d="M89900 89935l-500-1635" svg:viewBox="0 0 501 1636">
          <text:p text:style-name="P1"><text:span text:style-name="T2">a</text:span></text:p>
        </draw:connector>
        <draw:frame draw:style-name="gr8" draw:text-style-name="P11" draw:layer="layout" svg:width="1.899cm" svg:height="3.359cm" svg:x="85.6cm" svg:y="46.941cm">
          <draw:text-box>
            <text:p>-927-</text:p>
            <text:p><text:span text:style-name="T5">clk67</text:span></text:p>
            <text:p><text:span text:style-name="T5">/res13</text:span></text:p>
            <text:p><text:span text:style-name="T5">cnt4</text:span></text:p>
            <text:p><text:span text:style-name="T5">c,d,e,f,g,h</text:span></text:p>
            <text:p><text:span text:style-name="T5">u12</text:span></text:p>
            <text:p><text:span text:style-name="T5"/></text:p>
          </draw:text-box>
        </draw:frame>
        <draw:custom-shape draw:style-name="gr1" draw:text-style-name="P2" xml:id="id556" draw:id="id556" draw:layer="layout" svg:width="1cm" svg:height="0.9cm" svg:x="125.563cm" svg:y="112.702cm">
          <text:p text:style-name="P1"><text:span text:style-name="T1">OR (mclk)</text:span></text:p>
          <text:p text:style-name="P1"><text:span text:style-name="T1">398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26.063cm" svg:y1="112.702cm" svg:x2="126.075cm" svg:y2="111.102cm" draw:start-shape="id556" draw:start-glue-point="0" svg:d="M126063 112702l12-1600" svg:viewBox="0 0 13 1601">
          <text:p text:style-name="P1"><text:span text:style-name="T2">clk61</text:span></text:p>
        </draw:connector>
        <draw:custom-shape draw:style-name="gr1" draw:text-style-name="P2" xml:id="id557" draw:id="id557" draw:layer="layout" svg:width="1cm" svg:height="0.9cm" svg:x="125.563cm" svg:y="116.602cm">
          <text:p text:style-name="P1"><text:span text:style-name="T1">NOT</text:span></text:p>
          <text:p text:style-name="P1"><text:span text:style-name="T1">398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6.063cm" svg:y1="116.602cm" svg:x2="126.063cm" svg:y2="113.602cm" draw:start-shape="id557" draw:start-glue-point="0" draw:end-shape="id556" draw:end-glue-point="2" svg:d="M126063 116602v-3000" svg:viewBox="0 0 1 3001">
          <text:p/>
        </draw:connector>
        <draw:connector draw:style-name="gr2" draw:text-style-name="P3" draw:layer="layout" draw:type="line" svg:x1="124.95cm" svg:y1="119.393cm" svg:x2="126.463cm" svg:y2="122.491cm" draw:start-shape="id496" draw:start-glue-point="2" draw:end-shape="id443" draw:end-glue-point="0" svg:d="M124950 119393l1513 3098" svg:viewBox="0 0 1514 3099">
          <text:p/>
        </draw:connector>
        <draw:connector draw:style-name="gr2" draw:text-style-name="P3" draw:layer="layout" draw:type="line" svg:x1="124.95cm" svg:y1="118.493cm" svg:x2="126.063cm" svg:y2="117.502cm" draw:start-shape="id496" draw:start-glue-point="0" draw:end-shape="id557" draw:end-glue-point="2" svg:d="M124950 118493l1113-991" svg:viewBox="0 0 1114 992">
          <text:p/>
        </draw:connector>
        <draw:custom-shape draw:style-name="gr1" draw:text-style-name="P2" xml:id="id558" draw:id="id558" draw:layer="layout" svg:width="1cm" svg:height="0.9cm" svg:x="124.463cm" svg:y="116.602cm">
          <text:p text:style-name="P1"><text:span text:style-name="T1">NOT</text:span></text:p>
          <text:p text:style-name="P1"><text:span text:style-name="T1">38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24.95cm" svg:y1="118.493cm" svg:x2="124.963cm" svg:y2="117.502cm" draw:start-shape="id496" draw:start-glue-point="0" draw:end-shape="id558" draw:end-glue-point="2" svg:d="M124950 118493l13-991" svg:viewBox="0 0 14 992">
          <text:p/>
        </draw:connector>
        <draw:connector draw:style-name="gr4" draw:text-style-name="P5" draw:layer="layout" draw:type="line" svg:x1="54.61cm" svg:y1="25.056cm" svg:x2="55.1cm" svg:y2="23.4cm" draw:end-shape="id424" draw:end-glue-point="2" svg:d="M54610 25056l490-1656" svg:viewBox="0 0 491 1657">
          <text:p text:style-name="P1"><text:span text:style-name="T2">sod_sel/a</text:span></text:p>
        </draw:connector>
        <draw:connector draw:style-name="gr4" draw:text-style-name="P3" draw:layer="layout" draw:type="line" svg:x1="124.963cm" svg:y1="116.602cm" svg:x2="125.028cm" svg:y2="114.556cm" draw:start-shape="id558" draw:start-glue-point="0" svg:d="M124963 116602l65-2046" svg:viewBox="0 0 66 2047">
          <text:p text:style-name="P1"><text:span text:style-name="T2">sod_sel</text:span></text:p>
        </draw:connector>
        <draw:connector draw:style-name="gr4" draw:text-style-name="P5" draw:layer="layout" draw:type="line" svg:x1="46.91cm" svg:y1="25.056cm" svg:x2="47.4cm" svg:y2="23.4cm" draw:end-shape="id415" draw:end-glue-point="2" svg:d="M46910 25056l490-1656" svg:viewBox="0 0 491 1657">
          <text:p text:style-name="P1"><text:span text:style-name="T2">sod_sel/a</text:span></text:p>
        </draw:connector>
        <draw:connector draw:style-name="gr4" draw:text-style-name="P5" draw:layer="layout" draw:type="line" svg:x1="51.223cm" svg:y1="25.163cm" svg:x2="51.8cm" svg:y2="23.4cm" draw:end-shape="id413" draw:end-glue-point="2" svg:d="M51223 25163l577-1763" svg:viewBox="0 0 578 1764">
          <text:p text:style-name="P1"><text:span text:style-name="T2">sod_sel/a</text:span></text:p>
        </draw:connector>
        <draw:connector draw:style-name="gr4" draw:text-style-name="P5" draw:layer="layout" draw:type="line" svg:x1="50.21cm" svg:y1="25.056cm" svg:x2="50.7cm" svg:y2="23.4cm" draw:end-shape="id409" draw:end-glue-point="2" svg:d="M50210 25056l490-1656" svg:viewBox="0 0 491 1657">
          <text:p text:style-name="P1"><text:span text:style-name="T2">sod_sel/a</text:span></text:p>
        </draw:connector>
        <draw:connector draw:style-name="gr4" draw:text-style-name="P5" draw:layer="layout" draw:type="line" svg:x1="49.1cm" svg:y1="25.056cm" svg:x2="49.6cm" svg:y2="23.4cm" draw:end-shape="id407" draw:end-glue-point="2" svg:d="M49100 25056l500-1656" svg:viewBox="0 0 501 1657">
          <text:p text:style-name="P1"><text:span text:style-name="T2">sod_sel/a</text:span></text:p>
        </draw:connector>
        <draw:connector draw:style-name="gr4" draw:text-style-name="P5" draw:layer="layout" draw:type="line" svg:x1="48cm" svg:y1="25.056cm" svg:x2="48.5cm" svg:y2="23.4cm" draw:end-shape="id411" draw:end-glue-point="2" svg:d="M48000 25056l500-1656" svg:viewBox="0 0 501 1657">
          <text:p text:style-name="P1"><text:span text:style-name="T2">sod_sel/a</text:span></text:p>
        </draw:connector>
        <draw:connector draw:style-name="gr4" draw:text-style-name="P5" draw:layer="layout" draw:type="line" svg:x1="53.5cm" svg:y1="25.056cm" svg:x2="54cm" svg:y2="23.4cm" draw:end-shape="id422" draw:end-glue-point="2" svg:d="M53500 25056l500-1656" svg:viewBox="0 0 501 1657">
          <text:p text:style-name="P1"><text:span text:style-name="T2">sod_sel/a</text:span></text:p>
        </draw:connector>
        <draw:connector draw:style-name="gr4" draw:text-style-name="P5" draw:layer="layout" draw:type="line" svg:x1="52.4cm" svg:y1="25.056cm" svg:x2="52.9cm" svg:y2="23.4cm" draw:end-shape="id420" draw:end-glue-point="2" svg:d="M52400 25056l500-1656" svg:viewBox="0 0 501 1657">
          <text:p text:style-name="P1"><text:span text:style-name="T2">sod_sel/a</text:span></text:p>
        </draw:connector>
        <draw:connector draw:style-name="gr4" draw:text-style-name="P5" draw:layer="layout" draw:type="line" svg:x1="56.81cm" svg:y1="25.056cm" svg:x2="57.3cm" svg:y2="23.4cm" draw:end-shape="id428" draw:end-glue-point="2" svg:d="M56810 25056l490-1656" svg:viewBox="0 0 491 1657">
          <text:p text:style-name="P1"><text:span text:style-name="T2">sod_sel/a</text:span></text:p>
        </draw:connector>
        <draw:connector draw:style-name="gr4" draw:text-style-name="P5" draw:layer="layout" draw:type="line" svg:x1="55.71cm" svg:y1="24.956cm" svg:x2="56.2cm" svg:y2="23.4cm" draw:end-shape="id426" draw:end-glue-point="2" svg:d="M55710 24956l490-1556" svg:viewBox="0 0 491 1557">
          <text:p text:style-name="P1"><text:span text:style-name="T2">sod_sel/a</text:span></text:p>
        </draw:connector>
        <draw:connector draw:style-name="gr4" draw:text-style-name="P5" draw:layer="layout" draw:type="line" svg:x1="59cm" svg:y1="25.056cm" svg:x2="59.5cm" svg:y2="23.4cm" draw:end-shape="id432" draw:end-glue-point="2" svg:d="M59000 25056l500-1656" svg:viewBox="0 0 501 1657">
          <text:p text:style-name="P1"><text:span text:style-name="T2">sod_sel/a</text:span></text:p>
        </draw:connector>
        <draw:connector draw:style-name="gr4" draw:text-style-name="P5" draw:layer="layout" draw:type="line" svg:x1="58cm" svg:y1="25.056cm" svg:x2="58.4cm" svg:y2="23.4cm" draw:end-shape="id430" draw:end-glue-point="2" svg:d="M58000 25056l400-1656" svg:viewBox="0 0 401 1657">
          <text:p text:style-name="P1"><text:span text:style-name="T2">sod_sel/a</text:span></text:p>
        </draw:connector>
        <draw:connector draw:style-name="gr4" draw:text-style-name="P5" draw:layer="layout" draw:type="line" svg:x1="61.21cm" svg:y1="25.056cm" svg:x2="61.7cm" svg:y2="23.4cm" draw:end-shape="id436" draw:end-glue-point="2" svg:d="M61210 25056l490-1656" svg:viewBox="0 0 491 1657">
          <text:p text:style-name="P1"><text:span text:style-name="T2">sod_sel/a</text:span></text:p>
        </draw:connector>
        <draw:connector draw:style-name="gr4" draw:text-style-name="P5" draw:layer="layout" draw:type="line" svg:x1="60.2cm" svg:y1="24.956cm" svg:x2="60.6cm" svg:y2="23.4cm" draw:end-shape="id434" draw:end-glue-point="2" svg:d="M60200 24956l400-1556" svg:viewBox="0 0 401 1557">
          <text:p text:style-name="P1"><text:span text:style-name="T2">sod_sel/a</text:span></text:p>
        </draw:connector>
        <draw:connector draw:style-name="gr4" draw:text-style-name="P5" draw:layer="layout" draw:type="line" svg:x1="63.41cm" svg:y1="25.056cm" svg:x2="63.9cm" svg:y2="23.4cm" draw:end-shape="id440" draw:end-glue-point="2" svg:d="M63410 25056l490-1656" svg:viewBox="0 0 491 1657">
          <text:p text:style-name="P1"><text:span text:style-name="T2">sod_sel/a</text:span></text:p>
        </draw:connector>
        <draw:connector draw:style-name="gr4" draw:text-style-name="P5" draw:layer="layout" draw:type="line" svg:x1="62.31cm" svg:y1="25.056cm" svg:x2="62.8cm" svg:y2="23.4cm" draw:end-shape="id438" draw:end-glue-point="2" svg:d="M62310 25056l490-1656" svg:viewBox="0 0 491 1657">
          <text:p text:style-name="P1"><text:span text:style-name="T2">sod_sel/a</text:span></text:p>
        </draw:connector>
        <draw:connector draw:style-name="gr2" draw:text-style-name="P3" draw:layer="layout" draw:type="line" svg:x1="126.063cm" svg:y1="116.602cm" svg:x2="127.136cm" svg:y2="115.302cm" draw:start-shape="id557" draw:start-glue-point="0" draw:end-shape="id319" draw:end-glue-point="2" svg:d="M126063 116602l1073-1300" svg:viewBox="0 0 1074 1301">
          <text:p/>
        </draw:connector>
        <draw:connector draw:style-name="gr4" draw:text-style-name="P5" draw:layer="layout" draw:type="line" svg:x1="107.898cm" svg:y1="70.941cm" svg:x2="107.5cm" svg:y2="69.5cm" draw:end-shape="id535" draw:end-glue-point="2" svg:d="M107898 70941l-398-1441" svg:viewBox="0 0 399 1442">
          <text:p text:style-name="P1"><text:span text:style-name="T2">ctrl0</text:span></text:p>
        </draw:connector>
        <draw:custom-shape draw:style-name="gr1" draw:text-style-name="P2" xml:id="id559" draw:id="id559" draw:layer="layout" svg:width="1cm" svg:height="0.9cm" svg:x="118.247cm" svg:y="73.363cm">
          <text:p text:style-name="P1"><text:span text:style-name="T1">AND</text:span></text:p>
          <text:p text:style-name="P1"><text:span text:style-name="T1">45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9.211cm" svg:y1="75.684cm" svg:x2="118.747cm" svg:y2="74.263cm" draw:end-shape="id559" draw:end-glue-point="2" svg:d="M119211 75684l-464-1421" svg:viewBox="0 0 465 1422">
          <text:p text:style-name="P1"><text:span text:style-name="T2">/g4</text:span></text:p>
        </draw:connector>
        <draw:connector draw:style-name="gr4" draw:text-style-name="P5" draw:layer="layout" draw:type="line" svg:x1="35.017cm" svg:y1="52.652cm" svg:x2="35.63cm" svg:y2="51.422cm" draw:end-shape="id85" draw:end-glue-point="2" svg:d="M35017 52652l613-1230" svg:viewBox="0 0 614 1231">
          <text:p text:style-name="P1"><text:span text:style-name="T2">/g4</text:span></text:p>
        </draw:connector>
        <draw:custom-shape draw:style-name="gr1" draw:text-style-name="P2" xml:id="id563" draw:id="id563" draw:layer="layout" svg:width="1cm" svg:height="0.9cm" svg:x="120.7cm" svg:y="70.237cm">
          <text:p text:style-name="P1"><text:span text:style-name="T1">NAND</text:span></text:p>
          <text:p text:style-name="P1"><text:span text:style-name="T1">437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61" draw:id="id561" draw:layer="layout" svg:width="1cm" svg:height="0.9cm" svg:x="121.9cm" svg:y="66.537cm">
          <text:p text:style-name="P1"><text:span text:style-name="T1">XNOR</text:span></text:p>
          <text:p text:style-name="P1"><text:span text:style-name="T1">428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3.5cm" svg:y1="62.987cm" svg:x2="122.9cm" svg:y2="66.987cm" draw:start-shape="id560" draw:start-glue-point="1" draw:end-shape="id561" svg:d="M123500 62987l-600 4000" svg:viewBox="0 0 601 4001">
          <text:p/>
        </draw:connector>
        <draw:custom-shape draw:style-name="gr1" draw:text-style-name="P2" xml:id="id562" draw:id="id562" draw:layer="layout" svg:width="1cm" svg:height="0.9cm" svg:x="121.9cm" svg:y="64.437cm">
          <text:p text:style-name="P1"><text:span text:style-name="T1">NAND</text:span></text:p>
          <text:p text:style-name="P1"><text:span text:style-name="T1">417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2.4cm" svg:y1="64.437cm" svg:x2="122.45cm" svg:y2="63.437cm" draw:start-shape="id562" draw:start-glue-point="0" draw:end-shape="id560" draw:end-glue-point="2" svg:d="M122400 64437l50-1000" svg:viewBox="0 0 51 1001">
          <text:p/>
        </draw:connector>
        <draw:connector draw:style-name="gr2" draw:text-style-name="P3" draw:layer="layout" draw:type="line" svg:x1="122.4cm" svg:y1="66.537cm" svg:x2="122.4cm" svg:y2="65.337cm" draw:start-shape="id561" draw:start-glue-point="0" draw:end-shape="id562" draw:end-glue-point="2" svg:d="M122400 66537v-1200" svg:viewBox="0 0 1 1201">
          <text:p/>
        </draw:connector>
        <draw:custom-shape draw:style-name="gr1" draw:text-style-name="P2" xml:id="id564" draw:id="id564" draw:layer="layout" svg:width="1cm" svg:height="0.9cm" svg:x="118.847cm" svg:y="71.6cm">
          <text:p text:style-name="P1"><text:span text:style-name="T1">NAND</text:span></text:p>
          <text:p text:style-name="P1"><text:span text:style-name="T1">43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21.685cm" svg:y1="72.364cm" svg:x2="121.2cm" svg:y2="71.137cm" draw:end-shape="id563" draw:end-glue-point="2" svg:d="M121685 72364l-485-1227" svg:viewBox="0 0 486 1228">
          <text:p text:style-name="P1"><text:span text:style-name="T2">/u9</text:span></text:p>
        </draw:connector>
        <draw:connector draw:style-name="gr4" draw:text-style-name="P5" draw:layer="layout" draw:type="line" svg:x1="120cm" svg:y1="73.66cm" svg:x2="119.347cm" svg:y2="72.5cm" draw:end-shape="id564" draw:end-glue-point="2" svg:d="M120000 73660l-653-1160" svg:viewBox="0 0 654 1161">
          <text:p text:style-name="P1"><text:span text:style-name="T2">/u9</text:span></text:p>
        </draw:connector>
        <draw:custom-shape draw:style-name="gr1" draw:text-style-name="P2" xml:id="id565" draw:id="id565" draw:layer="layout" svg:width="1cm" svg:height="0.9cm" svg:x="120.7cm" svg:y="68.437cm">
          <text:p text:style-name="P1"><text:span text:style-name="T1">3-NAND</text:span></text:p>
          <text:p text:style-name="P1"><text:span text:style-name="T1">437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1.2cm" svg:y1="68.437cm" svg:x2="122.4cm" svg:y2="67.437cm" draw:start-shape="id565" draw:start-glue-point="0" draw:end-shape="id561" draw:end-glue-point="2" svg:d="M121200 68437l1200-1000" svg:viewBox="0 0 1201 1001">
          <text:p/>
        </draw:connector>
        <draw:connector draw:style-name="gr2" draw:text-style-name="P3" draw:layer="layout" draw:type="line" svg:x1="121.2cm" svg:y1="68.437cm" svg:x2="120.2cm" svg:y2="65.425cm" draw:start-shape="id565" draw:start-glue-point="0" draw:end-shape="id566" draw:end-glue-point="2" svg:d="M121200 68437l-1000-3012" svg:viewBox="0 0 1001 3013">
          <text:p/>
        </draw:connector>
        <draw:connector draw:style-name="gr2" draw:text-style-name="P3" draw:layer="layout" draw:type="line" svg:x1="121.2cm" svg:y1="70.237cm" svg:x2="121.2cm" svg:y2="69.337cm" draw:start-shape="id563" draw:end-shape="id565" draw:end-glue-point="2" svg:d="M121200 70237v-900" svg:viewBox="0 0 1 901">
          <text:p/>
        </draw:connector>
        <draw:connector draw:style-name="gr2" draw:text-style-name="P3" draw:layer="layout" draw:type="line" svg:x1="119.347cm" svg:y1="71.6cm" svg:x2="121.2cm" svg:y2="69.337cm" draw:start-shape="id564" draw:start-glue-point="0" draw:end-shape="id565" draw:end-glue-point="2" svg:d="M119347 71600l1853-2263" svg:viewBox="0 0 1854 2264">
          <text:p/>
        </draw:connector>
        <draw:custom-shape draw:style-name="gr1" draw:text-style-name="P2" xml:id="id567" draw:id="id567" draw:layer="layout" svg:width="1cm" svg:height="0.9cm" svg:x="122.7cm" svg:y="72.5cm">
          <text:p text:style-name="P1"><text:span text:style-name="T1">NAND</text:span></text:p>
          <text:p text:style-name="P1"><text:span text:style-name="T1">438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3.2cm" svg:y1="72.5cm" svg:x2="121.2cm" svg:y2="69.337cm" draw:start-shape="id567" draw:start-glue-point="0" draw:end-shape="id565" draw:end-glue-point="2" svg:d="M123200 72500l-2000-3163" svg:viewBox="0 0 2001 3164">
          <text:p/>
        </draw:connector>
        <draw:connector draw:style-name="gr4" draw:text-style-name="P5" draw:layer="layout" draw:type="line" svg:x1="122.45cm" svg:y1="62.537cm" svg:x2="122.446cm" svg:y2="60.923cm" draw:start-shape="id560" draw:start-glue-point="0" svg:d="M122450 62537l-4-1614" svg:viewBox="0 0 5 1615">
          <text:p text:style-name="P1"><text:span text:style-name="T2">/cnt0_run</text:span></text:p>
        </draw:connector>
        <draw:custom-shape draw:style-name="gr1" draw:text-style-name="P2" xml:id="id566" draw:id="id566" draw:layer="layout" svg:width="1cm" svg:height="0.9cm" svg:x="119.7cm" svg:y="64.525cm">
          <text:p text:style-name="P1"><text:span text:style-name="T1">AND</text:span></text:p>
          <text:p text:style-name="P1"><text:span text:style-name="T1">42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20.226cm" svg:y1="66.776cm" svg:x2="120.2cm" svg:y2="65.425cm" draw:end-shape="id566" svg:d="M120226 66776l-26-1351" svg:viewBox="0 0 27 1352">
          <text:p text:style-name="P1"><text:span text:style-name="T2">/res</text:span></text:p>
        </draw:connector>
        <draw:connector draw:style-name="gr4" draw:text-style-name="P5" draw:layer="layout" draw:type="line" svg:x1="123.498cm" svg:y1="66.344cm" svg:x2="122.4cm" svg:y2="65.337cm" draw:end-shape="id562" draw:end-glue-point="2" svg:d="M123498 66344l-1098-1007" svg:viewBox="0 0 1099 1008">
          <text:p text:style-name="P1"><text:span text:style-name="T2">/res</text:span></text:p>
        </draw:connector>
        <draw:custom-shape draw:style-name="gr3" draw:text-style-name="P4" xml:id="id568" draw:id="id568" draw:layer="layout" svg:width="2.1cm" svg:height="0.9cm" svg:x="119.2cm" svg:y="62.525cm">
          <text:p text:style-name="P1"><text:span text:style-name="T1">DFF (mclk)</text:span></text:p>
          <text:p text:style-name="P1"><text:span text:style-name="T1">428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0.2cm" svg:y1="64.525cm" svg:x2="120.25cm" svg:y2="63.425cm" draw:start-shape="id566" draw:end-shape="id568" svg:d="M120200 64525l50-1100" svg:viewBox="0 0 51 1101">
          <text:p/>
        </draw:connector>
        <draw:custom-shape draw:style-name="gr3" draw:text-style-name="P4" xml:id="id578" draw:id="id578" draw:layer="layout" svg:width="2.1cm" svg:height="0.9cm" svg:x="117cm" svg:y="62.5cm">
          <text:p text:style-name="P1"><text:span text:style-name="T1">DFF (mclk)</text:span></text:p>
          <text:p text:style-name="P1"><text:span text:style-name="T1">437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20.601cm" svg:y1="72.377cm" svg:x2="121.2cm" svg:y2="71.137cm" draw:end-shape="id563" draw:end-glue-point="2" svg:d="M120601 72377l599-1240" svg:viewBox="0 0 600 1241">
          <text:p text:style-name="P1"><text:span text:style-name="T2">g2</text:span></text:p>
        </draw:connector>
        <draw:custom-shape draw:style-name="gr1" draw:text-style-name="P2" xml:id="id569" draw:id="id569" draw:layer="layout" svg:width="1cm" svg:height="0.9cm" svg:x="116.463cm" svg:y="68.155cm">
          <text:p text:style-name="P1"><text:span text:style-name="T1">NAND</text:span></text:p>
          <text:p text:style-name="P1"><text:span text:style-name="T1">448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6.475cm" svg:y1="70.173cm" svg:x2="116.963cm" svg:y2="69.055cm" draw:end-shape="id569" draw:end-glue-point="2" svg:d="M116475 70173l488-1118" svg:viewBox="0 0 489 1119">
          <text:p text:style-name="P1"><text:span text:style-name="T2">g2</text:span></text:p>
        </draw:connector>
        <draw:custom-shape draw:style-name="gr1" draw:text-style-name="P2" xml:id="id570" draw:id="id570" draw:layer="layout" svg:width="1cm" svg:height="0.9cm" svg:x="99.9cm" svg:y="66.184cm">
          <text:p text:style-name="P1"><text:span text:style-name="T1">IMUX</text:span></text:p>
          <text:p text:style-name="P1"><text:span text:style-name="T1">427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9.593cm" svg:y1="68.169cm" svg:x2="100.4cm" svg:y2="67.084cm" draw:end-shape="id570" draw:end-glue-point="2" svg:d="M99593 68169l807-1085" svg:viewBox="0 0 808 1086">
          <text:p text:style-name="P1"><text:span text:style-name="T2">g2/a</text:span></text:p>
        </draw:connector>
        <draw:custom-shape draw:style-name="gr1" draw:text-style-name="P2" xml:id="id571" draw:id="id571" draw:layer="layout" svg:width="1cm" svg:height="0.9cm" svg:x="99.924cm" svg:y="64.165cm">
          <text:p text:style-name="P1"><text:span text:style-name="T1">NAND</text:span></text:p>
          <text:p text:style-name="P1"><text:span text:style-name="T1">42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1.538cm" svg:y1="66.027cm" svg:x2="100.424cm" svg:y2="65.065cm" draw:end-shape="id571" draw:end-glue-point="2" svg:d="M101538 66027l-1114-962" svg:viewBox="0 0 1115 963">
          <text:p text:style-name="P1"><text:span text:style-name="T2">/res</text:span></text:p>
        </draw:connector>
        <draw:connector draw:style-name="gr2" draw:text-style-name="P3" draw:layer="layout" draw:type="line" svg:x1="100.4cm" svg:y1="66.184cm" svg:x2="100.424cm" svg:y2="65.065cm" draw:start-shape="id570" draw:start-glue-point="0" draw:end-shape="id571" draw:end-glue-point="2" svg:d="M100400 66184l24-1119" svg:viewBox="0 0 25 1120">
          <text:p/>
        </draw:connector>
        <draw:connector draw:style-name="gr2" draw:text-style-name="P3" draw:layer="layout" draw:type="line" svg:x1="118.747cm" svg:y1="73.363cm" svg:x2="119.347cm" svg:y2="72.5cm" draw:start-shape="id559" draw:start-glue-point="0" draw:end-shape="id564" draw:end-glue-point="2" svg:d="M118747 73363l600-863" svg:viewBox="0 0 601 864">
          <text:p/>
        </draw:connector>
        <draw:custom-shape draw:style-name="gr1" draw:text-style-name="P2" xml:id="id572" draw:id="id572" draw:layer="layout" svg:width="1cm" svg:height="0.9cm" svg:x="117.647cm" svg:y="71.6cm">
          <text:p text:style-name="P1"><text:span text:style-name="T1">NAND</text:span></text:p>
          <text:p text:style-name="P1"><text:span text:style-name="T1">448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8.747cm" svg:y1="73.363cm" svg:x2="118.147cm" svg:y2="72.5cm" draw:start-shape="id559" draw:start-glue-point="0" draw:end-shape="id572" draw:end-glue-point="2" svg:d="M118747 73363l-600-863" svg:viewBox="0 0 601 864">
          <text:p/>
        </draw:connector>
        <draw:connector draw:style-name="gr4" draw:text-style-name="P5" draw:layer="layout" draw:type="line" svg:x1="124.107cm" svg:y1="74.454cm" svg:x2="123.2cm" svg:y2="73.4cm" draw:end-shape="id567" draw:end-glue-point="2" svg:d="M124107 74454l-907-1054" svg:viewBox="0 0 908 1055">
          <text:p text:style-name="P1"><text:span text:style-name="T2">g1</text:span></text:p>
        </draw:connector>
        <draw:custom-shape draw:style-name="gr1" draw:text-style-name="P2" xml:id="id573" draw:id="id573" draw:layer="layout" svg:width="1cm" svg:height="0.9cm" svg:x="113.569cm" svg:y="73cm">
          <text:p text:style-name="P1"><text:span text:style-name="T1">AND</text:span></text:p>
          <text:p text:style-name="P1"><text:span text:style-name="T1">438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5.084cm" svg:y1="74.811cm" svg:x2="114.069cm" svg:y2="73.9cm" draw:end-shape="id573" draw:end-glue-point="2" svg:d="M115084 74811l-1015-911" svg:viewBox="0 0 1016 912">
          <text:p text:style-name="P1"><text:span text:style-name="T2">g1</text:span></text:p>
        </draw:connector>
        <draw:custom-shape draw:style-name="gr1" draw:text-style-name="P2" xml:id="id574" draw:id="id574" draw:layer="layout" svg:width="1cm" svg:height="0.9cm" svg:x="122.7cm" svg:y="75.884cm">
          <text:p text:style-name="P1"><text:span text:style-name="T1">NAND</text:span></text:p>
          <text:p text:style-name="P1"><text:span text:style-name="T1">437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3.2cm" svg:y1="75.884cm" svg:x2="123.2cm" svg:y2="73.4cm" draw:start-shape="id574" draw:start-glue-point="0" draw:end-shape="id567" draw:end-glue-point="2" svg:d="M123200 75884v-2484" svg:viewBox="0 0 1 2485">
          <text:p/>
        </draw:connector>
        <draw:connector draw:style-name="gr2" draw:text-style-name="P3" draw:layer="layout" draw:type="line" svg:x1="123.2cm" svg:y1="75.884cm" svg:x2="114.1cm" svg:y2="75.6cm" draw:start-shape="id574" draw:start-glue-point="0" draw:end-shape="id575" draw:end-glue-point="2" svg:d="M123200 75884l-9100-284" svg:viewBox="0 0 9101 285">
          <text:p/>
        </draw:connector>
        <draw:connector draw:style-name="gr2" draw:text-style-name="P3" draw:layer="layout" draw:type="line" svg:x1="114.1cm" svg:y1="74.7cm" svg:x2="114.069cm" svg:y2="73.9cm" draw:start-shape="id575" draw:start-glue-point="0" draw:end-shape="id573" draw:end-glue-point="2" svg:d="M114100 74700l-31-800" svg:viewBox="0 0 32 801">
          <text:p/>
        </draw:connector>
        <draw:connector draw:style-name="gr4" draw:text-style-name="P3" draw:layer="layout" draw:type="line" svg:x1="123.502cm" svg:y1="78.2cm" svg:x2="123.2cm" svg:y2="76.784cm" draw:end-shape="id574" draw:end-glue-point="2" svg:d="M123502 78200l-302-1416" svg:viewBox="0 0 303 1417">
          <text:p text:style-name="P1"><text:span text:style-name="T2">/ctrl0</text:span></text:p>
        </draw:connector>
        <draw:connector draw:style-name="gr4" draw:text-style-name="P3" draw:layer="layout" draw:type="line" svg:x1="109.216cm" svg:y1="71.153cm" svg:x2="109.7cm" svg:y2="69.5cm" draw:end-shape="id534" draw:end-glue-point="2" svg:d="M109216 71153l484-1653" svg:viewBox="0 0 485 1654">
          <text:p text:style-name="P1"><text:span text:style-name="T2">/ctrl0</text:span></text:p>
        </draw:connector>
        <draw:connector draw:style-name="gr4" draw:text-style-name="P5" draw:layer="layout" draw:type="line" svg:x1="100.334cm" svg:y1="68.712cm" svg:x2="100.4cm" svg:y2="67.084cm" draw:end-shape="id570" draw:end-glue-point="2" svg:d="M100334 68712l66-1628" svg:viewBox="0 0 67 1629">
          <text:p text:style-name="P1"><text:span text:style-name="T2">u9/c</text:span></text:p>
        </draw:connector>
        <draw:connector draw:style-name="gr4" draw:text-style-name="P5" draw:layer="layout" draw:type="line" svg:x1="122.814cm" svg:y1="77.896cm" svg:x2="123.2cm" svg:y2="76.784cm" draw:end-shape="id574" draw:end-glue-point="2" svg:d="M122814 77896l386-1112" svg:viewBox="0 0 387 1113">
          <text:p text:style-name="P1"><text:span text:style-name="T2">u9</text:span></text:p>
        </draw:connector>
        <draw:connector draw:style-name="gr4" draw:text-style-name="P10" draw:layer="layout" draw:type="line" svg:x1="117.322cm" svg:y1="70.2cm" svg:x2="116.963cm" svg:y2="69.055cm" draw:end-shape="id569" draw:end-glue-point="2" svg:d="M117322 70200l-359-1145" svg:viewBox="0 0 360 1146">
          <text:p text:style-name="P1"><text:span text:style-name="T4">u9</text:span></text:p>
        </draw:connector>
        <draw:connector draw:style-name="gr4" draw:text-style-name="P5" draw:layer="layout" draw:type="line" svg:x1="117.579cm" svg:y1="73.502cm" svg:x2="118.147cm" svg:y2="72.5cm" draw:end-shape="id572" draw:end-glue-point="2" svg:d="M117579 73502l568-1002" svg:viewBox="0 0 569 1003">
          <text:p text:style-name="P1"><text:span text:style-name="T2">u9</text:span></text:p>
        </draw:connector>
        <draw:custom-shape draw:style-name="gr3" draw:text-style-name="P4" xml:id="id577" draw:id="id577" draw:layer="layout" svg:width="2.1cm" svg:height="0.9cm" svg:x="114.8cm" svg:y="62.5cm">
          <text:p text:style-name="P1"><text:span text:style-name="T1">DFF (mclk)</text:span></text:p>
          <text:p text:style-name="P1"><text:span text:style-name="T1">457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8.246cm" svg:y1="75.657cm" svg:x2="118.747cm" svg:y2="74.263cm" draw:end-shape="id559" draw:end-glue-point="2" svg:d="M118246 75657l501-1394" svg:viewBox="0 0 502 1395">
          <text:p text:style-name="P1"><text:span text:style-name="T2">g3</text:span></text:p>
        </draw:connector>
        <draw:connector draw:style-name="gr4" draw:text-style-name="P5" draw:layer="layout" draw:type="line" svg:x1="118.6cm" svg:y1="70.149cm" svg:x2="118.06cm" svg:y2="69.055cm" draw:end-shape="id548" draw:end-glue-point="2" svg:d="M118600 70149l-540-1094" svg:viewBox="0 0 541 1095">
          <text:p text:style-name="P1"><text:span text:style-name="T2">g3</text:span></text:p>
        </draw:connector>
        <draw:connector draw:style-name="gr2" draw:text-style-name="P3" xml:id="id576" draw:id="id576" draw:layer="layout" draw:type="line" svg:x1="115.8cm" svg:y1="64.462cm" svg:x2="115.8cm" svg:y2="64.462cm" draw:start-shape="id521" draw:end-shape="id521" draw:end-glue-point="0" svg:d="M115800 64462z" svg:viewBox="0 0 1 1">
          <text:p/>
        </draw:connector>
        <draw:connector draw:style-name="gr2" draw:text-style-name="P3" draw:layer="layout" draw:type="line" svg:x1="115.8cm" svg:y1="64.462cm" svg:x2="115.85cm" svg:y2="63.4cm" draw:start-shape="id576" draw:start-glue-point="0" draw:end-shape="id577" draw:end-glue-point="2" svg:d="M115800 64462l50-1062" svg:viewBox="0 0 51 1063">
          <text:p/>
        </draw:connector>
        <draw:connector draw:style-name="gr4" draw:text-style-name="P5" draw:layer="layout" draw:type="line" svg:x1="120.25cm" svg:y1="62.525cm" svg:x2="120.246cm" svg:y2="60.9cm" draw:start-shape="id568" draw:start-glue-point="0" svg:d="M120250 62525l-4-1625" svg:viewBox="0 0 5 1626">
          <text:p text:style-name="P1"><text:span text:style-name="T2">g1</text:span></text:p>
        </draw:connector>
        <draw:connector draw:style-name="gr4" draw:text-style-name="P5" draw:layer="layout" draw:type="line" svg:x1="118.05cm" svg:y1="62.5cm" svg:x2="118.023cm" svg:y2="60.827cm" draw:start-shape="id578" draw:start-glue-point="0" svg:d="M118050 62500l-27-1673" svg:viewBox="0 0 28 1674">
          <text:p text:style-name="P1"><text:span text:style-name="T2">g2</text:span></text:p>
        </draw:connector>
        <draw:connector draw:style-name="gr4" draw:text-style-name="P5" draw:layer="layout" draw:type="line" svg:x1="115.85cm" svg:y1="62.5cm" svg:x2="115.878cm" svg:y2="60.762cm" draw:start-shape="id577" draw:start-glue-point="0" svg:d="M115850 62500l28-1738" svg:viewBox="0 0 29 1739">
          <text:p text:style-name="P1"><text:span text:style-name="T2">g3</text:span></text:p>
        </draw:connector>
        <draw:connector draw:style-name="gr4" draw:text-style-name="P5" draw:layer="layout" draw:type="line" svg:x1="125.7cm" svg:y1="63.005cm" svg:x2="125.173cm" svg:y2="66.85cm" draw:start-shape="id541" draw:start-glue-point="1" draw:end-shape="id543" draw:end-glue-point="1" svg:d="M125700 63005l-527 3845" svg:viewBox="0 0 528 3846">
          <text:p text:style-name="P1"><text:span text:style-name="T2">b</text:span></text:p>
        </draw:connector>
        <draw:custom-shape draw:style-name="gr1" draw:text-style-name="P2" xml:id="id579" draw:id="id579" draw:layer="layout" svg:width="1cm" svg:height="0.9cm" svg:x="117.5cm" svg:y="64.5cm">
          <text:p text:style-name="P1"><text:span text:style-name="T1">OR</text:span></text:p>
          <text:p text:style-name="P1"><text:span text:style-name="T1">44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8cm" svg:y1="64.5cm" svg:x2="118.05cm" svg:y2="63.4cm" draw:start-shape="id579" draw:start-glue-point="0" draw:end-shape="id578" draw:end-glue-point="2" svg:d="M118000 64500l50-1100" svg:viewBox="0 0 51 1101">
          <text:p/>
        </draw:connector>
        <draw:custom-shape draw:style-name="gr1" draw:text-style-name="P2" xml:id="id580" draw:id="id580" draw:layer="layout" svg:width="1cm" svg:height="0.9cm" svg:x="117cm" svg:y="66.4cm">
          <text:p text:style-name="P1"><text:span text:style-name="T1">NAND</text:span></text:p>
          <text:p text:style-name="P1"><text:span text:style-name="T1">448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7.5cm" svg:y1="66.4cm" svg:x2="118cm" svg:y2="65.4cm" draw:start-shape="id580" draw:start-glue-point="0" draw:end-shape="id579" draw:end-glue-point="2" svg:d="M117500 66400l500-1000" svg:viewBox="0 0 501 1001">
          <text:p/>
        </draw:connector>
        <draw:connector draw:style-name="gr2" draw:text-style-name="P3" draw:layer="layout" draw:type="line" svg:x1="118.06cm" svg:y1="68.155cm" svg:x2="117.5cm" svg:y2="67.3cm" draw:start-shape="id548" draw:start-glue-point="0" draw:end-shape="id580" draw:end-glue-point="2" svg:d="M118060 68155l-560-855" svg:viewBox="0 0 561 856">
          <text:p/>
        </draw:connector>
        <draw:connector draw:style-name="gr4" draw:text-style-name="P5" draw:layer="layout" draw:type="line" svg:x1="111.45cm" svg:y1="62.453cm" svg:x2="111.416cm" svg:y2="60.596cm" draw:start-shape="id547" draw:start-glue-point="0" svg:d="M111450 62453l-34-1857" svg:viewBox="0 0 35 1858">
          <text:p text:style-name="P1"><text:span text:style-name="T2">g4</text:span></text:p>
        </draw:connector>
        <draw:connector draw:style-name="gr4" draw:text-style-name="P5" draw:layer="layout" draw:type="line" svg:x1="112.2cm" svg:y1="60.853cm" svg:x2="112.223cm" svg:y2="59.259cm" draw:start-shape="id549" draw:start-glue-point="0" svg:d="M112200 60853l23-1594" svg:viewBox="0 0 24 1595">
          <text:p text:style-name="P1"><text:span text:style-name="T2">/g4</text:span></text:p>
        </draw:connector>
        <draw:connector draw:style-name="gr2" draw:text-style-name="P3" draw:layer="layout" draw:type="line" svg:x1="116.963cm" svg:y1="68.155cm" svg:x2="117.5cm" svg:y2="67.3cm" draw:start-shape="id569" draw:start-glue-point="0" draw:end-shape="id580" draw:end-glue-point="2" svg:d="M116963 68155l537-855" svg:viewBox="0 0 538 856">
          <text:p/>
        </draw:connector>
        <draw:connector draw:style-name="gr4" draw:text-style-name="P5" draw:layer="layout" draw:type="line" svg:x1="109.25cm" svg:y1="62.453cm" svg:x2="109.207cm" svg:y2="60.463cm" draw:start-shape="id512" draw:start-glue-point="0" svg:d="M109250 62453l-43-1990" svg:viewBox="0 0 44 1991">
          <text:p text:style-name="P1"><text:span text:style-name="T2">g5</text:span></text:p>
        </draw:connector>
        <draw:connector draw:style-name="gr4" draw:text-style-name="P5" draw:layer="layout" draw:type="line" svg:x1="110cm" svg:y1="60.853cm" svg:x2="109.961cm" svg:y2="59.246cm" draw:start-shape="id513" draw:start-glue-point="0" svg:d="M110000 60853l-39-1607" svg:viewBox="0 0 40 1608">
          <text:p text:style-name="P1"><text:span text:style-name="T2">/g5</text:span></text:p>
        </draw:connector>
        <draw:custom-shape draw:style-name="gr1" draw:text-style-name="P2" xml:id="id581" draw:id="id581" draw:layer="layout" svg:width="1cm" svg:height="0.9cm" svg:x="115.3cm" svg:y="68.1cm">
          <text:p text:style-name="P1"><text:span text:style-name="T1">NAND</text:span></text:p>
          <text:p text:style-name="P1"><text:span text:style-name="T1">468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8.147cm" svg:y1="71.6cm" svg:x2="115.8cm" svg:y2="69cm" draw:start-shape="id572" draw:start-glue-point="0" draw:end-shape="id581" draw:end-glue-point="2" svg:d="M118147 71600l-2347-2600" svg:viewBox="0 0 2348 2601">
          <text:p/>
        </draw:connector>
        <draw:connector draw:style-name="gr2" draw:text-style-name="P3" draw:layer="layout" draw:type="line" svg:x1="115.8cm" svg:y1="68.1cm" svg:x2="115.8cm" svg:y2="65.362cm" draw:start-shape="id581" draw:start-glue-point="0" draw:end-shape="id521" draw:end-glue-point="2" svg:d="M115800 68100v-2738" svg:viewBox="0 0 1 2739">
          <text:p/>
        </draw:connector>
        <draw:custom-shape draw:style-name="gr1" draw:text-style-name="P2" xml:id="id582" draw:id="id582" draw:layer="layout" svg:width="1cm" svg:height="0.9cm" svg:x="115.3cm" svg:y="69.8cm">
          <text:p text:style-name="P1"><text:span text:style-name="T1">NAND</text:span></text:p>
          <text:p text:style-name="P1"><text:span text:style-name="T1">468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5.8cm" svg:y1="69.8cm" svg:x2="115.8cm" svg:y2="69cm" draw:start-shape="id582" draw:start-glue-point="0" draw:end-shape="id581" svg:d="M115800 69800v-800" svg:viewBox="0 0 1 801">
          <text:p/>
        </draw:connector>
        <draw:connector draw:style-name="gr4" draw:text-style-name="P5" draw:layer="layout" draw:type="line" svg:x1="107.05cm" svg:y1="62.453cm" svg:x2="107.057cm" svg:y2="60.453cm" draw:start-shape="id538" draw:start-glue-point="0" svg:d="M107050 62453l7-2000" svg:viewBox="0 0 8 2001">
          <text:p text:style-name="P1"><text:span text:style-name="T2">g6</text:span></text:p>
        </draw:connector>
        <draw:connector draw:style-name="gr4" draw:text-style-name="P5" draw:layer="layout" draw:type="line" svg:x1="104.85cm" svg:y1="62.453cm" svg:x2="104.9cm" svg:y2="60.453cm" draw:start-shape="id540" svg:d="M104850 62453l50-2000" svg:viewBox="0 0 51 2001">
          <text:p text:style-name="P1"><text:span text:style-name="T2">g7</text:span></text:p>
        </draw:connector>
        <draw:connector draw:style-name="gr4" draw:text-style-name="P5" draw:layer="layout" draw:type="line" svg:x1="102.65cm" svg:y1="62.453cm" svg:x2="102.632cm" svg:y2="60.437cm" draw:start-shape="id516" draw:start-glue-point="0" svg:d="M102650 62453l-18-2016" svg:viewBox="0 0 19 2017">
          <text:p text:style-name="P1"><text:span text:style-name="T2">g8</text:span></text:p>
        </draw:connector>
        <draw:custom-shape draw:style-name="gr1" draw:text-style-name="P2" xml:id="id583" draw:id="id583" draw:layer="layout" svg:width="1cm" svg:height="0.9cm" svg:x="113.6cm" svg:y="68.9cm">
          <text:p text:style-name="P1"><text:span text:style-name="T1">NAND</text:span></text:p>
          <text:p text:style-name="P1"><text:span text:style-name="T1">45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4.069cm" svg:y1="73cm" svg:x2="114.1cm" svg:y2="69.8cm" draw:start-shape="id573" draw:start-glue-point="0" draw:end-shape="id583" draw:end-glue-point="2" svg:d="M114069 73000l31-3200" svg:viewBox="0 0 32 3201">
          <text:p/>
        </draw:connector>
        <draw:connector draw:style-name="gr2" draw:text-style-name="P3" draw:layer="layout" draw:type="line" svg:x1="114.069cm" svg:y1="73cm" svg:x2="115.8cm" svg:y2="70.7cm" draw:start-shape="id573" draw:start-glue-point="0" draw:end-shape="id582" draw:end-glue-point="2" svg:d="M114069 73000l1731-2300" svg:viewBox="0 0 1732 2301">
          <text:p/>
        </draw:connector>
        <draw:custom-shape draw:style-name="gr1" draw:text-style-name="P2" xml:id="id584" draw:id="id584" draw:layer="layout" svg:width="1cm" svg:height="0.9cm" svg:x="113.134cm" svg:y="66.3cm">
          <text:p text:style-name="P1"><text:span text:style-name="T1">NAND</text:span></text:p>
          <text:p text:style-name="P1"><text:span text:style-name="T1">44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4.1cm" svg:y1="68.9cm" svg:x2="113.634cm" svg:y2="67.2cm" draw:start-shape="id583" draw:start-glue-point="0" draw:end-shape="id584" draw:end-glue-point="2" svg:d="M114100 68900l-466-1700" svg:viewBox="0 0 467 1701">
          <text:p/>
        </draw:connector>
        <draw:connector draw:style-name="gr2" draw:text-style-name="P3" draw:layer="layout" draw:type="line" svg:x1="113.634cm" svg:y1="66.3cm" svg:x2="113.634cm" svg:y2="65.3cm" draw:start-shape="id584" draw:start-glue-point="0" draw:end-shape="id49" draw:end-glue-point="2" svg:d="M113634 66300v-1000" svg:viewBox="0 0 1 1001">
          <text:p/>
        </draw:connector>
        <draw:custom-shape draw:style-name="gr3" draw:text-style-name="P4" xml:id="id585" draw:id="id585" draw:layer="layout" svg:width="2.1cm" svg:height="0.9cm" svg:x="112.634cm" svg:y="62.5cm">
          <text:p text:style-name="P1"><text:span text:style-name="T1">DFF (mclk)</text:span></text:p>
          <text:p text:style-name="P1"><text:span text:style-name="T1">44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3.634cm" svg:y1="64.4cm" svg:x2="113.684cm" svg:y2="63.4cm" draw:start-shape="id49" draw:start-glue-point="0" draw:end-shape="id585" draw:end-glue-point="2" svg:d="M113634 64400l50-1000" svg:viewBox="0 0 51 1001">
          <text:p/>
        </draw:connector>
        <draw:connector draw:style-name="gr4" draw:text-style-name="P5" draw:layer="layout" draw:type="line" svg:x1="113.684cm" svg:y1="62.5cm" svg:x2="113.728cm" svg:y2="60.762cm" draw:start-shape="id585" svg:d="M113684 62500l44-1738" svg:viewBox="0 0 45 1739">
          <text:p text:style-name="P1"><text:span text:style-name="T2">g9</text:span></text:p>
        </draw:connector>
        <draw:custom-shape draw:style-name="gr1" draw:text-style-name="P2" xml:id="id586" draw:id="id586" draw:layer="layout" svg:width="1cm" svg:height="0.9cm" svg:x="118.6cm" svg:y="68.17cm">
          <text:p text:style-name="P1"><text:span text:style-name="T1">NAND</text:span></text:p>
          <text:p text:style-name="P1"><text:span text:style-name="T1">44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87" draw:id="id587" draw:layer="layout" svg:width="1cm" svg:height="0.9cm" svg:x="112.52cm" svg:y="68.9cm">
          <text:p text:style-name="P1"><text:span text:style-name="T1">NAND</text:span></text:p>
          <text:p text:style-name="P1"><text:span text:style-name="T1">44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8.828cm" svg:y1="70.221cm" svg:x2="119.1cm" svg:y2="69.07cm" draw:end-shape="id586" draw:end-glue-point="2" svg:d="M118828 70221l272-1151" svg:viewBox="0 0 273 1152">
          <text:p text:style-name="P1"><text:span text:style-name="T2">g9</text:span></text:p>
        </draw:connector>
        <draw:connector draw:style-name="gr4" draw:text-style-name="P5" draw:layer="layout" draw:type="line" svg:x1="112.5cm" svg:y1="70.999cm" svg:x2="113.02cm" svg:y2="69.8cm" draw:end-shape="id587" draw:end-glue-point="2" svg:d="M112500 70999l520-1199" svg:viewBox="0 0 521 1200">
          <text:p text:style-name="P1"><text:span text:style-name="T2">g9</text:span></text:p>
        </draw:connector>
        <draw:connector draw:style-name="gr2" draw:text-style-name="P3" draw:layer="layout" draw:type="line" svg:x1="119.1cm" svg:y1="68.17cm" svg:x2="118.6cm" svg:y2="67.3cm" draw:start-shape="id586" draw:start-glue-point="0" draw:end-shape="id517" draw:end-glue-point="2" svg:d="M119100 68170l-500-870" svg:viewBox="0 0 501 871">
          <text:p/>
        </draw:connector>
        <draw:connector draw:style-name="gr2" draw:text-style-name="P3" draw:layer="layout" draw:type="line" svg:x1="118.6cm" svg:y1="66.4cm" svg:x2="118cm" svg:y2="65.4cm" draw:start-shape="id517" draw:start-glue-point="0" draw:end-shape="id579" draw:end-glue-point="2" svg:d="M118600 66400l-600-1000" svg:viewBox="0 0 601 1001">
          <text:p/>
        </draw:connector>
        <draw:connector draw:style-name="gr4" draw:text-style-name="P3" draw:layer="layout" draw:type="line" svg:x1="119.529cm" svg:y1="70.736cm" svg:x2="119.1cm" svg:y2="69.07cm" draw:end-shape="id586" draw:end-glue-point="2" svg:d="M119529 70736l-429-1666" svg:viewBox="0 0 430 1667">
          <text:p text:style-name="P1"><text:span text:style-name="T2">yuv_res_8</text:span></text:p>
        </draw:connector>
        <draw:connector draw:style-name="gr4" draw:text-style-name="P3" draw:layer="layout" draw:type="line" svg:x1="103.938cm" svg:y1="100cm" svg:x2="104cm" svg:y2="98.509cm" draw:end-shape="id588" draw:end-glue-point="2" svg:d="M103938 100000l62-1491" svg:viewBox="0 0 63 1492">
          <text:p text:style-name="P1"><text:span text:style-name="T2">yuv_res_8</text:span></text:p>
        </draw:connector>
        <draw:custom-shape draw:style-name="gr1" draw:text-style-name="P2" xml:id="id589" draw:id="id589" draw:layer="layout" svg:width="1cm" svg:height="0.9cm" svg:x="80.1cm" svg:y="122.48cm">
          <text:p text:style-name="P1"><text:span text:style-name="T1">AND</text:span></text:p>
          <text:p text:style-name="P1"><text:span text:style-name="T1">39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80.635cm" svg:y1="124.611cm" svg:x2="80.6cm" svg:y2="123.38cm" draw:end-shape="id589" draw:end-glue-point="2" svg:d="M80635 124611l-35-1231" svg:viewBox="0 0 36 1232">
          <text:p text:style-name="P1"><text:span text:style-name="T2">yuv_res_8</text:span></text:p>
        </draw:connector>
        <draw:custom-shape draw:style-name="gr1" draw:text-style-name="P2" xml:id="id590" draw:id="id590" draw:layer="layout" svg:width="1cm" svg:height="0.9cm" svg:x="80.1cm" svg:y="125.164cm">
          <text:p text:style-name="P1"><text:span text:style-name="T1">AND</text:span></text:p>
          <text:p text:style-name="P1"><text:span text:style-name="T1">39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0.549cm" svg:y1="127.309cm" svg:x2="80.6cm" svg:y2="126.064cm" draw:end-shape="id590" draw:end-glue-point="2" svg:d="M80549 127309l51-1245" svg:viewBox="0 0 52 1246">
          <text:p text:style-name="P1"><text:span text:style-name="T2">/yuv_res_8</text:span></text:p>
        </draw:connector>
        <draw:connector draw:style-name="gr4" draw:text-style-name="P3" draw:layer="layout" draw:type="line" svg:x1="113.058cm" svg:y1="71.727cm" svg:x2="113.02cm" svg:y2="69.8cm" draw:end-shape="id587" draw:end-glue-point="2" svg:d="M113058 71727l-38-1927" svg:viewBox="0 0 39 1928">
          <text:p text:style-name="P1"><text:span text:style-name="T2">/yuv_res_8</text:span></text:p>
        </draw:connector>
        <draw:custom-shape draw:style-name="gr1" draw:text-style-name="P2" xml:id="id591" draw:id="id591" draw:layer="layout" svg:width="1cm" svg:height="0.9cm" svg:x="86.623cm" svg:y="87.02cm">
          <text:p text:style-name="P1"><text:span text:style-name="T1">IMUX</text:span></text:p>
          <text:p text:style-name="P1"><text:span text:style-name="T1">45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6.175cm" svg:y1="89.099cm" svg:x2="87.123cm" svg:y2="87.92cm" draw:end-shape="id591" draw:end-glue-point="2" svg:d="M86175 89099l948-1179" svg:viewBox="0 0 949 1180">
          <text:p text:style-name="P1"><text:span text:style-name="T2">/yuv_res_8/c</text:span></text:p>
        </draw:connector>
        <draw:custom-shape draw:style-name="gr1" draw:text-style-name="P2" xml:id="id592" draw:id="id592" draw:layer="layout" svg:width="1cm" svg:height="0.9cm" svg:x="97.885cm" svg:y="98.6cm">
          <text:p text:style-name="P1"><text:span text:style-name="T1">NAND</text:span></text:p>
          <text:p text:style-name="P1"><text:span text:style-name="T1">45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9.7cm" svg:y1="100.603cm" svg:x2="98.385cm" svg:y2="99.5cm" draw:end-shape="id592" draw:end-glue-point="2" svg:d="M99700 100603l-1315-1103" svg:viewBox="0 0 1316 1104">
          <text:p text:style-name="P1"><text:span text:style-name="T2">/yuv_res_8</text:span></text:p>
        </draw:connector>
        <draw:custom-shape draw:style-name="gr1" draw:text-style-name="P2" xml:id="id593" draw:id="id593" draw:layer="layout" svg:width="1cm" svg:height="0.9cm" svg:x="98.146cm" svg:y="89.6cm">
          <text:p text:style-name="P1"><text:span text:style-name="T1">NAND</text:span></text:p>
          <text:p text:style-name="P1"><text:span text:style-name="T1">44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7.8cm" svg:y1="91.687cm" svg:x2="98.646cm" svg:y2="90.5cm" draw:end-shape="id593" draw:end-glue-point="2" svg:d="M97800 91687l846-1187" svg:viewBox="0 0 847 1188">
          <text:p text:style-name="P1"><text:span text:style-name="T2">/yuv_res_8</text:span></text:p>
        </draw:connector>
        <draw:custom-shape draw:style-name="gr1" draw:text-style-name="P2" xml:id="id594" draw:id="id594" draw:layer="layout" svg:width="1cm" svg:height="0.9cm" svg:x="94.8cm" svg:y="89.553cm">
          <text:p text:style-name="P1"><text:span text:style-name="T1">NAND</text:span></text:p>
          <text:p text:style-name="P1"><text:span text:style-name="T1">42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4.83cm" svg:y1="91.524cm" svg:x2="95.3cm" svg:y2="90.453cm" draw:end-shape="id594" draw:end-glue-point="2" svg:d="M94830 91524l470-1071" svg:viewBox="0 0 471 1072">
          <text:p text:style-name="P1"><text:span text:style-name="T2">/yuv_res_8</text:span></text:p>
        </draw:connector>
        <draw:custom-shape draw:style-name="gr1" draw:text-style-name="P2" xml:id="id595" draw:id="id595" draw:layer="layout" svg:width="1cm" svg:height="0.9cm" svg:x="100.4cm" svg:y="100.311cm">
          <text:p text:style-name="P1"><text:span text:style-name="T1">NAND</text:span></text:p>
          <text:p text:style-name="P1"><text:span text:style-name="T1">42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0.481cm" svg:y1="102.418cm" svg:x2="100.9cm" svg:y2="101.211cm" draw:end-shape="id595" draw:end-glue-point="2" svg:d="M100481 102418l419-1207" svg:viewBox="0 0 420 1208">
          <text:p text:style-name="P1"><text:span text:style-name="T2">/yuv_res_8</text:span></text:p>
        </draw:connector>
        <draw:connector draw:style-name="gr2" draw:text-style-name="P3" draw:layer="layout" draw:type="line" svg:x1="105.3cm" svg:y1="68.6cm" svg:x2="104.9cm" svg:y2="67.153cm" draw:start-shape="id550" draw:start-glue-point="0" draw:end-shape="id531" draw:end-glue-point="2" svg:d="M105300 68600l-400-1447" svg:viewBox="0 0 401 1448">
          <text:p/>
        </draw:connector>
        <draw:custom-shape draw:style-name="gr3" draw:text-style-name="P4" xml:id="id596" draw:id="id596" draw:layer="layout" svg:width="2.1cm" svg:height="0.9cm" svg:x="99.4cm" svg:y="62.4cm">
          <text:p text:style-name="P1"><text:span text:style-name="T1">DFF (mclk)</text:span></text:p>
          <text:p text:style-name="P1"><text:span text:style-name="T1">41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0.424cm" svg:y1="64.165cm" svg:x2="100.45cm" svg:y2="63.3cm" draw:start-shape="id571" draw:end-shape="id596" draw:end-glue-point="2" svg:d="M100424 64165l26-865" svg:viewBox="0 0 27 866">
          <text:p/>
        </draw:connector>
        <draw:connector draw:style-name="gr4" draw:text-style-name="P5" draw:layer="layout" draw:type="line" svg:x1="100.45cm" svg:y1="62.4cm" svg:x2="100.482cm" svg:y2="60.384cm" draw:start-shape="id596" svg:d="M100450 62400l32-2016" svg:viewBox="0 0 33 2017">
          <text:p text:style-name="P1"><text:span text:style-name="T2">g10</text:span></text:p>
        </draw:connector>
        <draw:connector draw:style-name="gr4" draw:text-style-name="P5" draw:layer="layout" draw:type="line" svg:x1="101.247cm" svg:y1="68.183cm" svg:x2="100.4cm" svg:y2="67.084cm" draw:end-shape="id570" draw:end-glue-point="2" svg:d="M101247 68183l-847-1099" svg:viewBox="0 0 848 1100">
          <text:p text:style-name="P1"><text:span text:style-name="T2">g10/b</text:span></text:p>
        </draw:connector>
        <draw:connector draw:style-name="gr4" draw:text-style-name="P5" draw:layer="layout" draw:type="line" svg:x1="4.483cm" svg:y1="121.46cm" svg:x2="3.974cm" svg:y2="119.441cm" draw:end-shape="id161" draw:end-glue-point="2" svg:d="M4483 121460l-509-2019" svg:viewBox="0 0 510 2020">
          <text:p text:style-name="P1"><text:span text:style-name="T2">g10</text:span></text:p>
        </draw:connector>
        <draw:custom-shape draw:style-name="gr1" draw:text-style-name="P2" xml:id="id597" draw:id="id597" draw:layer="layout" svg:width="1cm" svg:height="0.9cm" svg:x="93.753cm" svg:y="89.553cm">
          <text:p text:style-name="P1"><text:span text:style-name="T1">NAND</text:span></text:p>
          <text:p text:style-name="P1"><text:span text:style-name="T1">44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3.7cm" svg:y1="91.741cm" svg:x2="94.253cm" svg:y2="90.453cm" draw:end-shape="id597" draw:end-glue-point="2" svg:d="M93700 91741l553-1288" svg:viewBox="0 0 554 1289">
          <text:p text:style-name="P1"><text:span text:style-name="T2">g10</text:span></text:p>
        </draw:connector>
        <draw:connector draw:style-name="gr4" draw:text-style-name="P3" draw:layer="layout" draw:type="line" svg:x1="91.503cm" svg:y1="89.94cm" svg:x2="90.9cm" svg:y2="88.406cm" draw:end-shape="id485" draw:end-glue-point="2" svg:d="M91503 89940l-603-1534" svg:viewBox="0 0 604 1535">
          <text:p text:style-name="P1"><text:span text:style-name="T2">g10</text:span></text:p>
        </draw:connector>
        <draw:custom-shape draw:style-name="gr1" draw:text-style-name="P2" xml:id="id598" draw:id="id598" draw:layer="layout" svg:width="1cm" svg:height="0.9cm" svg:x="100.9cm" svg:y="60.8cm">
          <text:p text:style-name="P1"><text:span text:style-name="T1">NOT</text:span></text:p>
          <text:p text:style-name="P1"><text:span text:style-name="T1">44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0.45cm" svg:y1="62.4cm" svg:x2="101.4cm" svg:y2="61.7cm" draw:start-shape="id596" draw:start-glue-point="0" draw:end-shape="id598" draw:end-glue-point="2" svg:d="M100450 62400l950-700" svg:viewBox="0 0 951 701">
          <text:p/>
        </draw:connector>
        <draw:connector draw:style-name="gr4" draw:text-style-name="P5" draw:layer="layout" draw:type="line" svg:x1="103.5cm" svg:y1="60.853cm" svg:x2="103.5cm" svg:y2="58.884cm" draw:start-shape="id546" svg:d="M103500 60853v-1969" svg:viewBox="0 0 1 1970">
          <text:p text:style-name="P1"><text:span text:style-name="T2">/g8</text:span></text:p>
        </draw:connector>
        <draw:connector draw:style-name="gr4" draw:text-style-name="P5" draw:layer="layout" draw:type="line" svg:x1="113.486cm" svg:y1="75.074cm" svg:x2="113cm" svg:y2="73.874cm" draw:end-shape="id160" draw:end-glue-point="2" svg:d="M113486 75074l-486-1200" svg:viewBox="0 0 487 1201">
          <text:p text:style-name="P1"><text:span text:style-name="T2">/g8</text:span></text:p>
        </draw:connector>
        <draw:connector draw:style-name="gr2" draw:text-style-name="P3" draw:layer="layout" draw:type="line" svg:x1="113cm" svg:y1="72.974cm" svg:x2="114.1cm" svg:y2="69.8cm" draw:start-shape="id160" draw:start-glue-point="0" draw:end-shape="id583" draw:end-glue-point="2" svg:d="M113000 72974l1100-3174" svg:viewBox="0 0 1101 3175">
          <text:p/>
        </draw:connector>
        <draw:custom-shape draw:style-name="gr1" draw:text-style-name="P2" xml:id="id599" draw:id="id599" draw:layer="layout" svg:width="1cm" svg:height="0.9cm" svg:x="115.3cm" svg:y="71.4cm">
          <text:p text:style-name="P1"><text:span text:style-name="T1">NOT</text:span></text:p>
          <text:p text:style-name="P1"><text:span text:style-name="T1">44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3cm" svg:y1="72.974cm" svg:x2="115.8cm" svg:y2="72.3cm" draw:start-shape="id160" draw:start-glue-point="0" draw:end-shape="id599" draw:end-glue-point="2" svg:d="M113000 72974l2800-674" svg:viewBox="0 0 2801 675">
          <text:p/>
        </draw:connector>
        <draw:connector draw:style-name="gr2" draw:text-style-name="P3" draw:layer="layout" draw:type="line" svg:x1="115.8cm" svg:y1="71.4cm" svg:x2="115.8cm" svg:y2="70.7cm" draw:start-shape="id599" draw:start-glue-point="0" draw:end-shape="id582" draw:end-glue-point="2" svg:d="M115800 71400v-700" svg:viewBox="0 0 1 701">
          <text:p/>
        </draw:connector>
        <draw:connector draw:style-name="gr4" draw:text-style-name="P5" draw:layer="layout" draw:type="line" svg:x1="101.4cm" svg:y1="60.8cm" svg:x2="101.4cm" svg:y2="58.8cm" draw:start-shape="id598" svg:d="M101400 60800v-2000" svg:viewBox="0 0 1 2001">
          <text:p text:style-name="P1"><text:span text:style-name="T2">/g10</text:span></text:p>
        </draw:connector>
        <draw:connector draw:style-name="gr4" draw:text-style-name="P5" draw:layer="layout" draw:type="line" svg:x1="102.4cm" svg:y1="102.536cm" svg:x2="103.047cm" svg:y2="101.246cm" draw:end-shape="id600" draw:end-glue-point="2" svg:d="M102400 102536l647-1290" svg:viewBox="0 0 648 1291">
          <text:p text:style-name="P1"><text:span text:style-name="T2">/g10</text:span></text:p>
        </draw:connector>
        <draw:custom-shape draw:style-name="gr1" draw:text-style-name="P2" xml:id="id600" draw:id="id600" draw:layer="layout" svg:width="1cm" svg:height="0.9cm" svg:x="102.547cm" svg:y="100.346cm">
          <text:p text:style-name="P1"><text:span text:style-name="T1">AND</text:span></text:p>
          <text:p text:style-name="P1"><text:span text:style-name="T1">44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7.438cm" svg:y1="91.822cm" svg:x2="97.5cm" svg:y2="90.5cm" draw:end-shape="id486" draw:end-glue-point="2" svg:d="M97438 91822l62-1322" svg:viewBox="0 0 63 1323">
          <text:p text:style-name="P1"><text:span text:style-name="T2">/g10</text:span></text:p>
        </draw:connector>
        <draw:connector draw:style-name="gr2" draw:text-style-name="P3" draw:layer="layout" draw:type="line" svg:x1="113.02cm" svg:y1="68.9cm" svg:x2="113.634cm" svg:y2="67.2cm" draw:start-shape="id587" draw:start-glue-point="0" draw:end-shape="id584" draw:end-glue-point="2" svg:d="M113020 68900l614-1700" svg:viewBox="0 0 615 1701">
          <text:p/>
        </draw:connector>
        <draw:connector draw:style-name="gr4" draw:text-style-name="P5" draw:layer="layout" draw:type="line" svg:x1="112.279cm" svg:y1="68.395cm" svg:x2="111.4cm" svg:y2="67.353cm" draw:end-shape="id511" draw:end-glue-point="2" svg:d="M112279 68395l-879-1042" svg:viewBox="0 0 880 1043">
          <text:p text:style-name="P1"><text:span text:style-name="T2">g4/b</text:span></text:p>
        </draw:connector>
        <draw:connector draw:style-name="gr4" draw:text-style-name="P5" draw:layer="layout" draw:type="line" svg:x1="125cm" svg:y1="35.314cm" svg:x2="125.014cm" svg:y2="34.066cm" draw:start-shape="id474" svg:d="M125000 35314l14-1248" svg:viewBox="0 0 15 1249">
          <text:p text:style-name="P1"><text:span text:style-name="T2">/rle_finished</text:span></text:p>
        </draw:connector>
        <draw:connector draw:style-name="gr4" draw:text-style-name="P5" draw:layer="layout" draw:type="line" svg:x1="24.349cm" svg:y1="52.399cm" svg:x2="26cm" svg:y2="50.683cm" draw:end-shape="id81" draw:end-glue-point="2" svg:d="M24349 52399l1651-1716" svg:viewBox="0 0 1652 1717">
          <text:p text:style-name="P1"><text:span text:style-name="T2">/rle_finished</text:span></text:p>
        </draw:connector>
        <draw:custom-shape draw:style-name="gr1" draw:text-style-name="P2" xml:id="id601" draw:id="id601" draw:layer="layout" svg:width="1cm" svg:height="0.9cm" svg:x="106.5cm" svg:y="74.259cm">
          <text:p text:style-name="P1"><text:span text:style-name="T1">3-NAND</text:span></text:p>
          <text:p text:style-name="P1"><text:span text:style-name="T1">49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6.419cm" svg:y1="76.162cm" svg:x2="107cm" svg:y2="75.159cm" draw:end-shape="id601" draw:end-glue-point="2" svg:d="M106419 76162l581-1003" svg:viewBox="0 0 582 1004">
          <text:p text:style-name="P1"><text:span text:style-name="T2">/rle_finished</text:span></text:p>
        </draw:connector>
        <draw:connector draw:style-name="gr4" draw:text-style-name="P5" draw:layer="layout" draw:type="line" svg:x1="110.274cm" svg:y1="68.366cm" svg:x2="111.4cm" svg:y2="67.353cm" draw:end-shape="id511" draw:end-glue-point="2" svg:d="M110274 68366l1126-1013" svg:viewBox="0 0 1127 1014">
          <text:p text:style-name="P1"><text:span text:style-name="T2">/rle_finished/c</text:span></text:p>
        </draw:connector>
        <draw:connector draw:style-name="gr4" draw:text-style-name="P5" draw:layer="layout" draw:type="line" svg:x1="108.611cm" svg:y1="71.332cm" svg:x2="108.6cm" svg:y2="69.5cm" draw:end-shape="id510" svg:d="M108611 71332l-11-1832" svg:viewBox="0 0 12 1833">
          <text:p text:style-name="P1"><text:span text:style-name="T2">/rle_finished</text:span></text:p>
        </draw:connector>
        <draw:connector draw:style-name="gr4" draw:text-style-name="P5" draw:layer="layout" draw:type="line" svg:x1="105.039cm" svg:y1="72.867cm" svg:x2="104.2cm" svg:y2="71.4cm" draw:end-shape="id530" draw:end-glue-point="2" svg:d="M105039 72867l-839-1467" svg:viewBox="0 0 840 1468">
          <text:p text:style-name="P1"><text:span text:style-name="T2">/rle_finished</text:span></text:p>
        </draw:connector>
        <draw:connector draw:style-name="gr4" draw:text-style-name="P5" draw:layer="layout" draw:type="line" svg:x1="110.145cm" svg:y1="70.624cm" svg:x2="109.7cm" svg:y2="69.5cm" draw:end-shape="id534" draw:end-glue-point="2" svg:d="M110145 70624l-445-1124" svg:viewBox="0 0 446 1125">
          <text:p text:style-name="P1"><text:span text:style-name="T2">g6</text:span></text:p>
        </draw:connector>
        <draw:connector draw:style-name="gr4" draw:text-style-name="P5" draw:layer="layout" draw:type="line" svg:x1="98.25cm" svg:y1="62.4cm" svg:x2="98.231cm" svg:y2="60.454cm" draw:start-shape="id508" draw:start-glue-point="0" svg:d="M98250 62400l-19-1946" svg:viewBox="0 0 20 1947">
          <text:p text:style-name="P1"><text:span text:style-name="T2">g11</text:span></text:p>
        </draw:connector>
        <draw:connector draw:style-name="gr4" draw:text-style-name="P5" draw:layer="layout" draw:type="line" svg:x1="96.05cm" svg:y1="62.412cm" svg:x2="96.077cm" svg:y2="60.306cm" draw:start-shape="id502" draw:start-glue-point="0" svg:d="M96050 62412l27-2106" svg:viewBox="0 0 28 2107">
          <text:p text:style-name="P1"><text:span text:style-name="T2">g12</text:span></text:p>
        </draw:connector>
        <draw:connector draw:style-name="gr4" draw:text-style-name="P5" draw:layer="layout" draw:type="line" svg:x1="97cm" svg:y1="60.906cm" svg:x2="97.027cm" svg:y2="58.8cm" draw:start-shape="id503" svg:d="M97000 60906l27-2106" svg:viewBox="0 0 28 2107">
          <text:p text:style-name="P1"><text:span text:style-name="T2">/g12</text:span></text:p>
        </draw:connector>
        <draw:connector draw:style-name="gr4" draw:text-style-name="P5" draw:layer="layout" draw:type="line" svg:x1="123.9cm" svg:y1="35.314cm" svg:x2="123.901cm" svg:y2="33.957cm" draw:start-shape="id477" draw:start-glue-point="0" svg:d="M123900 35314l1-1357" svg:viewBox="0 0 2 1358">
          <text:p text:style-name="P1"><text:span text:style-name="T2">/rle_finished</text:span></text:p>
        </draw:connector>
        <draw:custom-shape draw:style-name="gr1" draw:text-style-name="P2" xml:id="id602" draw:id="id602" draw:layer="layout" svg:width="1cm" svg:height="0.9cm" svg:x="106.5cm" svg:y="72.6cm">
          <text:p text:style-name="P1"><text:span text:style-name="T1">NOT</text:span></text:p>
          <text:p text:style-name="P1"><text:span text:style-name="T1">47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7cm" svg:y1="72.6cm" svg:x2="105.9cm" svg:y2="71.848cm" draw:start-shape="id602" draw:start-glue-point="0" draw:end-shape="id545" draw:end-glue-point="2" svg:d="M107000 72600l-1100-752" svg:viewBox="0 0 1101 753">
          <text:p/>
        </draw:connector>
        <draw:connector draw:style-name="gr2" draw:text-style-name="P3" draw:layer="layout" draw:type="line" svg:x1="107cm" svg:y1="74.259cm" svg:x2="107cm" svg:y2="73.5cm" draw:start-shape="id601" draw:start-glue-point="0" draw:end-shape="id602" draw:end-glue-point="2" svg:d="M107000 74259v-759" svg:viewBox="0 0 1 760">
          <text:p/>
        </draw:connector>
        <draw:connector draw:style-name="gr2" draw:text-style-name="P3" draw:layer="layout" draw:type="line" svg:x1="107cm" svg:y1="74.259cm" svg:x2="101cm" svg:y2="71.4cm" draw:start-shape="id601" draw:start-glue-point="0" draw:end-shape="id544" draw:end-glue-point="2" svg:d="M107000 74259l-6000-2859" svg:viewBox="0 0 6001 2860">
          <text:p/>
        </draw:connector>
        <draw:custom-shape draw:style-name="gr1" draw:text-style-name="P2" xml:id="id603" draw:id="id603" draw:layer="layout" svg:width="1cm" svg:height="0.9cm" svg:x="125.5cm" svg:y="67.9cm">
          <text:p text:style-name="P1"><text:span text:style-name="T1">NAND</text:span></text:p>
          <text:p text:style-name="P1"><text:span text:style-name="T1">47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7cm" svg:y1="74.259cm" svg:x2="126cm" svg:y2="68.8cm" draw:start-shape="id601" draw:start-glue-point="0" draw:end-shape="id603" draw:end-glue-point="2" svg:d="M107000 74259l19000-5459" svg:viewBox="0 0 19001 5460">
          <text:p/>
        </draw:connector>
        <draw:connector draw:style-name="gr2" draw:text-style-name="P3" draw:layer="layout" draw:type="line" svg:x1="125.7cm" svg:y1="63.005cm" svg:x2="126cm" svg:y2="67.9cm" draw:start-shape="id541" draw:start-glue-point="1" draw:end-shape="id603" svg:d="M125700 63005l300 4895" svg:viewBox="0 0 301 4896">
          <text:p/>
        </draw:connector>
        <draw:connector draw:style-name="gr4" draw:text-style-name="P5" draw:layer="layout" draw:type="line" svg:x1="126cm" svg:y1="67.9cm" svg:x2="124.673cm" svg:y2="67.3cm" draw:start-shape="id603" draw:start-glue-point="0" draw:end-shape="id543" draw:end-glue-point="2" svg:d="M126000 67900l-1327-600" svg:viewBox="0 0 1328 601">
          <text:p text:style-name="P1"><text:span text:style-name="T2">c</text:span></text:p>
        </draw:connector>
        <draw:connector draw:style-name="gr2" draw:text-style-name="P3" draw:layer="layout" draw:type="line" svg:x1="101cm" svg:y1="70.5cm" svg:x2="102.6cm" svg:y2="67.1cm" draw:start-shape="id544" draw:start-glue-point="0" draw:end-shape="id514" draw:end-glue-point="2" svg:d="M101000 70500l1600-3400" svg:viewBox="0 0 1601 3401">
          <text:p/>
        </draw:connector>
        <draw:connector draw:style-name="gr4" draw:text-style-name="P5" draw:layer="layout" draw:type="line" svg:x1="34.6cm" svg:y1="42.6cm" svg:x2="34.609cm" svg:y2="41.2cm" draw:start-shape="id159" draw:start-glue-point="0" svg:d="M34600 42600l9-1400" svg:viewBox="0 0 10 1401">
          <text:p text:style-name="P1"><text:span text:style-name="T2">/c6</text:span></text:p>
        </draw:connector>
        <draw:connector draw:style-name="gr4" draw:text-style-name="P3" draw:layer="layout" draw:type="line" svg:x1="105.136cm" svg:y1="70.96cm" svg:x2="105.3cm" svg:y2="69.5cm" draw:end-shape="id550" draw:end-glue-point="2" svg:d="M105136 70960l164-1460" svg:viewBox="0 0 165 1461">
          <text:p text:style-name="P1"><text:span text:style-name="T2">/c6</text:span></text:p>
        </draw:connector>
        <draw:connector draw:style-name="gr4" draw:text-style-name="P3" draw:layer="layout" draw:type="line" svg:x1="103.291cm" svg:y1="75.49cm" svg:x2="103.9cm" svg:y2="74.3cm" draw:end-shape="id529" draw:end-glue-point="2" svg:d="M103291 75490l609-1190" svg:viewBox="0 0 610 1191">
          <text:p text:style-name="P1"><text:span text:style-name="T2">/c6</text:span></text:p>
        </draw:connector>
        <draw:custom-shape draw:style-name="gr3" draw:text-style-name="P4" xml:id="id604" draw:id="id604" draw:layer="layout" svg:width="2.1cm" svg:height="0.9cm" svg:x="110cm" svg:y="6.857cm">
          <text:p text:style-name="P1"><text:span text:style-name="T1">DFFR(clk62,/res10)</text:span></text:p>
          <text:p text:style-name="P1"><text:span text:style-name="T1">458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1.05cm" svg:y1="6.857cm" svg:x2="111.1cm" svg:y2="5.42cm" draw:start-shape="id604" draw:start-glue-point="0" draw:end-shape="id327" draw:end-glue-point="2" svg:d="M111050 6857l50-1437" svg:viewBox="0 0 51 1438">
          <text:p/>
        </draw:connector>
        <draw:custom-shape draw:style-name="gr1" draw:text-style-name="P2" xml:id="id605" draw:id="id605" draw:layer="layout" svg:width="1cm" svg:height="0.9cm" svg:x="108.1cm" svg:y="5.457cm">
          <text:p text:style-name="P1"><text:span text:style-name="T1">NOT</text:span></text:p>
          <text:p text:style-name="P1"><text:span text:style-name="T1">45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1.05cm" svg:y1="6.857cm" svg:x2="109.1cm" svg:y2="5.907cm" draw:start-shape="id604" draw:start-glue-point="0" draw:end-shape="id605" svg:d="M111050 6857l-1950-950" svg:viewBox="0 0 1951 951">
          <text:p/>
        </draw:connector>
        <draw:connector draw:style-name="gr2" draw:text-style-name="P3" draw:layer="layout" draw:type="line" svg:x1="108.6cm" svg:y1="6.357cm" svg:x2="110cm" svg:y2="7.307cm" draw:start-shape="id605" draw:start-glue-point="2" draw:end-shape="id604" svg:d="M108600 6357l1400 950" svg:viewBox="0 0 1401 951">
          <text:p/>
        </draw:connector>
        <draw:custom-shape draw:style-name="gr1" draw:text-style-name="P2" xml:id="id606" draw:id="id606" draw:layer="layout" svg:width="1cm" svg:height="0.9cm" svg:x="111.6cm" svg:y="9.757cm">
          <text:p text:style-name="P1"><text:span text:style-name="T1">XOR</text:span></text:p>
          <text:p text:style-name="P1"><text:span text:style-name="T1">44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07" draw:id="id607" draw:layer="layout" svg:width="1cm" svg:height="0.9cm" svg:x="110.5cm" svg:y="10.457cm">
          <text:p text:style-name="P1"><text:span text:style-name="T1">AND</text:span></text:p>
          <text:p text:style-name="P1"><text:span text:style-name="T1">43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1.05cm" svg:y1="7.757cm" svg:x2="112.1cm" svg:y2="9.757cm" draw:start-shape="id604" draw:start-glue-point="2" draw:end-shape="id606" draw:end-glue-point="0" svg:d="M111050 7757l1050 2000" svg:viewBox="0 0 1051 2001">
          <text:p/>
        </draw:connector>
        <draw:connector draw:style-name="gr2" draw:text-style-name="P3" draw:layer="layout" draw:type="line" svg:x1="111.05cm" svg:y1="7.757cm" svg:x2="111cm" svg:y2="10.457cm" draw:start-shape="id604" draw:start-glue-point="2" draw:end-shape="id607" draw:end-glue-point="0" svg:d="M111050 7757l-50 2700" svg:viewBox="0 0 51 2701">
          <text:p/>
        </draw:connector>
        <draw:custom-shape draw:style-name="gr3" draw:text-style-name="P4" xml:id="id608" draw:id="id608" draw:layer="layout" svg:width="2.1cm" svg:height="0.9cm" svg:x="112.2cm" svg:y="6.857cm">
          <text:p text:style-name="P1"><text:span text:style-name="T1">DFFR(clk62,/res10)</text:span></text:p>
          <text:p text:style-name="P1"><text:span text:style-name="T1">449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3.25cm" svg:y1="7.757cm" svg:x2="112.1cm" svg:y2="9.757cm" draw:start-shape="id608" draw:start-glue-point="2" draw:end-shape="id606" draw:end-glue-point="0" svg:d="M113250 7757l-1150 2000" svg:viewBox="0 0 1151 2001">
          <text:p/>
        </draw:connector>
        <draw:connector draw:style-name="gr2" draw:text-style-name="P3" draw:layer="layout" draw:type="line" svg:x1="113.25cm" svg:y1="7.757cm" svg:x2="111cm" svg:y2="10.457cm" draw:start-shape="id608" draw:start-glue-point="2" draw:end-shape="id607" draw:end-glue-point="0" svg:d="M113250 7757l-2250 2700" svg:viewBox="0 0 2251 2701">
          <text:p/>
        </draw:connector>
        <draw:connector draw:style-name="gr2" draw:text-style-name="P3" draw:layer="layout" draw:type="line" svg:x1="113.25cm" svg:y1="6.857cm" svg:x2="113.3cm" svg:y2="5.42cm" draw:start-shape="id608" draw:start-glue-point="0" draw:end-shape="id338" draw:end-glue-point="2" svg:d="M113250 6857l50-1437" svg:viewBox="0 0 51 1438">
          <text:p/>
        </draw:connector>
        <draw:custom-shape draw:style-name="gr1" draw:text-style-name="P2" xml:id="id609" draw:id="id609" draw:layer="layout" svg:width="1cm" svg:height="0.9cm" svg:x="112.7cm" svg:y="10.457cm">
          <text:p text:style-name="P1"><text:span text:style-name="T1">AND</text:span></text:p>
          <text:p text:style-name="P1"><text:span text:style-name="T1">43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1.5cm" svg:y1="10.907cm" svg:x2="112.7cm" svg:y2="10.907cm" draw:start-shape="id607" draw:end-shape="id609" draw:end-glue-point="3" svg:d="M111500 10907h1200" svg:viewBox="0 0 1201 1">
          <text:p/>
        </draw:connector>
        <draw:custom-shape draw:style-name="gr1" draw:text-style-name="P2" xml:id="id610" draw:id="id610" draw:layer="layout" svg:width="1cm" svg:height="0.9cm" svg:x="113.8cm" svg:y="9.857cm">
          <text:p text:style-name="P1"><text:span text:style-name="T1">XOR</text:span></text:p>
          <text:p text:style-name="P1"><text:span text:style-name="T1">43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1.5cm" svg:y1="10.907cm" svg:x2="114.3cm" svg:y2="9.857cm" draw:start-shape="id607" draw:start-glue-point="1" draw:end-shape="id610" draw:end-glue-point="0" svg:d="M111500 10907l2800-1050" svg:viewBox="0 0 2801 1051">
          <text:p/>
        </draw:connector>
        <draw:connector draw:style-name="gr2" draw:text-style-name="P3" draw:layer="layout" draw:type="line" svg:x1="112.6cm" svg:y1="10.207cm" svg:x2="113.25cm" svg:y2="7.757cm" draw:start-shape="id606" draw:end-shape="id608" draw:end-glue-point="2" svg:d="M112600 10207l650-2450" svg:viewBox="0 0 651 2451">
          <text:p/>
        </draw:connector>
        <draw:custom-shape draw:style-name="gr1" draw:text-style-name="P2" xml:id="id611" draw:id="id611" draw:layer="layout" svg:width="1cm" svg:height="0.9cm" svg:x="114.9cm" svg:y="10.457cm">
          <text:p text:style-name="P1"><text:span text:style-name="T1">NAND</text:span></text:p>
          <text:p text:style-name="P1"><text:span text:style-name="T1">43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3.7cm" svg:y1="10.907cm" svg:x2="114.9cm" svg:y2="10.907cm" draw:start-shape="id609" draw:start-glue-point="1" draw:end-shape="id611" draw:end-glue-point="3" svg:d="M113700 10907h1200" svg:viewBox="0 0 1201 1">
          <text:p/>
        </draw:connector>
        <draw:custom-shape draw:style-name="gr1" draw:text-style-name="P2" xml:id="id612" draw:id="id612" draw:layer="layout" svg:width="1cm" svg:height="0.9cm" svg:x="116cm" svg:y="9.757cm">
          <text:p text:style-name="P1"><text:span text:style-name="T1">XOR</text:span></text:p>
          <text:p text:style-name="P1"><text:span text:style-name="T1">43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3.7cm" svg:y1="10.907cm" svg:x2="116.5cm" svg:y2="9.757cm" draw:start-shape="id609" draw:start-glue-point="1" draw:end-shape="id612" draw:end-glue-point="0" svg:d="M113700 10907l2800-1150" svg:viewBox="0 0 2801 1151">
          <text:p/>
        </draw:connector>
        <draw:custom-shape draw:style-name="gr3" draw:text-style-name="P4" xml:id="id613" draw:id="id613" draw:layer="layout" svg:width="2.1cm" svg:height="0.9cm" svg:x="114.4cm" svg:y="6.857cm">
          <text:p text:style-name="P1"><text:span text:style-name="T1">DFFR(clk62,/res10)</text:span></text:p>
          <text:p text:style-name="P1"><text:span text:style-name="T1">428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5.45cm" svg:y1="6.857cm" svg:x2="115.5cm" svg:y2="5.42cm" draw:start-shape="id613" draw:start-glue-point="0" draw:end-shape="id339" draw:end-glue-point="2" svg:d="M115450 6857l50-1437" svg:viewBox="0 0 51 1438">
          <text:p/>
        </draw:connector>
        <draw:connector draw:style-name="gr2" draw:text-style-name="P3" draw:layer="layout" draw:type="line" svg:x1="115.45cm" svg:y1="7.757cm" svg:x2="114.3cm" svg:y2="9.857cm" draw:start-shape="id613" draw:start-glue-point="2" draw:end-shape="id610" draw:end-glue-point="0" svg:d="M115450 7757l-1150 2100" svg:viewBox="0 0 1151 2101">
          <text:p/>
        </draw:connector>
        <draw:connector draw:style-name="gr2" draw:text-style-name="P3" draw:layer="layout" draw:type="line" svg:x1="114.8cm" svg:y1="10.307cm" svg:x2="115.45cm" svg:y2="7.757cm" draw:start-shape="id610" draw:start-glue-point="1" draw:end-shape="id613" draw:end-glue-point="2" svg:d="M114800 10307l650-2550" svg:viewBox="0 0 651 2551">
          <text:p/>
        </draw:connector>
        <draw:connector draw:style-name="gr2" draw:text-style-name="P3" draw:layer="layout" draw:type="line" svg:x1="115.45cm" svg:y1="7.757cm" svg:x2="113.2cm" svg:y2="10.457cm" draw:start-shape="id613" draw:start-glue-point="2" draw:end-shape="id609" draw:end-glue-point="0" svg:d="M115450 7757l-2250 2700" svg:viewBox="0 0 2251 2701">
          <text:p/>
        </draw:connector>
        <draw:custom-shape draw:style-name="gr3" draw:text-style-name="P4" xml:id="id614" draw:id="id614" draw:layer="layout" svg:width="2.1cm" svg:height="0.9cm" svg:x="116.6cm" svg:y="6.857cm">
          <text:p text:style-name="P1"><text:span text:style-name="T1">DFFR(clk62,/res10)</text:span></text:p>
          <text:p text:style-name="P1"><text:span text:style-name="T1">458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7.65cm" svg:y1="6.857cm" svg:x2="117.7cm" svg:y2="5.42cm" draw:start-shape="id614" draw:start-glue-point="0" draw:end-shape="id340" draw:end-glue-point="2" svg:d="M117650 6857l50-1437" svg:viewBox="0 0 51 1438">
          <text:p/>
        </draw:connector>
        <draw:connector draw:style-name="gr2" draw:text-style-name="P3" draw:layer="layout" draw:type="line" svg:x1="117.65cm" svg:y1="7.757cm" svg:x2="115.4cm" svg:y2="10.457cm" draw:start-shape="id614" draw:start-glue-point="2" draw:end-shape="id611" draw:end-glue-point="0" svg:d="M117650 7757l-2250 2700" svg:viewBox="0 0 2251 2701">
          <text:p/>
        </draw:connector>
        <draw:connector draw:style-name="gr2" draw:text-style-name="P3" draw:layer="layout" draw:type="line" svg:x1="117.65cm" svg:y1="7.757cm" svg:x2="116.5cm" svg:y2="9.757cm" draw:start-shape="id614" draw:start-glue-point="2" draw:end-shape="id612" draw:end-glue-point="0" svg:d="M117650 7757l-1150 2000" svg:viewBox="0 0 1151 2001">
          <text:p/>
        </draw:connector>
        <draw:custom-shape draw:style-name="gr3" draw:text-style-name="P4" xml:id="id615" draw:id="id615" draw:layer="layout" svg:width="2.1cm" svg:height="0.9cm" svg:x="118.8cm" svg:y="6.857cm">
          <text:p text:style-name="P1"><text:span text:style-name="T1">DFFR(clk62,/res10)</text:span></text:p>
          <text:p text:style-name="P1"><text:span text:style-name="T1">428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9.85cm" svg:y1="6.857cm" svg:x2="119.9cm" svg:y2="5.42cm" draw:start-shape="id615" draw:start-glue-point="0" draw:end-shape="id341" svg:d="M119850 6857l50-1437" svg:viewBox="0 0 51 1438">
          <text:p/>
        </draw:connector>
        <draw:custom-shape draw:style-name="gr1" draw:text-style-name="P2" xml:id="id616" draw:id="id616" draw:layer="layout" svg:width="1cm" svg:height="0.9cm" svg:x="118.2cm" svg:y="9.857cm">
          <text:p text:style-name="P1"><text:span text:style-name="T1">XOR</text:span></text:p>
          <text:p text:style-name="P1"><text:span text:style-name="T1">42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9.85cm" svg:y1="7.757cm" svg:x2="118.7cm" svg:y2="9.857cm" draw:start-shape="id615" draw:start-glue-point="2" draw:end-shape="id616" draw:end-glue-point="0" svg:d="M119850 7757l-1150 2100" svg:viewBox="0 0 1151 2101">
          <text:p/>
        </draw:connector>
        <draw:custom-shape draw:style-name="gr1" draw:text-style-name="P2" xml:id="id617" draw:id="id617" draw:layer="layout" svg:width="1cm" svg:height="0.9cm" svg:x="119.3cm" svg:y="10.457cm">
          <text:p text:style-name="P1"><text:span text:style-name="T1">NOR</text:span></text:p>
          <text:p text:style-name="P1"><text:span text:style-name="T1">43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9.85cm" svg:y1="7.757cm" svg:x2="119.8cm" svg:y2="10.457cm" draw:start-shape="id615" draw:start-glue-point="2" draw:end-shape="id617" draw:end-glue-point="0" svg:d="M119850 7757l-50 2700" svg:viewBox="0 0 51 2701">
          <text:p/>
        </draw:connector>
        <draw:custom-shape draw:style-name="gr1" draw:text-style-name="P2" xml:id="id618" draw:id="id618" draw:layer="layout" svg:width="1cm" svg:height="0.9cm" svg:x="117.1cm" svg:y="10.457cm">
          <text:p text:style-name="P1"><text:span text:style-name="T1">NOR</text:span></text:p>
          <text:p text:style-name="P1"><text:span text:style-name="T1">43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5.9cm" svg:y1="10.907cm" svg:x2="117.1cm" svg:y2="10.907cm" draw:start-shape="id611" draw:end-shape="id618" draw:end-glue-point="3" svg:d="M115900 10907h1200" svg:viewBox="0 0 1201 1">
          <text:p/>
        </draw:connector>
        <draw:connector draw:style-name="gr2" draw:text-style-name="P3" draw:layer="layout" draw:type="line" svg:x1="117cm" svg:y1="10.207cm" svg:x2="117.65cm" svg:y2="7.757cm" draw:start-shape="id612" draw:end-shape="id614" draw:end-glue-point="2" svg:d="M117000 10207l650-2450" svg:viewBox="0 0 651 2451">
          <text:p/>
        </draw:connector>
        <draw:connector draw:style-name="gr2" draw:text-style-name="P3" draw:layer="layout" draw:type="line" svg:x1="115.9cm" svg:y1="10.907cm" svg:x2="117.6cm" svg:y2="12.657cm" draw:start-shape="id611" draw:start-glue-point="1" draw:end-shape="id321" draw:end-glue-point="0" svg:d="M115900 10907l1700 1750" svg:viewBox="0 0 1701 1751">
          <text:p/>
        </draw:connector>
        <draw:connector draw:style-name="gr2" draw:text-style-name="P3" draw:layer="layout" draw:type="line" svg:x1="118.1cm" svg:y1="10.907cm" svg:x2="118.7cm" svg:y2="10.757cm" draw:start-shape="id618" draw:start-glue-point="1" draw:end-shape="id616" draw:end-glue-point="2" svg:d="M118100 10907l600-150" svg:viewBox="0 0 601 151">
          <text:p/>
        </draw:connector>
        <draw:connector draw:style-name="gr2" draw:text-style-name="P3" draw:layer="layout" draw:type="line" svg:x1="119.3cm" svg:y1="10.907cm" svg:x2="117.6cm" svg:y2="12.657cm" draw:start-shape="id617" draw:start-glue-point="3" draw:end-shape="id321" draw:end-glue-point="0" svg:d="M119300 10907l-1700 1750" svg:viewBox="0 0 1701 1751">
          <text:p/>
        </draw:connector>
        <draw:connector draw:style-name="gr2" draw:text-style-name="P3" draw:layer="layout" draw:type="line" svg:x1="118.7cm" svg:y1="12.657cm" svg:x2="117.6cm" svg:y2="11.357cm" draw:start-shape="id619" draw:start-glue-point="0" draw:end-shape="id618" draw:end-glue-point="2" svg:d="M118700 12657l-1100-1300" svg:viewBox="0 0 1101 1301">
          <text:p/>
        </draw:connector>
        <draw:connector draw:style-name="gr2" draw:text-style-name="P3" draw:layer="layout" draw:type="line" svg:x1="118.7cm" svg:y1="12.657cm" svg:x2="119.8cm" svg:y2="11.357cm" draw:start-shape="id619" draw:start-glue-point="0" draw:end-shape="id617" draw:end-glue-point="2" svg:d="M118700 12657l1100-1300" svg:viewBox="0 0 1101 1301">
          <text:p/>
        </draw:connector>
        <draw:custom-shape draw:style-name="gr1" draw:text-style-name="P2" xml:id="id619" draw:id="id619" draw:layer="layout" svg:width="1cm" svg:height="0.9cm" svg:x="118.2cm" svg:y="12.657cm">
          <text:p text:style-name="P1"><text:span text:style-name="T1">NOT</text:span></text:p>
          <text:p text:style-name="P1"><text:span text:style-name="T1">41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8.622cm" svg:y1="15.1cm" svg:x2="118.7cm" svg:y2="13.557cm" draw:end-shape="id619" draw:end-glue-point="2" svg:d="M118622 15100l78-1543" svg:viewBox="0 0 79 1544">
          <text:p text:style-name="P1"><text:span text:style-name="T2">load_quant</text:span></text:p>
        </draw:connector>
        <draw:connector draw:style-name="gr2" draw:text-style-name="P3" draw:layer="layout" draw:type="line" svg:x1="119.2cm" svg:y1="10.307cm" svg:x2="119.85cm" svg:y2="7.757cm" draw:start-shape="id616" draw:end-shape="id615" draw:end-glue-point="2" svg:d="M119200 10307l650-2550" svg:viewBox="0 0 651 2551">
          <text:p/>
        </draw:connector>
        <draw:connector draw:style-name="gr4" draw:text-style-name="P5" draw:layer="layout" draw:type="line" svg:x1="41.35cm" svg:y1="19.9cm" svg:x2="41.407cm" svg:y2="17.885cm" draw:start-shape="id397" draw:start-glue-point="0" svg:d="M41350 19900l57-2015" svg:viewBox="0 0 58 2016">
          <text:p text:style-name="P1"><text:span text:style-name="T2">load_quant</text:span></text:p>
        </draw:connector>
        <draw:connector draw:style-name="gr4" draw:text-style-name="P5" draw:layer="layout" draw:type="line" svg:x1="117.1cm" svg:y1="13.107cm" svg:x2="114.296cm" svg:y2="13.062cm" draw:start-shape="id321" draw:start-glue-point="3" svg:d="M117100 13107l-2804-45" svg:viewBox="0 0 2805 46">
          <text:p text:style-name="P1"><text:span text:style-name="T2">/load_finished</text:span></text:p>
        </draw:connector>
        <draw:connector draw:style-name="gr4" draw:text-style-name="P5" draw:layer="layout" draw:type="line" svg:x1="21.571cm" svg:y1="68.796cm" svg:x2="21.6cm" svg:y2="67.383cm" draw:end-shape="id620" draw:end-glue-point="2" svg:d="M21571 68796l29-1413" svg:viewBox="0 0 30 1414">
          <text:p text:style-name="P1"><text:span text:style-name="T2">/load_finished</text:span></text:p>
        </draw:connector>
        <draw:custom-shape draw:style-name="gr1" draw:text-style-name="P2" xml:id="id620" draw:id="id620" draw:layer="layout" svg:width="1cm" svg:height="0.9cm" svg:x="21.1cm" svg:y="66.483cm">
          <text:p text:style-name="P1"><text:span text:style-name="T1">NAND</text:span></text:p>
          <text:p text:style-name="P1"><text:span text:style-name="T1">46100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17.1cm" svg:y1="13.107cm" svg:x2="116.6cm" svg:y2="14.107cm" draw:start-shape="id321" draw:start-glue-point="3" draw:end-shape="id621" draw:end-glue-point="1" svg:d="M117100 13107l-500 1000" svg:viewBox="0 0 501 1001">
          <text:p/>
        </draw:connector>
        <draw:custom-shape draw:style-name="gr1" draw:text-style-name="P2" xml:id="id621" draw:id="id621" draw:layer="layout" svg:width="1cm" svg:height="0.9cm" svg:x="115.6cm" svg:y="13.657cm">
          <text:p text:style-name="P1"><text:span text:style-name="T1">NOT</text:span></text:p>
          <text:p text:style-name="P1"><text:span text:style-name="T1">46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1.6cm" svg:y1="66.483cm" svg:x2="30.3cm" svg:y2="57.1cm" draw:start-shape="id620" draw:start-glue-point="0" draw:end-shape="id56" draw:end-glue-point="2" svg:d="M21600 66483l8700-9383" svg:viewBox="0 0 8701 9384">
          <text:p/>
        </draw:connector>
        <draw:custom-shape draw:style-name="gr1" draw:text-style-name="P2" xml:id="id622" draw:id="id622" draw:layer="layout" svg:width="1cm" svg:height="0.9cm" svg:x="21.1cm" svg:y="64.396cm">
          <text:p text:style-name="P1"><text:span text:style-name="T1">NOT</text:span></text:p>
          <text:p text:style-name="P1"><text:span text:style-name="T1">477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1.6cm" svg:y1="66.483cm" svg:x2="21.6cm" svg:y2="65.296cm" draw:start-shape="id620" draw:start-glue-point="0" draw:end-shape="id622" draw:end-glue-point="2" svg:d="M21600 66483v-1187" svg:viewBox="0 0 1 1188">
          <text:p/>
        </draw:connector>
        <draw:connector draw:style-name="gr2" draw:text-style-name="P3" draw:layer="layout" draw:type="line" svg:x1="21.6cm" svg:y1="66.483cm" svg:x2="19.6cm" svg:y2="60.4cm" draw:start-shape="id620" draw:start-glue-point="0" draw:end-shape="id72" draw:end-glue-point="2" svg:d="M21600 66483l-2000-6083" svg:viewBox="0 0 2001 6084">
          <text:p/>
        </draw:connector>
        <draw:connector draw:style-name="gr2" draw:text-style-name="P3" draw:layer="layout" draw:type="line" svg:x1="21.6cm" svg:y1="64.396cm" svg:x2="9.904cm" svg:y2="50.408cm" draw:start-shape="id622" draw:start-glue-point="0" draw:end-shape="id70" draw:end-glue-point="2" svg:d="M21600 64396l-11696-13988" svg:viewBox="0 0 11697 13989">
          <text:p/>
        </draw:connector>
        <draw:connector draw:style-name="gr2" draw:text-style-name="P3" draw:layer="layout" draw:type="line" svg:x1="21.6cm" svg:y1="64.396cm" svg:x2="72.5cm" svg:y2="55.401cm" draw:start-shape="id622" draw:start-glue-point="0" draw:end-shape="id132" draw:end-glue-point="2" svg:d="M21600 64396l50900-8995" svg:viewBox="0 0 50901 8996">
          <text:p/>
        </draw:connector>
        <draw:connector draw:style-name="gr4" draw:text-style-name="P5" draw:layer="layout" draw:type="line" svg:x1="115.6cm" svg:y1="14.107cm" svg:x2="112.285cm" svg:y2="14.028cm" draw:start-shape="id621" draw:start-glue-point="3" svg:d="M115600 14107l-3315-79" svg:viewBox="0 0 3316 80">
          <text:p text:style-name="P1"><text:span text:style-name="T2">//load_finished</text:span></text:p>
        </draw:connector>
        <draw:connector draw:style-name="gr4" draw:text-style-name="P3" draw:layer="layout" draw:type="line" svg:x1="60.828cm" svg:y1="55.06cm" svg:x2="61.8cm" svg:y2="53cm" draw:end-shape="id130" draw:end-glue-point="2" svg:d="M60828 55060l972-2060" svg:viewBox="0 0 973 2061">
          <text:p text:style-name="P1"><text:span text:style-name="T2">//load_finished</text:span></text:p>
        </draw:connector>
        <draw:connector draw:style-name="gr4" draw:text-style-name="P5" draw:layer="layout" draw:type="line" svg:x1="121.9cm" svg:y1="6.87cm" svg:x2="121.88cm" svg:y2="5.2cm" draw:start-shape="id322" draw:start-glue-point="0" svg:d="M121900 6870l-20-1670" svg:viewBox="0 0 21 1671">
          <text:p text:style-name="P1"><text:span text:style-name="T2">clk62</text:span></text:p>
        </draw:connector>
        <draw:custom-shape draw:style-name="gr3" draw:text-style-name="P4" xml:id="id623" draw:id="id623" draw:layer="layout" svg:width="2.1cm" svg:height="0.9cm" svg:x="122.9cm" svg:y="6.9cm">
          <text:p text:style-name="P1"><text:span text:style-name="T1">DFFR(mclk,/res)</text:span></text:p>
          <text:p text:style-name="P1"><text:span text:style-name="T1">469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4" draw:id="id624" draw:layer="layout" svg:width="1cm" svg:height="0.9cm" svg:x="123.4cm" svg:y="5.1cm">
          <text:p text:style-name="P1"><text:span text:style-name="T1">NOT</text:span></text:p>
          <text:p text:style-name="P1"><text:span text:style-name="T1">46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23.95cm" svg:y1="6.9cm" svg:x2="123.9cm" svg:y2="6cm" draw:start-shape="id623" draw:start-glue-point="0" draw:end-shape="id624" draw:end-glue-point="2" svg:d="M123950 6900l-50-900" svg:viewBox="0 0 51 901">
          <text:p/>
        </draw:connector>
        <draw:custom-shape draw:style-name="gr1" draw:text-style-name="P2" xml:id="id625" draw:id="id625" draw:layer="layout" svg:width="1cm" svg:height="0.9cm" svg:x="123.4cm" svg:y="3.5cm">
          <text:p text:style-name="P1"><text:span text:style-name="T1">NOT</text:span></text:p>
          <text:p text:style-name="P1"><text:span text:style-name="T1">46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23.9cm" svg:y1="5.1cm" svg:x2="123.9cm" svg:y2="4.4cm" draw:start-shape="id624" draw:start-glue-point="0" draw:end-shape="id625" draw:end-glue-point="2" svg:d="M123900 5100v-700" svg:viewBox="0 0 1 701">
          <text:p/>
        </draw:connector>
        <draw:connector draw:style-name="gr4" draw:text-style-name="P5" draw:layer="layout" draw:type="line" svg:x1="123.9cm" svg:y1="3.5cm" svg:x2="123.931cm" svg:y2="1.879cm" draw:start-shape="id625" draw:start-glue-point="0" svg:d="M123900 3500l31-1621" svg:viewBox="0 0 32 1622">
          <text:p text:style-name="P1"><text:span text:style-name="T2">/res10</text:span></text:p>
        </draw:connector>
        <draw:connector draw:style-name="gr2" draw:text-style-name="P3" draw:layer="layout" draw:type="line" svg:x1="23.465cm" svg:y1="67.535cm" svg:x2="123.95cm" svg:y2="7.8cm" draw:start-shape="id323" draw:start-glue-point="0" draw:end-shape="id623" draw:end-glue-point="2" svg:d="M23465 67535l100485-59735" svg:viewBox="0 0 100486 59736">
          <text:p/>
        </draw:connector>
        <draw:connector draw:style-name="gr2" draw:text-style-name="P3" draw:layer="layout" draw:type="line" svg:x1="23.465cm" svg:y1="67.535cm" svg:x2="21.6cm" svg:y2="67.383cm" draw:start-shape="id323" draw:start-glue-point="0" draw:end-shape="id620" draw:end-glue-point="2" svg:d="M23465 67535l-1865-152" svg:viewBox="0 0 1866 153">
          <text:p/>
        </draw:connector>
        <draw:connector draw:style-name="gr2" draw:text-style-name="P3" draw:layer="layout" draw:type="line" svg:x1="23.465cm" svg:y1="67.535cm" svg:x2="61.8cm" svg:y2="53cm" draw:start-shape="id323" draw:start-glue-point="0" draw:end-shape="id130" draw:end-glue-point="2" svg:d="M23465 67535l38335-14535" svg:viewBox="0 0 38336 14536">
          <text:p/>
        </draw:connector>
        <draw:custom-shape draw:style-name="gr1" draw:text-style-name="P2" xml:id="id626" draw:id="id626" draw:layer="layout" svg:width="1cm" svg:height="0.9cm" svg:x="23cm" svg:y="65.796cm">
          <text:p text:style-name="P1"><text:span text:style-name="T1">NOT</text:span></text:p>
          <text:p text:style-name="P1"><text:span text:style-name="T1">487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3.465cm" svg:y1="67.535cm" svg:x2="23.5cm" svg:y2="66.696cm" draw:start-shape="id323" draw:start-glue-point="0" draw:end-shape="id626" draw:end-glue-point="2" svg:d="M23465 67535l35-839" svg:viewBox="0 0 36 840">
          <text:p/>
        </draw:connector>
        <draw:connector draw:style-name="gr2" draw:text-style-name="P3" draw:layer="layout" draw:type="line" svg:x1="23.5cm" svg:y1="65.796cm" svg:x2="54.2cm" svg:y2="54.461cm" draw:start-shape="id626" draw:start-glue-point="0" draw:end-shape="id131" draw:end-glue-point="2" svg:d="M23500 65796l30700-11335" svg:viewBox="0 0 30701 11336">
          <text:p/>
        </draw:connector>
        <draw:connector draw:style-name="gr2" draw:text-style-name="P3" draw:layer="layout" draw:type="line" svg:x1="120.55cm" svg:y1="118.46cm" svg:x2="120.6cm" svg:y2="117.56cm" draw:start-shape="id499" draw:start-glue-point="0" draw:end-shape="id627" draw:end-glue-point="2" svg:d="M120550 118460l50-900" svg:viewBox="0 0 51 901">
          <text:p/>
        </draw:connector>
        <draw:custom-shape draw:style-name="gr1" draw:text-style-name="P2" xml:id="id628" draw:id="id628" draw:layer="layout" svg:width="1cm" svg:height="0.9cm" svg:x="120.1cm" svg:y="114.947cm">
          <text:p text:style-name="P1"><text:span text:style-name="T1">NOR(mclk)</text:span></text:p>
          <text:p text:style-name="P1"><text:span text:style-name="T1">397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0.6cm" svg:y1="116.66cm" svg:x2="120.6cm" svg:y2="115.847cm" draw:start-shape="id627" draw:start-glue-point="0" draw:end-shape="id628" draw:end-glue-point="2" svg:d="M120600 116660v-813" svg:viewBox="0 0 1 814">
          <text:p/>
        </draw:connector>
        <draw:connector draw:style-name="gr2" draw:text-style-name="P3" draw:layer="layout" draw:type="line" svg:x1="120.6cm" svg:y1="116.66cm" svg:x2="121.7cm" svg:y2="115.847cm" draw:start-shape="id627" draw:start-glue-point="0" draw:end-shape="id386" draw:end-glue-point="2" svg:d="M120600 116660l1100-813" svg:viewBox="0 0 1101 814">
          <text:p/>
        </draw:connector>
        <draw:custom-shape draw:style-name="gr1" draw:text-style-name="P2" xml:id="id629" draw:id="id629" draw:layer="layout" svg:width="1cm" svg:height="0.9cm" svg:x="119cm" svg:y="114.947cm">
          <text:p text:style-name="P1"><text:span text:style-name="T1">NOR(mclk)</text:span></text:p>
          <text:p text:style-name="P1"><text:span text:style-name="T1">366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0.6cm" svg:y1="116.66cm" svg:x2="119.5cm" svg:y2="115.847cm" draw:start-shape="id627" draw:start-glue-point="0" draw:end-shape="id629" draw:end-glue-point="2" svg:d="M120600 116660l-1100-813" svg:viewBox="0 0 1101 814">
          <text:p/>
        </draw:connector>
        <draw:connector draw:style-name="gr4" draw:text-style-name="P5" draw:layer="layout" draw:type="line" svg:x1="119.5cm" svg:y1="114.947cm" svg:x2="119.526cm" svg:y2="113.447cm" draw:start-shape="id629" draw:start-glue-point="0" svg:d="M119500 114947l26-1500" svg:viewBox="0 0 27 1501">
          <text:p text:style-name="P1"><text:span text:style-name="T2">clk63</text:span></text:p>
        </draw:connector>
        <draw:connector draw:style-name="gr4" draw:text-style-name="P5" draw:layer="layout" draw:type="line" svg:x1="120.6cm" svg:y1="114.947cm" svg:x2="120.637cm" svg:y2="113.487cm" draw:start-shape="id628" draw:start-glue-point="0" svg:d="M120600 114947l37-1460" svg:viewBox="0 0 38 1461">
          <text:p text:style-name="P1"><text:span text:style-name="T2">clk64</text:span></text:p>
        </draw:connector>
        <draw:custom-shape draw:style-name="gr1" draw:text-style-name="P2" xml:id="id630" draw:id="id630" draw:layer="layout" svg:width="1cm" svg:height="0.9cm" svg:x="63.7cm" svg:y="60.3cm">
          <text:p text:style-name="P1"><text:span text:style-name="T1">NOT</text:span></text:p>
          <text:p text:style-name="P1"><text:span text:style-name="T1">48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4.2cm" svg:y1="60.3cm" svg:x2="74.2cm" svg:y2="51.3cm" draw:start-shape="id630" draw:start-glue-point="0" draw:end-shape="id268" draw:end-glue-point="2" svg:d="M64200 60300l10000-9000" svg:viewBox="0 0 10001 9001">
          <text:p text:style-name="P1"><text:span text:style-name="T2">c</text:span></text:p>
        </draw:connector>
        <draw:connector draw:style-name="gr2" draw:text-style-name="P3" draw:layer="layout" draw:type="line" svg:x1="64.2cm" svg:y1="60.3cm" svg:x2="66.9cm" svg:y2="59.6cm" draw:start-shape="id630" draw:start-glue-point="0" draw:end-shape="id497" draw:end-glue-point="2" svg:d="M64200 60300l2700-700" svg:viewBox="0 0 2701 701">
          <text:p/>
        </draw:connector>
        <draw:custom-shape draw:style-name="gr1" draw:text-style-name="P2" xml:id="id631" draw:id="id631" draw:layer="layout" svg:width="1cm" svg:height="0.9cm" svg:x="70.9cm" svg:y="54.5cm">
          <text:p text:style-name="P1"><text:span text:style-name="T1">NOT</text:span></text:p>
          <text:p text:style-name="P1"><text:span text:style-name="T1">50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4.2cm" svg:y1="60.3cm" svg:x2="71.4cm" svg:y2="55.4cm" draw:start-shape="id630" draw:start-glue-point="0" draw:end-shape="id631" draw:end-glue-point="2" svg:d="M64200 60300l7200-4900" svg:viewBox="0 0 7201 4901">
          <text:p/>
        </draw:connector>
        <draw:custom-shape draw:style-name="gr1" draw:text-style-name="P2" xml:id="id632" draw:id="id632" draw:layer="layout" svg:width="1cm" svg:height="0.9cm" svg:x="65.4cm" svg:y="52.6cm">
          <text:p text:style-name="P1"><text:span text:style-name="T1">NAND</text:span></text:p>
          <text:p text:style-name="P1"><text:span text:style-name="T1">50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4.2cm" svg:y1="60.3cm" svg:x2="65.9cm" svg:y2="53.5cm" draw:start-shape="id630" draw:start-glue-point="0" draw:end-shape="id632" draw:end-glue-point="2" svg:d="M64200 60300l1700-6800" svg:viewBox="0 0 1701 6801">
          <text:p/>
        </draw:connector>
        <draw:connector draw:style-name="gr2" draw:text-style-name="P3" draw:layer="layout" draw:type="line" svg:x1="71.4cm" svg:y1="54.5cm" svg:x2="72.6cm" svg:y2="51.3cm" draw:start-shape="id631" draw:start-glue-point="0" draw:end-shape="id137" draw:end-glue-point="2" svg:d="M71400 54500l1200-3200" svg:viewBox="0 0 1201 3201">
          <text:p/>
        </draw:connector>
        <draw:connector draw:style-name="gr2" draw:text-style-name="P3" draw:layer="layout" draw:type="line" svg:x1="65.9cm" svg:y1="52.6cm" svg:x2="66.545cm" svg:y2="51.299cm" draw:start-shape="id632" draw:start-glue-point="0" draw:end-shape="id264" draw:end-glue-point="2" svg:d="M65900 52600l645-1301" svg:viewBox="0 0 646 1302">
          <text:p/>
        </draw:connector>
        <draw:connector draw:style-name="gr2" draw:text-style-name="P3" draw:layer="layout" draw:type="line" svg:x1="72.5cm" svg:y1="54.501cm" svg:x2="65.9cm" svg:y2="53.5cm" draw:start-shape="id132" draw:start-glue-point="0" draw:end-shape="id632" draw:end-glue-point="2" svg:d="M72500 54501l-6600-1001" svg:viewBox="0 0 6601 1002">
          <text:p/>
        </draw:connector>
        <draw:connector draw:style-name="gr2" draw:text-style-name="P3" draw:layer="layout" draw:type="line" svg:x1="122.75cm" svg:y1="118.5cm" svg:x2="64.2cm" svg:y2="61.2cm" draw:start-shape="id470" draw:start-glue-point="0" draw:end-shape="id630" draw:end-glue-point="2" svg:d="M122750 118500l-58550-57300" svg:viewBox="0 0 58551 57301">
          <text:p/>
        </draw:connector>
        <draw:custom-shape draw:style-name="gr1" draw:text-style-name="P2" xml:id="id634" draw:id="id634" draw:layer="layout" svg:width="1cm" svg:height="0.9cm" svg:x="76.3cm" svg:y="16.2cm">
          <text:p text:style-name="P1"><text:span text:style-name="T1">XOR</text:span></text:p>
          <text:p text:style-name="P1"><text:span text:style-name="T1">37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4.395cm" svg:y1="70.141cm" svg:x2="23.465cm" svg:y2="68.435cm" draw:end-shape="id323" draw:end-glue-point="2" svg:d="M24395 70141l-930-1706" svg:viewBox="0 0 931 1707">
          <text:p text:style-name="P1"><text:span text:style-name="T2">load_data_exist</text:span></text:p>
        </draw:connector>
        <draw:connector draw:style-name="gr2" draw:text-style-name="P3" draw:layer="layout" draw:type="line" svg:x1="76.3cm" svg:y1="13.55cm" svg:x2="76.8cm" svg:y2="16.2cm" draw:start-shape="id633" draw:start-glue-point="1" draw:end-shape="id634" draw:end-glue-point="0" svg:d="M76300 13550l500 2650" svg:viewBox="0 0 501 2651">
          <text:p/>
        </draw:connector>
        <draw:connector draw:style-name="gr4" draw:text-style-name="P5" draw:layer="layout" draw:type="line" svg:x1="77.3cm" svg:y1="16.65cm" svg:x2="63.9cm" svg:y2="22.5cm" draw:start-shape="id634" draw:start-glue-point="1" draw:end-shape="id440" draw:end-glue-point="0" svg:d="M77300 16650l-13400 5850" svg:viewBox="0 0 13401 5851">
          <text:p text:style-name="P1"><text:span text:style-name="T2">c</text:span></text:p>
        </draw:connector>
        <draw:connector draw:style-name="gr2" draw:text-style-name="P3" draw:layer="layout" draw:type="line" svg:x1="89.4cm" svg:y1="87.4cm" svg:x2="89.4cm" svg:y2="86.3cm" draw:start-shape="id482" draw:start-glue-point="0" draw:end-shape="id520" draw:end-glue-point="2" svg:d="M89400 87400v-1100" svg:viewBox="0 0 1 1101">
          <text:p/>
        </draw:connector>
        <draw:custom-shape draw:style-name="gr3" draw:text-style-name="P4" xml:id="id635" draw:id="id635" draw:layer="layout" svg:width="2.1cm" svg:height="0.9cm" svg:x="88.3cm" svg:y="83.7cm">
          <text:p text:style-name="P1"><text:span text:style-name="T1">DFF(mclk)</text:span></text:p>
          <text:p text:style-name="P1"><text:span text:style-name="T1">45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89.4cm" svg:y1="85.4cm" svg:x2="89.35cm" svg:y2="84.6cm" draw:start-shape="id520" draw:start-glue-point="0" draw:end-shape="id635" draw:end-glue-point="2" svg:d="M89400 85400l-50-800" svg:viewBox="0 0 51 801">
          <text:p/>
        </draw:connector>
        <draw:connector draw:style-name="gr2" draw:text-style-name="P3" draw:layer="layout" draw:type="line" svg:x1="98.385cm" svg:y1="100.4cm" svg:x2="98.385cm" svg:y2="99.5cm" draw:start-shape="id484" draw:start-glue-point="0" draw:end-shape="id592" draw:end-glue-point="2" svg:d="M98385 100400v-900" svg:viewBox="0 0 1 901">
          <text:p/>
        </draw:connector>
        <draw:connector draw:style-name="gr4" draw:text-style-name="P5" draw:layer="layout" draw:type="line" svg:x1="46.85cm" svg:y1="19.9cm" svg:x2="46.884cm" svg:y2="18.058cm" draw:start-shape="id412" svg:d="M46850 19900l34-1842" svg:viewBox="0 0 35 1843">
          <text:p text:style-name="P1"><text:span text:style-name="T2">sod1_out</text:span></text:p>
        </draw:connector>
        <draw:connector draw:style-name="gr2" draw:text-style-name="P3" draw:layer="layout" draw:type="line" svg:x1="46.85cm" svg:y1="19.9cm" svg:x2="46.3cm" svg:y2="16.35cm" draw:start-shape="id412" draw:start-glue-point="0" draw:end-shape="id417" svg:d="M46850 19900l-550-3550" svg:viewBox="0 0 551 3551">
          <text:p/>
        </draw:connector>
        <draw:connector draw:style-name="gr2" draw:text-style-name="P3" draw:layer="layout" draw:type="line" svg:x1="46.85cm" svg:y1="19.9cm" svg:x2="45.8cm" svg:y2="17.9cm" draw:start-shape="id412" draw:start-glue-point="0" draw:end-shape="id419" draw:end-glue-point="2" svg:d="M46850 19900l-1050-2000" svg:viewBox="0 0 1051 2001">
          <text:p/>
        </draw:connector>
        <draw:connector draw:style-name="gr4" draw:text-style-name="P5" draw:layer="layout" draw:type="line" svg:x1="46.3cm" svg:y1="16.35cm" svg:x2="48.5cm" svg:y2="22.5cm" draw:start-shape="id417" draw:start-glue-point="1" draw:end-shape="id411" draw:end-glue-point="0" svg:d="M46300 16350l2200 6150" svg:viewBox="0 0 2201 6151">
          <text:p text:style-name="P1"><text:span text:style-name="T2">c</text:span></text:p>
        </draw:connector>
        <draw:connector draw:style-name="gr2" draw:text-style-name="P3" draw:layer="layout" draw:type="line" svg:x1="46.3cm" svg:y1="17.45cm" svg:x2="47.5cm" svg:y2="17.45cm" draw:start-shape="id419" draw:start-glue-point="1" draw:end-shape="id636" svg:d="M46300 17450h1200" svg:viewBox="0 0 1201 1">
          <text:p/>
        </draw:connector>
        <draw:custom-shape draw:style-name="gr1" draw:text-style-name="P2" xml:id="id636" draw:id="id636" draw:layer="layout" svg:width="1cm" svg:height="0.9cm" svg:x="47.5cm" svg:y="17cm">
          <text:p text:style-name="P1"><text:span text:style-name="T1">OR</text:span></text:p>
          <text:p text:style-name="P1"><text:span text:style-name="T1">296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7" draw:id="id637" draw:layer="layout" svg:width="1cm" svg:height="0.9cm" svg:x="47.5cm" svg:y="15.9cm">
          <text:p text:style-name="P1"><text:span text:style-name="T1">XOR</text:span></text:p>
          <text:p text:style-name="P1"><text:span text:style-name="T1">285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6.3cm" svg:y1="17.45cm" svg:x2="47.5cm" svg:y2="16.35cm" draw:start-shape="id419" draw:end-shape="id637" draw:end-glue-point="3" svg:d="M46300 17450l1200-1100" svg:viewBox="0 0 1201 1101">
          <text:p/>
        </draw:connector>
        <draw:connector draw:style-name="gr2" draw:text-style-name="P3" draw:layer="layout" draw:type="line" svg:x1="49.05cm" svg:y1="19.9cm" svg:x2="48cm" svg:y2="17.9cm" draw:start-shape="id408" draw:start-glue-point="0" draw:end-shape="id636" draw:end-glue-point="2" svg:d="M49050 19900l-1050-2000" svg:viewBox="0 0 1051 2001">
          <text:p/>
        </draw:connector>
        <draw:connector draw:style-name="gr2" draw:text-style-name="P3" draw:layer="layout" draw:type="line" svg:x1="49.05cm" svg:y1="19.9cm" svg:x2="48.5cm" svg:y2="16.35cm" draw:start-shape="id408" draw:start-glue-point="0" draw:end-shape="id637" draw:end-glue-point="1" svg:d="M49050 19900l-550-3550" svg:viewBox="0 0 551 3551">
          <text:p/>
        </draw:connector>
        <draw:connector draw:style-name="gr4" draw:text-style-name="P5" draw:layer="layout" draw:type="line" svg:x1="49.05cm" svg:y1="19.9cm" svg:x2="49.1cm" svg:y2="18.058cm" draw:start-shape="id408" svg:d="M49050 19900l50-1842" svg:viewBox="0 0 51 1843">
          <text:p text:style-name="P1"><text:span text:style-name="T2">sod2_out</text:span></text:p>
        </draw:connector>
        <draw:connector draw:style-name="gr4" draw:text-style-name="P5" draw:layer="layout" draw:type="line" svg:x1="48.5cm" svg:y1="16.35cm" svg:x2="49.6cm" svg:y2="22.5cm" draw:start-shape="id637" draw:start-glue-point="1" draw:end-shape="id407" draw:end-glue-point="0" svg:d="M48500 16350l1100 6150" svg:viewBox="0 0 1101 6151">
          <text:p text:style-name="P1"><text:span text:style-name="T2">c</text:span></text:p>
        </draw:connector>
        <draw:connector draw:style-name="gr2" draw:text-style-name="P3" draw:layer="layout" draw:type="line" svg:x1="51.25cm" svg:y1="19.9cm" svg:x2="50.2cm" svg:y2="17.9cm" draw:start-shape="id410" draw:start-glue-point="0" draw:end-shape="id638" draw:end-glue-point="2" svg:d="M51250 19900l-1050-2000" svg:viewBox="0 0 1051 2001">
          <text:p/>
        </draw:connector>
        <draw:custom-shape draw:style-name="gr1" draw:text-style-name="P2" xml:id="id638" draw:id="id638" draw:layer="layout" svg:width="1cm" svg:height="0.9cm" svg:x="49.7cm" svg:y="17cm">
          <text:p text:style-name="P1"><text:span text:style-name="T1">OR</text:span></text:p>
          <text:p text:style-name="P1"><text:span text:style-name="T1">316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9" draw:id="id639" draw:layer="layout" svg:width="1cm" svg:height="0.9cm" svg:x="49.7cm" svg:y="15.9cm">
          <text:p text:style-name="P1"><text:span text:style-name="T1">XOR</text:span></text:p>
          <text:p text:style-name="P1"><text:span text:style-name="T1">305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1.25cm" svg:y1="19.9cm" svg:x2="50.7cm" svg:y2="16.35cm" draw:start-shape="id410" draw:start-glue-point="0" draw:end-shape="id639" svg:d="M51250 19900l-550-3550" svg:viewBox="0 0 551 3551">
          <text:p/>
        </draw:connector>
        <draw:connector draw:style-name="gr4" draw:text-style-name="P5" draw:layer="layout" draw:type="line" svg:x1="51.25cm" svg:y1="19.9cm" svg:x2="51.3cm" svg:y2="18cm" draw:start-shape="id410" draw:start-glue-point="0" svg:d="M51250 19900l50-1900" svg:viewBox="0 0 51 1901">
          <text:p text:style-name="P1"><text:span text:style-name="T2">sod3_out</text:span></text:p>
        </draw:connector>
        <draw:connector draw:style-name="gr2" draw:text-style-name="P3" draw:layer="layout" draw:type="line" svg:x1="48.5cm" svg:y1="17.45cm" svg:x2="49.7cm" svg:y2="17.45cm" draw:start-shape="id636" draw:start-glue-point="1" draw:end-shape="id638" draw:end-glue-point="3" svg:d="M48500 17450h1200" svg:viewBox="0 0 1201 1">
          <text:p/>
        </draw:connector>
        <draw:connector draw:style-name="gr2" draw:text-style-name="P3" draw:layer="layout" draw:type="line" svg:x1="48.5cm" svg:y1="17.45cm" svg:x2="49.7cm" svg:y2="16.35cm" draw:start-shape="id636" draw:start-glue-point="1" draw:end-shape="id639" draw:end-glue-point="3" svg:d="M48500 17450l1200-1100" svg:viewBox="0 0 1201 1101">
          <text:p/>
        </draw:connector>
        <draw:connector draw:style-name="gr4" draw:text-style-name="P5" draw:layer="layout" draw:type="line" svg:x1="53.45cm" svg:y1="19.9cm" svg:x2="53.5cm" svg:y2="18cm" draw:start-shape="id414" svg:d="M53450 19900l50-1900" svg:viewBox="0 0 51 1901">
          <text:p text:style-name="P1"><text:span text:style-name="T2">sod4_out</text:span></text:p>
        </draw:connector>
        <draw:custom-shape draw:style-name="gr1" draw:text-style-name="P2" xml:id="id640" draw:id="id640" draw:layer="layout" svg:width="1cm" svg:height="0.9cm" svg:x="51.8cm" svg:y="17cm">
          <text:p text:style-name="P1"><text:span text:style-name="T1">OR</text:span></text:p>
          <text:p text:style-name="P1"><text:span text:style-name="T1">327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3.45cm" svg:y1="19.9cm" svg:x2="52.3cm" svg:y2="17.9cm" draw:start-shape="id414" draw:start-glue-point="0" draw:end-shape="id640" draw:end-glue-point="2" svg:d="M53450 19900l-1150-2000" svg:viewBox="0 0 1151 2001">
          <text:p/>
        </draw:connector>
        <draw:custom-shape draw:style-name="gr1" draw:text-style-name="P2" xml:id="id641" draw:id="id641" draw:layer="layout" svg:width="1cm" svg:height="0.9cm" svg:x="51.8cm" svg:y="15.9cm">
          <text:p text:style-name="P1"><text:span text:style-name="T1">XOR</text:span></text:p>
          <text:p text:style-name="P1"><text:span text:style-name="T1">336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3.45cm" svg:y1="19.9cm" svg:x2="52.8cm" svg:y2="16.35cm" draw:start-shape="id414" draw:start-glue-point="0" draw:end-shape="id641" draw:end-glue-point="1" svg:d="M53450 19900l-650-3550" svg:viewBox="0 0 651 3551">
          <text:p/>
        </draw:connector>
        <draw:connector draw:style-name="gr2" draw:text-style-name="P3" draw:layer="layout" draw:type="line" svg:x1="50.7cm" svg:y1="17.45cm" svg:x2="51.8cm" svg:y2="17.45cm" draw:start-shape="id638" draw:start-glue-point="1" draw:end-shape="id640" svg:d="M50700 17450h1100" svg:viewBox="0 0 1101 1">
          <text:p/>
        </draw:connector>
        <draw:connector draw:style-name="gr2" draw:text-style-name="P3" draw:layer="layout" draw:type="line" svg:x1="50.7cm" svg:y1="17.45cm" svg:x2="51.8cm" svg:y2="16.35cm" draw:start-shape="id638" draw:start-glue-point="1" draw:end-shape="id641" svg:d="M50700 17450l1100-1100" svg:viewBox="0 0 1101 1101">
          <text:p/>
        </draw:connector>
        <draw:connector draw:style-name="gr4" draw:text-style-name="P5" draw:layer="layout" draw:type="line" svg:x1="52.8cm" svg:y1="16.35cm" svg:x2="51.8cm" svg:y2="22.5cm" draw:start-shape="id641" draw:start-glue-point="1" draw:end-shape="id413" draw:end-glue-point="0" svg:d="M52800 16350l-1000 6150" svg:viewBox="0 0 1001 6151">
          <text:p text:style-name="P1"><text:span text:style-name="T2">c</text:span></text:p>
        </draw:connector>
        <draw:connector draw:style-name="gr4" draw:text-style-name="P5" draw:layer="layout" draw:type="line" svg:x1="50.7cm" svg:y1="16.35cm" svg:x2="50.7cm" svg:y2="22.5cm" draw:start-shape="id639" draw:start-glue-point="1" draw:end-shape="id409" svg:d="M50700 16350v6150" svg:viewBox="0 0 1 6151">
          <text:p text:style-name="P1"><text:span text:style-name="T2">c</text:span></text:p>
        </draw:connector>
        <draw:custom-shape draw:style-name="gr1" draw:text-style-name="P2" xml:id="id642" draw:id="id642" draw:layer="layout" svg:width="1cm" svg:height="0.9cm" svg:x="55.4cm" svg:y="14.2cm">
          <text:p text:style-name="P1"><text:span text:style-name="T1">NOT</text:span></text:p>
          <text:p text:style-name="P1"><text:span text:style-name="T1">315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5.65cm" svg:y1="19.9cm" svg:x2="55.9cm" svg:y2="15.1cm" draw:start-shape="id421" draw:start-glue-point="0" draw:end-shape="id642" draw:end-glue-point="2" svg:d="M55650 19900l250-4800" svg:viewBox="0 0 251 4801">
          <text:p/>
        </draw:connector>
        <draw:custom-shape draw:style-name="gr1" draw:text-style-name="P2" xml:id="id643" draw:id="id643" draw:layer="layout" svg:width="1cm" svg:height="0.9cm" svg:x="54.1cm" svg:y="15.9cm">
          <text:p text:style-name="P1"><text:span text:style-name="T1">XOR</text:span></text:p>
          <text:p text:style-name="P1"><text:span text:style-name="T1">316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5.65cm" svg:y1="19.9cm" svg:x2="55.1cm" svg:y2="16.35cm" draw:start-shape="id421" draw:start-glue-point="0" draw:end-shape="id643" svg:d="M55650 19900l-550-3550" svg:viewBox="0 0 551 3551">
          <text:p/>
        </draw:connector>
        <draw:connector draw:style-name="gr4" draw:text-style-name="P5" draw:layer="layout" draw:type="line" svg:x1="55.65cm" svg:y1="19.9cm" svg:x2="55.7cm" svg:y2="18cm" draw:start-shape="id421" draw:start-glue-point="0" svg:d="M55650 19900l50-1900" svg:viewBox="0 0 51 1901">
          <text:p text:style-name="P1"><text:span text:style-name="T2">sod5_out</text:span></text:p>
        </draw:connector>
        <draw:custom-shape draw:style-name="gr1" draw:text-style-name="P2" xml:id="id644" draw:id="id644" draw:layer="layout" svg:width="1cm" svg:height="0.9cm" svg:x="56.3cm" svg:y="17cm">
          <text:p text:style-name="P1"><text:span text:style-name="T1">OR</text:span></text:p>
          <text:p text:style-name="P1"><text:span text:style-name="T1">326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5.65cm" svg:y1="19.9cm" svg:x2="56.8cm" svg:y2="17.9cm" draw:start-shape="id421" draw:start-glue-point="0" draw:end-shape="id644" draw:end-glue-point="2" svg:d="M55650 19900l1150-2000" svg:viewBox="0 0 1151 2001">
          <text:p/>
        </draw:connector>
        <draw:connector draw:style-name="gr2" draw:text-style-name="P3" draw:layer="layout" draw:type="line" svg:x1="52.8cm" svg:y1="17.45cm" svg:x2="54.1cm" svg:y2="16.35cm" draw:start-shape="id640" draw:start-glue-point="1" draw:end-shape="id643" svg:d="M52800 17450l1300-1100" svg:viewBox="0 0 1301 1101">
          <text:p/>
        </draw:connector>
        <draw:custom-shape draw:style-name="gr1" draw:text-style-name="P2" xml:id="id645" draw:id="id645" draw:layer="layout" svg:width="1cm" svg:height="0.9cm" svg:x="53.1cm" svg:y="14.2cm">
          <text:p text:style-name="P1"><text:span text:style-name="T1">NOT</text:span></text:p>
          <text:p text:style-name="P1"><text:span text:style-name="T1">326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2.8cm" svg:y1="17.45cm" svg:x2="53.6cm" svg:y2="15.1cm" draw:start-shape="id640" draw:start-glue-point="1" draw:end-shape="id645" draw:end-glue-point="2" svg:d="M52800 17450l800-2350" svg:viewBox="0 0 801 2351">
          <text:p/>
        </draw:connector>
        <draw:connector draw:style-name="gr4" draw:text-style-name="P5" draw:layer="layout" draw:type="line" svg:x1="55.1cm" svg:y1="16.35cm" svg:x2="52.9cm" svg:y2="22.5cm" draw:start-shape="id643" draw:start-glue-point="1" draw:end-shape="id420" draw:end-glue-point="0" svg:d="M55100 16350l-2200 6150" svg:viewBox="0 0 2201 6151">
          <text:p text:style-name="P1"><text:span text:style-name="T2">c</text:span></text:p>
        </draw:connector>
        <draw:custom-shape draw:style-name="gr1" draw:text-style-name="P2" xml:id="id646" draw:id="id646" draw:layer="layout" svg:width="1cm" svg:height="0.9cm" svg:x="56.3cm" svg:y="15.9cm">
          <text:p text:style-name="P1"><text:span text:style-name="T1">XOR</text:span></text:p>
          <text:p text:style-name="P1"><text:span text:style-name="T1">326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7.85cm" svg:y1="19.9cm" svg:x2="57.3cm" svg:y2="16.35cm" draw:start-shape="id423" draw:start-glue-point="0" draw:end-shape="id646" svg:d="M57850 19900l-550-3550" svg:viewBox="0 0 551 3551">
          <text:p/>
        </draw:connector>
        <draw:connector draw:style-name="gr2" draw:text-style-name="P3" draw:layer="layout" draw:type="line" svg:x1="57.85cm" svg:y1="19.9cm" svg:x2="56.8cm" svg:y2="17.9cm" draw:start-shape="id423" draw:start-glue-point="0" draw:end-shape="id644" draw:end-glue-point="2" svg:d="M57850 19900l-1050-2000" svg:viewBox="0 0 1051 2001">
          <text:p/>
        </draw:connector>
        <draw:connector draw:style-name="gr4" draw:text-style-name="P5" draw:layer="layout" draw:type="line" svg:x1="57.85cm" svg:y1="19.9cm" svg:x2="57.9cm" svg:y2="18cm" draw:start-shape="id423" svg:d="M57850 19900l50-1900" svg:viewBox="0 0 51 1901">
          <text:p text:style-name="P1"><text:span text:style-name="T2">sod6_out</text:span></text:p>
        </draw:connector>
        <draw:custom-shape draw:style-name="gr1" draw:text-style-name="P2" xml:id="id647" draw:id="id647" draw:layer="layout" svg:width="1cm" svg:height="0.9cm" svg:x="58.5cm" svg:y="15.9cm">
          <text:p text:style-name="P1"><text:span text:style-name="T1">XOR</text:span></text:p>
          <text:p text:style-name="P1"><text:span text:style-name="T1">357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0.05cm" svg:y1="19.9cm" svg:x2="59.5cm" svg:y2="16.35cm" draw:start-shape="id425" draw:start-glue-point="0" draw:end-shape="id647" svg:d="M60050 19900l-550-3550" svg:viewBox="0 0 551 3551">
          <text:p/>
        </draw:connector>
        <draw:custom-shape draw:style-name="gr1" draw:text-style-name="P2" xml:id="id648" draw:id="id648" draw:layer="layout" svg:width="1cm" svg:height="0.9cm" svg:x="58.5cm" svg:y="17cm">
          <text:p text:style-name="P1"><text:span text:style-name="T1">OR</text:span></text:p>
          <text:p text:style-name="P1"><text:span text:style-name="T1">326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0.05cm" svg:y1="19.9cm" svg:x2="59cm" svg:y2="17.9cm" draw:start-shape="id425" draw:start-glue-point="0" draw:end-shape="id648" draw:end-glue-point="2" svg:d="M60050 19900l-1050-2000" svg:viewBox="0 0 1051 2001">
          <text:p/>
        </draw:connector>
        <draw:connector draw:style-name="gr4" draw:text-style-name="P5" draw:layer="layout" draw:type="line" svg:x1="60.05cm" svg:y1="19.9cm" svg:x2="60.1cm" svg:y2="18cm" draw:start-shape="id425" svg:d="M60050 19900l50-1900" svg:viewBox="0 0 51 1901">
          <text:p text:style-name="P1"><text:span text:style-name="T2">sod7_out</text:span></text:p>
        </draw:connector>
        <draw:connector draw:style-name="gr4" draw:text-style-name="P5" draw:layer="layout" draw:type="line" svg:x1="62.25cm" svg:y1="19.9cm" svg:x2="62.3cm" svg:y2="18cm" draw:start-shape="id427" svg:d="M62250 19900l50-1900" svg:viewBox="0 0 51 1901">
          <text:p text:style-name="P1"><text:span text:style-name="T2">sod8_out</text:span></text:p>
        </draw:connector>
        <draw:custom-shape draw:style-name="gr1" draw:text-style-name="P2" xml:id="id649" draw:id="id649" draw:layer="layout" svg:width="1cm" svg:height="0.9cm" svg:x="60.8cm" svg:y="15.9cm">
          <text:p text:style-name="P1"><text:span text:style-name="T1">XOR</text:span></text:p>
          <text:p text:style-name="P1"><text:span text:style-name="T1">325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2.25cm" svg:y1="19.9cm" svg:x2="61.8cm" svg:y2="16.35cm" draw:start-shape="id427" draw:start-glue-point="0" draw:end-shape="id649" draw:end-glue-point="1" svg:d="M62250 19900l-450-3550" svg:viewBox="0 0 451 3551">
          <text:p/>
        </draw:connector>
        <draw:custom-shape draw:style-name="gr1" draw:text-style-name="P2" xml:id="id650" draw:id="id650" draw:layer="layout" svg:width="1cm" svg:height="0.9cm" svg:x="60.8cm" svg:y="17cm">
          <text:p text:style-name="P1"><text:span text:style-name="T1">OR</text:span></text:p>
          <text:p text:style-name="P1"><text:span text:style-name="T1">325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2.25cm" svg:y1="19.9cm" svg:x2="61.3cm" svg:y2="17.9cm" draw:start-shape="id427" draw:start-glue-point="0" draw:end-shape="id650" draw:end-glue-point="2" svg:d="M62250 19900l-950-2000" svg:viewBox="0 0 951 2001">
          <text:p/>
        </draw:connector>
        <draw:custom-shape draw:style-name="gr1" draw:text-style-name="P2" xml:id="id651" draw:id="id651" draw:layer="layout" svg:width="1cm" svg:height="0.9cm" svg:x="57.5cm" svg:y="14.3cm">
          <text:p text:style-name="P1"><text:span text:style-name="T1">NOT</text:span></text:p>
          <text:p text:style-name="P1"><text:span text:style-name="T1">346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7.3cm" svg:y1="17.45cm" svg:x2="58cm" svg:y2="15.2cm" draw:start-shape="id644" draw:end-shape="id651" draw:end-glue-point="2" svg:d="M57300 17450l700-2250" svg:viewBox="0 0 701 2251">
          <text:p/>
        </draw:connector>
        <draw:custom-shape draw:style-name="gr1" draw:text-style-name="P2" xml:id="id652" draw:id="id652" draw:layer="layout" svg:width="1cm" svg:height="0.9cm" svg:x="55.4cm" svg:y="12.7cm">
          <text:p text:style-name="P1"><text:span text:style-name="T1">NAND</text:span></text:p>
          <text:p text:style-name="P1"><text:span text:style-name="T1">326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3.6cm" svg:y1="14.2cm" svg:x2="55.9cm" svg:y2="13.6cm" draw:start-shape="id645" draw:start-glue-point="0" draw:end-shape="id652" draw:end-glue-point="2" svg:d="M53600 14200l2300-600" svg:viewBox="0 0 2301 601">
          <text:p/>
        </draw:connector>
        <draw:connector draw:style-name="gr2" draw:text-style-name="P3" draw:layer="layout" draw:type="line" svg:x1="56.4cm" svg:y1="13.15cm" svg:x2="56.8cm" svg:y2="15.9cm" draw:start-shape="id652" draw:start-glue-point="1" draw:end-shape="id646" draw:end-glue-point="0" svg:d="M56400 13150l400 2750" svg:viewBox="0 0 401 2751">
          <text:p/>
        </draw:connector>
        <draw:custom-shape draw:style-name="gr1" draw:text-style-name="P2" xml:id="id678" draw:id="id678" draw:layer="layout" svg:width="1cm" svg:height="0.9cm" svg:x="62cm" svg:y="12.9cm">
          <text:p text:style-name="P1"><text:span text:style-name="T1">NAND</text:span></text:p>
          <text:p text:style-name="P1"><text:span text:style-name="T1">325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3.6cm" svg:y1="14.2cm" svg:x2="60.3cm" svg:y2="13.8cm" draw:start-shape="id645" draw:start-glue-point="0" draw:end-shape="id653" draw:end-glue-point="2" svg:d="M53600 14200l6700-400" svg:viewBox="0 0 6701 401">
          <text:p/>
        </draw:connector>
        <draw:custom-shape draw:style-name="gr1" draw:text-style-name="P2" xml:id="id654" draw:id="id654" draw:layer="layout" svg:width="1cm" svg:height="0.9cm" svg:x="57.5cm" svg:y="12.8cm">
          <text:p text:style-name="P1"><text:span text:style-name="T1">NAND</text:span></text:p>
          <text:p text:style-name="P1"><text:span text:style-name="T1">357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3.6cm" svg:y1="14.2cm" svg:x2="58cm" svg:y2="13.7cm" draw:start-shape="id645" draw:start-glue-point="0" draw:end-shape="id654" draw:end-glue-point="2" svg:d="M53600 14200l4400-500" svg:viewBox="0 0 4401 501">
          <text:p/>
        </draw:connector>
        <draw:connector draw:style-name="gr4" draw:text-style-name="P5" draw:layer="layout" draw:type="line" svg:x1="57.3cm" svg:y1="16.35cm" svg:x2="54cm" svg:y2="22.5cm" draw:start-shape="id646" draw:start-glue-point="1" draw:end-shape="id422" draw:end-glue-point="0" svg:d="M57300 16350l-3300 6150" svg:viewBox="0 0 3301 6151">
          <text:p text:style-name="P1"><text:span text:style-name="T2">c</text:span></text:p>
        </draw:connector>
        <draw:connector draw:style-name="gr2" draw:text-style-name="P3" draw:layer="layout" draw:type="line" svg:x1="57.3cm" svg:y1="17.45cm" svg:x2="58.5cm" svg:y2="17.45cm" draw:start-shape="id644" draw:start-glue-point="1" draw:end-shape="id648" draw:end-glue-point="3" svg:d="M57300 17450h1200" svg:viewBox="0 0 1201 1">
          <text:p/>
        </draw:connector>
        <draw:connector draw:style-name="gr2" draw:text-style-name="P3" draw:layer="layout" draw:type="line" svg:x1="59.5cm" svg:y1="17.45cm" svg:x2="60.8cm" svg:y2="17.45cm" draw:start-shape="id648" draw:end-shape="id650" svg:d="M59500 17450h1300" svg:viewBox="0 0 1301 1">
          <text:p/>
        </draw:connector>
        <draw:custom-shape draw:style-name="gr1" draw:text-style-name="P2" xml:id="id655" draw:id="id655" draw:layer="layout" svg:width="1cm" svg:height="0.9cm" svg:x="59.8cm" svg:y="14.4cm">
          <text:p text:style-name="P1"><text:span text:style-name="T1">NOT</text:span></text:p>
          <text:p text:style-name="P1"><text:span text:style-name="T1">325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9.5cm" svg:y1="17.45cm" svg:x2="60.3cm" svg:y2="15.3cm" draw:start-shape="id648" draw:start-glue-point="1" draw:end-shape="id655" draw:end-glue-point="2" svg:d="M59500 17450l800-2150" svg:viewBox="0 0 801 2151">
          <text:p/>
        </draw:connector>
        <draw:connector draw:style-name="gr4" draw:text-style-name="P5" draw:layer="layout" draw:type="line" svg:x1="64.45cm" svg:y1="19.9cm" svg:x2="64.5cm" svg:y2="18cm" draw:start-shape="id429" svg:d="M64450 19900l50-1900" svg:viewBox="0 0 51 1901">
          <text:p text:style-name="P1"><text:span text:style-name="T2">sod9_out</text:span></text:p>
        </draw:connector>
        <draw:custom-shape draw:style-name="gr1" draw:text-style-name="P2" xml:id="id656" draw:id="id656" draw:layer="layout" svg:width="1cm" svg:height="0.9cm" svg:x="63cm" svg:y="15.9cm">
          <text:p text:style-name="P1"><text:span text:style-name="T1">XOR</text:span></text:p>
          <text:p text:style-name="P1"><text:span text:style-name="T1">325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4.45cm" svg:y1="19.9cm" svg:x2="64cm" svg:y2="16.35cm" draw:start-shape="id429" draw:start-glue-point="0" draw:end-shape="id656" svg:d="M64450 19900l-450-3550" svg:viewBox="0 0 451 3551">
          <text:p/>
        </draw:connector>
        <draw:custom-shape draw:style-name="gr1" draw:text-style-name="P2" xml:id="id657" draw:id="id657" draw:layer="layout" svg:width="1cm" svg:height="0.9cm" svg:x="63cm" svg:y="17cm">
          <text:p text:style-name="P1"><text:span text:style-name="T1">OR</text:span></text:p>
          <text:p text:style-name="P1"><text:span text:style-name="T1">325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4.45cm" svg:y1="19.9cm" svg:x2="63.5cm" svg:y2="17.9cm" draw:start-shape="id429" draw:start-glue-point="0" draw:end-shape="id657" draw:end-glue-point="2" svg:d="M64450 19900l-950-2000" svg:viewBox="0 0 951 2001">
          <text:p/>
        </draw:connector>
        <draw:connector draw:style-name="gr4" draw:text-style-name="P5" draw:layer="layout" draw:type="line" svg:x1="59.5cm" svg:y1="16.35cm" svg:x2="55.1cm" svg:y2="22.5cm" draw:start-shape="id647" draw:start-glue-point="1" draw:end-shape="id424" draw:end-glue-point="0" svg:d="M59500 16350l-4400 6150" svg:viewBox="0 0 4401 6151">
          <text:p text:style-name="P1"><text:span text:style-name="T2">c</text:span></text:p>
        </draw:connector>
        <draw:connector draw:style-name="gr4" draw:text-style-name="P5" draw:layer="layout" draw:type="line" svg:x1="61.8cm" svg:y1="16.35cm" svg:x2="56.2cm" svg:y2="22.5cm" draw:start-shape="id649" draw:start-glue-point="1" draw:end-shape="id426" draw:end-glue-point="0" svg:d="M61800 16350l-5600 6150" svg:viewBox="0 0 5601 6151">
          <text:p text:style-name="P1"><text:span text:style-name="T2">c</text:span></text:p>
        </draw:connector>
        <draw:connector draw:style-name="gr4" draw:text-style-name="P5" draw:layer="layout" draw:type="line" svg:x1="64cm" svg:y1="16.35cm" svg:x2="57.3cm" svg:y2="22.5cm" draw:start-shape="id656" draw:start-glue-point="1" draw:end-shape="id428" draw:end-glue-point="0" svg:d="M64000 16350l-6700 6150" svg:viewBox="0 0 6701 6151">
          <text:p text:style-name="P1"><text:span text:style-name="T2">c</text:span></text:p>
        </draw:connector>
        <draw:connector draw:style-name="gr4" draw:text-style-name="P5" draw:layer="layout" draw:type="line" svg:x1="66.65cm" svg:y1="19.9cm" svg:x2="66.65cm" svg:y2="18cm" draw:start-shape="id431" draw:start-glue-point="0" svg:d="M66650 19900v-1900" svg:viewBox="0 0 1 1901">
          <text:p text:style-name="P1"><text:span text:style-name="T2">sod10_out</text:span></text:p>
        </draw:connector>
        <draw:custom-shape draw:style-name="gr1" draw:text-style-name="P2" xml:id="id658" draw:id="id658" draw:layer="layout" svg:width="1cm" svg:height="0.9cm" svg:x="65.2cm" svg:y="15.9cm">
          <text:p text:style-name="P1"><text:span text:style-name="T1">XOR</text:span></text:p>
          <text:p text:style-name="P1"><text:span text:style-name="T1">324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6.65cm" svg:y1="19.9cm" svg:x2="66.2cm" svg:y2="16.35cm" draw:start-shape="id431" draw:start-glue-point="0" draw:end-shape="id658" svg:d="M66650 19900l-450-3550" svg:viewBox="0 0 451 3551">
          <text:p/>
        </draw:connector>
        <draw:custom-shape draw:style-name="gr1" draw:text-style-name="P2" xml:id="id659" draw:id="id659" draw:layer="layout" svg:width="1cm" svg:height="0.9cm" svg:x="66.2cm" svg:y="14.6cm">
          <text:p text:style-name="P1"><text:span text:style-name="T1">NOR</text:span></text:p>
          <text:p text:style-name="P1"><text:span text:style-name="T1">324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6.65cm" svg:y1="19.9cm" svg:x2="66.7cm" svg:y2="15.5cm" draw:start-shape="id431" draw:start-glue-point="0" draw:end-shape="id659" draw:end-glue-point="2" svg:d="M66650 19900l50-4400" svg:viewBox="0 0 51 4401">
          <text:p/>
        </draw:connector>
        <draw:custom-shape draw:style-name="gr1" draw:text-style-name="P2" xml:id="id660" draw:id="id660" draw:layer="layout" svg:width="1cm" svg:height="0.9cm" svg:x="67.3cm" svg:y="17cm">
          <text:p text:style-name="P1"><text:span text:style-name="T1">OR</text:span></text:p>
          <text:p text:style-name="P1"><text:span text:style-name="T1">325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6.65cm" svg:y1="19.9cm" svg:x2="67.8cm" svg:y2="17.9cm" draw:start-shape="id431" draw:start-glue-point="0" draw:end-shape="id660" draw:end-glue-point="2" svg:d="M66650 19900l1150-2000" svg:viewBox="0 0 1151 2001">
          <text:p/>
        </draw:connector>
        <draw:connector draw:style-name="gr4" draw:text-style-name="P5" draw:layer="layout" draw:type="line" svg:x1="66.2cm" svg:y1="16.35cm" svg:x2="58.4cm" svg:y2="22.5cm" draw:start-shape="id658" draw:start-glue-point="1" draw:end-shape="id430" draw:end-glue-point="0" svg:d="M66200 16350l-7800 6150" svg:viewBox="0 0 7801 6151">
          <text:p text:style-name="P1"><text:span text:style-name="T2">c</text:span></text:p>
        </draw:connector>
        <draw:custom-shape draw:style-name="gr1" draw:text-style-name="P2" xml:id="id661" draw:id="id661" draw:layer="layout" svg:width="1cm" svg:height="0.9cm" svg:x="67.3cm" svg:y="15.9cm">
          <text:p text:style-name="P1"><text:span text:style-name="T1">XOR</text:span></text:p>
          <text:p text:style-name="P1"><text:span text:style-name="T1">314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8.85cm" svg:y1="19.9cm" svg:x2="68.3cm" svg:y2="16.35cm" draw:start-shape="id433" draw:start-glue-point="0" draw:end-shape="id661" draw:end-glue-point="1" svg:d="M68850 19900l-550-3550" svg:viewBox="0 0 551 3551">
          <text:p/>
        </draw:connector>
        <draw:connector draw:style-name="gr2" draw:text-style-name="P3" draw:layer="layout" draw:type="line" svg:x1="68.85cm" svg:y1="19.9cm" svg:x2="67.8cm" svg:y2="17.9cm" draw:start-shape="id433" draw:start-glue-point="0" draw:end-shape="id660" draw:end-glue-point="2" svg:d="M68850 19900l-1050-2000" svg:viewBox="0 0 1051 2001">
          <text:p/>
        </draw:connector>
        <draw:connector draw:style-name="gr4" draw:text-style-name="P5" draw:layer="layout" draw:type="line" svg:x1="68.85cm" svg:y1="19.9cm" svg:x2="68.8cm" svg:y2="18cm" draw:start-shape="id433" svg:d="M68850 19900l-50-1900" svg:viewBox="0 0 51 1901">
          <text:p text:style-name="P1"><text:span text:style-name="T2">sod11_out</text:span></text:p>
        </draw:connector>
        <draw:connector draw:style-name="gr4" draw:text-style-name="P5" draw:layer="layout" draw:type="line" svg:x1="68.3cm" svg:y1="16.35cm" svg:x2="59.5cm" svg:y2="22.5cm" draw:start-shape="id661" draw:start-glue-point="1" draw:end-shape="id432" draw:end-glue-point="0" svg:d="M68300 16350l-8800 6150" svg:viewBox="0 0 8801 6151">
          <text:p text:style-name="P1"><text:span text:style-name="T2">c</text:span></text:p>
        </draw:connector>
        <draw:custom-shape draw:style-name="gr1" draw:text-style-name="P2" xml:id="id662" draw:id="id662" draw:layer="layout" svg:width="1cm" svg:height="0.9cm" svg:x="69.6cm" svg:y="17cm">
          <text:p text:style-name="P1"><text:span text:style-name="T1">OR</text:span></text:p>
          <text:p text:style-name="P1"><text:span text:style-name="T1">346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1.05cm" svg:y1="19.9cm" svg:x2="70.1cm" svg:y2="17.9cm" draw:start-shape="id435" draw:start-glue-point="0" draw:end-shape="id662" draw:end-glue-point="2" svg:d="M71050 19900l-950-2000" svg:viewBox="0 0 951 2001">
          <text:p/>
        </draw:connector>
        <draw:connector draw:style-name="gr4" draw:text-style-name="P5" draw:layer="layout" draw:type="line" svg:x1="71.05cm" svg:y1="19.9cm" svg:x2="71.05cm" svg:y2="18cm" draw:start-shape="id435" draw:start-glue-point="0" svg:d="M71050 19900v-1900" svg:viewBox="0 0 1 1901">
          <text:p text:style-name="P1"><text:span text:style-name="T2">sod12_out</text:span></text:p>
        </draw:connector>
        <draw:custom-shape draw:style-name="gr1" draw:text-style-name="P2" xml:id="id663" draw:id="id663" draw:layer="layout" svg:width="1cm" svg:height="0.9cm" svg:x="69.6cm" svg:y="15.9cm">
          <text:p text:style-name="P1"><text:span text:style-name="T1">XOR</text:span></text:p>
          <text:p text:style-name="P1"><text:span text:style-name="T1">335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1.05cm" svg:y1="19.9cm" svg:x2="70.6cm" svg:y2="16.35cm" draw:start-shape="id435" draw:start-glue-point="0" draw:end-shape="id663" svg:d="M71050 19900l-450-3550" svg:viewBox="0 0 451 3551">
          <text:p/>
        </draw:connector>
        <draw:connector draw:style-name="gr2" draw:text-style-name="P3" draw:layer="layout" draw:type="line" svg:x1="70.6cm" svg:y1="16.35cm" svg:x2="60.6cm" svg:y2="22.5cm" draw:start-shape="id663" draw:start-glue-point="1" draw:end-shape="id434" draw:end-glue-point="0" svg:d="M70600 16350l-10000 6150" svg:viewBox="0 0 10001 6151">
          <text:p/>
        </draw:connector>
        <draw:custom-shape draw:style-name="gr1" draw:text-style-name="P2" xml:id="id664" draw:id="id664" draw:layer="layout" svg:width="1cm" svg:height="0.9cm" svg:x="71.9cm" svg:y="15.9cm">
          <text:p text:style-name="P1"><text:span text:style-name="T1">XOR</text:span></text:p>
          <text:p text:style-name="P1"><text:span text:style-name="T1">345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3.25cm" svg:y1="19.9cm" svg:x2="72.9cm" svg:y2="16.35cm" draw:start-shape="id437" draw:start-glue-point="0" draw:end-shape="id664" svg:d="M73250 19900l-350-3550" svg:viewBox="0 0 351 3551">
          <text:p/>
        </draw:connector>
        <draw:connector draw:style-name="gr4" draw:text-style-name="P5" draw:layer="layout" draw:type="line" svg:x1="72.9cm" svg:y1="16.35cm" svg:x2="61.7cm" svg:y2="22.5cm" draw:start-shape="id664" draw:start-glue-point="1" draw:end-shape="id436" draw:end-glue-point="0" svg:d="M72900 16350l-11200 6150" svg:viewBox="0 0 11201 6151">
          <text:p text:style-name="P1"><text:span text:style-name="T2">c</text:span></text:p>
        </draw:connector>
        <draw:custom-shape draw:style-name="gr1" draw:text-style-name="P2" xml:id="id665" draw:id="id665" draw:layer="layout" svg:width="1cm" svg:height="0.9cm" svg:x="71.9cm" svg:y="17cm">
          <text:p text:style-name="P1"><text:span text:style-name="T1">OR</text:span></text:p>
          <text:p text:style-name="P1"><text:span text:style-name="T1">356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3.25cm" svg:y1="19.9cm" svg:x2="72.4cm" svg:y2="17.9cm" draw:start-shape="id437" draw:start-glue-point="0" draw:end-shape="id665" draw:end-glue-point="2" svg:d="M73250 19900l-850-2000" svg:viewBox="0 0 851 2001">
          <text:p/>
        </draw:connector>
        <draw:connector draw:style-name="gr4" draw:text-style-name="P5" draw:layer="layout" draw:type="line" svg:x1="73.25cm" svg:y1="19.9cm" svg:x2="73.2cm" svg:y2="18cm" draw:start-shape="id437" draw:start-glue-point="0" svg:d="M73250 19900l-50-1900" svg:viewBox="0 0 51 1901">
          <text:p text:style-name="P1"><text:span text:style-name="T2">sod13_out</text:span></text:p>
        </draw:connector>
        <draw:custom-shape draw:style-name="gr1" draw:text-style-name="P2" xml:id="id666" draw:id="id666" draw:layer="layout" svg:width="1cm" svg:height="0.9cm" svg:x="74.1cm" svg:y="16.1cm">
          <text:p text:style-name="P1"><text:span text:style-name="T1">XOR</text:span></text:p>
          <text:p text:style-name="P1"><text:span text:style-name="T1">356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5.45cm" svg:y1="19.9cm" svg:x2="75.1cm" svg:y2="16.55cm" draw:start-shape="id439" draw:start-glue-point="0" draw:end-shape="id666" svg:d="M75450 19900l-350-3350" svg:viewBox="0 0 351 3351">
          <text:p/>
        </draw:connector>
        <draw:connector draw:style-name="gr4" draw:text-style-name="P5" draw:layer="layout" draw:type="line" svg:x1="75.1cm" svg:y1="16.55cm" svg:x2="62.8cm" svg:y2="22.5cm" draw:start-shape="id666" draw:start-glue-point="1" draw:end-shape="id438" draw:end-glue-point="0" svg:d="M75100 16550l-12300 5950" svg:viewBox="0 0 12301 5951">
          <text:p text:style-name="P1"><text:span text:style-name="T2">c</text:span></text:p>
        </draw:connector>
        <draw:connector draw:style-name="gr2" draw:text-style-name="P3" draw:layer="layout" draw:type="line" svg:x1="75.45cm" svg:y1="19.9cm" svg:x2="75.8cm" svg:y2="15.5cm" draw:start-shape="id439" draw:start-glue-point="0" draw:end-shape="id667" draw:end-glue-point="2" svg:d="M75450 19900l350-4400" svg:viewBox="0 0 351 4401">
          <text:p/>
        </draw:connector>
        <draw:connector draw:style-name="gr4" draw:text-style-name="P5" draw:layer="layout" draw:type="line" svg:x1="75.45cm" svg:y1="19.9cm" svg:x2="75.4cm" svg:y2="18.1cm" draw:start-shape="id439" draw:start-glue-point="0" svg:d="M75450 19900l-50-1800" svg:viewBox="0 0 51 1801">
          <text:p text:style-name="P1"><text:span text:style-name="T2">sod14_out</text:span></text:p>
        </draw:connector>
        <draw:connector draw:style-name="gr2" draw:text-style-name="P3" draw:layer="layout" draw:type="line" svg:x1="77.65cm" svg:y1="19.9cm" svg:x2="76.8cm" svg:y2="17.1cm" draw:start-shape="id441" draw:start-glue-point="0" draw:end-shape="id634" draw:end-glue-point="2" svg:d="M77650 19900l-850-2800" svg:viewBox="0 0 851 2801">
          <text:p/>
        </draw:connector>
        <draw:connector draw:style-name="gr4" draw:text-style-name="P5" draw:layer="layout" draw:type="line" svg:x1="77.65cm" svg:y1="19.9cm" svg:x2="77.65cm" svg:y2="18.1cm" draw:start-shape="id441" draw:start-glue-point="0" svg:d="M77650 19900v-1800" svg:viewBox="0 0 1 1801">
          <text:p text:style-name="P1"><text:span text:style-name="T2">sod15_out</text:span></text:p>
        </draw:connector>
        <draw:connector draw:style-name="gr4" draw:text-style-name="P5" draw:layer="layout" draw:type="line" svg:x1="103.039cm" svg:y1="43.775cm" svg:x2="102.99cm" svg:y2="42.186cm" draw:start-shape="id492" draw:start-glue-point="0" svg:d="M103039 43775l-49-1589" svg:viewBox="0 0 50 1590">
          <text:p text:style-name="P1"><text:span text:style-name="T2">curb2</text:span></text:p>
        </draw:connector>
        <draw:custom-shape draw:style-name="gr3" draw:text-style-name="P4" xml:id="id668" draw:id="id668" draw:layer="layout" svg:width="2.1cm" svg:height="0.9cm" svg:x="99.789cm" svg:y="43.792cm">
          <text:p text:style-name="P1"><text:span text:style-name="T1">DFF(mclk)</text:span></text:p>
          <text:p text:style-name="P1"><text:span text:style-name="T1">418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0.839cm" svg:y1="43.792cm" svg:x2="100.789cm" svg:y2="42.303cm" draw:start-shape="id668" svg:d="M100839 43792l-50-1489" svg:viewBox="0 0 51 1490">
          <text:p text:style-name="P1"><text:span text:style-name="T2">curb1</text:span></text:p>
        </draw:connector>
        <draw:connector draw:style-name="gr4" draw:text-style-name="P5" draw:layer="layout" draw:type="line" svg:x1="98.639cm" svg:y1="43.787cm" svg:x2="98.59cm" svg:y2="42.298cm" draw:start-shape="id490" svg:d="M98639 43787l-49-1489" svg:viewBox="0 0 50 1490">
          <text:p text:style-name="P1"><text:span text:style-name="T2">curb0</text:span></text:p>
        </draw:connector>
        <draw:custom-shape draw:style-name="gr1" draw:text-style-name="P2" xml:id="id669" draw:id="id669" draw:layer="layout" svg:width="1cm" svg:height="0.9cm" svg:x="70.7cm" svg:y="14.6cm">
          <text:p text:style-name="P1"><text:span text:style-name="T1">NOR</text:span></text:p>
          <text:p text:style-name="P1"><text:span text:style-name="T1">345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0.6cm" svg:y1="17.45cm" svg:x2="71.2cm" svg:y2="15.5cm" draw:start-shape="id662" draw:start-glue-point="1" draw:end-shape="id669" draw:end-glue-point="2" svg:d="M70600 17450l600-1950" svg:viewBox="0 0 601 1951">
          <text:p/>
        </draw:connector>
        <draw:connector draw:style-name="gr2" draw:text-style-name="P3" draw:layer="layout" draw:type="line" svg:x1="70.6cm" svg:y1="17.45cm" svg:x2="71.9cm" svg:y2="17.45cm" draw:start-shape="id662" draw:start-glue-point="1" draw:end-shape="id665" draw:end-glue-point="3" svg:d="M70600 17450h1300" svg:viewBox="0 0 1301 1">
          <text:p/>
        </draw:connector>
        <draw:custom-shape draw:style-name="gr1" draw:text-style-name="P2" xml:id="id670" draw:id="id670" draw:layer="layout" svg:width="1cm" svg:height="0.9cm" svg:x="72.7cm" svg:y="14.6cm">
          <text:p text:style-name="P1"><text:span text:style-name="T1">NOR</text:span></text:p>
          <text:p text:style-name="P1"><text:span text:style-name="T1">356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2.9cm" svg:y1="17.45cm" svg:x2="73.2cm" svg:y2="15.5cm" draw:start-shape="id665" draw:start-glue-point="1" draw:end-shape="id670" draw:end-glue-point="2" svg:d="M72900 17450l300-1950" svg:viewBox="0 0 301 1951">
          <text:p/>
        </draw:connector>
        <draw:custom-shape draw:style-name="gr1" draw:text-style-name="P2" xml:id="id671" draw:id="id671" draw:layer="layout" svg:width="1cm" svg:height="0.9cm" svg:x="72.7cm" svg:y="13.1cm">
          <text:p text:style-name="P1"><text:span text:style-name="T1">NAND</text:span></text:p>
          <text:p text:style-name="P1"><text:span text:style-name="T1">356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3.2cm" svg:y1="14.6cm" svg:x2="73.2cm" svg:y2="14cm" draw:start-shape="id670" draw:start-glue-point="0" draw:end-shape="id671" draw:end-glue-point="2" svg:d="M73200 14600v-600" svg:viewBox="0 0 1 601">
          <text:p/>
        </draw:connector>
        <draw:connector draw:style-name="gr2" draw:text-style-name="P3" draw:layer="layout" draw:type="line" svg:x1="73.7cm" svg:y1="13.55cm" svg:x2="74.6cm" svg:y2="16.1cm" draw:start-shape="id671" draw:end-shape="id666" draw:end-glue-point="0" svg:d="M73700 13550l900 2550" svg:viewBox="0 0 901 2551">
          <text:p/>
        </draw:connector>
        <draw:custom-shape draw:style-name="gr1" draw:text-style-name="P2" xml:id="id672" draw:id="id672" draw:layer="layout" svg:width="1cm" svg:height="0.9cm" svg:x="68.5cm" svg:y="14.6cm">
          <text:p text:style-name="P1"><text:span text:style-name="T1">NOR</text:span></text:p>
          <text:p text:style-name="P1"><text:span text:style-name="T1">335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8.3cm" svg:y1="17.45cm" svg:x2="69cm" svg:y2="15.5cm" draw:start-shape="id660" draw:start-glue-point="1" draw:end-shape="id672" draw:end-glue-point="2" svg:d="M68300 17450l700-1950" svg:viewBox="0 0 701 1951">
          <text:p/>
        </draw:connector>
        <draw:connector draw:style-name="gr2" draw:text-style-name="P3" draw:layer="layout" draw:type="line" svg:x1="68.3cm" svg:y1="17.45cm" svg:x2="69.6cm" svg:y2="17.45cm" draw:start-shape="id660" draw:start-glue-point="1" draw:end-shape="id662" draw:end-glue-point="3" svg:d="M68300 17450h1300" svg:viewBox="0 0 1301 1">
          <text:p/>
        </draw:connector>
        <draw:custom-shape draw:style-name="gr1" draw:text-style-name="P2" xml:id="id673" draw:id="id673" draw:layer="layout" svg:width="1cm" svg:height="0.9cm" svg:x="68.5cm" svg:y="13.1cm">
          <text:p text:style-name="P1"><text:span text:style-name="T1">NAND</text:span></text:p>
          <text:p text:style-name="P1"><text:span text:style-name="T1">335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9cm" svg:y1="14.6cm" svg:x2="69cm" svg:y2="14cm" draw:start-shape="id672" draw:start-glue-point="0" draw:end-shape="id673" draw:end-glue-point="2" svg:d="M69000 14600v-600" svg:viewBox="0 0 1 601">
          <text:p/>
        </draw:connector>
        <draw:connector draw:style-name="gr2" draw:text-style-name="P3" draw:layer="layout" draw:type="line" svg:x1="69.5cm" svg:y1="13.55cm" svg:x2="70.1cm" svg:y2="15.9cm" draw:start-shape="id673" draw:start-glue-point="1" draw:end-shape="id663" draw:end-glue-point="0" svg:d="M69500 13550l600 2350" svg:viewBox="0 0 601 2351">
          <text:p/>
        </draw:connector>
        <draw:custom-shape draw:style-name="gr1" draw:text-style-name="P2" xml:id="id674" draw:id="id674" draw:layer="layout" svg:width="1cm" svg:height="0.9cm" svg:x="70.7cm" svg:y="13.1cm">
          <text:p text:style-name="P1"><text:span text:style-name="T1">NAND</text:span></text:p>
          <text:p text:style-name="P1"><text:span text:style-name="T1">345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1.2cm" svg:y1="14.6cm" svg:x2="71.2cm" svg:y2="14cm" draw:start-shape="id669" draw:start-glue-point="0" draw:end-shape="id674" draw:end-glue-point="2" svg:d="M71200 14600v-600" svg:viewBox="0 0 1 601">
          <text:p/>
        </draw:connector>
        <draw:connector draw:style-name="gr2" draw:text-style-name="P3" draw:layer="layout" draw:type="line" svg:x1="71.7cm" svg:y1="13.55cm" svg:x2="72.4cm" svg:y2="15.9cm" draw:start-shape="id674" draw:start-glue-point="1" draw:end-shape="id664" draw:end-glue-point="0" svg:d="M71700 13550l700 2350" svg:viewBox="0 0 701 2351">
          <text:p/>
        </draw:connector>
        <draw:connector draw:style-name="gr2" draw:text-style-name="P3" draw:layer="layout" draw:type="line" svg:x1="75.8cm" svg:y1="14.6cm" svg:x2="75.8cm" svg:y2="14cm" draw:start-shape="id667" draw:start-glue-point="0" draw:end-shape="id633" draw:end-glue-point="2" svg:d="M75800 14600v-600" svg:viewBox="0 0 1 601">
          <text:p/>
        </draw:connector>
        <draw:custom-shape draw:style-name="gr1" draw:text-style-name="P2" xml:id="id675" draw:id="id675" draw:layer="layout" svg:width="1cm" svg:height="0.9cm" svg:x="66.2cm" svg:y="13cm">
          <text:p text:style-name="P1"><text:span text:style-name="T1">NAND</text:span></text:p>
          <text:p text:style-name="P1"><text:span text:style-name="T1">324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6.7cm" svg:y1="14.6cm" svg:x2="66.7cm" svg:y2="13.9cm" draw:start-shape="id659" draw:start-glue-point="0" draw:end-shape="id675" draw:end-glue-point="2" svg:d="M66700 14600v-700" svg:viewBox="0 0 1 701">
          <text:p/>
        </draw:connector>
        <draw:connector draw:style-name="gr2" draw:text-style-name="P3" draw:layer="layout" draw:type="line" svg:x1="67.2cm" svg:y1="13.45cm" svg:x2="67.8cm" svg:y2="15.9cm" draw:start-shape="id675" draw:end-shape="id661" draw:end-glue-point="0" svg:d="M67200 13450l600 2450" svg:viewBox="0 0 601 2451">
          <text:p/>
        </draw:connector>
        <draw:connector draw:style-name="gr2" draw:text-style-name="P3" draw:layer="layout" draw:type="line" svg:x1="64cm" svg:y1="17.45cm" svg:x2="66.2cm" svg:y2="15.05cm" draw:start-shape="id657" draw:start-glue-point="1" draw:end-shape="id659" draw:end-glue-point="3" svg:d="M64000 17450l2200-2400" svg:viewBox="0 0 2201 2401">
          <text:p/>
        </draw:connector>
        <draw:custom-shape draw:style-name="gr1" draw:text-style-name="P2" xml:id="id676" draw:id="id676" draw:layer="layout" svg:width="1cm" svg:height="0.9cm" svg:x="64.1cm" svg:y="14.5cm">
          <text:p text:style-name="P1"><text:span text:style-name="T1">NOT</text:span></text:p>
          <text:p text:style-name="P1"><text:span text:style-name="T1">335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4cm" svg:y1="17.45cm" svg:x2="64.6cm" svg:y2="15.4cm" draw:start-shape="id657" draw:start-glue-point="1" draw:end-shape="id676" draw:end-glue-point="2" svg:d="M64000 17450l600-2050" svg:viewBox="0 0 601 2051">
          <text:p/>
        </draw:connector>
        <draw:connector draw:style-name="gr2" draw:text-style-name="P3" draw:layer="layout" draw:type="line" svg:x1="64cm" svg:y1="17.45cm" svg:x2="68.5cm" svg:y2="15.05cm" draw:start-shape="id657" draw:start-glue-point="1" draw:end-shape="id672" draw:end-glue-point="3" svg:d="M64000 17450l4500-2400" svg:viewBox="0 0 4501 2401">
          <text:p/>
        </draw:connector>
        <draw:connector draw:style-name="gr2" draw:text-style-name="P3" draw:layer="layout" draw:type="line" svg:x1="64cm" svg:y1="17.45cm" svg:x2="70.7cm" svg:y2="15.05cm" draw:start-shape="id657" draw:start-glue-point="1" draw:end-shape="id669" svg:d="M64000 17450l6700-2400" svg:viewBox="0 0 6701 2401">
          <text:p/>
        </draw:connector>
        <draw:connector draw:style-name="gr2" draw:text-style-name="P3" draw:layer="layout" draw:type="line" svg:x1="64cm" svg:y1="17.45cm" svg:x2="72.7cm" svg:y2="15.05cm" draw:start-shape="id657" draw:start-glue-point="1" draw:end-shape="id670" draw:end-glue-point="3" svg:d="M64000 17450l8700-2400" svg:viewBox="0 0 8701 2401">
          <text:p/>
        </draw:connector>
        <draw:connector draw:style-name="gr2" draw:text-style-name="P3" draw:layer="layout" draw:type="line" svg:x1="64cm" svg:y1="17.45cm" svg:x2="75.3cm" svg:y2="15.05cm" draw:start-shape="id657" draw:start-glue-point="1" draw:end-shape="id667" svg:d="M64000 17450l11300-2400" svg:viewBox="0 0 11301 2401">
          <text:p/>
        </draw:connector>
        <draw:custom-shape draw:style-name="gr1" draw:text-style-name="P2" xml:id="id677" draw:id="id677" draw:layer="layout" svg:width="1cm" svg:height="0.9cm" svg:x="64.1cm" svg:y="12.9cm">
          <text:p text:style-name="P1"><text:span text:style-name="T1">NAND</text:span></text:p>
          <text:p text:style-name="P1"><text:span text:style-name="T1">324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4.6cm" svg:y1="14.5cm" svg:x2="64.6cm" svg:y2="13.8cm" draw:start-shape="id676" draw:start-glue-point="0" draw:end-shape="id677" draw:end-glue-point="2" svg:d="M64600 14500v-700" svg:viewBox="0 0 1 701">
          <text:p/>
        </draw:connector>
        <draw:connector draw:style-name="gr2" draw:text-style-name="P3" draw:layer="layout" draw:type="line" svg:x1="65.1cm" svg:y1="13.35cm" svg:x2="65.7cm" svg:y2="15.9cm" draw:start-shape="id677" draw:start-glue-point="1" draw:end-shape="id658" draw:end-glue-point="0" svg:d="M65100 13350l600 2550" svg:viewBox="0 0 601 2551">
          <text:p/>
        </draw:connector>
        <draw:connector draw:style-name="gr2" draw:text-style-name="P3" draw:layer="layout" draw:type="line" svg:x1="61.8cm" svg:y1="17.45cm" svg:x2="63cm" svg:y2="17.45cm" draw:start-shape="id650" draw:start-glue-point="1" draw:end-shape="id657" draw:end-glue-point="3" svg:d="M61800 17450h1200" svg:viewBox="0 0 1201 1">
          <text:p/>
        </draw:connector>
        <draw:connector draw:style-name="gr2" draw:text-style-name="P3" draw:layer="layout" draw:type="line" svg:x1="60.3cm" svg:y1="14.4cm" svg:x2="60.3cm" svg:y2="13.8cm" draw:start-shape="id655" draw:start-glue-point="0" draw:end-shape="id653" svg:d="M60300 14400v-600" svg:viewBox="0 0 1 601">
          <text:p/>
        </draw:connector>
        <draw:connector draw:style-name="gr2" draw:text-style-name="P3" draw:layer="layout" draw:type="line" svg:x1="60.8cm" svg:y1="13.35cm" svg:x2="61.3cm" svg:y2="15.9cm" draw:start-shape="id653" draw:start-glue-point="1" draw:end-shape="id649" draw:end-glue-point="0" svg:d="M60800 13350l500 2550" svg:viewBox="0 0 501 2551">
          <text:p/>
        </draw:connector>
        <draw:connector draw:style-name="gr2" draw:text-style-name="P3" draw:layer="layout" draw:type="line" svg:x1="58cm" svg:y1="14.3cm" svg:x2="58cm" svg:y2="13.7cm" draw:start-shape="id651" draw:start-glue-point="0" draw:end-shape="id654" draw:end-glue-point="2" svg:d="M58000 14300v-600" svg:viewBox="0 0 1 601">
          <text:p/>
        </draw:connector>
        <draw:connector draw:style-name="gr2" draw:text-style-name="P3" draw:layer="layout" draw:type="line" svg:x1="58.5cm" svg:y1="13.25cm" svg:x2="59cm" svg:y2="15.9cm" draw:start-shape="id654" draw:start-glue-point="1" draw:end-shape="id647" draw:end-glue-point="0" svg:d="M58500 13250l500 2650" svg:viewBox="0 0 501 2651">
          <text:p/>
        </draw:connector>
        <draw:connector draw:style-name="gr2" draw:text-style-name="P3" draw:layer="layout" draw:type="line" svg:x1="55.9cm" svg:y1="14.2cm" svg:x2="55.9cm" svg:y2="13.6cm" draw:start-shape="id642" draw:start-glue-point="0" draw:end-shape="id652" draw:end-glue-point="2" svg:d="M55900 14200v-600" svg:viewBox="0 0 1 601">
          <text:p/>
        </draw:connector>
        <draw:connector draw:style-name="gr2" draw:text-style-name="P3" draw:layer="layout" draw:type="line" svg:x1="63cm" svg:y1="13.35cm" svg:x2="63.5cm" svg:y2="15.9cm" draw:start-shape="id678" draw:end-shape="id656" draw:end-glue-point="0" svg:d="M63000 13350l500 2550" svg:viewBox="0 0 501 2551">
          <text:p/>
        </draw:connector>
        <draw:connector draw:style-name="gr2" draw:text-style-name="P3" draw:layer="layout" draw:type="line" svg:x1="61.8cm" svg:y1="17.45cm" svg:x2="62.5cm" svg:y2="15.3cm" draw:start-shape="id650" draw:start-glue-point="1" draw:end-shape="id679" draw:end-glue-point="2" svg:d="M61800 17450l700-2150" svg:viewBox="0 0 701 2151">
          <text:p/>
        </draw:connector>
        <draw:custom-shape draw:style-name="gr1" draw:text-style-name="P2" xml:id="id679" draw:id="id679" draw:layer="layout" svg:width="1cm" svg:height="0.9cm" svg:x="62cm" svg:y="14.4cm">
          <text:p text:style-name="P1"><text:span text:style-name="T1">NOT</text:span></text:p>
          <text:p text:style-name="P1"><text:span text:style-name="T1">325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2.5cm" svg:y1="14.4cm" svg:x2="62.5cm" svg:y2="13.8cm" draw:start-shape="id679" draw:start-glue-point="0" draw:end-shape="id678" svg:d="M62500 14400v-600" svg:viewBox="0 0 1 601">
          <text:p/>
        </draw:connector>
        <draw:connector draw:style-name="gr2" draw:text-style-name="P3" draw:layer="layout" draw:type="line" svg:x1="53.6cm" svg:y1="14.2cm" svg:x2="62.5cm" svg:y2="13.8cm" draw:start-shape="id645" draw:start-glue-point="0" draw:end-shape="id678" draw:end-glue-point="2" svg:d="M53600 14200l8900-400" svg:viewBox="0 0 8901 401">
          <text:p/>
        </draw:connector>
        <draw:connector draw:style-name="gr2" draw:text-style-name="P3" draw:layer="layout" draw:type="line" svg:x1="53.6cm" svg:y1="14.2cm" svg:x2="66.7cm" svg:y2="13.9cm" draw:start-shape="id645" draw:start-glue-point="0" draw:end-shape="id675" draw:end-glue-point="2" svg:d="M53600 14200l13100-300" svg:viewBox="0 0 13101 301">
          <text:p/>
        </draw:connector>
        <draw:connector draw:style-name="gr2" draw:text-style-name="P3" draw:layer="layout" draw:type="line" svg:x1="53.6cm" svg:y1="14.2cm" svg:x2="64.6cm" svg:y2="13.8cm" draw:start-shape="id645" draw:start-glue-point="0" draw:end-shape="id677" draw:end-glue-point="2" svg:d="M53600 14200l11000-400" svg:viewBox="0 0 11001 401">
          <text:p/>
        </draw:connector>
        <draw:connector draw:style-name="gr2" draw:text-style-name="P3" draw:layer="layout" draw:type="line" svg:x1="53.6cm" svg:y1="14.2cm" svg:x2="69cm" svg:y2="14cm" draw:start-shape="id645" draw:start-glue-point="0" draw:end-shape="id673" draw:end-glue-point="2" svg:d="M53600 14200l15400-200" svg:viewBox="0 0 15401 201">
          <text:p/>
        </draw:connector>
        <draw:connector draw:style-name="gr2" draw:text-style-name="P3" draw:layer="layout" draw:type="line" svg:x1="53.6cm" svg:y1="14.2cm" svg:x2="71.2cm" svg:y2="14cm" draw:start-shape="id645" draw:start-glue-point="0" draw:end-shape="id674" draw:end-glue-point="2" svg:d="M53600 14200l17600-200" svg:viewBox="0 0 17601 201">
          <text:p/>
        </draw:connector>
        <draw:connector draw:style-name="gr2" draw:text-style-name="P3" draw:layer="layout" draw:type="line" svg:x1="53.6cm" svg:y1="14.2cm" svg:x2="73.2cm" svg:y2="14cm" draw:start-shape="id645" draw:start-glue-point="0" draw:end-shape="id671" draw:end-glue-point="2" svg:d="M53600 14200l19600-200" svg:viewBox="0 0 19601 201">
          <text:p/>
        </draw:connector>
        <draw:connector draw:style-name="gr2" draw:text-style-name="P3" draw:layer="layout" draw:type="line" svg:x1="53.6cm" svg:y1="14.2cm" svg:x2="75.8cm" svg:y2="14cm" draw:start-shape="id645" draw:start-glue-point="0" draw:end-shape="id633" draw:end-glue-point="2" svg:d="M53600 14200l22200-200" svg:viewBox="0 0 22201 201">
          <text:p/>
        </draw:connector>
        <draw:custom-shape draw:style-name="gr1" draw:text-style-name="P2" xml:id="id680" draw:id="id680" draw:layer="layout" svg:width="1cm" svg:height="0.9cm" svg:x="16.9cm" svg:y="113.7cm">
          <text:p text:style-name="P1"><text:span text:style-name="T1">NOT</text:span></text:p>
          <text:p text:style-name="P1"><text:span text:style-name="T1">375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7.4cm" svg:y1="113.7cm" svg:x2="17.461cm" svg:y2="111.961cm" draw:start-shape="id680" draw:start-glue-point="0" svg:d="M17400 113700l61-1739" svg:viewBox="0 0 62 1740">
          <text:p text:style-name="P1"><text:span text:style-name="T2">/res</text:span></text:p>
        </draw:connector>
        <draw:custom-shape draw:style-name="gr3" draw:text-style-name="P4" xml:id="id817" draw:id="id817" draw:layer="layout" svg:width="2.1cm" svg:height="0.9cm" svg:x="117.3cm" svg:y="118.447cm">
          <text:p text:style-name="P1"><text:span text:style-name="T1">DFFR(mclk,/res)</text:span></text:p>
          <text:p text:style-name="P1"><text:span text:style-name="T1">486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19" draw:id="id719" draw:layer="layout" svg:width="2.1cm" svg:height="0.9cm" svg:x="115.1cm" svg:y="118.44cm">
          <text:p text:style-name="P1"><text:span text:style-name="T1">DFFR(mclk,/res)</text:span></text:p>
          <text:p text:style-name="P1"><text:span text:style-name="T1">486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81" draw:id="id681" draw:layer="layout" svg:width="1cm" svg:height="0.9cm" svg:x="18cm" svg:y="113.7cm">
          <text:p text:style-name="P1"><text:span text:style-name="T1">NOT</text:span></text:p>
          <text:p text:style-name="P1"><text:span text:style-name="T1">458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8.5cm" svg:y1="113.7cm" svg:x2="18.561cm" svg:y2="111.939cm" draw:start-shape="id681" draw:start-glue-point="0" svg:d="M18500 113700l61-1761" svg:viewBox="0 0 62 1762">
          <text:p text:style-name="P1"><text:span text:style-name="T2">/res</text:span></text:p>
        </draw:connector>
        <draw:custom-shape draw:style-name="gr9" draw:text-style-name="P2" xml:id="id682" draw:id="id682" draw:layer="layout" svg:width="1cm" svg:height="0.9cm" svg:x="122.8cm" svg:y="122.378cm">
          <text:p text:style-name="P1"><text:span text:style-name="T1">NAND</text:span></text:p>
          <text:p text:style-name="P1"><text:span text:style-name="T1">506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3.3cm" svg:y1="122.378cm" svg:x2="122.7cm" svg:y2="120.9cm" draw:start-shape="id682" draw:start-glue-point="0" draw:end-shape="id468" draw:end-glue-point="2" svg:d="M123300 122378l-600-1478" svg:viewBox="0 0 601 1479">
          <text:p/>
        </draw:connector>
        <draw:custom-shape draw:style-name="gr1" draw:text-style-name="P2" xml:id="id683" draw:id="id683" draw:layer="layout" svg:width="1cm" svg:height="0.9cm" svg:x="98cm" svg:y="93.4cm">
          <text:p text:style-name="P1"><text:span text:style-name="T1">AND</text:span></text:p>
          <text:p text:style-name="P1"><text:span text:style-name="T1">436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84" draw:id="id684" draw:layer="layout" svg:width="1cm" svg:height="0.9cm" svg:x="92.6cm" svg:y="89.506cm">
          <text:p text:style-name="P1"><text:span text:style-name="T1">NAND</text:span></text:p>
          <text:p text:style-name="P1"><text:span text:style-name="T1">43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8.5cm" svg:y1="95.5cm" svg:x2="98.5cm" svg:y2="94.3cm" draw:start-shape="id554" draw:start-glue-point="0" draw:end-shape="id683" draw:end-glue-point="2" svg:d="M98500 95500v-1200" svg:viewBox="0 0 1 1201">
          <text:p/>
        </draw:connector>
        <draw:connector draw:style-name="gr2" draw:text-style-name="P3" draw:layer="layout" draw:type="line" svg:x1="98.5cm" svg:y1="95.5cm" svg:x2="93.1cm" svg:y2="90.406cm" draw:start-shape="id554" draw:start-glue-point="0" draw:end-shape="id684" draw:end-glue-point="2" svg:d="M98500 95500l-5400-5094" svg:viewBox="0 0 5401 5095">
          <text:p/>
        </draw:connector>
        <draw:connector draw:style-name="gr2" draw:text-style-name="P3" draw:layer="layout" draw:type="line" svg:x1="105.9cm" svg:y1="87.5cm" svg:x2="105.9cm" svg:y2="86.5cm" draw:start-shape="id483" draw:start-glue-point="0" draw:end-shape="id519" draw:end-glue-point="2" svg:d="M105900 87500v-1000" svg:viewBox="0 0 1 1001">
          <text:p/>
        </draw:connector>
        <draw:custom-shape draw:style-name="gr3" draw:text-style-name="P4" xml:id="id685" draw:id="id685" draw:layer="layout" svg:width="2.1cm" svg:height="0.9cm" svg:x="104.8cm" svg:y="83.9cm">
          <text:p text:style-name="P1"><text:span text:style-name="T1">DFF(mclk)</text:span></text:p>
          <text:p text:style-name="P1"><text:span text:style-name="T1">43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5.9cm" svg:y1="85.6cm" svg:x2="105.85cm" svg:y2="84.8cm" draw:start-shape="id519" draw:start-glue-point="0" draw:end-shape="id685" svg:d="M105900 85600l-50-800" svg:viewBox="0 0 51 801">
          <text:p/>
        </draw:connector>
        <draw:connector draw:style-name="gr4" draw:text-style-name="P5" draw:layer="layout" draw:type="line" svg:x1="101.45cm" svg:y1="83.907cm" svg:x2="101.445cm" svg:y2="82.3cm" draw:start-shape="id552" draw:start-glue-point="0" svg:d="M101450 83907l-5-1607" svg:viewBox="0 0 6 1608">
          <text:p text:style-name="P1"><text:span text:style-name="T2">h1</text:span></text:p>
        </draw:connector>
        <draw:connector draw:style-name="gr2" draw:text-style-name="P3" draw:layer="layout" draw:type="line" svg:x1="98.385cm" svg:y1="98.6cm" svg:x2="98.5cm" svg:y2="96.4cm" draw:start-shape="id592" draw:start-glue-point="0" draw:end-shape="id554" draw:end-glue-point="2" svg:d="M98385 98600l115-2200" svg:viewBox="0 0 116 2201">
          <text:p/>
        </draw:connector>
        <draw:custom-shape draw:style-name="gr1" draw:text-style-name="P2" xml:id="id686" draw:id="id686" draw:layer="layout" svg:width="1cm" svg:height="0.9cm" svg:x="100.4cm" svg:y="91.6cm">
          <text:p text:style-name="P1"><text:span text:style-name="T1">NOT</text:span></text:p>
          <text:p text:style-name="P1"><text:span text:style-name="T1">467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8.385cm" svg:y1="98.6cm" svg:x2="100.9cm" svg:y2="92.5cm" draw:start-shape="id592" draw:start-glue-point="0" draw:end-shape="id686" draw:end-glue-point="2" svg:d="M98385 98600l2515-6100" svg:viewBox="0 0 2516 6101">
          <text:p/>
        </draw:connector>
        <draw:connector draw:style-name="gr2" draw:text-style-name="P3" draw:layer="layout" draw:type="line" svg:x1="100.9cm" svg:y1="91.6cm" svg:x2="100.9cm" svg:y2="90.48cm" draw:start-shape="id686" draw:start-glue-point="0" draw:end-shape="id553" draw:end-glue-point="2" svg:d="M100900 91600v-1120" svg:viewBox="0 0 1 1121">
          <text:p/>
        </draw:connector>
        <draw:custom-shape draw:style-name="gr1" draw:text-style-name="P2" xml:id="id687" draw:id="id687" draw:layer="layout" svg:width="1cm" svg:height="0.9cm" svg:x="102.5cm" svg:y="91.6cm">
          <text:p text:style-name="P1"><text:span text:style-name="T1">NAND</text:span></text:p>
          <text:p text:style-name="P1"><text:span text:style-name="T1">43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88" draw:id="id688" draw:layer="layout" svg:width="1cm" svg:height="0.9cm" svg:x="99.3cm" svg:y="89.6cm">
          <text:p text:style-name="P1"><text:span text:style-name="T1">NAND</text:span></text:p>
          <text:p text:style-name="P1"><text:span text:style-name="T1">43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8.5cm" svg:y1="93.4cm" svg:x2="103cm" svg:y2="92.5cm" draw:start-shape="id683" draw:start-glue-point="0" draw:end-shape="id687" draw:end-glue-point="2" svg:d="M98500 93400l4500-900" svg:viewBox="0 0 4501 901">
          <text:p/>
        </draw:connector>
        <draw:connector draw:style-name="gr2" draw:text-style-name="P3" draw:layer="layout" draw:type="line" svg:x1="98.5cm" svg:y1="93.4cm" svg:x2="99.8cm" svg:y2="90.5cm" draw:start-shape="id683" draw:start-glue-point="0" draw:end-shape="id688" draw:end-glue-point="2" svg:d="M98500 93400l1300-2900" svg:viewBox="0 0 1301 2901">
          <text:p/>
        </draw:connector>
        <draw:custom-shape draw:style-name="gr1" draw:text-style-name="P2" xml:id="id689" draw:id="id689" draw:layer="layout" svg:width="1cm" svg:height="0.9cm" svg:x="98.8cm" svg:y="87.3cm">
          <text:p text:style-name="P1"><text:span text:style-name="T1">3-NAND</text:span></text:p>
          <text:p text:style-name="P1"><text:span text:style-name="T1">44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9.8cm" svg:y1="89.6cm" svg:x2="99.3cm" svg:y2="88.2cm" draw:start-shape="id688" draw:start-glue-point="0" draw:end-shape="id689" draw:end-glue-point="2" svg:d="M99800 89600l-500-1400" svg:viewBox="0 0 501 1401">
          <text:p/>
        </draw:connector>
        <draw:connector draw:style-name="gr2" draw:text-style-name="P3" draw:layer="layout" draw:type="line" svg:x1="99.3cm" svg:y1="87.3cm" svg:x2="99.3cm" svg:y2="86.5cm" draw:start-shape="id689" draw:start-glue-point="0" draw:end-shape="id527" draw:end-glue-point="2" svg:d="M99300 87300v-800" svg:viewBox="0 0 1 801">
          <text:p/>
        </draw:connector>
        <draw:custom-shape draw:style-name="gr3" draw:text-style-name="P4" xml:id="id690" draw:id="id690" draw:layer="layout" svg:width="2.1cm" svg:height="0.9cm" svg:x="98.2cm" svg:y="83.9cm">
          <text:p text:style-name="P1"><text:span text:style-name="T1">DFF(mclk)</text:span></text:p>
          <text:p text:style-name="P1"><text:span text:style-name="T1">45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9.3cm" svg:y1="85.6cm" svg:x2="99.25cm" svg:y2="84.8cm" draw:start-shape="id527" draw:start-glue-point="0" draw:end-shape="id690" draw:end-glue-point="2" svg:d="M99300 85600l-50-800" svg:viewBox="0 0 51 801">
          <text:p/>
        </draw:connector>
        <draw:custom-shape draw:style-name="gr1" draw:text-style-name="P2" xml:id="id691" draw:id="id691" draw:layer="layout" svg:width="1cm" svg:height="0.9cm" svg:x="3.848cm" svg:y="103.233cm">
          <text:p text:style-name="P1"><text:span text:style-name="T1">OR(mclk, ground)</text:span></text:p>
          <text:p text:style-name="P1"><text:span text:style-name="T1">384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48cm" svg:y1="103.683cm" svg:x2="7.248cm" svg:y2="103.73cm" draw:start-shape="id691" draw:start-glue-point="1" svg:d="M4848 103683l2400 47" svg:viewBox="0 0 2401 48">
          <text:p text:style-name="P1"><text:span text:style-name="T2">mclk</text:span></text:p>
        </draw:connector>
        <draw:custom-shape draw:style-name="gr1" draw:text-style-name="P2" xml:id="id692" draw:id="id692" draw:layer="layout" svg:width="1cm" svg:height="0.9cm" svg:x="3.848cm" svg:y="104.222cm">
          <text:p text:style-name="P1"><text:span text:style-name="T1">OR(mclk, ground)</text:span></text:p>
          <text:p text:style-name="P1"><text:span text:style-name="T1">322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48cm" svg:y1="104.672cm" svg:x2="7.311cm" svg:y2="104.736cm" draw:start-shape="id692" draw:start-glue-point="1" svg:d="M4848 104672l2463 64" svg:viewBox="0 0 2464 65">
          <text:p text:style-name="P1"><text:span text:style-name="T2">mclk</text:span></text:p>
        </draw:connector>
        <draw:custom-shape draw:style-name="gr1" draw:text-style-name="P2" xml:id="id693" draw:id="id693" draw:layer="layout" svg:width="1cm" svg:height="0.9cm" svg:x="3.848cm" svg:y="106.2cm">
          <text:p text:style-name="P1"><text:span text:style-name="T1">OR(mclk, ground)</text:span></text:p>
          <text:p text:style-name="P1"><text:span text:style-name="T1">455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48cm" svg:y1="106.65cm" svg:x2="7.311cm" svg:y2="106.714cm" draw:start-shape="id693" draw:start-glue-point="1" svg:d="M4848 106650l2463 64" svg:viewBox="0 0 2464 65">
          <text:p text:style-name="P1"><text:span text:style-name="T2">mclk</text:span></text:p>
        </draw:connector>
        <draw:custom-shape draw:style-name="gr1" draw:text-style-name="P2" xml:id="id694" draw:id="id694" draw:layer="layout" svg:width="1cm" svg:height="0.9cm" svg:x="3.848cm" svg:y="105.211cm">
          <text:p text:style-name="P1"><text:span text:style-name="T1">OR(mclk, ground)</text:span></text:p>
          <text:p text:style-name="P1"><text:span text:style-name="T1">428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48cm" svg:y1="105.661cm" svg:x2="7.348cm" svg:y2="105.725cm" draw:start-shape="id694" draw:start-glue-point="1" svg:d="M4848 105661l2500 64" svg:viewBox="0 0 2501 65">
          <text:p text:style-name="P1"><text:span text:style-name="T2">mclk</text:span></text:p>
        </draw:connector>
        <draw:custom-shape draw:style-name="gr1" draw:text-style-name="P2" xml:id="id695" draw:id="id695" draw:layer="layout" svg:width="1cm" svg:height="0.9cm" svg:x="3.8cm" svg:y="102.2cm">
          <text:p text:style-name="P1"><text:span text:style-name="T1">OR(mclk, ground)</text:span></text:p>
          <text:p text:style-name="P1"><text:span text:style-name="T1">4310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cm" svg:y1="102.65cm" svg:x2="7.2cm" svg:y2="102.697cm" draw:start-shape="id695" draw:start-glue-point="1" svg:d="M4800 102650l2400 47" svg:viewBox="0 0 2401 48">
          <text:p text:style-name="P1"><text:span text:style-name="T2">mclk</text:span></text:p>
        </draw:connector>
        <draw:custom-shape draw:style-name="gr1" draw:text-style-name="P2" xml:id="id696" draw:id="id696" draw:layer="layout" svg:width="1cm" svg:height="0.9cm" svg:x="3.8cm" svg:y="101.2cm">
          <text:p text:style-name="P1"><text:span text:style-name="T1">OR(mclk, ground)</text:span></text:p>
          <text:p text:style-name="P1"><text:span text:style-name="T1">456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cm" svg:y1="101.65cm" svg:x2="7.2cm" svg:y2="101.697cm" draw:start-shape="id696" draw:start-glue-point="1" svg:d="M4800 101650l2400 47" svg:viewBox="0 0 2401 48">
          <text:p text:style-name="P1"><text:span text:style-name="T2">mclk</text:span></text:p>
        </draw:connector>
        <draw:custom-shape draw:style-name="gr3" draw:text-style-name="P4" xml:id="id742" draw:id="id742" draw:layer="layout" svg:width="2.1cm" svg:height="0.9cm" svg:x="86.1cm" svg:y="83.639cm">
          <text:p text:style-name="P1"><text:span text:style-name="T1">DFF(mclk)</text:span></text:p>
          <text:p text:style-name="P1"><text:span text:style-name="T1">44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36" draw:id="id736" draw:layer="layout" svg:width="2.1cm" svg:height="0.9cm" svg:x="94.3cm" svg:y="83.8cm">
          <text:p text:style-name="P1"><text:span text:style-name="T1">DFF(mclk)</text:span></text:p>
          <text:p text:style-name="P1"><text:span text:style-name="T1">42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38" draw:id="id738" draw:layer="layout" svg:width="2.1cm" svg:height="0.9cm" svg:x="102.6cm" svg:y="83.9cm">
          <text:p text:style-name="P1"><text:span text:style-name="T1">DFF(mclk)</text:span></text:p>
          <text:p text:style-name="P1"><text:span text:style-name="T1">41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40" draw:id="id740" draw:layer="layout" svg:width="2.1cm" svg:height="0.9cm" svg:x="91.6cm" svg:y="83.8cm">
          <text:p text:style-name="P1"><text:span text:style-name="T1">DFF(mclk)</text:span></text:p>
          <text:p text:style-name="P1"><text:span text:style-name="T1">41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97" draw:id="id697" draw:layer="layout" svg:width="1cm" svg:height="0.9cm" svg:x="83.455cm" svg:y="124.064cm">
          <text:p text:style-name="P1"><text:span text:style-name="T1">OR</text:span></text:p>
          <text:p text:style-name="P1"><text:span text:style-name="T1">387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5.85cm" svg:y1="83.9cm" svg:x2="105.8cm" svg:y2="82.293cm" draw:start-shape="id685" svg:d="M105850 83900l-50-1607" svg:viewBox="0 0 51 1608">
          <text:p text:style-name="P1"><text:span text:style-name="T2">h2</text:span></text:p>
        </draw:connector>
        <draw:connector draw:style-name="gr4" draw:text-style-name="P5" draw:layer="layout" draw:type="line" svg:x1="83.463cm" svg:y1="126.078cm" svg:x2="83.955cm" svg:y2="124.964cm" draw:end-shape="id697" draw:end-glue-point="2" svg:d="M83463 126078l492-1114" svg:viewBox="0 0 493 1115">
          <text:p text:style-name="P1"><text:span text:style-name="T2">h2</text:span></text:p>
        </draw:connector>
        <draw:custom-shape draw:style-name="gr1" draw:text-style-name="P2" xml:id="id698" draw:id="id698" draw:layer="layout" svg:width="1cm" svg:height="0.9cm" svg:x="105.9cm" svg:y="81.977cm">
          <text:p text:style-name="P1"><text:span text:style-name="T1">OR(mclk)</text:span></text:p>
          <text:p text:style-name="P1"><text:span text:style-name="T1">3152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5.85cm" svg:y1="83.9cm" svg:x2="106.4cm" svg:y2="82.877cm" draw:start-shape="id685" draw:start-glue-point="0" draw:end-shape="id698" draw:end-glue-point="2" svg:d="M105850 83900l550-1023" svg:viewBox="0 0 551 1024">
          <text:p/>
        </draw:connector>
        <draw:connector draw:style-name="gr4" draw:text-style-name="P5" draw:layer="layout" draw:type="line" svg:x1="106.4cm" svg:y1="81.977cm" svg:x2="106.392cm" svg:y2="80.4cm" draw:start-shape="id698" draw:start-glue-point="0" svg:d="M106400 81977l-8-1577" svg:viewBox="0 0 9 1578">
          <text:p text:style-name="P1"><text:span text:style-name="T2">clk13</text:span></text:p>
        </draw:connector>
        <draw:custom-shape draw:style-name="gr1" draw:text-style-name="P2" xml:id="id699" draw:id="id699" draw:layer="layout" svg:width="1cm" svg:height="0.9cm" svg:x="104.7cm" svg:y="81.977cm">
          <text:p text:style-name="P1"><text:span text:style-name="T1">OR(mclk)</text:span></text:p>
          <text:p text:style-name="P1"><text:span text:style-name="T1">295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5.2cm" svg:y1="81.977cm" svg:x2="105.192cm" svg:y2="80.4cm" draw:start-shape="id699" draw:start-glue-point="0" svg:d="M105200 81977l-8-1577" svg:viewBox="0 0 9 1578">
          <text:p text:style-name="P1"><text:span text:style-name="T2">clk13</text:span></text:p>
        </draw:connector>
        <draw:connector draw:style-name="gr2" draw:text-style-name="P3" draw:layer="layout" draw:type="line" svg:x1="105.85cm" svg:y1="83.9cm" svg:x2="105.2cm" svg:y2="82.877cm" draw:start-shape="id685" draw:start-glue-point="0" draw:end-shape="id699" draw:end-glue-point="2" svg:d="M105850 83900l-650-1023" svg:viewBox="0 0 651 1024">
          <text:p/>
        </draw:connector>
        <draw:connector draw:style-name="gr2" draw:text-style-name="P3" draw:layer="layout" draw:type="line" svg:x1="83.455cm" svg:y1="124.514cm" svg:x2="80.6cm" svg:y2="123.38cm" draw:start-shape="id697" draw:start-glue-point="3" draw:end-shape="id589" draw:end-glue-point="2" svg:d="M83455 124514l-2855-1134" svg:viewBox="0 0 2856 1135">
          <text:p/>
        </draw:connector>
        <draw:custom-shape draw:style-name="gr1" draw:text-style-name="P2" xml:id="id700" draw:id="id700" draw:layer="layout" svg:width="1cm" svg:height="0.9cm" svg:x="81.8cm" svg:y="125.164cm">
          <text:p text:style-name="P1"><text:span text:style-name="T1">NOT</text:span></text:p>
          <text:p text:style-name="P1"><text:span text:style-name="T1">39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83.455cm" svg:y1="124.514cm" svg:x2="82.8cm" svg:y2="125.614cm" draw:start-shape="id697" draw:end-shape="id700" draw:end-glue-point="1" svg:d="M83455 124514l-655 1100" svg:viewBox="0 0 656 1101">
          <text:p/>
        </draw:connector>
        <draw:custom-shape draw:style-name="gr1" draw:text-style-name="P2" xml:id="id1" draw:id="id1" draw:layer="layout" svg:width="1cm" svg:height="0.9cm" svg:x="104.79cm" svg:y="91.692cm">
          <text:p text:style-name="P1"><text:span text:style-name="T1">3-NAND</text:span></text:p>
          <text:p text:style-name="P1"><text:span text:style-name="T1">437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5.247cm" svg:y1="93.977cm" svg:x2="105.29cm" svg:y2="92.592cm" draw:end-shape="id1" draw:end-glue-point="2" svg:d="M105247 93977l43-1385" svg:viewBox="0 0 44 1386">
          <text:p text:style-name="P1"><text:span text:style-name="T2">h2</text:span></text:p>
        </draw:connector>
        <draw:connector draw:style-name="gr4" draw:text-style-name="P5" draw:layer="layout" draw:type="line" svg:x1="84.6cm" svg:y1="126.527cm" svg:x2="83.955cm" svg:y2="124.964cm" draw:end-shape="id697" draw:end-glue-point="2" svg:d="M84600 126527l-645-1563" svg:viewBox="0 0 646 1564">
          <text:p text:style-name="P1"><text:span text:style-name="T2">/out_res_8</text:span></text:p>
        </draw:connector>
        <draw:custom-shape draw:style-name="gr1" draw:text-style-name="P2" xml:id="id701" draw:id="id701" draw:layer="layout" svg:width="1cm" svg:height="0.9cm" svg:x="78.3cm" svg:y="121.18cm">
          <text:p text:style-name="P1"><text:span text:style-name="T1">IMUX</text:span></text:p>
          <text:p text:style-name="P1"><text:span text:style-name="T1">40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80.6cm" svg:y1="122.48cm" svg:x2="78.8cm" svg:y2="122.08cm" draw:start-shape="id589" draw:start-glue-point="0" draw:end-shape="id701" draw:end-glue-point="2" svg:d="M80600 122480l-1800-400" svg:viewBox="0 0 1801 401">
          <text:p text:style-name="P1"><text:span text:style-name="T2">a</text:span></text:p>
        </draw:connector>
        <draw:custom-shape draw:style-name="gr1" draw:text-style-name="P2" xml:id="id702" draw:id="id702" draw:layer="layout" svg:width="1cm" svg:height="0.9cm" svg:x="73.9cm" svg:y="121.18cm">
          <text:p text:style-name="P1"><text:span text:style-name="T1">IMUX</text:span></text:p>
          <text:p text:style-name="P1"><text:span text:style-name="T1">39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80.6cm" svg:y1="122.48cm" svg:x2="74.4cm" svg:y2="122.08cm" draw:start-shape="id589" draw:start-glue-point="0" draw:end-shape="id702" draw:end-glue-point="2" svg:d="M80600 122480l-6200-400" svg:viewBox="0 0 6201 401">
          <text:p text:style-name="P1"><text:span text:style-name="T2">a</text:span></text:p>
        </draw:connector>
        <draw:custom-shape draw:style-name="gr1" draw:text-style-name="P2" xml:id="id703" draw:id="id703" draw:layer="layout" svg:width="1cm" svg:height="0.9cm" svg:x="76.1cm" svg:y="121.18cm">
          <text:p text:style-name="P1"><text:span text:style-name="T1">IMUX</text:span></text:p>
          <text:p text:style-name="P1"><text:span text:style-name="T1">39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80.6cm" svg:y1="122.48cm" svg:x2="76.6cm" svg:y2="122.08cm" draw:start-shape="id589" draw:start-glue-point="0" draw:end-shape="id703" draw:end-glue-point="2" svg:d="M80600 122480l-4000-400" svg:viewBox="0 0 4001 401">
          <text:p text:style-name="P1"><text:span text:style-name="T2">a</text:span></text:p>
        </draw:connector>
        <draw:custom-shape draw:style-name="gr1" draw:text-style-name="P2" xml:id="id704" draw:id="id704" draw:layer="layout" svg:width="1cm" svg:height="0.9cm" svg:x="76.1cm" svg:y="119.38cm">
          <text:p text:style-name="P1"><text:span text:style-name="T1">AND</text:span></text:p>
          <text:p text:style-name="P1"><text:span text:style-name="T1">39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6.6cm" svg:y1="121.18cm" svg:x2="76.6cm" svg:y2="120.28cm" draw:start-shape="id703" draw:start-glue-point="0" draw:end-shape="id704" draw:end-glue-point="2" svg:d="M76600 121180v-900" svg:viewBox="0 0 1 901">
          <text:p/>
        </draw:connector>
        <draw:custom-shape draw:style-name="gr1" draw:text-style-name="P2" xml:id="id705" draw:id="id705" draw:layer="layout" svg:width="1cm" svg:height="0.9cm" svg:x="78.3cm" svg:y="119.383cm">
          <text:p text:style-name="P1"><text:span text:style-name="T1">AND</text:span></text:p>
          <text:p text:style-name="P1"><text:span text:style-name="T1">40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9.625cm" svg:y1="121.177cm" svg:x2="78.8cm" svg:y2="120.283cm" draw:end-shape="id705" draw:end-glue-point="2" svg:d="M79625 121177l-825-894" svg:viewBox="0 0 826 895">
          <text:p text:style-name="P1"><text:span text:style-name="T2">/res</text:span></text:p>
        </draw:connector>
        <draw:custom-shape draw:style-name="gr1" draw:text-style-name="P2" xml:id="id706" draw:id="id706" draw:layer="layout" svg:width="1cm" svg:height="0.9cm" svg:x="73.9cm" svg:y="119.283cm">
          <text:p text:style-name="P1"><text:span text:style-name="T1">AND</text:span></text:p>
          <text:p text:style-name="P1"><text:span text:style-name="T1">40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5.132cm" svg:y1="121.022cm" svg:x2="74.4cm" svg:y2="120.183cm" draw:end-shape="id706" draw:end-glue-point="2" svg:d="M75132 121022l-732-839" svg:viewBox="0 0 733 840">
          <text:p text:style-name="P1"><text:span text:style-name="T2">/res</text:span></text:p>
        </draw:connector>
        <draw:connector draw:style-name="gr4" draw:text-style-name="P5" draw:layer="layout" draw:type="line" svg:x1="77.442cm" svg:y1="121.22cm" svg:x2="76.6cm" svg:y2="120.28cm" draw:end-shape="id704" draw:end-glue-point="2" svg:d="M77442 121220l-842-940" svg:viewBox="0 0 843 941">
          <text:p text:style-name="P1"><text:span text:style-name="T2">/res</text:span></text:p>
        </draw:connector>
        <draw:custom-shape draw:style-name="gr1" draw:text-style-name="P2" xml:id="id707" draw:id="id707" draw:layer="layout" svg:width="1cm" svg:height="0.9cm" svg:x="95.37cm" svg:y="87.5cm">
          <text:p text:style-name="P1"><text:span text:style-name="T1">AND</text:span></text:p>
          <text:p text:style-name="P1"><text:span text:style-name="T1">42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5.474cm" svg:y1="89.418cm" svg:x2="95.87cm" svg:y2="88.4cm" draw:end-shape="id707" draw:end-glue-point="2" svg:d="M95474 89418l396-1018" svg:viewBox="0 0 397 1019">
          <text:p text:style-name="P1"><text:span text:style-name="T2">/res</text:span></text:p>
        </draw:connector>
        <draw:custom-shape draw:style-name="gr1" draw:text-style-name="P2" xml:id="id708" draw:id="id708" draw:layer="layout" svg:width="1cm" svg:height="0.9cm" svg:x="103.2cm" svg:y="85.5cm">
          <text:p text:style-name="P1"><text:span text:style-name="T1">AND</text:span></text:p>
          <text:p text:style-name="P1"><text:span text:style-name="T1">42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4.573cm" svg:y1="87.479cm" svg:x2="103.7cm" svg:y2="86.4cm" draw:end-shape="id708" draw:end-glue-point="2" svg:d="M104573 87479l-873-1079" svg:viewBox="0 0 874 1080">
          <text:p text:style-name="P1"><text:span text:style-name="T2">/res</text:span></text:p>
        </draw:connector>
        <draw:custom-shape draw:style-name="gr1" draw:text-style-name="P2" xml:id="id709" draw:id="id709" draw:layer="layout" svg:width="1cm" svg:height="0.9cm" svg:x="91.5cm" svg:y="87.53cm">
          <text:p text:style-name="P1"><text:span text:style-name="T1">AND</text:span></text:p>
          <text:p text:style-name="P1"><text:span text:style-name="T1">42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1.969cm" svg:y1="89.7cm" svg:x2="92cm" svg:y2="88.43cm" draw:end-shape="id709" draw:end-glue-point="2" svg:d="M91969 89700l31-1270" svg:viewBox="0 0 32 1271">
          <text:p text:style-name="P1"><text:span text:style-name="T2">/res</text:span></text:p>
        </draw:connector>
        <draw:custom-shape draw:style-name="gr3" draw:text-style-name="P4" xml:id="id755" draw:id="id755" draw:layer="layout" svg:width="2.1cm" svg:height="0.9cm" svg:x="77.7cm" svg:y="117.18cm">
          <text:p text:style-name="P1"><text:span text:style-name="T1">DFF(mclk)</text:span></text:p>
          <text:p text:style-name="P1"><text:span text:style-name="T1">40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10" draw:id="id710" draw:layer="layout" svg:width="2.1cm" svg:height="0.9cm" svg:x="75.5cm" svg:y="117.18cm">
          <text:p text:style-name="P1"><text:span text:style-name="T1">DFF(mclk)</text:span></text:p>
          <text:p text:style-name="P1"><text:span text:style-name="T1">39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6.6cm" svg:y1="119.38cm" svg:x2="76.55cm" svg:y2="118.08cm" draw:start-shape="id704" draw:start-glue-point="0" draw:end-shape="id710" draw:end-glue-point="2" svg:d="M76600 119380l-50-1300" svg:viewBox="0 0 51 1301">
          <text:p/>
        </draw:connector>
        <draw:custom-shape draw:style-name="gr3" draw:text-style-name="P4" xml:id="id754" draw:id="id754" draw:layer="layout" svg:width="2.1cm" svg:height="0.9cm" svg:x="73.3cm" svg:y="117.183cm">
          <text:p text:style-name="P1"><text:span text:style-name="T1">DFF(mclk)</text:span></text:p>
          <text:p text:style-name="P1"><text:span text:style-name="T1">41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11" draw:id="id711" draw:layer="layout" svg:width="1cm" svg:height="0.9cm" svg:x="15.8cm" svg:y="113.722cm">
          <text:p text:style-name="P1"><text:span text:style-name="T1">NOT</text:span></text:p>
          <text:p text:style-name="P1"><text:span text:style-name="T1">30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6.3cm" svg:y1="113.722cm" svg:x2="16.273cm" svg:y2="111.9cm" draw:start-shape="id711" draw:start-glue-point="0" svg:d="M16300 113722l-27-1822" svg:viewBox="0 0 28 1823">
          <text:p text:style-name="P1"><text:span text:style-name="T2">/res</text:span></text:p>
        </draw:connector>
        <draw:custom-shape draw:style-name="gr1" draw:text-style-name="P2" xml:id="id713" draw:id="id713" draw:layer="layout" svg:width="1cm" svg:height="0.9cm" svg:x="116.7cm" svg:y="114.84cm">
          <text:p text:style-name="P1"><text:span text:style-name="T1">BUF</text:span></text:p>
          <text:p text:style-name="P1"><text:span text:style-name="T1">418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16" draw:id="id716" draw:layer="layout" svg:width="1cm" svg:height="0.9cm" svg:x="113.9cm" svg:y="112.716cm">
          <text:p text:style-name="P1"><text:span text:style-name="T1">BUF</text:span></text:p>
          <text:p text:style-name="P1"><text:span text:style-name="T1">418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14" draw:id="id714" draw:layer="layout" svg:width="1cm" svg:height="0.9cm" svg:x="115.6cm" svg:y="114.84cm">
          <text:p text:style-name="P1"><text:span text:style-name="T1">BUF</text:span></text:p>
          <text:p text:style-name="P1"><text:span text:style-name="T1">418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17" draw:id="id717" draw:layer="layout" svg:width="1cm" svg:height="0.9cm" svg:x="115cm" svg:y="112.716cm">
          <text:p text:style-name="P1"><text:span text:style-name="T1">BUF</text:span></text:p>
          <text:p text:style-name="P1"><text:span text:style-name="T1">405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12" draw:id="id712" draw:layer="layout" svg:width="1cm" svg:height="0.9cm" svg:x="115.6cm" svg:y="116.64cm">
          <text:p text:style-name="P1"><text:span text:style-name="T1">NOT</text:span></text:p>
          <text:p text:style-name="P1"><text:span text:style-name="T1">418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6.1cm" svg:y1="116.64cm" svg:x2="117.2cm" svg:y2="115.74cm" draw:start-shape="id712" draw:start-glue-point="0" draw:end-shape="id713" draw:end-glue-point="2" svg:d="M116100 116640l1100-900" svg:viewBox="0 0 1101 901">
          <text:p/>
        </draw:connector>
        <draw:connector draw:style-name="gr2" draw:text-style-name="P3" draw:layer="layout" draw:type="line" svg:x1="116.1cm" svg:y1="116.64cm" svg:x2="116.1cm" svg:y2="115.74cm" draw:start-shape="id712" draw:start-glue-point="0" draw:end-shape="id714" draw:end-glue-point="2" svg:d="M116100 116640v-900" svg:viewBox="0 0 1 901">
          <text:p/>
        </draw:connector>
        <draw:custom-shape draw:style-name="gr1" draw:text-style-name="P2" xml:id="id715" draw:id="id715" draw:layer="layout" svg:width="1cm" svg:height="0.9cm" svg:x="114.5cm" svg:y="114.82cm">
          <text:p text:style-name="P1"><text:span text:style-name="T1">NAND</text:span></text:p>
          <text:p text:style-name="P1"><text:span text:style-name="T1">418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6.1cm" svg:y1="116.64cm" svg:x2="115cm" svg:y2="115.72cm" draw:start-shape="id712" draw:start-glue-point="0" draw:end-shape="id715" draw:end-glue-point="2" svg:d="M116100 116640l-1100-920" svg:viewBox="0 0 1101 921">
          <text:p/>
        </draw:connector>
        <draw:connector draw:style-name="gr2" draw:text-style-name="P3" draw:layer="layout" draw:type="line" svg:x1="115cm" svg:y1="114.82cm" svg:x2="114.4cm" svg:y2="113.616cm" draw:start-shape="id715" draw:start-glue-point="0" draw:end-shape="id716" draw:end-glue-point="2" svg:d="M115000 114820l-600-1204" svg:viewBox="0 0 601 1205">
          <text:p/>
        </draw:connector>
        <draw:connector draw:style-name="gr2" draw:text-style-name="P3" draw:layer="layout" draw:type="line" svg:x1="115cm" svg:y1="114.82cm" svg:x2="115.5cm" svg:y2="113.616cm" draw:start-shape="id715" draw:start-glue-point="0" draw:end-shape="id717" draw:end-glue-point="2" svg:d="M115000 114820l500-1204" svg:viewBox="0 0 501 1205">
          <text:p/>
        </draw:connector>
        <draw:connector draw:style-name="gr4" draw:text-style-name="P5" draw:layer="layout" draw:type="line" svg:x1="114.4cm" svg:y1="112.716cm" svg:x2="114.398cm" svg:y2="111.12cm" draw:start-shape="id716" draw:start-glue-point="0" svg:d="M114400 112716l-2-1596" svg:viewBox="0 0 3 1597">
          <text:p text:style-name="P1"><text:span text:style-name="T2">out_tri_en</text:span></text:p>
        </draw:connector>
        <draw:connector draw:style-name="gr4" draw:text-style-name="P5" draw:layer="layout" draw:type="line" svg:x1="115.5cm" svg:y1="112.716cm" svg:x2="115.498cm" svg:y2="111.12cm" draw:start-shape="id717" svg:d="M115500 112716l-2-1596" svg:viewBox="0 0 3 1597">
          <text:p text:style-name="P1"><text:span text:style-name="T2">out_tri_en</text:span></text:p>
        </draw:connector>
        <draw:connector draw:style-name="gr4" draw:text-style-name="P5" draw:layer="layout" draw:type="line" svg:x1="114.4cm" svg:y1="112.717cm" svg:x2="114.398cm" svg:y2="111.121cm" svg:d="M114400 112717l-2-1596" svg:viewBox="0 0 3 1597">
          <text:p text:style-name="P1"><text:span text:style-name="T2">out_tri_en</text:span></text:p>
        </draw:connector>
        <draw:connector draw:style-name="gr4" draw:text-style-name="P5" draw:layer="layout" draw:type="line" svg:x1="114.4cm" svg:y1="112.717cm" svg:x2="114.398cm" svg:y2="111.121cm" svg:d="M114400 112717l-2-1596" svg:viewBox="0 0 3 1597">
          <text:p text:style-name="P1"><text:span text:style-name="T2">out_tri_en</text:span></text:p>
        </draw:connector>
        <draw:connector draw:style-name="gr4" draw:text-style-name="P5" draw:layer="layout" draw:type="line" svg:x1="116.1cm" svg:y1="114.84cm" svg:x2="116.1cm" svg:y2="113.24cm" draw:start-shape="id714" svg:d="M116100 114840v-1600" svg:viewBox="0 0 1 1601">
          <text:p text:style-name="P1"><text:span text:style-name="T2">sel_1F801824</text:span></text:p>
        </draw:connector>
        <draw:connector draw:style-name="gr4" draw:text-style-name="P5" draw:layer="layout" draw:type="line" svg:x1="117.2cm" svg:y1="114.84cm" svg:x2="117.2cm" svg:y2="113.24cm" draw:start-shape="id713" draw:start-glue-point="0" svg:d="M117200 114840v-1600" svg:viewBox="0 0 1 1601">
          <text:p text:style-name="P1"><text:span text:style-name="T2">sel_1F801824</text:span></text:p>
        </draw:connector>
        <draw:connector draw:style-name="gr4" draw:text-style-name="P3" draw:layer="layout" draw:type="line" svg:x1="114.963cm" svg:y1="117.349cm" svg:x2="115cm" svg:y2="115.72cm" draw:end-shape="id715" draw:end-glue-point="2" svg:d="M114963 117349l37-1629" svg:viewBox="0 0 38 1630">
          <text:p text:style-name="P1"><text:span text:style-name="T2">h3</text:span></text:p>
        </draw:connector>
        <draw:custom-shape draw:style-name="gr1" draw:text-style-name="P2" xml:id="id718" draw:id="id718" draw:layer="layout" svg:width="1cm" svg:height="0.9cm" svg:x="88.317cm" svg:y="89.9cm">
          <text:p text:style-name="P1"><text:span text:style-name="T1">3-NOR</text:span></text:p>
          <text:p text:style-name="P1"><text:span text:style-name="T1">456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9.35cm" svg:y1="83.7cm" svg:x2="89.3cm" svg:y2="82.1cm" draw:start-shape="id635" draw:start-glue-point="0" svg:d="M89350 83700l-50-1600" svg:viewBox="0 0 51 1601">
          <text:p text:style-name="P1"><text:span text:style-name="T2">h3</text:span></text:p>
        </draw:connector>
        <draw:connector draw:style-name="gr4" draw:text-style-name="P5" draw:layer="layout" draw:type="line" svg:x1="89.226cm" svg:y1="91.816cm" svg:x2="88.817cm" svg:y2="90.8cm" draw:end-shape="id718" draw:end-glue-point="2" svg:d="M89226 91816l-409-1016" svg:viewBox="0 0 410 1017">
          <text:p text:style-name="P1"><text:span text:style-name="T2">h3</text:span></text:p>
        </draw:connector>
        <draw:connector draw:style-name="gr4" draw:text-style-name="P5" draw:layer="layout" draw:type="line" svg:x1="88.817cm" svg:y1="89.9cm" svg:x2="89.4cm" svg:y2="88.3cm" draw:start-shape="id718" draw:start-glue-point="0" draw:end-shape="id482" draw:end-glue-point="2" svg:d="M88817 89900l583-1600" svg:viewBox="0 0 584 1601">
          <text:p text:style-name="P1"><text:span text:style-name="T2">c</text:span></text:p>
        </draw:connector>
        <draw:connector draw:style-name="gr2" draw:text-style-name="P3" draw:layer="layout" draw:type="line" svg:x1="116.15cm" svg:y1="118.44cm" svg:x2="116.1cm" svg:y2="117.54cm" draw:start-shape="id719" draw:start-glue-point="0" draw:end-shape="id712" draw:end-glue-point="2" svg:d="M116150 118440l-50-900" svg:viewBox="0 0 51 901">
          <text:p/>
        </draw:connector>
        <draw:connector draw:style-name="gr4" draw:text-style-name="P5" draw:layer="layout" draw:type="line" svg:x1="108.05cm" svg:y1="83.9cm" svg:x2="108cm" svg:y2="82.3cm" draw:start-shape="id537" svg:d="M108050 83900l-50-1600" svg:viewBox="0 0 51 1601">
          <text:p text:style-name="P1"><text:span text:style-name="T2">dor</text:span></text:p>
          <text:p text:style-name="P1"><text:span text:style-name="T2">Data-Out Request</text:span></text:p>
        </draw:connector>
        <draw:custom-shape draw:style-name="gr1" draw:text-style-name="P2" xml:id="id720" draw:id="id720" draw:layer="layout" svg:width="1cm" svg:height="0.9cm" svg:x="107.009cm" svg:y="89.6cm">
          <text:p text:style-name="P1"><text:span text:style-name="T1">NAND</text:span></text:p>
          <text:p text:style-name="P1"><text:span text:style-name="T1">46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7.509cm" svg:y1="92.1cm" svg:x2="107.509cm" svg:y2="90.5cm" draw:end-shape="id720" draw:end-glue-point="2" svg:d="M107509 92100v-1600" svg:viewBox="0 0 1 1601">
          <text:p text:style-name="P1"><text:span text:style-name="T2">dor</text:span></text:p>
        </draw:connector>
        <draw:connector draw:style-name="gr4" draw:text-style-name="P5" draw:layer="layout" draw:type="line" svg:x1="31.194cm" svg:y1="50.311cm" svg:x2="31.8cm" svg:y2="49.077cm" draw:end-shape="id82" draw:end-glue-point="2" svg:d="M31194 50311l606-1234" svg:viewBox="0 0 607 1235">
          <text:p text:style-name="P1"><text:span text:style-name="T2">res</text:span></text:p>
        </draw:connector>
        <draw:custom-shape draw:style-name="gr10" draw:text-style-name="P2" xml:id="id721" draw:id="id721" draw:layer="layout" svg:width="1cm" svg:height="0.9cm" svg:x="21.1cm" svg:y="117.3cm">
          <text:p text:style-name="P1"><text:span text:style-name="T1">NOT</text:span></text:p>
          <text:p text:style-name="P1"><text:span text:style-name="T1">49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1.6cm" svg:y1="117.3cm" svg:x2="15.2cm" svg:y2="114.6cm" draw:start-shape="id721" draw:start-glue-point="0" draw:end-shape="id77" draw:end-glue-point="2" svg:d="M21600 117300l-6400-2700" svg:viewBox="0 0 6401 2701">
          <text:p/>
        </draw:connector>
        <draw:connector draw:style-name="gr2" draw:text-style-name="P3" draw:layer="layout" draw:type="line" svg:x1="21.6cm" svg:y1="117.3cm" svg:x2="16.3cm" svg:y2="114.622cm" draw:start-shape="id721" draw:start-glue-point="0" draw:end-shape="id711" draw:end-glue-point="2" svg:d="M21600 117300l-5300-2678" svg:viewBox="0 0 5301 2679">
          <text:p/>
        </draw:connector>
        <draw:connector draw:style-name="gr2" draw:text-style-name="P3" draw:layer="layout" draw:type="line" svg:x1="21.6cm" svg:y1="117.3cm" svg:x2="17.4cm" svg:y2="114.6cm" draw:start-shape="id721" draw:start-glue-point="0" draw:end-shape="id680" draw:end-glue-point="2" svg:d="M21600 117300l-4200-2700" svg:viewBox="0 0 4201 2701">
          <text:p/>
        </draw:connector>
        <draw:connector draw:style-name="gr2" draw:text-style-name="P3" draw:layer="layout" draw:type="line" svg:x1="21.6cm" svg:y1="117.3cm" svg:x2="18.5cm" svg:y2="114.6cm" draw:start-shape="id721" draw:start-glue-point="0" draw:end-shape="id681" draw:end-glue-point="2" svg:d="M21600 117300l-3100-2700" svg:viewBox="0 0 3101 2701">
          <text:p/>
        </draw:connector>
        <draw:connector draw:style-name="gr4" draw:text-style-name="P5" draw:layer="layout" draw:type="line" svg:x1="42.545cm" svg:y1="51.263cm" svg:x2="42cm" svg:y2="49.9cm" draw:end-shape="id495" draw:end-glue-point="2" svg:d="M42545 51263l-545-1363" svg:viewBox="0 0 546 1364">
          <text:p text:style-name="P1"><text:span text:style-name="T2">res</text:span></text:p>
        </draw:connector>
        <draw:custom-shape draw:style-name="gr1" draw:text-style-name="P2" xml:id="id722" draw:id="id722" draw:layer="layout" svg:width="1cm" svg:height="0.9cm" svg:x="19.1cm" svg:y="113.7cm">
          <text:p text:style-name="P1"><text:span text:style-name="T1">NOT</text:span></text:p>
          <text:p text:style-name="P1"><text:span text:style-name="T1">50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9.6cm" svg:y1="113.7cm" svg:x2="19.589cm" svg:y2="111.998cm" draw:start-shape="id722" draw:start-glue-point="0" svg:d="M19600 113700l-11-1702" svg:viewBox="0 0 12 1703">
          <text:p text:style-name="P1"><text:span text:style-name="T2">/res</text:span></text:p>
        </draw:connector>
        <draw:connector draw:style-name="gr2" draw:text-style-name="P3" draw:layer="layout" draw:type="line" svg:x1="21.6cm" svg:y1="117.3cm" svg:x2="19.6cm" svg:y2="114.6cm" draw:start-shape="id721" draw:start-glue-point="0" draw:end-shape="id722" draw:end-glue-point="2" svg:d="M21600 117300l-2000-2700" svg:viewBox="0 0 2001 2701">
          <text:p/>
        </draw:connector>
        <draw:connector draw:style-name="gr4" draw:text-style-name="P5" draw:layer="layout" draw:type="line" svg:x1="24cm" svg:y1="113.7cm" svg:x2="24.033cm" svg:y2="111.985cm" draw:start-shape="id723" draw:start-glue-point="0" svg:d="M24000 113700l33-1715" svg:viewBox="0 0 34 1716">
          <text:p text:style-name="P1"><text:span text:style-name="T2">/res</text:span></text:p>
        </draw:connector>
        <draw:custom-shape draw:style-name="gr1" draw:text-style-name="P2" xml:id="id723" draw:id="id723" draw:layer="layout" svg:width="1cm" svg:height="0.9cm" svg:x="23.5cm" svg:y="113.7cm">
          <text:p text:style-name="P1"><text:span text:style-name="T1">NOT</text:span></text:p>
          <text:p text:style-name="P1"><text:span text:style-name="T1">352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5.08cm" svg:y1="113.7cm" svg:x2="25.105cm" svg:y2="111.998cm" draw:start-shape="id724" draw:start-glue-point="0" svg:d="M25080 113700l25-1702" svg:viewBox="0 0 26 1703">
          <text:p text:style-name="P1"><text:span text:style-name="T2">/res</text:span></text:p>
        </draw:connector>
        <draw:custom-shape draw:style-name="gr1" draw:text-style-name="P2" xml:id="id724" draw:id="id724" draw:layer="layout" svg:width="1cm" svg:height="0.9cm" svg:x="24.58cm" svg:y="113.7cm">
          <text:p text:style-name="P1"><text:span text:style-name="T1">NOT</text:span></text:p>
          <text:p text:style-name="P1"><text:span text:style-name="T1">312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1.8cm" svg:y1="113.7cm" svg:x2="21.811cm" svg:y2="111.972cm" draw:start-shape="id725" draw:start-glue-point="0" svg:d="M21800 113700l11-1728" svg:viewBox="0 0 12 1729">
          <text:p text:style-name="P1"><text:span text:style-name="T2">/res</text:span></text:p>
        </draw:connector>
        <draw:custom-shape draw:style-name="gr1" draw:text-style-name="P2" xml:id="id725" draw:id="id725" draw:layer="layout" svg:width="1cm" svg:height="0.9cm" svg:x="21.3cm" svg:y="113.7cm">
          <text:p text:style-name="P1"><text:span text:style-name="T1">NOT</text:span></text:p>
          <text:p text:style-name="P1"><text:span text:style-name="T1">323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2.9cm" svg:y1="113.7cm" svg:x2="22.869cm" svg:y2="111.945cm" draw:start-shape="id726" svg:d="M22900 113700l-31-1755" svg:viewBox="0 0 32 1756">
          <text:p text:style-name="P1"><text:span text:style-name="T2">/res</text:span></text:p>
        </draw:connector>
        <draw:custom-shape draw:style-name="gr1" draw:text-style-name="P2" xml:id="id726" draw:id="id726" draw:layer="layout" svg:width="1cm" svg:height="0.9cm" svg:x="22.4cm" svg:y="113.7cm">
          <text:p text:style-name="P1"><text:span text:style-name="T1">NOT</text:span></text:p>
          <text:p text:style-name="P1"><text:span text:style-name="T1">343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0.7cm" svg:y1="113.7cm" svg:x2="20.673cm" svg:y2="111.985cm" draw:start-shape="id727" draw:start-glue-point="0" svg:d="M20700 113700l-27-1715" svg:viewBox="0 0 28 1716">
          <text:p text:style-name="P1"><text:span text:style-name="T2">/res</text:span></text:p>
        </draw:connector>
        <draw:custom-shape draw:style-name="gr1" draw:text-style-name="P2" xml:id="id727" draw:id="id727" draw:layer="layout" svg:width="1cm" svg:height="0.9cm" svg:x="20.2cm" svg:y="113.7cm">
          <text:p text:style-name="P1"><text:span text:style-name="T1">NOT</text:span></text:p>
          <text:p text:style-name="P1"><text:span text:style-name="T1">425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6.2cm" svg:y1="113.662cm" svg:x2="26.242cm" svg:y2="112cm" draw:start-shape="id728" draw:start-glue-point="0" svg:d="M26200 113662l42-1662" svg:viewBox="0 0 43 1663">
          <text:p text:style-name="P1"><text:span text:style-name="T2">/res</text:span></text:p>
        </draw:connector>
        <draw:custom-shape draw:style-name="gr1" draw:text-style-name="P2" xml:id="id728" draw:id="id728" draw:layer="layout" svg:width="1cm" svg:height="0.9cm" svg:x="25.7cm" svg:y="113.662cm">
          <text:p text:style-name="P1"><text:span text:style-name="T1">NOT</text:span></text:p>
          <text:p text:style-name="P1"><text:span text:style-name="T1">377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1.6cm" svg:y1="117.3cm" svg:x2="20.7cm" svg:y2="114.6cm" draw:start-shape="id721" draw:start-glue-point="0" draw:end-shape="id727" draw:end-glue-point="2" svg:d="M21600 117300l-900-2700" svg:viewBox="0 0 901 2701">
          <text:p/>
        </draw:connector>
        <draw:connector draw:style-name="gr2" draw:text-style-name="P3" draw:layer="layout" draw:type="line" svg:x1="21.6cm" svg:y1="117.3cm" svg:x2="21.8cm" svg:y2="114.6cm" draw:start-shape="id721" draw:start-glue-point="0" draw:end-shape="id725" draw:end-glue-point="2" svg:d="M21600 117300l200-2700" svg:viewBox="0 0 201 2701">
          <text:p/>
        </draw:connector>
        <draw:connector draw:style-name="gr2" draw:text-style-name="P3" draw:layer="layout" draw:type="line" svg:x1="21.6cm" svg:y1="117.3cm" svg:x2="22.9cm" svg:y2="114.6cm" draw:start-shape="id721" draw:start-glue-point="0" draw:end-shape="id726" draw:end-glue-point="2" svg:d="M21600 117300l1300-2700" svg:viewBox="0 0 1301 2701">
          <text:p/>
        </draw:connector>
        <draw:connector draw:style-name="gr2" draw:text-style-name="P3" draw:layer="layout" draw:type="line" svg:x1="21.6cm" svg:y1="117.3cm" svg:x2="24cm" svg:y2="114.6cm" draw:start-shape="id721" draw:start-glue-point="0" draw:end-shape="id723" draw:end-glue-point="2" svg:d="M21600 117300l2400-2700" svg:viewBox="0 0 2401 2701">
          <text:p/>
        </draw:connector>
        <draw:connector draw:style-name="gr2" draw:text-style-name="P3" draw:layer="layout" draw:type="line" svg:x1="21.6cm" svg:y1="117.3cm" svg:x2="25.08cm" svg:y2="114.6cm" draw:start-shape="id721" draw:start-glue-point="0" draw:end-shape="id724" draw:end-glue-point="2" svg:d="M21600 117300l3480-2700" svg:viewBox="0 0 3481 2701">
          <text:p/>
        </draw:connector>
        <draw:custom-shape draw:style-name="gr7" draw:text-style-name="P9" xml:id="id729" draw:id="id729" draw:layer="layout" svg:width="1cm" svg:height="0.9cm" svg:x="26.8cm" svg:y="113.662cm">
          <text:p text:style-name="P1"><text:span text:style-name="T1">NOT</text:span></text:p>
          <text:p text:style-name="P1"><text:span text:style-name="T1">782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1.6cm" svg:y1="117.3cm" svg:x2="27.3cm" svg:y2="114.562cm" draw:start-shape="id721" draw:start-glue-point="0" draw:end-shape="id729" draw:end-glue-point="2" svg:d="M21600 117300l5700-2738" svg:viewBox="0 0 5701 2739">
          <text:p/>
        </draw:connector>
        <draw:connector draw:style-name="gr2" draw:text-style-name="P3" draw:layer="layout" draw:type="line" svg:x1="21.6cm" svg:y1="117.3cm" svg:x2="26.2cm" svg:y2="114.562cm" draw:start-shape="id721" draw:start-glue-point="0" draw:end-shape="id728" draw:end-glue-point="2" svg:d="M21600 117300l4600-2738" svg:viewBox="0 0 4601 2739">
          <text:p/>
        </draw:connector>
        <draw:connector draw:style-name="gr4" draw:text-style-name="P5" draw:layer="layout" draw:type="line" svg:x1="99.25cm" svg:y1="83.9cm" svg:x2="99.25cm" svg:y2="82.3cm" draw:start-shape="id690" svg:d="M99250 83900v-1600" svg:viewBox="0 0 1 1601">
          <text:p text:style-name="P1"><text:span text:style-name="T2">h4</text:span></text:p>
        </draw:connector>
        <draw:connector draw:style-name="gr4" draw:text-style-name="P5" draw:layer="layout" draw:type="line" svg:x1="103.565cm" svg:y1="102.602cm" svg:x2="103.047cm" svg:y2="101.246cm" draw:end-shape="id600" draw:end-glue-point="2" svg:d="M103565 102602l-518-1356" svg:viewBox="0 0 519 1357">
          <text:p text:style-name="P1"><text:span text:style-name="T2">h4</text:span></text:p>
        </draw:connector>
        <draw:connector draw:style-name="gr4" draw:text-style-name="P5" draw:layer="layout" draw:type="line" svg:x1="94.753cm" svg:y1="91.8cm" svg:x2="94.253cm" svg:y2="90.453cm" draw:end-shape="id597" draw:end-glue-point="2" svg:d="M94753 91800l-500-1347" svg:viewBox="0 0 501 1348">
          <text:p text:style-name="P1"><text:span text:style-name="T2">h4</text:span></text:p>
        </draw:connector>
        <draw:connector draw:style-name="gr4" draw:text-style-name="P5" draw:layer="layout" draw:type="line" svg:x1="88.3cm" svg:y1="91.79cm" svg:x2="88.817cm" svg:y2="90.8cm" draw:end-shape="id718" draw:end-glue-point="2" svg:d="M88300 91790l517-990" svg:viewBox="0 0 518 991">
          <text:p text:style-name="P1"><text:span text:style-name="T2">h4</text:span></text:p>
        </draw:connector>
        <draw:connector draw:style-name="gr2" draw:text-style-name="P3" draw:layer="layout" draw:type="line" svg:x1="103.047cm" svg:y1="100.346cm" svg:x2="98.646cm" svg:y2="90.5cm" draw:start-shape="id600" draw:start-glue-point="0" draw:end-shape="id593" draw:end-glue-point="2" svg:d="M103047 100346l-4401-9846" svg:viewBox="0 0 4402 9847">
          <text:p/>
        </draw:connector>
        <draw:connector draw:style-name="gr2" draw:text-style-name="P3" draw:layer="layout" draw:type="line" svg:x1="103.047cm" svg:y1="100.346cm" svg:x2="104cm" svg:y2="98.509cm" draw:start-shape="id600" draw:start-glue-point="0" draw:end-shape="id588" draw:end-glue-point="2" svg:d="M103047 100346l953-1837" svg:viewBox="0 0 954 1838">
          <text:p/>
        </draw:connector>
        <draw:custom-shape draw:style-name="gr1" draw:text-style-name="P2" xml:id="id730" draw:id="id730" draw:layer="layout" svg:width="1cm" svg:height="0.9cm" svg:x="94.27cm" svg:y="87.5cm">
          <text:p text:style-name="P1"><text:span text:style-name="T1">AND</text:span></text:p>
          <text:p text:style-name="P1"><text:span text:style-name="T1">427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8.646cm" svg:y1="89.6cm" svg:x2="94.77cm" svg:y2="88.4cm" draw:start-shape="id593" draw:start-glue-point="0" draw:end-shape="id730" draw:end-glue-point="2" svg:d="M98646 89600l-3876-1200" svg:viewBox="0 0 3877 1201">
          <text:p/>
        </draw:connector>
        <draw:connector draw:style-name="gr2" draw:text-style-name="P3" draw:layer="layout" draw:type="line" svg:x1="98.646cm" svg:y1="89.6cm" svg:x2="99.3cm" svg:y2="88.2cm" draw:start-shape="id593" draw:start-glue-point="0" draw:end-shape="id689" draw:end-glue-point="2" svg:d="M98646 89600l654-1400" svg:viewBox="0 0 655 1401">
          <text:p/>
        </draw:connector>
        <draw:custom-shape draw:style-name="gr1" draw:text-style-name="P2" xml:id="id731" draw:id="id731" draw:layer="layout" svg:width="1cm" svg:height="0.9cm" svg:x="102.6cm" svg:y="89.6cm">
          <text:p text:style-name="P1"><text:span text:style-name="T1">NAND</text:span></text:p>
          <text:p text:style-name="P1"><text:span text:style-name="T1">43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4cm" svg:y1="97.609cm" svg:x2="103.1cm" svg:y2="90.5cm" draw:start-shape="id588" draw:start-glue-point="0" draw:end-shape="id731" draw:end-glue-point="2" svg:d="M104000 97609l-900-7109" svg:viewBox="0 0 901 7110">
          <text:p/>
        </draw:connector>
        <draw:connector draw:style-name="gr2" draw:text-style-name="P3" draw:layer="layout" draw:type="line" svg:x1="104cm" svg:y1="97.609cm" svg:x2="104.1cm" svg:y2="94.9cm" draw:start-shape="id588" draw:start-glue-point="0" draw:end-shape="id732" draw:end-glue-point="2" svg:d="M104000 97609l100-2709" svg:viewBox="0 0 101 2710">
          <text:p/>
        </draw:connector>
        <draw:connector draw:style-name="gr2" draw:text-style-name="P3" draw:layer="layout" draw:type="line" svg:x1="104cm" svg:y1="97.609cm" svg:x2="96.4cm" svg:y2="90.447cm" draw:start-shape="id588" draw:start-glue-point="0" draw:end-shape="id733" draw:end-glue-point="2" svg:d="M104000 97609l-7600-7162" svg:viewBox="0 0 7601 7163">
          <text:p/>
        </draw:connector>
        <draw:connector draw:style-name="gr2" draw:text-style-name="P3" draw:layer="layout" draw:type="line" svg:x1="104.1cm" svg:y1="94cm" svg:x2="96.4cm" svg:y2="90.447cm" draw:start-shape="id732" draw:start-glue-point="0" draw:end-shape="id733" draw:end-glue-point="2" svg:d="M104100 94000l-7700-3553" svg:viewBox="0 0 7701 3554">
          <text:p/>
        </draw:connector>
        <draw:connector draw:style-name="gr2" draw:text-style-name="P3" draw:layer="layout" draw:type="line" svg:x1="104.1cm" svg:y1="94cm" svg:x2="105.29cm" svg:y2="92.592cm" draw:start-shape="id732" draw:start-glue-point="0" draw:end-shape="id1" draw:end-glue-point="2" svg:d="M104100 94000l1190-1408" svg:viewBox="0 0 1191 1409">
          <text:p/>
        </draw:connector>
        <draw:custom-shape draw:style-name="gr1" draw:text-style-name="P2" xml:id="id734" draw:id="id734" draw:layer="layout" svg:width="1cm" svg:height="0.9cm" svg:x="103.7cm" svg:y="89.6cm">
          <text:p text:style-name="P1"><text:span text:style-name="T1">NAND</text:span></text:p>
          <text:p text:style-name="P1"><text:span text:style-name="T1">43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4.1cm" svg:y1="94cm" svg:x2="104.2cm" svg:y2="90.5cm" draw:start-shape="id732" draw:start-glue-point="0" draw:end-shape="id734" draw:end-glue-point="2" svg:d="M104100 94000l100-3500" svg:viewBox="0 0 101 3501">
          <text:p/>
        </draw:connector>
        <draw:connector draw:style-name="gr2" draw:text-style-name="P3" draw:layer="layout" draw:type="line" svg:x1="104cm" svg:y1="97.609cm" svg:x2="105.29cm" svg:y2="92.592cm" draw:start-shape="id588" draw:start-glue-point="0" draw:end-shape="id1" draw:end-glue-point="2" svg:d="M104000 97609l1290-5017" svg:viewBox="0 0 1291 5018">
          <text:p/>
        </draw:connector>
        <draw:connector draw:style-name="gr4" draw:text-style-name="P5" draw:layer="layout" draw:type="line" svg:x1="105.3cm" svg:y1="89.59cm" svg:x2="105.9cm" svg:y2="88.4cm" draw:start-shape="id2" draw:start-glue-point="0" draw:end-shape="id483" draw:end-glue-point="2" svg:d="M105300 89590l600-1190" svg:viewBox="0 0 601 1191">
          <text:p text:style-name="P1"><text:span text:style-name="T2">c</text:span></text:p>
        </draw:connector>
        <draw:connector draw:style-name="gr2" draw:text-style-name="P3" draw:layer="layout" draw:type="line" svg:x1="103cm" svg:y1="91.6cm" svg:x2="106.4cm" svg:y2="90.49cm" draw:start-shape="id687" draw:start-glue-point="0" draw:end-shape="id4" draw:end-glue-point="2" svg:d="M103000 91600l3400-1110" svg:viewBox="0 0 3401 1111">
          <text:p/>
        </draw:connector>
        <draw:connector draw:style-name="gr4" draw:text-style-name="P5" draw:layer="layout" draw:type="line" svg:x1="106.4cm" svg:y1="89.59cm" svg:x2="105.9cm" svg:y2="88.4cm" draw:start-shape="id4" draw:start-glue-point="0" draw:end-shape="id483" draw:end-glue-point="2" svg:d="M106400 89590l-500-1190" svg:viewBox="0 0 501 1191">
          <text:p text:style-name="P1"><text:span text:style-name="T2">a</text:span></text:p>
        </draw:connector>
        <draw:custom-shape draw:style-name="gr1" draw:text-style-name="P2" xml:id="id735" draw:id="id735" draw:layer="layout" svg:width="1cm" svg:height="0.9cm" svg:x="94.8cm" svg:y="85.8cm">
          <text:p text:style-name="P1"><text:span text:style-name="T1">3-NAND</text:span></text:p>
          <text:p text:style-name="P1"><text:span text:style-name="T1">42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4.77cm" svg:y1="87.5cm" svg:x2="95.3cm" svg:y2="86.7cm" draw:start-shape="id730" draw:start-glue-point="0" draw:end-shape="id735" draw:end-glue-point="2" svg:d="M94770 87500l530-800" svg:viewBox="0 0 531 801">
          <text:p/>
        </draw:connector>
        <draw:connector draw:style-name="gr2" draw:text-style-name="P3" draw:layer="layout" draw:type="line" svg:x1="95.3cm" svg:y1="85.8cm" svg:x2="95.35cm" svg:y2="84.7cm" draw:start-shape="id735" draw:start-glue-point="0" draw:end-shape="id736" draw:end-glue-point="2" svg:d="M95300 85800l50-1100" svg:viewBox="0 0 51 1101">
          <text:p/>
        </draw:connector>
        <draw:custom-shape draw:style-name="gr1" draw:text-style-name="P2" xml:id="id733" draw:id="id733" draw:layer="layout" svg:width="1cm" svg:height="0.9cm" svg:x="95.9cm" svg:y="89.547cm">
          <text:p text:style-name="P1"><text:span text:style-name="T1">3-NAND</text:span></text:p>
          <text:p text:style-name="P1"><text:span text:style-name="T1">42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37" draw:id="id737" draw:layer="layout" svg:width="1cm" svg:height="0.9cm" svg:x="103.2cm" svg:y="87.5cm">
          <text:p text:style-name="P1"><text:span text:style-name="T1">OR</text:span></text:p>
          <text:p text:style-name="P1"><text:span text:style-name="T1">43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3.1cm" svg:y1="89.6cm" svg:x2="103.7cm" svg:y2="88.4cm" draw:start-shape="id731" draw:start-glue-point="0" draw:end-shape="id737" draw:end-glue-point="2" svg:d="M103100 89600l600-1200" svg:viewBox="0 0 601 1201">
          <text:p/>
        </draw:connector>
        <draw:connector draw:style-name="gr2" draw:text-style-name="P3" draw:layer="layout" draw:type="line" svg:x1="103.7cm" svg:y1="87.5cm" svg:x2="103.7cm" svg:y2="86.4cm" draw:start-shape="id737" draw:start-glue-point="0" draw:end-shape="id708" draw:end-glue-point="2" svg:d="M103700 87500v-1100" svg:viewBox="0 0 1 1101">
          <text:p/>
        </draw:connector>
        <draw:connector draw:style-name="gr2" draw:text-style-name="P3" draw:layer="layout" draw:type="line" svg:x1="103.7cm" svg:y1="85.5cm" svg:x2="103.65cm" svg:y2="84.8cm" draw:start-shape="id708" draw:start-glue-point="0" draw:end-shape="id738" draw:end-glue-point="2" svg:d="M103700 85500l-50-700" svg:viewBox="0 0 51 701">
          <text:p/>
        </draw:connector>
        <draw:connector draw:style-name="gr2" draw:text-style-name="P3" draw:layer="layout" draw:type="line" svg:x1="96.4cm" svg:y1="89.547cm" svg:x2="95.87cm" svg:y2="88.4cm" draw:start-shape="id733" draw:start-glue-point="0" draw:end-shape="id707" draw:end-glue-point="2" svg:d="M96400 89547l-530-1147" svg:viewBox="0 0 531 1148">
          <text:p/>
        </draw:connector>
        <draw:connector draw:style-name="gr2" draw:text-style-name="P3" draw:layer="layout" draw:type="line" svg:x1="95.87cm" svg:y1="87.5cm" svg:x2="95.3cm" svg:y2="86.7cm" draw:start-shape="id707" draw:start-glue-point="0" draw:end-shape="id735" draw:end-glue-point="2" svg:d="M95870 87500l-570-800" svg:viewBox="0 0 571 801">
          <text:p/>
        </draw:connector>
        <draw:connector draw:style-name="gr2" draw:text-style-name="P3" draw:layer="layout" draw:type="line" svg:x1="94.253cm" svg:y1="89.553cm" svg:x2="94.77cm" svg:y2="88.4cm" draw:start-shape="id597" draw:start-glue-point="0" draw:end-shape="id730" draw:end-glue-point="2" svg:d="M94253 89553l517-1153" svg:viewBox="0 0 518 1154">
          <text:p/>
        </draw:connector>
        <draw:connector draw:style-name="gr2" draw:text-style-name="P3" draw:layer="layout" draw:type="line" svg:x1="94.253cm" svg:y1="89.553cm" svg:x2="92cm" svg:y2="88.43cm" draw:start-shape="id597" draw:start-glue-point="0" draw:end-shape="id709" draw:end-glue-point="2" svg:d="M94253 89553l-2253-1123" svg:viewBox="0 0 2254 1124">
          <text:p/>
        </draw:connector>
        <draw:custom-shape draw:style-name="gr1" draw:text-style-name="P2" xml:id="id739" draw:id="id739" draw:layer="layout" svg:width="1cm" svg:height="0.9cm" svg:x="92.1cm" svg:y="85.4cm">
          <text:p text:style-name="P1"><text:span text:style-name="T1">3-NAND</text:span></text:p>
          <text:p text:style-name="P1"><text:span text:style-name="T1">42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2cm" svg:y1="87.53cm" svg:x2="92.6cm" svg:y2="86.3cm" draw:start-shape="id709" draw:start-glue-point="0" draw:end-shape="id739" draw:end-glue-point="2" svg:d="M92000 87530l600-1230" svg:viewBox="0 0 601 1231">
          <text:p/>
        </draw:connector>
        <draw:connector draw:style-name="gr2" draw:text-style-name="P3" draw:layer="layout" draw:type="line" svg:x1="92.6cm" svg:y1="85.4cm" svg:x2="92.65cm" svg:y2="84.7cm" draw:start-shape="id739" draw:start-glue-point="0" draw:end-shape="id740" draw:end-glue-point="2" svg:d="M92600 85400l50-700" svg:viewBox="0 0 51 701">
          <text:p/>
        </draw:connector>
        <draw:connector draw:style-name="gr2" draw:text-style-name="P3" draw:layer="layout" draw:type="line" svg:x1="104.2cm" svg:y1="89.6cm" svg:x2="103.7cm" svg:y2="88.4cm" draw:start-shape="id734" draw:start-glue-point="0" draw:end-shape="id737" draw:end-glue-point="2" svg:d="M104200 89600l-500-1200" svg:viewBox="0 0 501 1201">
          <text:p/>
        </draw:connector>
        <draw:custom-shape draw:style-name="gr1" draw:text-style-name="P2" xml:id="id741" draw:id="id741" draw:layer="layout" svg:width="1cm" svg:height="0.9cm" svg:x="92.6cm" svg:y="87.5cm">
          <text:p text:style-name="P1"><text:span text:style-name="T1">AND</text:span></text:p>
          <text:p text:style-name="P1"><text:span text:style-name="T1">426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3.1cm" svg:y1="89.506cm" svg:x2="93.1cm" svg:y2="88.4cm" draw:start-shape="id684" draw:start-glue-point="0" draw:end-shape="id741" draw:end-glue-point="2" svg:d="M93100 89506v-1106" svg:viewBox="0 0 1 1107">
          <text:p/>
        </draw:connector>
        <draw:connector draw:style-name="gr2" draw:text-style-name="P3" draw:layer="layout" draw:type="line" svg:x1="93.1cm" svg:y1="87.5cm" svg:x2="92.6cm" svg:y2="86.3cm" draw:start-shape="id741" draw:start-glue-point="0" draw:end-shape="id739" draw:end-glue-point="2" svg:d="M93100 87500l-500-1200" svg:viewBox="0 0 501 1201">
          <text:p/>
        </draw:connector>
        <draw:connector draw:style-name="gr4" draw:text-style-name="P5" draw:layer="layout" draw:type="line" svg:x1="107.509cm" svg:y1="89.6cm" svg:x2="108.1cm" svg:y2="88.5cm" draw:start-shape="id720" draw:start-glue-point="0" draw:end-shape="id536" draw:end-glue-point="2" svg:d="M107509 89600l591-1100" svg:viewBox="0 0 592 1101">
          <text:p text:style-name="P1"><text:span text:style-name="T2">c</text:span></text:p>
        </draw:connector>
        <draw:connector draw:style-name="gr4" draw:text-style-name="P5" draw:layer="layout" draw:type="line" svg:x1="95.35cm" svg:y1="83.8cm" svg:x2="95.4cm" svg:y2="82.2cm" draw:start-shape="id736" svg:d="M95350 83800l50-1600" svg:viewBox="0 0 51 1601">
          <text:p text:style-name="P1"><text:span text:style-name="T2">dofe</text:span></text:p>
          <text:p text:style-name="P1"><text:span text:style-name="T2">Data-Out Fifo Empty</text:span></text:p>
        </draw:connector>
        <draw:connector draw:style-name="gr4" draw:text-style-name="P5" draw:layer="layout" draw:type="line" svg:x1="95.965cm" svg:y1="91.7cm" svg:x2="96.4cm" svg:y2="90.447cm" draw:end-shape="id733" draw:end-glue-point="2" svg:d="M95965 91700l435-1253" svg:viewBox="0 0 436 1254">
          <text:p text:style-name="P1"><text:span text:style-name="T2">dofe</text:span></text:p>
        </draw:connector>
        <draw:connector draw:style-name="gr4" draw:text-style-name="P5" draw:layer="layout" draw:type="line" svg:x1="92.65cm" svg:y1="83.8cm" svg:x2="92.7cm" svg:y2="82.2cm" draw:start-shape="id740" svg:d="M92650 83800l50-1600" svg:viewBox="0 0 51 1601">
          <text:p text:style-name="P1"><text:span text:style-name="T2">h5</text:span></text:p>
        </draw:connector>
        <draw:connector draw:style-name="gr4" draw:text-style-name="P5" draw:layer="layout" draw:type="line" svg:x1="95.597cm" svg:y1="92cm" svg:x2="95.3cm" svg:y2="90.453cm" draw:end-shape="id594" draw:end-glue-point="2" svg:d="M95597 92000l-297-1547" svg:viewBox="0 0 298 1548">
          <text:p text:style-name="P1"><text:span text:style-name="T2">h5</text:span></text:p>
        </draw:connector>
        <draw:connector draw:style-name="gr4" draw:text-style-name="P5" draw:layer="layout" draw:type="line" svg:x1="105.118cm" svg:y1="96.151cm" svg:x2="104.1cm" svg:y2="94.9cm" draw:end-shape="id732" draw:end-glue-point="2" svg:d="M105118 96151l-1018-1251" svg:viewBox="0 0 1019 1252">
          <text:p text:style-name="P1"><text:span text:style-name="T2">h5</text:span></text:p>
        </draw:connector>
        <draw:connector draw:style-name="gr4" draw:text-style-name="P5" draw:layer="layout" draw:type="line" svg:x1="88.763cm" svg:y1="92.504cm" svg:x2="88.817cm" svg:y2="90.8cm" draw:end-shape="id718" draw:end-glue-point="2" svg:d="M88763 92504l54-1704" svg:viewBox="0 0 55 1705">
          <text:p text:style-name="P1"><text:span text:style-name="T2">h5</text:span></text:p>
        </draw:connector>
        <draw:connector draw:style-name="gr4" draw:text-style-name="P5" draw:layer="layout" draw:type="line" svg:x1="87.18cm" svg:y1="90.342cm" svg:x2="87.123cm" svg:y2="87.92cm" draw:end-shape="id591" draw:end-glue-point="2" svg:d="M87180 90342l-57-2422" svg:viewBox="0 0 58 2423">
          <text:p text:style-name="P1"><text:span text:style-name="T2">h5/a</text:span></text:p>
        </draw:connector>
        <draw:connector draw:style-name="gr2" draw:text-style-name="P3" draw:layer="layout" draw:type="line" svg:x1="87.123cm" svg:y1="87.02cm" svg:x2="87.1cm" svg:y2="86.139cm" draw:start-shape="id591" draw:start-glue-point="0" draw:end-shape="id518" draw:end-glue-point="2" svg:d="M87123 87020l-23-881" svg:viewBox="0 0 24 882">
          <text:p/>
        </draw:connector>
        <draw:connector draw:style-name="gr2" draw:text-style-name="P3" draw:layer="layout" draw:type="line" svg:x1="87.1cm" svg:y1="85.239cm" svg:x2="87.15cm" svg:y2="84.539cm" draw:start-shape="id518" draw:end-shape="id742" draw:end-glue-point="2" svg:d="M87100 85239l50-700" svg:viewBox="0 0 51 701">
          <text:p/>
        </draw:connector>
        <draw:connector draw:style-name="gr4" draw:text-style-name="P5" draw:layer="layout" draw:type="line" svg:x1="103.65cm" svg:y1="83.9cm" svg:x2="103.727cm" svg:y2="82.261cm" draw:start-shape="id738" draw:start-glue-point="0" svg:d="M103650 83900l77-1639" svg:viewBox="0 0 78 1640">
          <text:p text:style-name="P1"><text:span text:style-name="T2">h6</text:span></text:p>
        </draw:connector>
        <draw:custom-shape draw:style-name="gr1" draw:text-style-name="P2" xml:id="id3" draw:id="id3" draw:layer="layout" svg:width="1cm" svg:height="0.9cm" svg:x="105.9cm" svg:y="91.671cm">
          <text:p text:style-name="P1"><text:span text:style-name="T1">NAND</text:span></text:p>
          <text:p text:style-name="P1"><text:span text:style-name="T1">42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6.384cm" svg:y1="93.845cm" svg:x2="106.4cm" svg:y2="92.571cm" draw:end-shape="id3" draw:end-glue-point="2" svg:d="M106384 93845l16-1274" svg:viewBox="0 0 17 1275">
          <text:p text:style-name="P1"><text:span text:style-name="T2">h6</text:span></text:p>
        </draw:connector>
        <draw:custom-shape draw:style-name="gr1" draw:text-style-name="P2" xml:id="id743" draw:id="id743" draw:layer="layout" svg:width="1cm" svg:height="0.9cm" svg:x="90.404cm" svg:y="94.8cm">
          <text:p text:style-name="P1"><text:span text:style-name="T1">NAND</text:span></text:p>
          <text:p text:style-name="P1"><text:span text:style-name="T1">43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0.358cm" svg:y1="96.913cm" svg:x2="90.904cm" svg:y2="95.7cm" draw:end-shape="id743" draw:end-glue-point="2" svg:d="M90358 96913l546-1213" svg:viewBox="0 0 547 1214">
          <text:p text:style-name="P1"><text:span text:style-name="T2">h6</text:span></text:p>
        </draw:connector>
        <draw:connector draw:style-name="gr4" draw:text-style-name="P5" draw:layer="layout" draw:type="line" svg:x1="90.144cm" svg:y1="92.12cm" svg:x2="89.9cm" svg:y2="90.835cm" draw:end-shape="id555" draw:end-glue-point="2" svg:d="M90144 92120l-244-1285" svg:viewBox="0 0 245 1286">
          <text:p text:style-name="P1"><text:span text:style-name="T2">h6</text:span></text:p>
        </draw:connector>
        <draw:custom-shape draw:style-name="gr1" draw:text-style-name="P2" xml:id="id744" draw:id="id744" draw:layer="layout" svg:width="1cm" svg:height="0.9cm" svg:x="90.4cm" svg:y="92cm">
          <text:p text:style-name="P1"><text:span text:style-name="T1">NOT</text:span></text:p>
          <text:p text:style-name="P1"><text:span text:style-name="T1">44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0.904cm" svg:y1="94.8cm" svg:x2="90.9cm" svg:y2="92.9cm" draw:start-shape="id743" draw:start-glue-point="0" draw:end-shape="id744" draw:end-glue-point="2" svg:d="M90904 94800l-4-1900" svg:viewBox="0 0 5 1901">
          <text:p/>
        </draw:connector>
        <draw:connector draw:style-name="gr2" draw:text-style-name="P3" draw:layer="layout" draw:type="line" svg:x1="90.9cm" svg:y1="92cm" svg:x2="97.5cm" svg:y2="90.5cm" draw:start-shape="id744" draw:start-glue-point="0" draw:end-shape="id486" draw:end-glue-point="2" svg:d="M90900 92000l6600-1500" svg:viewBox="0 0 6601 1501">
          <text:p/>
        </draw:connector>
        <draw:connector draw:style-name="gr2" draw:text-style-name="P3" draw:layer="layout" draw:type="line" svg:x1="90.9cm" svg:y1="92cm" svg:x2="90.9cm" svg:y2="88.406cm" draw:start-shape="id744" draw:start-glue-point="0" draw:end-shape="id485" draw:end-glue-point="2" svg:d="M90900 92000v-3594" svg:viewBox="0 0 1 3595">
          <text:p/>
        </draw:connector>
        <draw:connector draw:style-name="gr2" draw:text-style-name="P3" draw:layer="layout" draw:type="line" svg:x1="90.904cm" svg:y1="94.8cm" svg:x2="102cm" svg:y2="90.5cm" draw:start-shape="id743" draw:start-glue-point="0" draw:end-shape="id487" draw:end-glue-point="2" svg:d="M90904 94800l11096-4300" svg:viewBox="0 0 11097 4301">
          <text:p/>
        </draw:connector>
        <draw:connector draw:style-name="gr2" draw:text-style-name="P3" draw:layer="layout" draw:type="line" svg:x1="90.904cm" svg:y1="94.8cm" svg:x2="105.3cm" svg:y2="90.49cm" draw:start-shape="id743" draw:start-glue-point="0" draw:end-shape="id2" draw:end-glue-point="2" svg:d="M90904 94800l14396-4310" svg:viewBox="0 0 14397 4311">
          <text:p/>
        </draw:connector>
        <draw:connector draw:style-name="gr2" draw:text-style-name="P3" draw:layer="layout" draw:type="line" svg:x1="90.904cm" svg:y1="94.8cm" svg:x2="107.509cm" svg:y2="90.5cm" draw:start-shape="id743" draw:start-glue-point="0" draw:end-shape="id720" draw:end-glue-point="2" svg:d="M90904 94800l16605-4300" svg:viewBox="0 0 16606 4301">
          <text:p/>
        </draw:connector>
        <draw:connector draw:style-name="gr2" draw:text-style-name="P3" draw:layer="layout" draw:type="line" svg:x1="90.9cm" svg:y1="87.506cm" svg:x2="92.6cm" svg:y2="86.3cm" draw:start-shape="id485" draw:start-glue-point="0" draw:end-shape="id739" draw:end-glue-point="2" svg:d="M90900 87506l1700-1206" svg:viewBox="0 0 1701 1207">
          <text:p/>
        </draw:connector>
        <draw:connector draw:style-name="gr2" draw:text-style-name="P3" draw:layer="layout" draw:type="line" svg:x1="97.5cm" svg:y1="89.6cm" svg:x2="99.3cm" svg:y2="88.2cm" draw:start-shape="id486" draw:start-glue-point="0" draw:end-shape="id689" draw:end-glue-point="2" svg:d="M97500 89600l1800-1400" svg:viewBox="0 0 1801 1401">
          <text:p/>
        </draw:connector>
        <draw:connector draw:style-name="gr2" draw:text-style-name="P3" draw:layer="layout" draw:type="line" svg:x1="95.3cm" svg:y1="89.553cm" svg:x2="95.3cm" svg:y2="86.7cm" draw:start-shape="id594" draw:start-glue-point="0" draw:end-shape="id735" draw:end-glue-point="2" svg:d="M95300 89553v-2853" svg:viewBox="0 0 1 2854">
          <text:p/>
        </draw:connector>
        <draw:connector draw:style-name="gr2" draw:text-style-name="P3" draw:layer="layout" draw:type="line" svg:x1="95.3cm" svg:y1="89.553cm" svg:x2="93.1cm" svg:y2="88.4cm" draw:start-shape="id594" draw:start-glue-point="0" draw:end-shape="id741" draw:end-glue-point="2" svg:d="M95300 89553l-2200-1153" svg:viewBox="0 0 2201 1154">
          <text:p/>
        </draw:connector>
        <draw:connector draw:style-name="gr4" draw:text-style-name="P5" draw:layer="layout" draw:type="line" svg:x1="87.15cm" svg:y1="83.639cm" svg:x2="87.177cm" svg:y2="82cm" draw:start-shape="id742" svg:d="M87150 83639l27-1639" svg:viewBox="0 0 28 1640">
          <text:p text:style-name="P1"><text:span text:style-name="T2">h7</text:span></text:p>
        </draw:connector>
        <draw:connector draw:style-name="gr4" draw:text-style-name="P5" draw:layer="layout" draw:type="line" svg:x1="87.963cm" svg:y1="89.156cm" svg:x2="87.123cm" svg:y2="87.92cm" draw:end-shape="id591" draw:end-glue-point="2" svg:d="M87963 89156l-840-1236" svg:viewBox="0 0 841 1237">
          <text:p text:style-name="P1"><text:span text:style-name="T2">h7/b</text:span></text:p>
        </draw:connector>
        <draw:connector draw:style-name="gr2" draw:text-style-name="P3" draw:layer="layout" draw:type="line" svg:x1="103cm" svg:y1="91.6cm" svg:x2="103.1cm" svg:y2="90.5cm" draw:start-shape="id687" draw:start-glue-point="0" draw:end-shape="id731" draw:end-glue-point="2" svg:d="M103000 91600l100-1100" svg:viewBox="0 0 101 1101">
          <text:p/>
        </draw:connector>
        <draw:connector draw:style-name="gr2" draw:text-style-name="P3" draw:layer="layout" draw:type="line" svg:x1="106.4cm" svg:y1="91.671cm" svg:x2="104.2cm" svg:y2="90.5cm" draw:start-shape="id3" draw:start-glue-point="0" draw:end-shape="id734" draw:end-glue-point="2" svg:d="M106400 91671l-2200-1171" svg:viewBox="0 0 2201 1172">
          <text:p/>
        </draw:connector>
        <draw:connector draw:style-name="gr4" draw:text-style-name="P5" draw:layer="layout" draw:type="line" svg:x1="106.4cm" svg:y1="91.671cm" svg:x2="108.1cm" svg:y2="88.5cm" draw:start-shape="id3" draw:start-glue-point="0" draw:end-shape="id536" draw:end-glue-point="2" svg:d="M106400 91671l1700-3171" svg:viewBox="0 0 1701 3172">
          <text:p text:style-name="P1"><text:span text:style-name="T2">a</text:span></text:p>
        </draw:connector>
        <draw:connector draw:style-name="gr4" draw:text-style-name="P5" draw:layer="layout" draw:type="line" svg:x1="94.1cm" svg:y1="102.041cm" svg:x2="93.59cm" svg:y2="100.9cm" draw:end-shape="id745" draw:end-glue-point="2" svg:d="M94100 102041l-510-1141" svg:viewBox="0 0 511 1142">
          <text:p text:style-name="P1"><text:span text:style-name="T2">g10</text:span></text:p>
        </draw:connector>
        <draw:custom-shape draw:style-name="gr1" draw:text-style-name="P2" xml:id="id745" draw:id="id745" draw:layer="layout" svg:width="1cm" svg:height="0.9cm" svg:x="93.09cm" svg:y="100cm">
          <text:p text:style-name="P1"><text:span text:style-name="T1">NAND</text:span></text:p>
          <text:p text:style-name="P1"><text:span text:style-name="T1">41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46" draw:id="id746" draw:layer="layout" svg:width="1cm" svg:height="0.9cm" svg:x="92.5cm" svg:y="98.5cm">
          <text:p text:style-name="P1"><text:span text:style-name="T1">OR</text:span></text:p>
          <text:p text:style-name="P1"><text:span text:style-name="T1">41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3.59cm" svg:y1="100cm" svg:x2="93cm" svg:y2="99.4cm" draw:start-shape="id745" draw:start-glue-point="0" draw:end-shape="id746" draw:end-glue-point="2" svg:d="M93590 100000l-590-600" svg:viewBox="0 0 591 601">
          <text:p/>
        </draw:connector>
        <draw:connector draw:style-name="gr2" draw:text-style-name="P3" draw:layer="layout" draw:type="line" svg:x1="93cm" svg:y1="98.5cm" svg:x2="98.5cm" svg:y2="94.3cm" draw:start-shape="id746" draw:start-glue-point="0" draw:end-shape="id683" draw:end-glue-point="2" svg:d="M93000 98500l5500-4200" svg:viewBox="0 0 5501 4201">
          <text:p/>
        </draw:connector>
        <draw:custom-shape draw:style-name="gr1" draw:text-style-name="P2" xml:id="id747" draw:id="id747" draw:layer="layout" svg:width="1cm" svg:height="0.9cm" svg:x="92.6cm" svg:y="91.9cm">
          <text:p text:style-name="P1"><text:span text:style-name="T1">NOT</text:span></text:p>
          <text:p text:style-name="P1"><text:span text:style-name="T1">43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3cm" svg:y1="98.5cm" svg:x2="93.1cm" svg:y2="92.8cm" draw:start-shape="id746" draw:start-glue-point="0" draw:end-shape="id747" draw:end-glue-point="2" svg:d="M93000 98500l100-5700" svg:viewBox="0 0 101 5701">
          <text:p/>
        </draw:connector>
        <draw:connector draw:style-name="gr2" draw:text-style-name="P3" draw:layer="layout" draw:type="line" svg:x1="93.1cm" svg:y1="91.9cm" svg:x2="93.1cm" svg:y2="90.406cm" draw:start-shape="id747" draw:start-glue-point="0" draw:end-shape="id684" draw:end-glue-point="2" svg:d="M93100 91900v-1494" svg:viewBox="0 0 1 1495">
          <text:p/>
        </draw:connector>
        <draw:custom-shape draw:style-name="gr1" draw:text-style-name="P2" xml:id="id748" draw:id="id748" draw:layer="layout" svg:width="1cm" svg:height="0.9cm" svg:x="100.9cm" svg:y="98.602cm">
          <text:p text:style-name="P1"><text:span text:style-name="T1">OR</text:span></text:p>
          <text:p text:style-name="P1"><text:span text:style-name="T1">42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0.9cm" svg:y1="100.311cm" svg:x2="101.4cm" svg:y2="99.502cm" draw:start-shape="id595" draw:start-glue-point="0" draw:end-shape="id748" draw:end-glue-point="2" svg:d="M100900 100311l500-809" svg:viewBox="0 0 501 810">
          <text:p/>
        </draw:connector>
        <draw:connector draw:style-name="gr2" draw:text-style-name="P3" draw:layer="layout" draw:type="line" svg:x1="101.4cm" svg:y1="98.602cm" svg:x2="103cm" svg:y2="92.5cm" draw:start-shape="id748" draw:start-glue-point="0" draw:end-shape="id687" draw:end-glue-point="2" svg:d="M101400 98602l1600-6102" svg:viewBox="0 0 1601 6103">
          <text:p/>
        </draw:connector>
        <draw:connector draw:style-name="gr2" draw:text-style-name="P3" draw:layer="layout" draw:type="line" svg:x1="101.4cm" svg:y1="98.602cm" svg:x2="99.8cm" svg:y2="92.5cm" draw:start-shape="id748" draw:start-glue-point="0" draw:end-shape="id749" draw:end-glue-point="2" svg:d="M101400 98602l-1600-6102" svg:viewBox="0 0 1601 6103">
          <text:p/>
        </draw:connector>
        <draw:connector draw:style-name="gr2" draw:text-style-name="P3" draw:layer="layout" draw:type="line" svg:x1="99.8cm" svg:y1="91.6cm" svg:x2="99.8cm" svg:y2="90.5cm" draw:start-shape="id749" draw:start-glue-point="0" draw:end-shape="id688" draw:end-glue-point="2" svg:d="M99800 91600v-1100" svg:viewBox="0 0 1 1101">
          <text:p/>
        </draw:connector>
        <draw:custom-shape draw:style-name="gr1" draw:text-style-name="P2" xml:id="id750" draw:id="id750" draw:layer="layout" svg:width="1cm" svg:height="0.9cm" svg:x="14.5cm" svg:y="120.9cm">
          <text:p text:style-name="P1"><text:span text:style-name="T1">AND</text:span></text:p>
          <text:p text:style-name="P1"><text:span text:style-name="T1">496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7.25cm" svg:y1="118.8cm" svg:x2="15.5cm" svg:y2="121.35cm" draw:start-shape="id478" draw:start-glue-point="0" draw:end-shape="id750" draw:end-glue-point="1" svg:d="M17250 118800l-1750 2550" svg:viewBox="0 0 1751 2551">
          <text:p/>
        </draw:connector>
        <draw:custom-shape draw:style-name="gr3" draw:text-style-name="P4" xml:id="id751" draw:id="id751" draw:layer="layout" svg:width="2.1cm" svg:height="0.9cm" svg:x="14cm" svg:y="118.8cm">
          <text:p text:style-name="P1"><text:span text:style-name="T1">DFF(mclk)</text:span></text:p>
          <text:p text:style-name="P1"><text:span text:style-name="T1">496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cm" svg:y1="120.9cm" svg:x2="15.05cm" svg:y2="119.7cm" draw:start-shape="id750" draw:start-glue-point="0" draw:end-shape="id751" draw:end-glue-point="2" svg:d="M15000 120900l50-1200" svg:viewBox="0 0 51 1201">
          <text:p/>
        </draw:connector>
        <draw:connector draw:style-name="gr2" draw:text-style-name="P3" draw:layer="layout" draw:type="line" svg:x1="16.6cm" svg:y1="76.685cm" svg:x2="14.704cm" svg:y2="53.744cm" draw:start-shape="id346" draw:start-glue-point="0" draw:end-shape="id83" draw:end-glue-point="2" svg:d="M16600 76685l-1896-22941" svg:viewBox="0 0 1897 22942">
          <text:p/>
        </draw:connector>
        <draw:custom-shape draw:style-name="gr1" draw:text-style-name="P2" xml:id="id752" draw:id="id752" draw:layer="layout" svg:width="1cm" svg:height="0.9cm" svg:x="16.7cm" svg:y="74.9cm">
          <text:p text:style-name="P1"><text:span text:style-name="T1">NOT</text:span></text:p>
          <text:p text:style-name="P1"><text:span text:style-name="T1">48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6.6cm" svg:y1="76.685cm" svg:x2="17.2cm" svg:y2="75.8cm" draw:start-shape="id346" draw:start-glue-point="0" draw:end-shape="id752" draw:end-glue-point="2" svg:d="M16600 76685l600-885" svg:viewBox="0 0 601 886">
          <text:p/>
        </draw:connector>
        <draw:connector draw:style-name="gr2" draw:text-style-name="P3" draw:layer="layout" draw:type="line" svg:x1="17.2cm" svg:y1="74.9cm" svg:x2="17.204cm" svg:y2="50.582cm" draw:start-shape="id752" draw:start-glue-point="0" draw:end-shape="id65" draw:end-glue-point="2" svg:d="M17200 74900l4-24318" svg:viewBox="0 0 5 24319">
          <text:p/>
        </draw:connector>
        <draw:connector draw:style-name="gr2" draw:text-style-name="P3" draw:layer="layout" draw:type="line" svg:x1="14.4cm" svg:y1="78.785cm" svg:x2="46.1cm" svg:y2="53.083cm" draw:start-shape="id344" draw:start-glue-point="0" draw:end-shape="id151" draw:end-glue-point="2" svg:d="M14400 78785l31700-25702" svg:viewBox="0 0 31701 25703">
          <text:p/>
        </draw:connector>
        <draw:custom-shape draw:style-name="gr1" draw:text-style-name="P2" xml:id="id753" draw:id="id753" draw:layer="layout" svg:width="1cm" svg:height="0.9cm" svg:x="13.9cm" svg:y="76.8cm">
          <text:p text:style-name="P1"><text:span text:style-name="T1">NOT</text:span></text:p>
          <text:p text:style-name="P1"><text:span text:style-name="T1">51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4.4cm" svg:y1="78.785cm" svg:x2="14.4cm" svg:y2="77.7cm" draw:start-shape="id344" draw:start-glue-point="0" draw:end-shape="id753" svg:d="M14400 78785v-1085" svg:viewBox="0 0 1 1086">
          <text:p/>
        </draw:connector>
        <draw:connector draw:style-name="gr2" draw:text-style-name="P3" draw:layer="layout" draw:type="line" svg:x1="14.4cm" svg:y1="76.8cm" svg:x2="59.2cm" svg:y2="53cm" draw:start-shape="id753" draw:start-glue-point="0" draw:end-shape="id150" draw:end-glue-point="2" svg:d="M14400 76800l44800-23800" svg:viewBox="0 0 44801 23801">
          <text:p/>
        </draw:connector>
        <draw:connector draw:style-name="gr2" draw:text-style-name="P3" draw:layer="layout" draw:type="line" svg:x1="74.4cm" svg:y1="119.283cm" svg:x2="74.35cm" svg:y2="118.083cm" draw:start-shape="id706" draw:start-glue-point="0" draw:end-shape="id754" draw:end-glue-point="2" svg:d="M74400 119283l-50-1200" svg:viewBox="0 0 51 1201">
          <text:p/>
        </draw:connector>
        <draw:connector draw:style-name="gr2" draw:text-style-name="P3" draw:layer="layout" draw:type="line" svg:x1="100.864cm" svg:y1="47.442cm" svg:x2="100.839cm" svg:y2="44.692cm" draw:start-shape="id47" draw:start-glue-point="0" draw:end-shape="id668" draw:end-glue-point="2" svg:d="M100864 47442l-25-2750" svg:viewBox="0 0 26 2751">
          <text:p/>
        </draw:connector>
        <draw:connector draw:style-name="gr2" draw:text-style-name="P3" draw:layer="layout" draw:type="line" svg:x1="78.8cm" svg:y1="119.383cm" svg:x2="78.75cm" svg:y2="118.08cm" draw:start-shape="id705" draw:start-glue-point="0" draw:end-shape="id755" svg:d="M78800 119383l-50-1303" svg:viewBox="0 0 51 1304">
          <text:p/>
        </draw:connector>
        <draw:custom-shape draw:style-name="gr3" draw:text-style-name="P4" xml:id="id756" draw:id="id756" draw:layer="layout" svg:width="2.1cm" svg:height="0.9cm" svg:x="50.672cm" svg:y="115.1cm">
          <text:p text:style-name="P1"><text:span text:style-name="T1">DFF(mclk)</text:span></text:p>
          <text:p text:style-name="P1"><text:span text:style-name="T1">49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1.672cm" svg:y1="118.406cm" svg:x2="51.722cm" svg:y2="116cm" draw:start-shape="id104" draw:start-glue-point="0" draw:end-shape="id756" draw:end-glue-point="2" svg:d="M51672 118406l50-2406" svg:viewBox="0 0 51 2407">
          <text:p/>
        </draw:connector>
        <draw:custom-shape draw:style-name="gr3" draw:text-style-name="P4" xml:id="id757" draw:id="id757" draw:layer="layout" svg:width="2.1cm" svg:height="0.9cm" svg:x="52.872cm" svg:y="115.1cm">
          <text:p text:style-name="P1"><text:span text:style-name="T1">DFF(mclk)</text:span></text:p>
          <text:p text:style-name="P1"><text:span text:style-name="T1">51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3.872cm" svg:y1="118.438cm" svg:x2="53.922cm" svg:y2="116cm" draw:start-shape="id103" draw:start-glue-point="0" draw:end-shape="id757" draw:end-glue-point="2" svg:d="M53872 118438l50-2438" svg:viewBox="0 0 51 2439">
          <text:p/>
        </draw:connector>
        <draw:custom-shape draw:style-name="gr3" draw:text-style-name="P4" xml:id="id758" draw:id="id758" draw:layer="layout" svg:width="2.1cm" svg:height="0.9cm" svg:x="55.072cm" svg:y="115.1cm">
          <text:p text:style-name="P1"><text:span text:style-name="T1">DFF(mclk)</text:span></text:p>
          <text:p text:style-name="P1"><text:span text:style-name="T1">52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6.072cm" svg:y1="118.4cm" svg:x2="56.122cm" svg:y2="116cm" draw:start-shape="id102" draw:start-glue-point="0" draw:end-shape="id758" draw:end-glue-point="2" svg:d="M56072 118400l50-2400" svg:viewBox="0 0 51 2401">
          <text:p/>
        </draw:connector>
        <draw:custom-shape draw:style-name="gr1" draw:text-style-name="P2" xml:id="id759" draw:id="id759" draw:layer="layout" svg:width="1cm" svg:height="0.9cm" svg:x="95.414cm" svg:y="52.075cm">
          <text:p text:style-name="P1"><text:span text:style-name="T1">3-NAND</text:span></text:p>
          <text:p text:style-name="P1"><text:span text:style-name="T1">40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5.289cm" svg:y1="54.479cm" svg:x2="95.914cm" svg:y2="52.975cm" draw:end-shape="id759" draw:end-glue-point="2" svg:d="M95289 54479l625-1504" svg:viewBox="0 0 626 1505">
          <text:p text:style-name="P1"><text:span text:style-name="T2">curb0</text:span></text:p>
        </draw:connector>
        <draw:connector draw:style-name="gr4" draw:text-style-name="P5" draw:layer="layout" draw:type="line" svg:x1="99.405cm" svg:y1="51.235cm" svg:x2="98.665cm" svg:y2="50.079cm" draw:end-shape="id489" draw:end-glue-point="2" svg:d="M99405 51235l-740-1156" svg:viewBox="0 0 741 1157">
          <text:p text:style-name="P1"><text:span text:style-name="T2">curb0/c</text:span></text:p>
        </draw:connector>
        <draw:connector draw:style-name="gr2" draw:text-style-name="P5" draw:layer="layout" draw:type="line" svg:x1="98.639cm" svg:y1="43.787cm" svg:x2="99.389cm" svg:y2="43.175cm" draw:start-shape="id490" draw:start-glue-point="0" draw:end-shape="id760" draw:end-glue-point="2" svg:d="M98639 43787l750-612" svg:viewBox="0 0 751 613">
          <text:p/>
        </draw:connector>
        <draw:connector draw:style-name="gr4" draw:text-style-name="P5" draw:layer="layout" draw:type="line" svg:x1="99.389cm" svg:y1="42.275cm" svg:x2="99.34cm" svg:y2="40.775cm" draw:start-shape="id760" svg:d="M99389 42275l-49-1500" svg:viewBox="0 0 50 1501">
          <text:p text:style-name="P1"><text:span text:style-name="T2">/curb0</text:span></text:p>
        </draw:connector>
        <draw:connector draw:style-name="gr4" draw:text-style-name="P5" draw:layer="layout" draw:type="line" svg:x1="113.929cm" svg:y1="104.722cm" svg:x2="114cm" svg:y2="103.406cm" draw:end-shape="id761" draw:end-glue-point="2" svg:d="M113929 104722l71-1316" svg:viewBox="0 0 72 1317">
          <text:p text:style-name="P1"><text:span text:style-name="T2">cnt3_0/b</text:span></text:p>
        </draw:connector>
        <draw:custom-shape draw:style-name="gr1" draw:text-style-name="P2" xml:id="id761" draw:id="id761" draw:layer="layout" svg:width="1cm" svg:height="0.9cm" svg:x="113.5cm" svg:y="102.506cm">
          <text:p text:style-name="P1"><text:span text:style-name="T1">IMUX</text:span></text:p>
          <text:p text:style-name="P1"><text:span text:style-name="T1">2_2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4cm" svg:y1="102.506cm" svg:x2="114.082cm" svg:y2="100.847cm" draw:start-shape="id761" draw:start-glue-point="0" svg:d="M114000 102506l82-1659" svg:viewBox="0 0 83 1660">
          <text:p text:style-name="P1"><text:span text:style-name="T2">unit20_a0</text:span></text:p>
        </draw:connector>
        <draw:custom-shape draw:style-name="gr1" draw:text-style-name="P2" xml:id="id762" draw:id="id762" draw:layer="layout" svg:width="1cm" svg:height="0.9cm" svg:x="117.504cm" svg:y="102.522cm">
          <text:p text:style-name="P1"><text:span text:style-name="T1">IMUX</text:span></text:p>
          <text:p text:style-name="P1"><text:span text:style-name="T1">341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8.004cm" svg:y1="102.522cm" svg:x2="118.008cm" svg:y2="100.885cm" draw:start-shape="id762" draw:start-glue-point="0" svg:d="M118004 102522l4-1637" svg:viewBox="0 0 5 1638">
          <text:p text:style-name="P1"><text:span text:style-name="T2">unit20_a2</text:span></text:p>
        </draw:connector>
        <draw:custom-shape draw:style-name="gr1" draw:text-style-name="P2" xml:id="id763" draw:id="id763" draw:layer="layout" svg:width="1cm" svg:height="0.9cm" svg:x="115.504cm" svg:y="102.522cm">
          <text:p text:style-name="P1"><text:span text:style-name="T1">IMUX</text:span></text:p>
          <text:p text:style-name="P1"><text:span text:style-name="T1">2_2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6.004cm" svg:y1="102.522cm" svg:x2="116.008cm" svg:y2="100.806cm" draw:start-shape="id763" svg:d="M116004 102522l4-1716" svg:viewBox="0 0 5 1717">
          <text:p text:style-name="P1"><text:span text:style-name="T2">unit20_a1</text:span></text:p>
        </draw:connector>
        <draw:connector draw:style-name="gr4" draw:text-style-name="P5" draw:layer="layout" draw:type="line" svg:x1="115.9cm" svg:y1="104.656cm" svg:x2="116.004cm" svg:y2="103.422cm" draw:start-shape="id764" draw:start-glue-point="0" draw:end-shape="id763" draw:end-glue-point="2" svg:d="M115900 104656l104-1234" svg:viewBox="0 0 105 1235">
          <text:p text:style-name="P1"><text:span text:style-name="T2">cnt3_4/b</text:span></text:p>
        </draw:connector>
        <draw:custom-shape draw:style-name="gr1" draw:text-style-name="P2" xml:id="id765" draw:id="id765" draw:layer="layout" svg:width="1cm" svg:height="0.9cm" svg:x="119.504cm" svg:y="102.522cm">
          <text:p text:style-name="P1"><text:span text:style-name="T1">IMUX</text:span></text:p>
          <text:p text:style-name="P1"><text:span text:style-name="T1">34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20.004cm" svg:y1="102.522cm" svg:x2="119.976cm" svg:y2="101.09cm" draw:start-shape="id765" svg:d="M120004 102522l-28-1432" svg:viewBox="0 0 29 1433">
          <text:p text:style-name="P1"><text:span text:style-name="T2">unit20_a3</text:span></text:p>
        </draw:connector>
        <draw:connector draw:style-name="gr4" draw:text-style-name="P5" draw:layer="layout" draw:type="line" svg:x1="117.951cm" svg:y1="104.801cm" svg:x2="118.004cm" svg:y2="103.422cm" draw:end-shape="id762" draw:end-glue-point="2" svg:d="M117951 104801l53-1379" svg:viewBox="0 0 54 1380">
          <text:p text:style-name="P1"><text:span text:style-name="T2">cnt3_5/b</text:span></text:p>
        </draw:connector>
        <draw:custom-shape draw:style-name="gr1" draw:text-style-name="P2" xml:id="id766" draw:id="id766" draw:layer="layout" svg:width="1cm" svg:height="0.9cm" svg:x="123.522cm" svg:y="102.574cm">
          <text:p text:style-name="P1"><text:span text:style-name="T1">IMUX</text:span></text:p>
          <text:p text:style-name="P1"><text:span text:style-name="T1">331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24.022cm" svg:y1="102.574cm" svg:x2="124.06cm" svg:y2="101.122cm" draw:start-shape="id766" draw:start-glue-point="0" svg:d="M124022 102574l38-1452" svg:viewBox="0 0 39 1453">
          <text:p text:style-name="P1"><text:span text:style-name="T2">unit20_a5</text:span></text:p>
        </draw:connector>
        <draw:connector draw:style-name="gr4" draw:text-style-name="P5" draw:layer="layout" draw:type="line" svg:x1="119.909cm" svg:y1="104.841cm" svg:x2="120.004cm" svg:y2="103.422cm" draw:end-shape="id765" draw:end-glue-point="2" svg:d="M119909 104841l95-1419" svg:viewBox="0 0 96 1420">
          <text:p text:style-name="P1"><text:span text:style-name="T2">cnt3_6/b</text:span></text:p>
        </draw:connector>
        <draw:custom-shape draw:style-name="gr1" draw:text-style-name="P2" xml:id="id767" draw:id="id767" draw:layer="layout" svg:width="1cm" svg:height="0.9cm" svg:x="121.488cm" svg:y="102.559cm">
          <text:p text:style-name="P1"><text:span text:style-name="T1">IMUX</text:span></text:p>
          <text:p text:style-name="P1"><text:span text:style-name="T1">341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21.988cm" svg:y1="102.559cm" svg:x2="121.932cm" svg:y2="101.174cm" draw:start-shape="id767" draw:start-glue-point="0" svg:d="M121988 102559l-56-1385" svg:viewBox="0 0 57 1386">
          <text:p text:style-name="P1"><text:span text:style-name="T2">unit20_a4</text:span></text:p>
        </draw:connector>
        <draw:connector draw:style-name="gr4" draw:text-style-name="P5" draw:layer="layout" draw:type="line" svg:x1="121.946cm" svg:y1="104.947cm" svg:x2="121.988cm" svg:y2="103.459cm" draw:end-shape="id767" draw:end-glue-point="2" svg:d="M121946 104947l42-1488" svg:viewBox="0 0 43 1489">
          <text:p text:style-name="P1"><text:span text:style-name="T2">cnt3_7/b</text:span></text:p>
        </draw:connector>
        <draw:connector draw:style-name="gr4" draw:text-style-name="P5" draw:layer="layout" draw:type="line" svg:x1="123.304cm" svg:y1="104.634cm" svg:x2="124.022cm" svg:y2="103.474cm" draw:end-shape="id766" draw:end-glue-point="2" svg:d="M123304 104634l718-1160" svg:viewBox="0 0 719 1161">
          <text:p text:style-name="P1"><text:span text:style-name="T2">cnt3_8/b</text:span></text:p>
        </draw:connector>
        <draw:connector draw:style-name="gr4" draw:text-style-name="P5" draw:layer="layout" draw:type="line" svg:x1="120.835cm" svg:y1="104.365cm" svg:x2="121.988cm" svg:y2="103.459cm" draw:end-shape="id767" draw:end-glue-point="2" svg:d="M120835 104365l1153-906" svg:viewBox="0 0 1154 907">
          <text:p text:style-name="P1"><text:span text:style-name="T2">cnt4_4/c</text:span></text:p>
        </draw:connector>
        <draw:connector draw:style-name="gr4" draw:text-style-name="P5" draw:layer="layout" draw:type="line" svg:x1="113.027cm" svg:y1="104.186cm" svg:x2="114cm" svg:y2="103.406cm" draw:end-shape="id761" draw:end-glue-point="2" svg:d="M113027 104186l973-780" svg:viewBox="0 0 974 781">
          <text:p text:style-name="P1"><text:span text:style-name="T2">cnt4_0/c</text:span></text:p>
        </draw:connector>
        <draw:connector draw:style-name="gr4" draw:text-style-name="P5" draw:layer="layout" draw:type="line" svg:x1="115.142cm" svg:y1="104.24cm" svg:x2="116.004cm" svg:y2="103.422cm" draw:end-shape="id763" draw:end-glue-point="2" svg:d="M115142 104240l862-818" svg:viewBox="0 0 863 819">
          <text:p text:style-name="P1"><text:span text:style-name="T2">cnt4_1/c</text:span></text:p>
        </draw:connector>
        <draw:connector draw:style-name="gr4" draw:text-style-name="P5" draw:layer="layout" draw:type="line" svg:x1="117.205cm" svg:y1="104.303cm" svg:x2="118.004cm" svg:y2="103.422cm" draw:end-shape="id762" draw:end-glue-point="2" svg:d="M117205 104303l799-881" svg:viewBox="0 0 800 882">
          <text:p text:style-name="P1"><text:span text:style-name="T2">cnt4_2/c</text:span></text:p>
        </draw:connector>
        <draw:connector draw:style-name="gr4" draw:text-style-name="P5" draw:layer="layout" draw:type="line" svg:x1="118.956cm" svg:y1="104.325cm" svg:x2="120.004cm" svg:y2="103.422cm" draw:end-shape="id765" draw:end-glue-point="2" svg:d="M118956 104325l1048-903" svg:viewBox="0 0 1049 904">
          <text:p text:style-name="P1"><text:span text:style-name="T2">cnt4_3/c</text:span></text:p>
        </draw:connector>
        <draw:connector draw:style-name="gr4" draw:text-style-name="P5" draw:layer="layout" draw:type="line" svg:x1="124.8cm" svg:y1="105.075cm" svg:x2="124.022cm" svg:y2="103.474cm" draw:end-shape="id766" draw:end-glue-point="2" svg:d="M124800 105075l-778-1601" svg:viewBox="0 0 779 1602">
          <text:p text:style-name="P1"><text:span text:style-name="T2">cnt4_5/c</text:span></text:p>
        </draw:connector>
        <draw:custom-shape draw:style-name="gr1" draw:text-style-name="P2" xml:id="id768" draw:id="id768" draw:layer="layout" svg:width="1cm" svg:height="0.9cm" svg:x="117.3cm" svg:y="105.906cm">
          <text:p text:style-name="P1"><text:span text:style-name="T1">NAND</text:span></text:p>
          <text:p text:style-name="P1"><text:span text:style-name="T1">4117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7.8cm" svg:y1="105.906cm" svg:x2="116.004cm" svg:y2="103.422cm" draw:start-shape="id768" draw:start-glue-point="0" draw:end-shape="id763" draw:end-glue-point="2" svg:d="M117800 105906l-1796-2484" svg:viewBox="0 0 1797 2485">
          <text:p text:style-name="P1"><text:span text:style-name="T2">a</text:span></text:p>
        </draw:connector>
        <draw:connector draw:style-name="gr4" draw:text-style-name="P5" xml:id="id764" draw:id="id764" draw:layer="layout" draw:type="line" svg:x1="117.8cm" svg:y1="105.906cm" svg:x2="114cm" svg:y2="103.406cm" draw:start-shape="id768" draw:start-glue-point="0" draw:end-shape="id761" draw:end-glue-point="2" svg:d="M117800 105906l-3800-2500" svg:viewBox="0 0 3801 2501">
          <text:p text:style-name="P1"><text:span text:style-name="T2">a</text:span></text:p>
        </draw:connector>
        <draw:connector draw:style-name="gr4" draw:text-style-name="P5" draw:layer="layout" draw:type="line" svg:x1="117.8cm" svg:y1="105.906cm" svg:x2="121.988cm" svg:y2="103.459cm" draw:start-shape="id768" draw:start-glue-point="0" draw:end-shape="id767" draw:end-glue-point="2" svg:d="M117800 105906l4188-2447" svg:viewBox="0 0 4189 2448">
          <text:p text:style-name="P1"><text:span text:style-name="T2">a</text:span></text:p>
        </draw:connector>
        <draw:connector draw:style-name="gr4" draw:text-style-name="P5" draw:layer="layout" draw:type="line" svg:x1="117.8cm" svg:y1="105.906cm" svg:x2="124.022cm" svg:y2="103.474cm" draw:start-shape="id768" draw:start-glue-point="0" draw:end-shape="id766" draw:end-glue-point="2" svg:d="M117800 105906l6222-2432" svg:viewBox="0 0 6223 2433">
          <text:p text:style-name="P1"><text:span text:style-name="T2">a</text:span></text:p>
        </draw:connector>
        <draw:connector draw:style-name="gr4" draw:text-style-name="P5" draw:layer="layout" draw:type="line" svg:x1="117.8cm" svg:y1="105.906cm" svg:x2="120.004cm" svg:y2="103.422cm" draw:start-shape="id768" draw:start-glue-point="0" draw:end-shape="id765" draw:end-glue-point="2" svg:d="M117800 105906l2204-2484" svg:viewBox="0 0 2205 2485">
          <text:p text:style-name="P1"><text:span text:style-name="T2">a</text:span></text:p>
        </draw:connector>
        <draw:connector draw:style-name="gr4" draw:text-style-name="P5" draw:layer="layout" draw:type="line" svg:x1="117.8cm" svg:y1="105.906cm" svg:x2="118.004cm" svg:y2="103.422cm" draw:start-shape="id768" draw:start-glue-point="0" draw:end-shape="id762" draw:end-glue-point="2" svg:d="M117800 105906l204-2484" svg:viewBox="0 0 205 2485">
          <text:p text:style-name="P1"><text:span text:style-name="T2">a</text:span></text:p>
        </draw:connector>
        <draw:custom-shape draw:style-name="gr1" draw:text-style-name="P2" xml:id="id769" draw:id="id769" draw:layer="layout" svg:width="1cm" svg:height="0.9cm" svg:x="125.8cm" svg:y="102.606cm">
          <text:p text:style-name="P1"><text:span text:style-name="T1">OR</text:span></text:p>
          <text:p text:style-name="P1"><text:span text:style-name="T1">2_17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70" draw:id="id770" draw:layer="layout" svg:width="1cm" svg:height="0.9cm" svg:x="128cm" svg:y="102.606cm">
          <text:p text:style-name="P1"><text:span text:style-name="T1">OR</text:span></text:p>
          <text:p text:style-name="P1"><text:span text:style-name="T1">2_170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7.8cm" svg:y1="105.906cm" svg:x2="126.3cm" svg:y2="103.506cm" draw:start-shape="id768" draw:start-glue-point="0" draw:end-shape="id769" draw:end-glue-point="2" svg:d="M117800 105906l8500-2400" svg:viewBox="0 0 8501 2401">
          <text:p/>
        </draw:connector>
        <draw:connector draw:style-name="gr2" draw:text-style-name="P3" draw:layer="layout" draw:type="line" svg:x1="117.8cm" svg:y1="105.906cm" svg:x2="128.5cm" svg:y2="103.506cm" draw:start-shape="id768" draw:start-glue-point="0" draw:end-shape="id770" draw:end-glue-point="2" svg:d="M117800 105906l10700-2400" svg:viewBox="0 0 10701 2401">
          <text:p/>
        </draw:connector>
        <draw:custom-shape draw:style-name="gr1" draw:text-style-name="P2" xml:id="id771" draw:id="id771" draw:layer="layout" svg:width="1cm" svg:height="0.9cm" svg:x="128cm" svg:y="100.506cm">
          <text:p text:style-name="P1"><text:span text:style-name="T1">NOR(mclk)</text:span></text:p>
          <text:p text:style-name="P1"><text:span text:style-name="T1">2_171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8.5cm" svg:y1="102.606cm" svg:x2="128.5cm" svg:y2="101.406cm" draw:start-shape="id770" draw:start-glue-point="0" draw:end-shape="id771" draw:end-glue-point="2" svg:d="M128500 102606v-1200" svg:viewBox="0 0 1 1201">
          <text:p/>
        </draw:connector>
        <draw:custom-shape draw:style-name="gr1" draw:text-style-name="P2" xml:id="id772" draw:id="id772" draw:layer="layout" svg:width="1cm" svg:height="0.9cm" svg:x="125.8cm" svg:y="100.506cm">
          <text:p text:style-name="P1"><text:span text:style-name="T1">NOR(mclk)</text:span></text:p>
          <text:p text:style-name="P1"><text:span text:style-name="T1">2_170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6.3cm" svg:y1="102.606cm" svg:x2="126.3cm" svg:y2="101.406cm" draw:start-shape="id769" draw:start-glue-point="0" draw:end-shape="id772" svg:d="M126300 102606v-1200" svg:viewBox="0 0 1 1201">
          <text:p/>
        </draw:connector>
        <draw:connector draw:style-name="gr4" draw:text-style-name="P5" draw:layer="layout" draw:type="line" svg:x1="126.3cm" svg:y1="100.506cm" svg:x2="126.272cm" svg:y2="98.517cm" draw:start-shape="id772" draw:start-glue-point="0" svg:d="M126300 100506l-28-1989" svg:viewBox="0 0 29 1990">
          <text:p text:style-name="P1"><text:span text:style-name="T2">unit20_ie2</text:span></text:p>
        </draw:connector>
        <draw:connector draw:style-name="gr4" draw:text-style-name="P5" draw:layer="layout" draw:type="line" svg:x1="128.5cm" svg:y1="100.506cm" svg:x2="128.49cm" svg:y2="99.021cm" draw:start-shape="id771" draw:start-glue-point="0" svg:d="M128500 100506l-10-1485" svg:viewBox="0 0 11 1486">
          <text:p text:style-name="P1"><text:span text:style-name="T2">unit20_ie1</text:span></text:p>
        </draw:connector>
        <draw:connector draw:style-name="gr4" draw:text-style-name="P3" draw:layer="layout" draw:type="line" svg:x1="126.209cm" svg:y1="105.021cm" svg:x2="126.3cm" svg:y2="103.506cm" draw:end-shape="id769" svg:d="M126209 105021l91-1515" svg:viewBox="0 0 92 1516">
          <text:p text:style-name="P1"><text:span text:style-name="T2">/curb0</text:span></text:p>
        </draw:connector>
        <draw:connector draw:style-name="gr4" draw:text-style-name="P3" draw:layer="layout" draw:type="line" svg:x1="128.429cm" svg:y1="105.21cm" svg:x2="128.5cm" svg:y2="103.506cm" draw:end-shape="id770" draw:end-glue-point="2" svg:d="M128429 105210l71-1704" svg:viewBox="0 0 72 1705">
          <text:p text:style-name="P1"><text:span text:style-name="T2">curb0</text:span></text:p>
        </draw:connector>
        <draw:custom-shape draw:style-name="gr1" draw:text-style-name="P2" xml:id="id773" draw:id="id773" draw:layer="layout" svg:width="1cm" svg:height="0.9cm" svg:x="97.989cm" svg:y="54.135cm">
          <text:p text:style-name="P1"><text:span text:style-name="T1">FA(ground,power)</text:span></text:p>
          <text:p text:style-name="P1"><text:span text:style-name="T1">40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8.469cm" svg:y1="56.375cm" svg:x2="98.489cm" svg:y2="55.035cm" draw:end-shape="id773" draw:end-glue-point="2" svg:d="M98469 56375l20-1340" svg:viewBox="0 0 21 1341">
          <text:p text:style-name="P1"><text:span text:style-name="T2">curb0</text:span></text:p>
        </draw:connector>
        <draw:connector draw:style-name="gr4" draw:text-style-name="P5" draw:layer="layout" draw:type="line" svg:x1="98.489cm" svg:y1="54.135cm" svg:x2="98.665cm" svg:y2="50.079cm" draw:start-shape="id773" draw:start-glue-point="0" draw:end-shape="id489" draw:end-glue-point="2" svg:d="M98489 54135l176-4056" svg:viewBox="0 0 177 4057">
          <text:p text:style-name="P1"><text:span text:style-name="T2">sum/b</text:span></text:p>
        </draw:connector>
        <draw:connector draw:style-name="gr4" draw:text-style-name="P5" draw:layer="layout" draw:type="line" svg:x1="98.989cm" svg:y1="54.585cm" svg:x2="100.189cm" svg:y2="54.625cm" draw:start-shape="id773" draw:start-glue-point="1" draw:end-shape="id774" svg:d="M98989 54585l1200 40" svg:viewBox="0 0 1201 41">
          <text:p text:style-name="P1"><text:span text:style-name="T2">cout</text:span></text:p>
        </draw:connector>
        <draw:custom-shape draw:style-name="gr1" draw:text-style-name="P2" xml:id="id774" draw:id="id774" draw:layer="layout" svg:width="1cm" svg:height="0.9cm" svg:x="100.189cm" svg:y="54.175cm">
          <text:p text:style-name="P1"><text:span text:style-name="T1">FA(ground)</text:span></text:p>
          <text:p text:style-name="P1"><text:span text:style-name="T1">42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75" draw:id="id775" draw:layer="layout" svg:width="1cm" svg:height="0.9cm" svg:x="102.389cm" svg:y="54.175cm">
          <text:p text:style-name="P1"><text:span text:style-name="T1">FA(ground)</text:span></text:p>
          <text:p text:style-name="P1"><text:span text:style-name="T1">43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2.889cm" svg:y1="54.175cm" svg:x2="102.989cm" svg:y2="50.175cm" draw:start-shape="id775" draw:start-glue-point="0" draw:end-shape="id488" draw:end-glue-point="2" svg:d="M102889 54175l100-4000" svg:viewBox="0 0 101 4001">
          <text:p text:style-name="P1"><text:span text:style-name="T2">sum/b</text:span></text:p>
        </draw:connector>
        <draw:connector draw:style-name="gr4" draw:text-style-name="P5" draw:layer="layout" draw:type="line" svg:x1="101.189cm" svg:y1="54.625cm" svg:x2="102.389cm" svg:y2="54.625cm" draw:start-shape="id774" draw:end-shape="id775" draw:end-glue-point="3" svg:d="M101189 54625h1200" svg:viewBox="0 0 1201 1">
          <text:p text:style-name="P1"><text:span text:style-name="T2">cout</text:span></text:p>
        </draw:connector>
        <draw:connector draw:style-name="gr2" draw:text-style-name="P3" draw:layer="layout" draw:type="line" svg:x1="95.914cm" svg:y1="52.075cm" svg:x2="97.289cm" svg:y2="51.475cm" draw:start-shape="id759" draw:start-glue-point="0" draw:end-shape="id460" draw:end-glue-point="2" svg:d="M95914 52075l1375-600" svg:viewBox="0 0 1376 601">
          <text:p/>
        </draw:connector>
        <draw:custom-shape draw:style-name="gr1" draw:text-style-name="P2" xml:id="id776" draw:id="id776" draw:layer="layout" svg:width="1cm" svg:height="0.9cm" svg:x="95.389cm" svg:y="50.575cm">
          <text:p text:style-name="P1"><text:span text:style-name="T1">NOT</text:span></text:p>
          <text:p text:style-name="P1"><text:span text:style-name="T1">41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5.914cm" svg:y1="52.075cm" svg:x2="95.889cm" svg:y2="51.475cm" draw:start-shape="id759" draw:start-glue-point="0" draw:end-shape="id776" draw:end-glue-point="2" svg:d="M95914 52075l-25-600" svg:viewBox="0 0 26 601">
          <text:p/>
        </draw:connector>
        <draw:custom-shape draw:style-name="gr1" draw:text-style-name="P2" xml:id="id777" draw:id="id777" draw:layer="layout" svg:width="1cm" svg:height="0.9cm" svg:x="95.389cm" svg:y="48.975cm">
          <text:p text:style-name="P1"><text:span text:style-name="T1">NAND</text:span></text:p>
          <text:p text:style-name="P1"><text:span text:style-name="T1">41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5.889cm" svg:y1="50.575cm" svg:x2="95.889cm" svg:y2="49.875cm" draw:start-shape="id776" draw:start-glue-point="0" draw:end-shape="id777" draw:end-glue-point="2" svg:d="M95889 50575v-700" svg:viewBox="0 0 1 701">
          <text:p/>
        </draw:connector>
        <draw:connector draw:style-name="gr2" draw:text-style-name="P3" draw:layer="layout" draw:type="line" svg:x1="95.889cm" svg:y1="48.975cm" svg:x2="102.989cm" svg:y2="48.375cm" draw:start-shape="id777" draw:start-glue-point="0" draw:end-shape="id491" draw:end-glue-point="2" svg:d="M95889 48975l7100-600" svg:viewBox="0 0 7101 601">
          <text:p/>
        </draw:connector>
        <draw:connector draw:style-name="gr2" draw:text-style-name="P3" draw:layer="layout" draw:type="line" svg:x1="95.889cm" svg:y1="48.975cm" svg:x2="98.689cm" svg:y2="48.275cm" draw:start-shape="id777" draw:start-glue-point="0" draw:end-shape="id48" draw:end-glue-point="2" svg:d="M95889 48975l2800-700" svg:viewBox="0 0 2801 701">
          <text:p/>
        </draw:connector>
        <draw:connector draw:style-name="gr2" draw:text-style-name="P3" draw:layer="layout" draw:type="line" svg:x1="95.889cm" svg:y1="48.975cm" svg:x2="100.864cm" svg:y2="48.342cm" draw:start-shape="id777" draw:start-glue-point="0" draw:end-shape="id47" draw:end-glue-point="2" svg:d="M95889 48975l4975-633" svg:viewBox="0 0 4976 634">
          <text:p/>
        </draw:connector>
        <draw:connector draw:style-name="gr4" draw:text-style-name="P5" draw:layer="layout" draw:type="line" svg:x1="100.698cm" svg:y1="56.355cm" svg:x2="100.689cm" svg:y2="55.075cm" draw:end-shape="id774" draw:end-glue-point="2" svg:d="M100698 56355l-9-1280" svg:viewBox="0 0 10 1281">
          <text:p text:style-name="P1"><text:span text:style-name="T2">curb1</text:span></text:p>
        </draw:connector>
        <draw:custom-shape draw:style-name="gr1" draw:text-style-name="P2" xml:id="id778" draw:id="id778" draw:layer="layout" svg:width="1cm" svg:height="0.9cm" svg:x="101.089cm" svg:y="42.375cm">
          <text:p text:style-name="P1"><text:span text:style-name="T1">NOT</text:span></text:p>
          <text:p text:style-name="P1"><text:span text:style-name="T1">40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0.839cm" svg:y1="43.792cm" svg:x2="101.589cm" svg:y2="43.275cm" draw:start-shape="id668" draw:start-glue-point="0" draw:end-shape="id778" draw:end-glue-point="2" svg:d="M100839 43792l750-517" svg:viewBox="0 0 751 518">
          <text:p/>
        </draw:connector>
        <draw:custom-shape draw:style-name="gr1" draw:text-style-name="P2" xml:id="id779" draw:id="id779" draw:layer="layout" svg:width="1cm" svg:height="0.9cm" svg:x="100.365cm" svg:y="49.244cm">
          <text:p text:style-name="P1"><text:span text:style-name="T1">MUX</text:span></text:p>
          <text:p text:style-name="P1"><text:span text:style-name="T1">418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1.601cm" svg:y1="51.182cm" svg:x2="100.865cm" svg:y2="50.144cm" draw:end-shape="id779" draw:end-glue-point="2" svg:d="M101601 51182l-736-1038" svg:viewBox="0 0 737 1039">
          <text:p text:style-name="P1"><text:span text:style-name="T2">curb1/c</text:span></text:p>
        </draw:connector>
        <draw:connector draw:style-name="gr2" draw:text-style-name="P3" draw:layer="layout" draw:type="line" svg:x1="100.865cm" svg:y1="49.244cm" svg:x2="100.864cm" svg:y2="48.342cm" draw:start-shape="id779" draw:start-glue-point="0" draw:end-shape="id47" draw:end-glue-point="2" svg:d="M100865 49244l-1-902" svg:viewBox="0 0 2 903">
          <text:p/>
        </draw:connector>
        <draw:connector draw:style-name="gr4" draw:text-style-name="P5" draw:layer="layout" draw:type="line" svg:x1="97.289cm" svg:y1="50.575cm" svg:x2="100.865cm" svg:y2="50.144cm" draw:start-shape="id460" draw:start-glue-point="0" draw:end-shape="id779" draw:end-glue-point="2" svg:d="M97289 50575l3576-431" svg:viewBox="0 0 3577 432">
          <text:p text:style-name="P1"><text:span text:style-name="T2">a</text:span></text:p>
        </draw:connector>
        <draw:connector draw:style-name="gr4" draw:text-style-name="P5" draw:layer="layout" draw:type="line" svg:x1="100.689cm" svg:y1="54.175cm" svg:x2="100.865cm" svg:y2="50.144cm" draw:start-shape="id774" draw:start-glue-point="0" draw:end-shape="id779" draw:end-glue-point="2" svg:d="M100689 54175l176-4031" svg:viewBox="0 0 177 4032">
          <text:p text:style-name="P1"><text:span text:style-name="T2">sum/b</text:span></text:p>
        </draw:connector>
        <draw:connector draw:style-name="gr4" draw:text-style-name="P5" draw:layer="layout" draw:type="line" svg:x1="102.898cm" svg:y1="56.5cm" svg:x2="102.889cm" svg:y2="55.075cm" draw:end-shape="id775" draw:end-glue-point="2" svg:d="M102898 56500l-9-1425" svg:viewBox="0 0 10 1426">
          <text:p text:style-name="P1"><text:span text:style-name="T2">curb2</text:span></text:p>
        </draw:connector>
        <draw:connector draw:style-name="gr4" draw:text-style-name="P5" draw:layer="layout" draw:type="line" svg:x1="103.789cm" svg:y1="51.213cm" svg:x2="102.989cm" svg:y2="50.175cm" draw:end-shape="id488" draw:end-glue-point="2" svg:d="M103789 51213l-800-1038" svg:viewBox="0 0 801 1039">
          <text:p text:style-name="P1"><text:span text:style-name="T2">curb2/c</text:span></text:p>
        </draw:connector>
        <draw:connector draw:style-name="gr4" draw:text-style-name="P5" draw:layer="layout" draw:type="line" svg:x1="96.439cm" svg:y1="54.175cm" svg:x2="95.914cm" svg:y2="52.975cm" draw:end-shape="id759" draw:end-glue-point="2" svg:d="M96439 54175l-525-1200" svg:viewBox="0 0 526 1201">
          <text:p text:style-name="P1"><text:span text:style-name="T2">curb2</text:span></text:p>
        </draw:connector>
        <draw:connector draw:style-name="gr4" draw:text-style-name="P5" draw:layer="layout" draw:type="line" svg:x1="101.589cm" svg:y1="42.375cm" svg:x2="101.589cm" svg:y2="40.875cm" draw:start-shape="id778" svg:d="M101589 42375v-1500" svg:viewBox="0 0 1 1501">
          <text:p text:style-name="P1"><text:span text:style-name="T2">/curb1</text:span></text:p>
        </draw:connector>
        <draw:connector draw:style-name="gr11" draw:text-style-name="P3" draw:layer="layout" draw:type="line" svg:x1="95.831cm" svg:y1="55.022cm" svg:x2="95.914cm" svg:y2="52.975cm" draw:end-shape="id759" svg:d="M95831 55022l83-2047" svg:viewBox="0 0 84 2048">
          <text:p text:style-name="P1"><text:span text:style-name="T2">/curb1</text:span></text:p>
        </draw:connector>
        <draw:connector draw:style-name="gr4" draw:text-style-name="P5" draw:layer="layout" draw:type="line" svg:x1="118.692cm" svg:y1="108.427cm" svg:x2="117.8cm" svg:y2="106.806cm" draw:end-shape="id768" draw:end-glue-point="2" svg:d="M118692 108427l-892-1621" svg:viewBox="0 0 893 1622">
          <text:p text:style-name="P1"><text:span text:style-name="T2">curb2</text:span></text:p>
        </draw:connector>
        <draw:custom-shape draw:style-name="gr1" draw:text-style-name="P2" xml:id="id780" draw:id="id780" draw:layer="layout" svg:width="1cm" svg:height="0.9cm" svg:x="73.9cm" svg:y="123.25cm">
          <text:p text:style-name="P1"><text:span text:style-name="T1">IMUX</text:span></text:p>
          <text:p text:style-name="P1"><text:span text:style-name="T1">39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4.35cm" svg:y1="117.183cm" svg:x2="74.351cm" svg:y2="113.419cm" draw:start-shape="id754" draw:start-glue-point="0" svg:d="M74350 117183l1-3764" svg:viewBox="0 0 2 3765">
          <text:p text:style-name="P1"><text:span text:style-name="T2">h8</text:span></text:p>
        </draw:connector>
        <draw:connector draw:style-name="gr4" draw:text-style-name="P5" draw:layer="layout" draw:type="line" svg:x1="74.335cm" svg:y1="125.381cm" svg:x2="74.4cm" svg:y2="124.15cm" draw:end-shape="id780" draw:end-glue-point="2" svg:d="M74335 125381l65-1231" svg:viewBox="0 0 66 1232">
          <text:p text:style-name="P1"><text:span text:style-name="T2">h8/b</text:span></text:p>
        </draw:connector>
        <draw:connector draw:style-name="gr4" draw:text-style-name="P5" draw:layer="layout" draw:type="line" svg:x1="74.4cm" svg:y1="123.25cm" svg:x2="74.4cm" svg:y2="122.08cm" draw:start-shape="id780" draw:start-glue-point="0" draw:end-shape="id702" draw:end-glue-point="2" svg:d="M74400 123250v-1170" svg:viewBox="0 0 1 1171">
          <text:p text:style-name="P1"><text:span text:style-name="T2">b</text:span></text:p>
        </draw:connector>
        <draw:connector draw:style-name="gr2" draw:text-style-name="P3" draw:layer="layout" draw:type="line" svg:x1="74.4cm" svg:y1="121.18cm" svg:x2="74.4cm" svg:y2="120.183cm" draw:start-shape="id702" draw:start-glue-point="0" draw:end-shape="id706" svg:d="M74400 121180v-997" svg:viewBox="0 0 1 998">
          <text:p/>
        </draw:connector>
        <draw:custom-shape draw:style-name="gr1" draw:text-style-name="P2" xml:id="id781" draw:id="id781" draw:layer="layout" svg:width="1cm" svg:height="0.9cm" svg:x="68cm" svg:y="124.064cm">
          <text:p text:style-name="P1"><text:span text:style-name="T1">FA(ground,power)</text:span></text:p>
          <text:p text:style-name="P1"><text:span text:style-name="T1">38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8.517cm" svg:y1="126.564cm" svg:x2="68.5cm" svg:y2="124.964cm" draw:end-shape="id781" svg:d="M68517 126564l-17-1600" svg:viewBox="0 0 18 1601">
          <text:p text:style-name="P1"><text:span text:style-name="T2">h8</text:span></text:p>
        </draw:connector>
        <draw:custom-shape draw:style-name="gr1" draw:text-style-name="P2" xml:id="id782" draw:id="id782" draw:layer="layout" svg:width="1cm" svg:height="0.9cm" svg:x="73.1cm" svg:y="126.064cm">
          <text:p text:style-name="P1"><text:span text:style-name="T1">FA</text:span></text:p>
          <text:p text:style-name="P1"><text:span text:style-name="T1">39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3.617cm" svg:y1="128.564cm" svg:x2="73.6cm" svg:y2="126.964cm" draw:end-shape="id782" svg:d="M73617 128564l-17-1600" svg:viewBox="0 0 18 1601">
          <text:p text:style-name="P1"><text:span text:style-name="T2">h8</text:span></text:p>
        </draw:connector>
        <draw:custom-shape draw:style-name="gr1" draw:text-style-name="P2" xml:id="id783" draw:id="id783" draw:layer="layout" svg:width="1cm" svg:height="0.9cm" svg:x="90.8cm" svg:y="98.4cm">
          <text:p text:style-name="P1"><text:span text:style-name="T1">3-NAND</text:span></text:p>
          <text:p text:style-name="P1"><text:span text:style-name="T1">41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1.3cm" svg:y1="100.9cm" svg:x2="91.3cm" svg:y2="99.3cm" draw:end-shape="id783" svg:d="M91300 100900v-1600" svg:viewBox="0 0 1 1601">
          <text:p text:style-name="P1"><text:span text:style-name="T2">h8</text:span></text:p>
        </draw:connector>
        <draw:custom-shape draw:style-name="gr1" draw:text-style-name="P2" xml:id="id784" draw:id="id784" draw:layer="layout" svg:width="1cm" svg:height="0.9cm" svg:x="74.4cm" svg:y="115.464cm">
          <text:p text:style-name="P1"><text:span text:style-name="T1">NOT</text:span></text:p>
          <text:p text:style-name="P1"><text:span text:style-name="T1">42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draw:type="line" svg:x1="74.35cm" svg:y1="117.183cm" svg:x2="74.9cm" svg:y2="116.364cm" draw:start-shape="id754" draw:start-glue-point="0" draw:end-shape="id784" draw:end-glue-point="2" svg:d="M74350 117183l550-819" svg:viewBox="0 0 551 820">
          <text:p/>
        </draw:connector>
        <draw:connector draw:style-name="gr2" draw:text-style-name="P3" draw:layer="layout" draw:type="line" svg:x1="78.8cm" svg:y1="121.18cm" svg:x2="78.8cm" svg:y2="120.283cm" draw:start-shape="id701" draw:start-glue-point="0" draw:end-shape="id705" draw:end-glue-point="2" svg:d="M78800 121180v-897" svg:viewBox="0 0 1 898">
          <text:p/>
        </draw:connector>
        <draw:custom-shape draw:style-name="gr1" draw:text-style-name="P2" xml:id="id785" draw:id="id785" draw:layer="layout" svg:width="1cm" svg:height="0.9cm" svg:x="70.1cm" svg:y="124.064cm">
          <text:p text:style-name="P1"><text:span text:style-name="T1">FA(ground)</text:span></text:p>
          <text:p text:style-name="P1"><text:span text:style-name="T1">38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9cm" svg:y1="124.514cm" svg:x2="70.1cm" svg:y2="124.514cm" draw:start-shape="id781" draw:start-glue-point="1" draw:end-shape="id785" svg:d="M69000 124514h1100" svg:viewBox="0 0 1101 1">
          <text:p text:style-name="P1"><text:span text:style-name="T2">cout</text:span></text:p>
        </draw:connector>
        <draw:connector draw:style-name="gr4" draw:text-style-name="P5" draw:layer="layout" draw:type="line" svg:x1="76.55cm" svg:y1="117.18cm" svg:x2="76.561cm" svg:y2="113.3cm" draw:start-shape="id710" svg:d="M76550 117180l11-3880" svg:viewBox="0 0 12 3881">
          <text:p text:style-name="P1"><text:span text:style-name="T2">h9</text:span></text:p>
        </draw:connector>
        <draw:connector draw:style-name="gr4" draw:text-style-name="P5" draw:layer="layout" draw:type="line" svg:x1="70.528cm" svg:y1="126.565cm" svg:x2="70.6cm" svg:y2="124.964cm" draw:end-shape="id785" draw:end-glue-point="2" svg:d="M70528 126565l72-1601" svg:viewBox="0 0 73 1602">
          <text:p text:style-name="P1"><text:span text:style-name="T2">h8</text:span></text:p>
        </draw:connector>
        <draw:custom-shape draw:style-name="gr1" draw:text-style-name="P2" xml:id="id786" draw:id="id786" draw:layer="layout" svg:width="1cm" svg:height="0.9cm" svg:x="76.1cm" svg:y="123.288cm">
          <text:p text:style-name="P1"><text:span text:style-name="T1">IMUX</text:span></text:p>
          <text:p text:style-name="P1"><text:span text:style-name="T1">40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6.597cm" svg:y1="125.434cm" svg:x2="76.6cm" svg:y2="124.188cm" draw:end-shape="id786" draw:end-glue-point="2" svg:d="M76597 125434l3-1246" svg:viewBox="0 0 4 1247">
          <text:p text:style-name="P1"><text:span text:style-name="T2">h9/b</text:span></text:p>
        </draw:connector>
        <draw:custom-shape draw:style-name="gr1" draw:text-style-name="P2" xml:id="id787" draw:id="id787" draw:layer="layout" svg:width="1cm" svg:height="0.9cm" svg:x="75.3cm" svg:y="126.064cm">
          <text:p text:style-name="P1"><text:span text:style-name="T1">FA</text:span></text:p>
          <text:p text:style-name="P1"><text:span text:style-name="T1">40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5.817cm" svg:y1="128.564cm" svg:x2="75.8cm" svg:y2="126.964cm" draw:end-shape="id787" svg:d="M75817 128564l-17-1600" svg:viewBox="0 0 18 1601">
          <text:p text:style-name="P1"><text:span text:style-name="T2">h9</text:span></text:p>
        </draw:connector>
        <draw:custom-shape draw:style-name="gr1" draw:text-style-name="P2" xml:id="id788" draw:id="id788" draw:layer="layout" svg:width="1cm" svg:height="0.9cm" svg:x="76.6cm" svg:y="115.464cm">
          <text:p text:style-name="P1"><text:span text:style-name="T1">NOT</text:span></text:p>
          <text:p text:style-name="P1"><text:span text:style-name="T1">40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draw:type="line" svg:x1="76.55cm" svg:y1="117.18cm" svg:x2="77.1cm" svg:y2="116.364cm" draw:start-shape="id710" draw:start-glue-point="0" draw:end-shape="id788" draw:end-glue-point="2" svg:d="M76550 117180l550-816" svg:viewBox="0 0 551 817">
          <text:p/>
        </draw:connector>
        <draw:custom-shape draw:style-name="gr1" draw:text-style-name="P2" xml:id="id789" draw:id="id789" draw:layer="layout" svg:width="1cm" svg:height="0.9cm" svg:x="75.5cm" svg:y="115.464cm">
          <text:p text:style-name="P1"><text:span text:style-name="T1">NOT</text:span></text:p>
          <text:p text:style-name="P1"><text:span text:style-name="T1">41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draw:type="line" svg:x1="76.55cm" svg:y1="117.18cm" svg:x2="76cm" svg:y2="116.364cm" draw:start-shape="id710" draw:start-glue-point="0" draw:end-shape="id789" draw:end-glue-point="2" svg:d="M76550 117180l-550-816" svg:viewBox="0 0 551 817">
          <text:p/>
        </draw:connector>
        <draw:custom-shape draw:style-name="gr1" draw:text-style-name="P2" xml:id="id790" draw:id="id790" draw:layer="layout" svg:width="1cm" svg:height="0.9cm" svg:x="72.2cm" svg:y="124.064cm">
          <text:p text:style-name="P1"><text:span text:style-name="T1">FA(ground)</text:span></text:p>
          <text:p text:style-name="P1"><text:span text:style-name="T1">38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1.1cm" svg:y1="124.514cm" svg:x2="72.2cm" svg:y2="124.514cm" draw:start-shape="id785" draw:start-glue-point="1" draw:end-shape="id790" svg:d="M71100 124514h1100" svg:viewBox="0 0 1101 1">
          <text:p text:style-name="P1"><text:span text:style-name="T2">cout</text:span></text:p>
        </draw:connector>
        <draw:custom-shape draw:style-name="gr1" draw:text-style-name="P2" xml:id="id791" draw:id="id791" draw:layer="layout" svg:width="1cm" svg:height="0.9cm" svg:x="70.1cm" svg:y="122.164cm">
          <text:p text:style-name="P1"><text:span text:style-name="T1">NOT</text:span></text:p>
          <text:p text:style-name="P1"><text:span text:style-name="T1">38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0.6cm" svg:y1="124.064cm" svg:x2="70.6cm" svg:y2="123.064cm" draw:start-shape="id785" draw:start-glue-point="0" draw:end-shape="id791" draw:end-glue-point="2" svg:d="M70600 124064v-1000" svg:viewBox="0 0 1 1001">
          <text:p text:style-name="P1"><text:span text:style-name="T2">sum</text:span></text:p>
        </draw:connector>
        <draw:connector draw:style-name="gr4" draw:text-style-name="P5" draw:layer="layout" draw:type="line" svg:x1="75.8cm" svg:y1="126.064cm" svg:x2="76.6cm" svg:y2="124.188cm" draw:start-shape="id787" draw:start-glue-point="0" draw:end-shape="id786" draw:end-glue-point="2" svg:d="M75800 126064l800-1876" svg:viewBox="0 0 801 1877">
          <text:p text:style-name="P1"><text:span text:style-name="T2">sum/c</text:span></text:p>
        </draw:connector>
        <draw:custom-shape draw:style-name="gr1" draw:text-style-name="P2" xml:id="id792" draw:id="id792" draw:layer="layout" svg:width="1cm" svg:height="0.9cm" svg:x="77.4cm" svg:y="126.064cm">
          <text:p text:style-name="P1"><text:span text:style-name="T1">FA</text:span></text:p>
          <text:p text:style-name="P1"><text:span text:style-name="T1">40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6.3cm" svg:y1="126.514cm" svg:x2="77.4cm" svg:y2="126.514cm" draw:start-shape="id787" draw:start-glue-point="1" draw:end-shape="id792" draw:end-glue-point="3" svg:d="M76300 126514h1100" svg:viewBox="0 0 1101 1">
          <text:p text:style-name="P1"><text:span text:style-name="T2">cout</text:span></text:p>
        </draw:connector>
        <draw:connector draw:style-name="gr4" draw:text-style-name="P5" draw:layer="layout" draw:type="line" svg:x1="78.75cm" svg:y1="117.18cm" svg:x2="78.809cm" svg:y2="113.353cm" draw:start-shape="id755" svg:d="M78750 117180l59-3827" svg:viewBox="0 0 60 3828">
          <text:p text:style-name="P1"><text:span text:style-name="T2">h10</text:span></text:p>
        </draw:connector>
        <draw:connector draw:style-name="gr4" draw:text-style-name="P5" draw:layer="layout" draw:type="line" svg:x1="72.7cm" svg:y1="126.564cm" svg:x2="72.7cm" svg:y2="124.964cm" draw:end-shape="id790" draw:end-glue-point="2" svg:d="M72700 126564v-1600" svg:viewBox="0 0 1 1601">
          <text:p text:style-name="P1"><text:span text:style-name="T2">h10</text:span></text:p>
        </draw:connector>
        <draw:custom-shape draw:style-name="gr1" draw:text-style-name="P2" xml:id="id793" draw:id="id793" draw:layer="layout" svg:width="1cm" svg:height="0.9cm" svg:x="78.3cm" svg:y="123.38cm">
          <text:p text:style-name="P1"><text:span text:style-name="T1">IMUX</text:span></text:p>
          <text:p text:style-name="P1"><text:span text:style-name="T1">40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8.713cm" svg:y1="125.464cm" svg:x2="78.8cm" svg:y2="124.28cm" draw:end-shape="id793" draw:end-glue-point="2" svg:d="M78713 125464l87-1184" svg:viewBox="0 0 88 1185">
          <text:p text:style-name="P1"><text:span text:style-name="T2">h10/b</text:span></text:p>
        </draw:connector>
        <draw:connector draw:style-name="gr4" draw:text-style-name="P5" draw:layer="layout" draw:type="line" svg:x1="77.9cm" svg:y1="128.564cm" svg:x2="77.9cm" svg:y2="126.964cm" draw:end-shape="id792" svg:d="M77900 128564v-1600" svg:viewBox="0 0 1 1601">
          <text:p text:style-name="P1"><text:span text:style-name="T2">h10</text:span></text:p>
        </draw:connector>
        <draw:custom-shape draw:style-name="gr1" draw:text-style-name="P2" xml:id="id794" draw:id="id794" draw:layer="layout" svg:width="1cm" svg:height="0.9cm" svg:x="78.8cm" svg:y="115.464cm">
          <text:p text:style-name="P1"><text:span text:style-name="T1">NOT</text:span></text:p>
          <text:p text:style-name="P1"><text:span text:style-name="T1">41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draw:type="line" svg:x1="78.75cm" svg:y1="117.18cm" svg:x2="79.3cm" svg:y2="116.364cm" draw:start-shape="id755" draw:start-glue-point="0" draw:end-shape="id794" draw:end-glue-point="2" svg:d="M78750 117180l550-816" svg:viewBox="0 0 551 817">
          <text:p/>
        </draw:connector>
        <draw:custom-shape draw:style-name="gr1" draw:text-style-name="P2" xml:id="id795" draw:id="id795" draw:layer="layout" svg:width="1cm" svg:height="0.9cm" svg:x="107.503cm" svg:y="95.06cm">
          <text:p text:style-name="P1"><text:span text:style-name="T1">NAND</text:span></text:p>
          <text:p text:style-name="P1"><text:span text:style-name="T1">44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8.416cm" svg:y1="97.17cm" svg:x2="108.003cm" svg:y2="95.96cm" draw:end-shape="id795" draw:end-glue-point="2" svg:d="M108416 97170l-413-1210" svg:viewBox="0 0 414 1211">
          <text:p text:style-name="P1"><text:span text:style-name="T2">h10</text:span></text:p>
        </draw:connector>
        <draw:custom-shape draw:style-name="gr1" draw:text-style-name="P2" xml:id="id796" draw:id="id796" draw:layer="layout" svg:width="1cm" svg:height="0.9cm" svg:x="108.603cm" svg:y="95.06cm">
          <text:p text:style-name="P1"><text:span text:style-name="T1">NAND</text:span></text:p>
          <text:p text:style-name="P1"><text:span text:style-name="T1">44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8.787cm" svg:y1="97.131cm" svg:x2="109.103cm" svg:y2="95.96cm" draw:end-shape="id796" draw:end-glue-point="2" svg:d="M108787 97131l316-1171" svg:viewBox="0 0 317 1172">
          <text:p text:style-name="P1"><text:span text:style-name="T2">h10</text:span></text:p>
        </draw:connector>
        <draw:custom-shape draw:style-name="gr1" draw:text-style-name="P2" xml:id="id797" draw:id="id797" draw:layer="layout" svg:width="1cm" svg:height="0.9cm" svg:x="72.2cm" svg:y="122.164cm">
          <text:p text:style-name="P1"><text:span text:style-name="T1">NOT</text:span></text:p>
          <text:p text:style-name="P1"><text:span text:style-name="T1">4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2.7cm" svg:y1="124.064cm" svg:x2="72.7cm" svg:y2="123.064cm" draw:start-shape="id790" draw:end-shape="id797" draw:end-glue-point="2" svg:d="M72700 124064v-1000" svg:viewBox="0 0 1 1001">
          <text:p text:style-name="P1"><text:span text:style-name="T2">sum</text:span></text:p>
        </draw:connector>
        <draw:connector draw:style-name="gr4" draw:text-style-name="P5" draw:layer="layout" draw:type="line" svg:x1="72.7cm" svg:y1="122.164cm" svg:x2="78.8cm" svg:y2="122.08cm" draw:start-shape="id797" draw:start-glue-point="0" draw:end-shape="id701" draw:end-glue-point="2" svg:d="M72700 122164l6100-84" svg:viewBox="0 0 6101 85">
          <text:p text:style-name="P1"><text:span text:style-name="T2">c</text:span></text:p>
        </draw:connector>
        <draw:connector draw:style-name="gr4" draw:text-style-name="P5" draw:layer="layout" draw:type="line" svg:x1="70.6cm" svg:y1="122.164cm" svg:x2="76.6cm" svg:y2="122.08cm" draw:start-shape="id791" draw:start-glue-point="0" draw:end-shape="id703" draw:end-glue-point="2" svg:d="M70600 122164l6000-84" svg:viewBox="0 0 6001 85">
          <text:p text:style-name="P1"><text:span text:style-name="T2">c</text:span></text:p>
        </draw:connector>
        <draw:custom-shape draw:style-name="gr1" draw:text-style-name="P2" xml:id="id798" draw:id="id798" draw:layer="layout" svg:width="1cm" svg:height="0.9cm" svg:x="68cm" svg:y="122.164cm">
          <text:p text:style-name="P1"><text:span text:style-name="T1">NOT</text:span></text:p>
          <text:p text:style-name="P1"><text:span text:style-name="T1">38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8.5cm" svg:y1="124.064cm" svg:x2="68.5cm" svg:y2="123.064cm" draw:start-shape="id781" draw:end-shape="id798" draw:end-glue-point="2" svg:d="M68500 124064v-1000" svg:viewBox="0 0 1 1001">
          <text:p text:style-name="P1"><text:span text:style-name="T2">sum</text:span></text:p>
        </draw:connector>
        <draw:connector draw:style-name="gr2" draw:text-style-name="P3" draw:layer="layout" draw:type="line" svg:x1="68.5cm" svg:y1="122.164cm" svg:x2="74.4cm" svg:y2="122.08cm" draw:start-shape="id798" draw:start-glue-point="0" draw:end-shape="id702" draw:end-glue-point="2" svg:d="M68500 122164l5900-84" svg:viewBox="0 0 5901 85">
          <text:p/>
        </draw:connector>
        <draw:connector draw:style-name="gr4" draw:text-style-name="P5" draw:layer="layout" draw:type="line" svg:x1="76.6cm" svg:y1="123.288cm" svg:x2="76.6cm" svg:y2="122.08cm" draw:start-shape="id786" draw:start-glue-point="0" draw:end-shape="id703" draw:end-glue-point="2" svg:d="M76600 123288v-1208" svg:viewBox="0 0 1 1209">
          <text:p text:style-name="P1"><text:span text:style-name="T2">b</text:span></text:p>
        </draw:connector>
        <draw:connector draw:style-name="gr4" draw:text-style-name="P5" draw:layer="layout" draw:type="line" svg:x1="78.8cm" svg:y1="123.38cm" svg:x2="78.8cm" svg:y2="122.08cm" draw:start-shape="id793" draw:start-glue-point="0" draw:end-shape="id701" draw:end-glue-point="2" svg:d="M78800 123380v-1300" svg:viewBox="0 0 1 1301">
          <text:p text:style-name="P1"><text:span text:style-name="T2">b</text:span></text:p>
        </draw:connector>
        <draw:connector draw:style-name="gr4" draw:text-style-name="P5" draw:layer="layout" draw:type="line" svg:x1="101.367cm" svg:y1="103cm" svg:x2="100.9cm" svg:y2="101.211cm" draw:end-shape="id595" draw:end-glue-point="2" svg:d="M101367 103000l-467-1789" svg:viewBox="0 0 468 1790">
          <text:p text:style-name="P1"><text:span text:style-name="T2">/h8</text:span></text:p>
        </draw:connector>
        <draw:connector draw:style-name="gr4" draw:text-style-name="P5" draw:layer="layout" draw:type="line" svg:x1="74.9cm" svg:y1="115.464cm" svg:x2="74.883cm" svg:y2="113.864cm" draw:start-shape="id784" svg:d="M74900 115464l-17-1600" svg:viewBox="0 0 18 1601">
          <text:p text:style-name="P1"><text:span text:style-name="T2">/h8</text:span></text:p>
        </draw:connector>
        <draw:custom-shape draw:style-name="gr1" draw:text-style-name="P2" xml:id="id799" draw:id="id799" draw:layer="layout" svg:width="1cm" svg:height="0.9cm" svg:x="92cm" svg:y="100cm">
          <text:p text:style-name="P1"><text:span text:style-name="T1">NAND</text:span></text:p>
          <text:p text:style-name="P1"><text:span text:style-name="T1">41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2.016cm" svg:y1="102.438cm" svg:x2="92.5cm" svg:y2="100.9cm" draw:end-shape="id799" draw:end-glue-point="2" svg:d="M92016 102438l484-1538" svg:viewBox="0 0 485 1539">
          <text:p text:style-name="P1"><text:span text:style-name="T2">/h8</text:span></text:p>
        </draw:connector>
        <draw:connector draw:style-name="gr4" draw:text-style-name="P5" draw:layer="layout" draw:type="line" svg:x1="77.9cm" svg:y1="126.064cm" svg:x2="78.8cm" svg:y2="124.28cm" draw:start-shape="id792" draw:start-glue-point="0" draw:end-shape="id793" draw:end-glue-point="2" svg:d="M77900 126064l900-1784" svg:viewBox="0 0 901 1785">
          <text:p text:style-name="P1"><text:span text:style-name="T2">sum/c</text:span></text:p>
        </draw:connector>
        <draw:connector draw:style-name="gr4" draw:text-style-name="P5" draw:layer="layout" draw:type="line" svg:x1="73.6cm" svg:y1="126.064cm" svg:x2="74.4cm" svg:y2="124.15cm" draw:start-shape="id782" draw:start-glue-point="0" draw:end-shape="id780" draw:end-glue-point="2" svg:d="M73600 126064l800-1914" svg:viewBox="0 0 801 1915">
          <text:p text:style-name="P1"><text:span text:style-name="T2">sum/c</text:span></text:p>
        </draw:connector>
        <draw:connector draw:style-name="gr2" draw:text-style-name="P3" draw:layer="layout" draw:type="line" svg:x1="74.1cm" svg:y1="126.514cm" svg:x2="75.3cm" svg:y2="126.514cm" draw:start-shape="id782" draw:start-glue-point="1" draw:end-shape="id787" draw:end-glue-point="3" svg:d="M74100 126514h1200" svg:viewBox="0 0 1201 1">
          <text:p/>
        </draw:connector>
        <draw:connector draw:style-name="gr4" draw:text-style-name="P5" draw:layer="layout" draw:type="line" svg:x1="80.6cm" svg:y1="125.164cm" svg:x2="74.4cm" svg:y2="124.15cm" draw:start-shape="id590" draw:start-glue-point="0" draw:end-shape="id780" draw:end-glue-point="2" svg:d="M80600 125164l-6200-1014" svg:viewBox="0 0 6201 1015">
          <text:p text:style-name="P1"><text:span text:style-name="T2">a</text:span></text:p>
        </draw:connector>
        <draw:connector draw:style-name="gr4" draw:text-style-name="P5" draw:layer="layout" draw:type="line" svg:x1="80.6cm" svg:y1="125.164cm" svg:x2="76.6cm" svg:y2="124.188cm" draw:start-shape="id590" draw:start-glue-point="0" draw:end-shape="id786" draw:end-glue-point="2" svg:d="M80600 125164l-4000-976" svg:viewBox="0 0 4001 977">
          <text:p text:style-name="P1"><text:span text:style-name="T2">a</text:span></text:p>
        </draw:connector>
        <draw:connector draw:style-name="gr4" draw:text-style-name="P5" draw:layer="layout" draw:type="line" svg:x1="80.6cm" svg:y1="125.164cm" svg:x2="78.8cm" svg:y2="124.28cm" draw:start-shape="id590" draw:start-glue-point="0" draw:end-shape="id793" draw:end-glue-point="2" svg:d="M80600 125164l-1800-884" svg:viewBox="0 0 1801 885">
          <text:p text:style-name="P1"><text:span text:style-name="T2">a</text:span></text:p>
        </draw:connector>
        <draw:connector draw:style-name="gr2" draw:text-style-name="P3" draw:layer="layout" draw:type="line" svg:x1="80.6cm" svg:y1="125.164cm" svg:x2="91.3cm" svg:y2="99.3cm" draw:start-shape="id590" draw:start-glue-point="0" draw:end-shape="id783" draw:end-glue-point="2" svg:d="M80600 125164l10700-25864" svg:viewBox="0 0 10701 25865">
          <text:p/>
        </draw:connector>
        <draw:custom-shape draw:style-name="gr1" draw:text-style-name="P2" xml:id="id800" draw:id="id800" draw:layer="layout" svg:width="1cm" svg:height="0.9cm" svg:x="72.4cm" svg:y="127.964cm">
          <text:p text:style-name="P1"><text:span text:style-name="T1">NOT (power)</text:span></text:p>
          <text:p text:style-name="P1"><text:span text:style-name="T1">39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2.9cm" svg:y1="127.964cm" svg:x2="73.6cm" svg:y2="126.964cm" draw:start-shape="id800" draw:start-glue-point="0" draw:end-shape="id782" draw:end-glue-point="2" svg:d="M72900 127964l700-1000" svg:viewBox="0 0 701 1001">
          <text:p/>
        </draw:connector>
        <draw:custom-shape draw:style-name="gr1" draw:text-style-name="P2" xml:id="id801" draw:id="id801" draw:layer="layout" svg:width="1cm" svg:height="0.9cm" svg:x="76.1cm" svg:y="127.964cm">
          <text:p text:style-name="P1"><text:span text:style-name="T1">NOT (ground)</text:span></text:p>
          <text:p text:style-name="P1"><text:span text:style-name="T1">40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6.6cm" svg:y1="127.964cm" svg:x2="75.8cm" svg:y2="126.964cm" draw:start-shape="id801" draw:start-glue-point="0" draw:end-shape="id787" draw:end-glue-point="2" svg:d="M76600 127964l-800-1000" svg:viewBox="0 0 801 1001">
          <text:p/>
        </draw:connector>
        <draw:custom-shape draw:style-name="gr1" draw:text-style-name="P2" xml:id="id802" draw:id="id802" draw:layer="layout" svg:width="1cm" svg:height="0.9cm" svg:x="73.8cm" svg:y="127.964cm">
          <text:p text:style-name="P1"><text:span text:style-name="T1">NOT (ground)</text:span></text:p>
          <text:p text:style-name="P1"><text:span text:style-name="T1">39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4.3cm" svg:y1="127.964cm" svg:x2="73.6cm" svg:y2="126.964cm" draw:start-shape="id802" draw:start-glue-point="0" draw:end-shape="id782" draw:end-glue-point="2" svg:d="M74300 127964l-700-1000" svg:viewBox="0 0 701 1001">
          <text:p/>
        </draw:connector>
        <draw:custom-shape draw:style-name="gr1" draw:text-style-name="P2" xml:id="id803" draw:id="id803" draw:layer="layout" svg:width="1cm" svg:height="0.9cm" svg:x="78.2cm" svg:y="127.864cm">
          <text:p text:style-name="P1"><text:span text:style-name="T1">NOT (ground)</text:span></text:p>
          <text:p text:style-name="P1"><text:span text:style-name="T1">39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8.7cm" svg:y1="127.864cm" svg:x2="77.9cm" svg:y2="126.964cm" draw:start-shape="id803" draw:start-glue-point="0" draw:end-shape="id792" draw:end-glue-point="2" svg:d="M78700 127864l-800-900" svg:viewBox="0 0 801 901">
          <text:p/>
        </draw:connector>
        <draw:connector draw:style-name="gr4" draw:text-style-name="P5" draw:layer="layout" draw:type="line" svg:x1="77.1cm" svg:y1="115.464cm" svg:x2="77.083cm" svg:y2="113.864cm" draw:start-shape="id788" svg:d="M77100 115464l-17-1600" svg:viewBox="0 0 18 1601">
          <text:p text:style-name="P1"><text:span text:style-name="T2">/h9</text:span></text:p>
        </draw:connector>
        <draw:connector draw:style-name="gr4" draw:text-style-name="P5" draw:layer="layout" draw:type="line" svg:x1="92.8cm" svg:y1="102.5cm" svg:x2="92.5cm" svg:y2="100.9cm" draw:end-shape="id799" draw:end-glue-point="2" svg:d="M92800 102500l-300-1600" svg:viewBox="0 0 301 1601">
          <text:p text:style-name="P1"><text:span text:style-name="T2">/h9</text:span></text:p>
        </draw:connector>
        <draw:custom-shape draw:style-name="gr7" draw:text-style-name="P9" draw:layer="layout" svg:width="1cm" svg:height="0.9cm" svg:x="101.5cm" svg:y="100.302cm">
          <text:p text:style-name="P1"><text:span text:style-name="T1">NAND</text:span></text:p>
          <text:p text:style-name="P1"><text:span text:style-name="T1">41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04" draw:id="id804" draw:layer="layout" svg:width="1cm" svg:height="0.9cm" svg:x="89.9cm" svg:y="99.9cm">
          <text:p text:style-name="P1"><text:span text:style-name="T1">AND</text:span></text:p>
          <text:p text:style-name="P1"><text:span text:style-name="T1">41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89.883cm" svg:y1="101.882cm" svg:x2="90.4cm" svg:y2="100.8cm" draw:end-shape="id804" draw:end-glue-point="2" svg:d="M89883 101882l517-1082" svg:viewBox="0 0 518 1083">
          <text:p text:style-name="P1"><text:span text:style-name="T2">/h9</text:span></text:p>
        </draw:connector>
        <draw:custom-shape draw:style-name="gr1" draw:text-style-name="P2" xml:id="id805" draw:id="id805" draw:layer="layout" svg:width="1cm" svg:height="0.9cm" svg:x="101.5cm" svg:y="100.303cm">
          <text:p text:style-name="P1"><text:span text:style-name="T1">NAND</text:span></text:p>
          <text:p text:style-name="P1"><text:span text:style-name="T1">41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1.393cm" svg:y1="102.422cm" svg:x2="102cm" svg:y2="101.203cm" draw:end-shape="id805" draw:end-glue-point="2" svg:d="M101393 102422l607-1219" svg:viewBox="0 0 608 1220">
          <text:p text:style-name="P1"><text:span text:style-name="T2">/h9</text:span></text:p>
        </draw:connector>
        <draw:connector draw:style-name="gr4" draw:text-style-name="P5" draw:layer="layout" draw:type="line" svg:x1="76cm" svg:y1="115.464cm" svg:x2="76cm" svg:y2="113.864cm" draw:start-shape="id789" draw:start-glue-point="0" svg:d="M76000 115464v-1600" svg:viewBox="0 0 1 1601">
          <text:p text:style-name="P1"><text:span text:style-name="T2">/h9</text:span></text:p>
        </draw:connector>
        <draw:custom-shape draw:style-name="gr1" draw:text-style-name="P2" xml:id="id806" draw:id="id806" draw:layer="layout" svg:width="1cm" svg:height="0.9cm" svg:x="109.087cm" svg:y="98.66cm">
          <text:p text:style-name="P1"><text:span text:style-name="T1">FA (ground)</text:span></text:p>
          <text:p text:style-name="P1"><text:span text:style-name="T1">43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9.587cm" svg:y1="101.06cm" svg:x2="109.587cm" svg:y2="99.56cm" draw:end-shape="id806" svg:d="M109587 101060v-1500" svg:viewBox="0 0 1 1501">
          <text:p text:style-name="P1"><text:span text:style-name="T2">/h9</text:span></text:p>
        </draw:connector>
        <draw:connector draw:style-name="gr4" draw:text-style-name="P5" draw:layer="layout" draw:type="line" svg:x1="79.3cm" svg:y1="115.464cm" svg:x2="79.283cm" svg:y2="113.864cm" draw:start-shape="id794" svg:d="M79300 115464l-17-1600" svg:viewBox="0 0 18 1601">
          <text:p text:style-name="P1"><text:span text:style-name="T2">/h10</text:span></text:p>
        </draw:connector>
        <draw:connector draw:style-name="gr4" draw:text-style-name="P5" draw:layer="layout" draw:type="line" svg:x1="102.372cm" svg:y1="102.435cm" svg:x2="102cm" svg:y2="101.203cm" draw:end-shape="id805" draw:end-glue-point="2" svg:d="M102372 102435l-372-1232" svg:viewBox="0 0 373 1233">
          <text:p text:style-name="P1"><text:span text:style-name="T2">/h10</text:span></text:p>
        </draw:connector>
        <draw:connector draw:style-name="gr4" draw:text-style-name="P5" draw:layer="layout" draw:type="line" svg:x1="90.772cm" svg:y1="102cm" svg:x2="90.4cm" svg:y2="100.8cm" draw:end-shape="id804" svg:d="M90772 102000l-372-1200" svg:viewBox="0 0 373 1201">
          <text:p text:style-name="P1"><text:span text:style-name="T2">/h10</text:span></text:p>
        </draw:connector>
        <draw:connector draw:style-name="gr4" draw:text-style-name="P5" draw:layer="layout" draw:type="line" svg:x1="93.081cm" svg:y1="102.424cm" svg:x2="93.59cm" svg:y2="100.9cm" draw:end-shape="id745" draw:end-glue-point="2" svg:d="M93081 102424l509-1524" svg:viewBox="0 0 510 1525">
          <text:p text:style-name="P1"><text:span text:style-name="T2">/h10</text:span></text:p>
        </draw:connector>
        <draw:connector draw:style-name="gr2" draw:text-style-name="P3" draw:layer="layout" draw:type="line" svg:x1="90.4cm" svg:y1="99.9cm" svg:x2="91.3cm" svg:y2="99.3cm" draw:start-shape="id804" draw:start-glue-point="0" draw:end-shape="id783" draw:end-glue-point="2" svg:d="M90400 99900l900-600" svg:viewBox="0 0 901 601">
          <text:p/>
        </draw:connector>
        <draw:connector draw:style-name="gr2" draw:text-style-name="P3" draw:layer="layout" draw:type="line" svg:x1="91.3cm" svg:y1="98.4cm" svg:x2="106.4cm" svg:y2="92.571cm" draw:start-shape="id783" draw:start-glue-point="0" draw:end-shape="id3" draw:end-glue-point="2" svg:d="M91300 98400l15100-5829" svg:viewBox="0 0 15101 5830">
          <text:p/>
        </draw:connector>
        <draw:custom-shape draw:style-name="gr1" draw:text-style-name="P2" xml:id="id807" draw:id="id807" draw:layer="layout" svg:width="1cm" svg:height="0.9cm" svg:x="90.8cm" svg:y="96.444cm">
          <text:p text:style-name="P1"><text:span text:style-name="T1">NOT</text:span></text:p>
          <text:p text:style-name="P1"><text:span text:style-name="T1">43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1.3cm" svg:y1="98.4cm" svg:x2="91.3cm" svg:y2="97.344cm" draw:start-shape="id783" draw:start-glue-point="0" draw:end-shape="id807" draw:end-glue-point="2" svg:d="M91300 98400v-1056" svg:viewBox="0 0 1 1057">
          <text:p/>
        </draw:connector>
        <draw:connector draw:style-name="gr2" draw:text-style-name="P3" draw:layer="layout" draw:type="line" svg:x1="91.3cm" svg:y1="96.444cm" svg:x2="90.904cm" svg:y2="95.7cm" draw:start-shape="id807" draw:start-glue-point="0" draw:end-shape="id743" draw:end-glue-point="2" svg:d="M91300 96444l-396-744" svg:viewBox="0 0 397 745">
          <text:p/>
        </draw:connector>
        <draw:connector draw:style-name="gr2" draw:text-style-name="P3" draw:layer="layout" draw:type="line" svg:x1="81.8cm" svg:y1="125.614cm" svg:x2="81.1cm" svg:y2="125.614cm" draw:start-shape="id700" draw:start-glue-point="3" draw:end-shape="id590" svg:d="M81800 125614h-700" svg:viewBox="0 0 701 1">
          <text:p/>
        </draw:connector>
        <draw:connector draw:style-name="gr2" draw:text-style-name="P3" draw:layer="layout" draw:type="line" svg:x1="102cm" svg:y1="100.303cm" svg:x2="101.4cm" svg:y2="99.502cm" draw:start-shape="id805" draw:start-glue-point="0" draw:end-shape="id748" draw:end-glue-point="2" svg:d="M102000 100303l-600-801" svg:viewBox="0 0 601 802">
          <text:p/>
        </draw:connector>
        <draw:connector draw:style-name="gr2" draw:text-style-name="P3" draw:layer="layout" draw:type="line" svg:x1="92.5cm" svg:y1="100cm" svg:x2="93cm" svg:y2="99.4cm" draw:start-shape="id799" draw:start-glue-point="0" draw:end-shape="id746" draw:end-glue-point="2" svg:d="M92500 100000l500-600" svg:viewBox="0 0 501 601">
          <text:p/>
        </draw:connector>
        <draw:custom-shape draw:style-name="gr1" draw:text-style-name="P2" xml:id="id808" draw:id="id808" draw:layer="layout" svg:width="1cm" svg:height="0.9cm" svg:x="106.987cm" svg:y="98.66cm">
          <text:p text:style-name="P1"><text:span text:style-name="T1">FA (ground)</text:span></text:p>
          <text:p text:style-name="P1"><text:span text:style-name="T1">42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7.987cm" svg:y1="99.11cm" svg:x2="109.087cm" svg:y2="99.11cm" draw:start-shape="id808" draw:start-glue-point="1" draw:end-shape="id806" draw:end-glue-point="3" svg:d="M107987 99110h1100" svg:viewBox="0 0 1101 1">
          <text:p text:style-name="P1"><text:span text:style-name="T2">cout</text:span></text:p>
        </draw:connector>
        <draw:custom-shape draw:style-name="gr1" draw:text-style-name="P2" xml:id="id809" draw:id="id809" draw:layer="layout" svg:width="1cm" svg:height="0.9cm" svg:x="106.987cm" svg:y="100.36cm">
          <text:p text:style-name="P1"><text:span text:style-name="T1">NOT (ground)</text:span></text:p>
          <text:p text:style-name="P1"><text:span text:style-name="T1">43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7.487cm" svg:y1="100.36cm" svg:x2="107.487cm" svg:y2="99.56cm" draw:start-shape="id809" draw:start-glue-point="0" draw:end-shape="id808" draw:end-glue-point="2" svg:d="M107487 100360v-800" svg:viewBox="0 0 1 801">
          <text:p/>
        </draw:connector>
        <draw:connector draw:style-name="gr4" draw:text-style-name="P3" draw:layer="layout" draw:type="line" svg:x1="106.1cm" svg:y1="100.248cm" svg:x2="107.487cm" svg:y2="99.56cm" draw:end-shape="id808" draw:end-glue-point="2" svg:d="M106100 100248l1387-688" svg:viewBox="0 0 1388 689">
          <text:p text:style-name="P1"><text:span text:style-name="T2">/h8</text:span></text:p>
        </draw:connector>
        <draw:custom-shape draw:style-name="gr1" draw:text-style-name="P2" xml:id="id810" draw:id="id810" draw:layer="layout" svg:width="1cm" svg:height="0.9cm" svg:x="73.3cm" svg:y="115.464cm">
          <text:p text:style-name="P1"><text:span text:style-name="T1">NOT</text:span></text:p>
          <text:p text:style-name="P1"><text:span text:style-name="T1">42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3.8cm" svg:y1="115.464cm" svg:x2="73.783cm" svg:y2="113.864cm" draw:start-shape="id810" svg:d="M73800 115464l-17-1600" svg:viewBox="0 0 18 1601">
          <text:p text:style-name="P1"><text:span text:style-name="T2">/h8</text:span></text:p>
        </draw:connector>
        <draw:connector draw:style-name="gr2" draw:text-style-name="P3" draw:layer="layout" draw:type="line" svg:x1="74.35cm" svg:y1="117.183cm" svg:x2="73.8cm" svg:y2="116.364cm" draw:start-shape="id754" draw:start-glue-point="0" draw:end-shape="id810" draw:end-glue-point="2" svg:d="M74350 117183l-550-819" svg:viewBox="0 0 551 820">
          <text:p/>
        </draw:connector>
        <draw:custom-shape draw:style-name="gr1" draw:text-style-name="P2" xml:id="id811" draw:id="id811" draw:layer="layout" svg:width="1cm" svg:height="0.9cm" svg:x="108.092cm" svg:y="92.6cm">
          <text:p text:style-name="P1"><text:span text:style-name="T1">3-NAND</text:span></text:p>
          <text:p text:style-name="P1"><text:span text:style-name="T1">44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8.003cm" svg:y1="95.06cm" svg:x2="108.592cm" svg:y2="93.5cm" draw:start-shape="id795" draw:start-glue-point="0" draw:end-shape="id811" draw:end-glue-point="2" svg:d="M108003 95060l589-1560" svg:viewBox="0 0 590 1561">
          <text:p/>
        </draw:connector>
        <draw:connector draw:style-name="gr2" draw:text-style-name="P3" draw:layer="layout" draw:type="line" svg:x1="109.103cm" svg:y1="95.06cm" svg:x2="108.592cm" svg:y2="93.5cm" draw:start-shape="id796" draw:start-glue-point="0" draw:end-shape="id811" draw:end-glue-point="2" svg:d="M109103 95060l-511-1560" svg:viewBox="0 0 512 1561">
          <text:p/>
        </draw:connector>
        <draw:connector draw:style-name="gr4" draw:text-style-name="P5" draw:layer="layout" draw:type="line" svg:x1="108.575cm" svg:y1="94.816cm" svg:x2="108.592cm" svg:y2="93.5cm" draw:end-shape="id811" draw:end-glue-point="2" svg:d="M108575 94816l17-1316" svg:viewBox="0 0 18 1317">
          <text:p text:style-name="P1"><text:span text:style-name="T2">/g10</text:span></text:p>
        </draw:connector>
        <draw:connector draw:style-name="gr2" draw:text-style-name="P3" draw:layer="layout" draw:type="line" svg:x1="108.592cm" svg:y1="92.6cm" svg:x2="108.609cm" svg:y2="90.5cm" draw:start-shape="id811" draw:start-glue-point="0" draw:end-shape="id461" draw:end-glue-point="2" svg:d="M108592 92600l17-2100" svg:viewBox="0 0 18 2101">
          <text:p/>
        </draw:connector>
        <draw:custom-shape draw:style-name="gr1" draw:text-style-name="P2" xml:id="id812" draw:id="id812" draw:layer="layout" svg:width="1cm" svg:height="0.9cm" svg:x="107cm" svg:y="96.76cm">
          <text:p text:style-name="P1"><text:span text:style-name="T1">NOR</text:span></text:p>
          <text:p text:style-name="P1"><text:span text:style-name="T1">43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7.487cm" svg:y1="98.66cm" svg:x2="107.5cm" svg:y2="97.66cm" draw:start-shape="id808" draw:start-glue-point="0" draw:end-shape="id812" draw:end-glue-point="2" svg:d="M107487 98660l13-1000" svg:viewBox="0 0 14 1001">
          <text:p text:style-name="P1"><text:span text:style-name="T2">sum</text:span></text:p>
        </draw:connector>
        <draw:connector draw:style-name="gr2" draw:text-style-name="P3" draw:layer="layout" draw:type="line" svg:x1="107.5cm" svg:y1="96.76cm" svg:x2="108.003cm" svg:y2="95.96cm" draw:start-shape="id812" draw:start-glue-point="0" draw:end-shape="id795" draw:end-glue-point="2" svg:d="M107500 96760l503-800" svg:viewBox="0 0 504 801">
          <text:p/>
        </draw:connector>
        <draw:custom-shape draw:style-name="gr1" draw:text-style-name="P2" xml:id="id813" draw:id="id813" draw:layer="layout" svg:width="1cm" svg:height="0.9cm" svg:x="109.1cm" svg:y="96.76cm">
          <text:p text:style-name="P1"><text:span text:style-name="T1">NOT</text:span></text:p>
          <text:p text:style-name="P1"><text:span text:style-name="T1">44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9.6cm" svg:y1="96.76cm" svg:x2="109.103cm" svg:y2="95.96cm" draw:start-shape="id813" draw:start-glue-point="0" draw:end-shape="id796" draw:end-glue-point="2" svg:d="M109600 96760l-497-800" svg:viewBox="0 0 498 801">
          <text:p/>
        </draw:connector>
        <draw:connector draw:style-name="gr4" draw:text-style-name="P5" draw:layer="layout" draw:type="line" svg:x1="109.587cm" svg:y1="98.66cm" svg:x2="109.6cm" svg:y2="97.66cm" draw:start-shape="id806" draw:end-shape="id813" draw:end-glue-point="2" svg:d="M109587 98660l13-1000" svg:viewBox="0 0 14 1001">
          <text:p text:style-name="P1"><text:span text:style-name="T2">cout</text:span></text:p>
        </draw:connector>
        <draw:connector draw:style-name="gr4" draw:text-style-name="P5" draw:layer="layout" draw:type="line" svg:x1="109.587cm" svg:y1="98.66cm" svg:x2="107.5cm" svg:y2="97.66cm" draw:start-shape="id806" draw:start-glue-point="0" draw:end-shape="id812" draw:end-glue-point="2" svg:d="M109587 98660l-2087-1000" svg:viewBox="0 0 2088 1001">
          <text:p text:style-name="P1"><text:span text:style-name="T2">sum</text:span></text:p>
        </draw:connector>
        <draw:custom-shape draw:style-name="gr1" draw:text-style-name="P2" xml:id="id814" draw:id="id814" draw:layer="layout" svg:width="1cm" svg:height="0.9cm" svg:x="21.1cm" svg:y="118.8cm">
          <text:p text:style-name="P1"><text:span text:style-name="T1">AND</text:span></text:p>
          <text:p text:style-name="P1"><text:span text:style-name="T1">49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1.6cm" svg:y1="118.8cm" svg:x2="21.6cm" svg:y2="118.2cm" draw:start-shape="id814" draw:start-glue-point="0" draw:end-shape="id721" draw:end-glue-point="2" svg:d="M21600 118800v-600" svg:viewBox="0 0 1 601">
          <text:p/>
        </draw:connector>
        <draw:connector draw:style-name="gr2" draw:text-style-name="P3" draw:layer="layout" draw:type="line" svg:x1="19.45cm" svg:y1="118.8cm" svg:x2="20.5cm" svg:y2="123.45cm" draw:start-shape="id480" draw:start-glue-point="0" draw:end-shape="id467" draw:end-glue-point="1" svg:d="M19450 118800l1050 4650" svg:viewBox="0 0 1051 4651">
          <text:p/>
        </draw:connector>
        <draw:connector draw:style-name="gr2" draw:text-style-name="P3" draw:layer="layout" draw:type="line" svg:x1="19.45cm" svg:y1="118.8cm" svg:x2="17.7cm" svg:y2="121.35cm" draw:start-shape="id480" draw:start-glue-point="0" draw:end-shape="id464" draw:end-glue-point="1" svg:d="M19450 118800l-1750 2550" svg:viewBox="0 0 1751 2551">
          <text:p/>
        </draw:connector>
        <draw:connector draw:style-name="gr2" draw:text-style-name="P3" draw:layer="layout" draw:type="line" svg:x1="20.5cm" svg:y1="119.25cm" svg:x2="21.1cm" svg:y2="119.25cm" draw:start-shape="id480" draw:start-glue-point="1" draw:end-shape="id814" draw:end-glue-point="3" svg:d="M20500 119250h600" svg:viewBox="0 0 601 1">
          <text:p/>
        </draw:connector>
        <draw:custom-shape draw:style-name="gr1" draw:text-style-name="P2" xml:id="id815" draw:id="id815" draw:layer="layout" svg:width="1cm" svg:height="0.9cm" svg:x="117.9cm" svg:y="114.947cm">
          <text:p text:style-name="P1"><text:span text:style-name="T1">OR (mclk)</text:span></text:p>
          <text:p text:style-name="P1"><text:span text:style-name="T1">477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8.4cm" svg:y1="114.947cm" svg:x2="118.432cm" svg:y2="113.4cm" draw:start-shape="id815" draw:start-glue-point="0" svg:d="M118400 114947l32-1547" svg:viewBox="0 0 33 1548">
          <text:p text:style-name="P1"><text:span text:style-name="T2">clk66</text:span></text:p>
        </draw:connector>
        <draw:custom-shape draw:style-name="gr1" draw:text-style-name="P2" xml:id="id816" draw:id="id816" draw:layer="layout" svg:width="1cm" svg:height="0.9cm" svg:x="117.9cm" svg:y="116.647cm">
          <text:p text:style-name="P1"><text:span text:style-name="T1">NOT</text:span></text:p>
          <text:p text:style-name="P1"><text:span text:style-name="T1">476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8.4cm" svg:y1="116.647cm" svg:x2="118.4cm" svg:y2="115.847cm" draw:start-shape="id816" draw:start-glue-point="0" draw:end-shape="id815" draw:end-glue-point="2" svg:d="M118400 116647v-800" svg:viewBox="0 0 1 801">
          <text:p/>
        </draw:connector>
        <draw:connector draw:style-name="gr2" draw:text-style-name="P3" draw:layer="layout" draw:type="line" svg:x1="118.35cm" svg:y1="118.447cm" svg:x2="118.4cm" svg:y2="117.547cm" draw:start-shape="id817" draw:start-glue-point="0" draw:end-shape="id816" svg:d="M118350 118447l50-900" svg:viewBox="0 0 51 901">
          <text:p/>
        </draw:connector>
        <draw:connector draw:style-name="gr4" draw:text-style-name="P5" draw:layer="layout" draw:type="line" svg:x1="66.75cm" svg:y1="105.898cm" svg:x2="66.834cm" svg:y2="103.811cm" draw:start-shape="id53" draw:start-glue-point="0" svg:d="M66750 105898l84-2087" svg:viewBox="0 0 85 2088">
          <text:p text:style-name="P1"><text:span text:style-name="T2">com2_0</text:span></text:p>
        </draw:connector>
        <draw:connector draw:style-name="gr4" draw:text-style-name="P3" draw:layer="layout" draw:type="line" svg:x1="68.95cm" svg:y1="105.898cm" svg:x2="69.003cm" svg:y2="103.732cm" draw:start-shape="id447" draw:start-glue-point="0" svg:d="M68950 105898l53-2166" svg:viewBox="0 0 54 2167">
          <text:p text:style-name="P1"><text:span text:style-name="T2">com2_1</text:span></text:p>
        </draw:connector>
        <draw:connector draw:style-name="gr4" draw:text-style-name="P3" draw:layer="layout" draw:type="line" svg:x1="71.15cm" svg:y1="105.899cm" svg:x2="71.199cm" svg:y2="103.758cm" draw:start-shape="id449" draw:start-glue-point="0" svg:d="M71150 105899l49-2141" svg:viewBox="0 0 50 2142">
          <text:p text:style-name="P1"><text:span text:style-name="T2">com2_2</text:span></text:p>
        </draw:connector>
        <draw:connector draw:style-name="gr2" draw:text-style-name="P3" draw:layer="layout" draw:type="line" svg:x1="71.15cm" svg:y1="105.899cm" svg:x2="72.3cm" svg:y2="104.583cm" draw:start-shape="id449" draw:start-glue-point="0" draw:end-shape="id463" draw:end-glue-point="2" svg:d="M71150 105899l1150-1316" svg:viewBox="0 0 1151 1317">
          <text:p/>
        </draw:connector>
        <draw:connector draw:style-name="gr2" draw:text-style-name="P3" draw:layer="layout" draw:type="line" svg:x1="118.4cm" svg:y1="120.673cm" svg:x2="118.35cm" svg:y2="119.347cm" draw:start-shape="id818" draw:start-glue-point="0" draw:end-shape="id817" draw:end-glue-point="2" svg:d="M118400 120673l-50-1326" svg:viewBox="0 0 51 1327">
          <text:p/>
        </draw:connector>
        <draw:connector draw:style-name="gr2" draw:text-style-name="P3" draw:layer="layout" draw:type="line" svg:x1="119.5cm" svg:y1="122.76cm" svg:x2="118.4cm" svg:y2="121.573cm" draw:start-shape="id819" draw:start-glue-point="0" draw:end-shape="id818" draw:end-glue-point="2" svg:d="M119500 122760l-1100-1187" svg:viewBox="0 0 1101 1188">
          <text:p/>
        </draw:connector>
        <draw:connector draw:style-name="gr2" draw:text-style-name="P3" draw:layer="layout" draw:type="line" svg:x1="119.5cm" svg:y1="122.76cm" svg:x2="120.6cm" svg:y2="121.573cm" draw:start-shape="id819" draw:start-glue-point="0" draw:end-shape="id498" draw:end-glue-point="2" svg:d="M119500 122760l1100-1187" svg:viewBox="0 0 1101 1188">
          <text:p/>
        </draw:connector>
        <draw:connector draw:style-name="gr2" draw:text-style-name="P3" draw:layer="layout" draw:type="line" svg:x1="101.2cm" svg:y1="128cm" svg:x2="108.609cm" svg:y2="90.5cm" draw:start-shape="id820" draw:start-glue-point="0" draw:end-shape="id461" draw:end-glue-point="2" svg:d="M101200 128000l7409-37500" svg:viewBox="0 0 7410 37501">
          <text:p/>
        </draw:connector>
        <draw:custom-shape draw:style-name="gr1" draw:text-style-name="P2" xml:id="id820" draw:id="id820" draw:layer="layout" svg:width="1cm" svg:height="0.9cm" svg:x="100.7cm" svg:y="128cm">
          <text:p text:style-name="P1"><text:span text:style-name="T1">NOT</text:span></text:p>
          <text:p text:style-name="P1"><text:span text:style-name="T1">486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21" draw:id="id821" draw:layer="layout" svg:width="1cm" svg:height="0.9cm" svg:x="115.6cm" svg:y="122.64cm">
          <text:p text:style-name="P1"><text:span text:style-name="T1">AND</text:span></text:p>
          <text:p text:style-name="P1"><text:span text:style-name="T1">497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1.2cm" svg:y1="128cm" svg:x2="116.1cm" svg:y2="123.54cm" draw:start-shape="id820" draw:start-glue-point="0" draw:end-shape="id821" draw:end-glue-point="2" svg:d="M101200 128000l14900-4460" svg:viewBox="0 0 14901 4461">
          <text:p/>
        </draw:connector>
        <draw:custom-shape draw:style-name="gr1" draw:text-style-name="P2" xml:id="id822" draw:id="id822" draw:layer="layout" svg:width="1cm" svg:height="0.9cm" svg:x="115.6cm" svg:y="120.553cm">
          <text:p text:style-name="P1"><text:span text:style-name="T1">AND</text:span></text:p>
          <text:p text:style-name="P1"><text:span text:style-name="T1">497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6.1cm" svg:y1="122.64cm" svg:x2="116.1cm" svg:y2="121.453cm" draw:start-shape="id821" draw:start-glue-point="0" draw:end-shape="id822" draw:end-glue-point="2" svg:d="M116100 122640v-1187" svg:viewBox="0 0 1 1188">
          <text:p/>
        </draw:connector>
        <draw:connector draw:style-name="gr2" draw:text-style-name="P3" draw:layer="layout" draw:type="line" svg:x1="116.1cm" svg:y1="120.553cm" svg:x2="116.15cm" svg:y2="119.34cm" draw:start-shape="id822" draw:start-glue-point="0" draw:end-shape="id719" draw:end-glue-point="2" svg:d="M116100 120553l50-1213" svg:viewBox="0 0 51 1214">
          <text:p/>
        </draw:connector>
        <draw:custom-shape draw:style-name="gr1" draw:text-style-name="P2" xml:id="id823" draw:id="id823" draw:layer="layout" svg:width="1cm" svg:height="0.9cm" svg:x="119cm" svg:y="124.56cm">
          <text:p text:style-name="P1"><text:span text:style-name="T1">NOT</text:span></text:p>
          <text:p text:style-name="P1"><text:span text:style-name="T1">497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9.5cm" svg:y1="124.56cm" svg:x2="116.1cm" svg:y2="121.453cm" draw:start-shape="id823" draw:start-glue-point="0" draw:end-shape="id822" draw:end-glue-point="2" svg:d="M119500 124560l-3400-3107" svg:viewBox="0 0 3401 3108">
          <text:p/>
        </draw:connector>
        <draw:connector draw:style-name="gr2" draw:text-style-name="P3" draw:layer="layout" draw:type="line" svg:x1="119.5cm" svg:y1="124.56cm" svg:x2="119.5cm" svg:y2="123.66cm" draw:start-shape="id823" draw:start-glue-point="0" draw:end-shape="id819" draw:end-glue-point="2" svg:d="M119500 124560v-900" svg:viewBox="0 0 1 901">
          <text:p/>
        </draw:connector>
        <draw:custom-shape draw:style-name="gr1" draw:text-style-name="P2" xml:id="id824" draw:id="id824" draw:layer="layout" svg:width="1cm" svg:height="0.9cm" svg:x="96.2cm" svg:y="106.2cm">
          <text:p text:style-name="P1"><text:span text:style-name="T1">NAND</text:span></text:p>
          <text:p text:style-name="P1"><text:span text:style-name="T1">497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6.1cm" svg:y1="122.64cm" svg:x2="96.7cm" svg:y2="107.1cm" draw:start-shape="id821" draw:start-glue-point="0" draw:end-shape="id824" draw:end-glue-point="2" svg:d="M116100 122640l-19400-15540" svg:viewBox="0 0 19401 15541">
          <text:p/>
        </draw:connector>
        <draw:connector draw:style-name="gr2" draw:text-style-name="P3" draw:layer="layout" draw:type="line" svg:x1="96.7cm" svg:y1="106.2cm" svg:x2="96cm" svg:y2="105cm" draw:start-shape="id824" draw:start-glue-point="0" draw:end-shape="id481" draw:end-glue-point="2" svg:d="M96700 106200l-700-1200" svg:viewBox="0 0 701 1201">
          <text:p/>
        </draw:connector>
        <draw:connector draw:style-name="gr2" draw:text-style-name="P3" draw:layer="layout" draw:type="line" svg:x1="107.7cm" svg:y1="128.747cm" svg:x2="96.7cm" svg:y2="107.1cm" draw:start-shape="id825" draw:start-glue-point="0" draw:end-shape="id824" draw:end-glue-point="2" svg:d="M107700 128747l-11000-21647" svg:viewBox="0 0 11001 21648">
          <text:p/>
        </draw:connector>
        <draw:connector draw:style-name="gr2" draw:text-style-name="P3" draw:layer="layout" draw:type="line" svg:x1="107.7cm" svg:y1="128.747cm" svg:x2="119.5cm" svg:y2="125.46cm" draw:start-shape="id825" draw:start-glue-point="0" draw:end-shape="id823" draw:end-glue-point="2" svg:d="M107700 128747l11800-3287" svg:viewBox="0 0 11801 3288">
          <text:p/>
        </draw:connector>
        <draw:connector draw:style-name="gr2" draw:text-style-name="P3" draw:layer="layout" draw:type="line" svg:x1="107.7cm" svg:y1="128.747cm" svg:x2="123.3cm" svg:y2="123.278cm" draw:start-shape="id825" draw:start-glue-point="0" draw:end-shape="id682" draw:end-glue-point="2" svg:d="M107700 128747l15600-5469" svg:viewBox="0 0 15601 5470">
          <text:p/>
        </draw:connector>
        <draw:custom-shape draw:style-name="gr1" draw:text-style-name="P2" xml:id="id825" draw:id="id825" draw:layer="layout" svg:width="1cm" svg:height="0.9cm" svg:x="107.2cm" svg:y="128.747cm">
          <text:p text:style-name="P1"><text:span text:style-name="T1">NOT</text:span></text:p>
          <text:p text:style-name="P1"><text:span text:style-name="T1">538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8.4cm" svg:y1="124.54cm" svg:x2="119.5cm" svg:y2="123.66cm" draw:start-shape="id826" draw:start-glue-point="0" draw:end-shape="id819" draw:end-glue-point="2" svg:d="M118400 124540l1100-880" svg:viewBox="0 0 1101 881">
          <text:p/>
        </draw:connector>
        <draw:custom-shape draw:style-name="gr1" draw:text-style-name="P2" xml:id="id826" draw:id="id826" draw:layer="layout" svg:width="1cm" svg:height="0.9cm" svg:x="117.9cm" svg:y="124.54cm">
          <text:p text:style-name="P1"><text:span text:style-name="T1">AND</text:span></text:p>
          <text:p text:style-name="P1"><text:span text:style-name="T1">506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8.4cm" svg:y1="124.54cm" svg:x2="123.3cm" svg:y2="123.278cm" draw:start-shape="id826" draw:start-glue-point="0" draw:end-shape="id682" draw:end-glue-point="2" svg:d="M118400 124540l4900-1262" svg:viewBox="0 0 4901 1263">
          <text:p/>
        </draw:connector>
        <draw:custom-shape draw:style-name="gr7" draw:text-style-name="P9" xml:id="id827" draw:id="id827" draw:layer="layout" svg:width="1cm" svg:height="0.9cm" svg:x="115.6cm" svg:y="124.84cm">
          <text:p text:style-name="P1"><text:span text:style-name="T1">NOR</text:span></text:p>
          <text:p text:style-name="P1"><text:span text:style-name="T1">516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6.1cm" svg:y1="124.84cm" svg:x2="116.1cm" svg:y2="123.54cm" draw:start-shape="id827" draw:start-glue-point="0" draw:end-shape="id821" draw:end-glue-point="2" svg:d="M116100 124840v-1300" svg:viewBox="0 0 1 1301">
          <text:p/>
        </draw:connector>
        <draw:custom-shape draw:style-name="gr7" draw:text-style-name="P9" xml:id="id828" draw:id="id828" draw:layer="layout" svg:width="1cm" svg:height="0.9cm" svg:x="108.3cm" svg:y="128.8cm">
          <text:p text:style-name="P1"><text:span text:style-name="T1">NOT</text:span></text:p>
          <text:p text:style-name="P1"><text:span text:style-name="T1">507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8.8cm" svg:y1="128.8cm" svg:x2="118.4cm" svg:y2="125.44cm" draw:start-shape="id828" draw:start-glue-point="0" draw:end-shape="id826" draw:end-glue-point="2" svg:d="M108800 128800l9600-3360" svg:viewBox="0 0 9601 3361">
          <text:p/>
        </draw:connector>
        <draw:connector draw:style-name="gr2" draw:text-style-name="P3" draw:layer="layout" draw:type="line" svg:x1="108.8cm" svg:y1="128.8cm" svg:x2="76.6cm" svg:y2="55.8cm" draw:start-shape="id828" draw:start-glue-point="0" draw:end-shape="id465" draw:end-glue-point="2" svg:d="M108800 128800l-32200-73000" svg:viewBox="0 0 32201 73001">
          <text:p/>
        </draw:connector>
        <draw:connector draw:style-name="gr2" draw:text-style-name="P3" draw:layer="layout" draw:type="line" svg:x1="108.8cm" svg:y1="128.8cm" svg:x2="75.5cm" svg:y2="53.8cm" draw:start-shape="id828" draw:start-glue-point="0" draw:end-shape="id138" draw:end-glue-point="2" svg:d="M108800 128800l-33300-75000" svg:viewBox="0 0 33301 75001">
          <text:p/>
        </draw:connector>
        <draw:custom-shape draw:style-name="gr1" draw:text-style-name="P2" xml:id="id829" draw:id="id829" draw:layer="layout" svg:width="1cm" svg:height="0.9cm" svg:x="47.872cm" svg:y="118.4cm">
          <text:p text:style-name="P1"><text:span text:style-name="T1">3-NAND</text:span></text:p>
          <text:p text:style-name="P1"><text:span text:style-name="T1">50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1.722cm" svg:y1="116cm" svg:x2="48.372cm" svg:y2="118.4cm" draw:start-shape="id756" draw:start-glue-point="2" draw:end-shape="id829" draw:end-glue-point="0" svg:d="M51722 116000l-3350 2400" svg:viewBox="0 0 3351 2401">
          <text:p/>
        </draw:connector>
        <draw:custom-shape draw:style-name="gr1" draw:text-style-name="P2" xml:id="id830" draw:id="id830" draw:layer="layout" svg:width="1cm" svg:height="0.9cm" svg:x="51.172cm" svg:y="121.8cm">
          <text:p text:style-name="P1"><text:span text:style-name="T1">MUX</text:span></text:p>
          <text:p text:style-name="P1"><text:span text:style-name="T1">50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2.772cm" svg:y1="115.55cm" svg:x2="52.172cm" svg:y2="122.25cm" draw:start-shape="id756" draw:start-glue-point="1" draw:end-shape="id830" svg:d="M52772 115550l-600 6700" svg:viewBox="0 0 601 6701">
          <text:p text:style-name="P1"><text:span text:style-name="T2">c</text:span></text:p>
        </draw:connector>
        <draw:custom-shape draw:style-name="gr1" draw:text-style-name="P2" xml:id="id831" draw:id="id831" draw:layer="layout" svg:width="1cm" svg:height="0.9cm" svg:x="51.172cm" svg:y="123.8cm">
          <text:p text:style-name="P1"><text:span text:style-name="T1">FA(ground,power)</text:span></text:p>
          <text:p text:style-name="P1"><text:span text:style-name="T1">50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2.772cm" svg:y1="115.55cm" svg:x2="52.172cm" svg:y2="124.25cm" draw:start-shape="id756" draw:start-glue-point="1" draw:end-shape="id831" draw:end-glue-point="1" svg:d="M52772 115550l-600 8700" svg:viewBox="0 0 601 8701">
          <text:p/>
        </draw:connector>
        <draw:connector draw:style-name="gr4" draw:text-style-name="P5" draw:layer="layout" draw:type="line" svg:x1="51.672cm" svg:y1="123.8cm" svg:x2="51.672cm" svg:y2="122.7cm" draw:start-shape="id831" draw:start-glue-point="0" draw:end-shape="id830" draw:end-glue-point="2" svg:d="M51672 123800v-1100" svg:viewBox="0 0 1 1101">
          <text:p text:style-name="P1"><text:span text:style-name="T2">sum/b</text:span></text:p>
        </draw:connector>
        <draw:custom-shape draw:style-name="gr1" draw:text-style-name="P2" xml:id="id832" draw:id="id832" draw:layer="layout" svg:width="1cm" svg:height="0.9cm" svg:x="53.372cm" svg:y="123.8cm">
          <text:p text:style-name="P1"><text:span text:style-name="T1">FA(ground)</text:span></text:p>
          <text:p text:style-name="P1"><text:span text:style-name="T1">51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2.172cm" svg:y1="124.25cm" svg:x2="53.372cm" svg:y2="124.25cm" draw:start-shape="id831" draw:start-glue-point="1" draw:end-shape="id832" draw:end-glue-point="3" svg:d="M52172 124250h1200" svg:viewBox="0 0 1201 1">
          <text:p text:style-name="P1"><text:span text:style-name="T2">cout</text:span></text:p>
        </draw:connector>
        <draw:connector draw:style-name="gr2" draw:text-style-name="P3" draw:layer="layout" draw:type="line" svg:x1="51.672cm" svg:y1="121.8cm" svg:x2="51.672cm" svg:y2="119.306cm" draw:start-shape="id830" draw:start-glue-point="0" draw:end-shape="id104" draw:end-glue-point="2" svg:d="M51672 121800v-2494" svg:viewBox="0 0 1 2495">
          <text:p/>
        </draw:connector>
        <draw:custom-shape draw:style-name="gr1" draw:text-style-name="P2" xml:id="id833" draw:id="id833" draw:layer="layout" svg:width="1cm" svg:height="0.9cm" svg:x="53.372cm" svg:y="121.8cm">
          <text:p text:style-name="P1"><text:span text:style-name="T1">MUX</text:span></text:p>
          <text:p text:style-name="P1"><text:span text:style-name="T1">51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3.872cm" svg:y1="123.8cm" svg:x2="53.872cm" svg:y2="122.7cm" draw:start-shape="id832" draw:start-glue-point="0" draw:end-shape="id833" svg:d="M53872 123800v-1100" svg:viewBox="0 0 1 1101">
          <text:p text:style-name="P1"><text:span text:style-name="T2">sum/b</text:span></text:p>
        </draw:connector>
        <draw:connector draw:style-name="gr2" draw:text-style-name="P3" draw:layer="layout" draw:type="line" svg:x1="53.872cm" svg:y1="121.8cm" svg:x2="53.872cm" svg:y2="119.338cm" draw:start-shape="id833" draw:start-glue-point="0" draw:end-shape="id103" draw:end-glue-point="2" svg:d="M53872 121800v-2462" svg:viewBox="0 0 1 2463">
          <text:p/>
        </draw:connector>
        <draw:custom-shape draw:style-name="gr1" draw:text-style-name="P2" xml:id="id834" draw:id="id834" draw:layer="layout" svg:width="1cm" svg:height="0.9cm" svg:x="55.572cm" svg:y="123.8cm">
          <text:p text:style-name="P1"><text:span text:style-name="T1">FA(ground)</text:span></text:p>
          <text:p text:style-name="P1"><text:span text:style-name="T1">52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4.372cm" svg:y1="124.25cm" svg:x2="55.572cm" svg:y2="124.25cm" draw:start-shape="id832" draw:start-glue-point="1" draw:end-shape="id834" draw:end-glue-point="3" svg:d="M54372 124250h1200" svg:viewBox="0 0 1201 1">
          <text:p text:style-name="P1"><text:span text:style-name="T2">cout</text:span></text:p>
        </draw:connector>
        <draw:connector draw:style-name="gr4" draw:text-style-name="P5" draw:layer="layout" draw:type="line" svg:x1="54.972cm" svg:y1="115.55cm" svg:x2="54.372cm" svg:y2="122.25cm" draw:start-shape="id757" draw:start-glue-point="1" draw:end-shape="id833" draw:end-glue-point="1" svg:d="M54972 115550l-600 6700" svg:viewBox="0 0 601 6701">
          <text:p text:style-name="P1"><text:span text:style-name="T2">c</text:span></text:p>
        </draw:connector>
        <draw:connector draw:style-name="gr2" draw:text-style-name="P3" draw:layer="layout" draw:type="line" svg:x1="54.972cm" svg:y1="115.55cm" svg:x2="54.372cm" svg:y2="124.25cm" draw:start-shape="id757" draw:start-glue-point="1" draw:end-shape="id832" draw:end-glue-point="1" svg:d="M54972 115550l-600 8700" svg:viewBox="0 0 601 8701">
          <text:p/>
        </draw:connector>
        <draw:custom-shape draw:style-name="gr1" draw:text-style-name="P2" xml:id="id835" draw:id="id835" draw:layer="layout" svg:width="1cm" svg:height="0.9cm" svg:x="47.872cm" svg:y="116.8cm">
          <text:p text:style-name="P1"><text:span text:style-name="T1">NOT</text:span></text:p>
          <text:p text:style-name="P1"><text:span text:style-name="T1">50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3.922cm" svg:y1="116cm" svg:x2="48.372cm" svg:y2="116.8cm" draw:start-shape="id757" draw:start-glue-point="2" draw:end-shape="id835" draw:end-glue-point="0" svg:d="M53922 116000l-5550 800" svg:viewBox="0 0 5551 801">
          <text:p/>
        </draw:connector>
        <draw:custom-shape draw:style-name="gr1" draw:text-style-name="P2" xml:id="id836" draw:id="id836" draw:layer="layout" svg:width="1cm" svg:height="0.9cm" svg:x="55.572cm" svg:y="121.8cm">
          <text:p text:style-name="P1"><text:span text:style-name="T1">MUX</text:span></text:p>
          <text:p text:style-name="P1"><text:span text:style-name="T1">52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6.072cm" svg:y1="123.8cm" svg:x2="56.072cm" svg:y2="122.7cm" draw:start-shape="id834" draw:start-glue-point="0" draw:end-shape="id836" svg:d="M56072 123800v-1100" svg:viewBox="0 0 1 1101">
          <text:p text:style-name="P1"><text:span text:style-name="T2">sum/b</text:span></text:p>
        </draw:connector>
        <draw:connector draw:style-name="gr4" draw:text-style-name="P5" draw:layer="layout" draw:type="line" svg:x1="57.172cm" svg:y1="115.55cm" svg:x2="56.572cm" svg:y2="122.25cm" draw:start-shape="id758" draw:start-glue-point="1" draw:end-shape="id836" svg:d="M57172 115550l-600 6700" svg:viewBox="0 0 601 6701">
          <text:p text:style-name="P1"><text:span text:style-name="T2">c</text:span></text:p>
        </draw:connector>
        <draw:connector draw:style-name="gr2" draw:text-style-name="P3" draw:layer="layout" draw:type="line" svg:x1="57.172cm" svg:y1="115.55cm" svg:x2="56.572cm" svg:y2="124.25cm" draw:start-shape="id758" draw:start-glue-point="1" draw:end-shape="id834" draw:end-glue-point="1" svg:d="M57172 115550l-600 8700" svg:viewBox="0 0 601 8701">
          <text:p/>
        </draw:connector>
        <draw:connector draw:style-name="gr2" draw:text-style-name="P3" draw:layer="layout" draw:type="line" svg:x1="56.122cm" svg:y1="115.1cm" svg:x2="56.145cm" svg:y2="113.3cm" draw:start-shape="id758" draw:start-glue-point="0" draw:end-shape="id309" draw:end-glue-point="2" svg:d="M56122 115100l23-1800" svg:viewBox="0 0 24 1801">
          <text:p/>
        </draw:connector>
        <draw:connector draw:style-name="gr2" draw:text-style-name="P3" draw:layer="layout" draw:type="line" svg:x1="56.122cm" svg:y1="116cm" svg:x2="48.372cm" svg:y2="118.4cm" draw:start-shape="id758" draw:start-glue-point="2" draw:end-shape="id829" draw:end-glue-point="0" svg:d="M56122 116000l-7750 2400" svg:viewBox="0 0 7751 2401">
          <text:p/>
        </draw:connector>
        <draw:connector draw:style-name="gr2" draw:text-style-name="P3" draw:layer="layout" draw:type="line" svg:x1="48.372cm" svg:y1="117.7cm" svg:x2="48.372cm" svg:y2="118.4cm" draw:start-shape="id835" draw:end-shape="id829" draw:end-glue-point="0" svg:d="M48372 117700v700" svg:viewBox="0 0 1 701">
          <text:p/>
        </draw:connector>
        <draw:custom-shape draw:style-name="gr1" draw:text-style-name="P2" xml:id="id837" draw:id="id837" draw:layer="layout" svg:width="1cm" svg:height="0.9cm" svg:x="55.572cm" svg:y="120.2cm">
          <text:p text:style-name="P1"><text:span text:style-name="T1">NAND</text:span></text:p>
          <text:p text:style-name="P1"><text:span text:style-name="T1">52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6.072cm" svg:y1="121.8cm" svg:x2="56.072cm" svg:y2="121.1cm" draw:start-shape="id836" draw:start-glue-point="0" draw:end-shape="id837" draw:end-glue-point="2" svg:d="M56072 121800v-700" svg:viewBox="0 0 1 701">
          <text:p/>
        </draw:connector>
        <draw:connector draw:style-name="gr2" draw:text-style-name="P3" draw:layer="layout" draw:type="line" svg:x1="56.072cm" svg:y1="120.2cm" svg:x2="56.072cm" svg:y2="119.3cm" draw:start-shape="id837" draw:start-glue-point="0" draw:end-shape="id102" draw:end-glue-point="2" svg:d="M56072 120200v-900" svg:viewBox="0 0 1 901">
          <text:p/>
        </draw:connector>
        <draw:connector draw:style-name="gr4" draw:text-style-name="P5" draw:layer="layout" draw:type="line" svg:x1="49.972cm" svg:y1="123.8cm" svg:x2="56.072cm" svg:y2="122.7cm" draw:start-shape="id838" draw:start-glue-point="0" draw:end-shape="id836" draw:end-glue-point="2" svg:d="M49972 123800l6100-1100" svg:viewBox="0 0 6101 1101">
          <text:p text:style-name="P1"><text:span text:style-name="T2">a</text:span></text:p>
        </draw:connector>
        <draw:custom-shape draw:style-name="gr1" draw:text-style-name="P2" xml:id="id838" draw:id="id838" draw:layer="layout" svg:width="1cm" svg:height="0.9cm" svg:x="49.472cm" svg:y="123.8cm">
          <text:p text:style-name="P1"><text:span text:style-name="T1">AND</text:span></text:p>
          <text:p text:style-name="P1"><text:span text:style-name="T1">50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9.972cm" svg:y1="123.8cm" svg:x2="51.672cm" svg:y2="122.7cm" draw:start-shape="id838" draw:start-glue-point="0" draw:end-shape="id830" draw:end-glue-point="2" svg:d="M49972 123800l1700-1100" svg:viewBox="0 0 1701 1101">
          <text:p text:style-name="P1"><text:span text:style-name="T2">a</text:span></text:p>
        </draw:connector>
        <draw:connector draw:style-name="gr4" draw:text-style-name="P5" draw:layer="layout" draw:type="line" svg:x1="49.972cm" svg:y1="123.8cm" svg:x2="53.872cm" svg:y2="122.7cm" draw:start-shape="id838" draw:start-glue-point="0" draw:end-shape="id833" draw:end-glue-point="2" svg:d="M49972 123800l3900-1100" svg:viewBox="0 0 3901 1101">
          <text:p text:style-name="P1"><text:span text:style-name="T2">a</text:span></text:p>
        </draw:connector>
        <draw:custom-shape draw:style-name="gr1" draw:text-style-name="P2" xml:id="id839" draw:id="id839" draw:layer="layout" svg:width="1cm" svg:height="0.9cm" svg:x="47.9cm" svg:y="121.8cm">
          <text:p text:style-name="P1"><text:span text:style-name="T1">NAND</text:span></text:p>
          <text:p text:style-name="P1"><text:span text:style-name="T1">50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8.4cm" svg:y1="121.8cm" svg:x2="51.672cm" svg:y2="119.306cm" draw:start-shape="id839" draw:start-glue-point="0" draw:end-shape="id104" draw:end-glue-point="2" svg:d="M48400 121800l3272-2494" svg:viewBox="0 0 3273 2495">
          <text:p/>
        </draw:connector>
        <draw:connector draw:style-name="gr2" draw:text-style-name="P3" draw:layer="layout" draw:type="line" svg:x1="48.4cm" svg:y1="121.8cm" svg:x2="53.872cm" svg:y2="119.338cm" draw:start-shape="id839" draw:start-glue-point="0" draw:end-shape="id103" draw:end-glue-point="2" svg:d="M48400 121800l5472-2462" svg:viewBox="0 0 5473 2463">
          <text:p/>
        </draw:connector>
        <draw:connector draw:style-name="gr2" draw:text-style-name="P3" draw:layer="layout" draw:type="line" svg:x1="48.4cm" svg:y1="121.8cm" svg:x2="56.072cm" svg:y2="121.1cm" draw:start-shape="id839" draw:start-glue-point="0" draw:end-shape="id837" draw:end-glue-point="2" svg:d="M48400 121800l7672-700" svg:viewBox="0 0 7673 701">
          <text:p/>
        </draw:connector>
        <draw:custom-shape draw:style-name="gr1" draw:text-style-name="P2" xml:id="id840" draw:id="id840" draw:layer="layout" svg:width="1cm" svg:height="0.9cm" svg:x="47.9cm" svg:y="120.1cm">
          <text:p text:style-name="P1"><text:span text:style-name="T1">NOT</text:span></text:p>
          <text:p text:style-name="P1"><text:span text:style-name="T1">50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8.372cm" svg:y1="119.3cm" svg:x2="48.4cm" svg:y2="120.1cm" draw:start-shape="id829" draw:start-glue-point="2" draw:end-shape="id840" draw:end-glue-point="0" svg:d="M48372 119300l28 800" svg:viewBox="0 0 29 801">
          <text:p/>
        </draw:connector>
        <draw:connector draw:style-name="gr2" draw:text-style-name="P3" draw:layer="layout" draw:type="line" svg:x1="48.372cm" svg:y1="119.3cm" svg:x2="49.972cm" svg:y2="123.8cm" draw:start-shape="id829" draw:start-glue-point="2" draw:end-shape="id838" draw:end-glue-point="0" svg:d="M48372 119300l1600 4500" svg:viewBox="0 0 1601 4501">
          <text:p/>
        </draw:connector>
        <draw:connector draw:style-name="gr2" draw:text-style-name="P3" draw:layer="layout" draw:type="line" svg:x1="48.4cm" svg:y1="121cm" svg:x2="48.4cm" svg:y2="121.8cm" draw:start-shape="id840" draw:start-glue-point="2" draw:end-shape="id839" draw:end-glue-point="0" svg:d="M48400 121000v800" svg:viewBox="0 0 1 801">
          <text:p/>
        </draw:connector>
        <draw:connector draw:style-name="gr2" draw:text-style-name="P3" draw:layer="layout" draw:type="line" svg:x1="48.872cm" svg:y1="124.25cm" svg:x2="49.472cm" svg:y2="124.25cm" draw:start-shape="id347" draw:start-glue-point="1" draw:end-shape="id838" draw:end-glue-point="3" svg:d="M48872 124250h600" svg:viewBox="0 0 601 1">
          <text:p/>
        </draw:connector>
        <draw:connector draw:style-name="gr2" draw:text-style-name="P3" draw:layer="layout" draw:type="line" svg:x1="48.372cm" svg:y1="123.8cm" svg:x2="48.4cm" svg:y2="122.7cm" draw:start-shape="id347" draw:start-glue-point="0" draw:end-shape="id839" draw:end-glue-point="2" svg:d="M48372 123800l28-1100" svg:viewBox="0 0 29 1101">
          <text:p/>
        </draw:connector>
        <draw:connector draw:style-name="gr4" draw:text-style-name="P5" draw:layer="layout" draw:type="line" svg:x1="46.62cm" svg:y1="125.73cm" svg:x2="48.372cm" svg:y2="124.7cm" draw:end-shape="id347" draw:end-glue-point="2" svg:d="M46620 125730l1752-1030" svg:viewBox="0 0 1753 1031">
          <text:p text:style-name="P1"><text:span text:style-name="T2">com_dec_block_s</text:span></text:p>
        </draw:connector>
        <draw:connector draw:style-name="gr4" draw:text-style-name="P3" draw:layer="layout" draw:type="line" svg:x1="52.162cm" svg:y1="54.227cm" svg:x2="52.2cm" svg:y2="52.9cm" draw:end-shape="id140" draw:end-glue-point="2" svg:d="M52162 54227l38-1327" svg:viewBox="0 0 39 1328">
          <text:p text:style-name="P1"><text:span text:style-name="T2">com_dec_block_s</text:span></text:p>
        </draw:connector>
        <draw:custom-shape draw:style-name="gr1" draw:text-style-name="P2" xml:id="id841" draw:id="id841" draw:layer="layout" svg:width="1cm" svg:height="0.9cm" svg:x="69.3cm" svg:y="59.2cm">
          <text:p text:style-name="P1"><text:span text:style-name="T1">NOT</text:span></text:p>
          <text:p text:style-name="P1"><text:span text:style-name="T1">51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9.8cm" svg:y1="59.2cm" svg:x2="70.6cm" svg:y2="58.732cm" draw:start-shape="id841" draw:start-glue-point="0" draw:end-shape="id114" draw:end-glue-point="2" svg:d="M69800 59200l800-468" svg:viewBox="0 0 801 469">
          <text:p/>
        </draw:connector>
        <draw:connector draw:style-name="gr2" draw:text-style-name="P3" draw:layer="layout" draw:type="line" svg:x1="66.566cm" svg:y1="61.833cm" svg:x2="69.8cm" svg:y2="60.1cm" draw:start-shape="id393" draw:start-glue-point="0" draw:end-shape="id841" draw:end-glue-point="2" svg:d="M66566 61833l3234-1733" svg:viewBox="0 0 3235 1734">
          <text:p/>
        </draw:connector>
        <draw:custom-shape draw:style-name="gr1" draw:text-style-name="P2" xml:id="id842" draw:id="id842" draw:layer="layout" svg:width="1cm" svg:height="0.9cm" svg:x="22.5cm" svg:y="62.6cm">
          <text:p text:style-name="P1"><text:span text:style-name="T1">OR</text:span></text:p>
          <text:p text:style-name="P1"><text:span text:style-name="T1">50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draw:type="line" svg:x1="23cm" svg:y1="62.6cm" svg:x2="23cm" svg:y2="61.5cm" draw:start-shape="id842" draw:start-glue-point="0" draw:end-shape="id843" draw:end-glue-point="2" svg:d="M23000 62600v-1100" svg:viewBox="0 0 1 1101">
          <text:p/>
        </draw:connector>
        <draw:custom-shape draw:style-name="gr1" draw:text-style-name="P2" xml:id="id844" draw:id="id844" draw:layer="layout" svg:width="1cm" svg:height="0.9cm" svg:x="15.3cm" svg:y="56.3cm">
          <text:p text:style-name="P1"><text:span text:style-name="T1">NOT</text:span></text:p>
          <text:p text:style-name="P1"><text:span text:style-name="T1">48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5.8cm" svg:y1="56.3cm" svg:x2="15.804cm" svg:y2="53.744cm" draw:start-shape="id844" draw:start-glue-point="0" draw:end-shape="id208" draw:end-glue-point="2" svg:d="M15800 56300l4-2556" svg:viewBox="0 0 5 2557">
          <text:p/>
        </draw:connector>
        <draw:custom-shape draw:style-name="gr1" draw:text-style-name="P2" xml:id="id845" draw:id="id845" draw:layer="layout" svg:width="1cm" svg:height="0.9cm" svg:x="15.3cm" svg:y="59.3cm">
          <text:p text:style-name="P1"><text:span text:style-name="T1">NAND</text:span></text:p>
          <text:p text:style-name="P1"><text:span text:style-name="T1">49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5.8cm" svg:y1="59.3cm" svg:x2="15.8cm" svg:y2="57.2cm" draw:start-shape="id845" draw:start-glue-point="0" draw:end-shape="id844" draw:end-glue-point="2" svg:d="M15800 59300v-2100" svg:viewBox="0 0 1 2101">
          <text:p/>
        </draw:connector>
        <draw:connector draw:style-name="gr2" draw:text-style-name="P3" draw:layer="layout" draw:type="line" svg:x1="15.8cm" svg:y1="59.3cm" svg:x2="21.3cm" svg:y2="57.483cm" draw:start-shape="id845" draw:start-glue-point="0" draw:end-shape="id54" draw:end-glue-point="2" svg:d="M15800 59300l5500-1817" svg:viewBox="0 0 5501 1818">
          <text:p/>
        </draw:connector>
        <draw:custom-shape draw:style-name="gr1" draw:text-style-name="P2" xml:id="id846" draw:id="id846" draw:layer="layout" svg:width="1cm" svg:height="0.9cm" svg:x="12.3cm" svg:y="120.9cm">
          <text:p text:style-name="P1"><text:span text:style-name="T1">AND</text:span></text:p>
          <text:p text:style-name="P1"><text:span text:style-name="T1">506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05cm" svg:y1="118.8cm" svg:x2="13.3cm" svg:y2="121.35cm" draw:start-shape="id751" draw:start-glue-point="0" draw:end-shape="id846" draw:end-glue-point="1" svg:d="M15050 118800l-1750 2550" svg:viewBox="0 0 1751 2551">
          <text:p/>
        </draw:connector>
        <draw:custom-shape draw:style-name="gr3" draw:text-style-name="P4" xml:id="id849" draw:id="id849" draw:layer="layout" svg:width="2.1cm" svg:height="0.9cm" svg:x="9.6cm" svg:y="118.8cm">
          <text:p text:style-name="P1"><text:span text:style-name="T1">DFF(mclk)</text:span></text:p>
          <text:p text:style-name="P1"><text:span text:style-name="T1">506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47" draw:id="id847" draw:layer="layout" svg:width="2.1cm" svg:height="0.9cm" svg:x="11.8cm" svg:y="118.8cm">
          <text:p text:style-name="P1"><text:span text:style-name="T1">DFF(mclk)</text:span></text:p>
          <text:p text:style-name="P1"><text:span text:style-name="T1">516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8cm" svg:y1="120.9cm" svg:x2="12.85cm" svg:y2="119.7cm" draw:start-shape="id846" draw:start-glue-point="0" draw:end-shape="id847" draw:end-glue-point="2" svg:d="M12800 120900l50-1200" svg:viewBox="0 0 51 1201">
          <text:p/>
        </draw:connector>
        <draw:custom-shape draw:style-name="gr1" draw:text-style-name="P2" xml:id="id848" draw:id="id848" draw:layer="layout" svg:width="1cm" svg:height="0.9cm" svg:x="10.1cm" svg:y="120.9cm">
          <text:p text:style-name="P1"><text:span text:style-name="T1">AND</text:span></text:p>
          <text:p text:style-name="P1"><text:span text:style-name="T1">50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2.85cm" svg:y1="118.8cm" svg:x2="11.1cm" svg:y2="121.35cm" draw:start-shape="id847" draw:start-glue-point="0" draw:end-shape="id848" draw:end-glue-point="1" svg:d="M12850 118800l-1750 2550" svg:viewBox="0 0 1751 2551">
          <text:p/>
        </draw:connector>
        <draw:connector draw:style-name="gr2" draw:text-style-name="P3" draw:layer="layout" draw:type="line" svg:x1="10.6cm" svg:y1="120.9cm" svg:x2="10.65cm" svg:y2="119.7cm" draw:start-shape="id848" draw:start-glue-point="0" draw:end-shape="id849" draw:end-glue-point="2" svg:d="M10600 120900l50-1200" svg:viewBox="0 0 51 1201">
          <text:p/>
        </draw:connector>
        <draw:custom-shape draw:style-name="gr1" draw:text-style-name="P2" xml:id="id850" draw:id="id850" draw:layer="layout" svg:width="1cm" svg:height="0.9cm" svg:x="18.4cm" svg:y="123cm">
          <text:p text:style-name="P1"><text:span text:style-name="T1">NOT</text:span></text:p>
          <text:p text:style-name="P1"><text:span text:style-name="T1">506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65cm" svg:y1="118.8cm" svg:x2="18.9cm" svg:y2="123.9cm" draw:start-shape="id849" draw:start-glue-point="0" draw:end-shape="id850" draw:end-glue-point="2" svg:d="M10650 118800l8250 5100" svg:viewBox="0 0 8251 5101">
          <text:p/>
        </draw:connector>
        <draw:connector draw:style-name="gr2" draw:text-style-name="P3" draw:layer="layout" draw:type="line" svg:x1="18.9cm" svg:y1="123cm" svg:x2="19.5cm" svg:y2="121.8cm" draw:start-shape="id850" draw:start-glue-point="0" draw:end-shape="id479" draw:end-glue-point="2" svg:d="M18900 123000l600-1200" svg:viewBox="0 0 601 1201">
          <text:p/>
        </draw:connector>
        <draw:custom-shape draw:style-name="gr7" draw:text-style-name="P9" xml:id="id851" draw:id="id851" draw:layer="layout" svg:width="1cm" svg:height="0.9cm" svg:x="21.1cm" svg:y="123.002cm">
          <text:p text:style-name="P1"><text:span text:style-name="T1">NOT</text:span></text:p>
          <text:p text:style-name="P1"><text:span text:style-name="T1">50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1.6cm" svg:y1="123.002cm" svg:x2="19.5cm" svg:y2="121.8cm" draw:start-shape="id851" draw:start-glue-point="0" draw:end-shape="id479" draw:end-glue-point="2" svg:d="M21600 123002l-2100-1202" svg:viewBox="0 0 2101 1203">
          <text:p/>
        </draw:connector>
        <draw:connector draw:style-name="gr2" draw:text-style-name="P3" draw:layer="layout" draw:type="line" svg:x1="21.6cm" svg:y1="123.002cm" svg:x2="21.6cm" svg:y2="119.7cm" draw:start-shape="id851" draw:start-glue-point="0" draw:end-shape="id814" draw:end-glue-point="2" svg:d="M21600 123002v-3302" svg:viewBox="0 0 1 3303">
          <text:p/>
        </draw:connector>
        <draw:connector draw:style-name="gr2" draw:text-style-name="P3" draw:layer="layout" draw:type="line" svg:x1="21.6cm" svg:y1="123.002cm" svg:x2="17.2cm" svg:y2="121.8cm" draw:start-shape="id851" draw:start-glue-point="0" draw:end-shape="id464" draw:end-glue-point="2" svg:d="M21600 123002l-4400-1202" svg:viewBox="0 0 4401 1203">
          <text:p/>
        </draw:connector>
        <draw:connector draw:style-name="gr2" draw:text-style-name="P3" draw:layer="layout" draw:type="line" svg:x1="21.6cm" svg:y1="123.002cm" svg:x2="15cm" svg:y2="121.8cm" draw:start-shape="id851" draw:start-glue-point="0" draw:end-shape="id750" draw:end-glue-point="2" svg:d="M21600 123002l-6600-1202" svg:viewBox="0 0 6601 1203">
          <text:p/>
        </draw:connector>
        <draw:connector draw:style-name="gr2" draw:text-style-name="P3" draw:layer="layout" draw:type="line" svg:x1="21.6cm" svg:y1="123.002cm" svg:x2="12.8cm" svg:y2="121.8cm" draw:start-shape="id851" draw:start-glue-point="0" draw:end-shape="id846" draw:end-glue-point="2" svg:d="M21600 123002l-8800-1202" svg:viewBox="0 0 8801 1203">
          <text:p/>
        </draw:connector>
        <draw:connector draw:style-name="gr2" draw:text-style-name="P3" draw:layer="layout" draw:type="line" svg:x1="21.6cm" svg:y1="123.002cm" svg:x2="10.6cm" svg:y2="121.8cm" draw:start-shape="id851" draw:start-glue-point="0" draw:end-shape="id848" draw:end-glue-point="2" svg:d="M21600 123002l-11000-1202" svg:viewBox="0 0 11001 1203">
          <text:p/>
        </draw:connector>
        <draw:custom-shape draw:style-name="gr7" draw:text-style-name="P9" xml:id="id852" draw:id="id852" draw:layer="layout" svg:width="1cm" svg:height="0.9cm" svg:x="117.9cm" svg:y="126.74cm">
          <text:p text:style-name="P1"><text:span text:style-name="T1">NOR</text:span></text:p>
          <text:p text:style-name="P1"><text:span text:style-name="T1">506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8.4cm" svg:y1="126.74cm" svg:x2="118.4cm" svg:y2="125.44cm" draw:start-shape="id852" draw:start-glue-point="0" draw:end-shape="id826" svg:d="M118400 126740v-1300" svg:viewBox="0 0 1 1301">
          <text:p/>
        </draw:connector>
        <draw:custom-shape draw:style-name="gr7" draw:text-style-name="P9" xml:id="id853" draw:id="id853" draw:layer="layout" svg:width="1cm" svg:height="0.9cm" svg:x="101.8cm" svg:y="128cm">
          <text:p text:style-name="P1"><text:span text:style-name="T1">NOT</text:span></text:p>
          <text:p text:style-name="P1"><text:span text:style-name="T1">5311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2.3cm" svg:y1="128cm" svg:x2="118.4cm" svg:y2="127.64cm" draw:start-shape="id853" draw:start-glue-point="0" draw:end-shape="id852" draw:end-glue-point="2" svg:d="M102300 128000l16100-360" svg:viewBox="0 0 16101 361">
          <text:p/>
        </draw:connector>
        <draw:custom-shape draw:style-name="gr1" draw:text-style-name="P2" xml:id="id854" draw:id="id854" draw:layer="layout" svg:width="1cm" svg:height="0.9cm" svg:x="102.4cm" svg:y="126.4cm">
          <text:p text:style-name="P1"><text:span text:style-name="T1">NOT</text:span></text:p>
          <text:p text:style-name="P1"><text:span text:style-name="T1">506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2.3cm" svg:y1="128cm" svg:x2="102.9cm" svg:y2="127.3cm" draw:start-shape="id853" draw:start-glue-point="0" draw:end-shape="id854" draw:end-glue-point="2" svg:d="M102300 128000l600-700" svg:viewBox="0 0 601 701">
          <text:p/>
        </draw:connector>
        <draw:connector draw:style-name="gr2" draw:text-style-name="P3" draw:layer="layout" draw:type="line" svg:x1="102.9cm" svg:y1="126.4cm" svg:x2="122.2cm" svg:y2="123.254cm" draw:start-shape="id854" draw:start-glue-point="0" draw:end-shape="id466" draw:end-glue-point="2" svg:d="M102900 126400l19300-3146" svg:viewBox="0 0 19301 3147">
          <text:p/>
        </draw:connector>
        <draw:connector draw:style-name="gr4" draw:text-style-name="P12" draw:layer="layout" draw:type="line" svg:x1="102.3cm" svg:y1="128cm" svg:x2="102.327cm" svg:y2="123.263cm" draw:start-shape="id853" draw:start-glue-point="0" svg:d="M102300 128000l27-4737" svg:viewBox="0 0 28 4738">
          <text:p text:style-name="P1"><text:span text:style-name="T6">/VWR</text:span></text:p>
        </draw:connector>
        <draw:custom-shape draw:style-name="gr1" draw:text-style-name="P2" xml:id="id855" draw:id="id855" draw:layer="layout" svg:width="1cm" svg:height="0.9cm" svg:x="3.864cm" svg:y="107.2cm">
          <text:p text:style-name="P1"><text:span text:style-name="T1">AND (mclk, power)</text:span></text:p>
          <text:p text:style-name="P1"><text:span text:style-name="T1">4518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64cm" svg:y1="107.65cm" svg:x2="7.144cm" svg:y2="107.659cm" draw:start-shape="id855" draw:start-glue-point="1" svg:d="M4864 107650l2280 9" svg:viewBox="0 0 2281 10">
          <text:p text:style-name="P1"><text:span text:style-name="T2">mclk</text:span></text:p>
        </draw:connector>
        <draw:custom-shape draw:style-name="gr1" draw:text-style-name="P2" xml:id="id856" draw:id="id856" draw:layer="layout" svg:width="1cm" svg:height="0.9cm" svg:x="78.489cm" svg:y="76cm">
          <text:p text:style-name="P1"><text:span text:style-name="T1">3-NAND</text:span></text:p>
          <text:p text:style-name="P1"><text:span text:style-name="T1">46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9.065cm" svg:y1="78.38cm" svg:x2="78.989cm" svg:y2="76.9cm" draw:end-shape="id856" draw:end-glue-point="2" svg:d="M79065 78380l-76-1480" svg:viewBox="0 0 77 1481">
          <text:p text:style-name="P1"><text:span text:style-name="T2">/res</text:span></text:p>
        </draw:connector>
        <draw:custom-shape draw:style-name="gr1" draw:text-style-name="P2" xml:id="id857" draw:id="id857" draw:layer="layout" svg:width="1cm" svg:height="0.9cm" svg:x="77.289cm" svg:y="72.961cm">
          <text:p text:style-name="P1"><text:span text:style-name="T1">3-AND</text:span></text:p>
          <text:p text:style-name="P1"><text:span text:style-name="T1">47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77.639cm" svg:y1="83.595cm" svg:x2="77.789cm" svg:y2="73.861cm" draw:end-shape="id857" draw:end-glue-point="2" svg:d="M77639 83595l150-9734" svg:viewBox="0 0 151 9735">
          <text:p text:style-name="P1"><text:span text:style-name="T2">/res</text:span></text:p>
        </draw:connector>
        <draw:custom-shape draw:style-name="gr3" draw:text-style-name="P4" xml:id="id858" draw:id="id858" draw:layer="layout" svg:width="2.1cm" svg:height="0.9cm" svg:x="76.789cm" svg:y="78.9cm">
          <text:p text:style-name="P1"><text:span text:style-name="T1">DFF (mclk)</text:span></text:p>
          <text:p text:style-name="P1"><text:span text:style-name="T1">47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7.789cm" svg:y1="72.961cm" svg:x2="77.839cm" svg:y2="79.8cm" draw:start-shape="id857" draw:start-glue-point="0" draw:end-shape="id858" draw:end-glue-point="2" svg:d="M77789 72961l50 6839" svg:viewBox="0 0 51 6840">
          <text:p/>
        </draw:connector>
        <draw:connector draw:style-name="gr2" draw:text-style-name="P3" draw:layer="layout" draw:type="line" svg:x1="77.839cm" svg:y1="78.9cm" svg:x2="78.989cm" svg:y2="76.9cm" draw:start-shape="id858" draw:start-glue-point="0" draw:end-shape="id856" draw:end-glue-point="2" svg:d="M77839 78900l1150-2000" svg:viewBox="0 0 1151 2001">
          <text:p/>
        </draw:connector>
        <draw:custom-shape draw:style-name="gr1" draw:text-style-name="P2" xml:id="id859" draw:id="id859" draw:layer="layout" svg:width="1cm" svg:height="0.9cm" svg:x="74.3cm" svg:y="84cm">
          <text:p text:style-name="P1"><text:span text:style-name="T1">NOT</text:span></text:p>
          <text:p text:style-name="P1"><text:span text:style-name="T1">47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6.789cm" svg:y1="79.35cm" svg:x2="74.8cm" svg:y2="84cm" draw:start-shape="id858" draw:end-shape="id859" draw:end-glue-point="0" svg:d="M76789 79350l-1989 4650" svg:viewBox="0 0 1990 4651">
          <text:p/>
        </draw:connector>
        <draw:custom-shape draw:style-name="gr1" draw:text-style-name="P2" xml:id="id860" draw:id="id860" draw:layer="layout" svg:width="1cm" svg:height="0.9cm" svg:x="75.9cm" svg:y="82.8cm">
          <text:p text:style-name="P1"><text:span text:style-name="T1">NAND</text:span></text:p>
          <text:p text:style-name="P1"><text:span text:style-name="T1">47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4.8cm" svg:y1="84cm" svg:x2="76.4cm" svg:y2="83.7cm" draw:start-shape="id859" draw:start-glue-point="0" draw:end-shape="id860" draw:end-glue-point="2" svg:d="M74800 84000l1600-300" svg:viewBox="0 0 1601 301">
          <text:p/>
        </draw:connector>
        <draw:connector draw:style-name="gr2" draw:text-style-name="P3" draw:layer="layout" draw:type="line" svg:x1="76.4cm" svg:y1="82.8cm" svg:x2="77.789cm" svg:y2="73.861cm" draw:start-shape="id860" draw:start-glue-point="0" draw:end-shape="id857" draw:end-glue-point="2" svg:d="M76400 82800l1389-8939" svg:viewBox="0 0 1390 8940">
          <text:p/>
        </draw:connector>
        <draw:connector draw:style-name="gr4" draw:text-style-name="P5" draw:layer="layout" draw:type="line" svg:x1="76.369cm" svg:y1="85.221cm" svg:x2="76.4cm" svg:y2="83.7cm" draw:end-shape="id860" draw:end-glue-point="2" svg:d="M76369 85221l31-1521" svg:viewBox="0 0 32 1522">
          <text:p text:style-name="P1"><text:span text:style-name="T2">ctrl0</text:span></text:p>
        </draw:connector>
        <draw:connector draw:style-name="gr4" draw:text-style-name="P5" draw:layer="layout" draw:type="line" svg:x1="80.6cm" svg:y1="78.328cm" svg:x2="78.989cm" svg:y2="76.9cm" draw:end-shape="id856" draw:end-glue-point="2" svg:d="M80600 78328l-1611-1428" svg:viewBox="0 0 1612 1429">
          <text:p text:style-name="P1"><text:span text:style-name="T2">u12</text:span></text:p>
        </draw:connector>
        <draw:custom-shape draw:style-name="gr3" draw:text-style-name="P4" xml:id="id861" draw:id="id861" draw:layer="layout" svg:width="2.1cm" svg:height="0.9cm" svg:x="77.889cm" svg:y="73.9cm">
          <text:p text:style-name="P1"><text:span text:style-name="T1">DFF (mclk)</text:span></text:p>
          <text:p text:style-name="P1"><text:span text:style-name="T1">46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8.989cm" svg:y1="76cm" svg:x2="78.939cm" svg:y2="74.8cm" draw:start-shape="id856" draw:start-glue-point="0" draw:end-shape="id861" draw:end-glue-point="2" svg:d="M78989 76000l-50-1200" svg:viewBox="0 0 51 1201">
          <text:p/>
        </draw:connector>
        <draw:custom-shape draw:style-name="gr1" draw:text-style-name="P2" xml:id="id862" draw:id="id862" draw:layer="layout" svg:width="1cm" svg:height="0.9cm" svg:x="96.189cm" svg:y="54.975cm">
          <text:p text:style-name="P1"><text:span text:style-name="T1">NOT</text:span></text:p>
          <text:p text:style-name="P1"><text:span text:style-name="T1">469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8.939cm" svg:y1="73.9cm" svg:x2="96.689cm" svg:y2="55.875cm" draw:start-shape="id861" draw:start-glue-point="0" draw:end-shape="id862" draw:end-glue-point="2" svg:d="M78939 73900l17750-18025" svg:viewBox="0 0 17751 18026">
          <text:p/>
        </draw:connector>
        <draw:connector draw:style-name="gr2" draw:text-style-name="P3" draw:layer="layout" draw:type="line" svg:x1="96.689cm" svg:y1="54.975cm" svg:x2="97.289cm" svg:y2="52.975cm" draw:start-shape="id862" draw:start-glue-point="0" draw:end-shape="id348" draw:end-glue-point="2" svg:d="M96689 54975l600-2000" svg:viewBox="0 0 601 2001">
          <text:p/>
        </draw:connector>
        <draw:connector draw:style-name="gr4" draw:text-style-name="P5" draw:layer="layout" draw:type="line" svg:x1="79.216cm" svg:y1="83.449cm" svg:x2="77.789cm" svg:y2="73.861cm" draw:end-shape="id857" draw:end-glue-point="2" svg:d="M79216 83449l-1427-9588" svg:viewBox="0 0 1428 9589">
          <text:p text:style-name="P1"><text:span text:style-name="T2">/u12</text:span></text:p>
        </draw:connector>
        <draw:connector draw:style-name="gr4" draw:text-style-name="P5" draw:layer="layout" draw:type="line" svg:x1="116.734cm" svg:y1="108.4cm" svg:x2="117.8cm" svg:y2="106.806cm" draw:end-shape="id768" draw:end-glue-point="2" svg:d="M116734 108400l1066-1594" svg:viewBox="0 0 1067 1595">
          <text:p text:style-name="P1"><text:span text:style-name="T2">u12</text:span></text:p>
        </draw:connector>
        <draw:connector draw:style-name="gr2" draw:text-style-name="P3" draw:layer="layout" draw:type="line" svg:x1="72.9cm" svg:y1="17.45cm" svg:x2="75.3cm" svg:y2="11.95cm" draw:start-shape="id665" draw:start-glue-point="1" draw:end-shape="id863" svg:d="M72900 17450l2400-5500" svg:viewBox="0 0 2401 5501">
          <text:p/>
        </draw:connector>
        <draw:custom-shape draw:style-name="gr1" draw:text-style-name="P2" xml:id="id863" draw:id="id863" draw:layer="layout" svg:width="1cm" svg:height="0.9cm" svg:x="75.3cm" svg:y="11.5cm">
          <text:p text:style-name="P1"><text:span text:style-name="T1">NOT</text:span></text:p>
          <text:p text:style-name="P1"><text:span text:style-name="T1">357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5.8cm" svg:y1="12.4cm" svg:x2="75.8cm" svg:y2="13.1cm" draw:start-shape="id863" draw:start-glue-point="2" draw:end-shape="id633" svg:d="M75800 12400v700" svg:viewBox="0 0 1 701">
          <text:p/>
        </draw:connector>
        <draw:connector draw:style-name="gr4" draw:text-style-name="P3" draw:layer="layout" draw:type="line" svg:x1="3.371cm" svg:y1="121.5cm" svg:x2="3.974cm" svg:y2="119.441cm" draw:end-shape="id161" draw:end-glue-point="2" svg:d="M3371 121500l603-2059" svg:viewBox="0 0 604 2060">
          <text:p text:style-name="P1"><text:span text:style-name="T2">h5</text:span></text:p>
        </draw:connector>
        <draw:connector draw:style-name="gr2" draw:text-style-name="P3" draw:layer="layout" draw:type="line" svg:x1="97.289cm" svg:y1="52.075cm" svg:x2="95.889cm" svg:y2="49.875cm" draw:start-shape="id348" draw:start-glue-point="0" draw:end-shape="id777" draw:end-glue-point="2" svg:d="M97289 52075l-1400-2200" svg:viewBox="0 0 1401 2201">
          <text:p/>
        </draw:connector>
        <draw:connector draw:style-name="gr4" draw:text-style-name="P5" draw:layer="layout" draw:type="line" svg:x1="125.9cm" svg:y1="37.118cm" svg:x2="125.942cm" svg:y2="35.824cm" draw:start-shape="id11" draw:start-glue-point="0" svg:d="M125900 37118l42-1294" svg:viewBox="0 0 43 1295">
          <text:p text:style-name="P1"><text:span text:style-name="T2">rle_finished</text:span></text:p>
        </draw:connector>
        <draw:connector draw:style-name="gr4" draw:text-style-name="P5" draw:layer="layout" draw:type="line" svg:x1="113.1cm" svg:y1="33.984cm" svg:x2="113.125cm" svg:y2="32.654cm" draw:start-shape="id207" draw:start-glue-point="0" svg:d="M113100 33984l25-1330" svg:viewBox="0 0 26 1331">
          <text:p text:style-name="P1"><text:span text:style-name="T2">RLE_data_ended</text:span></text:p>
        </draw:connector>
        <draw:connector draw:style-name="gr4" draw:text-style-name="P3" draw:layer="layout" draw:type="line" svg:x1="112.4cm" svg:y1="31.984cm" svg:x2="112.403cm" svg:y2="30.6cm" draw:start-shape="id472" draw:start-glue-point="0" svg:d="M112400 31984l3-1384" svg:viewBox="0 0 4 1385">
          <text:p text:style-name="P1"><text:span text:style-name="T2">/RLE_data_ended</text:span></text:p>
        </draw:connector>
        <draw:custom-shape draw:style-name="gr1" draw:text-style-name="P2" xml:id="id843" draw:id="id843" draw:layer="layout" svg:width="1cm" svg:height="0.9cm" svg:x="22.5cm" svg:y="60.6cm">
          <text:p text:style-name="P1"><text:span text:style-name="T1">NAND</text:span></text:p>
          <text:p text:style-name="P1"><text:span text:style-name="T1">50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3cm" svg:y1="60.6cm" svg:x2="22.4cm" svg:y2="59.809cm" draw:start-shape="id843" draw:start-glue-point="0" draw:end-shape="id66" draw:end-glue-point="2" svg:d="M23000 60600l-600-791" svg:viewBox="0 0 601 792">
          <text:p/>
        </draw:connector>
        <draw:connector draw:style-name="gr4" draw:text-style-name="P5" draw:layer="layout" draw:type="line" svg:x1="124.942cm" svg:y1="121.884cm" svg:x2="53.1cm" svg:y2="49.225cm" draw:start-shape="id471" draw:start-glue-point="0" draw:end-shape="id109" draw:end-glue-point="2" svg:d="M124942 121884l-71842-72659" svg:viewBox="0 0 71843 72660">
          <text:p text:style-name="P1"><text:span text:style-name="T2">c</text:span></text:p>
        </draw:connector>
        <draw:connector draw:style-name="gr4" draw:text-style-name="P3" draw:layer="layout" draw:type="line" svg:x1="108.158cm" svg:y1="76.71cm" svg:x2="107cm" svg:y2="75.159cm" draw:end-shape="id601" draw:end-glue-point="2" svg:d="M108158 76710l-1158-1551" svg:viewBox="0 0 1159 1552">
          <text:p text:style-name="P1"><text:span text:style-name="T2">IDCT_cnt2_1fe</text:span></text:p>
        </draw:connector>
        <draw:connector draw:style-name="gr4" draw:text-style-name="P3" draw:layer="layout" draw:type="line" svg:x1="42.031cm" svg:y1="80.996cm" svg:x2="39.432cm" svg:y2="82.047cm" draw:end-shape="id473" svg:d="M42031 80996l-2599 1051" svg:viewBox="0 0 2600 1052">
          <text:p text:style-name="P1"><text:span text:style-name="T2">/IDCT_cnt2_1fe</text:span></text:p>
        </draw:connector>
        <draw:connector draw:style-name="gr4" draw:text-style-name="P3" draw:layer="layout" draw:type="line" svg:x1="24.285cm" svg:y1="62.858cm" svg:x2="23cm" svg:y2="61.5cm" draw:end-shape="id843" draw:end-glue-point="2" svg:d="M24285 62858l-1285-1358" svg:viewBox="0 0 1286 1359">
          <text:p text:style-name="P1"><text:span text:style-name="T2">/IDCT_cnt2_1fe</text:span></text:p>
        </draw:connector>
        <draw:connector draw:style-name="gr4" draw:text-style-name="P3" draw:layer="layout" draw:type="line" svg:x1="15.202cm" svg:y1="61.48cm" svg:x2="15.8cm" svg:y2="60.2cm" draw:end-shape="id845" draw:end-glue-point="2" svg:d="M15202 61480l598-1280" svg:viewBox="0 0 599 1281">
          <text:p text:style-name="P1"><text:span text:style-name="T2">/IDCT_cnt2_1fe</text:span></text:p>
        </draw:connector>
        <draw:connector draw:style-name="gr4" draw:text-style-name="P3" draw:layer="layout" draw:type="line" svg:x1="18.257cm" svg:y1="81.131cm" svg:x2="18.9cm" svg:y2="79.699cm" svg:d="M18257 81131l643-1432" svg:viewBox="0 0 644 1433">
          <text:p text:style-name="P1"><text:span text:style-name="T2">/IDCT_cnt2_1fe</text:span></text:p>
        </draw:connector>
        <draw:connector draw:style-name="gr4" draw:text-style-name="P5" draw:layer="layout" draw:type="line" svg:x1="23.789cm" svg:y1="65.28cm" svg:x2="23cm" svg:y2="63.5cm" draw:end-shape="id842" draw:end-glue-point="2" svg:d="M23789 65280l-789-1780" svg:viewBox="0 0 790 1781">
          <text:p text:style-name="P1"><text:span text:style-name="T2">rf0</text:span></text:p>
        </draw:connector>
        <draw:connector draw:style-name="gr4" draw:text-style-name="P5" draw:layer="layout" draw:type="line" svg:x1="16.573cm" svg:y1="62.105cm" svg:x2="15.8cm" svg:y2="60.2cm" draw:end-shape="id845" draw:end-glue-point="2" svg:d="M16573 62105l-773-1905" svg:viewBox="0 0 774 1906">
          <text:p text:style-name="P1"><text:span text:style-name="T2">rf0</text:span></text:p>
        </draw:connector>
        <draw:custom-shape draw:style-name="gr1" draw:text-style-name="P2" xml:id="id865" draw:id="id865" draw:layer="layout" svg:width="1cm" svg:height="0.9cm" svg:x="37.2cm" svg:y="74.4cm">
          <text:p text:style-name="P1"><text:span text:style-name="T1">NOT</text:span></text:p>
          <text:p text:style-name="P1"><text:span text:style-name="T1">499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7.064cm" svg:y1="76.216cm" svg:x2="37.7cm" svg:y2="75.3cm" draw:start-shape="id864" draw:start-glue-point="0" draw:end-shape="id865" draw:end-glue-point="2" svg:d="M37064 76216l636-916" svg:viewBox="0 0 637 917">
          <text:p/>
        </draw:connector>
        <draw:connector draw:style-name="gr4" draw:text-style-name="P5" draw:layer="layout" draw:type="line" svg:x1="15.346cm" svg:y1="78.677cm" svg:x2="16.6cm" svg:y2="77.585cm" draw:end-shape="id346" draw:end-glue-point="2" svg:d="M15346 78677l1254-1092" svg:viewBox="0 0 1255 1093">
          <text:p text:style-name="P1"><text:span text:style-name="T2">/rf0</text:span></text:p>
        </draw:connector>
        <draw:custom-shape draw:style-name="gr1" draw:text-style-name="P2" xml:id="id866" draw:id="id866" draw:layer="layout" svg:width="1cm" svg:height="0.9cm" svg:x="36.614cm" svg:y="80.216cm">
          <text:p text:style-name="P1"><text:span text:style-name="T1">IMUX</text:span></text:p>
          <text:p text:style-name="P1"><text:span text:style-name="T1">54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8.432cm" svg:y1="82.047cm" svg:x2="37.114cm" svg:y2="81.116cm" draw:start-shape="id473" draw:start-glue-point="3" draw:end-shape="id866" draw:end-glue-point="2" svg:d="M38432 82047l-1318-931" svg:viewBox="0 0 1319 932">
          <text:p text:style-name="P1"><text:span text:style-name="T2">a</text:span></text:p>
        </draw:connector>
        <draw:custom-shape draw:style-name="gr1" draw:text-style-name="P2" xml:id="id867" draw:id="id867" draw:layer="layout" svg:width="1cm" svg:height="0.9cm" svg:x="34.414cm" svg:y="80.216cm">
          <text:p text:style-name="P1"><text:span text:style-name="T1">IMUX</text:span></text:p>
          <text:p text:style-name="P1"><text:span text:style-name="T1">53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8.432cm" svg:y1="82.047cm" svg:x2="34.914cm" svg:y2="81.116cm" draw:start-shape="id473" draw:start-glue-point="3" draw:end-shape="id867" draw:end-glue-point="2" svg:d="M38432 82047l-3518-931" svg:viewBox="0 0 3519 932">
          <text:p text:style-name="P1"><text:span text:style-name="T2">a</text:span></text:p>
        </draw:connector>
        <draw:custom-shape draw:style-name="gr1" draw:text-style-name="P2" xml:id="id868" draw:id="id868" draw:layer="layout" svg:width="1cm" svg:height="0.9cm" svg:x="34.414cm" svg:y="78.416cm">
          <text:p text:style-name="P1"><text:span text:style-name="T1">AND</text:span></text:p>
          <text:p text:style-name="P1"><text:span text:style-name="T1">53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4.914cm" svg:y1="80.216cm" svg:x2="34.914cm" svg:y2="79.316cm" draw:start-shape="id867" draw:start-glue-point="0" draw:end-shape="id868" draw:end-glue-point="2" svg:d="M34914 80216v-900" svg:viewBox="0 0 1 901">
          <text:p/>
        </draw:connector>
        <draw:custom-shape draw:style-name="gr1" draw:text-style-name="P2" xml:id="id869" draw:id="id869" draw:layer="layout" svg:width="1cm" svg:height="0.9cm" svg:x="36.614cm" svg:y="78.419cm">
          <text:p text:style-name="P1"><text:span text:style-name="T1">AND</text:span></text:p>
          <text:p text:style-name="P1"><text:span text:style-name="T1">52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7.939cm" svg:y1="80.213cm" svg:x2="37.114cm" svg:y2="79.319cm" draw:end-shape="id869" draw:end-glue-point="2" svg:d="M37939 80213l-825-894" svg:viewBox="0 0 826 895">
          <text:p text:style-name="P1"><text:span text:style-name="T2">/res</text:span></text:p>
        </draw:connector>
        <draw:connector draw:style-name="gr4" draw:text-style-name="P5" draw:layer="layout" draw:type="line" svg:x1="35.756cm" svg:y1="80.256cm" svg:x2="34.914cm" svg:y2="79.316cm" draw:end-shape="id868" draw:end-glue-point="2" svg:d="M35756 80256l-842-940" svg:viewBox="0 0 843 941">
          <text:p text:style-name="P1"><text:span text:style-name="T2">/res</text:span></text:p>
        </draw:connector>
        <draw:custom-shape draw:style-name="gr3" draw:text-style-name="P4" xml:id="id864" draw:id="id864" draw:layer="layout" svg:width="2.1cm" svg:height="0.9cm" svg:x="36.014cm" svg:y="76.216cm">
          <text:p text:style-name="P1"><text:span text:style-name="T1">DFF(mclk)</text:span></text:p>
          <text:p text:style-name="P1"><text:span text:style-name="T1">52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870" draw:id="id870" draw:layer="layout" svg:width="2.1cm" svg:height="0.9cm" svg:x="33.814cm" svg:y="76.216cm">
          <text:p text:style-name="P1"><text:span text:style-name="T1">DFF(mclk)</text:span></text:p>
          <text:p text:style-name="P1"><text:span text:style-name="T1">53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4.914cm" svg:y1="78.416cm" svg:x2="34.864cm" svg:y2="77.116cm" draw:start-shape="id868" draw:start-glue-point="0" draw:end-shape="id870" draw:end-glue-point="2" svg:d="M34914 78416l-50-1300" svg:viewBox="0 0 51 1301">
          <text:p/>
        </draw:connector>
        <draw:connector draw:style-name="gr2" draw:text-style-name="P3" draw:layer="layout" draw:type="line" svg:x1="37.114cm" svg:y1="78.419cm" svg:x2="37.064cm" svg:y2="77.116cm" draw:start-shape="id869" draw:start-glue-point="0" draw:end-shape="id864" svg:d="M37114 78419l-50-1303" svg:viewBox="0 0 51 1304">
          <text:p/>
        </draw:connector>
        <draw:connector draw:style-name="gr2" draw:text-style-name="P3" draw:layer="layout" draw:type="line" svg:x1="37.114cm" svg:y1="80.216cm" svg:x2="37.114cm" svg:y2="79.319cm" draw:start-shape="id866" draw:start-glue-point="0" draw:end-shape="id869" draw:end-glue-point="2" svg:d="M37114 80216v-897" svg:viewBox="0 0 1 898">
          <text:p/>
        </draw:connector>
        <draw:custom-shape draw:style-name="gr1" draw:text-style-name="P2" xml:id="id871" draw:id="id871" draw:layer="layout" svg:width="1cm" svg:height="0.9cm" svg:x="30.218cm" svg:y="77.765cm">
          <text:p text:style-name="P1"><text:span text:style-name="T1">FA(ground,power)</text:span></text:p>
          <text:p text:style-name="P1"><text:span text:style-name="T1">53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75" draw:id="id875" draw:layer="layout" svg:width="1cm" svg:height="0.9cm" svg:x="34.414cm" svg:y="82.324cm">
          <text:p text:style-name="P1"><text:span text:style-name="T1">IMUX</text:span></text:p>
          <text:p text:style-name="P1"><text:span text:style-name="T1">53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74" draw:id="id874" draw:layer="layout" svg:width="1cm" svg:height="0.9cm" svg:x="33.632cm" svg:y="85.066cm">
          <text:p text:style-name="P1"><text:span text:style-name="T1">FA</text:span></text:p>
          <text:p text:style-name="P1"><text:span text:style-name="T1">53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72" draw:id="id872" draw:layer="layout" svg:width="1cm" svg:height="0.9cm" svg:x="32.318cm" svg:y="77.765cm">
          <text:p text:style-name="P1"><text:span text:style-name="T1">FA(ground)</text:span></text:p>
          <text:p text:style-name="P1"><text:span text:style-name="T1">54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1.218cm" svg:y1="78.215cm" svg:x2="32.318cm" svg:y2="78.215cm" draw:start-shape="id871" draw:start-glue-point="1" draw:end-shape="id872" svg:d="M31218 78215h1100" svg:viewBox="0 0 1101 1">
          <text:p text:style-name="P1"><text:span text:style-name="T2">cout</text:span></text:p>
        </draw:connector>
        <draw:custom-shape draw:style-name="gr1" draw:text-style-name="P2" xml:id="id873" draw:id="id873" draw:layer="layout" svg:width="1cm" svg:height="0.9cm" svg:x="30.2cm" svg:y="79.199cm">
          <text:p text:style-name="P1"><text:span text:style-name="T1">NOT</text:span></text:p>
          <text:p text:style-name="P1"><text:span text:style-name="T1">53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0.718cm" svg:y1="78.665cm" svg:x2="30.7cm" svg:y2="79.199cm" draw:start-shape="id871" draw:start-glue-point="2" draw:end-shape="id873" svg:d="M30718 78665l-18 534" svg:viewBox="0 0 19 535">
          <text:p text:style-name="P1"><text:span text:style-name="T2">sum</text:span></text:p>
        </draw:connector>
        <draw:connector draw:style-name="gr4" draw:text-style-name="P5" draw:layer="layout" draw:type="line" svg:x1="34.132cm" svg:y1="85.066cm" svg:x2="34.914cm" svg:y2="83.224cm" draw:start-shape="id874" draw:start-glue-point="0" draw:end-shape="id875" draw:end-glue-point="2" svg:d="M34132 85066l782-1842" svg:viewBox="0 0 783 1843">
          <text:p text:style-name="P1"><text:span text:style-name="T2">sum/c</text:span></text:p>
        </draw:connector>
        <draw:custom-shape draw:style-name="gr1" draw:text-style-name="P2" xml:id="id876" draw:id="id876" draw:layer="layout" svg:width="1cm" svg:height="0.9cm" svg:x="35.714cm" svg:y="85.1cm">
          <text:p text:style-name="P1"><text:span text:style-name="T1">FA</text:span></text:p>
          <text:p text:style-name="P1"><text:span text:style-name="T1">54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4.632cm" svg:y1="85.516cm" svg:x2="35.714cm" svg:y2="85.55cm" draw:start-shape="id874" draw:start-glue-point="1" draw:end-shape="id876" draw:end-glue-point="3" svg:d="M34632 85516l1082 34" svg:viewBox="0 0 1083 35">
          <text:p text:style-name="P1"><text:span text:style-name="T2">cout</text:span></text:p>
        </draw:connector>
        <draw:custom-shape draw:style-name="gr1" draw:text-style-name="P2" xml:id="id877" draw:id="id877" draw:layer="layout" svg:width="1cm" svg:height="0.9cm" svg:x="36.614cm" svg:y="82.416cm">
          <text:p text:style-name="P1"><text:span text:style-name="T1">IMUX</text:span></text:p>
          <text:p text:style-name="P1"><text:span text:style-name="T1">54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6.014cm" svg:y1="76.666cm" svg:x2="36.614cm" svg:y2="82.866cm" draw:start-shape="id864" draw:start-glue-point="3" draw:end-shape="id877" draw:end-glue-point="3" svg:d="M36014 76666l600 6200" svg:viewBox="0 0 601 6201">
          <text:p text:style-name="P1"><text:span text:style-name="T2">b</text:span></text:p>
        </draw:connector>
        <draw:custom-shape draw:style-name="gr1" draw:text-style-name="P2" xml:id="id878" draw:id="id878" draw:layer="layout" svg:width="1cm" svg:height="0.9cm" svg:x="32.3cm" svg:y="79.199cm">
          <text:p text:style-name="P1"><text:span text:style-name="T1">NOT</text:span></text:p>
          <text:p text:style-name="P1"><text:span text:style-name="T1">54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2.818cm" svg:y1="78.665cm" svg:x2="32.8cm" svg:y2="79.199cm" draw:start-shape="id872" draw:end-shape="id878" draw:end-glue-point="0" svg:d="M32818 78665l-18 534" svg:viewBox="0 0 19 535">
          <text:p text:style-name="P1"><text:span text:style-name="T2">sum</text:span></text:p>
        </draw:connector>
        <draw:connector draw:style-name="gr4" draw:text-style-name="P5" draw:layer="layout" draw:type="line" svg:x1="32.8cm" svg:y1="80.099cm" svg:x2="37.114cm" svg:y2="80.216cm" draw:start-shape="id878" draw:start-glue-point="2" draw:end-shape="id866" draw:end-glue-point="0" svg:d="M32800 80099l4314 117" svg:viewBox="0 0 4315 118">
          <text:p text:style-name="P1"><text:span text:style-name="T2">c</text:span></text:p>
        </draw:connector>
        <draw:connector draw:style-name="gr4" draw:text-style-name="P5" draw:layer="layout" draw:type="line" svg:x1="30.7cm" svg:y1="80.099cm" svg:x2="34.914cm" svg:y2="80.216cm" draw:start-shape="id873" draw:start-glue-point="2" draw:end-shape="id867" draw:end-glue-point="0" svg:d="M30700 80099l4214 117" svg:viewBox="0 0 4215 118">
          <text:p text:style-name="P1"><text:span text:style-name="T2">c</text:span></text:p>
        </draw:connector>
        <draw:connector draw:style-name="gr4" draw:text-style-name="P5" draw:layer="layout" draw:type="line" svg:x1="34.914cm" svg:y1="82.324cm" svg:x2="34.914cm" svg:y2="81.116cm" draw:start-shape="id875" draw:start-glue-point="0" draw:end-shape="id867" draw:end-glue-point="2" svg:d="M34914 82324v-1208" svg:viewBox="0 0 1 1209">
          <text:p text:style-name="P1"><text:span text:style-name="T2">b</text:span></text:p>
        </draw:connector>
        <draw:connector draw:style-name="gr4" draw:text-style-name="P5" draw:layer="layout" draw:type="line" svg:x1="37.114cm" svg:y1="82.416cm" svg:x2="37.114cm" svg:y2="81.116cm" draw:start-shape="id877" draw:start-glue-point="0" draw:end-shape="id866" draw:end-glue-point="2" svg:d="M37114 82416v-1300" svg:viewBox="0 0 1 1301">
          <text:p text:style-name="P1"><text:span text:style-name="T2">b</text:span></text:p>
        </draw:connector>
        <draw:connector draw:style-name="gr4" draw:text-style-name="P5" draw:layer="layout" draw:type="line" svg:x1="36.214cm" svg:y1="85.1cm" svg:x2="37.114cm" svg:y2="83.316cm" draw:start-shape="id876" draw:start-glue-point="0" draw:end-shape="id877" draw:end-glue-point="2" svg:d="M36214 85100l900-1784" svg:viewBox="0 0 901 1785">
          <text:p text:style-name="P1"><text:span text:style-name="T2">sum/c</text:span></text:p>
        </draw:connector>
        <draw:connector draw:style-name="gr4" draw:text-style-name="P5" draw:layer="layout" draw:type="line" svg:x1="38.432cm" svg:y1="84.102cm" svg:x2="34.914cm" svg:y2="83.224cm" draw:start-shape="id879" draw:start-glue-point="3" draw:end-shape="id875" draw:end-glue-point="2" svg:d="M38432 84102l-3518-878" svg:viewBox="0 0 3519 879">
          <text:p text:style-name="P1"><text:span text:style-name="T2">a</text:span></text:p>
        </draw:connector>
        <draw:connector draw:style-name="gr4" draw:text-style-name="P5" draw:layer="layout" draw:type="line" svg:x1="38.432cm" svg:y1="84.102cm" svg:x2="37.114cm" svg:y2="83.316cm" draw:start-shape="id879" draw:start-glue-point="3" draw:end-shape="id877" draw:end-glue-point="2" svg:d="M38432 84102l-1318-786" svg:viewBox="0 0 1319 787">
          <text:p text:style-name="P1"><text:span text:style-name="T2">a</text:span></text:p>
        </draw:connector>
        <draw:custom-shape draw:style-name="gr1" draw:text-style-name="P2" xml:id="id880" draw:id="id880" draw:layer="layout" svg:width="1cm" svg:height="0.9cm" svg:x="34.414cm" svg:y="87cm">
          <text:p text:style-name="P1"><text:span text:style-name="T1">NOT (ground)</text:span></text:p>
          <text:p text:style-name="P1"><text:span text:style-name="T1">53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4.914cm" svg:y1="87cm" svg:x2="34.132cm" svg:y2="85.966cm" draw:start-shape="id880" draw:start-glue-point="0" draw:end-shape="id874" draw:end-glue-point="2" svg:d="M34914 87000l-782-1034" svg:viewBox="0 0 783 1035">
          <text:p/>
        </draw:connector>
        <draw:custom-shape draw:style-name="gr1" draw:text-style-name="P2" xml:id="id881" draw:id="id881" draw:layer="layout" svg:width="1cm" svg:height="0.9cm" svg:x="36.514cm" svg:y="86.9cm">
          <text:p text:style-name="P1"><text:span text:style-name="T1">NOT (ground)</text:span></text:p>
          <text:p text:style-name="P1"><text:span text:style-name="T1">54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7.014cm" svg:y1="86.9cm" svg:x2="36.214cm" svg:y2="86cm" draw:start-shape="id881" draw:start-glue-point="0" draw:end-shape="id876" draw:end-glue-point="2" svg:d="M37014 86900l-800-900" svg:viewBox="0 0 801 901">
          <text:p/>
        </draw:connector>
        <draw:connector draw:style-name="gr2" draw:text-style-name="P3" draw:layer="layout" draw:type="line" svg:x1="36.014cm" svg:y1="76.666cm" svg:x2="36.214cm" svg:y2="85.1cm" draw:start-shape="id864" draw:end-shape="id876" draw:end-glue-point="0" svg:d="M36014 76666l200 8434" svg:viewBox="0 0 201 8435">
          <text:p/>
        </draw:connector>
        <draw:connector draw:style-name="gr2" draw:text-style-name="P3" draw:layer="layout" draw:type="line" svg:x1="37.064cm" svg:y1="77.116cm" svg:x2="32.818cm" svg:y2="77.765cm" draw:start-shape="id864" draw:start-glue-point="2" draw:end-shape="id872" draw:end-glue-point="0" svg:d="M37064 77116l-4246 649" svg:viewBox="0 0 4247 650">
          <text:p/>
        </draw:connector>
        <draw:custom-shape draw:style-name="gr1" draw:text-style-name="P2" xml:id="id879" draw:id="id879" draw:layer="layout" svg:width="1cm" svg:height="0.9cm" svg:x="38.432cm" svg:y="83.652cm">
          <text:p text:style-name="P1"><text:span text:style-name="T1">AND</text:span></text:p>
          <text:p text:style-name="P1"><text:span text:style-name="T1">49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1.946cm" svg:y1="84.962cm" svg:x2="39.432cm" svg:y2="84.102cm" draw:end-shape="id879" draw:end-glue-point="1" svg:d="M41946 84962l-2514-860" svg:viewBox="0 0 2515 861">
          <text:p text:style-name="P1"><text:span text:style-name="T2">/rle_finished</text:span></text:p>
        </draw:connector>
        <draw:connector draw:style-name="gr4" draw:text-style-name="P3" draw:layer="layout" draw:type="line" svg:x1="42.1cm" svg:y1="83.066cm" svg:x2="39.432cm" svg:y2="84.102cm" draw:end-shape="id879" draw:end-glue-point="1" svg:d="M42100 83066l-2668 1036" svg:viewBox="0 0 2669 1037">
          <text:p text:style-name="P1"><text:span text:style-name="T2">IDCT_cnt2_1fe</text:span></text:p>
        </draw:connector>
        <draw:connector draw:style-name="gr2" draw:text-style-name="P3" draw:layer="layout" draw:type="line" svg:x1="34.864cm" svg:y1="77.116cm" svg:x2="30.718cm" svg:y2="77.765cm" draw:start-shape="id870" draw:start-glue-point="2" draw:end-shape="id871" draw:end-glue-point="0" svg:d="M34864 77116l-4146 649" svg:viewBox="0 0 4147 650">
          <text:p/>
        </draw:connector>
        <draw:connector draw:style-name="gr4" draw:text-style-name="P5" draw:layer="layout" draw:type="line" svg:x1="33.814cm" svg:y1="76.666cm" svg:x2="34.414cm" svg:y2="82.774cm" draw:start-shape="id870" draw:start-glue-point="3" draw:end-shape="id875" draw:end-glue-point="3" svg:d="M33814 76666l600 6108" svg:viewBox="0 0 601 6109">
          <text:p text:style-name="P1"><text:span text:style-name="T2">b</text:span></text:p>
        </draw:connector>
        <draw:connector draw:style-name="gr2" draw:text-style-name="P3" draw:layer="layout" draw:type="line" svg:x1="33.814cm" svg:y1="76.666cm" svg:x2="34.132cm" svg:y2="85.066cm" draw:start-shape="id870" draw:start-glue-point="3" draw:end-shape="id874" draw:end-glue-point="0" svg:d="M33814 76666l318 8400" svg:viewBox="0 0 319 8401">
          <text:p/>
        </draw:connector>
        <draw:connector draw:style-name="gr4" draw:text-style-name="P5" draw:layer="layout" draw:type="line" svg:x1="22.61cm" svg:y1="65.858cm" svg:x2="23cm" svg:y2="63.5cm" draw:end-shape="id842" draw:end-glue-point="2" svg:d="M22610 65858l390-2358" svg:viewBox="0 0 391 2359">
          <text:p text:style-name="P1"><text:span text:style-name="T2">rf1</text:span></text:p>
        </draw:connector>
        <draw:connector draw:style-name="gr4" draw:text-style-name="P5" draw:layer="layout" draw:type="line" svg:x1="19.94cm" svg:y1="81.9cm" svg:x2="18.9cm" svg:y2="79.699cm" svg:d="M19940 81900l-1040-2201" svg:viewBox="0 0 1041 2202">
          <text:p text:style-name="P1"><text:span text:style-name="T2">rf1</text:span></text:p>
        </draw:connector>
        <draw:connector draw:style-name="gr4" draw:text-style-name="P5" draw:layer="layout" draw:type="line" svg:x1="106.964cm" svg:y1="77.86cm" svg:x2="107cm" svg:y2="75.159cm" draw:end-shape="id601" draw:end-glue-point="2" svg:d="M106964 77860l36-2701" svg:viewBox="0 0 37 2702">
          <text:p text:style-name="P1"><text:span text:style-name="T2">rf1</text:span></text:p>
        </draw:connector>
        <draw:connector draw:style-name="gr2" draw:text-style-name="P3" draw:layer="layout" draw:type="line" svg:x1="18.9cm" svg:y1="78.799cm" svg:x2="16.6cm" svg:y2="77.585cm" draw:end-shape="id346" draw:end-glue-point="2" svg:d="M18900 78799l-2300-1214" svg:viewBox="0 0 2301 1215">
          <text:p/>
        </draw:connector>
        <draw:custom-shape draw:style-name="gr12" draw:text-style-name="P14" draw:layer="layout" svg:width="1cm" svg:height="0.9cm" svg:x="18.4cm" svg:y="78.799cm">
          <text:p text:style-name="P13"><text:span text:style-name="T7">NAND</text:span></text:p>
          <text:p text:style-name="P13"><text:span text:style-name="T7">49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82" draw:id="id882" draw:layer="layout" svg:width="1cm" svg:height="0.9cm" svg:x="32.932cm" svg:y="86.966cm">
          <text:p text:style-name="P1"><text:span text:style-name="T1">NOT (power)</text:span></text:p>
          <text:p text:style-name="P1"><text:span text:style-name="T1">50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3.432cm" svg:y1="86.966cm" svg:x2="34.132cm" svg:y2="85.966cm" draw:start-shape="id882" draw:start-glue-point="0" draw:end-shape="id874" draw:end-glue-point="2" svg:d="M33432 86966l700-1000" svg:viewBox="0 0 701 1001">
          <text:p/>
        </draw:connector>
        <draw:connector draw:style-name="gr4" draw:text-style-name="P5" draw:layer="layout" draw:type="line" svg:x1="21.047cm" svg:y1="62.779cm" svg:x2="21.9cm" svg:y2="61.526cm" draw:end-shape="id90" draw:end-glue-point="2" svg:d="M21047 62779l853-1253" svg:viewBox="0 0 854 1254">
          <text:p text:style-name="P1"><text:span text:style-name="T2">rf0</text:span></text:p>
        </draw:connector>
        <draw:connector draw:style-name="gr4" draw:text-style-name="P5" draw:layer="layout" draw:type="line" svg:x1="34.864cm" svg:y1="76.216cm" svg:x2="34.949cm" svg:y2="74.3cm" draw:start-shape="id870" draw:start-glue-point="0" svg:d="M34864 76216l85-1916" svg:viewBox="0 0 86 1917">
          <text:p text:style-name="P1"><text:span text:style-name="T2">rf1</text:span></text:p>
        </draw:connector>
        <draw:connector draw:style-name="gr4" draw:text-style-name="P5" draw:layer="layout" draw:type="line" svg:x1="37.7cm" svg:y1="74.4cm" svg:x2="37.686cm" svg:y2="72.389cm" draw:start-shape="id865" draw:start-glue-point="0" svg:d="M37700 74400l-14-2011" svg:viewBox="0 0 15 2012">
          <text:p text:style-name="P1"><text:span text:style-name="T2">/rf0</text:span></text:p>
        </draw:connector>
        <draw:connector draw:style-name="gr4" draw:text-style-name="P5" draw:layer="layout" draw:type="line" svg:x1="37.064cm" svg:y1="76.216cm" svg:x2="36.994cm" svg:y2="74.42cm" draw:start-shape="id864" draw:start-glue-point="0" svg:d="M37064 76216l-70-1796" svg:viewBox="0 0 71 1797">
          <text:p text:style-name="P1"><text:span text:style-name="T2">rf0</text:span></text:p>
        </draw:connector>
        <draw:connector draw:style-name="gr4" draw:text-style-name="P3" draw:layer="layout" draw:type="line" svg:x1="63.826cm" svg:y1="103.4cm" svg:x2="63.807cm" svg:y2="102cm" draw:start-shape="id459" draw:start-glue-point="0" svg:d="M63826 103400l-19-1400" svg:viewBox="0 0 20 1401">
          <text:p text:style-name="P1"><text:span text:style-name="T2">com_dec_block_s</text:span></text:p>
        </draw:connector>
        <draw:connector draw:style-name="gr4" draw:text-style-name="P3" draw:layer="layout" draw:type="line" svg:x1="63.037cm" svg:y1="105.481cm" svg:x2="63.027cm" svg:y2="104.019cm" draw:start-shape="id454" draw:start-glue-point="0" svg:d="M63037 105481l-10-1462" svg:viewBox="0 0 11 1463">
          <text:p text:style-name="P1"><text:span text:style-name="T2">/com_dec_block_s</text:span></text:p>
        </draw:connector>
        <draw:connector draw:style-name="gr4" draw:text-style-name="P5" draw:layer="layout" draw:type="line" svg:x1="76.3cm" svg:y1="13.55cm" svg:x2="79.216cm" svg:y2="13.546cm" draw:start-shape="id633" draw:start-glue-point="1" svg:d="M76300 13550l2916-4" svg:viewBox="0 0 2917 5">
          <text:p text:style-name="P1"><text:span text:style-name="T2">load_data_exist</text:span></text:p>
        </draw:connector>
        <draw:custom-shape draw:style-name="gr7" draw:text-style-name="P9" xml:id="id883" draw:id="id883" draw:layer="layout" svg:width="1cm" svg:height="0.9cm" svg:x="93.7cm" svg:y="126.4cm">
          <text:p text:style-name="P1"><text:span text:style-name="T1">3-NAND</text:span></text:p>
          <text:p text:style-name="P1"><text:span text:style-name="T1">56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4.208cm" svg:y1="129.1cm" svg:x2="94.2cm" svg:y2="127.3cm" draw:end-shape="id883" draw:end-glue-point="2" svg:d="M94208 129100l-8-1800" svg:viewBox="0 0 9 1801">
          <text:p text:style-name="P1"><text:span text:style-name="T2">do1</text:span></text:p>
        </draw:connector>
        <draw:custom-shape draw:style-name="gr7" draw:text-style-name="P9" xml:id="id884" draw:id="id884" draw:layer="layout" svg:width="1cm" svg:height="0.9cm" svg:x="93.7cm" svg:y="123.9cm">
          <text:p text:style-name="P1"><text:span text:style-name="T1">OR</text:span></text:p>
          <text:p text:style-name="P1"><text:span text:style-name="T1">72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4.2cm" svg:y1="126.4cm" svg:x2="94.2cm" svg:y2="124.8cm" draw:start-shape="id883" draw:start-glue-point="0" draw:end-shape="id884" draw:end-glue-point="2" svg:d="M94200 126400v-1600" svg:viewBox="0 0 1 1601">
          <text:p/>
        </draw:connector>
        <draw:custom-shape draw:style-name="gr7" draw:text-style-name="P9" xml:id="id885" draw:id="id885" draw:layer="layout" svg:width="1cm" svg:height="0.9cm" svg:x="100.666cm" svg:y="130.266cm">
          <text:p text:style-name="P1"><text:span text:style-name="T1">3-AND</text:span></text:p>
          <text:p text:style-name="P1"><text:span text:style-name="T1">593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1.166cm" svg:y1="130.266cm" svg:x2="94.2cm" svg:y2="127.3cm" draw:start-shape="id885" draw:start-glue-point="0" draw:end-shape="id883" draw:end-glue-point="2" svg:d="M101166 130266l-6966-2966" svg:viewBox="0 0 6967 2967">
          <text:p/>
        </draw:connector>
        <draw:connector draw:style-name="gr2" draw:text-style-name="P3" draw:layer="layout" draw:type="line" svg:x1="101.166cm" svg:y1="130.266cm" svg:x2="101.2cm" svg:y2="128.9cm" draw:start-shape="id885" draw:start-glue-point="0" draw:end-shape="id820" draw:end-glue-point="2" svg:d="M101166 130266l34-1366" svg:viewBox="0 0 35 1367">
          <text:p/>
        </draw:connector>
        <draw:custom-shape draw:style-name="gr7" draw:text-style-name="P9" xml:id="id886" draw:id="id886" draw:layer="layout" svg:width="1cm" svg:height="0.9cm" svg:x="94.773cm" svg:y="126.413cm">
          <text:p text:style-name="P1"><text:span text:style-name="T1">NOT</text:span></text:p>
          <text:p text:style-name="P1"><text:span text:style-name="T1">786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1.166cm" svg:y1="130.266cm" svg:x2="95.273cm" svg:y2="127.313cm" draw:start-shape="id885" draw:start-glue-point="0" draw:end-shape="id886" draw:end-glue-point="2" svg:d="M101166 130266l-5893-2953" svg:viewBox="0 0 5894 2954">
          <text:p/>
        </draw:connector>
        <draw:custom-shape draw:style-name="gr7" draw:text-style-name="P9" xml:id="id887" draw:id="id887" draw:layer="layout" svg:width="1cm" svg:height="0.9cm" svg:x="94.773cm" svg:y="126.413cm">
          <text:p text:style-name="P1"><text:span text:style-name="T1">NOT</text:span></text:p>
          <text:p text:style-name="P1"><text:span text:style-name="T1">7860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888" draw:id="id888" draw:layer="layout" draw:type="line" svg:x1="101.166cm" svg:y1="130.266cm" svg:x2="95.273cm" svg:y2="127.313cm" draw:end-shape="id887" draw:end-glue-point="2" svg:d="M101166 130266l-5893-2953" svg:viewBox="0 0 5894 2954">
          <text:p/>
        </draw:connector>
        <draw:custom-shape draw:style-name="gr7" draw:text-style-name="P9" xml:id="id889" draw:id="id889" draw:layer="layout" svg:width="1cm" svg:height="0.9cm" svg:x="95.9cm" svg:y="126.4cm">
          <text:p text:style-name="P1"><text:span text:style-name="T1">NAND</text:span></text:p>
          <text:p text:style-name="P1"><text:span text:style-name="T1">804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1.166cm" svg:y1="130.266cm" svg:x2="96.4cm" svg:y2="127.3cm" draw:start-shape="id888" draw:start-glue-point="2" draw:end-shape="id889" draw:end-glue-point="2" svg:d="M101166 130266l-4766-2966" svg:viewBox="0 0 4767 2967">
          <text:p/>
        </draw:connector>
        <draw:custom-shape draw:style-name="gr7" draw:text-style-name="P9" xml:id="id890" draw:id="id890" draw:layer="layout" svg:width="1cm" svg:height="0.9cm" svg:x="92.6cm" svg:y="126.4cm">
          <text:p text:style-name="P1"><text:span text:style-name="T1">3-NAND</text:span></text:p>
          <text:p text:style-name="P1"><text:span text:style-name="T1">73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1.166cm" svg:y1="130.266cm" svg:x2="93.1cm" svg:y2="127.3cm" draw:start-shape="id888" draw:start-glue-point="2" draw:end-shape="id890" draw:end-glue-point="2" svg:d="M101166 130266l-8066-2966" svg:viewBox="0 0 8067 2967">
          <text:p/>
        </draw:connector>
        <draw:custom-shape draw:style-name="gr7" draw:text-style-name="P9" xml:id="id891" draw:id="id891" draw:layer="layout" svg:width="1cm" svg:height="0.9cm" svg:x="91.5cm" svg:y="126.4cm">
          <text:p text:style-name="P1"><text:span text:style-name="T1">AND</text:span></text:p>
          <text:p text:style-name="P1"><text:span text:style-name="T1">561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892" draw:id="id892" draw:layer="layout" svg:width="1cm" svg:height="0.9cm" svg:x="90.4cm" svg:y="126.4cm">
          <text:p text:style-name="P1"><text:span text:style-name="T1">NOT</text:span></text:p>
          <text:p text:style-name="P1"><text:span text:style-name="T1">561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1.166cm" svg:y1="130.266cm" svg:x2="92cm" svg:y2="127.3cm" draw:start-shape="id888" draw:start-glue-point="2" draw:end-shape="id891" draw:end-glue-point="2" svg:d="M101166 130266l-9166-2966" svg:viewBox="0 0 9167 2967">
          <text:p/>
        </draw:connector>
        <draw:connector draw:style-name="gr2" draw:text-style-name="P3" draw:layer="layout" draw:type="line" svg:x1="101.166cm" svg:y1="130.266cm" svg:x2="90.9cm" svg:y2="127.3cm" draw:start-shape="id888" draw:start-glue-point="2" draw:end-shape="id892" draw:end-glue-point="2" svg:d="M101166 130266l-10266-2966" svg:viewBox="0 0 10267 2967">
          <text:p/>
        </draw:connector>
        <draw:custom-shape draw:style-name="gr7" draw:text-style-name="P9" xml:id="id893" draw:id="id893" draw:layer="layout" svg:width="1cm" svg:height="0.9cm" svg:x="89.3cm" svg:y="126.4cm">
          <text:p text:style-name="P1"><text:span text:style-name="T1">NOR</text:span></text:p>
          <text:p text:style-name="P1"><text:span text:style-name="T1">57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1.166cm" svg:y1="130.266cm" svg:x2="89.8cm" svg:y2="127.3cm" draw:start-shape="id888" draw:start-glue-point="2" draw:end-shape="id893" draw:end-glue-point="2" svg:d="M101166 130266l-11366-2966" svg:viewBox="0 0 11367 2967">
          <text:p/>
        </draw:connector>
        <draw:custom-shape draw:style-name="gr7" draw:text-style-name="P9" xml:id="id894" draw:id="id894" draw:layer="layout" svg:width="1cm" svg:height="0.9cm" svg:x="88.2cm" svg:y="126.4cm">
          <text:p text:style-name="P1"><text:span text:style-name="T1">NOR</text:span></text:p>
          <text:p text:style-name="P1"><text:span text:style-name="T1">62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1.166cm" svg:y1="130.266cm" svg:x2="88.7cm" svg:y2="127.3cm" draw:start-shape="id888" draw:start-glue-point="2" draw:end-shape="id894" draw:end-glue-point="2" svg:d="M101166 130266l-12466-2966" svg:viewBox="0 0 12467 2967">
          <text:p/>
        </draw:connector>
        <draw:custom-shape draw:style-name="gr7" draw:text-style-name="P9" xml:id="id895" draw:id="id895" draw:layer="layout" svg:width="1cm" svg:height="0.9cm" svg:x="87.1cm" svg:y="126.4cm">
          <text:p text:style-name="P1"><text:span text:style-name="T1">NOT</text:span></text:p>
          <text:p text:style-name="P1"><text:span text:style-name="T1">63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1.166cm" svg:y1="130.266cm" svg:x2="87.6cm" svg:y2="127.3cm" draw:start-shape="id888" draw:start-glue-point="2" draw:end-shape="id895" draw:end-glue-point="2" svg:d="M101166 130266l-13566-2966" svg:viewBox="0 0 13567 2967">
          <text:p/>
        </draw:connector>
        <draw:connector draw:style-name="gr4" draw:text-style-name="P3" draw:layer="layout" draw:type="line" svg:x1="107.723cm" svg:y1="131.7cm" svg:x2="107.7cm" svg:y2="129.647cm" draw:end-shape="id825" draw:end-glue-point="2" svg:d="M107723 131700l-23-2053" svg:viewBox="0 0 24 2054">
          <text:p text:style-name="P1">DB2_02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0cm" fo:page-height="1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6-01-18T16:03:54.172000000</dc:date>
    <meta:editing-duration>P46DT8M9S</meta:editing-duration>
    <meta:editing-cycles>4995</meta:editing-cycles>
    <meta:generator>LibreOffice/4.4.3.2$Windows_x86 LibreOffice_project/88805f81e9fe61362df02b9941de8e38a9b5fd16</meta:generator>
    <meta:document-statistic meta:object-count="2704"/>
  </office:meta>
</office:document-meta>
</file>